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907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104.9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11.91pt"/>
    </style:style>
    <style:style style:name="co14" style:family="table-column">
      <style:table-column-properties fo:break-before="auto" style:column-width="66.36pt"/>
    </style:style>
    <style:style style:name="co15" style:family="table-column">
      <style:table-column-properties fo:break-before="auto" style:column-width="87.99pt"/>
    </style:style>
    <style:style style:name="co16" style:family="table-column">
      <style:table-column-properties fo:break-before="auto" style:column-width="115.74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116.56pt"/>
    </style:style>
    <style:style style:name="co19" style:family="table-column">
      <style:table-column-properties fo:break-before="auto" style:column-width="107.29pt"/>
    </style:style>
    <style:style style:name="co20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61">
      <style:table-cell-properties fo:border-bottom="0.06pt solid #000000" fo:background-color="#eeeeee" fo:border-left="0.06pt solid #000000" fo:border-right="none" fo:border-top="0.06pt solid #000000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able-cell-properties fo:border-bottom="0.06pt solid #000000" fo:background-color="#99ff66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/>
    </style:style>
    <style:style style:name="ce18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 style:data-style-name="N122">
      <style:table-cell-properties fo:background-color="#eeeeee"/>
    </style:style>
    <style:style style:name="ce21" style:family="table-cell" style:parent-style-name="Default" style:data-style-name="N123">
      <style:table-cell-properties fo:background-color="#eeeeee"/>
    </style:style>
    <style:style style:name="ce22" style:family="table-cell" style:parent-style-name="Default" style:data-style-name="N2">
      <style:table-cell-properties fo:background-color="#ffff99"/>
    </style:style>
    <style:style style:name="ce23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2">
      <style:table-cell-properties fo:background-color="#eeeeee"/>
    </style:style>
    <style:style style:name="ce26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pt"/>
    </style:style>
    <style:style style:name="ce2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4">
      <style:table-cell-properties fo:border-bottom="none" fo:background-color="#99ff66" fo:border-left="none" fo:border-right="none" fo:border-top="0.06pt solid #000000"/>
    </style:style>
    <style:style style:name="ce34" style:family="table-cell" style:parent-style-name="Default" style:data-style-name="N5">
      <style:table-cell-properties fo:background-color="#eeeeee"/>
    </style:style>
    <style:style style:name="ce35" style:family="table-cell" style:parent-style-name="Default" style:data-style-name="N5">
      <style:table-cell-properties fo:border-bottom="0.06pt solid #000000" fo:background-color="#eeeeee" fo:border-left="none" fo:border-right="none" fo:border-top="none"/>
    </style:style>
    <style:style style:name="ce3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44" style:family="table-cell" style:parent-style-name="Default" style:data-style-name="N2">
      <style:table-cell-properties fo:background-color="#99ff66"/>
    </style:style>
    <style:style style:name="ce45" style:family="table-cell" style:parent-style-name="Default" style:data-style-name="N122">
      <style:table-cell-properties fo:background-color="#eeeeee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pt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5">
      <style:table-cell-properties fo:border-bottom="none" fo:background-color="#eeeeee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0" style:family="table-cell" style:parent-style-name="Default">
      <style:table-cell-properties fo:background-color="#b2b2b2"/>
      <style:text-properties style:font-name="Liberation Sans" style:font-name-asian="Noto Sans CJK SC Regular" style:font-name-complex="FreeSans"/>
    </style:style>
    <style:style style:name="ce51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pt"/>
    </style:style>
    <style:style style:name="ce52" style:family="table-cell" style:parent-style-name="Default">
      <style:table-cell-properties fo:background-color="#b2b2b2" style:text-align-source="fix" style:repeat-content="false" fo:wrap-option="wrap" fo:border="0.06pt solid #000000" style:vertical-align="bottom"/>
      <style:paragraph-properties fo:text-align="center" fo:margin-left="0pt"/>
    </style:style>
    <style:style style:name="ce5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 style:data-style-name="N2"/>
    <style:style style:name="ce55" style:family="table-cell" style:parent-style-name="Default">
      <style:table-cell-properties fo:background-color="#b2b2b2" style:text-align-source="fix" style:repeat-content="false" fo:wrap-option="wrap" fo:border="0.06pt solid #000000" style:vertical-align="bottom"/>
      <style:paragraph-properties fo:text-align="center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5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5"/>
    <style:style style:name="ce60" style:family="table-cell" style:parent-style-name="Default">
      <style:table-cell-properties fo:background-color="#eeeeee" fo:border="0.06pt solid #000000"/>
    </style:style>
    <style:style style:name="ce61" style:family="table-cell" style:parent-style-name="Default">
      <style:table-cell-properties fo:background-color="#b2b2b2" fo:border="0.06pt solid #000000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bottom"/>
      <style:paragraph-properties fo:text-align="center"/>
    </style:style>
    <style:style style:name="ce6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text-position="-33%"/>
    </style:style>
    <style:style style:name="T2" style:family="text">
      <style:text-properties style:text-position="33%"/>
    </style:style>
  </office:automatic-styles>
  <office:body>
    <office:spreadsheet>
      <table:calculation-settings table:automatic-find-labels="false"/>
      <table:table table:name="Terms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Most of this document is prepped based on information here: <text:a xlink:href="http://www.braeunig.us/space/problem.htm#4.13" xlink:type="simple">http://www.braeunig.us/space/problem.htm#4.13</text:a>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Orbital Properties</text:p>
          </table:table-cell>
          <table:table-cell/>
        </table:table-row>
        <table:table-row table:style-name="ro1">
          <table:table-cell office:value-type="string" calcext:value-type="string">
            <text:p>Semi-Major Axis, a</text:p>
          </table:table-cell>
          <table:table-cell office:value-type="string" calcext:value-type="string">
            <text:p>one-half of the major axis and represents a satellite's mean distance from its primary.</text:p>
          </table:table-cell>
        </table:table-row>
        <table:table-row table:style-name="ro1">
          <table:table-cell office:value-type="string" calcext:value-type="string">
            <text:p>Eccentricity, e</text:p>
          </table:table-cell>
          <table:table-cell office:value-type="string" calcext:value-type="string">
            <text:p>the distance between the foci divided by the length of the major axis and is a number between zero and one. An eccentricity of zero indicates a circle.</text:p>
          </table:table-cell>
        </table:table-row>
        <table:table-row table:style-name="ro1">
          <table:table-cell office:value-type="string" calcext:value-type="string">
            <text:p>Inclination, i</text:p>
          </table:table-cell>
          <table:table-cell office:value-type="string" calcext:value-type="string">
            <text:p>the angular distance between a satellite's orbital plane and the equator of its primary</text:p>
          </table:table-cell>
        </table:table-row>
        <table:table-row table:style-name="ro1">
          <table:table-cell office:value-type="string" calcext:value-type="string">
            <text:p>Argument of Periapsis, ω</text:p>
          </table:table-cell>
          <table:table-cell office:value-type="string" calcext:value-type="string">
            <text:p>the angular distance between the ascending node and the point of periapsis</text:p>
          </table:table-cell>
        </table:table-row>
        <table:table-row table:style-name="ro1">
          <table:table-cell office:value-type="string" calcext:value-type="string">
            <text:p>Time of Periapsis Passage, T</text:p>
          </table:table-cell>
          <table:table-cell office:value-type="string" calcext:value-type="string">
            <text:p>the time in which a satellite moves through its point of periapsis.</text:p>
          </table:table-cell>
        </table:table-row>
        <table:table-row table:style-name="ro1">
          <table:table-cell office:value-type="string" calcext:value-type="string">
            <text:p>Longitude of Ascending Node, Ω</text:p>
          </table:table-cell>
          <table:table-cell office:value-type="string" calcext:value-type="string">
            <text:p>the node's celestial longitude. Celestial longitude is analogous to longitude on Earth and is measured in degrees counter-clockwise from zero with zero longitude being in the direction of the vernal equinox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<text:s/>Orbit Positioning and Timing</text:p>
          </table:table-cell>
          <table:table-cell/>
        </table:table-row>
        <table:table-row table:style-name="ro1">
          <table:table-cell office:value-type="string" calcext:value-type="string">
            <text:p>Period, P</text:p>
          </table:table-cell>
          <table:table-cell office:value-type="string" calcext:value-type="string">
            <text:p>the length of time required for a satellite to complete one orbit.</text:p>
          </table:table-cell>
        </table:table-row>
        <table:table-row table:style-name="ro1">
          <table:table-cell table:style-name="ce4" office:value-type="string" calcext:value-type="string">
            <text:p>True Anomaly, ν</text:p>
          </table:table-cell>
          <table:table-cell office:value-type="string" calcext:value-type="string">
            <text:p>the angular distance of a point in an orbit past the point of periapsis</text:p>
          </table:table-cell>
        </table:table-row>
        <table:table-row table:style-name="ro1">
          <table:table-cell office:value-type="string" calcext:value-type="string">
            <text:p>Mean Anomaly, M</text:p>
          </table:table-cell>
          <table:table-cell office:value-type="string" calcext:value-type="string">
            <text:p>the fraction of an orbit period that has elapsed since perigee</text:p>
          </table:table-cell>
        </table:table-row>
        <table:table-row table:style-name="ro1">
          <table:table-cell table:style-name="ce4" office:value-type="string" calcext:value-type="string">
            <text:p>Mean Motion, n</text:p>
          </table:table-cell>
          <table:table-cell office:value-type="string" calcext:value-type="string">
            <text:p>the average angular velocity</text:p>
          </table:table-cell>
        </table:table-row>
        <table:table-row table:style-name="ro1">
          <table:table-cell office:value-type="string" calcext:value-type="string">
            <text:p>Eccentric Anomaly, E</text:p>
          </table:table-cell>
          <table:table-cell/>
        </table:table-row>
      </table:table>
      <table:table table:name="a, e, i orbi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Universal properties</text:p>
          </table:table-cell>
          <table:covered-table-cell table:style-name="ce12"/>
          <table:covered-table-cell table:style-name="ce2"/>
          <table:table-cell/>
          <table:table-cell table:style-name="ce9" office:value-type="string" calcext:value-type="string" table:number-columns-spanned="6" table:number-rows-spanned="1">
            <text:p>Orbit Properties</text:p>
          </table:table-cell>
          <table:covered-table-cell table:style-name="ce27"/>
          <table:covered-table-cell table:style-name="ce32"/>
          <table:covered-table-cell table:style-name="ce40"/>
          <table:covered-table-cell table:number-columns-repeated="2"/>
          <table:table-cell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13" table:formula="of:=6.67259*10^(-11)" office:value-type="float" office:value="0.0000000000667259" calcext:value-type="float">
            <text:p>6.67E-11</text:p>
          </table:table-cell>
          <table:table-cell table:style-name="ce23" office:value-type="string" calcext:value-type="string">
            <text:p>N-m<text:span text:style-name="T2">2</text:span> / kg<text:span text:style-name="T2">2</text:span></text:p>
          </table:table-cell>
          <table:table-cell/>
          <table:table-cell table:style-name="ce26" office:value-type="string" calcext:value-type="string" table:number-columns-spanned="2" table:number-rows-spanned="1">
            <text:p>Semi-Major Axis, a</text:p>
          </table:table-cell>
          <table:covered-table-cell table:style-name="ce28"/>
          <table:table-cell table:style-name="ce33" office:value-type="float" office:value="7500000" calcext:value-type="float">
            <text:p>7,500,000.00</text:p>
          </table:table-cell>
          <table:table-cell table:style-name="ce41" office:value-type="string" calcext:value-type="string">
            <text:p>meters</text:p>
          </table:table-cell>
          <table:table-cell table:style-name="ce48" table:formula="of:=['a, e, i orbits'.G2]/1000" office:value-type="float" office:value="7500" calcext:value-type="float">
            <text:p>7,500.00</text:p>
          </table:table-cell>
          <table:table-cell table:style-name="ce41" office:value-type="string" calcext:value-type="string">
            <text:p>km</text:p>
          </table:table-cell>
          <table:table-cell/>
        </table:table-row>
        <table:table-row table:style-name="ro1">
          <table:table-cell table:style-name="ce3"/>
          <table:table-cell table:style-name="ce14"/>
          <table:table-cell table:number-columns-repeated="2"/>
          <table:table-cell table:style-name="ce26" office:value-type="string" calcext:value-type="string" table:number-columns-spanned="2" table:number-rows-spanned="1">
            <text:p>Eccentricity, e</text:p>
          </table:table-cell>
          <table:covered-table-cell table:style-name="ce29"/>
          <table:table-cell table:style-name="ce18" office:value-type="float" office:value="0.1" calcext:value-type="float">
            <text:p>0.1</text:p>
          </table:table-cell>
          <table:table-cell table:style-name="ce42" office:value-type="string" calcext:value-type="string">
            <text:p>---</text:p>
          </table:table-cell>
          <table:table-cell table:style-name="ce19"/>
          <table:table-cell table:style-name="ce42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Primary Properties</text:p>
          </table:table-cell>
          <table:covered-table-cell table:style-name="ce14"/>
          <table:covered-table-cell/>
          <table:table-cell/>
          <table:table-cell table:style-name="ce26" office:value-type="string" calcext:value-type="string" table:number-columns-spanned="2" table:number-rows-spanned="1">
            <text:p>Inclination, i</text:p>
          </table:table-cell>
          <table:covered-table-cell table:style-name="ce29"/>
          <table:table-cell table:style-name="ce18" office:value-type="float" office:value="0" calcext:value-type="float">
            <text:p>0</text:p>
          </table:table-cell>
          <table:table-cell table:style-name="ce42" office:value-type="string" calcext:value-type="string">
            <text:p>radians</text:p>
          </table:table-cell>
          <table:table-cell table:style-name="ce19"/>
          <table:table-cell table:style-name="ce42"/>
          <table:table-cell/>
        </table:table-row>
        <table:table-row table:style-name="ro1">
          <table:table-cell table:style-name="ce7" office:value-type="string" calcext:value-type="string">
            <text:p>Mass</text:p>
          </table:table-cell>
          <table:table-cell table:style-name="ce15" office:value-type="float" office:value="5.97369986766758E+024" calcext:value-type="float">
            <text:p>5.97E+24</text:p>
          </table:table-cell>
          <table:table-cell table:style-name="ce23" office:value-type="string" calcext:value-type="string">
            <text:p>kg</text:p>
          </table:table-cell>
          <table:table-cell/>
          <table:table-cell table:style-name="ce26" office:value-type="string" calcext:value-type="string" table:number-columns-spanned="2" table:number-rows-spanned="1">
            <text:p>Argument of Periapsis, ω</text:p>
          </table:table-cell>
          <table:covered-table-cell table:style-name="ce29"/>
          <table:table-cell/>
          <table:table-cell table:style-name="ce42"/>
          <table:table-cell table:style-name="ce19"/>
          <table:table-cell table:style-name="ce42"/>
          <table:table-cell/>
        </table:table-row>
        <table:table-row table:style-name="ro1">
          <table:table-cell table:style-name="ce7" office:value-type="string" calcext:value-type="string">
            <text:p>GM</text:p>
          </table:table-cell>
          <table:table-cell table:style-name="ce13" table:formula="of:=['a, e, i orbits'.B2]*['a, e, i orbits'.B5]" office:value-type="float" office:value="398600500000000" calcext:value-type="float">
            <text:p>3.99E+14</text:p>
          </table:table-cell>
          <table:table-cell table:style-name="ce23" office:value-type="string" calcext:value-type="string">
            <text:p>m<text:span text:style-name="T2">3 </text:span>/ s<text:span text:style-name="T2">2</text:span></text:p>
          </table:table-cell>
          <table:table-cell/>
          <table:table-cell table:style-name="ce26" office:value-type="string" calcext:value-type="string" table:number-columns-spanned="2" table:number-rows-spanned="1">
            <text:p>Time of Periapsis Passage, T</text:p>
          </table:table-cell>
          <table:covered-table-cell table:style-name="ce29"/>
          <table:table-cell/>
          <table:table-cell table:style-name="ce42"/>
          <table:table-cell table:style-name="ce19"/>
          <table:table-cell table:style-name="ce42"/>
          <table:table-cell/>
        </table:table-row>
        <table:table-row table:style-name="ro1">
          <table:table-cell table:style-name="ce3"/>
          <table:table-cell table:style-name="ce14"/>
          <table:table-cell table:number-columns-repeated="2"/>
          <table:table-cell table:style-name="ce26" office:value-type="string" calcext:value-type="string" table:number-columns-spanned="2" table:number-rows-spanned="1">
            <text:p>Longitude of Ascending Node, Ω</text:p>
          </table:table-cell>
          <table:covered-table-cell table:style-name="ce29"/>
          <table:table-cell/>
          <table:table-cell table:style-name="ce42"/>
          <table:table-cell table:style-name="ce19"/>
          <table:table-cell table:style-name="ce42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Object Properties</text:p>
          </table:table-cell>
          <table:covered-table-cell table:style-name="ce16"/>
          <table:covered-table-cell table:style-name="ce24"/>
          <table:table-cell/>
          <table:table-cell table:style-name="ce26" office:value-type="string" calcext:value-type="string" table:number-columns-spanned="2" table:number-rows-spanned="1">
            <text:p>Period, P</text:p>
          </table:table-cell>
          <table:covered-table-cell table:style-name="ce29"/>
          <table:table-cell table:style-name="ce34" table:formula="of:=SQRT( ( 4 * PI()^2 * ['a, e, i orbits'.G2]^3 ) / ( ['a, e, i orbits'.B2] * ( ['a, e, i orbits'.B5]+['a, e, i orbits'.B9] ) ) )" office:value-type="float" office:value="6464.02226800002" calcext:value-type="float">
            <text:p>6,464.02</text:p>
          </table:table-cell>
          <table:table-cell table:style-name="ce42" office:value-type="string" calcext:value-type="string">
            <text:p>seconds</text:p>
          </table:table-cell>
          <table:table-cell table:style-name="ce25" table:formula="of:=(['a, e, i orbits'.G8]/60)/60" office:value-type="float" office:value="1.79556174111112" calcext:value-type="float">
            <text:p>1.80</text:p>
          </table:table-cell>
          <table:table-cell table:style-name="ce42" office:value-type="string" calcext:value-type="string">
            <text:p>Hours</text:p>
          </table:table-cell>
          <table:table-cell/>
        </table:table-row>
        <table:table-row table:style-name="ro1">
          <table:table-cell table:style-name="ce6" office:value-type="string" calcext:value-type="string">
            <text:p>mass</text:p>
          </table:table-cell>
          <table:table-cell table:style-name="ce17"/>
          <table:table-cell table:style-name="ce23"/>
          <table:table-cell/>
          <table:table-cell table:style-name="ce26" office:value-type="string" calcext:value-type="string" table:number-columns-spanned="2" table:number-rows-spanned="1">
            <text:p>Periapsis</text:p>
          </table:table-cell>
          <table:covered-table-cell table:style-name="ce30"/>
          <table:table-cell table:style-name="ce34" table:formula="of:=['a, e, i orbits'.G2] * (1 - ['a, e, i orbits'.G3])" office:value-type="float" office:value="6750000" calcext:value-type="float">
            <text:p>6,750,000.00</text:p>
          </table:table-cell>
          <table:table-cell table:style-name="ce42" table:formula="of:=['a, e, i orbits'.H2]" office:value-type="string" office:string-value="meters" calcext:value-type="string">
            <text:p>meters</text:p>
          </table:table-cell>
          <table:table-cell table:style-name="ce19"/>
          <table:table-cell table:style-name="ce42"/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26" office:value-type="string" calcext:value-type="string" table:number-columns-spanned="2" table:number-rows-spanned="1">
            <text:p>Apoapsis</text:p>
          </table:table-cell>
          <table:covered-table-cell table:style-name="ce31"/>
          <table:table-cell table:style-name="ce35" table:formula="of:=['a, e, i orbits'.G2] * (1+['a, e, i orbits'.G3])" office:value-type="float" office:value="8250000" calcext:value-type="float">
            <text:p>8,250,000.00</text:p>
          </table:table-cell>
          <table:table-cell table:style-name="ce43" table:formula="of:=['a, e, i orbits'.H2]" office:value-type="string" office:string-value="meters" calcext:value-type="string">
            <text:p>meters</text:p>
          </table:table-cell>
          <table:table-cell table:style-name="ce49"/>
          <table:table-cell table:style-name="ce43"/>
          <table:table-cell/>
        </table:table-row>
        <table:table-row table:style-name="ro1">
          <table:table-cell table:style-name="ce8" table:number-columns-repeated="11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5" table:number-rows-spanned="1">
            <text:p>Traversal Time Calculator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Position After Passage of Time</text:p>
          </table:table-cell>
          <table:covered-table-cell table:style-name="Default"/>
          <table:covered-table-cell table:number-columns-repeated="3"/>
        </table:table-row>
        <table:table-row table:style-name="ro2">
          <table:table-cell table:style-name="ce10" office:value-type="string" calcext:value-type="string">
            <text:p>Start True Anomaly, ν<text:span text:style-name="T1">s</text:span></text:p>
          </table:table-cell>
          <table:table-cell table:style-name="ce18" office:value-type="float" office:value="30" calcext:value-type="float">
            <text:p>30</text:p>
          </table:table-cell>
          <table:table-cell table:style-name="ce11" office:value-type="string" calcext:value-type="string">
            <text:p>Degrees</text:p>
          </table:table-cell>
          <table:table-cell table:style-name="ce20" table:formula="of:=RADIANS([.B14])" office:value-type="float" office:value="0.523598775598299" calcext:value-type="float">
            <text:p>0.5236</text:p>
          </table:table-cell>
          <table:table-cell table:style-name="ce11" office:value-type="string" calcext:value-type="string">
            <text:p>Radians</text:p>
          </table:table-cell>
          <table:table-cell/>
          <table:table-cell table:style-name="ce10" office:value-type="string" calcext:value-type="string">
            <text:p>Start True Anomaly, ν<text:span text:style-name="T1">s</text:span>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Degrees</text:p>
          </table:table-cell>
          <table:table-cell table:style-name="ce19" table:formula="of:=RADIANS([.H14])" office:value-type="float" office:value="1.5707963267949" calcext:value-type="float">
            <text:p>1.5707963268</text:p>
          </table:table-cell>
          <table:table-cell table:style-name="ce11" office:value-type="string" calcext:value-type="string">
            <text:p>Radians</text:p>
          </table:table-cell>
        </table:table-row>
        <table:table-row table:style-name="ro2">
          <table:table-cell table:style-name="ce10" office:value-type="string" calcext:value-type="string">
            <text:p>End True Anomaly, ν<text:span text:style-name="T1">e</text:span>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Degrees</text:p>
          </table:table-cell>
          <table:table-cell table:style-name="ce20" table:formula="of:=RADIANS([.B15])" office:value-type="float" office:value="1.5707963267949" calcext:value-type="float">
            <text:p>1.5708</text:p>
          </table:table-cell>
          <table:table-cell table:style-name="ce11" office:value-type="string" calcext:value-type="string">
            <text:p>Radians</text:p>
          </table:table-cell>
          <table:table-cell/>
          <table:table-cell table:style-name="ce10" office:value-type="string" calcext:value-type="string">
            <text:p>Elapsed Time, t</text:p>
          </table:table-cell>
          <table:table-cell table:style-name="ce44" table:formula="of:=60*20" office:value-type="float" office:value="1200" calcext:value-type="float">
            <text:p>1200.00</text:p>
          </table:table-cell>
          <table:table-cell table:style-name="ce11" office:value-type="string" calcext:value-type="string">
            <text:p>Seconds</text:p>
          </table:table-cell>
          <table:table-cell table:style-name="ce19" table:formula="of:=([.H15]/60)/60" office:value-type="float" office:value="0.333333333333333" calcext:value-type="float">
            <text:p>0.3333333333</text:p>
          </table:table-cell>
          <table:table-cell table:style-name="ce11" office:value-type="string" calcext:value-type="string">
            <text:p>Hours</text:p>
          </table:table-cell>
        </table:table-row>
        <table:table-row table:style-name="ro2">
          <table:table-cell table:style-name="ce10" office:value-type="string" calcext:value-type="string">
            <text:p>Start Time, t<text:span text:style-name="T1">0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Seconds</text:p>
          </table:table-cell>
          <table:table-cell table:style-name="ce11" table:number-columns-repeated="2"/>
          <table:table-cell/>
          <table:table-cell table:style-name="ce10" office:value-type="string" calcext:value-type="string">
            <text:p>Start Time, t<text:span text:style-name="T1">0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Seconds</text:p>
          </table:table-cell>
          <table:table-cell table:style-name="ce11"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11"/>
          <table:table-cell/>
          <table:table-cell table:style-name="ce9" office:value-type="string" calcext:value-type="string" table:number-columns-spanned="5" table:number-rows-spanned="1">
            <text:p>Calculations</text:p>
          </table:table-cell>
          <table:covered-table-cell table:number-columns-repeated="4" table:style-name="ce11"/>
        </table:table-row>
        <table:table-row table:style-name="ro3">
          <table:table-cell table:style-name="ce10" office:value-type="string" calcext:value-type="string">
            <text:p>Start Eccentric Anomaly, E<text:span text:style-name="T1">s</text:span></text:p>
          </table:table-cell>
          <table:table-cell table:style-name="ce20" table:formula="of:=ACOS( ( [.G3] + COS( [.D14] ) ) / ( 1 + [.G3] * COS( [.D14] )))" office:value-type="float" office:value="0.475567811017121" calcext:value-type="float">
            <text:p>0.4756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B18])" office:value-type="float" office:value="27.2480284435562" calcext:value-type="float">
            <text:p>27.25</text:p>
          </table:table-cell>
          <table:table-cell table:style-name="ce11" office:value-type="string" calcext:value-type="string">
            <text:p>Degrees</text:p>
          </table:table-cell>
          <table:table-cell/>
          <table:table-cell table:style-name="ce10" office:value-type="string" calcext:value-type="string">
            <text:p>Start Eccentric Anomaly, E<text:span text:style-name="T1">s</text:span></text:p>
          </table:table-cell>
          <table:table-cell table:style-name="ce20" table:formula="of:=ACOS( ( [.G3] + COS( [.J14] ) ) / ( 1 + [.G3] * COS( [.J14] )))" office:value-type="float" office:value="1.47062890563334" calcext:value-type="float">
            <text:p>1.4706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H18])" office:value-type="float" office:value="84.2608295227332" calcext:value-type="float">
            <text:p>84.26</text:p>
          </table:table-cell>
          <table:table-cell table:style-name="ce11" office:value-type="string" calcext:value-type="string">
            <text:p>Degrees</text:p>
          </table:table-cell>
        </table:table-row>
        <table:table-row table:style-name="ro2">
          <table:table-cell table:style-name="ce10" office:value-type="string" calcext:value-type="string">
            <text:p>End Eccentric Anomaly, E<text:span text:style-name="T1">e</text:span></text:p>
          </table:table-cell>
          <table:table-cell table:style-name="ce20" table:formula="of:=ACOS( ( [.G3] + COS( [.D15] ) ) / ( 1 + [.G3] * COS( [.D15] )))" office:value-type="float" office:value="1.47062890563334" calcext:value-type="float">
            <text:p>1.4706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B19])" office:value-type="float" office:value="84.2608295227332" calcext:value-type="float">
            <text:p>84.26</text:p>
          </table:table-cell>
          <table:table-cell table:style-name="ce11" office:value-type="string" calcext:value-type="string">
            <text:p>Degrees</text:p>
          </table:table-cell>
          <table:table-cell/>
          <table:table-cell table:style-name="ce10" office:value-type="string" calcext:value-type="string">
            <text:p>Start Mean Anomaly, M<text:span text:style-name="T1">s</text:span></text:p>
          </table:table-cell>
          <table:table-cell table:style-name="ce20" table:formula="of:= [.H18] - [.G3] * SIN([.H18])" office:value-type="float" office:value="1.37113016192267" calcext:value-type="float">
            <text:p>1.3711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H19])" office:value-type="float" office:value="78.5599714412584" calcext:value-type="float">
            <text:p>78.56</text:p>
          </table:table-cell>
          <table:table-cell table:style-name="ce11" office:value-type="string" calcext:value-type="string">
            <text:p>Degrees</text:p>
          </table:table-cell>
        </table:table-row>
        <table:table-row table:style-name="ro3">
          <table:table-cell table:style-name="ce10" office:value-type="string" calcext:value-type="string">
            <text:p>Start Mean Anomaly, M<text:span text:style-name="T1">s</text:span></text:p>
          </table:table-cell>
          <table:table-cell table:style-name="ce20" table:formula="of:= [.B18] - [.G3] * SIN([.B18])" office:value-type="float" office:value="0.42978347865397" calcext:value-type="float">
            <text:p>0.4298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B20])" office:value-type="float" office:value="24.6247794313234" calcext:value-type="float">
            <text:p>24.62</text:p>
          </table:table-cell>
          <table:table-cell table:style-name="ce11" office:value-type="string" calcext:value-type="string">
            <text:p>Degrees</text:p>
          </table:table-cell>
          <table:table-cell/>
          <table:table-cell table:style-name="ce10" office:value-type="string" calcext:value-type="string">
            <text:p>Mean Motion, n</text:p>
          </table:table-cell>
          <table:table-cell table:style-name="ce45" table:formula="of:=SQRT([.B6]/[.G2]^3)" office:value-type="float" office:value="0.000972024081396554" calcext:value-type="float">
            <text:p>0.0010</text:p>
          </table:table-cell>
          <table:table-cell table:style-name="ce11" office:value-type="string" calcext:value-type="string">
            <text:p>Rad / s</text:p>
          </table:table-cell>
          <table:table-cell table:style-name="ce25" table:formula="of:=DEGREES([.H20])" office:value-type="float" office:value="0.0556928774491034" calcext:value-type="float">
            <text:p>0.06</text:p>
          </table:table-cell>
          <table:table-cell table:style-name="ce11" office:value-type="string" calcext:value-type="string">
            <text:p>Deg / s</text:p>
          </table:table-cell>
        </table:table-row>
        <table:table-row table:style-name="ro2">
          <table:table-cell table:style-name="ce10" office:value-type="string" calcext:value-type="string">
            <text:p>End Mean Anomaly, M<text:span text:style-name="T1">e</text:span></text:p>
          </table:table-cell>
          <table:table-cell table:style-name="ce20" table:formula="of:= [.B19] - [.G3] * SIN([.B19])" office:value-type="float" office:value="1.37113016192267" calcext:value-type="float">
            <text:p>1.3711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B21])" office:value-type="float" office:value="78.5599714412584" calcext:value-type="float">
            <text:p>78.56</text:p>
          </table:table-cell>
          <table:table-cell table:style-name="ce11" office:value-type="string" calcext:value-type="string">
            <text:p>Degrees</text:p>
          </table:table-cell>
          <table:table-cell/>
          <table:table-cell table:style-name="ce10" office:value-type="string" calcext:value-type="string">
            <text:p>End Mean Anomaly, M<text:span text:style-name="T1">e</text:span></text:p>
          </table:table-cell>
          <table:table-cell table:style-name="ce20" table:formula="of:= [.H19] + [.H20] * ([.H15] - [.H16])" office:value-type="float" office:value="2.53755905959854" calcext:value-type="float">
            <text:p>2.5376</text:p>
          </table:table-cell>
          <table:table-cell table:style-name="ce11" office:value-type="string" calcext:value-type="string">
            <text:p>Radians</text:p>
          </table:table-cell>
          <table:table-cell table:style-name="ce25" table:formula="of:=DEGREES([.H21])" office:value-type="float" office:value="145.391424380182" calcext:value-type="float">
            <text:p>145.39</text:p>
          </table:table-cell>
          <table:table-cell table:style-name="ce11" office:value-type="string" calcext:value-type="string">
            <text:p>Degrees</text:p>
          </table:table-cell>
        </table:table-row>
        <table:table-row table:style-name="ro1">
          <table:table-cell table:style-name="ce10" office:value-type="string" calcext:value-type="string">
            <text:p>Mean Motion, n</text:p>
          </table:table-cell>
          <table:table-cell table:style-name="ce21" table:formula="of:=SQRT([.B6]/[.G2]^3)" office:value-type="float" office:value="0.000972024081396554" calcext:value-type="float">
            <text:p>0.00097202</text:p>
          </table:table-cell>
          <table:table-cell table:style-name="ce11" office:value-type="string" calcext:value-type="string">
            <text:p>Rad / s</text:p>
          </table:table-cell>
          <table:table-cell table:style-name="ce25" table:formula="of:=DEGREES([.B22])" office:value-type="float" office:value="0.0556928774491034" calcext:value-type="float">
            <text:p>0.06</text:p>
          </table:table-cell>
          <table:table-cell table:style-name="ce11" office:value-type="string" calcext:value-type="string">
            <text:p>Deg / s</text:p>
          </table:table-cell>
          <table:table-cell/>
          <table:table-cell table:style-name="ce36" office:value-type="string" calcext:value-type="string">
            <text:p>E by iteration (below)</text:p>
          </table:table-cell>
          <table:table-cell table:formula="of:=[.H51]" office:value-type="float" office:value="2.58996635891821" calcext:value-type="float">
            <text:p>2.5899663589</text:p>
          </table:table-cell>
          <table:table-cell table:style-name="ce50" office:value-type="string" calcext:value-type="string">
            <text:p>Radians</text:p>
          </table:table-cell>
          <table:table-cell table:style-name="ce25" table:formula="of:=DEGREES([.H22])" office:value-type="float" office:value="148.394141446878" calcext:value-type="float">
            <text:p>148.39</text:p>
          </table:table-cell>
          <table:table-cell table:style-name="ce11" office:value-type="string" calcext:value-type="string">
            <text:p>Degrees</text:p>
          </table:table-cell>
        </table:table-row>
        <table:table-row table:style-name="ro2">
          <table:table-cell table:style-name="ce10" office:value-type="string" calcext:value-type="string">
            <text:p>Traversal Time, t</text:p>
          </table:table-cell>
          <table:table-cell table:style-name="ce22" table:formula="of:=[.B16] + ( [.B21] - [.B20]) / [.B22]" office:value-type="float" office:value="968.439672725213" calcext:value-type="float">
            <text:p>968.44</text:p>
          </table:table-cell>
          <table:table-cell table:style-name="ce11" office:value-type="string" calcext:value-type="string">
            <text:p>Seconds</text:p>
          </table:table-cell>
          <table:table-cell table:style-name="ce22" table:formula="of:=([.B23]/60)" office:value-type="float" office:value="16.1406612120869" calcext:value-type="float">
            <text:p>16.14</text:p>
          </table:table-cell>
          <table:table-cell table:style-name="ce11" office:value-type="string" calcext:value-type="string">
            <text:p>Minutes</text:p>
          </table:table-cell>
          <table:table-cell/>
          <table:table-cell table:style-name="ce37" office:value-type="string" calcext:value-type="string" table:number-columns-spanned="5" table:number-rows-spanned="1">
            <text:p>End True Anomaly, ν<text:span text:style-name="T1">e</text:span> </text:p>
          </table:table-cell>
          <table:covered-table-cell table:number-columns-repeated="4" table:style-name="ce11"/>
        </table:table-row>
        <table:table-row table:style-name="ro1">
          <table:table-cell table:style-name="ce11" table:number-columns-repeated="3"/>
          <table:table-cell table:style-name="ce22" table:formula="of:=([.D23]/60)" office:value-type="float" office:value="0.269011020201448" calcext:value-type="float">
            <text:p>0.27</text:p>
          </table:table-cell>
          <table:table-cell table:style-name="ce11" office:value-type="string" calcext:value-type="string">
            <text:p>Hours</text:p>
          </table:table-cell>
          <table:table-cell/>
          <table:table-cell table:style-name="ce38" office:value-type="string" calcext:value-type="string" table:number-columns-spanned="1" table:number-rows-spanned="2">
            <text:p>[ Low Accuracy ]</text:p>
          </table:table-cell>
          <table:table-cell table:style-name="ce46" table:formula="of:=[.H21] + 2 * [.G3] * SIN([.H21]) + 1.25 * [.G3]^2 * SIN(2 * [.H21])" office:value-type="float" office:value="2.63946579838447" calcext:value-type="float" table:number-columns-spanned="1" table:number-rows-spanned="2">
            <text:p>2.6394657984</text:p>
          </table:table-cell>
          <table:table-cell table:style-name="ce51" office:value-type="string" calcext:value-type="string" table:number-columns-spanned="1" table:number-rows-spanned="2">
            <text:p>Radians</text:p>
          </table:table-cell>
          <table:table-cell table:style-name="ce25" table:formula="of:=DEGREES([.H24])" office:value-type="float" office:value="151.230250416559" calcext:value-type="float">
            <text:p>151.23</text:p>
          </table:table-cell>
          <table:table-cell table:style-name="ce11" office:value-type="string" calcext:value-type="string">
            <text:p>Degrees</text:p>
          </table:table-cell>
        </table:table-row>
        <table:table-row table:style-name="ro1">
          <table:table-cell table:style-name="ce11" table:number-columns-repeated="5"/>
          <table:table-cell/>
          <table:covered-table-cell table:number-columns-repeated="2" table:style-name="Default"/>
          <table:covered-table-cell/>
          <table:table-cell table:style-name="ce46" table:formula="of:=[.G3]^3" office:value-type="float" office:value="0.001" calcext:value-type="float">
            <text:p>0.001</text:p>
          </table:table-cell>
          <table:table-cell table:style-name="ce51" office:value-type="string" calcext:value-type="string">
            <text:p>Error</text:p>
          </table:table-cell>
        </table:table-row>
        <table:table-row table:style-name="ro1">
          <table:table-cell table:number-columns-repeated="6"/>
          <table:table-cell table:style-name="ce39" office:value-type="string" calcext:value-type="string">
            <text:p><text:s/>[ High Accuracy ]</text:p>
          </table:table-cell>
          <table:table-cell table:style-name="ce47" table:formula="of:= ACOS( ( COS( [.H22] ) - [.G3] ) / ( 1 - [.G3] * COS( [.H22] ) ) )" office:value-type="float" office:value="2.6403435866081" calcext:value-type="float">
            <text:p>2.6403435866</text:p>
          </table:table-cell>
          <table:table-cell table:style-name="ce11" office:value-type="string" calcext:value-type="string">
            <text:p>Radians</text:p>
          </table:table-cell>
          <table:table-cell table:style-name="ce11" table:number-columns-repeated="2"/>
        </table:table-row>
        <table:table-row table:style-name="ro1">
          <table:table-cell table:number-columns-repeated="6"/>
          <table:table-cell table:style-name="ce11"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See URL for explanation: <text:a xlink:href="https://www.csun.edu/~hcmth017/master/node16.html" xlink:type="simple">https://www.csun.edu/~hcmth017/master/node16.html</text:a>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Converges?</text:p>
          </table:table-cell>
          <table:table-cell table:formula="of:= IF( [.H50]-[.H51]; &quot;No&quot;; &quot;Yes&quot; )" office:value-type="string" office:string-value="Yes" calcext:value-type="string">
            <text:p>Yes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39" office:value-type="string" calcext:value-type="string">
            <text:p>Iterations</text:p>
          </table:table-cell>
          <table:table-cell table:style-name="ce39" office:value-type="string" calcext:value-type="string">
            <text:p> Eccentric Anomaly E<text:span text:style-name="T1">n</text:span>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0" table:formula="of:=[.H21]" office:value-type="float" office:value="2.53755905959854" calcext:value-type="float">
            <text:p>2.537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[.H32] - ( ( [.H32] - [.$G$3] * SIN( [.H32] ) - [.$H$21] ) / ( 1 - [.$G$3] * COS( [.H32] )) )" office:value-type="float" office:value="2.5900365837715" calcext:value-type="float">
            <text:p>2.590036583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H33] - ( ( [.H33] - [.$G$3] * SIN( [.H33] ) - [.$H$21] ) / ( 1 - [.$G$3] * COS( [.H33] )) )" office:value-type="float" office:value="2.58996635903728" calcext:value-type="float">
            <text:p>2.58996635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H34] - ( ( [.H34] - [.$G$3] * SIN( [.H34] ) - [.$H$21] ) / ( 1 - [.$G$3] * COS( [.H34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H35] - ( ( [.H35] - [.$G$3] * SIN( [.H35] ) - [.$H$21] ) / ( 1 - [.$G$3] * COS( [.H35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[.H36] - ( ( [.H36] - [.$G$3] * SIN( [.H36] ) - [.$H$21] ) / ( 1 - [.$G$3] * COS( [.H36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[.H37] - ( ( [.H37] - [.$G$3] * SIN( [.H37] ) - [.$H$21] ) / ( 1 - [.$G$3] * COS( [.H37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[.H38] - ( ( [.H38] - [.$G$3] * SIN( [.H38] ) - [.$H$21] ) / ( 1 - [.$G$3] * COS( [.H38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[.H39] - ( ( [.H39] - [.$G$3] * SIN( [.H39] ) - [.$H$21] ) / ( 1 - [.$G$3] * COS( [.H39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[.H40] - ( ( [.H40] - [.$G$3] * SIN( [.H40] ) - [.$H$21] ) / ( 1 - [.$G$3] * COS( [.H40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[.H41] - ( ( [.H41] - [.$G$3] * SIN( [.H41] ) - [.$H$21] ) / ( 1 - [.$G$3] * COS( [.H41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H42] - ( ( [.H42] - [.$G$3] * SIN( [.H42] ) - [.$H$21] ) / ( 1 - [.$G$3] * COS( [.H42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[.H43] - ( ( [.H43] - [.$G$3] * SIN( [.H43] ) - [.$H$21] ) / ( 1 - [.$G$3] * COS( [.H43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[.H44] - ( ( [.H44] - [.$G$3] * SIN( [.H44] ) - [.$H$21] ) / ( 1 - [.$G$3] * COS( [.H44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[.H45] - ( ( [.H45] - [.$G$3] * SIN( [.H45] ) - [.$H$21] ) / ( 1 - [.$G$3] * COS( [.H45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H46] - ( ( [.H46] - [.$G$3] * SIN( [.H46] ) - [.$H$21] ) / ( 1 - [.$G$3] * COS( [.H46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[.H47] - ( ( [.H47] - [.$G$3] * SIN( [.H47] ) - [.$H$21] ) / ( 1 - [.$G$3] * COS( [.H47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[.H48] - ( ( [.H48] - [.$G$3] * SIN( [.H48] ) - [.$H$21] ) / ( 1 - [.$G$3] * COS( [.H48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[.H49] - ( ( [.H49] - [.$G$3] * SIN( [.H49] ) - [.$H$21] ) / ( 1 - [.$G$3] * COS( [.H49] )) )" office:value-type="float" office:value="2.58996635891821" calcext:value-type="float">
            <text:p>2.58996635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H50] - ( ( [.H50] - [.$G$3] * SIN( [.H50] ) - [.$H$21] ) / ( 1 - [.$G$3] * COS( [.H50] )) )" office:value-type="float" office:value="2.58996635891821" calcext:value-type="float">
            <text:p>2.5899663589</text:p>
          </table:table-cell>
          <table:table-cell table:number-columns-repeated="3"/>
        </table:table-row>
      </table:table>
      <table:table table:name="Iterations" table:style-name="ta1">
        <table:table-column table:style-name="co14" table:default-cell-style-name="Default"/>
        <table:table-column table:style-name="co3" table:default-cell-style-name="ce54"/>
        <table:table-column table:style-name="co15" table:default-cell-style-name="Default"/>
        <table:table-column table:style-name="co16" table:default-cell-style-name="Default"/>
        <table:table-column table:style-name="co17" table:default-cell-style-name="ce59"/>
        <table:table-column table:style-name="co18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column table:style-name="co19" table:default-cell-style-name="ce59"/>
        <table:table-column table:style-name="co20" table:default-cell-style-name="Default"/>
        <table:table-column table:style-name="co3" table:default-cell-style-name="ce59"/>
        <table:table-row table:style-name="ro4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Time Based Position</text:p>
          </table:table-cell>
          <table:covered-table-cell table:style-name="ce5"/>
          <table:covered-table-cell table:number-columns-repeated="4" table:style-name="ce56"/>
          <table:table-cell/>
          <table:table-cell table:style-name="ce37" office:value-type="string" calcext:value-type="string" table:number-columns-spanned="5" table:number-rows-spanned="1">
            <text:p>True Anomaly Based Position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6" office:value-type="string" calcext:value-type="string">
            <text:p>Time Step</text:p>
          </table:table-cell>
          <table:table-cell table:style-name="ce49" table:formula="of:=['a, e, i orbits'.G8]/360" office:value-type="float" office:value="17.9556174111112" calcext:value-type="float">
            <text:p>17.9556174111</text:p>
          </table:table-cell>
          <table:table-cell table:style-name="ce57" office:value-type="string" calcext:value-type="string">
            <text:p>s</text:p>
          </table:table-cell>
          <table:table-cell table:style-name="ce6" office:value-type="string" calcext:value-type="string">
            <text:p>Mean Motion, n</text:p>
          </table:table-cell>
          <table:table-cell table:style-name="ce60" table:formula="of:=SQRT( ( ['a, e, i orbits'.B2] * ( ['a, e, i orbits'.B5]+['a, e, i orbits'.B9] ) ) / ( ['a, e, i orbits'.G2]^3 ) )" office:value-type="float" office:value="0.000972024081396554" calcext:value-type="float">
            <text:p>0.0009720241</text:p>
          </table:table-cell>
          <table:table-cell table:style-name="ce61" office:value-type="string" calcext:value-type="string">
            <text:p>s<text:span text:style-name="T2">-1</text:span></text:p>
          </table:table-cell>
          <table:table-cell/>
          <table:table-cell table:style-name="ce10"/>
          <table:table-cell table:style-name="ce11" table:number-columns-repeated="4"/>
        </table:table-row>
        <table:table-row table:style-name="ro1">
          <table:table-cell/>
          <table:table-cell table:style-name="ce52" office:value-type="string" calcext:value-type="string" table:number-columns-spanned="1" table:number-rows-spanned="2">
            <text:p>Time since Pariapsis (s)</text:p>
          </table:table-cell>
          <table:table-cell table:style-name="ce55" office:value-type="string" calcext:value-type="string" table:number-columns-spanned="1" table:number-rows-spanned="2">
            <text:p>Mean anomaly, M (rad)</text:p>
          </table:table-cell>
          <table:table-cell table:style-name="ce58" office:value-type="string" calcext:value-type="string" table:number-columns-spanned="1" table:number-rows-spanned="2">
            <text:p>True anomaly, ν (rad) [Low accuracy]</text:p>
          </table:table-cell>
          <table:table-cell table:style-name="ce5" office:value-type="string" calcext:value-type="string" table:number-columns-spanned="2" table:number-rows-spanned="1">
            <text:p>Position Vector</text:p>
          </table:table-cell>
          <table:covered-table-cell table:style-name="ce53"/>
          <table:table-cell table:style-name="ce62" office:value-type="string" calcext:value-type="string" table:number-columns-spanned="1" table:number-rows-spanned="2">
            <text:p>velocity (m/s)</text:p>
          </table:table-cell>
          <table:table-cell/>
          <table:table-cell table:style-name="ce5" office:value-type="string" calcext:value-type="string" table:number-columns-spanned="2" table:number-rows-spanned="1">
            <text:p>True anomaly, ν</text:p>
          </table:table-cell>
          <table:covered-table-cell table:style-name="ce62"/>
          <table:table-cell table:style-name="ce5" office:value-type="string" calcext:value-type="string" table:number-columns-spanned="2" table:number-rows-spanned="1">
            <text:p>Position Vector</text:p>
          </table:table-cell>
          <table:covered-table-cell table:style-name="ce53"/>
          <table:table-cell table:style-name="ce62" office:value-type="string" calcext:value-type="string" table:number-columns-spanned="1" table:number-rows-spanned="2">
            <text:p>velocity (m/s)</text:p>
          </table:table-cell>
        </table:table-row>
        <table:table-row table:style-name="ro1">
          <table:table-cell/>
          <table:covered-table-cell table:style-name="ce53"/>
          <table:covered-table-cell table:style-name="ce6"/>
          <table:covered-table-cell/>
          <table:table-cell table:style-name="ce53" office:value-type="string" calcext:value-type="string">
            <text:p>r from primary (m)</text:p>
          </table:table-cell>
          <table:table-cell table:style-name="ce53" office:value-type="string" calcext:value-type="string">
            <text:p>flight-path angle (rad)</text:p>
          </table:table-cell>
          <table:covered-table-cell table:style-name="ce61"/>
          <table:table-cell/>
          <table:table-cell table:style-name="ce63" office:value-type="string" calcext:value-type="string">
            <text:p>Degrees</text:p>
          </table:table-cell>
          <table:table-cell table:style-name="ce53" office:value-type="string" calcext:value-type="string">
            <text:p>Radians</text:p>
          </table:table-cell>
          <table:table-cell table:style-name="ce53" office:value-type="string" calcext:value-type="string">
            <text:p>r from primary (m)</text:p>
          </table:table-cell>
          <table:table-cell table:style-name="ce53" office:value-type="string" calcext:value-type="string">
            <text:p>flight-path angle (rad)</text:p>
          </table:table-cell>
          <table:covered-table-cell table:style-name="ce61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Iterations.C6] + 2 * ['a, e, i orbits'.$G$3] * SIN( [Iterations.C6] ) + 1.25 * ['a, e, i orbits'.$G$3] * SIN( 2 * [Iterations.C6] )" office:value-type="float" office:value="0" calcext:value-type="float">
            <text:p>0</text:p>
          </table:table-cell>
          <table:table-cell table:formula="of:=( ['a, e, i orbits'.$G$2] * (1 - ['a, e, i orbits'.$G$3]^2) ) / ( 1 + ['a, e, i orbits'.$G$3] * COS([Iterations.D6]) )" office:value-type="float" office:value="6750000" calcext:value-type="float">
            <text:p>6,750,000.00</text:p>
          </table:table-cell>
          <table:table-cell table:formula="of:=ATAN( ( ['a, e, i orbits'.$G$3] * SIN( [Iterations.D6] ) ) / ( 1 + ['a, e, i orbits'.$G$3] * COS( [Iterations.D6] ) ) )" office:value-type="float" office:value="0" calcext:value-type="float">
            <text:p>0</text:p>
          </table:table-cell>
          <table:table-cell table:formula="of:=SQRT( ['a, e, i orbits'.$B$6] * ( 2/[Iterations.E6] - 1/['a, e, i orbits'.$G$2] ))" office:value-type="float" office:value="8059.59791295562" calcext:value-type="float">
            <text:p>8,059.60</text:p>
          </table:table-cell>
          <table:table-cell/>
          <table:table-cell office:value-type="float" office:value="0" calcext:value-type="float">
            <text:p>0</text:p>
          </table:table-cell>
          <table:table-cell table:formula="of:=RADIANS([Iterations.I6])" office:value-type="float" office:value="0" calcext:value-type="float">
            <text:p>0</text:p>
          </table:table-cell>
          <table:table-cell table:formula="of:=( ['a, e, i orbits'.$G$2] * (1 - ['a, e, i orbits'.$G$3]^2) ) / ( 1 + ['a, e, i orbits'.$G$3] * COS([Iterations.J6]) )" office:value-type="float" office:value="6750000" calcext:value-type="float">
            <text:p>6,750,000.00</text:p>
          </table:table-cell>
          <table:table-cell table:formula="of:=ATAN( ( ['a, e, i orbits'.$G$3] * SIN( [Iterations.J6] ) ) / ( 1 + ['a, e, i orbits'.$G$3] * COS( [Iterations.J6] ) ) )" office:value-type="float" office:value="0" calcext:value-type="float">
            <text:p>0</text:p>
          </table:table-cell>
          <table:table-cell table:formula="of:=SQRT( ['a, e, i orbits'.$B$6] * ( 2/[Iterations.K6] - 1/['a, e, i orbits'.$G$2] ))" office:value-type="float" office:value="8059.59791295562" calcext:value-type="float">
            <text:p>8,059.60</text:p>
          </table:table-cell>
        </table:table-row>
        <table:table-row table:style-name="ro1">
          <table:table-cell/>
          <table:table-cell table:formula="of:=[Iterations.B6]+[Iterations.$C$3]" office:value-type="float" office:value="17.9556174111112" calcext:value-type="float">
            <text:p>17.96</text:p>
          </table:table-cell>
          <table:table-cell table:formula="of:=[Iterations.$F$3]*[Iterations.B7]" office:value-type="float" office:value="0.0174532925199433" calcext:value-type="float">
            <text:p>0.0174532925</text:p>
          </table:table-cell>
          <table:table-cell table:formula="of:=[Iterations.C7] + 2 * ['a, e, i orbits'.$G$3] * SIN( [Iterations.C7] ) + 1.25 * ['a, e, i orbits'.$G$3] * SIN( 2 * [Iterations.C7] )" office:value-type="float" office:value="0.0253062108952126" calcext:value-type="float">
            <text:p>0.0253062109</text:p>
          </table:table-cell>
          <table:table-cell table:formula="of:=( ['a, e, i orbits'.$G$2] * (1 - ['a, e, i orbits'.$G$3]^2) ) / ( 1 + ['a, e, i orbits'.$G$3] * COS([Iterations.D7]) )" office:value-type="float" office:value="6750196.48291942" calcext:value-type="float">
            <text:p>6,750,196.48</text:p>
          </table:table-cell>
          <table:table-cell table:formula="of:=ATAN( ( ['a, e, i orbits'.$G$3] * SIN( [Iterations.D7] ) ) / ( 1 + ['a, e, i orbits'.$G$3] * COS( [Iterations.D7] ) ) )" office:value-type="float" office:value="0.00230038198744356" calcext:value-type="float">
            <text:p>0.002300382</text:p>
          </table:table-cell>
          <table:table-cell table:formula="of:=SQRT( ['a, e, i orbits'.$B$6] * ( 2/[Iterations.E7] - 1/['a, e, i orbits'.$G$2] ))" office:value-type="float" office:value="8059.38464047281" calcext:value-type="float">
            <text:p>8,059.38</text:p>
          </table:table-cell>
          <table:table-cell/>
          <table:table-cell office:value-type="float" office:value="1" calcext:value-type="float">
            <text:p>1</text:p>
          </table:table-cell>
          <table:table-cell table:formula="of:=RADIANS([Iterations.I7])" office:value-type="float" office:value="0.0174532925199433" calcext:value-type="float">
            <text:p>0.0174532925</text:p>
          </table:table-cell>
          <table:table-cell table:formula="of:=( ['a, e, i orbits'.$G$2] * (1 - ['a, e, i orbits'.$G$3]^2) ) / ( 1 + ['a, e, i orbits'.$G$3] * COS([Iterations.J7]) )" office:value-type="float" office:value="6750093.46108445" calcext:value-type="float">
            <text:p>6,750,093.46</text:p>
          </table:table-cell>
          <table:table-cell table:formula="of:=ATAN( ( ['a, e, i orbits'.$G$3] * SIN( [Iterations.J7] ) ) / ( 1 + ['a, e, i orbits'.$G$3] * COS( [Iterations.J7] ) ) )" office:value-type="float" office:value="0.00158660304002192" calcext:value-type="float">
            <text:p>0.001586603</text:p>
          </table:table-cell>
          <table:table-cell table:formula="of:=SQRT( ['a, e, i orbits'.$B$6] * ( 2/[Iterations.K7] - 1/['a, e, i orbits'.$G$2] ))" office:value-type="float" office:value="8059.49646473039" calcext:value-type="float">
            <text:p>8,059.50</text:p>
          </table:table-cell>
        </table:table-row>
        <table:table-row table:style-name="ro1">
          <table:table-cell/>
          <table:table-cell table:formula="of:=[Iterations.B7]+[Iterations.$C$3]" office:value-type="float" office:value="35.9112348222223" calcext:value-type="float">
            <text:p>35.91</text:p>
          </table:table-cell>
          <table:table-cell table:formula="of:=[Iterations.$F$3]*[Iterations.B8]" office:value-type="float" office:value="0.0349065850398866" calcext:value-type="float">
            <text:p>0.034906585</text:p>
          </table:table-cell>
          <table:table-cell table:formula="of:=[Iterations.C8] + 2 * ['a, e, i orbits'.$G$3] * SIN( [Iterations.C8] ) + 1.25 * ['a, e, i orbits'.$G$3] * SIN( 2 * [Iterations.C8] )" office:value-type="float" office:value="0.0506060435984024" calcext:value-type="float">
            <text:p>0.0506060436</text:p>
          </table:table-cell>
          <table:table-cell table:formula="of:=( ['a, e, i orbits'.$G$2] * (1 - ['a, e, i orbits'.$G$3]^2) ) / ( 1 + ['a, e, i orbits'.$G$3] * COS([Iterations.D8]) )" office:value-type="float" office:value="6750785.67642774" calcext:value-type="float">
            <text:p>6,750,785.68</text:p>
          </table:table-cell>
          <table:table-cell table:formula="of:=ATAN( ( ['a, e, i orbits'.$G$3] * SIN( [Iterations.D8] ) ) / ( 1 + ['a, e, i orbits'.$G$3] * COS( [Iterations.D8] ) ) )" office:value-type="float" office:value="0.00459908885638099" calcext:value-type="float">
            <text:p>0.0045990889</text:p>
          </table:table-cell>
          <table:table-cell table:formula="of:=SQRT( ['a, e, i orbits'.$B$6] * ( 2/[Iterations.E8] - 1/['a, e, i orbits'.$G$2] ))" office:value-type="float" office:value="8058.74514068448" calcext:value-type="float">
            <text:p>8,058.75</text:p>
          </table:table-cell>
          <table:table-cell/>
          <table:table-cell office:value-type="float" office:value="2" calcext:value-type="float">
            <text:p>2</text:p>
          </table:table-cell>
          <table:table-cell table:formula="of:=RADIANS([Iterations.I8])" office:value-type="float" office:value="0.0349065850398866" calcext:value-type="float">
            <text:p>0.034906585</text:p>
          </table:table-cell>
          <table:table-cell table:formula="of:=( ['a, e, i orbits'.$G$2] * (1 - ['a, e, i orbits'.$G$3]^2) ) / ( 1 + ['a, e, i orbits'.$G$3] * COS([Iterations.J8]) )" office:value-type="float" office:value="6750373.83139537" calcext:value-type="float">
            <text:p>6,750,373.83</text:p>
          </table:table-cell>
          <table:table-cell table:formula="of:=ATAN( ( ['a, e, i orbits'.$G$3] * SIN( [Iterations.J8] ) ) / ( 1 + ['a, e, i orbits'.$G$3] * COS( [Iterations.J8] ) ) )" office:value-type="float" office:value="0.00317284658220668" calcext:value-type="float">
            <text:p>0.0031728466</text:p>
          </table:table-cell>
          <table:table-cell table:formula="of:=SQRT( ['a, e, i orbits'.$B$6] * ( 2/[Iterations.K8] - 1/['a, e, i orbits'.$G$2] ))" office:value-type="float" office:value="8059.19214329606" calcext:value-type="float">
            <text:p>8,059.19</text:p>
          </table:table-cell>
        </table:table-row>
        <table:table-row table:style-name="ro1">
          <table:table-cell/>
          <table:table-cell table:formula="of:=[Iterations.B8]+[Iterations.$C$3]" office:value-type="float" office:value="53.8668522333335" calcext:value-type="float">
            <text:p>53.87</text:p>
          </table:table-cell>
          <table:table-cell table:formula="of:=[Iterations.$F$3]*[Iterations.B9]" office:value-type="float" office:value="0.0523598775598299" calcext:value-type="float">
            <text:p>0.0523598776</text:p>
          </table:table-cell>
          <table:table-cell table:formula="of:=[Iterations.C9] + 2 * ['a, e, i orbits'.$G$3] * SIN( [Iterations.C9] ) + 1.25 * ['a, e, i orbits'.$G$3] * SIN( 2 * [Iterations.C9] )" office:value-type="float" office:value="0.0758931267168753" calcext:value-type="float">
            <text:p>0.0758931267</text:p>
          </table:table-cell>
          <table:table-cell table:formula="of:=( ['a, e, i orbits'.$G$2] * (1 - ['a, e, i orbits'.$G$3]^2) ) / ( 1 + ['a, e, i orbits'.$G$3] * COS([Iterations.D9]) )" office:value-type="float" office:value="6751766.81542567" calcext:value-type="float">
            <text:p>6,751,766.82</text:p>
          </table:table-cell>
          <table:table-cell table:formula="of:=ATAN( ( ['a, e, i orbits'.$G$3] * SIN( [Iterations.D9] ) ) / ( 1 + ['a, e, i orbits'.$G$3] * COS( [Iterations.D9] ) ) )" office:value-type="float" office:value="0.00689444887167199" calcext:value-type="float">
            <text:p>0.0068944489</text:p>
          </table:table-cell>
          <table:table-cell table:formula="of:=SQRT( ['a, e, i orbits'.$B$6] * ( 2/[Iterations.E9] - 1/['a, e, i orbits'.$G$2] ))" office:value-type="float" office:value="8057.68036556876" calcext:value-type="float">
            <text:p>8,057.68</text:p>
          </table:table-cell>
          <table:table-cell/>
          <table:table-cell office:value-type="float" office:value="3" calcext:value-type="float">
            <text:p>3</text:p>
          </table:table-cell>
          <table:table-cell table:formula="of:=RADIANS([Iterations.I9])" office:value-type="float" office:value="0.0523598775598299" calcext:value-type="float">
            <text:p>0.0523598776</text:p>
          </table:table-cell>
          <table:table-cell table:formula="of:=( ['a, e, i orbits'.$G$2] * (1 - ['a, e, i orbits'.$G$3]^2) ) / ( 1 + ['a, e, i orbits'.$G$3] * COS([Iterations.J9]) )" office:value-type="float" office:value="6750841.07209697" calcext:value-type="float">
            <text:p>6,750,841.07</text:p>
          </table:table-cell>
          <table:table-cell table:formula="of:=ATAN( ( ['a, e, i orbits'.$G$3] * SIN( [Iterations.J9] ) ) / ( 1 + ['a, e, i orbits'.$G$3] * COS( [Iterations.J9] ) ) )" office:value-type="float" office:value="0.00475837112963883" calcext:value-type="float">
            <text:p>0.0047583711</text:p>
          </table:table-cell>
          <table:table-cell table:formula="of:=SQRT( ['a, e, i orbits'.$B$6] * ( 2/[Iterations.K9] - 1/['a, e, i orbits'.$G$2] ))" office:value-type="float" office:value="8058.68501837608" calcext:value-type="float">
            <text:p>8,058.69</text:p>
          </table:table-cell>
        </table:table-row>
        <table:table-row table:style-name="ro1">
          <table:table-cell/>
          <table:table-cell table:formula="of:=[Iterations.B9]+[Iterations.$C$3]" office:value-type="float" office:value="71.8224696444446" calcext:value-type="float">
            <text:p>71.82</text:p>
          </table:table-cell>
          <table:table-cell table:formula="of:=[Iterations.$F$3]*[Iterations.B10]" office:value-type="float" office:value="0.0698131700797732" calcext:value-type="float">
            <text:p>0.0698131701</text:p>
          </table:table-cell>
          <table:table-cell table:formula="of:=[Iterations.C10] + 2 * ['a, e, i orbits'.$G$3] * SIN( [Iterations.C10] ) + 1.25 * ['a, e, i orbits'.$G$3] * SIN( 2 * [Iterations.C10] )" office:value-type="float" office:value="0.101161102448606" calcext:value-type="float">
            <text:p>0.1011611024</text:p>
          </table:table-cell>
          <table:table-cell table:formula="of:=( ['a, e, i orbits'.$G$2] * (1 - ['a, e, i orbits'.$G$3]^2) ) / ( 1 + ['a, e, i orbits'.$G$3] * COS([Iterations.D10]) )" office:value-type="float" office:value="6753138.62691396" calcext:value-type="float">
            <text:p>6,753,138.63</text:p>
          </table:table-cell>
          <table:table-cell table:formula="of:=ATAN( ( ['a, e, i orbits'.$G$3] * SIN( [Iterations.D10] ) ) / ( 1 + ['a, e, i orbits'.$G$3] * COS( [Iterations.D10] ) ) )" office:value-type="float" office:value="0.00918479705376051" calcext:value-type="float">
            <text:p>0.0091847971</text:p>
          </table:table-cell>
          <table:table-cell table:formula="of:=SQRT( ['a, e, i orbits'.$B$6] * ( 2/[Iterations.E10] - 1/['a, e, i orbits'.$G$2] ))" office:value-type="float" office:value="8056.19189841964" calcext:value-type="float">
            <text:p>8,056.19</text:p>
          </table:table-cell>
          <table:table-cell/>
          <table:table-cell office:value-type="float" office:value="4" calcext:value-type="float">
            <text:p>4</text:p>
          </table:table-cell>
          <table:table-cell table:formula="of:=RADIANS([Iterations.I10])" office:value-type="float" office:value="0.0698131700797732" calcext:value-type="float">
            <text:p>0.0698131701</text:p>
          </table:table-cell>
          <table:table-cell table:formula="of:=( ['a, e, i orbits'.$G$2] * (1 - ['a, e, i orbits'.$G$3]^2) ) / ( 1 + ['a, e, i orbits'.$G$3] * COS([Iterations.J10]) )" office:value-type="float" office:value="6751495.1184345" calcext:value-type="float">
            <text:p>6,751,495.12</text:p>
          </table:table-cell>
          <table:table-cell table:formula="of:=ATAN( ( ['a, e, i orbits'.$G$3] * SIN( [Iterations.J10] ) ) / ( 1 + ['a, e, i orbits'.$G$3] * COS( [Iterations.J10] ) ) )" office:value-type="float" office:value="0.0063428171872964" calcext:value-type="float">
            <text:p>0.0063428172</text:p>
          </table:table-cell>
          <table:table-cell table:formula="of:=SQRT( ['a, e, i orbits'.$B$6] * ( 2/[Iterations.K10] - 1/['a, e, i orbits'.$G$2] ))" office:value-type="float" office:value="8057.97520617404" calcext:value-type="float">
            <text:p>8,057.98</text:p>
          </table:table-cell>
        </table:table-row>
        <table:table-row table:style-name="ro1">
          <table:table-cell/>
          <table:table-cell table:formula="of:=[Iterations.B10]+[Iterations.$C$3]" office:value-type="float" office:value="89.7780870555558" calcext:value-type="float">
            <text:p>89.78</text:p>
          </table:table-cell>
          <table:table-cell table:formula="of:=[Iterations.$F$3]*[Iterations.B11]" office:value-type="float" office:value="0.0872664625997165" calcext:value-type="float">
            <text:p>0.0872664626</text:p>
          </table:table-cell>
          <table:table-cell table:formula="of:=[Iterations.C11] + 2 * ['a, e, i orbits'.$G$3] * SIN( [Iterations.C11] ) + 1.25 * ['a, e, i orbits'.$G$3] * SIN( 2 * [Iterations.C11] )" office:value-type="float" office:value="0.126403633357614" calcext:value-type="float">
            <text:p>0.1264036334</text:p>
          </table:table-cell>
          <table:table-cell table:formula="of:=( ['a, e, i orbits'.$G$2] * (1 - ['a, e, i orbits'.$G$3]^2) ) / ( 1 + ['a, e, i orbits'.$G$3] * COS([Iterations.D11]) )" office:value-type="float" office:value="6754899.33323629" calcext:value-type="float">
            <text:p>6,754,899.33</text:p>
          </table:table-cell>
          <table:table-cell table:formula="of:=ATAN( ( ['a, e, i orbits'.$G$3] * SIN( [Iterations.D11] ) ) / ( 1 + ['a, e, i orbits'.$G$3] * COS( [Iterations.D11] ) ) )" office:value-type="float" office:value="0.0114684785286415" calcext:value-type="float">
            <text:p>0.0114684785</text:p>
          </table:table-cell>
          <table:table-cell table:formula="of:=SQRT( ['a, e, i orbits'.$B$6] * ( 2/[Iterations.E11] - 1/['a, e, i orbits'.$G$2] ))" office:value-type="float" office:value="8054.2819488594" calcext:value-type="float">
            <text:p>8,054.28</text:p>
          </table:table-cell>
          <table:table-cell/>
          <table:table-cell office:value-type="float" office:value="5" calcext:value-type="float">
            <text:p>5</text:p>
          </table:table-cell>
          <table:table-cell table:formula="of:=RADIANS([Iterations.I11])" office:value-type="float" office:value="0.0872664625997165" calcext:value-type="float">
            <text:p>0.0872664626</text:p>
          </table:table-cell>
          <table:table-cell table:formula="of:=( ['a, e, i orbits'.$G$2] * (1 - ['a, e, i orbits'.$G$3]^2) ) / ( 1 + ['a, e, i orbits'.$G$3] * COS([Iterations.J11]) )" office:value-type="float" office:value="6752335.87969165" calcext:value-type="float">
            <text:p>6,752,335.88</text:p>
          </table:table-cell>
          <table:table-cell table:formula="of:=ATAN( ( ['a, e, i orbits'.$G$3] * SIN( [Iterations.J11] ) ) / ( 1 + ['a, e, i orbits'.$G$3] * COS( [Iterations.J11] ) ) )" office:value-type="float" office:value="0.00792582526312277" calcext:value-type="float">
            <text:p>0.0079258253</text:p>
          </table:table-cell>
          <table:table-cell table:formula="of:=SQRT( ['a, e, i orbits'.$B$6] * ( 2/[Iterations.K11] - 1/['a, e, i orbits'.$G$2] ))" office:value-type="float" office:value="8057.06286937052" calcext:value-type="float">
            <text:p>8,057.06</text:p>
          </table:table-cell>
        </table:table-row>
        <table:table-row table:style-name="ro1">
          <table:table-cell/>
          <table:table-cell table:formula="of:=[Iterations.B11]+[Iterations.$C$3]" office:value-type="float" office:value="107.733704466667" calcext:value-type="float">
            <text:p>107.73</text:p>
          </table:table-cell>
          <table:table-cell table:formula="of:=[Iterations.$F$3]*[Iterations.B12]" office:value-type="float" office:value="0.10471975511966" calcext:value-type="float">
            <text:p>0.1047197551</text:p>
          </table:table-cell>
          <table:table-cell table:formula="of:=[Iterations.C12] + 2 * ['a, e, i orbits'.$G$3] * SIN( [Iterations.C12] ) + 1.25 * ['a, e, i orbits'.$G$3] * SIN( 2 * [Iterations.C12] )" office:value-type="float" office:value="0.15161440912541" calcext:value-type="float">
            <text:p>0.1516144091</text:p>
          </table:table-cell>
          <table:table-cell table:formula="of:=( ['a, e, i orbits'.$G$2] * (1 - ['a, e, i orbits'.$G$3]^2) ) / ( 1 + ['a, e, i orbits'.$G$3] * COS([Iterations.D12]) )" office:value-type="float" office:value="6757046.65660578" calcext:value-type="float">
            <text:p>6,757,046.66</text:p>
          </table:table-cell>
          <table:table-cell table:formula="of:=ATAN( ( ['a, e, i orbits'.$G$3] * SIN( [Iterations.D12] ) ) / ( 1 + ['a, e, i orbits'.$G$3] * COS( [Iterations.D12] ) ) )" office:value-type="float" office:value="0.0137438518445564" calcext:value-type="float">
            <text:p>0.0137438518</text:p>
          </table:table-cell>
          <table:table-cell table:formula="of:=SQRT( ['a, e, i orbits'.$B$6] * ( 2/[Iterations.E12] - 1/['a, e, i orbits'.$G$2] ))" office:value-type="float" office:value="8051.95334588901" calcext:value-type="float">
            <text:p>8,051.95</text:p>
          </table:table-cell>
          <table:table-cell/>
          <table:table-cell office:value-type="float" office:value="6" calcext:value-type="float">
            <text:p>6</text:p>
          </table:table-cell>
          <table:table-cell table:formula="of:=RADIANS([Iterations.I12])" office:value-type="float" office:value="0.10471975511966" calcext:value-type="float">
            <text:p>0.1047197551</text:p>
          </table:table-cell>
          <table:table-cell table:formula="of:=( ['a, e, i orbits'.$G$2] * (1 - ['a, e, i orbits'.$G$3]^2) ) / ( 1 + ['a, e, i orbits'.$G$3] * COS([Iterations.J12]) )" office:value-type="float" office:value="6753363.23913091" calcext:value-type="float">
            <text:p>6,753,363.24</text:p>
          </table:table-cell>
          <table:table-cell table:formula="of:=ATAN( ( ['a, e, i orbits'.$G$3] * SIN( [Iterations.J12] ) ) / ( 1 + ['a, e, i orbits'.$G$3] * COS( [Iterations.J12] ) ) )" office:value-type="float" office:value="0.00950703586924886" calcext:value-type="float">
            <text:p>0.0095070359</text:p>
          </table:table-cell>
          <table:table-cell table:formula="of:=SQRT( ['a, e, i orbits'.$B$6] * ( 2/[Iterations.K12] - 1/['a, e, i orbits'.$G$2] ))" office:value-type="float" office:value="8055.94821711854" calcext:value-type="float">
            <text:p>8,055.95</text:p>
          </table:table-cell>
        </table:table-row>
        <table:table-row table:style-name="ro1">
          <table:table-cell/>
          <table:table-cell table:formula="of:=[Iterations.B12]+[Iterations.$C$3]" office:value-type="float" office:value="125.689321877778" calcext:value-type="float">
            <text:p>125.69</text:p>
          </table:table-cell>
          <table:table-cell table:formula="of:=[Iterations.$F$3]*[Iterations.B13]" office:value-type="float" office:value="0.122173047639603" calcext:value-type="float">
            <text:p>0.1221730476</text:p>
          </table:table-cell>
          <table:table-cell table:formula="of:=[Iterations.C13] + 2 * ['a, e, i orbits'.$G$3] * SIN( [Iterations.C13] ) + 1.25 * ['a, e, i orbits'.$G$3] * SIN( 2 * [Iterations.C13] )" office:value-type="float" office:value="0.176787153270591" calcext:value-type="float">
            <text:p>0.1767871533</text:p>
          </table:table-cell>
          <table:table-cell table:formula="of:=( ['a, e, i orbits'.$G$2] * (1 - ['a, e, i orbits'.$G$3]^2) ) / ( 1 + ['a, e, i orbits'.$G$3] * COS([Iterations.D13]) )" office:value-type="float" office:value="6759577.82490214" calcext:value-type="float">
            <text:p>6,759,577.82</text:p>
          </table:table-cell>
          <table:table-cell table:formula="of:=ATAN( ( ['a, e, i orbits'.$G$3] * SIN( [Iterations.D13] ) ) / ( 1 + ['a, e, i orbits'.$G$3] * COS( [Iterations.D13] ) ) )" office:value-type="float" office:value="0.016009292244527" calcext:value-type="float">
            <text:p>0.0160092922</text:p>
          </table:table-cell>
          <table:table-cell table:formula="of:=SQRT( ['a, e, i orbits'.$B$6] * ( 2/[Iterations.E13] - 1/['a, e, i orbits'.$G$2] ))" office:value-type="float" office:value="8049.20952900935" calcext:value-type="float">
            <text:p>8,049.21</text:p>
          </table:table-cell>
          <table:table-cell/>
          <table:table-cell office:value-type="float" office:value="7" calcext:value-type="float">
            <text:p>7</text:p>
          </table:table-cell>
          <table:table-cell table:formula="of:=RADIANS([Iterations.I13])" office:value-type="float" office:value="0.122173047639603" calcext:value-type="float">
            <text:p>0.1221730476</text:p>
          </table:table-cell>
          <table:table-cell table:formula="of:=( ['a, e, i orbits'.$G$2] * (1 - ['a, e, i orbits'.$G$3]^2) ) / ( 1 + ['a, e, i orbits'.$G$3] * COS([Iterations.J13]) )" office:value-type="float" office:value="6754577.05391699" calcext:value-type="float">
            <text:p>6,754,577.05</text:p>
          </table:table-cell>
          <table:table-cell table:formula="of:=ATAN( ( ['a, e, i orbits'.$G$3] * SIN( [Iterations.J13] ) ) / ( 1 + ['a, e, i orbits'.$G$3] * COS( [Iterations.J13] ) ) )" office:value-type="float" office:value="0.0110860895234157" calcext:value-type="float">
            <text:p>0.0110860895</text:p>
          </table:table-cell>
          <table:table-cell table:formula="of:=SQRT( ['a, e, i orbits'.$B$6] * ( 2/[Iterations.K13] - 1/['a, e, i orbits'.$G$2] ))" office:value-type="float" office:value="8054.63150503781" calcext:value-type="float">
            <text:p>8,054.63</text:p>
          </table:table-cell>
        </table:table-row>
        <table:table-row table:style-name="ro1">
          <table:table-cell/>
          <table:table-cell table:formula="of:=[Iterations.B13]+[Iterations.$C$3]" office:value-type="float" office:value="143.644939288889" calcext:value-type="float">
            <text:p>143.64</text:p>
          </table:table-cell>
          <table:table-cell table:formula="of:=[Iterations.$F$3]*[Iterations.B14]" office:value-type="float" office:value="0.139626340159546" calcext:value-type="float">
            <text:p>0.1396263402</text:p>
          </table:table-cell>
          <table:table-cell table:formula="of:=[Iterations.C14] + 2 * ['a, e, i orbits'.$G$3] * SIN( [Iterations.C14] ) + 1.25 * ['a, e, i orbits'.$G$3] * SIN( 2 * [Iterations.C14] )" office:value-type="float" office:value="0.201915629828684" calcext:value-type="float">
            <text:p>0.2019156298</text:p>
          </table:table-cell>
          <table:table-cell table:formula="of:=( ['a, e, i orbits'.$G$2] * (1 - ['a, e, i orbits'.$G$3]^2) ) / ( 1 + ['a, e, i orbits'.$G$3] * COS([Iterations.D14]) )" office:value-type="float" office:value="6762489.57872212" calcext:value-type="float">
            <text:p>6,762,489.58</text:p>
          </table:table-cell>
          <table:table-cell table:formula="of:=ATAN( ( ['a, e, i orbits'.$G$3] * SIN( [Iterations.D14] ) ) / ( 1 + ['a, e, i orbits'.$G$3] * COS( [Iterations.D14] ) ) )" office:value-type="float" office:value="0.0182631948840059" calcext:value-type="float">
            <text:p>0.0182631949</text:p>
          </table:table-cell>
          <table:table-cell table:formula="of:=SQRT( ['a, e, i orbits'.$B$6] * ( 2/[Iterations.E14] - 1/['a, e, i orbits'.$G$2] ))" office:value-type="float" office:value="8046.05453745527" calcext:value-type="float">
            <text:p>8,046.05</text:p>
          </table:table-cell>
          <table:table-cell/>
          <table:table-cell office:value-type="float" office:value="8" calcext:value-type="float">
            <text:p>8</text:p>
          </table:table-cell>
          <table:table-cell table:formula="of:=RADIANS([Iterations.I14])" office:value-type="float" office:value="0.139626340159546" calcext:value-type="float">
            <text:p>0.1396263402</text:p>
          </table:table-cell>
          <table:table-cell table:formula="of:=( ['a, e, i orbits'.$G$2] * (1 - ['a, e, i orbits'.$G$3]^2) ) / ( 1 + ['a, e, i orbits'.$G$3] * COS([Iterations.J14]) )" office:value-type="float" office:value="6755977.15502329" calcext:value-type="float">
            <text:p>6,755,977.16</text:p>
          </table:table-cell>
          <table:table-cell table:formula="of:=ATAN( ( ['a, e, i orbits'.$G$3] * SIN( [Iterations.J14] ) ) / ( 1 + ['a, e, i orbits'.$G$3] * COS( [Iterations.J14] ) ) )" office:value-type="float" office:value="0.0126626267506482" calcext:value-type="float">
            <text:p>0.0126626268</text:p>
          </table:table-cell>
          <table:table-cell table:formula="of:=SQRT( ['a, e, i orbits'.$B$6] * ( 2/[Iterations.K14] - 1/['a, e, i orbits'.$G$2] ))" office:value-type="float" office:value="8053.11303520754" calcext:value-type="float">
            <text:p>8,053.11</text:p>
          </table:table-cell>
        </table:table-row>
        <table:table-row table:style-name="ro1">
          <table:table-cell/>
          <table:table-cell table:formula="of:=[Iterations.B14]+[Iterations.$C$3]" office:value-type="float" office:value="161.6005567" calcext:value-type="float">
            <text:p>161.60</text:p>
          </table:table-cell>
          <table:table-cell table:formula="of:=[Iterations.$F$3]*[Iterations.B15]" office:value-type="float" office:value="0.15707963267949" calcext:value-type="float">
            <text:p>0.1570796327</text:p>
          </table:table-cell>
          <table:table-cell table:formula="of:=[Iterations.C15] + 2 * ['a, e, i orbits'.$G$3] * SIN( [Iterations.C15] ) + 1.25 * ['a, e, i orbits'.$G$3] * SIN( 2 * [Iterations.C15] )" office:value-type="float" office:value="0.226993649984404" calcext:value-type="float">
            <text:p>0.22699365</text:p>
          </table:table-cell>
          <table:table-cell table:formula="of:=( ['a, e, i orbits'.$G$2] * (1 - ['a, e, i orbits'.$G$3]^2) ) / ( 1 + ['a, e, i orbits'.$G$3] * COS([Iterations.D15]) )" office:value-type="float" office:value="6765778.17966259" calcext:value-type="float">
            <text:p>6,765,778.18</text:p>
          </table:table-cell>
          <table:table-cell table:formula="of:=ATAN( ( ['a, e, i orbits'.$G$3] * SIN( [Iterations.D15] ) ) / ( 1 + ['a, e, i orbits'.$G$3] * COS( [Iterations.D15] ) ) )" office:value-type="float" office:value="0.0205039779831347" calcext:value-type="float">
            <text:p>0.020503978</text:p>
          </table:table-cell>
          <table:table-cell table:formula="of:=SQRT( ['a, e, i orbits'.$B$6] * ( 2/[Iterations.E15] - 1/['a, e, i orbits'.$G$2] ))" office:value-type="float" office:value="8042.49299759285" calcext:value-type="float">
            <text:p>8,042.49</text:p>
          </table:table-cell>
          <table:table-cell/>
          <table:table-cell office:value-type="float" office:value="9" calcext:value-type="float">
            <text:p>9</text:p>
          </table:table-cell>
          <table:table-cell table:formula="of:=RADIANS([Iterations.I15])" office:value-type="float" office:value="0.15707963267949" calcext:value-type="float">
            <text:p>0.1570796327</text:p>
          </table:table-cell>
          <table:table-cell table:formula="of:=( ['a, e, i orbits'.$G$2] * (1 - ['a, e, i orbits'.$G$3]^2) ) / ( 1 + ['a, e, i orbits'.$G$3] * COS([Iterations.J15]) )" office:value-type="float" office:value="6757563.3471215" calcext:value-type="float">
            <text:p>6,757,563.35</text:p>
          </table:table-cell>
          <table:table-cell table:formula="of:=ATAN( ( ['a, e, i orbits'.$G$3] * SIN( [Iterations.J15] ) ) / ( 1 + ['a, e, i orbits'.$G$3] * COS( [Iterations.J15] ) ) )" office:value-type="float" office:value="0.0142362880852296" calcext:value-type="float">
            <text:p>0.0142362881</text:p>
          </table:table-cell>
          <table:table-cell table:formula="of:=SQRT( ['a, e, i orbits'.$B$6] * ( 2/[Iterations.K15] - 1/['a, e, i orbits'.$G$2] ))" office:value-type="float" office:value="8051.39315615797" calcext:value-type="float">
            <text:p>8,051.39</text:p>
          </table:table-cell>
        </table:table-row>
        <table:table-row table:style-name="ro1">
          <table:table-cell/>
          <table:table-cell table:formula="of:=[Iterations.B15]+[Iterations.$C$3]" office:value-type="float" office:value="179.556174111112" calcext:value-type="float">
            <text:p>179.56</text:p>
          </table:table-cell>
          <table:table-cell table:formula="of:=[Iterations.$F$3]*[Iterations.B16]" office:value-type="float" office:value="0.174532925199433" calcext:value-type="float">
            <text:p>0.1745329252</text:p>
          </table:table-cell>
          <table:table-cell table:formula="of:=[Iterations.C16] + 2 * ['a, e, i orbits'.$G$3] * SIN( [Iterations.C16] ) + 1.25 * ['a, e, i orbits'.$G$3] * SIN( 2 * [Iterations.C16] )" office:value-type="float" office:value="0.252015078648528" calcext:value-type="float">
            <text:p>0.2520150786</text:p>
          </table:table-cell>
          <table:table-cell table:formula="of:=( ['a, e, i orbits'.$G$2] * (1 - ['a, e, i orbits'.$G$3]^2) ) / ( 1 + ['a, e, i orbits'.$G$3] * COS([Iterations.D16]) )" office:value-type="float" office:value="6769439.41981137" calcext:value-type="float">
            <text:p>6,769,439.42</text:p>
          </table:table-cell>
          <table:table-cell table:formula="of:=ATAN( ( ['a, e, i orbits'.$G$3] * SIN( [Iterations.D16] ) ) / ( 1 + ['a, e, i orbits'.$G$3] * COS( [Iterations.D16] ) ) )" office:value-type="float" office:value="0.0227300859033539" calcext:value-type="float">
            <text:p>0.0227300859</text:p>
          </table:table-cell>
          <table:table-cell table:formula="of:=SQRT( ['a, e, i orbits'.$B$6] * ( 2/[Iterations.E16] - 1/['a, e, i orbits'.$G$2] ))" office:value-type="float" office:value="8038.53010853909" calcext:value-type="float">
            <text:p>8,038.5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ADIANS([Iterations.I16])" office:value-type="float" office:value="0.174532925199433" calcext:value-type="float">
            <text:p>0.1745329252</text:p>
          </table:table-cell>
          <table:table-cell table:formula="of:=( ['a, e, i orbits'.$G$2] * (1 - ['a, e, i orbits'.$G$3]^2) ) / ( 1 + ['a, e, i orbits'.$G$3] * COS([Iterations.J16]) )" office:value-type="float" office:value="6759335.40845441" calcext:value-type="float">
            <text:p>6,759,335.41</text:p>
          </table:table-cell>
          <table:table-cell table:formula="of:=ATAN( ( ['a, e, i orbits'.$G$3] * SIN( [Iterations.J16] ) ) / ( 1 + ['a, e, i orbits'.$G$3] * COS( [Iterations.J16] ) ) )" office:value-type="float" office:value="0.0158067140730293" calcext:value-type="float">
            <text:p>0.0158067141</text:p>
          </table:table-cell>
          <table:table-cell table:formula="of:=SQRT( ['a, e, i orbits'.$B$6] * ( 2/[Iterations.K16] - 1/['a, e, i orbits'.$G$2] ))" office:value-type="float" office:value="8049.47226286047" calcext:value-type="float">
            <text:p>8,049.47</text:p>
          </table:table-cell>
        </table:table-row>
        <table:table-row table:style-name="ro1">
          <table:table-cell/>
          <table:table-cell table:formula="of:=[Iterations.B16]+[Iterations.$C$3]" office:value-type="float" office:value="197.511791522223" calcext:value-type="float">
            <text:p>197.51</text:p>
          </table:table-cell>
          <table:table-cell table:formula="of:=[Iterations.$F$3]*[Iterations.B17]" office:value-type="float" office:value="0.191986217719376" calcext:value-type="float">
            <text:p>0.1919862177</text:p>
          </table:table-cell>
          <table:table-cell table:formula="of:=[Iterations.C17] + 2 * ['a, e, i orbits'.$G$3] * SIN( [Iterations.C17] ) + 1.25 * ['a, e, i orbits'.$G$3] * SIN( 2 * [Iterations.C17] )" office:value-type="float" office:value="0.276973840971674" calcext:value-type="float">
            <text:p>0.276973841</text:p>
          </table:table-cell>
          <table:table-cell table:formula="of:=( ['a, e, i orbits'.$G$2] * (1 - ['a, e, i orbits'.$G$3]^2) ) / ( 1 + ['a, e, i orbits'.$G$3] * COS([Iterations.D17]) )" office:value-type="float" office:value="6773468.63241755" calcext:value-type="float">
            <text:p>6,773,468.63</text:p>
          </table:table-cell>
          <table:table-cell table:formula="of:=ATAN( ( ['a, e, i orbits'.$G$3] * SIN( [Iterations.D17] ) ) / ( 1 + ['a, e, i orbits'.$G$3] * COS( [Iterations.D17] ) ) )" office:value-type="float" office:value="0.0249399921384013" calcext:value-type="float">
            <text:p>0.0249399921</text:p>
          </table:table-cell>
          <table:table-cell table:formula="of:=SQRT( ['a, e, i orbits'.$B$6] * ( 2/[Iterations.E17] - 1/['a, e, i orbits'.$G$2] ))" office:value-type="float" office:value="8034.171626071" calcext:value-type="float">
            <text:p>8,034.1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ADIANS([Iterations.I17])" office:value-type="float" office:value="0.191986217719376" calcext:value-type="float">
            <text:p>0.1919862177</text:p>
          </table:table-cell>
          <table:table-cell table:formula="of:=( ['a, e, i orbits'.$G$2] * (1 - ['a, e, i orbits'.$G$3]^2) ) / ( 1 + ['a, e, i orbits'.$G$3] * COS([Iterations.J17]) )" office:value-type="float" office:value="6761293.09069199" calcext:value-type="float">
            <text:p>6,761,293.09</text:p>
          </table:table-cell>
          <table:table-cell table:formula="of:=ATAN( ( ['a, e, i orbits'.$G$3] * SIN( [Iterations.J17] ) ) / ( 1 + ['a, e, i orbits'.$G$3] * COS( [Iterations.J17] ) ) )" office:value-type="float" office:value="0.0173735452742324" calcext:value-type="float">
            <text:p>0.0173735453</text:p>
          </table:table-cell>
          <table:table-cell table:formula="of:=SQRT( ['a, e, i orbits'.$B$6] * ( 2/[Iterations.K17] - 1/['a, e, i orbits'.$G$2] ))" office:value-type="float" office:value="8047.35079671625" calcext:value-type="float">
            <text:p>8,047.35</text:p>
          </table:table-cell>
        </table:table-row>
        <table:table-row table:style-name="ro1">
          <table:table-cell/>
          <table:table-cell table:formula="of:=[Iterations.B17]+[Iterations.$C$3]" office:value-type="float" office:value="215.467408933334" calcext:value-type="float">
            <text:p>215.47</text:p>
          </table:table-cell>
          <table:table-cell table:formula="of:=[Iterations.$F$3]*[Iterations.B18]" office:value-type="float" office:value="0.209439510239319" calcext:value-type="float">
            <text:p>0.2094395102</text:p>
          </table:table-cell>
          <table:table-cell table:formula="of:=[Iterations.C18] + 2 * ['a, e, i orbits'.$G$3] * SIN( [Iterations.C18] ) + 1.25 * ['a, e, i orbits'.$G$3] * SIN( 2 * [Iterations.C18] )" office:value-type="float" office:value="0.301863928787346" calcext:value-type="float">
            <text:p>0.3018639288</text:p>
          </table:table-cell>
          <table:table-cell table:formula="of:=( ['a, e, i orbits'.$G$2] * (1 - ['a, e, i orbits'.$G$3]^2) ) / ( 1 + ['a, e, i orbits'.$G$3] * COS([Iterations.D18]) )" office:value-type="float" office:value="6777860.70370923" calcext:value-type="float">
            <text:p>6,777,860.70</text:p>
          </table:table-cell>
          <table:table-cell table:formula="of:=ATAN( ( ['a, e, i orbits'.$G$3] * SIN( [Iterations.D18] ) ) / ( 1 + ['a, e, i orbits'.$G$3] * COS( [Iterations.D18] ) ) )" office:value-type="float" office:value="0.0271322022100701" calcext:value-type="float">
            <text:p>0.0271322022</text:p>
          </table:table-cell>
          <table:table-cell table:formula="of:=SQRT( ['a, e, i orbits'.$B$6] * ( 2/[Iterations.E18] - 1/['a, e, i orbits'.$G$2] ))" office:value-type="float" office:value="8029.42384489876" calcext:value-type="float">
            <text:p>8,029.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ADIANS([Iterations.I18])" office:value-type="float" office:value="0.20943951023932" calcext:value-type="float">
            <text:p>0.2094395102</text:p>
          </table:table-cell>
          <table:table-cell table:formula="of:=( ['a, e, i orbits'.$G$2] * (1 - ['a, e, i orbits'.$G$3]^2) ) / ( 1 + ['a, e, i orbits'.$G$3] * COS([Iterations.J18]) )" office:value-type="float" office:value="6763436.1187708" calcext:value-type="float">
            <text:p>6,763,436.12</text:p>
          </table:table-cell>
          <table:table-cell table:formula="of:=ATAN( ( ['a, e, i orbits'.$G$3] * SIN( [Iterations.J18] ) ) / ( 1 + ['a, e, i orbits'.$G$3] * COS( [Iterations.J18] ) ) )" office:value-type="float" office:value="0.0189364222665246" calcext:value-type="float">
            <text:p>0.0189364223</text:p>
          </table:table-cell>
          <table:table-cell table:formula="of:=SQRT( ['a, e, i orbits'.$B$6] * ( 2/[Iterations.K18] - 1/['a, e, i orbits'.$G$2] ))" office:value-type="float" office:value="8045.02924554355" calcext:value-type="float">
            <text:p>8,045.03</text:p>
          </table:table-cell>
        </table:table-row>
        <table:table-row table:style-name="ro1">
          <table:table-cell/>
          <table:table-cell table:formula="of:=[Iterations.B18]+[Iterations.$C$3]" office:value-type="float" office:value="233.423026344445" calcext:value-type="float">
            <text:p>233.42</text:p>
          </table:table-cell>
          <table:table-cell table:formula="of:=[Iterations.$F$3]*[Iterations.B19]" office:value-type="float" office:value="0.226892802759263" calcext:value-type="float">
            <text:p>0.2268928028</text:p>
          </table:table-cell>
          <table:table-cell table:formula="of:=[Iterations.C19] + 2 * ['a, e, i orbits'.$G$3] * SIN( [Iterations.C19] ) + 1.25 * ['a, e, i orbits'.$G$3] * SIN( 2 * [Iterations.C19] )" office:value-type="float" office:value="0.32667940697667" calcext:value-type="float">
            <text:p>0.326679407</text:p>
          </table:table-cell>
          <table:table-cell table:formula="of:=( ['a, e, i orbits'.$G$2] * (1 - ['a, e, i orbits'.$G$3]^2) ) / ( 1 + ['a, e, i orbits'.$G$3] * COS([Iterations.D19]) )" office:value-type="float" office:value="6782610.08582265" calcext:value-type="float">
            <text:p>6,782,610.09</text:p>
          </table:table-cell>
          <table:table-cell table:formula="of:=ATAN( ( ['a, e, i orbits'.$G$3] * SIN( [Iterations.D19] ) ) / ( 1 + ['a, e, i orbits'.$G$3] * COS( [Iterations.D19] ) ) )" office:value-type="float" office:value="0.0293052564594682" calcext:value-type="float">
            <text:p>0.0293052565</text:p>
          </table:table-cell>
          <table:table-cell table:formula="of:=SQRT( ['a, e, i orbits'.$B$6] * ( 2/[Iterations.E19] - 1/['a, e, i orbits'.$G$2] ))" office:value-type="float" office:value="8024.29357938488" calcext:value-type="float">
            <text:p>8,024.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ADIANS([Iterations.I19])" office:value-type="float" office:value="0.226892802759263" calcext:value-type="float">
            <text:p>0.2268928028</text:p>
          </table:table-cell>
          <table:table-cell table:formula="of:=( ['a, e, i orbits'.$G$2] * (1 - ['a, e, i orbits'.$G$3]^2) ) / ( 1 + ['a, e, i orbits'.$G$3] * COS([Iterations.J19]) )" office:value-type="float" office:value="6765764.19071695" calcext:value-type="float">
            <text:p>6,765,764.19</text:p>
          </table:table-cell>
          <table:table-cell table:formula="of:=ATAN( ( ['a, e, i orbits'.$G$3] * SIN( [Iterations.J19] ) ) / ( 1 + ['a, e, i orbits'.$G$3] * COS( [Iterations.J19] ) ) )" office:value-type="float" office:value="0.020494985648782" calcext:value-type="float">
            <text:p>0.0204949856</text:p>
          </table:table-cell>
          <table:table-cell table:formula="of:=SQRT( ['a, e, i orbits'.$B$6] * ( 2/[Iterations.K19] - 1/['a, e, i orbits'.$G$2] ))" office:value-type="float" office:value="8042.50814356344" calcext:value-type="float">
            <text:p>8,042.51</text:p>
          </table:table-cell>
        </table:table-row>
        <table:table-row table:style-name="ro1">
          <table:table-cell/>
          <table:table-cell table:formula="of:=[Iterations.B19]+[Iterations.$C$3]" office:value-type="float" office:value="251.378643755556" calcext:value-type="float">
            <text:p>251.38</text:p>
          </table:table-cell>
          <table:table-cell table:formula="of:=[Iterations.$F$3]*[Iterations.B20]" office:value-type="float" office:value="0.244346095279206" calcext:value-type="float">
            <text:p>0.2443460953</text:p>
          </table:table-cell>
          <table:table-cell table:formula="of:=[Iterations.C20] + 2 * ['a, e, i orbits'.$G$3] * SIN( [Iterations.C20] ) + 1.25 * ['a, e, i orbits'.$G$3] * SIN( 2 * [Iterations.C20] )" office:value-type="float" office:value="0.351414419747376" calcext:value-type="float">
            <text:p>0.3514144197</text:p>
          </table:table-cell>
          <table:table-cell table:formula="of:=( ['a, e, i orbits'.$G$2] * (1 - ['a, e, i orbits'.$G$3]^2) ) / ( 1 + ['a, e, i orbits'.$G$3] * COS([Iterations.D20]) )" office:value-type="float" office:value="6787710.81080341" calcext:value-type="float">
            <text:p>6,787,710.81</text:p>
          </table:table-cell>
          <table:table-cell table:formula="of:=ATAN( ( ['a, e, i orbits'.$G$3] * SIN( [Iterations.D20] ) ) / ( 1 + ['a, e, i orbits'.$G$3] * COS( [Iterations.D20] ) ) )" office:value-type="float" office:value="0.0314577327249322" calcext:value-type="float">
            <text:p>0.0314577327</text:p>
          </table:table-cell>
          <table:table-cell table:formula="of:=SQRT( ['a, e, i orbits'.$B$6] * ( 2/[Iterations.E20] - 1/['a, e, i orbits'.$G$2] ))" office:value-type="float" office:value="8018.7881427978" calcext:value-type="float">
            <text:p>8,018.7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ADIANS([Iterations.I20])" office:value-type="float" office:value="0.244346095279206" calcext:value-type="float">
            <text:p>0.2443460953</text:p>
          </table:table-cell>
          <table:table-cell table:formula="of:=( ['a, e, i orbits'.$G$2] * (1 - ['a, e, i orbits'.$G$3]^2) ) / ( 1 + ['a, e, i orbits'.$G$3] * COS([Iterations.J20]) )" office:value-type="float" office:value="6768276.97745256" calcext:value-type="float">
            <text:p>6,768,276.98</text:p>
          </table:table-cell>
          <table:table-cell table:formula="of:=ATAN( ( ['a, e, i orbits'.$G$3] * SIN( [Iterations.J20] ) ) / ( 1 + ['a, e, i orbits'.$G$3] * COS( [Iterations.J20] ) ) )" office:value-type="float" office:value="0.0220488760453196" calcext:value-type="float">
            <text:p>0.022048876</text:p>
          </table:table-cell>
          <table:table-cell table:formula="of:=SQRT( ['a, e, i orbits'.$B$6] * ( 2/[Iterations.K20] - 1/['a, e, i orbits'.$G$2] ))" office:value-type="float" office:value="8039.78807138391" calcext:value-type="float">
            <text:p>8,039.79</text:p>
          </table:table-cell>
        </table:table-row>
        <table:table-row table:style-name="ro1">
          <table:table-cell/>
          <table:table-cell table:formula="of:=[Iterations.B20]+[Iterations.$C$3]" office:value-type="float" office:value="269.334261166667" calcext:value-type="float">
            <text:p>269.33</text:p>
          </table:table-cell>
          <table:table-cell table:formula="of:=[Iterations.$F$3]*[Iterations.B21]" office:value-type="float" office:value="0.261799387799149" calcext:value-type="float">
            <text:p>0.2617993878</text:p>
          </table:table-cell>
          <table:table-cell table:formula="of:=[Iterations.C21] + 2 * ['a, e, i orbits'.$G$3] * SIN( [Iterations.C21] ) + 1.25 * ['a, e, i orbits'.$G$3] * SIN( 2 * [Iterations.C21] )" office:value-type="float" office:value="0.376063196819653" calcext:value-type="float">
            <text:p>0.3760631968</text:p>
          </table:table-cell>
          <table:table-cell table:formula="of:=( ['a, e, i orbits'.$G$2] * (1 - ['a, e, i orbits'.$G$3]^2) ) / ( 1 + ['a, e, i orbits'.$G$3] * COS([Iterations.D21]) )" office:value-type="float" office:value="6793156.50563668" calcext:value-type="float">
            <text:p>6,793,156.51</text:p>
          </table:table-cell>
          <table:table-cell table:formula="of:=ATAN( ( ['a, e, i orbits'.$G$3] * SIN( [Iterations.D21] ) ) / ( 1 + ['a, e, i orbits'.$G$3] * COS( [Iterations.D21] ) ) )" office:value-type="float" office:value="0.0335882488981928" calcext:value-type="float">
            <text:p>0.0335882489</text:p>
          </table:table-cell>
          <table:table-cell table:formula="of:=SQRT( ['a, e, i orbits'.$B$6] * ( 2/[Iterations.E21] - 1/['a, e, i orbits'.$G$2] ))" office:value-type="float" office:value="8012.91532519438" calcext:value-type="float">
            <text:p>8,012.9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ADIANS([Iterations.I21])" office:value-type="float" office:value="0.261799387799149" calcext:value-type="float">
            <text:p>0.2617993878</text:p>
          </table:table-cell>
          <table:table-cell table:formula="of:=( ['a, e, i orbits'.$G$2] * (1 - ['a, e, i orbits'.$G$3]^2) ) / ( 1 + ['a, e, i orbits'.$G$3] * COS([Iterations.J21]) )" office:value-type="float" office:value="6770974.12258593" calcext:value-type="float">
            <text:p>6,770,974.12</text:p>
          </table:table-cell>
          <table:table-cell table:formula="of:=ATAN( ( ['a, e, i orbits'.$G$3] * SIN( [Iterations.J21] ) ) / ( 1 + ['a, e, i orbits'.$G$3] * COS( [Iterations.J21] ) ) )" office:value-type="float" office:value="0.0235977341107485" calcext:value-type="float">
            <text:p>0.0235977341</text:p>
          </table:table-cell>
          <table:table-cell table:formula="of:=SQRT( ['a, e, i orbits'.$B$6] * ( 2/[Iterations.K21] - 1/['a, e, i orbits'.$G$2] ))" office:value-type="float" office:value="8036.86965598249" calcext:value-type="float">
            <text:p>8,036.87</text:p>
          </table:table-cell>
        </table:table-row>
        <table:table-row table:style-name="ro1">
          <table:table-cell/>
          <table:table-cell table:formula="of:=[Iterations.B21]+[Iterations.$C$3]" office:value-type="float" office:value="287.289878577778" calcext:value-type="float">
            <text:p>287.29</text:p>
          </table:table-cell>
          <table:table-cell table:formula="of:=[Iterations.$F$3]*[Iterations.B22]" office:value-type="float" office:value="0.279252680319093" calcext:value-type="float">
            <text:p>0.2792526803</text:p>
          </table:table-cell>
          <table:table-cell table:formula="of:=[Iterations.C22] + 2 * ['a, e, i orbits'.$G$3] * SIN( [Iterations.C22] ) + 1.25 * ['a, e, i orbits'.$G$3] * SIN( 2 * [Iterations.C22] )" office:value-type="float" office:value="0.400620059511643" calcext:value-type="float">
            <text:p>0.4006200595</text:p>
          </table:table-cell>
          <table:table-cell table:formula="of:=( ['a, e, i orbits'.$G$2] * (1 - ['a, e, i orbits'.$G$3]^2) ) / ( 1 + ['a, e, i orbits'.$G$3] * COS([Iterations.D22]) )" office:value-type="float" office:value="6798940.40825989" calcext:value-type="float">
            <text:p>6,798,940.41</text:p>
          </table:table-cell>
          <table:table-cell table:formula="of:=ATAN( ( ['a, e, i orbits'.$G$3] * SIN( [Iterations.D22] ) ) / ( 1 + ['a, e, i orbits'.$G$3] * COS( [Iterations.D22] ) ) )" office:value-type="float" office:value="0.0356954653508705" calcext:value-type="float">
            <text:p>0.0356954654</text:p>
          </table:table-cell>
          <table:table-cell table:formula="of:=SQRT( ['a, e, i orbits'.$B$6] * ( 2/[Iterations.E22] - 1/['a, e, i orbits'.$G$2] ))" office:value-type="float" office:value="8006.68337003148" calcext:value-type="float">
            <text:p>8,006.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ADIANS([Iterations.I22])" office:value-type="float" office:value="0.279252680319093" calcext:value-type="float">
            <text:p>0.2792526803</text:p>
          </table:table-cell>
          <table:table-cell table:formula="of:=( ['a, e, i orbits'.$G$2] * (1 - ['a, e, i orbits'.$G$3]^2) ) / ( 1 + ['a, e, i orbits'.$G$3] * COS([Iterations.J22]) )" office:value-type="float" office:value="6773855.2421856" calcext:value-type="float">
            <text:p>6,773,855.24</text:p>
          </table:table-cell>
          <table:table-cell table:formula="of:=ATAN( ( ['a, e, i orbits'.$G$3] * SIN( [Iterations.J22] ) ) / ( 1 + ['a, e, i orbits'.$G$3] * COS( [Iterations.J22] ) ) )" office:value-type="float" office:value="0.025141200535496" calcext:value-type="float">
            <text:p>0.0251412005</text:p>
          </table:table-cell>
          <table:table-cell table:formula="of:=SQRT( ['a, e, i orbits'.$B$6] * ( 2/[Iterations.K22] - 1/['a, e, i orbits'.$G$2] ))" office:value-type="float" office:value="8033.75357068714" calcext:value-type="float">
            <text:p>8,033.75</text:p>
          </table:table-cell>
        </table:table-row>
        <table:table-row table:style-name="ro1">
          <table:table-cell/>
          <table:table-cell table:formula="of:=[Iterations.B22]+[Iterations.$C$3]" office:value-type="float" office:value="305.24549598889" calcext:value-type="float">
            <text:p>305.25</text:p>
          </table:table-cell>
          <table:table-cell table:formula="of:=[Iterations.$F$3]*[Iterations.B23]" office:value-type="float" office:value="0.296705972839036" calcext:value-type="float">
            <text:p>0.2967059728</text:p>
          </table:table-cell>
          <table:table-cell table:formula="of:=[Iterations.C23] + 2 * ['a, e, i orbits'.$G$3] * SIN( [Iterations.C23] ) + 1.25 * ['a, e, i orbits'.$G$3] * SIN( 2 * [Iterations.C23] )" office:value-type="float" office:value="0.425079426717427" calcext:value-type="float">
            <text:p>0.4250794267</text:p>
          </table:table-cell>
          <table:table-cell table:formula="of:=( ['a, e, i orbits'.$G$2] * (1 - ['a, e, i orbits'.$G$3]^2) ) / ( 1 + ['a, e, i orbits'.$G$3] * COS([Iterations.D23]) )" office:value-type="float" office:value="6805055.38450779" calcext:value-type="float">
            <text:p>6,805,055.38</text:p>
          </table:table-cell>
          <table:table-cell table:formula="of:=ATAN( ( ['a, e, i orbits'.$G$3] * SIN( [Iterations.D23] ) ) / ( 1 + ['a, e, i orbits'.$G$3] * COS( [Iterations.D23] ) ) )" office:value-type="float" office:value="0.0377780872238954" calcext:value-type="float">
            <text:p>0.0377780872</text:p>
          </table:table-cell>
          <table:table-cell table:formula="of:=SQRT( ['a, e, i orbits'.$B$6] * ( 2/[Iterations.E23] - 1/['a, e, i orbits'.$G$2] ))" office:value-type="float" office:value="8000.10094961146" calcext:value-type="float">
            <text:p>8,000.1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ADIANS([Iterations.I23])" office:value-type="float" office:value="0.296705972839036" calcext:value-type="float">
            <text:p>0.2967059728</text:p>
          </table:table-cell>
          <table:table-cell table:formula="of:=( ['a, e, i orbits'.$G$2] * (1 - ['a, e, i orbits'.$G$3]^2) ) / ( 1 + ['a, e, i orbits'.$G$3] * COS([Iterations.J23]) )" office:value-type="float" office:value="6776919.92453833" calcext:value-type="float">
            <text:p>6,776,919.92</text:p>
          </table:table-cell>
          <table:table-cell table:formula="of:=ATAN( ( ['a, e, i orbits'.$G$3] * SIN( [Iterations.J23] ) ) / ( 1 + ['a, e, i orbits'.$G$3] * COS( [Iterations.J23] ) ) )" office:value-type="float" office:value="0.0266789160520406" calcext:value-type="float">
            <text:p>0.0266789161</text:p>
          </table:table-cell>
          <table:table-cell table:formula="of:=SQRT( ['a, e, i orbits'.$B$6] * ( 2/[Iterations.K23] - 1/['a, e, i orbits'.$G$2] ))" office:value-type="float" office:value="8030.44053515537" calcext:value-type="float">
            <text:p>8,030.44</text:p>
          </table:table-cell>
        </table:table-row>
        <table:table-row table:style-name="ro1">
          <table:table-cell/>
          <table:table-cell table:formula="of:=[Iterations.B23]+[Iterations.$C$3]" office:value-type="float" office:value="323.201113400001" calcext:value-type="float">
            <text:p>323.20</text:p>
          </table:table-cell>
          <table:table-cell table:formula="of:=[Iterations.$F$3]*[Iterations.B24]" office:value-type="float" office:value="0.314159265358979" calcext:value-type="float">
            <text:p>0.3141592654</text:p>
          </table:table-cell>
          <table:table-cell table:formula="of:=[Iterations.C24] + 2 * ['a, e, i orbits'.$G$3] * SIN( [Iterations.C24] ) + 1.25 * ['a, e, i orbits'.$G$3] * SIN( 2 * [Iterations.C24] )" office:value-type="float" office:value="0.449435820770528" calcext:value-type="float">
            <text:p>0.4494358208</text:p>
          </table:table-cell>
          <table:table-cell table:formula="of:=( ['a, e, i orbits'.$G$2] * (1 - ['a, e, i orbits'.$G$3]^2) ) / ( 1 + ['a, e, i orbits'.$G$3] * COS([Iterations.D24]) )" office:value-type="float" office:value="6811493.9459368" calcext:value-type="float">
            <text:p>6,811,493.95</text:p>
          </table:table-cell>
          <table:table-cell table:formula="of:=ATAN( ( ['a, e, i orbits'.$G$3] * SIN( [Iterations.D24] ) ) / ( 1 + ['a, e, i orbits'.$G$3] * COS( [Iterations.D24] ) ) )" office:value-type="float" office:value="0.0398348665729887" calcext:value-type="float">
            <text:p>0.0398348666</text:p>
          </table:table-cell>
          <table:table-cell table:formula="of:=SQRT( ['a, e, i orbits'.$B$6] * ( 2/[Iterations.E24] - 1/['a, e, i orbits'.$G$2] ))" office:value-type="float" office:value="7993.17713947071" calcext:value-type="float">
            <text:p>7,993.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ADIANS([Iterations.I24])" office:value-type="float" office:value="0.314159265358979" calcext:value-type="float">
            <text:p>0.3141592654</text:p>
          </table:table-cell>
          <table:table-cell table:formula="of:=( ['a, e, i orbits'.$G$2] * (1 - ['a, e, i orbits'.$G$3]^2) ) / ( 1 + ['a, e, i orbits'.$G$3] * COS([Iterations.J24]) )" office:value-type="float" office:value="6780167.72989128" calcext:value-type="float">
            <text:p>6,780,167.73</text:p>
          </table:table-cell>
          <table:table-cell table:formula="of:=ATAN( ( ['a, e, i orbits'.$G$3] * SIN( [Iterations.J24] ) ) / ( 1 + ['a, e, i orbits'.$G$3] * COS( [Iterations.J24] ) ) )" office:value-type="float" office:value="0.0282105214419157" calcext:value-type="float">
            <text:p>0.0282105214</text:p>
          </table:table-cell>
          <table:table-cell table:formula="of:=SQRT( ['a, e, i orbits'.$B$6] * ( 2/[Iterations.K24] - 1/['a, e, i orbits'.$G$2] ))" office:value-type="float" office:value="8026.93131535171" calcext:value-type="float">
            <text:p>8,026.93</text:p>
          </table:table-cell>
        </table:table-row>
        <table:table-row table:style-name="ro1">
          <table:table-cell/>
          <table:table-cell table:formula="of:=[Iterations.B24]+[Iterations.$C$3]" office:value-type="float" office:value="341.156730811112" calcext:value-type="float">
            <text:p>341.16</text:p>
          </table:table-cell>
          <table:table-cell table:formula="of:=[Iterations.$F$3]*[Iterations.B25]" office:value-type="float" office:value="0.331612557878923" calcext:value-type="float">
            <text:p>0.3316125579</text:p>
          </table:table-cell>
          <table:table-cell table:formula="of:=[Iterations.C25] + 2 * ['a, e, i orbits'.$G$3] * SIN( [Iterations.C25] ) + 1.25 * ['a, e, i orbits'.$G$3] * SIN( 2 * [Iterations.C25] )" office:value-type="float" office:value="0.473683873186061" calcext:value-type="float">
            <text:p>0.4736838732</text:p>
          </table:table-cell>
          <table:table-cell table:formula="of:=( ['a, e, i orbits'.$G$2] * (1 - ['a, e, i orbits'.$G$3]^2) ) / ( 1 + ['a, e, i orbits'.$G$3] * COS([Iterations.D25]) )" office:value-type="float" office:value="6818248.26847194" calcext:value-type="float">
            <text:p>6,818,248.27</text:p>
          </table:table-cell>
          <table:table-cell table:formula="of:=ATAN( ( ['a, e, i orbits'.$G$3] * SIN( [Iterations.D25] ) ) / ( 1 + ['a, e, i orbits'.$G$3] * COS( [Iterations.D25] ) ) )" office:value-type="float" office:value="0.0418646043639197" calcext:value-type="float">
            <text:p>0.0418646044</text:p>
          </table:table-cell>
          <table:table-cell table:formula="of:=SQRT( ['a, e, i orbits'.$B$6] * ( 2/[Iterations.E25] - 1/['a, e, i orbits'.$G$2] ))" office:value-type="float" office:value="7985.92139182398" calcext:value-type="float">
            <text:p>7,985.9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ADIANS([Iterations.I25])" office:value-type="float" office:value="0.331612557878923" calcext:value-type="float">
            <text:p>0.3316125579</text:p>
          </table:table-cell>
          <table:table-cell table:formula="of:=( ['a, e, i orbits'.$G$2] * (1 - ['a, e, i orbits'.$G$3]^2) ) / ( 1 + ['a, e, i orbits'.$G$3] * COS([Iterations.J25]) )" office:value-type="float" office:value="6783598.19017844" calcext:value-type="float">
            <text:p>6,783,598.19</text:p>
          </table:table-cell>
          <table:table-cell table:formula="of:=ATAN( ( ['a, e, i orbits'.$G$3] * SIN( [Iterations.J25] ) ) / ( 1 + ['a, e, i orbits'.$G$3] * COS( [Iterations.J25] ) ) )" office:value-type="float" office:value="0.0297356575435356" calcext:value-type="float">
            <text:p>0.0297356575</text:p>
          </table:table-cell>
          <table:table-cell table:formula="of:=SQRT( ['a, e, i orbits'.$B$6] * ( 2/[Iterations.K25] - 1/['a, e, i orbits'.$G$2] ))" office:value-type="float" office:value="8023.2267235231" calcext:value-type="float">
            <text:p>8,023.23</text:p>
          </table:table-cell>
        </table:table-row>
        <table:table-row table:style-name="ro1">
          <table:table-cell/>
          <table:table-cell table:formula="of:=[Iterations.B25]+[Iterations.$C$3]" office:value-type="float" office:value="359.112348222223" calcext:value-type="float">
            <text:p>359.11</text:p>
          </table:table-cell>
          <table:table-cell table:formula="of:=[Iterations.$F$3]*[Iterations.B26]" office:value-type="float" office:value="0.349065850398866" calcext:value-type="float">
            <text:p>0.3490658504</text:p>
          </table:table-cell>
          <table:table-cell table:formula="of:=[Iterations.C26] + 2 * ['a, e, i orbits'.$G$3] * SIN( [Iterations.C26] ) + 1.25 * ['a, e, i orbits'.$G$3] * SIN( 2 * [Iterations.C26] )" office:value-type="float" office:value="0.497818330274817" calcext:value-type="float">
            <text:p>0.4978183303</text:p>
          </table:table-cell>
          <table:table-cell table:formula="of:=( ['a, e, i orbits'.$G$2] * (1 - ['a, e, i orbits'.$G$3]^2) ) / ( 1 + ['a, e, i orbits'.$G$3] * COS([Iterations.D26]) )" office:value-type="float" office:value="6825310.21181701" calcext:value-type="float">
            <text:p>6,825,310.21</text:p>
          </table:table-cell>
          <table:table-cell table:formula="of:=ATAN( ( ['a, e, i orbits'.$G$3] * SIN( [Iterations.D26] ) ) / ( 1 + ['a, e, i orbits'.$G$3] * COS( [Iterations.D26] ) ) )" office:value-type="float" office:value="0.0438661523118542" calcext:value-type="float">
            <text:p>0.0438661523</text:p>
          </table:table-cell>
          <table:table-cell table:formula="of:=SQRT( ['a, e, i orbits'.$B$6] * ( 2/[Iterations.E26] - 1/['a, e, i orbits'.$G$2] ))" office:value-type="float" office:value="7978.34350818015" calcext:value-type="float">
            <text:p>7,978.3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ADIANS([Iterations.I26])" office:value-type="float" office:value="0.349065850398866" calcext:value-type="float">
            <text:p>0.3490658504</text:p>
          </table:table-cell>
          <table:table-cell table:formula="of:=( ['a, e, i orbits'.$G$2] * (1 - ['a, e, i orbits'.$G$3]^2) ) / ( 1 + ['a, e, i orbits'.$G$3] * COS([Iterations.J26]) )" office:value-type="float" office:value="6787210.80873165" calcext:value-type="float">
            <text:p>6,787,210.81</text:p>
          </table:table-cell>
          <table:table-cell table:formula="of:=ATAN( ( ['a, e, i orbits'.$G$3] * SIN( [Iterations.J26] ) ) / ( 1 + ['a, e, i orbits'.$G$3] * COS( [Iterations.J26] ) ) )" office:value-type="float" office:value="0.0312539652608985" calcext:value-type="float">
            <text:p>0.0312539653</text:p>
          </table:table-cell>
          <table:table-cell table:formula="of:=SQRT( ['a, e, i orbits'.$B$6] * ( 2/[Iterations.K26] - 1/['a, e, i orbits'.$G$2] ))" office:value-type="float" office:value="8019.32761817252" calcext:value-type="float">
            <text:p>8,019.33</text:p>
          </table:table-cell>
        </table:table-row>
        <table:table-row table:style-name="ro1">
          <table:table-cell/>
          <table:table-cell table:formula="of:=[Iterations.B26]+[Iterations.$C$3]" office:value-type="float" office:value="377.067965633334" calcext:value-type="float">
            <text:p>377.07</text:p>
          </table:table-cell>
          <table:table-cell table:formula="of:=[Iterations.$F$3]*[Iterations.B27]" office:value-type="float" office:value="0.366519142918809" calcext:value-type="float">
            <text:p>0.3665191429</text:p>
          </table:table-cell>
          <table:table-cell table:formula="of:=[Iterations.C27] + 2 * ['a, e, i orbits'.$G$3] * SIN( [Iterations.C27] ) + 1.25 * ['a, e, i orbits'.$G$3] * SIN( 2 * [Iterations.C27] )" office:value-type="float" office:value="0.521834058622727" calcext:value-type="float">
            <text:p>0.5218340586</text:p>
          </table:table-cell>
          <table:table-cell table:formula="of:=( ['a, e, i orbits'.$G$2] * (1 - ['a, e, i orbits'.$G$3]^2) ) / ( 1 + ['a, e, i orbits'.$G$3] * COS([Iterations.D27]) )" office:value-type="float" office:value="6832671.33956558" calcext:value-type="float">
            <text:p>6,832,671.34</text:p>
          </table:table-cell>
          <table:table-cell table:formula="of:=ATAN( ( ['a, e, i orbits'.$G$3] * SIN( [Iterations.D27] ) ) / ( 1 + ['a, e, i orbits'.$G$3] * COS( [Iterations.D27] ) ) )" office:value-type="float" office:value="0.0458384145597358" calcext:value-type="float">
            <text:p>0.0458384146</text:p>
          </table:table-cell>
          <table:table-cell table:formula="of:=SQRT( ['a, e, i orbits'.$B$6] * ( 2/[Iterations.E27] - 1/['a, e, i orbits'.$G$2] ))" office:value-type="float" office:value="7970.45361124703" calcext:value-type="float">
            <text:p>7,970.4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RADIANS([Iterations.I27])" office:value-type="float" office:value="0.366519142918809" calcext:value-type="float">
            <text:p>0.3665191429</text:p>
          </table:table-cell>
          <table:table-cell table:formula="of:=( ['a, e, i orbits'.$G$2] * (1 - ['a, e, i orbits'.$G$3]^2) ) / ( 1 + ['a, e, i orbits'.$G$3] * COS([Iterations.J27]) )" office:value-type="float" office:value="6791005.05997627" calcext:value-type="float">
            <text:p>6,791,005.06</text:p>
          </table:table-cell>
          <table:table-cell table:formula="of:=ATAN( ( ['a, e, i orbits'.$G$3] * SIN( [Iterations.J27] ) ) / ( 1 + ['a, e, i orbits'.$G$3] * COS( [Iterations.J27] ) ) )" office:value-type="float" office:value="0.0327650855732199" calcext:value-type="float">
            <text:p>0.0327650856</text:p>
          </table:table-cell>
          <table:table-cell table:formula="of:=SQRT( ['a, e, i orbits'.$B$6] * ( 2/[Iterations.K27] - 1/['a, e, i orbits'.$G$2] ))" office:value-type="float" office:value="8015.23490403044" calcext:value-type="float">
            <text:p>8,015.23</text:p>
          </table:table-cell>
        </table:table-row>
        <table:table-row table:style-name="ro1">
          <table:table-cell/>
          <table:table-cell table:formula="of:=[Iterations.B27]+[Iterations.$C$3]" office:value-type="float" office:value="395.023583044446" calcext:value-type="float">
            <text:p>395.02</text:p>
          </table:table-cell>
          <table:table-cell table:formula="of:=[Iterations.$F$3]*[Iterations.B28]" office:value-type="float" office:value="0.383972435438753" calcext:value-type="float">
            <text:p>0.3839724354</text:p>
          </table:table-cell>
          <table:table-cell table:formula="of:=[Iterations.C28] + 2 * ['a, e, i orbits'.$G$3] * SIN( [Iterations.C28] ) + 1.25 * ['a, e, i orbits'.$G$3] * SIN( 2 * [Iterations.C28] )" office:value-type="float" office:value="0.54572605042931" calcext:value-type="float">
            <text:p>0.5457260504</text:p>
          </table:table-cell>
          <table:table-cell table:formula="of:=( ['a, e, i orbits'.$G$2] * (1 - ['a, e, i orbits'.$G$3]^2) ) / ( 1 + ['a, e, i orbits'.$G$3] * COS([Iterations.D28]) )" office:value-type="float" office:value="6840322.93994773" calcext:value-type="float">
            <text:p>6,840,322.94</text:p>
          </table:table-cell>
          <table:table-cell table:formula="of:=ATAN( ( ['a, e, i orbits'.$G$3] * SIN( [Iterations.D28] ) ) / ( 1 + ['a, e, i orbits'.$G$3] * COS( [Iterations.D28] ) ) )" office:value-type="float" office:value="0.0477803491912937" calcext:value-type="float">
            <text:p>0.0477803492</text:p>
          </table:table-cell>
          <table:table-cell table:formula="of:=SQRT( ['a, e, i orbits'.$B$6] * ( 2/[Iterations.E28] - 1/['a, e, i orbits'.$G$2] ))" office:value-type="float" office:value="7962.26211624485" calcext:value-type="float">
            <text:p>7,962.2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ADIANS([Iterations.I28])" office:value-type="float" office:value="0.383972435438752" calcext:value-type="float">
            <text:p>0.3839724354</text:p>
          </table:table-cell>
          <table:table-cell table:formula="of:=( ['a, e, i orbits'.$G$2] * (1 - ['a, e, i orbits'.$G$3]^2) ) / ( 1 + ['a, e, i orbits'.$G$3] * COS([Iterations.J28]) )" office:value-type="float" office:value="6794980.38911176" calcext:value-type="float">
            <text:p>6,794,980.39</text:p>
          </table:table-cell>
          <table:table-cell table:formula="of:=ATAN( ( ['a, e, i orbits'.$G$3] * SIN( [Iterations.J28] ) ) / ( 1 + ['a, e, i orbits'.$G$3] * COS( [Iterations.J28] ) ) )" office:value-type="float" office:value="0.0342686595455543" calcext:value-type="float">
            <text:p>0.0342686595</text:p>
          </table:table-cell>
          <table:table-cell table:formula="of:=SQRT( ['a, e, i orbits'.$B$6] * ( 2/[Iterations.K28] - 1/['a, e, i orbits'.$G$2] ))" office:value-type="float" office:value="8010.94953202426" calcext:value-type="float">
            <text:p>8,010.95</text:p>
          </table:table-cell>
        </table:table-row>
        <table:table-row table:style-name="ro1">
          <table:table-cell/>
          <table:table-cell table:formula="of:=[Iterations.B28]+[Iterations.$C$3]" office:value-type="float" office:value="412.979200455557" calcext:value-type="float">
            <text:p>412.98</text:p>
          </table:table-cell>
          <table:table-cell table:formula="of:=[Iterations.$F$3]*[Iterations.B29]" office:value-type="float" office:value="0.401425727958696" calcext:value-type="float">
            <text:p>0.401425728</text:p>
          </table:table-cell>
          <table:table-cell table:formula="of:=[Iterations.C29] + 2 * ['a, e, i orbits'.$G$3] * SIN( [Iterations.C29] ) + 1.25 * ['a, e, i orbits'.$G$3] * SIN( 2 * [Iterations.C29] )" office:value-type="float" office:value="0.569489428698882" calcext:value-type="float">
            <text:p>0.5694894287</text:p>
          </table:table-cell>
          <table:table-cell table:formula="of:=( ['a, e, i orbits'.$G$2] * (1 - ['a, e, i orbits'.$G$3]^2) ) / ( 1 + ['a, e, i orbits'.$G$3] * COS([Iterations.D29]) )" office:value-type="float" office:value="6848256.04714505" calcext:value-type="float">
            <text:p>6,848,256.05</text:p>
          </table:table-cell>
          <table:table-cell table:formula="of:=ATAN( ( ['a, e, i orbits'.$G$3] * SIN( [Iterations.D29] ) ) / ( 1 + ['a, e, i orbits'.$G$3] * COS( [Iterations.D29] ) ) )" office:value-type="float" office:value="0.0496909695749355" calcext:value-type="float">
            <text:p>0.0496909696</text:p>
          </table:table-cell>
          <table:table-cell table:formula="of:=SQRT( ['a, e, i orbits'.$B$6] * ( 2/[Iterations.E29] - 1/['a, e, i orbits'.$G$2] ))" office:value-type="float" office:value="7953.77970174827" calcext:value-type="float">
            <text:p>7,953.7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RADIANS([Iterations.I29])" office:value-type="float" office:value="0.401425727958696" calcext:value-type="float">
            <text:p>0.401425728</text:p>
          </table:table-cell>
          <table:table-cell table:formula="of:=( ['a, e, i orbits'.$G$2] * (1 - ['a, e, i orbits'.$G$3]^2) ) / ( 1 + ['a, e, i orbits'.$G$3] * COS([Iterations.J29]) )" office:value-type="float" office:value="6799136.21177746" calcext:value-type="float">
            <text:p>6,799,136.21</text:p>
          </table:table-cell>
          <table:table-cell table:formula="of:=ATAN( ( ['a, e, i orbits'.$G$3] * SIN( [Iterations.J29] ) ) / ( 1 + ['a, e, i orbits'.$G$3] * COS( [Iterations.J29] ) ) )" office:value-type="float" office:value="0.0357643283404575" calcext:value-type="float">
            <text:p>0.0357643283</text:p>
          </table:table-cell>
          <table:table-cell table:formula="of:=SQRT( ['a, e, i orbits'.$B$6] * ( 2/[Iterations.K29] - 1/['a, e, i orbits'.$G$2] ))" office:value-type="float" office:value="8006.47249924545" calcext:value-type="float">
            <text:p>8,006.47</text:p>
          </table:table-cell>
        </table:table-row>
        <table:table-row table:style-name="ro1">
          <table:table-cell/>
          <table:table-cell table:formula="of:=[Iterations.B29]+[Iterations.$C$3]" office:value-type="float" office:value="430.934817866668" calcext:value-type="float">
            <text:p>430.93</text:p>
          </table:table-cell>
          <table:table-cell table:formula="of:=[Iterations.$F$3]*[Iterations.B30]" office:value-type="float" office:value="0.418879020478639" calcext:value-type="float">
            <text:p>0.4188790205</text:p>
          </table:table-cell>
          <table:table-cell table:formula="of:=[Iterations.C30] + 2 * ['a, e, i orbits'.$G$3] * SIN( [Iterations.C30] ) + 1.25 * ['a, e, i orbits'.$G$3] * SIN( 2 * [Iterations.C30] )" office:value-type="float" office:value="0.593119452278474" calcext:value-type="float">
            <text:p>0.5931194523</text:p>
          </table:table-cell>
          <table:table-cell table:formula="of:=( ['a, e, i orbits'.$G$2] * (1 - ['a, e, i orbits'.$G$3]^2) ) / ( 1 + ['a, e, i orbits'.$G$3] * COS([Iterations.D30]) )" office:value-type="float" office:value="6856461.46310412" calcext:value-type="float">
            <text:p>6,856,461.46</text:p>
          </table:table-cell>
          <table:table-cell table:formula="of:=ATAN( ( ['a, e, i orbits'.$G$3] * SIN( [Iterations.D30] ) ) / ( 1 + ['a, e, i orbits'.$G$3] * COS( [Iterations.D30] ) ) )" office:value-type="float" office:value="0.0515693455354712" calcext:value-type="float">
            <text:p>0.0515693455</text:p>
          </table:table-cell>
          <table:table-cell table:formula="of:=SQRT( ['a, e, i orbits'.$B$6] * ( 2/[Iterations.E30] - 1/['a, e, i orbits'.$G$2] ))" office:value-type="float" office:value="7945.01728017734" calcext:value-type="float">
            <text:p>7,945.0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ADIANS([Iterations.I30])" office:value-type="float" office:value="0.418879020478639" calcext:value-type="float">
            <text:p>0.4188790205</text:p>
          </table:table-cell>
          <table:table-cell table:formula="of:=( ['a, e, i orbits'.$G$2] * (1 - ['a, e, i orbits'.$G$3]^2) ) / ( 1 + ['a, e, i orbits'.$G$3] * COS([Iterations.J30]) )" office:value-type="float" office:value="6803471.9137037" calcext:value-type="float">
            <text:p>6,803,471.91</text:p>
          </table:table-cell>
          <table:table-cell table:formula="of:=ATAN( ( ['a, e, i orbits'.$G$3] * SIN( [Iterations.J30] ) ) / ( 1 + ['a, e, i orbits'.$G$3] * COS( [Iterations.J30] ) ) )" office:value-type="float" office:value="0.0372517332307499" calcext:value-type="float">
            <text:p>0.0372517332</text:p>
          </table:table-cell>
          <table:table-cell table:formula="of:=SQRT( ['a, e, i orbits'.$B$6] * ( 2/[Iterations.K30] - 1/['a, e, i orbits'.$G$2] ))" office:value-type="float" office:value="8001.80484891438" calcext:value-type="float">
            <text:p>8,001.80</text:p>
          </table:table-cell>
        </table:table-row>
        <table:table-row table:style-name="ro1">
          <table:table-cell/>
          <table:table-cell table:formula="of:=[Iterations.B30]+[Iterations.$C$3]" office:value-type="float" office:value="448.890435277779" calcext:value-type="float">
            <text:p>448.89</text:p>
          </table:table-cell>
          <table:table-cell table:formula="of:=[Iterations.$F$3]*[Iterations.B31]" office:value-type="float" office:value="0.436332312998583" calcext:value-type="float">
            <text:p>0.436332313</text:p>
          </table:table-cell>
          <table:table-cell table:formula="of:=[Iterations.C31] + 2 * ['a, e, i orbits'.$G$3] * SIN( [Iterations.C31] ) + 1.25 * ['a, e, i orbits'.$G$3] * SIN( 2 * [Iterations.C31] )" office:value-type="float" office:value="0.616611520736595" calcext:value-type="float">
            <text:p>0.6166115207</text:p>
          </table:table-cell>
          <table:table-cell table:formula="of:=( ['a, e, i orbits'.$G$2] * (1 - ['a, e, i orbits'.$G$3]^2) ) / ( 1 + ['a, e, i orbits'.$G$3] * COS([Iterations.D31]) )" office:value-type="float" office:value="6864929.77977684" calcext:value-type="float">
            <text:p>6,864,929.78</text:p>
          </table:table-cell>
          <table:table-cell table:formula="of:=ATAN( ( ['a, e, i orbits'.$G$3] * SIN( [Iterations.D31] ) ) / ( 1 + ['a, e, i orbits'.$G$3] * COS( [Iterations.D31] ) ) )" office:value-type="float" office:value="0.0534146043513111" calcext:value-type="float">
            <text:p>0.0534146044</text:p>
          </table:table-cell>
          <table:table-cell table:formula="of:=SQRT( ['a, e, i orbits'.$B$6] * ( 2/[Iterations.E31] - 1/['a, e, i orbits'.$G$2] ))" office:value-type="float" office:value="7935.98596805716" calcext:value-type="float">
            <text:p>7,935.9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RADIANS([Iterations.I31])" office:value-type="float" office:value="0.436332312998582" calcext:value-type="float">
            <text:p>0.436332313</text:p>
          </table:table-cell>
          <table:table-cell table:formula="of:=( ['a, e, i orbits'.$G$2] * (1 - ['a, e, i orbits'.$G$3]^2) ) / ( 1 + ['a, e, i orbits'.$G$3] * COS([Iterations.J31]) )" office:value-type="float" office:value="6807986.8503486" calcext:value-type="float">
            <text:p>6,807,986.85</text:p>
          </table:table-cell>
          <table:table-cell table:formula="of:=ATAN( ( ['a, e, i orbits'.$G$3] * SIN( [Iterations.J31] ) ) / ( 1 + ['a, e, i orbits'.$G$3] * COS( [Iterations.J31] ) ) )" office:value-type="float" office:value="0.0387305156134337" calcext:value-type="float">
            <text:p>0.0387305156</text:p>
          </table:table-cell>
          <table:table-cell table:formula="of:=SQRT( ['a, e, i orbits'.$B$6] * ( 2/[Iterations.K31] - 1/['a, e, i orbits'.$G$2] ))" office:value-type="float" office:value="7996.94767034278" calcext:value-type="float">
            <text:p>7,996.95</text:p>
          </table:table-cell>
        </table:table-row>
        <table:table-row table:style-name="ro1">
          <table:table-cell/>
          <table:table-cell table:formula="of:=[Iterations.B31]+[Iterations.$C$3]" office:value-type="float" office:value="466.84605268889" calcext:value-type="float">
            <text:p>466.85</text:p>
          </table:table-cell>
          <table:table-cell table:formula="of:=[Iterations.$F$3]*[Iterations.B32]" office:value-type="float" office:value="0.453785605518526" calcext:value-type="float">
            <text:p>0.4537856055</text:p>
          </table:table-cell>
          <table:table-cell table:formula="of:=[Iterations.C32] + 2 * ['a, e, i orbits'.$G$3] * SIN( [Iterations.C32] ) + 1.25 * ['a, e, i orbits'.$G$3] * SIN( 2 * [Iterations.C32] )" office:value-type="float" office:value="0.639961179077182" calcext:value-type="float">
            <text:p>0.6399611791</text:p>
          </table:table-cell>
          <table:table-cell table:formula="of:=( ['a, e, i orbits'.$G$2] * (1 - ['a, e, i orbits'.$G$3]^2) ) / ( 1 + ['a, e, i orbits'.$G$3] * COS([Iterations.D32]) )" office:value-type="float" office:value="6873651.40171424" calcext:value-type="float">
            <text:p>6,873,651.40</text:p>
          </table:table-cell>
          <table:table-cell table:formula="of:=ATAN( ( ['a, e, i orbits'.$G$3] * SIN( [Iterations.D32] ) ) / ( 1 + ['a, e, i orbits'.$G$3] * COS( [Iterations.D32] ) ) )" office:value-type="float" office:value="0.0552259315754877" calcext:value-type="float">
            <text:p>0.0552259316</text:p>
          </table:table-cell>
          <table:table-cell table:formula="of:=SQRT( ['a, e, i orbits'.$B$6] * ( 2/[Iterations.E32] - 1/['a, e, i orbits'.$G$2] ))" office:value-type="float" office:value="7926.69705616476" calcext:value-type="float">
            <text:p>7,926.7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ADIANS([Iterations.I32])" office:value-type="float" office:value="0.453785605518526" calcext:value-type="float">
            <text:p>0.4537856055</text:p>
          </table:table-cell>
          <table:table-cell table:formula="of:=( ['a, e, i orbits'.$G$2] * (1 - ['a, e, i orbits'.$G$3]^2) ) / ( 1 + ['a, e, i orbits'.$G$3] * COS([Iterations.J32]) )" office:value-type="float" office:value="6812680.34652078" calcext:value-type="float">
            <text:p>6,812,680.35</text:p>
          </table:table-cell>
          <table:table-cell table:formula="of:=ATAN( ( ['a, e, i orbits'.$G$3] * SIN( [Iterations.J32] ) ) / ( 1 + ['a, e, i orbits'.$G$3] * COS( [Iterations.J32] ) ) )" office:value-type="float" office:value="0.0402003170248252" calcext:value-type="float">
            <text:p>0.040200317</text:p>
          </table:table-cell>
          <table:table-cell table:formula="of:=SQRT( ['a, e, i orbits'.$B$6] * ( 2/[Iterations.K32] - 1/['a, e, i orbits'.$G$2] ))" office:value-type="float" office:value="7991.90209889358" calcext:value-type="float">
            <text:p>7,991.90</text:p>
          </table:table-cell>
        </table:table-row>
        <table:table-row table:style-name="ro1">
          <table:table-cell/>
          <table:table-cell table:formula="of:=[Iterations.B32]+[Iterations.$C$3]" office:value-type="float" office:value="484.801670100001" calcext:value-type="float">
            <text:p>484.80</text:p>
          </table:table-cell>
          <table:table-cell table:formula="of:=[Iterations.$F$3]*[Iterations.B33]" office:value-type="float" office:value="0.471238898038469" calcext:value-type="float">
            <text:p>0.471238898</text:p>
          </table:table-cell>
          <table:table-cell table:formula="of:=[Iterations.C33] + 2 * ['a, e, i orbits'.$G$3] * SIN( [Iterations.C33] ) + 1.25 * ['a, e, i orbits'.$G$3] * SIN( 2 * [Iterations.C33] )" office:value-type="float" office:value="0.663164122283247" calcext:value-type="float">
            <text:p>0.6631641223</text:p>
          </table:table-cell>
          <table:table-cell table:formula="of:=( ['a, e, i orbits'.$G$2] * (1 - ['a, e, i orbits'.$G$3]^2) ) / ( 1 + ['a, e, i orbits'.$G$3] * COS([Iterations.D33]) )" office:value-type="float" office:value="6882616.56893893" calcext:value-type="float">
            <text:p>6,882,616.57</text:p>
          </table:table-cell>
          <table:table-cell table:formula="of:=ATAN( ( ['a, e, i orbits'.$G$3] * SIN( [Iterations.D33] ) ) / ( 1 + ['a, e, i orbits'.$G$3] * COS( [Iterations.D33] ) ) )" office:value-type="float" office:value="0.0570025716795684" calcext:value-type="float">
            <text:p>0.0570025717</text:p>
          </table:table-cell>
          <table:table-cell table:formula="of:=SQRT( ['a, e, i orbits'.$B$6] * ( 2/[Iterations.E33] - 1/['a, e, i orbits'.$G$2] ))" office:value-type="float" office:value="7917.16197967995" calcext:value-type="float">
            <text:p>7,917.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RADIANS([Iterations.I33])" office:value-type="float" office:value="0.471238898038469" calcext:value-type="float">
            <text:p>0.471238898</text:p>
          </table:table-cell>
          <table:table-cell table:formula="of:=( ['a, e, i orbits'.$G$2] * (1 - ['a, e, i orbits'.$G$3]^2) ) / ( 1 + ['a, e, i orbits'.$G$3] * COS([Iterations.J33]) )" office:value-type="float" office:value="6817551.69598829" calcext:value-type="float">
            <text:p>6,817,551.70</text:p>
          </table:table-cell>
          <table:table-cell table:formula="of:=ATAN( ( ['a, e, i orbits'.$G$3] * SIN( [Iterations.J33] ) ) / ( 1 + ['a, e, i orbits'.$G$3] * COS( [Iterations.J33] ) ) )" office:value-type="float" office:value="0.0416607791569579" calcext:value-type="float">
            <text:p>0.0416607792</text:p>
          </table:table-cell>
          <table:table-cell table:formula="of:=SQRT( ['a, e, i orbits'.$B$6] * ( 2/[Iterations.K33] - 1/['a, e, i orbits'.$G$2] ))" office:value-type="float" office:value="7986.66931593816" calcext:value-type="float">
            <text:p>7,986.67</text:p>
          </table:table-cell>
        </table:table-row>
        <table:table-row table:style-name="ro1">
          <table:table-cell/>
          <table:table-cell table:formula="of:=[Iterations.B33]+[Iterations.$C$3]" office:value-type="float" office:value="502.757287511113" calcext:value-type="float">
            <text:p>502.76</text:p>
          </table:table-cell>
          <table:table-cell table:formula="of:=[Iterations.$F$3]*[Iterations.B34]" office:value-type="float" office:value="0.488692190558413" calcext:value-type="float">
            <text:p>0.4886921906</text:p>
          </table:table-cell>
          <table:table-cell table:formula="of:=[Iterations.C34] + 2 * ['a, e, i orbits'.$G$3] * SIN( [Iterations.C34] ) + 1.25 * ['a, e, i orbits'.$G$3] * SIN( 2 * [Iterations.C34] )" office:value-type="float" office:value="0.686216199684971" calcext:value-type="float">
            <text:p>0.6862161997</text:p>
          </table:table-cell>
          <table:table-cell table:formula="of:=( ['a, e, i orbits'.$G$2] * (1 - ['a, e, i orbits'.$G$3]^2) ) / ( 1 + ['a, e, i orbits'.$G$3] * COS([Iterations.D34]) )" office:value-type="float" office:value="6891815.38002045" calcext:value-type="float">
            <text:p>6,891,815.38</text:p>
          </table:table-cell>
          <table:table-cell table:formula="of:=ATAN( ( ['a, e, i orbits'.$G$3] * SIN( [Iterations.D34] ) ) / ( 1 + ['a, e, i orbits'.$G$3] * COS( [Iterations.D34] ) ) )" office:value-type="float" office:value="0.0587438285202366" calcext:value-type="float">
            <text:p>0.0587438285</text:p>
          </table:table-cell>
          <table:table-cell table:formula="of:=SQRT( ['a, e, i orbits'.$B$6] * ( 2/[Iterations.E34] - 1/['a, e, i orbits'.$G$2] ))" office:value-type="float" office:value="7907.39228845436" calcext:value-type="float">
            <text:p>7,907.3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ADIANS([Iterations.I34])" office:value-type="float" office:value="0.488692190558412" calcext:value-type="float">
            <text:p>0.4886921906</text:p>
          </table:table-cell>
          <table:table-cell table:formula="of:=( ['a, e, i orbits'.$G$2] * (1 - ['a, e, i orbits'.$G$3]^2) ) / ( 1 + ['a, e, i orbits'.$G$3] * COS([Iterations.J34]) )" office:value-type="float" office:value="6822600.16107407" calcext:value-type="float">
            <text:p>6,822,600.16</text:p>
          </table:table-cell>
          <table:table-cell table:formula="of:=ATAN( ( ['a, e, i orbits'.$G$3] * SIN( [Iterations.J34] ) ) / ( 1 + ['a, e, i orbits'.$G$3] * COS( [Iterations.J34] ) ) )" office:value-type="float" office:value="0.043111543875316" calcext:value-type="float">
            <text:p>0.0431115439</text:p>
          </table:table-cell>
          <table:table-cell table:formula="of:=SQRT( ['a, e, i orbits'.$B$6] * ( 2/[Iterations.K34] - 1/['a, e, i orbits'.$G$2] ))" office:value-type="float" office:value="7981.25054881076" calcext:value-type="float">
            <text:p>7,981.25</text:p>
          </table:table-cell>
        </table:table-row>
        <table:table-row table:style-name="ro1">
          <table:table-cell/>
          <table:table-cell table:formula="of:=[Iterations.B34]+[Iterations.$C$3]" office:value-type="float" office:value="520.712904922224" calcext:value-type="float">
            <text:p>520.71</text:p>
          </table:table-cell>
          <table:table-cell table:formula="of:=[Iterations.$F$3]*[Iterations.B35]" office:value-type="float" office:value="0.506145483078356" calcext:value-type="float">
            <text:p>0.5061454831</text:p>
          </table:table-cell>
          <table:table-cell table:formula="of:=[Iterations.C35] + 2 * ['a, e, i orbits'.$G$3] * SIN( [Iterations.C35] ) + 1.25 * ['a, e, i orbits'.$G$3] * SIN( 2 * [Iterations.C35] )" office:value-type="float" office:value="0.709113419147177" calcext:value-type="float">
            <text:p>0.7091134191</text:p>
          </table:table-cell>
          <table:table-cell table:formula="of:=( ['a, e, i orbits'.$G$2] * (1 - ['a, e, i orbits'.$G$3]^2) ) / ( 1 + ['a, e, i orbits'.$G$3] * COS([Iterations.D35]) )" office:value-type="float" office:value="6901237.81527702" calcext:value-type="float">
            <text:p>6,901,237.82</text:p>
          </table:table-cell>
          <table:table-cell table:formula="of:=ATAN( ( ['a, e, i orbits'.$G$3] * SIN( [Iterations.D35] ) ) / ( 1 + ['a, e, i orbits'.$G$3] * COS( [Iterations.D35] ) ) )" office:value-type="float" office:value="0.0604490656290416" calcext:value-type="float">
            <text:p>0.0604490656</text:p>
          </table:table-cell>
          <table:table-cell table:formula="of:=SQRT( ['a, e, i orbits'.$B$6] * ( 2/[Iterations.E35] - 1/['a, e, i orbits'.$G$2] ))" office:value-type="float" office:value="7897.39961751013" calcext:value-type="float">
            <text:p>7,897.4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RADIANS([Iterations.I35])" office:value-type="float" office:value="0.506145483078356" calcext:value-type="float">
            <text:p>0.5061454831</text:p>
          </table:table-cell>
          <table:table-cell table:formula="of:=( ['a, e, i orbits'.$G$2] * (1 - ['a, e, i orbits'.$G$3]^2) ) / ( 1 + ['a, e, i orbits'.$G$3] * COS([Iterations.J35]) )" office:value-type="float" office:value="6827824.9722382" calcext:value-type="float">
            <text:p>6,827,824.97</text:p>
          </table:table-cell>
          <table:table-cell table:formula="of:=ATAN( ( ['a, e, i orbits'.$G$3] * SIN( [Iterations.J35] ) ) / ( 1 + ['a, e, i orbits'.$G$3] * COS( [Iterations.J35] ) ) )" office:value-type="float" office:value="0.0445522532379578" calcext:value-type="float">
            <text:p>0.0445522532</text:p>
          </table:table-cell>
          <table:table-cell table:formula="of:=SQRT( ['a, e, i orbits'.$B$6] * ( 2/[Iterations.K35] - 1/['a, e, i orbits'.$G$2] ))" office:value-type="float" office:value="7975.64707076003" calcext:value-type="float">
            <text:p>7,975.65</text:p>
          </table:table-cell>
        </table:table-row>
        <table:table-row table:style-name="ro1">
          <table:table-cell/>
          <table:table-cell table:formula="of:=[Iterations.B35]+[Iterations.$C$3]" office:value-type="float" office:value="538.668522333335" calcext:value-type="float">
            <text:p>538.67</text:p>
          </table:table-cell>
          <table:table-cell table:formula="of:=[Iterations.$F$3]*[Iterations.B36]" office:value-type="float" office:value="0.523598775598299" calcext:value-type="float">
            <text:p>0.5235987756</text:p>
          </table:table-cell>
          <table:table-cell table:formula="of:=[Iterations.C36] + 2 * ['a, e, i orbits'.$G$3] * SIN( [Iterations.C36] ) + 1.25 * ['a, e, i orbits'.$G$3] * SIN( 2 * [Iterations.C36] )" office:value-type="float" office:value="0.731851951071354" calcext:value-type="float">
            <text:p>0.7318519511</text:p>
          </table:table-cell>
          <table:table-cell table:formula="of:=( ['a, e, i orbits'.$G$2] * (1 - ['a, e, i orbits'.$G$3]^2) ) / ( 1 + ['a, e, i orbits'.$G$3] * COS([Iterations.D36]) )" office:value-type="float" office:value="6910873.76002669" calcext:value-type="float">
            <text:p>6,910,873.76</text:p>
          </table:table-cell>
          <table:table-cell table:formula="of:=ATAN( ( ['a, e, i orbits'.$G$3] * SIN( [Iterations.D36] ) ) / ( 1 + ['a, e, i orbits'.$G$3] * COS( [Iterations.D36] ) ) )" office:value-type="float" office:value="0.0621177063265211" calcext:value-type="float">
            <text:p>0.0621177063</text:p>
          </table:table-cell>
          <table:table-cell table:formula="of:=SQRT( ['a, e, i orbits'.$B$6] * ( 2/[Iterations.E36] - 1/['a, e, i orbits'.$G$2] ))" office:value-type="float" office:value="7887.19565787566" calcext:value-type="float">
            <text:p>7,887.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ADIANS([Iterations.I36])" office:value-type="float" office:value="0.523598775598299" calcext:value-type="float">
            <text:p>0.5235987756</text:p>
          </table:table-cell>
          <table:table-cell table:formula="of:=( ['a, e, i orbits'.$G$2] * (1 - ['a, e, i orbits'.$G$3]^2) ) / ( 1 + ['a, e, i orbits'.$G$3] * COS([Iterations.J36]) )" office:value-type="float" office:value="6833225.32764741" calcext:value-type="float">
            <text:p>6,833,225.33</text:p>
          </table:table-cell>
          <table:table-cell table:formula="of:=ATAN( ( ['a, e, i orbits'.$G$3] * SIN( [Iterations.J36] ) ) / ( 1 + ['a, e, i orbits'.$G$3] * COS( [Iterations.J36] ) ) )" office:value-type="float" office:value="0.045982549516089" calcext:value-type="float">
            <text:p>0.0459825495</text:p>
          </table:table-cell>
          <table:table-cell table:formula="of:=SQRT( ['a, e, i orbits'.$B$6] * ( 2/[Iterations.K36] - 1/['a, e, i orbits'.$G$2] ))" office:value-type="float" office:value="7969.8602008975" calcext:value-type="float">
            <text:p>7,969.86</text:p>
          </table:table-cell>
        </table:table-row>
        <table:table-row table:style-name="ro1">
          <table:table-cell/>
          <table:table-cell table:formula="of:=[Iterations.B36]+[Iterations.$C$3]" office:value-type="float" office:value="556.624139744446" calcext:value-type="float">
            <text:p>556.62</text:p>
          </table:table-cell>
          <table:table-cell table:formula="of:=[Iterations.$F$3]*[Iterations.B37]" office:value-type="float" office:value="0.541052068118242" calcext:value-type="float">
            <text:p>0.5410520681</text:p>
          </table:table-cell>
          <table:table-cell table:formula="of:=[Iterations.C37] + 2 * ['a, e, i orbits'.$G$3] * SIN( [Iterations.C37] ) + 1.25 * ['a, e, i orbits'.$G$3] * SIN( 2 * [Iterations.C37] )" office:value-type="float" office:value="0.754428132207619" calcext:value-type="float">
            <text:p>0.7544281322</text:p>
          </table:table-cell>
          <table:table-cell table:formula="of:=( ['a, e, i orbits'.$G$2] * (1 - ['a, e, i orbits'.$G$3]^2) ) / ( 1 + ['a, e, i orbits'.$G$3] * COS([Iterations.D37]) )" office:value-type="float" office:value="6920713.02781109" calcext:value-type="float">
            <text:p>6,920,713.03</text:p>
          </table:table-cell>
          <table:table-cell table:formula="of:=ATAN( ( ['a, e, i orbits'.$G$3] * SIN( [Iterations.D37] ) ) / ( 1 + ['a, e, i orbits'.$G$3] * COS( [Iterations.D37] ) ) )" office:value-type="float" office:value="0.0637492336626059" calcext:value-type="float">
            <text:p>0.0637492337</text:p>
          </table:table-cell>
          <table:table-cell table:formula="of:=SQRT( ['a, e, i orbits'.$B$6] * ( 2/[Iterations.E37] - 1/['a, e, i orbits'.$G$2] ))" office:value-type="float" office:value="7876.79212786228" calcext:value-type="float">
            <text:p>7,876.7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RADIANS([Iterations.I37])" office:value-type="float" office:value="0.541052068118242" calcext:value-type="float">
            <text:p>0.5410520681</text:p>
          </table:table-cell>
          <table:table-cell table:formula="of:=( ['a, e, i orbits'.$G$2] * (1 - ['a, e, i orbits'.$G$3]^2) ) / ( 1 + ['a, e, i orbits'.$G$3] * COS([Iterations.J37]) )" office:value-type="float" office:value="6838800.39273213" calcext:value-type="float">
            <text:p>6,838,800.39</text:p>
          </table:table-cell>
          <table:table-cell table:formula="of:=ATAN( ( ['a, e, i orbits'.$G$3] * SIN( [Iterations.J37] ) ) / ( 1 + ['a, e, i orbits'.$G$3] * COS( [Iterations.J37] ) ) )" office:value-type="float" office:value="0.0474020752161468" calcext:value-type="float">
            <text:p>0.0474020752</text:p>
          </table:table-cell>
          <table:table-cell table:formula="of:=SQRT( ['a, e, i orbits'.$B$6] * ( 2/[Iterations.K37] - 1/['a, e, i orbits'.$G$2] ))" office:value-type="float" office:value="7963.89130414287" calcext:value-type="float">
            <text:p>7,963.89</text:p>
          </table:table-cell>
        </table:table-row>
        <table:table-row table:style-name="ro1">
          <table:table-cell/>
          <table:table-cell table:formula="of:=[Iterations.B37]+[Iterations.$C$3]" office:value-type="float" office:value="574.579757155557" calcext:value-type="float">
            <text:p>574.58</text:p>
          </table:table-cell>
          <table:table-cell table:formula="of:=[Iterations.$F$3]*[Iterations.B38]" office:value-type="float" office:value="0.558505360638186" calcext:value-type="float">
            <text:p>0.5585053606</text:p>
          </table:table-cell>
          <table:table-cell table:formula="of:=[Iterations.C38] + 2 * ['a, e, i orbits'.$G$3] * SIN( [Iterations.C38] ) + 1.25 * ['a, e, i orbits'.$G$3] * SIN( 2 * [Iterations.C38] )" office:value-type="float" office:value="0.776838469272222" calcext:value-type="float">
            <text:p>0.7768384693</text:p>
          </table:table-cell>
          <table:table-cell table:formula="of:=( ['a, e, i orbits'.$G$2] * (1 - ['a, e, i orbits'.$G$3]^2) ) / ( 1 + ['a, e, i orbits'.$G$3] * COS([Iterations.D38]) )" office:value-type="float" office:value="6930745.38351521" calcext:value-type="float">
            <text:p>6,930,745.38</text:p>
          </table:table-cell>
          <table:table-cell table:formula="of:=ATAN( ( ['a, e, i orbits'.$G$3] * SIN( [Iterations.D38] ) ) / ( 1 + ['a, e, i orbits'.$G$3] * COS( [Iterations.D38] ) ) )" office:value-type="float" office:value="0.065343190185902" calcext:value-type="float">
            <text:p>0.0653431902</text:p>
          </table:table-cell>
          <table:table-cell table:formula="of:=SQRT( ['a, e, i orbits'.$B$6] * ( 2/[Iterations.E38] - 1/['a, e, i orbits'.$G$2] ))" office:value-type="float" office:value="7866.20074488075" calcext:value-type="float">
            <text:p>7,866.2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ADIANS([Iterations.I38])" office:value-type="float" office:value="0.558505360638185" calcext:value-type="float">
            <text:p>0.5585053606</text:p>
          </table:table-cell>
          <table:table-cell table:formula="of:=( ['a, e, i orbits'.$G$2] * (1 - ['a, e, i orbits'.$G$3]^2) ) / ( 1 + ['a, e, i orbits'.$G$3] * COS([Iterations.J38]) )" office:value-type="float" office:value="6844549.2997314" calcext:value-type="float">
            <text:p>6,844,549.30</text:p>
          </table:table-cell>
          <table:table-cell table:formula="of:=ATAN( ( ['a, e, i orbits'.$G$3] * SIN( [Iterations.J38] ) ) / ( 1 + ['a, e, i orbits'.$G$3] * COS( [Iterations.J38] ) ) )" office:value-type="float" office:value="0.0488104731034546" calcext:value-type="float">
            <text:p>0.0488104731</text:p>
          </table:table-cell>
          <table:table-cell table:formula="of:=SQRT( ['a, e, i orbits'.$B$6] * ( 2/[Iterations.K38] - 1/['a, e, i orbits'.$G$2] ))" office:value-type="float" office:value="7957.74179116593" calcext:value-type="float">
            <text:p>7,957.74</text:p>
          </table:table-cell>
        </table:table-row>
        <table:table-row table:style-name="ro1">
          <table:table-cell/>
          <table:table-cell table:formula="of:=[Iterations.B38]+[Iterations.$C$3]" office:value-type="float" office:value="592.535374566668" calcext:value-type="float">
            <text:p>592.54</text:p>
          </table:table-cell>
          <table:table-cell table:formula="of:=[Iterations.$F$3]*[Iterations.B39]" office:value-type="float" office:value="0.575958653158129" calcext:value-type="float">
            <text:p>0.5759586532</text:p>
          </table:table-cell>
          <table:table-cell table:formula="of:=[Iterations.C39] + 2 * ['a, e, i orbits'.$G$3] * SIN( [Iterations.C39] ) + 1.25 * ['a, e, i orbits'.$G$3] * SIN( 2 * [Iterations.C39] )" office:value-type="float" office:value="0.799079642366459" calcext:value-type="float">
            <text:p>0.7990796424</text:p>
          </table:table-cell>
          <table:table-cell table:formula="of:=( ['a, e, i orbits'.$G$2] * (1 - ['a, e, i orbits'.$G$3]^2) ) / ( 1 + ['a, e, i orbits'.$G$3] * COS([Iterations.D39]) )" office:value-type="float" office:value="6940960.56630747" calcext:value-type="float">
            <text:p>6,940,960.57</text:p>
          </table:table-cell>
          <table:table-cell table:formula="of:=ATAN( ( ['a, e, i orbits'.$G$3] * SIN( [Iterations.D39] ) ) / ( 1 + ['a, e, i orbits'.$G$3] * COS( [Iterations.D39] ) ) )" office:value-type="float" office:value="0.0668991775451192" calcext:value-type="float">
            <text:p>0.0668991775</text:p>
          </table:table-cell>
          <table:table-cell table:formula="of:=SQRT( ['a, e, i orbits'.$B$6] * ( 2/[Iterations.E39] - 1/['a, e, i orbits'.$G$2] ))" office:value-type="float" office:value="7855.43319789162" calcext:value-type="float">
            <text:p>7,855.4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RADIANS([Iterations.I39])" office:value-type="float" office:value="0.575958653158129" calcext:value-type="float">
            <text:p>0.5759586532</text:p>
          </table:table-cell>
          <table:table-cell table:formula="of:=( ['a, e, i orbits'.$G$2] * (1 - ['a, e, i orbits'.$G$3]^2) ) / ( 1 + ['a, e, i orbits'.$G$3] * COS([Iterations.J39]) )" office:value-type="float" office:value="6850471.14722621" calcext:value-type="float">
            <text:p>6,850,471.15</text:p>
          </table:table-cell>
          <table:table-cell table:formula="of:=ATAN( ( ['a, e, i orbits'.$G$3] * SIN( [Iterations.J39] ) ) / ( 1 + ['a, e, i orbits'.$G$3] * COS( [Iterations.J39] ) ) )" office:value-type="float" office:value="0.050207386227512" calcext:value-type="float">
            <text:p>0.0502073862</text:p>
          </table:table-cell>
          <table:table-cell table:formula="of:=SQRT( ['a, e, i orbits'.$B$6] * ( 2/[Iterations.K39] - 1/['a, e, i orbits'.$G$2] ))" office:value-type="float" office:value="7951.41311832504" calcext:value-type="float">
            <text:p>7,951.41</text:p>
          </table:table-cell>
        </table:table-row>
        <table:table-row table:style-name="ro1">
          <table:table-cell/>
          <table:table-cell table:formula="of:=[Iterations.B39]+[Iterations.$C$3]" office:value-type="float" office:value="610.490991977779" calcext:value-type="float">
            <text:p>610.49</text:p>
          </table:table-cell>
          <table:table-cell table:formula="of:=[Iterations.$F$3]*[Iterations.B40]" office:value-type="float" office:value="0.593411945678072" calcext:value-type="float">
            <text:p>0.5934119457</text:p>
          </table:table-cell>
          <table:table-cell table:formula="of:=[Iterations.C40] + 2 * ['a, e, i orbits'.$G$3] * SIN( [Iterations.C40] ) + 1.25 * ['a, e, i orbits'.$G$3] * SIN( 2 * [Iterations.C40] )" office:value-type="float" office:value="0.82114850819307" calcext:value-type="float">
            <text:p>0.8211485082</text:p>
          </table:table-cell>
          <table:table-cell table:formula="of:=( ['a, e, i orbits'.$G$2] * (1 - ['a, e, i orbits'.$G$3]^2) ) / ( 1 + ['a, e, i orbits'.$G$3] * COS([Iterations.D40]) )" office:value-type="float" office:value="6951348.3123254" calcext:value-type="float">
            <text:p>6,951,348.31</text:p>
          </table:table-cell>
          <table:table-cell table:formula="of:=ATAN( ( ['a, e, i orbits'.$G$3] * SIN( [Iterations.D40] ) ) / ( 1 + ['a, e, i orbits'.$G$3] * COS( [Iterations.D40] ) ) )" office:value-type="float" office:value="0.0684168559265635" calcext:value-type="float">
            <text:p>0.0684168559</text:p>
          </table:table-cell>
          <table:table-cell table:formula="of:=SQRT( ['a, e, i orbits'.$B$6] * ( 2/[Iterations.E40] - 1/['a, e, i orbits'.$G$2] ))" office:value-type="float" office:value="7844.50112057822" calcext:value-type="float">
            <text:p>7,844.5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ADIANS([Iterations.I40])" office:value-type="float" office:value="0.593411945678072" calcext:value-type="float">
            <text:p>0.5934119457</text:p>
          </table:table-cell>
          <table:table-cell table:formula="of:=( ['a, e, i orbits'.$G$2] * (1 - ['a, e, i orbits'.$G$3]^2) ) / ( 1 + ['a, e, i orbits'.$G$3] * COS([Iterations.J40]) )" office:value-type="float" office:value="6856564.99966148" calcext:value-type="float">
            <text:p>6,856,565.00</text:p>
          </table:table-cell>
          <table:table-cell table:formula="of:=ATAN( ( ['a, e, i orbits'.$G$3] * SIN( [Iterations.J40] ) ) / ( 1 + ['a, e, i orbits'.$G$3] * COS( [Iterations.J40] ) ) )" office:value-type="float" office:value="0.0515924579489799" calcext:value-type="float">
            <text:p>0.0515924579</text:p>
          </table:table-cell>
          <table:table-cell table:formula="of:=SQRT( ['a, e, i orbits'.$B$6] * ( 2/[Iterations.K40] - 1/['a, e, i orbits'.$G$2] ))" office:value-type="float" office:value="7944.90678760191" calcext:value-type="float">
            <text:p>7,944.91</text:p>
          </table:table-cell>
        </table:table-row>
        <table:table-row table:style-name="ro1">
          <table:table-cell/>
          <table:table-cell table:formula="of:=[Iterations.B40]+[Iterations.$C$3]" office:value-type="float" office:value="628.446609388891" calcext:value-type="float">
            <text:p>628.45</text:p>
          </table:table-cell>
          <table:table-cell table:formula="of:=[Iterations.$F$3]*[Iterations.B41]" office:value-type="float" office:value="0.610865238198015" calcext:value-type="float">
            <text:p>0.6108652382</text:p>
          </table:table-cell>
          <table:table-cell table:formula="of:=[Iterations.C41] + 2 * ['a, e, i orbits'.$G$3] * SIN( [Iterations.C41] ) + 1.25 * ['a, e, i orbits'.$G$3] * SIN( 2 * [Iterations.C41] )" office:value-type="float" office:value="0.843042103066463" calcext:value-type="float">
            <text:p>0.8430421031</text:p>
          </table:table-cell>
          <table:table-cell table:formula="of:=( ['a, e, i orbits'.$G$2] * (1 - ['a, e, i orbits'.$G$3]^2) ) / ( 1 + ['a, e, i orbits'.$G$3] * COS([Iterations.D41]) )" office:value-type="float" office:value="6961898.37703384" calcext:value-type="float">
            <text:p>6,961,898.38</text:p>
          </table:table-cell>
          <table:table-cell table:formula="of:=ATAN( ( ['a, e, i orbits'.$G$3] * SIN( [Iterations.D41] ) ) / ( 1 + ['a, e, i orbits'.$G$3] * COS( [Iterations.D41] ) ) )" office:value-type="float" office:value="0.0698959433322391" calcext:value-type="float">
            <text:p>0.0698959433</text:p>
          </table:table-cell>
          <table:table-cell table:formula="of:=SQRT( ['a, e, i orbits'.$B$6] * ( 2/[Iterations.E41] - 1/['a, e, i orbits'.$G$2] ))" office:value-type="float" office:value="7833.41606532504" calcext:value-type="float">
            <text:p>7,833.4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RADIANS([Iterations.I41])" office:value-type="float" office:value="0.610865238198015" calcext:value-type="float">
            <text:p>0.6108652382</text:p>
          </table:table-cell>
          <table:table-cell table:formula="of:=( ['a, e, i orbits'.$G$2] * (1 - ['a, e, i orbits'.$G$3]^2) ) / ( 1 + ['a, e, i orbits'.$G$3] * COS([Iterations.J41]) )" office:value-type="float" office:value="6862829.88685732" calcext:value-type="float">
            <text:p>6,862,829.89</text:p>
          </table:table-cell>
          <table:table-cell table:formula="of:=ATAN( ( ['a, e, i orbits'.$G$3] * SIN( [Iterations.J41] ) ) / ( 1 + ['a, e, i orbits'.$G$3] * COS( [Iterations.J41] ) ) )" office:value-type="float" office:value="0.0529653319684252" calcext:value-type="float">
            <text:p>0.052965332</text:p>
          </table:table-cell>
          <table:table-cell table:formula="of:=SQRT( ['a, e, i orbits'.$B$6] * ( 2/[Iterations.K41] - 1/['a, e, i orbits'.$G$2] ))" office:value-type="float" office:value="7938.22434653253" calcext:value-type="float">
            <text:p>7,938.22</text:p>
          </table:table-cell>
        </table:table-row>
        <table:table-row table:style-name="ro1">
          <table:table-cell/>
          <table:table-cell table:formula="of:=[Iterations.B41]+[Iterations.$C$3]" office:value-type="float" office:value="646.402226800002" calcext:value-type="float">
            <text:p>646.40</text:p>
          </table:table-cell>
          <table:table-cell table:formula="of:=[Iterations.$F$3]*[Iterations.B42]" office:value-type="float" office:value="0.628318530717959" calcext:value-type="float">
            <text:p>0.6283185307</text:p>
          </table:table-cell>
          <table:table-cell table:formula="of:=[Iterations.C42] + 2 * ['a, e, i orbits'.$G$3] * SIN( [Iterations.C42] ) + 1.25 * ['a, e, i orbits'.$G$3] * SIN( 2 * [Iterations.C42] )" office:value-type="float" office:value="0.864757645713347" calcext:value-type="float">
            <text:p>0.8647576457</text:p>
          </table:table-cell>
          <table:table-cell table:formula="of:=( ['a, e, i orbits'.$G$2] * (1 - ['a, e, i orbits'.$G$3]^2) ) / ( 1 + ['a, e, i orbits'.$G$3] * COS([Iterations.D42]) )" office:value-type="float" office:value="6972600.55718443" calcext:value-type="float">
            <text:p>6,972,600.56</text:p>
          </table:table-cell>
          <table:table-cell table:formula="of:=ATAN( ( ['a, e, i orbits'.$G$3] * SIN( [Iterations.D42] ) ) / ( 1 + ['a, e, i orbits'.$G$3] * COS( [Iterations.D42] ) ) )" office:value-type="float" office:value="0.0713362147037019" calcext:value-type="float">
            <text:p>0.0713362147</text:p>
          </table:table-cell>
          <table:table-cell table:formula="of:=SQRT( ['a, e, i orbits'.$B$6] * ( 2/[Iterations.E42] - 1/['a, e, i orbits'.$G$2] ))" office:value-type="float" office:value="7822.18947807863" calcext:value-type="float">
            <text:p>7,822.1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ADIANS([Iterations.I42])" office:value-type="float" office:value="0.628318530717959" calcext:value-type="float">
            <text:p>0.6283185307</text:p>
          </table:table-cell>
          <table:table-cell table:formula="of:=( ['a, e, i orbits'.$G$2] * (1 - ['a, e, i orbits'.$G$3]^2) ) / ( 1 + ['a, e, i orbits'.$G$3] * COS([Iterations.J42]) )" office:value-type="float" office:value="6869264.80350988" calcext:value-type="float">
            <text:p>6,869,264.80</text:p>
          </table:table-cell>
          <table:table-cell table:formula="of:=ATAN( ( ['a, e, i orbits'.$G$3] * SIN( [Iterations.J42] ) ) / ( 1 + ['a, e, i orbits'.$G$3] * COS( [Iterations.J42] ) ) )" office:value-type="float" office:value="0.0543256523568895" calcext:value-type="float">
            <text:p>0.0543256524</text:p>
          </table:table-cell>
          <table:table-cell table:formula="of:=SQRT( ['a, e, i orbits'.$B$6] * ( 2/[Iterations.K42] - 1/['a, e, i orbits'.$G$2] ))" office:value-type="float" office:value="7931.36738813417" calcext:value-type="float">
            <text:p>7,931.37</text:p>
          </table:table-cell>
        </table:table-row>
        <table:table-row table:style-name="ro1">
          <table:table-cell/>
          <table:table-cell table:formula="of:=[Iterations.B42]+[Iterations.$C$3]" office:value-type="float" office:value="664.357844211113" calcext:value-type="float">
            <text:p>664.36</text:p>
          </table:table-cell>
          <table:table-cell table:formula="of:=[Iterations.$F$3]*[Iterations.B43]" office:value-type="float" office:value="0.645771823237902" calcext:value-type="float">
            <text:p>0.6457718232</text:p>
          </table:table-cell>
          <table:table-cell table:formula="of:=[Iterations.C43] + 2 * ['a, e, i orbits'.$G$3] * SIN( [Iterations.C43] ) + 1.25 * ['a, e, i orbits'.$G$3] * SIN( 2 * [Iterations.C43] )" office:value-type="float" office:value="0.886292539860601" calcext:value-type="float">
            <text:p>0.8862925399</text:p>
          </table:table-cell>
          <table:table-cell table:formula="of:=( ['a, e, i orbits'.$G$2] * (1 - ['a, e, i orbits'.$G$3]^2) ) / ( 1 + ['a, e, i orbits'.$G$3] * COS([Iterations.D43]) )" office:value-type="float" office:value="6983444.71230744" calcext:value-type="float">
            <text:p>6,983,444.71</text:p>
          </table:table-cell>
          <table:table-cell table:formula="of:=ATAN( ( ['a, e, i orbits'.$G$3] * SIN( [Iterations.D43] ) ) / ( 1 + ['a, e, i orbits'.$G$3] * COS( [Iterations.D43] ) ) )" office:value-type="float" office:value="0.0727375008973742" calcext:value-type="float">
            <text:p>0.0727375009</text:p>
          </table:table-cell>
          <table:table-cell table:formula="of:=SQRT( ['a, e, i orbits'.$B$6] * ( 2/[Iterations.E43] - 1/['a, e, i orbits'.$G$2] ))" office:value-type="float" office:value="7810.83267416136" calcext:value-type="float">
            <text:p>7,810.8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RADIANS([Iterations.I43])" office:value-type="float" office:value="0.645771823237902" calcext:value-type="float">
            <text:p>0.6457718232</text:p>
          </table:table-cell>
          <table:table-cell table:formula="of:=( ['a, e, i orbits'.$G$2] * (1 - ['a, e, i orbits'.$G$3]^2) ) / ( 1 + ['a, e, i orbits'.$G$3] * COS([Iterations.J43]) )" office:value-type="float" office:value="6875868.70868233" calcext:value-type="float">
            <text:p>6,875,868.71</text:p>
          </table:table-cell>
          <table:table-cell table:formula="of:=ATAN( ( ['a, e, i orbits'.$G$3] * SIN( [Iterations.J43] ) ) / ( 1 + ['a, e, i orbits'.$G$3] * COS( [Iterations.J43] ) ) )" office:value-type="float" office:value="0.0556730635883442" calcext:value-type="float">
            <text:p>0.0556730636</text:p>
          </table:table-cell>
          <table:table-cell table:formula="of:=SQRT( ['a, e, i orbits'.$B$6] * ( 2/[Iterations.K43] - 1/['a, e, i orbits'.$G$2] ))" office:value-type="float" office:value="7924.33755082809" calcext:value-type="float">
            <text:p>7,924.34</text:p>
          </table:table-cell>
        </table:table-row>
        <table:table-row table:style-name="ro1">
          <table:table-cell/>
          <table:table-cell table:formula="of:=[Iterations.B43]+[Iterations.$C$3]" office:value-type="float" office:value="682.313461622224" calcext:value-type="float">
            <text:p>682.31</text:p>
          </table:table-cell>
          <table:table-cell table:formula="of:=[Iterations.$F$3]*[Iterations.B44]" office:value-type="float" office:value="0.663225115757845" calcext:value-type="float">
            <text:p>0.6632251158</text:p>
          </table:table-cell>
          <table:table-cell table:formula="of:=[Iterations.C44] + 2 * ['a, e, i orbits'.$G$3] * SIN( [Iterations.C44] ) + 1.25 * ['a, e, i orbits'.$G$3] * SIN( 2 * [Iterations.C44] )" office:value-type="float" office:value="0.907644376607476" calcext:value-type="float">
            <text:p>0.9076443766</text:p>
          </table:table-cell>
          <table:table-cell table:formula="of:=( ['a, e, i orbits'.$G$2] * (1 - ['a, e, i orbits'.$G$3]^2) ) / ( 1 + ['a, e, i orbits'.$G$3] * COS([Iterations.D44]) )" office:value-type="float" office:value="6994420.78566949" calcext:value-type="float">
            <text:p>6,994,420.79</text:p>
          </table:table-cell>
          <table:table-cell table:formula="of:=ATAN( ( ['a, e, i orbits'.$G$3] * SIN( [Iterations.D44] ) ) / ( 1 + ['a, e, i orbits'.$G$3] * COS( [Iterations.D44] ) ) )" office:value-type="float" office:value="0.0740996875175597" calcext:value-type="float">
            <text:p>0.0740996875</text:p>
          </table:table-cell>
          <table:table-cell table:formula="of:=SQRT( ['a, e, i orbits'.$B$6] * ( 2/[Iterations.E44] - 1/['a, e, i orbits'.$G$2] ))" office:value-type="float" office:value="7799.3568151025" calcext:value-type="float">
            <text:p>7,799.3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ADIANS([Iterations.I44])" office:value-type="float" office:value="0.663225115757845" calcext:value-type="float">
            <text:p>0.6632251158</text:p>
          </table:table-cell>
          <table:table-cell table:formula="of:=( ['a, e, i orbits'.$G$2] * (1 - ['a, e, i orbits'.$G$3]^2) ) / ( 1 + ['a, e, i orbits'.$G$3] * COS([Iterations.J44]) )" office:value-type="float" office:value="6882640.52528648" calcext:value-type="float">
            <text:p>6,882,640.53</text:p>
          </table:table-cell>
          <table:table-cell table:formula="of:=ATAN( ( ['a, e, i orbits'.$G$3] * SIN( [Iterations.J44] ) ) / ( 1 + ['a, e, i orbits'.$G$3] * COS( [Iterations.J44] ) ) )" office:value-type="float" office:value="0.0570072105740993" calcext:value-type="float">
            <text:p>0.0570072106</text:p>
          </table:table-cell>
          <table:table-cell table:formula="of:=SQRT( ['a, e, i orbits'.$B$6] * ( 2/[Iterations.K44] - 1/['a, e, i orbits'.$G$2] ))" office:value-type="float" office:value="7917.13651835795" calcext:value-type="float">
            <text:p>7,917.14</text:p>
          </table:table-cell>
        </table:table-row>
        <table:table-row table:style-name="ro1">
          <table:table-cell/>
          <table:table-cell table:formula="of:=[Iterations.B44]+[Iterations.$C$3]" office:value-type="float" office:value="700.269079033335" calcext:value-type="float">
            <text:p>700.27</text:p>
          </table:table-cell>
          <table:table-cell table:formula="of:=[Iterations.$F$3]*[Iterations.B45]" office:value-type="float" office:value="0.680678408277788" calcext:value-type="float">
            <text:p>0.6806784083</text:p>
          </table:table-cell>
          <table:table-cell table:formula="of:=[Iterations.C45] + 2 * ['a, e, i orbits'.$G$3] * SIN( [Iterations.C45] ) + 1.25 * ['a, e, i orbits'.$G$3] * SIN( 2 * [Iterations.C45] )" office:value-type="float" office:value="0.928810936579482" calcext:value-type="float">
            <text:p>0.9288109366</text:p>
          </table:table-cell>
          <table:table-cell table:formula="of:=( ['a, e, i orbits'.$G$2] * (1 - ['a, e, i orbits'.$G$3]^2) ) / ( 1 + ['a, e, i orbits'.$G$3] * COS([Iterations.D45]) )" office:value-type="float" office:value="7005518.82463397" calcext:value-type="float">
            <text:p>7,005,518.82</text:p>
          </table:table-cell>
          <table:table-cell table:formula="of:=ATAN( ( ['a, e, i orbits'.$G$3] * SIN( [Iterations.D45] ) ) / ( 1 + ['a, e, i orbits'.$G$3] * COS( [Iterations.D45] ) ) )" office:value-type="float" office:value="0.0754227136138925" calcext:value-type="float">
            <text:p>0.0754227136</text:p>
          </table:table-cell>
          <table:table-cell table:formula="of:=SQRT( ['a, e, i orbits'.$B$6] * ( 2/[Iterations.E45] - 1/['a, e, i orbits'.$G$2] ))" office:value-type="float" office:value="7787.77288654396" calcext:value-type="float">
            <text:p>7,787.7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RADIANS([Iterations.I45])" office:value-type="float" office:value="0.680678408277788" calcext:value-type="float">
            <text:p>0.6806784083</text:p>
          </table:table-cell>
          <table:table-cell table:formula="of:=( ['a, e, i orbits'.$G$2] * (1 - ['a, e, i orbits'.$G$3]^2) ) / ( 1 + ['a, e, i orbits'.$G$3] * COS([Iterations.J45]) )" office:value-type="float" office:value="6889579.13955562" calcext:value-type="float">
            <text:p>6,889,579.14</text:p>
          </table:table-cell>
          <table:table-cell table:formula="of:=ATAN( ( ['a, e, i orbits'.$G$3] * SIN( [Iterations.J45] ) ) / ( 1 + ['a, e, i orbits'.$G$3] * COS( [Iterations.J45] ) ) )" office:value-type="float" office:value="0.0583277386992297" calcext:value-type="float">
            <text:p>0.0583277387</text:p>
          </table:table-cell>
          <table:table-cell table:formula="of:=SQRT( ['a, e, i orbits'.$B$6] * ( 2/[Iterations.K45] - 1/['a, e, i orbits'.$G$2] ))" office:value-type="float" office:value="7909.76601970358" calcext:value-type="float">
            <text:p>7,909.77</text:p>
          </table:table-cell>
        </table:table-row>
        <table:table-row table:style-name="ro1">
          <table:table-cell/>
          <table:table-cell table:formula="of:=[Iterations.B45]+[Iterations.$C$3]" office:value-type="float" office:value="718.224696444446" calcext:value-type="float">
            <text:p>718.22</text:p>
          </table:table-cell>
          <table:table-cell table:formula="of:=[Iterations.$F$3]*[Iterations.B46]" office:value-type="float" office:value="0.698131700797732" calcext:value-type="float">
            <text:p>0.6981317008</text:p>
          </table:table-cell>
          <table:table-cell table:formula="of:=[Iterations.C46] + 2 * ['a, e, i orbits'.$G$3] * SIN( [Iterations.C46] ) + 1.25 * ['a, e, i orbits'.$G$3] * SIN( 2 * [Iterations.C46] )" office:value-type="float" office:value="0.949790191861566" calcext:value-type="float">
            <text:p>0.9497901919</text:p>
          </table:table-cell>
          <table:table-cell table:formula="of:=( ['a, e, i orbits'.$G$2] * (1 - ['a, e, i orbits'.$G$3]^2) ) / ( 1 + ['a, e, i orbits'.$G$3] * COS([Iterations.D46]) )" office:value-type="float" office:value="7016729.00036383" calcext:value-type="float">
            <text:p>7,016,729.00</text:p>
          </table:table-cell>
          <table:table-cell table:formula="of:=ATAN( ( ['a, e, i orbits'.$G$3] * SIN( [Iterations.D46] ) ) / ( 1 + ['a, e, i orbits'.$G$3] * COS( [Iterations.D46] ) ) )" office:value-type="float" office:value="0.076706570250404" calcext:value-type="float">
            <text:p>0.0767065703</text:p>
          </table:table-cell>
          <table:table-cell table:formula="of:=SQRT( ['a, e, i orbits'.$B$6] * ( 2/[Iterations.E46] - 1/['a, e, i orbits'.$G$2] ))" office:value-type="float" office:value="7776.09167727162" calcext:value-type="float">
            <text:p>7,776.0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ADIANS([Iterations.I46])" office:value-type="float" office:value="0.698131700797732" calcext:value-type="float">
            <text:p>0.6981317008</text:p>
          </table:table-cell>
          <table:table-cell table:formula="of:=( ['a, e, i orbits'.$G$2] * (1 - ['a, e, i orbits'.$G$3]^2) ) / ( 1 + ['a, e, i orbits'.$G$3] * COS([Iterations.J46]) )" office:value-type="float" office:value="6896683.40050892" calcext:value-type="float">
            <text:p>6,896,683.40</text:p>
          </table:table-cell>
          <table:table-cell table:formula="of:=ATAN( ( ['a, e, i orbits'.$G$3] * SIN( [Iterations.J46] ) ) / ( 1 + ['a, e, i orbits'.$G$3] * COS( [Iterations.J46] ) ) )" office:value-type="float" office:value="0.0596342938610856" calcext:value-type="float">
            <text:p>0.0596342939</text:p>
          </table:table-cell>
          <table:table-cell table:formula="of:=SQRT( ['a, e, i orbits'.$B$6] * ( 2/[Iterations.K46] - 1/['a, e, i orbits'.$G$2] ))" office:value-type="float" office:value="7902.22782899004" calcext:value-type="float">
            <text:p>7,902.23</text:p>
          </table:table-cell>
        </table:table-row>
        <table:table-row table:style-name="ro1">
          <table:table-cell/>
          <table:table-cell table:formula="of:=[Iterations.B46]+[Iterations.$C$3]" office:value-type="float" office:value="736.180313855557" calcext:value-type="float">
            <text:p>736.18</text:p>
          </table:table-cell>
          <table:table-cell table:formula="of:=[Iterations.$F$3]*[Iterations.B47]" office:value-type="float" office:value="0.715584993317675" calcext:value-type="float">
            <text:p>0.7155849933</text:p>
          </table:table-cell>
          <table:table-cell table:formula="of:=[Iterations.C47] + 2 * ['a, e, i orbits'.$G$3] * SIN( [Iterations.C47] ) + 1.25 * ['a, e, i orbits'.$G$3] * SIN( 2 * [Iterations.C47] )" office:value-type="float" office:value="0.970580307708473" calcext:value-type="float">
            <text:p>0.9705803077</text:p>
          </table:table-cell>
          <table:table-cell table:formula="of:=( ['a, e, i orbits'.$G$2] * (1 - ['a, e, i orbits'.$G$3]^2) ) / ( 1 + ['a, e, i orbits'.$G$3] * COS([Iterations.D47]) )" office:value-type="float" office:value="7028041.62681028" calcext:value-type="float">
            <text:p>7,028,041.63</text:p>
          </table:table-cell>
          <table:table-cell table:formula="of:=ATAN( ( ['a, e, i orbits'.$G$3] * SIN( [Iterations.D47] ) ) / ( 1 + ['a, e, i orbits'.$G$3] * COS( [Iterations.D47] ) ) )" office:value-type="float" office:value="0.0779512989537998" calcext:value-type="float">
            <text:p>0.077951299</text:p>
          </table:table-cell>
          <table:table-cell table:formula="of:=SQRT( ['a, e, i orbits'.$B$6] * ( 2/[Iterations.E47] - 1/['a, e, i orbits'.$G$2] ))" office:value-type="float" office:value="7764.32375941629" calcext:value-type="float">
            <text:p>7,764.3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RADIANS([Iterations.I47])" office:value-type="float" office:value="0.715584993317675" calcext:value-type="float">
            <text:p>0.7155849933</text:p>
          </table:table-cell>
          <table:table-cell table:formula="of:=( ['a, e, i orbits'.$G$2] * (1 - ['a, e, i orbits'.$G$3]^2) ) / ( 1 + ['a, e, i orbits'.$G$3] * COS([Iterations.J47]) )" office:value-type="float" office:value="6903952.11940832" calcext:value-type="float">
            <text:p>6,903,952.12</text:p>
          </table:table-cell>
          <table:table-cell table:formula="of:=ATAN( ( ['a, e, i orbits'.$G$3] * SIN( [Iterations.J47] ) ) / ( 1 + ['a, e, i orbits'.$G$3] * COS( [Iterations.J47] ) ) )" office:value-type="float" office:value="0.0609265225099541" calcext:value-type="float">
            <text:p>0.0609265225</text:p>
          </table:table-cell>
          <table:table-cell table:formula="of:=SQRT( ['a, e, i orbits'.$B$6] * ( 2/[Iterations.K47] - 1/['a, e, i orbits'.$G$2] ))" office:value-type="float" office:value="7894.52376539157" calcext:value-type="float">
            <text:p>7,894.52</text:p>
          </table:table-cell>
        </table:table-row>
        <table:table-row table:style-name="ro1">
          <table:table-cell/>
          <table:table-cell table:formula="of:=[Iterations.B47]+[Iterations.$C$3]" office:value-type="float" office:value="754.135931266668" calcext:value-type="float">
            <text:p>754.14</text:p>
          </table:table-cell>
          <table:table-cell table:formula="of:=[Iterations.$F$3]*[Iterations.B48]" office:value-type="float" office:value="0.733038285837618" calcext:value-type="float">
            <text:p>0.7330382858</text:p>
          </table:table-cell>
          <table:table-cell table:formula="of:=[Iterations.C48] + 2 * ['a, e, i orbits'.$G$3] * SIN( [Iterations.C48] ) + 1.25 * ['a, e, i orbits'.$G$3] * SIN( 2 * [Iterations.C48] )" office:value-type="float" office:value="0.991179644030424" calcext:value-type="float">
            <text:p>0.991179644</text:p>
          </table:table-cell>
          <table:table-cell table:formula="of:=( ['a, e, i orbits'.$G$2] * (1 - ['a, e, i orbits'.$G$3]^2) ) / ( 1 + ['a, e, i orbits'.$G$3] * COS([Iterations.D48]) )" office:value-type="float" office:value="7039447.17893475" calcext:value-type="float">
            <text:p>7,039,447.18</text:p>
          </table:table-cell>
          <table:table-cell table:formula="of:=ATAN( ( ['a, e, i orbits'.$G$3] * SIN( [Iterations.D48] ) ) / ( 1 + ['a, e, i orbits'.$G$3] * COS( [Iterations.D48] ) ) )" office:value-type="float" office:value="0.0791569900489031" calcext:value-type="float">
            <text:p>0.07915699</text:p>
          </table:table-cell>
          <table:table-cell table:formula="of:=SQRT( ['a, e, i orbits'.$B$6] * ( 2/[Iterations.E48] - 1/['a, e, i orbits'.$G$2] ))" office:value-type="float" office:value="7752.47946986155" calcext:value-type="float">
            <text:p>7,752.4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ADIANS([Iterations.I48])" office:value-type="float" office:value="0.733038285837618" calcext:value-type="float">
            <text:p>0.7330382858</text:p>
          </table:table-cell>
          <table:table-cell table:formula="of:=( ['a, e, i orbits'.$G$2] * (1 - ['a, e, i orbits'.$G$3]^2) ) / ( 1 + ['a, e, i orbits'.$G$3] * COS([Iterations.J48]) )" office:value-type="float" office:value="6911384.06920811" calcext:value-type="float">
            <text:p>6,911,384.07</text:p>
          </table:table-cell>
          <table:table-cell table:formula="of:=ATAN( ( ['a, e, i orbits'.$G$3] * SIN( [Iterations.J48] ) ) / ( 1 + ['a, e, i orbits'.$G$3] * COS( [Iterations.J48] ) ) )" office:value-type="float" office:value="0.062204071691938" calcext:value-type="float">
            <text:p>0.0622040717</text:p>
          </table:table-cell>
          <table:table-cell table:formula="of:=SQRT( ['a, e, i orbits'.$B$6] * ( 2/[Iterations.K48] - 1/['a, e, i orbits'.$G$2] ))" office:value-type="float" office:value="7886.65569303044" calcext:value-type="float">
            <text:p>7,886.66</text:p>
          </table:table-cell>
        </table:table-row>
        <table:table-row table:style-name="ro1">
          <table:table-cell/>
          <table:table-cell table:formula="of:=[Iterations.B48]+[Iterations.$C$3]" office:value-type="float" office:value="772.09154867778" calcext:value-type="float">
            <text:p>772.09</text:p>
          </table:table-cell>
          <table:table-cell table:formula="of:=[Iterations.$F$3]*[Iterations.B49]" office:value-type="float" office:value="0.750491578357561" calcext:value-type="float">
            <text:p>0.7504915784</text:p>
          </table:table-cell>
          <table:table-cell table:formula="of:=[Iterations.C49] + 2 * ['a, e, i orbits'.$G$3] * SIN( [Iterations.C49] ) + 1.25 * ['a, e, i orbits'.$G$3] * SIN( 2 * [Iterations.C49] )" office:value-type="float" office:value="1.01158675665254" calcext:value-type="float">
            <text:p>1.0115867567</text:p>
          </table:table-cell>
          <table:table-cell table:formula="of:=( ['a, e, i orbits'.$G$2] * (1 - ['a, e, i orbits'.$G$3]^2) ) / ( 1 + ['a, e, i orbits'.$G$3] * COS([Iterations.D49]) )" office:value-type="float" office:value="7050936.31011548" calcext:value-type="float">
            <text:p>7,050,936.31</text:p>
          </table:table-cell>
          <table:table-cell table:formula="of:=ATAN( ( ['a, e, i orbits'.$G$3] * SIN( [Iterations.D49] ) ) / ( 1 + ['a, e, i orbits'.$G$3] * COS( [Iterations.D49] ) ) )" office:value-type="float" office:value="0.0803237808895319" calcext:value-type="float">
            <text:p>0.0803237809</text:p>
          </table:table-cell>
          <table:table-cell table:formula="of:=SQRT( ['a, e, i orbits'.$B$6] * ( 2/[Iterations.E49] - 1/['a, e, i orbits'.$G$2] ))" office:value-type="float" office:value="7740.56889288914" calcext:value-type="float">
            <text:p>7,740.5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RADIANS([Iterations.I49])" office:value-type="float" office:value="0.750491578357562" calcext:value-type="float">
            <text:p>0.7504915784</text:p>
          </table:table-cell>
          <table:table-cell table:formula="of:=( ['a, e, i orbits'.$G$2] * (1 - ['a, e, i orbits'.$G$3]^2) ) / ( 1 + ['a, e, i orbits'.$G$3] * COS([Iterations.J49]) )" office:value-type="float" office:value="6918977.98399814" calcext:value-type="float">
            <text:p>6,918,977.98</text:p>
          </table:table-cell>
          <table:table-cell table:formula="of:=ATAN( ( ['a, e, i orbits'.$G$3] * SIN( [Iterations.J49] ) ) / ( 1 + ['a, e, i orbits'.$G$3] * COS( [Iterations.J49] ) ) )" office:value-type="float" office:value="0.0634665890941201" calcext:value-type="float">
            <text:p>0.0634665891</text:p>
          </table:table-cell>
          <table:table-cell table:formula="of:=SQRT( ['a, e, i orbits'.$B$6] * ( 2/[Iterations.K49] - 1/['a, e, i orbits'.$G$2] ))" office:value-type="float" office:value="7878.62552087024" calcext:value-type="float">
            <text:p>7,878.63</text:p>
          </table:table-cell>
        </table:table-row>
        <table:table-row table:style-name="ro1">
          <table:table-cell/>
          <table:table-cell table:formula="of:=[Iterations.B49]+[Iterations.$C$3]" office:value-type="float" office:value="790.047166088891" calcext:value-type="float">
            <text:p>790.05</text:p>
          </table:table-cell>
          <table:table-cell table:formula="of:=[Iterations.$F$3]*[Iterations.B50]" office:value-type="float" office:value="0.767944870877505" calcext:value-type="float">
            <text:p>0.7679448709</text:p>
          </table:table-cell>
          <table:table-cell table:formula="of:=[Iterations.C50] + 2 * ['a, e, i orbits'.$G$3] * SIN( [Iterations.C50] ) + 1.25 * ['a, e, i orbits'.$G$3] * SIN( 2 * [Iterations.C50] )" office:value-type="float" office:value="1.03180039834669" calcext:value-type="float">
            <text:p>1.0318003983</text:p>
          </table:table-cell>
          <table:table-cell table:formula="of:=( ['a, e, i orbits'.$G$2] * (1 - ['a, e, i orbits'.$G$3]^2) ) / ( 1 + ['a, e, i orbits'.$G$3] * COS([Iterations.D50]) )" office:value-type="float" office:value="7062499.86869428" calcext:value-type="float">
            <text:p>7,062,499.87</text:p>
          </table:table-cell>
          <table:table-cell table:formula="of:=ATAN( ( ['a, e, i orbits'.$G$3] * SIN( [Iterations.D50] ) ) / ( 1 + ['a, e, i orbits'.$G$3] * COS( [Iterations.D50] ) ) )" office:value-type="float" office:value="0.0814518539933458" calcext:value-type="float">
            <text:p>0.081451854</text:p>
          </table:table-cell>
          <table:table-cell table:formula="of:=SQRT( ['a, e, i orbits'.$B$6] * ( 2/[Iterations.E50] - 1/['a, e, i orbits'.$G$2] ))" office:value-type="float" office:value="7728.60184408573" calcext:value-type="float">
            <text:p>7,728.6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ADIANS([Iterations.I50])" office:value-type="float" office:value="0.767944870877505" calcext:value-type="float">
            <text:p>0.7679448709</text:p>
          </table:table-cell>
          <table:table-cell table:formula="of:=( ['a, e, i orbits'.$G$2] * (1 - ['a, e, i orbits'.$G$3]^2) ) / ( 1 + ['a, e, i orbits'.$G$3] * COS([Iterations.J50]) )" office:value-type="float" office:value="6926732.55844117" calcext:value-type="float">
            <text:p>6,926,732.56</text:p>
          </table:table-cell>
          <table:table-cell table:formula="of:=ATAN( ( ['a, e, i orbits'.$G$3] * SIN( [Iterations.J50] ) ) / ( 1 + ['a, e, i orbits'.$G$3] * COS( [Iterations.J50] ) ) )" office:value-type="float" office:value="0.0647137230920805" calcext:value-type="float">
            <text:p>0.0647137231</text:p>
          </table:table-cell>
          <table:table-cell table:formula="of:=SQRT( ['a, e, i orbits'.$B$6] * ( 2/[Iterations.K50] - 1/['a, e, i orbits'.$G$2] ))" office:value-type="float" office:value="7870.43520260353" calcext:value-type="float">
            <text:p>7,870.44</text:p>
          </table:table-cell>
        </table:table-row>
        <table:table-row table:style-name="ro1">
          <table:table-cell/>
          <table:table-cell table:formula="of:=[Iterations.B50]+[Iterations.$C$3]" office:value-type="float" office:value="808.002783500002" calcext:value-type="float">
            <text:p>808.00</text:p>
          </table:table-cell>
          <table:table-cell table:formula="of:=[Iterations.$F$3]*[Iterations.B51]" office:value-type="float" office:value="0.785398163397448" calcext:value-type="float">
            <text:p>0.7853981634</text:p>
          </table:table-cell>
          <table:table-cell table:formula="of:=[Iterations.C51] + 2 * ['a, e, i orbits'.$G$3] * SIN( [Iterations.C51] ) + 1.25 * ['a, e, i orbits'.$G$3] * SIN( 2 * [Iterations.C51] )" office:value-type="float" office:value="1.05181951963476" calcext:value-type="float">
            <text:p>1.0518195196</text:p>
          </table:table-cell>
          <table:table-cell table:formula="of:=( ['a, e, i orbits'.$G$2] * (1 - ['a, e, i orbits'.$G$3]^2) ) / ( 1 + ['a, e, i orbits'.$G$3] * COS([Iterations.D51]) )" office:value-type="float" office:value="7074128.91362395" calcext:value-type="float">
            <text:p>7,074,128.91</text:p>
          </table:table-cell>
          <table:table-cell table:formula="of:=ATAN( ( ['a, e, i orbits'.$G$3] * SIN( [Iterations.D51] ) ) / ( 1 + ['a, e, i orbits'.$G$3] * COS( [Iterations.D51] ) ) )" office:value-type="float" office:value="0.0825414350894111" calcext:value-type="float">
            <text:p>0.0825414351</text:p>
          </table:table-cell>
          <table:table-cell table:formula="of:=SQRT( ['a, e, i orbits'.$B$6] * ( 2/[Iterations.E51] - 1/['a, e, i orbits'.$G$2] ))" office:value-type="float" office:value="7716.58785552847" calcext:value-type="float">
            <text:p>7,716.5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RADIANS([Iterations.I51])" office:value-type="float" office:value="0.785398163397448" calcext:value-type="float">
            <text:p>0.7853981634</text:p>
          </table:table-cell>
          <table:table-cell table:formula="of:=( ['a, e, i orbits'.$G$2] * (1 - ['a, e, i orbits'.$G$3]^2) ) / ( 1 + ['a, e, i orbits'.$G$3] * COS([Iterations.J51]) )" office:value-type="float" office:value="6934646.44720501" calcext:value-type="float">
            <text:p>6,934,646.45</text:p>
          </table:table-cell>
          <table:table-cell table:formula="of:=ATAN( ( ['a, e, i orbits'.$G$3] * SIN( [Iterations.J51] ) ) / ( 1 + ['a, e, i orbits'.$G$3] * COS( [Iterations.J51] ) ) )" office:value-type="float" office:value="0.0659451227998346" calcext:value-type="float">
            <text:p>0.0659451228</text:p>
          </table:table-cell>
          <table:table-cell table:formula="of:=SQRT( ['a, e, i orbits'.$B$6] * ( 2/[Iterations.K51] - 1/['a, e, i orbits'.$G$2] ))" office:value-type="float" office:value="7862.08673653357" calcext:value-type="float">
            <text:p>7,862.09</text:p>
          </table:table-cell>
        </table:table-row>
        <table:table-row table:style-name="ro1">
          <table:table-cell/>
          <table:table-cell table:formula="of:=[Iterations.B51]+[Iterations.$C$3]" office:value-type="float" office:value="825.958400911113" calcext:value-type="float">
            <text:p>825.96</text:p>
          </table:table-cell>
          <table:table-cell table:formula="of:=[Iterations.$F$3]*[Iterations.B52]" office:value-type="float" office:value="0.802851455917391" calcext:value-type="float">
            <text:p>0.8028514559</text:p>
          </table:table-cell>
          <table:table-cell table:formula="of:=[Iterations.C52] + 2 * ['a, e, i orbits'.$G$3] * SIN( [Iterations.C52] ) + 1.25 * ['a, e, i orbits'.$G$3] * SIN( 2 * [Iterations.C52] )" office:value-type="float" office:value="1.07164326936251" calcext:value-type="float">
            <text:p>1.0716432694</text:p>
          </table:table-cell>
          <table:table-cell table:formula="of:=( ['a, e, i orbits'.$G$2] * (1 - ['a, e, i orbits'.$G$3]^2) ) / ( 1 + ['a, e, i orbits'.$G$3] * COS([Iterations.D52]) )" office:value-type="float" office:value="7085814.72918079" calcext:value-type="float">
            <text:p>7,085,814.73</text:p>
          </table:table-cell>
          <table:table-cell table:formula="of:=ATAN( ( ['a, e, i orbits'.$G$3] * SIN( [Iterations.D52] ) ) / ( 1 + ['a, e, i orbits'.$G$3] * COS( [Iterations.D52] ) ) )" office:value-type="float" office:value="0.0835927910873971" calcext:value-type="float">
            <text:p>0.0835927911</text:p>
          </table:table-cell>
          <table:table-cell table:formula="of:=SQRT( ['a, e, i orbits'.$B$6] * ( 2/[Iterations.E52] - 1/['a, e, i orbits'.$G$2] ))" office:value-type="float" office:value="7704.53616226044" calcext:value-type="float">
            <text:p>7,704.5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ADIANS([Iterations.I52])" office:value-type="float" office:value="0.802851455917392" calcext:value-type="float">
            <text:p>0.8028514559</text:p>
          </table:table-cell>
          <table:table-cell table:formula="of:=( ['a, e, i orbits'.$G$2] * (1 - ['a, e, i orbits'.$G$3]^2) ) / ( 1 + ['a, e, i orbits'.$G$3] * COS([Iterations.J52]) )" office:value-type="float" office:value="6942718.26439027" calcext:value-type="float">
            <text:p>6,942,718.26</text:p>
          </table:table-cell>
          <table:table-cell table:formula="of:=ATAN( ( ['a, e, i orbits'.$G$3] * SIN( [Iterations.J52] ) ) / ( 1 + ['a, e, i orbits'.$G$3] * COS( [Iterations.J52] ) ) )" office:value-type="float" office:value="0.0671604381222614" calcext:value-type="float">
            <text:p>0.0671604381</text:p>
          </table:table-cell>
          <table:table-cell table:formula="of:=SQRT( ['a, e, i orbits'.$B$6] * ( 2/[Iterations.K52] - 1/['a, e, i orbits'.$G$2] ))" office:value-type="float" office:value="7853.58216544985" calcext:value-type="float">
            <text:p>7,853.58</text:p>
          </table:table-cell>
        </table:table-row>
        <table:table-row table:style-name="ro1">
          <table:table-cell/>
          <table:table-cell table:formula="of:=[Iterations.B52]+[Iterations.$C$3]" office:value-type="float" office:value="843.914018322224" calcext:value-type="float">
            <text:p>843.91</text:p>
          </table:table-cell>
          <table:table-cell table:formula="of:=[Iterations.$F$3]*[Iterations.B53]" office:value-type="float" office:value="0.820304748437335" calcext:value-type="float">
            <text:p>0.8203047484</text:p>
          </table:table-cell>
          <table:table-cell table:formula="of:=[Iterations.C53] + 2 * ['a, e, i orbits'.$G$3] * SIN( [Iterations.C53] ) + 1.25 * ['a, e, i orbits'.$G$3] * SIN( 2 * [Iterations.C53] )" office:value-type="float" office:value="1.09127099504365" calcext:value-type="float">
            <text:p>1.091270995</text:p>
          </table:table-cell>
          <table:table-cell table:formula="of:=( ['a, e, i orbits'.$G$2] * (1 - ['a, e, i orbits'.$G$3]^2) ) / ( 1 + ['a, e, i orbits'.$G$3] * COS([Iterations.D53]) )" office:value-type="float" office:value="7097548.83871195" calcext:value-type="float">
            <text:p>7,097,548.84</text:p>
          </table:table-cell>
          <table:table-cell table:formula="of:=ATAN( ( ['a, e, i orbits'.$G$3] * SIN( [Iterations.D53] ) ) / ( 1 + ['a, e, i orbits'.$G$3] * COS( [Iterations.D53] ) ) )" office:value-type="float" office:value="0.0846062279774304" calcext:value-type="float">
            <text:p>0.084606228</text:p>
          </table:table-cell>
          <table:table-cell table:formula="of:=SQRT( ['a, e, i orbits'.$B$6] * ( 2/[Iterations.E53] - 1/['a, e, i orbits'.$G$2] ))" office:value-type="float" office:value="7692.45569006094" calcext:value-type="float">
            <text:p>7,692.4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RADIANS([Iterations.I53])" office:value-type="float" office:value="0.820304748437335" calcext:value-type="float">
            <text:p>0.8203047484</text:p>
          </table:table-cell>
          <table:table-cell table:formula="of:=( ['a, e, i orbits'.$G$2] * (1 - ['a, e, i orbits'.$G$3]^2) ) / ( 1 + ['a, e, i orbits'.$G$3] * COS([Iterations.J53]) )" office:value-type="float" office:value="6950946.58295431" calcext:value-type="float">
            <text:p>6,950,946.58</text:p>
          </table:table-cell>
          <table:table-cell table:formula="of:=ATAN( ( ['a, e, i orbits'.$G$3] * SIN( [Iterations.J53] ) ) / ( 1 + ['a, e, i orbits'.$G$3] * COS( [Iterations.J53] ) ) )" office:value-type="float" office:value="0.0683593198100895" calcext:value-type="float">
            <text:p>0.0683593198</text:p>
          </table:table-cell>
          <table:table-cell table:formula="of:=SQRT( ['a, e, i orbits'.$B$6] * ( 2/[Iterations.K53] - 1/['a, e, i orbits'.$G$2] ))" office:value-type="float" office:value="7844.92357649709" calcext:value-type="float">
            <text:p>7,844.92</text:p>
          </table:table-cell>
        </table:table-row>
        <table:table-row table:style-name="ro1">
          <table:table-cell/>
          <table:table-cell table:formula="of:=[Iterations.B53]+[Iterations.$C$3]" office:value-type="float" office:value="861.869635733335" calcext:value-type="float">
            <text:p>861.87</text:p>
          </table:table-cell>
          <table:table-cell table:formula="of:=[Iterations.$F$3]*[Iterations.B54]" office:value-type="float" office:value="0.837758040957278" calcext:value-type="float">
            <text:p>0.837758041</text:p>
          </table:table-cell>
          <table:table-cell table:formula="of:=[Iterations.C54] + 2 * ['a, e, i orbits'.$G$3] * SIN( [Iterations.C54] ) + 1.25 * ['a, e, i orbits'.$G$3] * SIN( 2 * [Iterations.C54] )" office:value-type="float" office:value="1.11070224297379" calcext:value-type="float">
            <text:p>1.110702243</text:p>
          </table:table-cell>
          <table:table-cell table:formula="of:=( ['a, e, i orbits'.$G$2] * (1 - ['a, e, i orbits'.$G$3]^2) ) / ( 1 + ['a, e, i orbits'.$G$3] * COS([Iterations.D54]) )" office:value-type="float" office:value="7109323.01739197" calcext:value-type="float">
            <text:p>7,109,323.02</text:p>
          </table:table-cell>
          <table:table-cell table:formula="of:=ATAN( ( ['a, e, i orbits'.$G$3] * SIN( [Iterations.D54] ) ) / ( 1 + ['a, e, i orbits'.$G$3] * COS( [Iterations.D54] ) ) )" office:value-type="float" office:value="0.0855820886696922" calcext:value-type="float">
            <text:p>0.0855820887</text:p>
          </table:table-cell>
          <table:table-cell table:formula="of:=SQRT( ['a, e, i orbits'.$B$6] * ( 2/[Iterations.E54] - 1/['a, e, i orbits'.$G$2] ))" office:value-type="float" office:value="7680.35504450943" calcext:value-type="float">
            <text:p>7,680.3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ADIANS([Iterations.I54])" office:value-type="float" office:value="0.837758040957278" calcext:value-type="float">
            <text:p>0.837758041</text:p>
          </table:table-cell>
          <table:table-cell table:formula="of:=( ['a, e, i orbits'.$G$2] * (1 - ['a, e, i orbits'.$G$3]^2) ) / ( 1 + ['a, e, i orbits'.$G$3] * COS([Iterations.J54]) )" office:value-type="float" office:value="6959329.93413227" calcext:value-type="float">
            <text:p>6,959,329.93</text:p>
          </table:table-cell>
          <table:table-cell table:formula="of:=ATAN( ( ['a, e, i orbits'.$G$3] * SIN( [Iterations.J54] ) ) / ( 1 + ['a, e, i orbits'.$G$3] * COS( [Iterations.J54] ) ) )" office:value-type="float" office:value="0.0695414195175104" calcext:value-type="float">
            <text:p>0.0695414195</text:p>
          </table:table-cell>
          <table:table-cell table:formula="of:=SQRT( ['a, e, i orbits'.$B$6] * ( 2/[Iterations.K54] - 1/['a, e, i orbits'.$G$2] ))" office:value-type="float" office:value="7836.11310103768" calcext:value-type="float">
            <text:p>7,836.11</text:p>
          </table:table-cell>
        </table:table-row>
        <table:table-row table:style-name="ro1">
          <table:table-cell/>
          <table:table-cell table:formula="of:=[Iterations.B54]+[Iterations.$C$3]" office:value-type="float" office:value="879.825253144446" calcext:value-type="float">
            <text:p>879.83</text:p>
          </table:table-cell>
          <table:table-cell table:formula="of:=[Iterations.$F$3]*[Iterations.B55]" office:value-type="float" office:value="0.855211333477221" calcext:value-type="float">
            <text:p>0.8552113335</text:p>
          </table:table-cell>
          <table:table-cell table:formula="of:=[Iterations.C55] + 2 * ['a, e, i orbits'.$G$3] * SIN( [Iterations.C55] ) + 1.25 * ['a, e, i orbits'.$G$3] * SIN( 2 * [Iterations.C55] )" office:value-type="float" office:value="1.12993675811447" calcext:value-type="float">
            <text:p>1.1299367581</text:p>
          </table:table-cell>
          <table:table-cell table:formula="of:=( ['a, e, i orbits'.$G$2] * (1 - ['a, e, i orbits'.$G$3]^2) ) / ( 1 + ['a, e, i orbits'.$G$3] * COS([Iterations.D55]) )" office:value-type="float" office:value="7121129.30396742" calcext:value-type="float">
            <text:p>7,121,129.30</text:p>
          </table:table-cell>
          <table:table-cell table:formula="of:=ATAN( ( ['a, e, i orbits'.$G$3] * SIN( [Iterations.D55] ) ) / ( 1 + ['a, e, i orbits'.$G$3] * COS( [Iterations.D55] ) ) )" office:value-type="float" office:value="0.0865207507828568" calcext:value-type="float">
            <text:p>0.0865207508</text:p>
          </table:table-cell>
          <table:table-cell table:formula="of:=SQRT( ['a, e, i orbits'.$B$6] * ( 2/[Iterations.E55] - 1/['a, e, i orbits'.$G$2] ))" office:value-type="float" office:value="7668.24250133676" calcext:value-type="float">
            <text:p>7,668.2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RADIANS([Iterations.I55])" office:value-type="float" office:value="0.855211333477221" calcext:value-type="float">
            <text:p>0.8552113335</text:p>
          </table:table-cell>
          <table:table-cell table:formula="of:=( ['a, e, i orbits'.$G$2] * (1 - ['a, e, i orbits'.$G$3]^2) ) / ( 1 + ['a, e, i orbits'.$G$3] * COS([Iterations.J55]) )" office:value-type="float" office:value="6967866.80685589" calcext:value-type="float">
            <text:p>6,967,866.81</text:p>
          </table:table-cell>
          <table:table-cell table:formula="of:=ATAN( ( ['a, e, i orbits'.$G$3] * SIN( [Iterations.J55] ) ) / ( 1 + ['a, e, i orbits'.$G$3] * COS( [Iterations.J55] ) ) )" office:value-type="float" office:value="0.0707063898624875" calcext:value-type="float">
            <text:p>0.0707063899</text:p>
          </table:table-cell>
          <table:table-cell table:formula="of:=SQRT( ['a, e, i orbits'.$B$6] * ( 2/[Iterations.K55] - 1/['a, e, i orbits'.$G$2] ))" office:value-type="float" office:value="7827.15291450693" calcext:value-type="float">
            <text:p>7,827.15</text:p>
          </table:table-cell>
        </table:table-row>
        <table:table-row table:style-name="ro1">
          <table:table-cell/>
          <table:table-cell table:formula="of:=[Iterations.B55]+[Iterations.$C$3]" office:value-type="float" office:value="897.780870555557" calcext:value-type="float">
            <text:p>897.78</text:p>
          </table:table-cell>
          <table:table-cell table:formula="of:=[Iterations.$F$3]*[Iterations.B56]" office:value-type="float" office:value="0.872664625997164" calcext:value-type="float">
            <text:p>0.872664626</text:p>
          </table:table-cell>
          <table:table-cell table:formula="of:=[Iterations.C56] + 2 * ['a, e, i orbits'.$G$3] * SIN( [Iterations.C56] ) + 1.25 * ['a, e, i orbits'.$G$3] * SIN( 2 * [Iterations.C56] )" office:value-type="float" office:value="1.14897448374749" calcext:value-type="float">
            <text:p>1.1489744837</text:p>
          </table:table-cell>
          <table:table-cell table:formula="of:=( ['a, e, i orbits'.$G$2] * (1 - ['a, e, i orbits'.$G$3]^2) ) / ( 1 + ['a, e, i orbits'.$G$3] * COS([Iterations.D56]) )" office:value-type="float" office:value="7132960.01147396" calcext:value-type="float">
            <text:p>7,132,960.01</text:p>
          </table:table-cell>
          <table:table-cell table:formula="of:=ATAN( ( ['a, e, i orbits'.$G$3] * SIN( [Iterations.D56] ) ) / ( 1 + ['a, e, i orbits'.$G$3] * COS( [Iterations.D56] ) ) )" office:value-type="float" office:value="0.0874226243904292" calcext:value-type="float">
            <text:p>0.0874226244</text:p>
          </table:table-cell>
          <table:table-cell table:formula="of:=SQRT( ['a, e, i orbits'.$B$6] * ( 2/[Iterations.E56] - 1/['a, e, i orbits'.$G$2] ))" office:value-type="float" office:value="7656.12599805145" calcext:value-type="float">
            <text:p>7,656.1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ADIANS([Iterations.I56])" office:value-type="float" office:value="0.872664625997165" calcext:value-type="float">
            <text:p>0.872664626</text:p>
          </table:table-cell>
          <table:table-cell table:formula="of:=( ['a, e, i orbits'.$G$2] * (1 - ['a, e, i orbits'.$G$3]^2) ) / ( 1 + ['a, e, i orbits'.$G$3] * COS([Iterations.J56]) )" office:value-type="float" office:value="6976555.64717098" calcext:value-type="float">
            <text:p>6,976,555.65</text:p>
          </table:table-cell>
          <table:table-cell table:formula="of:=ATAN( ( ['a, e, i orbits'.$G$3] * SIN( [Iterations.J56] ) ) / ( 1 + ['a, e, i orbits'.$G$3] * COS( [Iterations.J56] ) ) )" office:value-type="float" office:value="0.0718538844898301" calcext:value-type="float">
            <text:p>0.0718538845</text:p>
          </table:table-cell>
          <table:table-cell table:formula="of:=SQRT( ['a, e, i orbits'.$B$6] * ( 2/[Iterations.K56] - 1/['a, e, i orbits'.$G$2] ))" office:value-type="float" office:value="7818.04523626112" calcext:value-type="float">
            <text:p>7,818.05</text:p>
          </table:table-cell>
        </table:table-row>
        <table:table-row table:style-name="ro1">
          <table:table-cell/>
          <table:table-cell table:formula="of:=[Iterations.B56]+[Iterations.$C$3]" office:value-type="float" office:value="915.736487966668" calcext:value-type="float">
            <text:p>915.74</text:p>
          </table:table-cell>
          <table:table-cell table:formula="of:=[Iterations.$F$3]*[Iterations.B57]" office:value-type="float" office:value="0.890117918517108" calcext:value-type="float">
            <text:p>0.8901179185</text:p>
          </table:table-cell>
          <table:table-cell table:formula="of:=[Iterations.C57] + 2 * ['a, e, i orbits'.$G$3] * SIN( [Iterations.C57] ) + 1.25 * ['a, e, i orbits'.$G$3] * SIN( 2 * [Iterations.C57] )" office:value-type="float" office:value="1.16781556090023" calcext:value-type="float">
            <text:p>1.1678155609</text:p>
          </table:table-cell>
          <table:table-cell table:formula="of:=( ['a, e, i orbits'.$G$2] * (1 - ['a, e, i orbits'.$G$3]^2) ) / ( 1 + ['a, e, i orbits'.$G$3] * COS([Iterations.D57]) )" office:value-type="float" office:value="7144807.73691435" calcext:value-type="float">
            <text:p>7,144,807.74</text:p>
          </table:table-cell>
          <table:table-cell table:formula="of:=ATAN( ( ['a, e, i orbits'.$G$3] * SIN( [Iterations.D57] ) ) / ( 1 + ['a, e, i orbits'.$G$3] * COS( [Iterations.D57] ) ) )" office:value-type="float" office:value="0.0882881497339519" calcext:value-type="float">
            <text:p>0.0882881497</text:p>
          </table:table-cell>
          <table:table-cell table:formula="of:=SQRT( ['a, e, i orbits'.$B$6] * ( 2/[Iterations.E57] - 1/['a, e, i orbits'.$G$2] ))" office:value-type="float" office:value="7644.01312682413" calcext:value-type="float">
            <text:p>7,644.0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RADIANS([Iterations.I57])" office:value-type="float" office:value="0.890117918517108" calcext:value-type="float">
            <text:p>0.8901179185</text:p>
          </table:table-cell>
          <table:table-cell table:formula="of:=( ['a, e, i orbits'.$G$2] * (1 - ['a, e, i orbits'.$G$3]^2) ) / ( 1 + ['a, e, i orbits'.$G$3] * COS([Iterations.J57]) )" office:value-type="float" office:value="6985394.85765435" calcext:value-type="float">
            <text:p>6,985,394.86</text:p>
          </table:table-cell>
          <table:table-cell table:formula="of:=ATAN( ( ['a, e, i orbits'.$G$3] * SIN( [Iterations.J57] ) ) / ( 1 + ['a, e, i orbits'.$G$3] * COS( [Iterations.J57] ) ) )" office:value-type="float" office:value="0.0729835581371007" calcext:value-type="float">
            <text:p>0.0729835581</text:p>
          </table:table-cell>
          <table:table-cell table:formula="of:=SQRT( ['a, e, i orbits'.$B$6] * ( 2/[Iterations.K57] - 1/['a, e, i orbits'.$G$2] ))" office:value-type="float" office:value="7808.792329418" calcext:value-type="float">
            <text:p>7,808.79</text:p>
          </table:table-cell>
        </table:table-row>
        <table:table-row table:style-name="ro1">
          <table:table-cell/>
          <table:table-cell table:formula="of:=[Iterations.B57]+[Iterations.$C$3]" office:value-type="float" office:value="933.69210537778" calcext:value-type="float">
            <text:p>933.69</text:p>
          </table:table-cell>
          <table:table-cell table:formula="of:=[Iterations.$F$3]*[Iterations.B58]" office:value-type="float" office:value="0.907571211037051" calcext:value-type="float">
            <text:p>0.907571211</text:p>
          </table:table-cell>
          <table:table-cell table:formula="of:=[Iterations.C58] + 2 * ['a, e, i orbits'.$G$3] * SIN( [Iterations.C58] ) + 1.25 * ['a, e, i orbits'.$G$3] * SIN( 2 * [Iterations.C58] )" office:value-type="float" office:value="1.18646032754289" calcext:value-type="float">
            <text:p>1.1864603275</text:p>
          </table:table-cell>
          <table:table-cell table:formula="of:=( ['a, e, i orbits'.$G$2] * (1 - ['a, e, i orbits'.$G$3]^2) ) / ( 1 + ['a, e, i orbits'.$G$3] * COS([Iterations.D58]) )" office:value-type="float" office:value="7156665.369891" calcext:value-type="float">
            <text:p>7,156,665.37</text:p>
          </table:table-cell>
          <table:table-cell table:formula="of:=ATAN( ( ['a, e, i orbits'.$G$3] * SIN( [Iterations.D58] ) ) / ( 1 + ['a, e, i orbits'.$G$3] * COS( [Iterations.D58] ) ) )" office:value-type="float" office:value="0.089117794911917" calcext:value-type="float">
            <text:p>0.0891177949</text:p>
          </table:table-cell>
          <table:table-cell table:formula="of:=SQRT( ['a, e, i orbits'.$B$6] * ( 2/[Iterations.E58] - 1/['a, e, i orbits'.$G$2] ))" office:value-type="float" office:value="7631.91112860841" calcext:value-type="float">
            <text:p>7,631.9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ADIANS([Iterations.I58])" office:value-type="float" office:value="0.907571211037051" calcext:value-type="float">
            <text:p>0.907571211</text:p>
          </table:table-cell>
          <table:table-cell table:formula="of:=( ['a, e, i orbits'.$G$2] * (1 - ['a, e, i orbits'.$G$3]^2) ) / ( 1 + ['a, e, i orbits'.$G$3] * COS([Iterations.J58]) )" office:value-type="float" office:value="6994382.79683106" calcext:value-type="float">
            <text:p>6,994,382.80</text:p>
          </table:table-cell>
          <table:table-cell table:formula="of:=ATAN( ( ['a, e, i orbits'.$G$3] * SIN( [Iterations.J58] ) ) / ( 1 + ['a, e, i orbits'.$G$3] * COS( [Iterations.J58] ) ) )" office:value-type="float" office:value="0.0740950667034246" calcext:value-type="float">
            <text:p>0.0740950667</text:p>
          </table:table-cell>
          <table:table-cell table:formula="of:=SQRT( ['a, e, i orbits'.$B$6] * ( 2/[Iterations.K58] - 1/['a, e, i orbits'.$G$2] ))" office:value-type="float" office:value="7799.39650068928" calcext:value-type="float">
            <text:p>7,799.40</text:p>
          </table:table-cell>
        </table:table-row>
        <table:table-row table:style-name="ro1">
          <table:table-cell/>
          <table:table-cell table:formula="of:=[Iterations.B58]+[Iterations.$C$3]" office:value-type="float" office:value="951.647722788891" calcext:value-type="float">
            <text:p>951.65</text:p>
          </table:table-cell>
          <table:table-cell table:formula="of:=[Iterations.$F$3]*[Iterations.B59]" office:value-type="float" office:value="0.925024503556994" calcext:value-type="float">
            <text:p>0.9250245036</text:p>
          </table:table-cell>
          <table:table-cell table:formula="of:=[Iterations.C59] + 2 * ['a, e, i orbits'.$G$3] * SIN( [Iterations.C59] ) + 1.25 * ['a, e, i orbits'.$G$3] * SIN( 2 * [Iterations.C59] )" office:value-type="float" office:value="1.20490931755874" calcext:value-type="float">
            <text:p>1.2049093176</text:p>
          </table:table-cell>
          <table:table-cell table:formula="of:=( ['a, e, i orbits'.$G$2] * (1 - ['a, e, i orbits'.$G$3]^2) ) / ( 1 + ['a, e, i orbits'.$G$3] * COS([Iterations.D59]) )" office:value-type="float" office:value="7168526.10019125" calcext:value-type="float">
            <text:p>7,168,526.10</text:p>
          </table:table-cell>
          <table:table-cell table:formula="of:=ATAN( ( ['a, e, i orbits'.$G$3] * SIN( [Iterations.D59] ) ) / ( 1 + ['a, e, i orbits'.$G$3] * COS( [Iterations.D59] ) ) )" office:value-type="float" office:value="0.0899120535530403" calcext:value-type="float">
            <text:p>0.0899120536</text:p>
          </table:table-cell>
          <table:table-cell table:formula="of:=SQRT( ['a, e, i orbits'.$B$6] * ( 2/[Iterations.E59] - 1/['a, e, i orbits'.$G$2] ))" office:value-type="float" office:value="7619.82688847209" calcext:value-type="float">
            <text:p>7,619.8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RADIANS([Iterations.I59])" office:value-type="float" office:value="0.925024503556995" calcext:value-type="float">
            <text:p>0.9250245036</text:p>
          </table:table-cell>
          <table:table-cell table:formula="of:=( ['a, e, i orbits'.$G$2] * (1 - ['a, e, i orbits'.$G$3]^2) ) / ( 1 + ['a, e, i orbits'.$G$3] * COS([Iterations.J59]) )" office:value-type="float" office:value="7003517.77859303" calcext:value-type="float">
            <text:p>7,003,517.78</text:p>
          </table:table-cell>
          <table:table-cell table:formula="of:=ATAN( ( ['a, e, i orbits'.$G$3] * SIN( [Iterations.J59] ) ) / ( 1 + ['a, e, i orbits'.$G$3] * COS( [Iterations.J59] ) ) )" office:value-type="float" office:value="0.07518806732127" calcext:value-type="float">
            <text:p>0.0751880673</text:p>
          </table:table-cell>
          <table:table-cell table:formula="of:=SQRT( ['a, e, i orbits'.$B$6] * ( 2/[Iterations.K59] - 1/['a, e, i orbits'.$G$2] ))" office:value-type="float" office:value="7789.86010020498" calcext:value-type="float">
            <text:p>7,789.86</text:p>
          </table:table-cell>
        </table:table-row>
        <table:table-row table:style-name="ro1">
          <table:table-cell/>
          <table:table-cell table:formula="of:=[Iterations.B59]+[Iterations.$C$3]" office:value-type="float" office:value="969.603340200002" calcext:value-type="float">
            <text:p>969.60</text:p>
          </table:table-cell>
          <table:table-cell table:formula="of:=[Iterations.$F$3]*[Iterations.B60]" office:value-type="float" office:value="0.942477796076937" calcext:value-type="float">
            <text:p>0.9424777961</text:p>
          </table:table-cell>
          <table:table-cell table:formula="of:=[Iterations.C60] + 2 * ['a, e, i orbits'.$G$3] * SIN( [Iterations.C60] ) + 1.25 * ['a, e, i orbits'.$G$3] * SIN( 2 * [Iterations.C60] )" office:value-type="float" office:value="1.22316325948882" calcext:value-type="float">
            <text:p>1.2231632595</text:p>
          </table:table-cell>
          <table:table-cell table:formula="of:=( ['a, e, i orbits'.$G$2] * (1 - ['a, e, i orbits'.$G$3]^2) ) / ( 1 + ['a, e, i orbits'.$G$3] * COS([Iterations.D60]) )" office:value-type="float" office:value="7180383.42432781" calcext:value-type="float">
            <text:p>7,180,383.42</text:p>
          </table:table-cell>
          <table:table-cell table:formula="of:=ATAN( ( ['a, e, i orbits'.$G$3] * SIN( [Iterations.D60] ) ) / ( 1 + ['a, e, i orbits'.$G$3] * COS( [Iterations.D60] ) ) )" office:value-type="float" office:value="0.090671442482334" calcext:value-type="float">
            <text:p>0.0906714425</text:p>
          </table:table-cell>
          <table:table-cell table:formula="of:=SQRT( ['a, e, i orbits'.$B$6] * ( 2/[Iterations.E60] - 1/['a, e, i orbits'.$G$2] ))" office:value-type="float" office:value="7607.76693210865" calcext:value-type="float">
            <text:p>7,607.7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ADIANS([Iterations.I60])" office:value-type="float" office:value="0.942477796076938" calcext:value-type="float">
            <text:p>0.9424777961</text:p>
          </table:table-cell>
          <table:table-cell table:formula="of:=( ['a, e, i orbits'.$G$2] * (1 - ['a, e, i orbits'.$G$3]^2) ) / ( 1 + ['a, e, i orbits'.$G$3] * COS([Iterations.J60]) )" office:value-type="float" office:value="7012798.07161968" calcext:value-type="float">
            <text:p>7,012,798.07</text:p>
          </table:table-cell>
          <table:table-cell table:formula="of:=ATAN( ( ['a, e, i orbits'.$G$3] * SIN( [Iterations.J60] ) ) / ( 1 + ['a, e, i orbits'.$G$3] * COS( [Iterations.J60] ) ) )" office:value-type="float" office:value="0.0762622184312663" calcext:value-type="float">
            <text:p>0.0762622184</text:p>
          </table:table-cell>
          <table:table-cell table:formula="of:=SQRT( ['a, e, i orbits'.$B$6] * ( 2/[Iterations.K60] - 1/['a, e, i orbits'.$G$2] ))" office:value-type="float" office:value="7780.1855213292" calcext:value-type="float">
            <text:p>7,780.19</text:p>
          </table:table-cell>
        </table:table-row>
        <table:table-row table:style-name="ro1">
          <table:table-cell/>
          <table:table-cell table:formula="of:=[Iterations.B60]+[Iterations.$C$3]" office:value-type="float" office:value="987.558957611113" calcext:value-type="float">
            <text:p>987.56</text:p>
          </table:table-cell>
          <table:table-cell table:formula="of:=[Iterations.$F$3]*[Iterations.B61]" office:value-type="float" office:value="0.959931088596881" calcext:value-type="float">
            <text:p>0.9599310886</text:p>
          </table:table-cell>
          <table:table-cell table:formula="of:=[Iterations.C61] + 2 * ['a, e, i orbits'.$G$3] * SIN( [Iterations.C61] ) + 1.25 * ['a, e, i orbits'.$G$3] * SIN( 2 * [Iterations.C61] )" office:value-type="float" office:value="1.24122307505292" calcext:value-type="float">
            <text:p>1.2412230751</text:p>
          </table:table-cell>
          <table:table-cell table:formula="of:=( ['a, e, i orbits'.$G$2] * (1 - ['a, e, i orbits'.$G$3]^2) ) / ( 1 + ['a, e, i orbits'.$G$3] * COS([Iterations.D61]) )" office:value-type="float" office:value="7192231.15104139" calcext:value-type="float">
            <text:p>7,192,231.15</text:p>
          </table:table-cell>
          <table:table-cell table:formula="of:=ATAN( ( ['a, e, i orbits'.$G$3] * SIN( [Iterations.D61] ) ) / ( 1 + ['a, e, i orbits'.$G$3] * COS( [Iterations.D61] ) ) )" office:value-type="float" office:value="0.0913964993881528" calcext:value-type="float">
            <text:p>0.0913964994</text:p>
          </table:table-cell>
          <table:table-cell table:formula="of:=SQRT( ['a, e, i orbits'.$B$6] * ( 2/[Iterations.E61] - 1/['a, e, i orbits'.$G$2] ))" office:value-type="float" office:value="7595.7374234954" calcext:value-type="float">
            <text:p>7,595.7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RADIANS([Iterations.I61])" office:value-type="float" office:value="0.959931088596881" calcext:value-type="float">
            <text:p>0.9599310886</text:p>
          </table:table-cell>
          <table:table-cell table:formula="of:=( ['a, e, i orbits'.$G$2] * (1 - ['a, e, i orbits'.$G$3]^2) ) / ( 1 + ['a, e, i orbits'.$G$3] * COS([Iterations.J61]) )" office:value-type="float" office:value="7022221.89880189" calcext:value-type="float">
            <text:p>7,022,221.90</text:p>
          </table:table-cell>
          <table:table-cell table:formula="of:=ATAN( ( ['a, e, i orbits'.$G$3] * SIN( [Iterations.J61] ) ) / ( 1 + ['a, e, i orbits'.$G$3] * COS( [Iterations.J61] ) ) )" office:value-type="float" office:value="0.0773171798601282" calcext:value-type="float">
            <text:p>0.0773171799</text:p>
          </table:table-cell>
          <table:table-cell table:formula="of:=SQRT( ['a, e, i orbits'.$B$6] * ( 2/[Iterations.K61] - 1/['a, e, i orbits'.$G$2] ))" office:value-type="float" office:value="7770.37520046707" calcext:value-type="float">
            <text:p>7,770.38</text:p>
          </table:table-cell>
        </table:table-row>
        <table:table-row table:style-name="ro1">
          <table:table-cell/>
          <table:table-cell table:formula="of:=[Iterations.B61]+[Iterations.$C$3]" office:value-type="float" office:value="1005.51457502222" calcext:value-type="float">
            <text:p>1005.51</text:p>
          </table:table-cell>
          <table:table-cell table:formula="of:=[Iterations.$F$3]*[Iterations.B62]" office:value-type="float" office:value="0.977384381116824" calcext:value-type="float">
            <text:p>0.9773843811</text:p>
          </table:table-cell>
          <table:table-cell table:formula="of:=[Iterations.C62] + 2 * ['a, e, i orbits'.$G$3] * SIN( [Iterations.C62] ) + 1.25 * ['a, e, i orbits'.$G$3] * SIN( 2 * [Iterations.C62] )" office:value-type="float" office:value="1.25908987744868" calcext:value-type="float">
            <text:p>1.2590898774</text:p>
          </table:table-cell>
          <table:table-cell table:formula="of:=( ['a, e, i orbits'.$G$2] * (1 - ['a, e, i orbits'.$G$3]^2) ) / ( 1 + ['a, e, i orbits'.$G$3] * COS([Iterations.D62]) )" office:value-type="float" office:value="7204063.4057764" calcext:value-type="float">
            <text:p>7,204,063.41</text:p>
          </table:table-cell>
          <table:table-cell table:formula="of:=ATAN( ( ['a, e, i orbits'.$G$3] * SIN( [Iterations.D62] ) ) / ( 1 + ['a, e, i orbits'.$G$3] * COS( [Iterations.D62] ) ) )" office:value-type="float" office:value="0.0920877804980922" calcext:value-type="float">
            <text:p>0.0920877805</text:p>
          </table:table-cell>
          <table:table-cell table:formula="of:=SQRT( ['a, e, i orbits'.$B$6] * ( 2/[Iterations.E62] - 1/['a, e, i orbits'.$G$2] ))" office:value-type="float" office:value="7583.74416366156" calcext:value-type="float">
            <text:p>7,583.7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ADIANS([Iterations.I62])" office:value-type="float" office:value="0.977384381116825" calcext:value-type="float">
            <text:p>0.9773843811</text:p>
          </table:table-cell>
          <table:table-cell table:formula="of:=( ['a, e, i orbits'.$G$2] * (1 - ['a, e, i orbits'.$G$3]^2) ) / ( 1 + ['a, e, i orbits'.$G$3] * COS([Iterations.J62]) )" office:value-type="float" office:value="7031787.43666994" calcext:value-type="float">
            <text:p>7,031,787.44</text:p>
          </table:table-cell>
          <table:table-cell table:formula="of:=ATAN( ( ['a, e, i orbits'.$G$3] * SIN( [Iterations.J62] ) ) / ( 1 + ['a, e, i orbits'.$G$3] * COS( [Iterations.J62] ) ) )" office:value-type="float" office:value="0.0783526129017521" calcext:value-type="float">
            <text:p>0.0783526129</text:p>
          </table:table-cell>
          <table:table-cell table:formula="of:=SQRT( ['a, e, i orbits'.$B$6] * ( 2/[Iterations.K62] - 1/['a, e, i orbits'.$G$2] ))" office:value-type="float" office:value="7760.43161686237" calcext:value-type="float">
            <text:p>7,760.43</text:p>
          </table:table-cell>
        </table:table-row>
        <table:table-row table:style-name="ro1">
          <table:table-cell/>
          <table:table-cell table:formula="of:=[Iterations.B62]+[Iterations.$C$3]" office:value-type="float" office:value="1023.47019243334" calcext:value-type="float">
            <text:p>1023.47</text:p>
          </table:table-cell>
          <table:table-cell table:formula="of:=[Iterations.$F$3]*[Iterations.B63]" office:value-type="float" office:value="0.994837673636767" calcext:value-type="float">
            <text:p>0.9948376736</text:p>
          </table:table-cell>
          <table:table-cell table:formula="of:=[Iterations.C63] + 2 * ['a, e, i orbits'.$G$3] * SIN( [Iterations.C63] ) + 1.25 * ['a, e, i orbits'.$G$3] * SIN( 2 * [Iterations.C63] )" office:value-type="float" office:value="1.27676496943118" calcext:value-type="float">
            <text:p>1.2767649694</text:p>
          </table:table-cell>
          <table:table-cell table:formula="of:=( ['a, e, i orbits'.$G$2] * (1 - ['a, e, i orbits'.$G$3]^2) ) / ( 1 + ['a, e, i orbits'.$G$3] * COS([Iterations.D63]) )" office:value-type="float" office:value="7215874.63414458" calcext:value-type="float">
            <text:p>7,215,874.63</text:p>
          </table:table-cell>
          <table:table-cell table:formula="of:=ATAN( ( ['a, e, i orbits'.$G$3] * SIN( [Iterations.D63] ) ) / ( 1 + ['a, e, i orbits'.$G$3] * COS( [Iterations.D63] ) ) )" office:value-type="float" office:value="0.0927458582712867" calcext:value-type="float">
            <text:p>0.0927458583</text:p>
          </table:table-cell>
          <table:table-cell table:formula="of:=SQRT( ['a, e, i orbits'.$B$6] * ( 2/[Iterations.E63] - 1/['a, e, i orbits'.$G$2] ))" office:value-type="float" office:value="7571.79259052626" calcext:value-type="float">
            <text:p>7,571.7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RADIANS([Iterations.I63])" office:value-type="float" office:value="0.994837673636768" calcext:value-type="float">
            <text:p>0.9948376736</text:p>
          </table:table-cell>
          <table:table-cell table:formula="of:=( ['a, e, i orbits'.$G$2] * (1 - ['a, e, i orbits'.$G$3]^2) ) / ( 1 + ['a, e, i orbits'.$G$3] * COS([Iterations.J63]) )" office:value-type="float" office:value="7041492.81482675" calcext:value-type="float">
            <text:p>7,041,492.81</text:p>
          </table:table-cell>
          <table:table-cell table:formula="of:=ATAN( ( ['a, e, i orbits'.$G$3] * SIN( [Iterations.J63] ) ) / ( 1 + ['a, e, i orbits'.$G$3] * COS( [Iterations.J63] ) ) )" office:value-type="float" office:value="0.0793681804015518" calcext:value-type="float">
            <text:p>0.0793681804</text:p>
          </table:table-cell>
          <table:table-cell table:formula="of:=SQRT( ['a, e, i orbits'.$B$6] * ( 2/[Iterations.K63] - 1/['a, e, i orbits'.$G$2] ))" office:value-type="float" office:value="7750.35729238573" calcext:value-type="float">
            <text:p>7,750.36</text:p>
          </table:table-cell>
        </table:table-row>
        <table:table-row table:style-name="ro1">
          <table:table-cell/>
          <table:table-cell table:formula="of:=[Iterations.B63]+[Iterations.$C$3]" office:value-type="float" office:value="1041.42580984445" calcext:value-type="float">
            <text:p>1041.43</text:p>
          </table:table-cell>
          <table:table-cell table:formula="of:=[Iterations.$F$3]*[Iterations.B64]" office:value-type="float" office:value="1.01229096615671" calcext:value-type="float">
            <text:p>1.0122909662</text:p>
          </table:table-cell>
          <table:table-cell table:formula="of:=[Iterations.C64] + 2 * ['a, e, i orbits'.$G$3] * SIN( [Iterations.C64] ) + 1.25 * ['a, e, i orbits'.$G$3] * SIN( 2 * [Iterations.C64] )" office:value-type="float" office:value="1.29424984117539" calcext:value-type="float">
            <text:p>1.2942498412</text:p>
          </table:table-cell>
          <table:table-cell table:formula="of:=( ['a, e, i orbits'.$G$2] * (1 - ['a, e, i orbits'.$G$3]^2) ) / ( 1 + ['a, e, i orbits'.$G$3] * COS([Iterations.D64]) )" office:value-type="float" office:value="7227659.60439525" calcext:value-type="float">
            <text:p>7,227,659.60</text:p>
          </table:table-cell>
          <table:table-cell table:formula="of:=ATAN( ( ['a, e, i orbits'.$G$3] * SIN( [Iterations.D64] ) ) / ( 1 + ['a, e, i orbits'.$G$3] * COS( [Iterations.D64] ) ) )" office:value-type="float" office:value="0.0933713191142971" calcext:value-type="float">
            <text:p>0.0933713191</text:p>
          </table:table-cell>
          <table:table-cell table:formula="of:=SQRT( ['a, e, i orbits'.$B$6] * ( 2/[Iterations.E64] - 1/['a, e, i orbits'.$G$2] ))" office:value-type="float" office:value="7559.88777976467" calcext:value-type="float">
            <text:p>7,559.8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ADIANS([Iterations.I64])" office:value-type="float" office:value="1.01229096615671" calcext:value-type="float">
            <text:p>1.0122909662</text:p>
          </table:table-cell>
          <table:table-cell table:formula="of:=( ['a, e, i orbits'.$G$2] * (1 - ['a, e, i orbits'.$G$3]^2) ) / ( 1 + ['a, e, i orbits'.$G$3] * COS([Iterations.J64]) )" office:value-type="float" office:value="7051336.11538729" calcext:value-type="float">
            <text:p>7,051,336.12</text:p>
          </table:table-cell>
          <table:table-cell table:formula="of:=ATAN( ( ['a, e, i orbits'.$G$3] * SIN( [Iterations.J64] ) ) / ( 1 + ['a, e, i orbits'.$G$3] * COS( [Iterations.J64] ) ) )" office:value-type="float" office:value="0.0803635468440966" calcext:value-type="float">
            <text:p>0.0803635468</text:p>
          </table:table-cell>
          <table:table-cell table:formula="of:=SQRT( ['a, e, i orbits'.$B$6] * ( 2/[Iterations.K64] - 1/['a, e, i orbits'.$G$2] ))" office:value-type="float" office:value="7740.15479131272" calcext:value-type="float">
            <text:p>7,740.15</text:p>
          </table:table-cell>
        </table:table-row>
        <table:table-row table:style-name="ro1">
          <table:table-cell/>
          <table:table-cell table:formula="of:=[Iterations.B64]+[Iterations.$C$3]" office:value-type="float" office:value="1059.38142725556" calcext:value-type="float">
            <text:p>1059.38</text:p>
          </table:table-cell>
          <table:table-cell table:formula="of:=[Iterations.$F$3]*[Iterations.B65]" office:value-type="float" office:value="1.02974425867665" calcext:value-type="float">
            <text:p>1.0297442587</text:p>
          </table:table-cell>
          <table:table-cell table:formula="of:=[Iterations.C65] + 2 * ['a, e, i orbits'.$G$3] * SIN( [Iterations.C65] ) + 1.25 * ['a, e, i orbits'.$G$3] * SIN( 2 * [Iterations.C65] )" office:value-type="float" office:value="1.31154616792444" calcext:value-type="float">
            <text:p>1.3115461679</text:p>
          </table:table-cell>
          <table:table-cell table:formula="of:=( ['a, e, i orbits'.$G$2] * (1 - ['a, e, i orbits'.$G$3]^2) ) / ( 1 + ['a, e, i orbits'.$G$3] * COS([Iterations.D65]) )" office:value-type="float" office:value="7239413.40891369" calcext:value-type="float">
            <text:p>7,239,413.41</text:p>
          </table:table-cell>
          <table:table-cell table:formula="of:=ATAN( ( ['a, e, i orbits'.$G$3] * SIN( [Iterations.D65] ) ) / ( 1 + ['a, e, i orbits'.$G$3] * COS( [Iterations.D65] ) ) )" office:value-type="float" office:value="0.093964761127387" calcext:value-type="float">
            <text:p>0.0939647611</text:p>
          </table:table-cell>
          <table:table-cell table:formula="of:=SQRT( ['a, e, i orbits'.$B$6] * ( 2/[Iterations.E65] - 1/['a, e, i orbits'.$G$2] ))" office:value-type="float" office:value="7548.03444665779" calcext:value-type="float">
            <text:p>7,548.0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RADIANS([Iterations.I65])" office:value-type="float" office:value="1.02974425867665" calcext:value-type="float">
            <text:p>1.0297442587</text:p>
          </table:table-cell>
          <table:table-cell table:formula="of:=( ['a, e, i orbits'.$G$2] * (1 - ['a, e, i orbits'.$G$3]^2) ) / ( 1 + ['a, e, i orbits'.$G$3] * COS([Iterations.J65]) )" office:value-type="float" office:value="7061315.37242533" calcext:value-type="float">
            <text:p>7,061,315.37</text:p>
          </table:table-cell>
          <table:table-cell table:formula="of:=ATAN( ( ['a, e, i orbits'.$G$3] * SIN( [Iterations.J65] ) ) / ( 1 + ['a, e, i orbits'.$G$3] * COS( [Iterations.J65] ) ) )" office:value-type="float" office:value="0.0813383784441183" calcext:value-type="float">
            <text:p>0.0813383784</text:p>
          </table:table-cell>
          <table:table-cell table:formula="of:=SQRT( ['a, e, i orbits'.$B$6] * ( 2/[Iterations.K65] - 1/['a, e, i orbits'.$G$2] ))" office:value-type="float" office:value="7729.82672009178" calcext:value-type="float">
            <text:p>7,729.83</text:p>
          </table:table-cell>
        </table:table-row>
        <table:table-row table:style-name="ro1">
          <table:table-cell/>
          <table:table-cell table:formula="of:=[Iterations.B65]+[Iterations.$C$3]" office:value-type="float" office:value="1077.33704466667" calcext:value-type="float">
            <text:p>1077.34</text:p>
          </table:table-cell>
          <table:table-cell table:formula="of:=[Iterations.$F$3]*[Iterations.B66]" office:value-type="float" office:value="1.0471975511966" calcext:value-type="float">
            <text:p>1.0471975512</text:p>
          </table:table-cell>
          <table:table-cell table:formula="of:=[Iterations.C66] + 2 * ['a, e, i orbits'.$G$3] * SIN( [Iterations.C66] ) + 1.25 * ['a, e, i orbits'.$G$3] * SIN( 2 * [Iterations.C66] )" office:value-type="float" office:value="1.32865580742654" calcext:value-type="float">
            <text:p>1.3286558074</text:p>
          </table:table-cell>
          <table:table-cell table:formula="of:=( ['a, e, i orbits'.$G$2] * (1 - ['a, e, i orbits'.$G$3]^2) ) / ( 1 + ['a, e, i orbits'.$G$3] * COS([Iterations.D66]) )" office:value-type="float" office:value="7251131.46477304" calcext:value-type="float">
            <text:p>7,251,131.46</text:p>
          </table:table-cell>
          <table:table-cell table:formula="of:=ATAN( ( ['a, e, i orbits'.$G$3] * SIN( [Iterations.D66] ) ) / ( 1 + ['a, e, i orbits'.$G$3] * COS( [Iterations.D66] ) ) )" office:value-type="float" office:value="0.0945267918875836" calcext:value-type="float">
            <text:p>0.0945267919</text:p>
          </table:table-cell>
          <table:table-cell table:formula="of:=SQRT( ['a, e, i orbits'.$B$6] * ( 2/[Iterations.E66] - 1/['a, e, i orbits'.$G$2] ))" office:value-type="float" office:value="7536.23694888004" calcext:value-type="float">
            <text:p>7,536.2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ADIANS([Iterations.I66])" office:value-type="float" office:value="1.0471975511966" calcext:value-type="float">
            <text:p>1.0471975512</text:p>
          </table:table-cell>
          <table:table-cell table:formula="of:=( ['a, e, i orbits'.$G$2] * (1 - ['a, e, i orbits'.$G$3]^2) ) / ( 1 + ['a, e, i orbits'.$G$3] * COS([Iterations.J66]) )" office:value-type="float" office:value="7071428.57142857" calcext:value-type="float">
            <text:p>7,071,428.57</text:p>
          </table:table-cell>
          <table:table-cell table:formula="of:=ATAN( ( ['a, e, i orbits'.$G$3] * SIN( [Iterations.J66] ) ) / ( 1 + ['a, e, i orbits'.$G$3] * COS( [Iterations.J66] ) ) )" office:value-type="float" office:value="0.0822923432409474" calcext:value-type="float">
            <text:p>0.0822923432</text:p>
          </table:table-cell>
          <table:table-cell table:formula="of:=SQRT( ['a, e, i orbits'.$B$6] * ( 2/[Iterations.K66] - 1/['a, e, i orbits'.$G$2] ))" office:value-type="float" office:value="7719.37572710136" calcext:value-type="float">
            <text:p>7,719.38</text:p>
          </table:table-cell>
        </table:table-row>
        <table:table-row table:style-name="ro1">
          <table:table-cell/>
          <table:table-cell table:formula="of:=[Iterations.B66]+[Iterations.$C$3]" office:value-type="float" office:value="1095.29266207778" calcext:value-type="float">
            <text:p>1095.29</text:p>
          </table:table-cell>
          <table:table-cell table:formula="of:=[Iterations.$F$3]*[Iterations.B67]" office:value-type="float" office:value="1.06465084371654" calcext:value-type="float">
            <text:p>1.0646508437</text:p>
          </table:table-cell>
          <table:table-cell table:formula="of:=[Iterations.C67] + 2 * ['a, e, i orbits'.$G$3] * SIN( [Iterations.C67] ) + 1.25 * ['a, e, i orbits'.$G$3] * SIN( 2 * [Iterations.C67] )" office:value-type="float" office:value="1.34558079716397" calcext:value-type="float">
            <text:p>1.3455807972</text:p>
          </table:table-cell>
          <table:table-cell table:formula="of:=( ['a, e, i orbits'.$G$2] * (1 - ['a, e, i orbits'.$G$3]^2) ) / ( 1 + ['a, e, i orbits'.$G$3] * COS([Iterations.D67]) )" office:value-type="float" office:value="7262809.51336715" calcext:value-type="float">
            <text:p>7,262,809.51</text:p>
          </table:table-cell>
          <table:table-cell table:formula="of:=ATAN( ( ['a, e, i orbits'.$G$3] * SIN( [Iterations.D67] ) ) / ( 1 + ['a, e, i orbits'.$G$3] * COS( [Iterations.D67] ) ) )" office:value-type="float" office:value="0.0950580262744867" calcext:value-type="float">
            <text:p>0.0950580263</text:p>
          </table:table-cell>
          <table:table-cell table:formula="of:=SQRT( ['a, e, i orbits'.$B$6] * ( 2/[Iterations.E67] - 1/['a, e, i orbits'.$G$2] ))" office:value-type="float" office:value="7524.49929017746" calcext:value-type="float">
            <text:p>7,524.5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RADIANS([Iterations.I67])" office:value-type="float" office:value="1.06465084371654" calcext:value-type="float">
            <text:p>1.0646508437</text:p>
          </table:table-cell>
          <table:table-cell table:formula="of:=( ['a, e, i orbits'.$G$2] * (1 - ['a, e, i orbits'.$G$3]^2) ) / ( 1 + ['a, e, i orbits'.$G$3] * COS([Iterations.J67]) )" office:value-type="float" office:value="7081673.64876345" calcext:value-type="float">
            <text:p>7,081,673.65</text:p>
          </table:table-cell>
          <table:table-cell table:formula="of:=ATAN( ( ['a, e, i orbits'.$G$3] * SIN( [Iterations.J67] ) ) / ( 1 + ['a, e, i orbits'.$G$3] * COS( [Iterations.J67] ) ) )" office:value-type="float" office:value="0.0832251111964428" calcext:value-type="float">
            <text:p>0.0832251112</text:p>
          </table:table-cell>
          <table:table-cell table:formula="of:=SQRT( ['a, e, i orbits'.$B$6] * ( 2/[Iterations.K67] - 1/['a, e, i orbits'.$G$2] ))" office:value-type="float" office:value="7708.80450239605" calcext:value-type="float">
            <text:p>7,708.80</text:p>
          </table:table-cell>
        </table:table-row>
        <table:table-row table:style-name="ro1">
          <table:table-cell/>
          <table:table-cell table:formula="of:=[Iterations.B67]+[Iterations.$C$3]" office:value-type="float" office:value="1113.24827948889" calcext:value-type="float">
            <text:p>1113.25</text:p>
          </table:table-cell>
          <table:table-cell table:formula="of:=[Iterations.$F$3]*[Iterations.B68]" office:value-type="float" office:value="1.08210413623648" calcext:value-type="float">
            <text:p>1.0821041362</text:p>
          </table:table-cell>
          <table:table-cell table:formula="of:=[Iterations.C68] + 2 * ['a, e, i orbits'.$G$3] * SIN( [Iterations.C68] ) + 1.25 * ['a, e, i orbits'.$G$3] * SIN( 2 * [Iterations.C68] )" office:value-type="float" office:value="1.36232335137765" calcext:value-type="float">
            <text:p>1.3623233514</text:p>
          </table:table-cell>
          <table:table-cell table:formula="of:=( ['a, e, i orbits'.$G$2] * (1 - ['a, e, i orbits'.$G$3]^2) ) / ( 1 + ['a, e, i orbits'.$G$3] * COS([Iterations.D68]) )" office:value-type="float" office:value="7274443.61915487" calcext:value-type="float">
            <text:p>7,274,443.62</text:p>
          </table:table-cell>
          <table:table-cell table:formula="of:=ATAN( ( ['a, e, i orbits'.$G$3] * SIN( [Iterations.D68] ) ) / ( 1 + ['a, e, i orbits'.$G$3] * COS( [Iterations.D68] ) ) )" office:value-type="float" office:value="0.0955590843443498" calcext:value-type="float">
            <text:p>0.0955590843</text:p>
          </table:table-cell>
          <table:table-cell table:formula="of:=SQRT( ['a, e, i orbits'.$B$6] * ( 2/[Iterations.E68] - 1/['a, e, i orbits'.$G$2] ))" office:value-type="float" office:value="7512.82512488814" calcext:value-type="float">
            <text:p>7,512.8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ADIANS([Iterations.I68])" office:value-type="float" office:value="1.08210413623648" calcext:value-type="float">
            <text:p>1.0821041362</text:p>
          </table:table-cell>
          <table:table-cell table:formula="of:=( ['a, e, i orbits'.$G$2] * (1 - ['a, e, i orbits'.$G$3]^2) ) / ( 1 + ['a, e, i orbits'.$G$3] * COS([Iterations.J68]) )" office:value-type="float" office:value="7092048.49115062" calcext:value-type="float">
            <text:p>7,092,048.49</text:p>
          </table:table-cell>
          <table:table-cell table:formula="of:=ATAN( ( ['a, e, i orbits'.$G$3] * SIN( [Iterations.J68] ) ) / ( 1 + ['a, e, i orbits'.$G$3] * COS( [Iterations.J68] ) ) )" office:value-type="float" office:value="0.0841363542964712" calcext:value-type="float">
            <text:p>0.0841363543</text:p>
          </table:table-cell>
          <table:table-cell table:formula="of:=SQRT( ['a, e, i orbits'.$B$6] * ( 2/[Iterations.K68] - 1/['a, e, i orbits'.$G$2] ))" office:value-type="float" office:value="7698.11577744116" calcext:value-type="float">
            <text:p>7,698.12</text:p>
          </table:table-cell>
        </table:table-row>
        <table:table-row table:style-name="ro1">
          <table:table-cell/>
          <table:table-cell table:formula="of:=[Iterations.B68]+[Iterations.$C$3]" office:value-type="float" office:value="1131.2038969" calcext:value-type="float">
            <text:p>1131.20</text:p>
          </table:table-cell>
          <table:table-cell table:formula="of:=[Iterations.$F$3]*[Iterations.B69]" office:value-type="float" office:value="1.09955742875643" calcext:value-type="float">
            <text:p>1.0995574288</text:p>
          </table:table-cell>
          <table:table-cell table:formula="of:=[Iterations.C69] + 2 * ['a, e, i orbits'.$G$3] * SIN( [Iterations.C69] ) + 1.25 * ['a, e, i orbits'.$G$3] * SIN( 2 * [Iterations.C69] )" office:value-type="float" office:value="1.37888585789097" calcext:value-type="float">
            <text:p>1.3788858579</text:p>
          </table:table-cell>
          <table:table-cell table:formula="of:=( ['a, e, i orbits'.$G$2] * (1 - ['a, e, i orbits'.$G$3]^2) ) / ( 1 + ['a, e, i orbits'.$G$3] * COS([Iterations.D69]) )" office:value-type="float" office:value="7286030.16754822" calcext:value-type="float">
            <text:p>7,286,030.17</text:p>
          </table:table-cell>
          <table:table-cell table:formula="of:=ATAN( ( ['a, e, i orbits'.$G$3] * SIN( [Iterations.D69] ) ) / ( 1 + ['a, e, i orbits'.$G$3] * COS( [Iterations.D69] ) ) )" office:value-type="float" office:value="0.096030589257504" calcext:value-type="float">
            <text:p>0.0960305893</text:p>
          </table:table-cell>
          <table:table-cell table:formula="of:=SQRT( ['a, e, i orbits'.$B$6] * ( 2/[Iterations.E69] - 1/['a, e, i orbits'.$G$2] ))" office:value-type="float" office:value="7501.21776325604" calcext:value-type="float">
            <text:p>7,501.2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ADIANS([Iterations.I69])" office:value-type="float" office:value="1.09955742875643" calcext:value-type="float">
            <text:p>1.0995574288</text:p>
          </table:table-cell>
          <table:table-cell table:formula="of:=( ['a, e, i orbits'.$G$2] * (1 - ['a, e, i orbits'.$G$3]^2) ) / ( 1 + ['a, e, i orbits'.$G$3] * COS([Iterations.J69]) )" office:value-type="float" office:value="7102550.93515246" calcext:value-type="float">
            <text:p>7,102,550.94</text:p>
          </table:table-cell>
          <table:table-cell table:formula="of:=ATAN( ( ['a, e, i orbits'.$G$3] * SIN( [Iterations.J69] ) ) / ( 1 + ['a, e, i orbits'.$G$3] * COS( [Iterations.J69] ) ) )" office:value-type="float" office:value="0.0850257466559987" calcext:value-type="float">
            <text:p>0.0850257467</text:p>
          </table:table-cell>
          <table:table-cell table:formula="of:=SQRT( ['a, e, i orbits'.$B$6] * ( 2/[Iterations.K69] - 1/['a, e, i orbits'.$G$2] ))" office:value-type="float" office:value="7687.31232483547" calcext:value-type="float">
            <text:p>7,687.31</text:p>
          </table:table-cell>
        </table:table-row>
        <table:table-row table:style-name="ro1">
          <table:table-cell/>
          <table:table-cell table:formula="of:=[Iterations.B69]+[Iterations.$C$3]" office:value-type="float" office:value="1149.15951431111" calcext:value-type="float">
            <text:p>1149.16</text:p>
          </table:table-cell>
          <table:table-cell table:formula="of:=[Iterations.$F$3]*[Iterations.B70]" office:value-type="float" office:value="1.11701072127637" calcext:value-type="float">
            <text:p>1.1170107213</text:p>
          </table:table-cell>
          <table:table-cell table:formula="of:=[Iterations.C70] + 2 * ['a, e, i orbits'.$G$3] * SIN( [Iterations.C70] ) + 1.25 * ['a, e, i orbits'.$G$3] * SIN( 2 * [Iterations.C70] )" office:value-type="float" office:value="1.39527087473704" calcext:value-type="float">
            <text:p>1.3952708747</text:p>
          </table:table-cell>
          <table:table-cell table:formula="of:=( ['a, e, i orbits'.$G$2] * (1 - ['a, e, i orbits'.$G$3]^2) ) / ( 1 + ['a, e, i orbits'.$G$3] * COS([Iterations.D70]) )" office:value-type="float" office:value="7297565.86197873" calcext:value-type="float">
            <text:p>7,297,565.86</text:p>
          </table:table-cell>
          <table:table-cell table:formula="of:=ATAN( ( ['a, e, i orbits'.$G$3] * SIN( [Iterations.D70] ) ) / ( 1 + ['a, e, i orbits'.$G$3] * COS( [Iterations.D70] ) ) )" office:value-type="float" office:value="0.0964731652637316" calcext:value-type="float">
            <text:p>0.0964731653</text:p>
          </table:table-cell>
          <table:table-cell table:formula="of:=SQRT( ['a, e, i orbits'.$B$6] * ( 2/[Iterations.E70] - 1/['a, e, i orbits'.$G$2] ))" office:value-type="float" office:value="7489.680177489" calcext:value-type="float">
            <text:p>7,489.6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RADIANS([Iterations.I70])" office:value-type="float" office:value="1.11701072127637" calcext:value-type="float">
            <text:p>1.1170107213</text:p>
          </table:table-cell>
          <table:table-cell table:formula="of:=( ['a, e, i orbits'.$G$2] * (1 - ['a, e, i orbits'.$G$3]^2) ) / ( 1 + ['a, e, i orbits'.$G$3] * COS([Iterations.J70]) )" office:value-type="float" office:value="7113178.76667375" calcext:value-type="float">
            <text:p>7,113,178.77</text:p>
          </table:table-cell>
          <table:table-cell table:formula="of:=ATAN( ( ['a, e, i orbits'.$G$3] * SIN( [Iterations.J70] ) ) / ( 1 + ['a, e, i orbits'.$G$3] * COS( [Iterations.J70] ) ) )" office:value-type="float" office:value="0.0858929646278463" calcext:value-type="float">
            <text:p>0.0858929646</text:p>
          </table:table-cell>
          <table:table-cell table:formula="of:=SQRT( ['a, e, i orbits'.$B$6] * ( 2/[Iterations.K70] - 1/['a, e, i orbits'.$G$2] ))" office:value-type="float" office:value="7676.3969580216" calcext:value-type="float">
            <text:p>7,676.40</text:p>
          </table:table-cell>
        </table:table-row>
        <table:table-row table:style-name="ro1">
          <table:table-cell/>
          <table:table-cell table:formula="of:=[Iterations.B70]+[Iterations.$C$3]" office:value-type="float" office:value="1167.11513172223" calcext:value-type="float">
            <text:p>1167.12</text:p>
          </table:table-cell>
          <table:table-cell table:formula="of:=[Iterations.$F$3]*[Iterations.B71]" office:value-type="float" office:value="1.13446401379631" calcext:value-type="float">
            <text:p>1.1344640138</text:p>
          </table:table-cell>
          <table:table-cell table:formula="of:=[Iterations.C71] + 2 * ['a, e, i orbits'.$G$3] * SIN( [Iterations.C71] ) + 1.25 * ['a, e, i orbits'.$G$3] * SIN( 2 * [Iterations.C71] )" office:value-type="float" office:value="1.41148112659352" calcext:value-type="float">
            <text:p>1.4114811266</text:p>
          </table:table-cell>
          <table:table-cell table:formula="of:=( ['a, e, i orbits'.$G$2] * (1 - ['a, e, i orbits'.$G$3]^2) ) / ( 1 + ['a, e, i orbits'.$G$3] * COS([Iterations.D71]) )" office:value-type="float" office:value="7309047.72017815" calcext:value-type="float">
            <text:p>7,309,047.72</text:p>
          </table:table-cell>
          <table:table-cell table:formula="of:=ATAN( ( ['a, e, i orbits'.$G$3] * SIN( [Iterations.D71] ) ) / ( 1 + ['a, e, i orbits'.$G$3] * COS( [Iterations.D71] ) ) )" office:value-type="float" office:value="0.0968874357497361" calcext:value-type="float">
            <text:p>0.0968874357</text:p>
          </table:table-cell>
          <table:table-cell table:formula="of:=SQRT( ['a, e, i orbits'.$B$6] * ( 2/[Iterations.E71] - 1/['a, e, i orbits'.$G$2] ))" office:value-type="float" office:value="7478.21500851155" calcext:value-type="float">
            <text:p>7,478.2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RADIANS([Iterations.I71])" office:value-type="float" office:value="1.13446401379631" calcext:value-type="float">
            <text:p>1.1344640138</text:p>
          </table:table-cell>
          <table:table-cell table:formula="of:=( ['a, e, i orbits'.$G$2] * (1 - ['a, e, i orbits'.$G$3]^2) ) / ( 1 + ['a, e, i orbits'.$G$3] * COS([Iterations.J71]) )" office:value-type="float" office:value="7123929.72047691" calcext:value-type="float">
            <text:p>7,123,929.72</text:p>
          </table:table-cell>
          <table:table-cell table:formula="of:=ATAN( ( ['a, e, i orbits'.$G$3] * SIN( [Iterations.J71] ) ) / ( 1 + ['a, e, i orbits'.$G$3] * COS( [Iterations.J71] ) ) )" office:value-type="float" office:value="0.0867376869151673" calcext:value-type="float">
            <text:p>0.0867376869</text:p>
          </table:table-cell>
          <table:table-cell table:formula="of:=SQRT( ['a, e, i orbits'.$B$6] * ( 2/[Iterations.K71] - 1/['a, e, i orbits'.$G$2] ))" office:value-type="float" office:value="7665.37253098375" calcext:value-type="float">
            <text:p>7,665.37</text:p>
          </table:table-cell>
        </table:table-row>
        <table:table-row table:style-name="ro1">
          <table:table-cell/>
          <table:table-cell table:formula="of:=[Iterations.B71]+[Iterations.$C$3]" office:value-type="float" office:value="1185.07074913334" calcext:value-type="float">
            <text:p>1185.07</text:p>
          </table:table-cell>
          <table:table-cell table:formula="of:=[Iterations.$F$3]*[Iterations.B72]" office:value-type="float" office:value="1.15191730631626" calcext:value-type="float">
            <text:p>1.1519173063</text:p>
          </table:table-cell>
          <table:table-cell table:formula="of:=[Iterations.C72] + 2 * ['a, e, i orbits'.$G$3] * SIN( [Iterations.C72] ) + 1.25 * ['a, e, i orbits'.$G$3] * SIN( 2 * [Iterations.C72] )" office:value-type="float" office:value="1.42751950102945" calcext:value-type="float">
            <text:p>1.427519501</text:p>
          </table:table-cell>
          <table:table-cell table:formula="of:=( ['a, e, i orbits'.$G$2] * (1 - ['a, e, i orbits'.$G$3]^2) ) / ( 1 + ['a, e, i orbits'.$G$3] * COS([Iterations.D72]) )" office:value-type="float" office:value="7320473.06971047" calcext:value-type="float">
            <text:p>7,320,473.07</text:p>
          </table:table-cell>
          <table:table-cell table:formula="of:=ATAN( ( ['a, e, i orbits'.$G$3] * SIN( [Iterations.D72] ) ) / ( 1 + ['a, e, i orbits'.$G$3] * COS( [Iterations.D72] ) ) )" office:value-type="float" office:value="0.0972740213523877" calcext:value-type="float">
            <text:p>0.0972740214</text:p>
          </table:table-cell>
          <table:table-cell table:formula="of:=SQRT( ['a, e, i orbits'.$B$6] * ( 2/[Iterations.E72] - 1/['a, e, i orbits'.$G$2] ))" office:value-type="float" office:value="7466.82457336364" calcext:value-type="float">
            <text:p>7,466.8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RADIANS([Iterations.I72])" office:value-type="float" office:value="1.15191730631626" calcext:value-type="float">
            <text:p>1.1519173063</text:p>
          </table:table-cell>
          <table:table-cell table:formula="of:=( ['a, e, i orbits'.$G$2] * (1 - ['a, e, i orbits'.$G$3]^2) ) / ( 1 + ['a, e, i orbits'.$G$3] * COS([Iterations.J72]) )" office:value-type="float" office:value="7134801.47971293" calcext:value-type="float">
            <text:p>7,134,801.48</text:p>
          </table:table-cell>
          <table:table-cell table:formula="of:=ATAN( ( ['a, e, i orbits'.$G$3] * SIN( [Iterations.J72] ) ) / ( 1 + ['a, e, i orbits'.$G$3] * COS( [Iterations.J72] ) ) )" office:value-type="float" office:value="0.0875595946876951" calcext:value-type="float">
            <text:p>0.0875595947</text:p>
          </table:table-cell>
          <table:table-cell table:formula="of:=SQRT( ['a, e, i orbits'.$B$6] * ( 2/[Iterations.K72] - 1/['a, e, i orbits'.$G$2] ))" office:value-type="float" office:value="7654.24193793217" calcext:value-type="float">
            <text:p>7,654.24</text:p>
          </table:table-cell>
        </table:table-row>
        <table:table-row table:style-name="ro1">
          <table:table-cell/>
          <table:table-cell table:formula="of:=[Iterations.B72]+[Iterations.$C$3]" office:value-type="float" office:value="1203.02636654445" calcext:value-type="float">
            <text:p>1203.03</text:p>
          </table:table-cell>
          <table:table-cell table:formula="of:=[Iterations.$F$3]*[Iterations.B73]" office:value-type="float" office:value="1.1693705988362" calcext:value-type="float">
            <text:p>1.1693705988</text:p>
          </table:table-cell>
          <table:table-cell table:formula="of:=[Iterations.C73] + 2 * ['a, e, i orbits'.$G$3] * SIN( [Iterations.C73] ) + 1.25 * ['a, e, i orbits'.$G$3] * SIN( 2 * [Iterations.C73] )" office:value-type="float" office:value="1.44338904456902" calcext:value-type="float">
            <text:p>1.4433890446</text:p>
          </table:table-cell>
          <table:table-cell table:formula="of:=( ['a, e, i orbits'.$G$2] * (1 - ['a, e, i orbits'.$G$3]^2) ) / ( 1 + ['a, e, i orbits'.$G$3] * COS([Iterations.D73]) )" office:value-type="float" office:value="7331839.54279389" calcext:value-type="float">
            <text:p>7,331,839.54</text:p>
          </table:table-cell>
          <table:table-cell table:formula="of:=ATAN( ( ['a, e, i orbits'.$G$3] * SIN( [Iterations.D73] ) ) / ( 1 + ['a, e, i orbits'.$G$3] * COS( [Iterations.D73] ) ) )" office:value-type="float" office:value="0.0976335381409655" calcext:value-type="float">
            <text:p>0.0976335381</text:p>
          </table:table-cell>
          <table:table-cell table:formula="of:=SQRT( ['a, e, i orbits'.$B$6] * ( 2/[Iterations.E73] - 1/['a, e, i orbits'.$G$2] ))" office:value-type="float" office:value="7455.51087319676" calcext:value-type="float">
            <text:p>7,455.51</text:p>
          </table:table-cell>
          <table:table-cell/>
          <table:table-cell office:value-type="float" office:value="67" calcext:value-type="float">
            <text:p>67</text:p>
          </table:table-cell>
          <table:table-cell table:formula="of:=RADIANS([Iterations.I73])" office:value-type="float" office:value="1.1693705988362" calcext:value-type="float">
            <text:p>1.1693705988</text:p>
          </table:table-cell>
          <table:table-cell table:formula="of:=( ['a, e, i orbits'.$G$2] * (1 - ['a, e, i orbits'.$G$3]^2) ) / ( 1 + ['a, e, i orbits'.$G$3] * COS([Iterations.J73]) )" office:value-type="float" office:value="7145791.67546946" calcext:value-type="float">
            <text:p>7,145,791.68</text:p>
          </table:table-cell>
          <table:table-cell table:formula="of:=ATAN( ( ['a, e, i orbits'.$G$3] * SIN( [Iterations.J73] ) ) / ( 1 + ['a, e, i orbits'.$G$3] * COS( [Iterations.J73] ) ) )" office:value-type="float" office:value="0.0883583717018127" calcext:value-type="float">
            <text:p>0.0883583717</text:p>
          </table:table-cell>
          <table:table-cell table:formula="of:=SQRT( ['a, e, i orbits'.$B$6] * ( 2/[Iterations.K73] - 1/['a, e, i orbits'.$G$2] ))" office:value-type="float" office:value="7643.00811297404" calcext:value-type="float">
            <text:p>7,643.01</text:p>
          </table:table-cell>
        </table:table-row>
        <table:table-row table:style-name="ro1">
          <table:table-cell/>
          <table:table-cell table:formula="of:=[Iterations.B73]+[Iterations.$C$3]" office:value-type="float" office:value="1220.98198395556" calcext:value-type="float">
            <text:p>1220.98</text:p>
          </table:table-cell>
          <table:table-cell table:formula="of:=[Iterations.$F$3]*[Iterations.B74]" office:value-type="float" office:value="1.18682389135614" calcext:value-type="float">
            <text:p>1.1868238914</text:p>
          </table:table-cell>
          <table:table-cell table:formula="of:=[Iterations.C74] + 2 * ['a, e, i orbits'.$G$3] * SIN( [Iterations.C74] ) + 1.25 * ['a, e, i orbits'.$G$3] * SIN( 2 * [Iterations.C74] )" office:value-type="float" office:value="1.45909295857688" calcext:value-type="float">
            <text:p>1.4590929586</text:p>
          </table:table-cell>
          <table:table-cell table:formula="of:=( ['a, e, i orbits'.$G$2] * (1 - ['a, e, i orbits'.$G$3]^2) ) / ( 1 + ['a, e, i orbits'.$G$3] * COS([Iterations.D74]) )" office:value-type="float" office:value="7343145.07045142" calcext:value-type="float">
            <text:p>7,343,145.07</text:p>
          </table:table-cell>
          <table:table-cell table:formula="of:=ATAN( ( ['a, e, i orbits'.$G$3] * SIN( [Iterations.D74] ) ) / ( 1 + ['a, e, i orbits'.$G$3] * COS( [Iterations.D74] ) ) )" office:value-type="float" office:value="0.0979665958711601" calcext:value-type="float">
            <text:p>0.0979665959</text:p>
          </table:table-cell>
          <table:table-cell table:formula="of:=SQRT( ['a, e, i orbits'.$B$6] * ( 2/[Iterations.E74] - 1/['a, e, i orbits'.$G$2] ))" office:value-type="float" office:value="7444.27560181964" calcext:value-type="float">
            <text:p>7,444.2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RADIANS([Iterations.I74])" office:value-type="float" office:value="1.18682389135614" calcext:value-type="float">
            <text:p>1.1868238914</text:p>
          </table:table-cell>
          <table:table-cell table:formula="of:=( ['a, e, i orbits'.$G$2] * (1 - ['a, e, i orbits'.$G$3]^2) ) / ( 1 + ['a, e, i orbits'.$G$3] * COS([Iterations.J74]) )" office:value-type="float" office:value="7156897.88633736" calcext:value-type="float">
            <text:p>7,156,897.89</text:p>
          </table:table-cell>
          <table:table-cell table:formula="of:=ATAN( ( ['a, e, i orbits'.$G$3] * SIN( [Iterations.J74] ) ) / ( 1 + ['a, e, i orbits'.$G$3] * COS( [Iterations.J74] ) ) )" office:value-type="float" office:value="0.0891337044244884" calcext:value-type="float">
            <text:p>0.0891337044</text:p>
          </table:table-cell>
          <table:table-cell table:formula="of:=SQRT( ['a, e, i orbits'.$B$6] * ( 2/[Iterations.K74] - 1/['a, e, i orbits'.$G$2] ))" office:value-type="float" office:value="7631.67402977028" calcext:value-type="float">
            <text:p>7,631.67</text:p>
          </table:table-cell>
        </table:table-row>
        <table:table-row table:style-name="ro1">
          <table:table-cell/>
          <table:table-cell table:formula="of:=[Iterations.B74]+[Iterations.$C$3]" office:value-type="float" office:value="1238.93760136667" calcext:value-type="float">
            <text:p>1238.94</text:p>
          </table:table-cell>
          <table:table-cell table:formula="of:=[Iterations.$F$3]*[Iterations.B75]" office:value-type="float" office:value="1.20427718387609" calcext:value-type="float">
            <text:p>1.2042771839</text:p>
          </table:table-cell>
          <table:table-cell table:formula="of:=[Iterations.C75] + 2 * ['a, e, i orbits'.$G$3] * SIN( [Iterations.C75] ) + 1.25 * ['a, e, i orbits'.$G$3] * SIN( 2 * [Iterations.C75] )" office:value-type="float" office:value="1.47463459497039" calcext:value-type="float">
            <text:p>1.474634595</text:p>
          </table:table-cell>
          <table:table-cell table:formula="of:=( ['a, e, i orbits'.$G$2] * (1 - ['a, e, i orbits'.$G$3]^2) ) / ( 1 + ['a, e, i orbits'.$G$3] * COS([Iterations.D75]) )" office:value-type="float" office:value="7354387.87602958" calcext:value-type="float">
            <text:p>7,354,387.88</text:p>
          </table:table-cell>
          <table:table-cell table:formula="of:=ATAN( ( ['a, e, i orbits'.$G$3] * SIN( [Iterations.D75] ) ) / ( 1 + ['a, e, i orbits'.$G$3] * COS( [Iterations.D75] ) ) )" office:value-type="float" office:value="0.0982737963131608" calcext:value-type="float">
            <text:p>0.0982737963</text:p>
          </table:table-cell>
          <table:table-cell table:formula="of:=SQRT( ['a, e, i orbits'.$B$6] * ( 2/[Iterations.E75] - 1/['a, e, i orbits'.$G$2] ))" office:value-type="float" office:value="7433.12015474691" calcext:value-type="float">
            <text:p>7,433.1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RADIANS([Iterations.I75])" office:value-type="float" office:value="1.20427718387609" calcext:value-type="float">
            <text:p>1.2042771839</text:p>
          </table:table-cell>
          <table:table-cell table:formula="of:=( ['a, e, i orbits'.$G$2] * (1 - ['a, e, i orbits'.$G$3]^2) ) / ( 1 + ['a, e, i orbits'.$G$3] * COS([Iterations.J75]) )" office:value-type="float" office:value="7168117.63799715" calcext:value-type="float">
            <text:p>7,168,117.64</text:p>
          </table:table-cell>
          <table:table-cell table:formula="of:=ATAN( ( ['a, e, i orbits'.$G$3] * SIN( [Iterations.J75] ) ) / ( 1 + ['a, e, i orbits'.$G$3] * COS( [Iterations.J75] ) ) )" office:value-type="float" office:value="0.0898852821611228" calcext:value-type="float">
            <text:p>0.0898852822</text:p>
          </table:table-cell>
          <table:table-cell table:formula="of:=SQRT( ['a, e, i orbits'.$B$6] * ( 2/[Iterations.K75] - 1/['a, e, i orbits'.$G$2] ))" office:value-type="float" office:value="7620.24270117788" calcext:value-type="float">
            <text:p>7,620.24</text:p>
          </table:table-cell>
        </table:table-row>
        <table:table-row table:style-name="ro1">
          <table:table-cell/>
          <table:table-cell table:formula="of:=[Iterations.B75]+[Iterations.$C$3]" office:value-type="float" office:value="1256.89321877778" calcext:value-type="float">
            <text:p>1256.89</text:p>
          </table:table-cell>
          <table:table-cell table:formula="of:=[Iterations.$F$3]*[Iterations.B76]" office:value-type="float" office:value="1.22173047639603" calcext:value-type="float">
            <text:p>1.2217304764</text:p>
          </table:table-cell>
          <table:table-cell table:formula="of:=[Iterations.C76] + 2 * ['a, e, i orbits'.$G$3] * SIN( [Iterations.C76] ) + 1.25 * ['a, e, i orbits'.$G$3] * SIN( 2 * [Iterations.C76] )" office:value-type="float" office:value="1.49001745176403" calcext:value-type="float">
            <text:p>1.4900174518</text:p>
          </table:table-cell>
          <table:table-cell table:formula="of:=( ['a, e, i orbits'.$G$2] * (1 - ['a, e, i orbits'.$G$3]^2) ) / ( 1 + ['a, e, i orbits'.$G$3] * COS([Iterations.D76]) )" office:value-type="float" office:value="7365566.46812491" calcext:value-type="float">
            <text:p>7,365,566.47</text:p>
          </table:table-cell>
          <table:table-cell table:formula="of:=ATAN( ( ['a, e, i orbits'.$G$3] * SIN( [Iterations.D76] ) ) / ( 1 + ['a, e, i orbits'.$G$3] * COS( [Iterations.D76] ) ) )" office:value-type="float" office:value="0.0985557316557168" calcext:value-type="float">
            <text:p>0.0985557317</text:p>
          </table:table-cell>
          <table:table-cell table:formula="of:=SQRT( ['a, e, i orbits'.$B$6] * ( 2/[Iterations.E76] - 1/['a, e, i orbits'.$G$2] ))" office:value-type="float" office:value="7422.04563870508" calcext:value-type="float">
            <text:p>7,422.0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RADIANS([Iterations.I76])" office:value-type="float" office:value="1.22173047639603" calcext:value-type="float">
            <text:p>1.2217304764</text:p>
          </table:table-cell>
          <table:table-cell table:formula="of:=( ['a, e, i orbits'.$G$2] * (1 - ['a, e, i orbits'.$G$3]^2) ) / ( 1 + ['a, e, i orbits'.$G$3] * COS([Iterations.J76]) )" office:value-type="float" office:value="7179448.4028266" calcext:value-type="float">
            <text:p>7,179,448.40</text:p>
          </table:table-cell>
          <table:table-cell table:formula="of:=ATAN( ( ['a, e, i orbits'.$G$3] * SIN( [Iterations.J76] ) ) / ( 1 + ['a, e, i orbits'.$G$3] * COS( [Iterations.J76] ) ) )" office:value-type="float" office:value="0.090612797187344" calcext:value-type="float">
            <text:p>0.0906127972</text:p>
          </table:table-cell>
          <table:table-cell table:formula="of:=SQRT( ['a, e, i orbits'.$B$6] * ( 2/[Iterations.K76] - 1/['a, e, i orbits'.$G$2] ))" office:value-type="float" office:value="7608.71717887711" calcext:value-type="float">
            <text:p>7,608.72</text:p>
          </table:table-cell>
        </table:table-row>
        <table:table-row table:style-name="ro1">
          <table:table-cell/>
          <table:table-cell table:formula="of:=[Iterations.B76]+[Iterations.$C$3]" office:value-type="float" office:value="1274.84883618889" calcext:value-type="float">
            <text:p>1274.85</text:p>
          </table:table-cell>
          <table:table-cell table:formula="of:=[Iterations.$F$3]*[Iterations.B77]" office:value-type="float" office:value="1.23918376891597" calcext:value-type="float">
            <text:p>1.2391837689</text:p>
          </table:table-cell>
          <table:table-cell table:formula="of:=[Iterations.C77] + 2 * ['a, e, i orbits'.$G$3] * SIN( [Iterations.C77] ) + 1.25 * ['a, e, i orbits'.$G$3] * SIN( 2 * [Iterations.C77] )" office:value-type="float" office:value="1.50524516845154" calcext:value-type="float">
            <text:p>1.5052451685</text:p>
          </table:table-cell>
          <table:table-cell table:formula="of:=( ['a, e, i orbits'.$G$2] * (1 - ['a, e, i orbits'.$G$3]^2) ) / ( 1 + ['a, e, i orbits'.$G$3] * COS([Iterations.D77]) )" office:value-type="float" office:value="7376679.6329576" calcext:value-type="float">
            <text:p>7,376,679.63</text:p>
          </table:table-cell>
          <table:table-cell table:formula="of:=ATAN( ( ['a, e, i orbits'.$G$3] * SIN( [Iterations.D77] ) ) / ( 1 + ['a, e, i orbits'.$G$3] * COS( [Iterations.D77] ) ) )" office:value-type="float" office:value="0.0988129829876476" calcext:value-type="float">
            <text:p>0.098812983</text:p>
          </table:table-cell>
          <table:table-cell table:formula="of:=SQRT( ['a, e, i orbits'.$B$6] * ( 2/[Iterations.E77] - 1/['a, e, i orbits'.$G$2] ))" office:value-type="float" office:value="7411.05288155161" calcext:value-type="float">
            <text:p>7,411.0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RADIANS([Iterations.I77])" office:value-type="float" office:value="1.23918376891597" calcext:value-type="float">
            <text:p>1.2391837689</text:p>
          </table:table-cell>
          <table:table-cell table:formula="of:=( ['a, e, i orbits'.$G$2] * (1 - ['a, e, i orbits'.$G$3]^2) ) / ( 1 + ['a, e, i orbits'.$G$3] * COS([Iterations.J77]) )" office:value-type="float" office:value="7190887.59953118" calcext:value-type="float">
            <text:p>7,190,887.60</text:p>
          </table:table-cell>
          <table:table-cell table:formula="of:=ATAN( ( ['a, e, i orbits'.$G$3] * SIN( [Iterations.J77] ) ) / ( 1 + ['a, e, i orbits'.$G$3] * COS( [Iterations.J77] ) ) )" office:value-type="float" office:value="0.0913159448847909" calcext:value-type="float">
            <text:p>0.0913159449</text:p>
          </table:table-cell>
          <table:table-cell table:formula="of:=SQRT( ['a, e, i orbits'.$B$6] * ( 2/[Iterations.K77] - 1/['a, e, i orbits'.$G$2] ))" office:value-type="float" office:value="7597.10055298336" calcext:value-type="float">
            <text:p>7,597.10</text:p>
          </table:table-cell>
        </table:table-row>
        <table:table-row table:style-name="ro1">
          <table:table-cell/>
          <table:table-cell table:formula="of:=[Iterations.B77]+[Iterations.$C$3]" office:value-type="float" office:value="1292.8044536" calcext:value-type="float">
            <text:p>1292.80</text:p>
          </table:table-cell>
          <table:table-cell table:formula="of:=[Iterations.$F$3]*[Iterations.B78]" office:value-type="float" office:value="1.25663706143592" calcext:value-type="float">
            <text:p>1.2566370614</text:p>
          </table:table-cell>
          <table:table-cell table:formula="of:=[Iterations.C78] + 2 * ['a, e, i orbits'.$G$3] * SIN( [Iterations.C78] ) + 1.25 * ['a, e, i orbits'.$G$3] * SIN( 2 * [Iterations.C78] )" office:value-type="float" office:value="1.52032152123151" calcext:value-type="float">
            <text:p>1.5203215212</text:p>
          </table:table-cell>
          <table:table-cell table:formula="of:=( ['a, e, i orbits'.$G$2] * (1 - ['a, e, i orbits'.$G$3]^2) ) / ( 1 + ['a, e, i orbits'.$G$3] * COS([Iterations.D78]) )" office:value-type="float" office:value="7387726.42623151" calcext:value-type="float">
            <text:p>7,387,726.43</text:p>
          </table:table-cell>
          <table:table-cell table:formula="of:=ATAN( ( ['a, e, i orbits'.$G$3] * SIN( [Iterations.D78] ) ) / ( 1 + ['a, e, i orbits'.$G$3] * COS( [Iterations.D78] ) ) )" office:value-type="float" office:value="0.0990461188578812" calcext:value-type="float">
            <text:p>0.0990461189</text:p>
          </table:table-cell>
          <table:table-cell table:formula="of:=SQRT( ['a, e, i orbits'.$B$6] * ( 2/[Iterations.E78] - 1/['a, e, i orbits'.$G$2] ))" office:value-type="float" office:value="7400.14244256441" calcext:value-type="float">
            <text:p>7,400.1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RADIANS([Iterations.I78])" office:value-type="float" office:value="1.25663706143592" calcext:value-type="float">
            <text:p>1.2566370614</text:p>
          </table:table-cell>
          <table:table-cell table:formula="of:=( ['a, e, i orbits'.$G$2] * (1 - ['a, e, i orbits'.$G$3]^2) ) / ( 1 + ['a, e, i orbits'.$G$3] * COS([Iterations.J78]) )" office:value-type="float" office:value="7202432.59279853" calcext:value-type="float">
            <text:p>7,202,432.59</text:p>
          </table:table-cell>
          <table:table-cell table:formula="of:=ATAN( ( ['a, e, i orbits'.$G$3] * SIN( [Iterations.J78] ) ) / ( 1 + ['a, e, i orbits'.$G$3] * COS( [Iterations.J78] ) ) )" office:value-type="float" office:value="0.0919944238809127" calcext:value-type="float">
            <text:p>0.0919944239</text:p>
          </table:table-cell>
          <table:table-cell table:formula="of:=SQRT( ['a, e, i orbits'.$B$6] * ( 2/[Iterations.K78] - 1/['a, e, i orbits'.$G$2] ))" office:value-type="float" office:value="7585.39595164296" calcext:value-type="float">
            <text:p>7,585.40</text:p>
          </table:table-cell>
        </table:table-row>
        <table:table-row table:style-name="ro1">
          <table:table-cell/>
          <table:table-cell table:formula="of:=[Iterations.B78]+[Iterations.$C$3]" office:value-type="float" office:value="1310.76007101112" calcext:value-type="float">
            <text:p>1310.76</text:p>
          </table:table-cell>
          <table:table-cell table:formula="of:=[Iterations.$F$3]*[Iterations.B79]" office:value-type="float" office:value="1.27409035395586" calcext:value-type="float">
            <text:p>1.274090354</text:p>
          </table:table-cell>
          <table:table-cell table:formula="of:=[Iterations.C79] + 2 * ['a, e, i orbits'.$G$3] * SIN( [Iterations.C79] ) + 1.25 * ['a, e, i orbits'.$G$3] * SIN( 2 * [Iterations.C79] )" office:value-type="float" office:value="1.53525041808231" calcext:value-type="float">
            <text:p>1.5352504181</text:p>
          </table:table-cell>
          <table:table-cell table:formula="of:=( ['a, e, i orbits'.$G$2] * (1 - ['a, e, i orbits'.$G$3]^2) ) / ( 1 + ['a, e, i orbits'.$G$3] * COS([Iterations.D79]) )" office:value-type="float" office:value="7398706.16451928" calcext:value-type="float">
            <text:p>7,398,706.16</text:p>
          </table:table-cell>
          <table:table-cell table:formula="of:=ATAN( ( ['a, e, i orbits'.$G$3] * SIN( [Iterations.D79] ) ) / ( 1 + ['a, e, i orbits'.$G$3] * COS( [Iterations.D79] ) ) )" office:value-type="float" office:value="0.0992556939147183" calcext:value-type="float">
            <text:p>0.0992556939</text:p>
          </table:table-cell>
          <table:table-cell table:formula="of:=SQRT( ['a, e, i orbits'.$B$6] * ( 2/[Iterations.E79] - 1/['a, e, i orbits'.$G$2] ))" office:value-type="float" office:value="7389.3146230607" calcext:value-type="float">
            <text:p>7,389.3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RADIANS([Iterations.I79])" office:value-type="float" office:value="1.27409035395586" calcext:value-type="float">
            <text:p>1.274090354</text:p>
          </table:table-cell>
          <table:table-cell table:formula="of:=( ['a, e, i orbits'.$G$2] * (1 - ['a, e, i orbits'.$G$3]^2) ) / ( 1 + ['a, e, i orbits'.$G$3] * COS([Iterations.J79]) )" office:value-type="float" office:value="7214080.69297865" calcext:value-type="float">
            <text:p>7,214,080.69</text:p>
          </table:table-cell>
          <table:table-cell table:formula="of:=ATAN( ( ['a, e, i orbits'.$G$3] * SIN( [Iterations.J79] ) ) / ( 1 + ['a, e, i orbits'.$G$3] * COS( [Iterations.J79] ) ) )" office:value-type="float" office:value="0.0926479361928168" calcext:value-type="float">
            <text:p>0.0926479362</text:p>
          </table:table-cell>
          <table:table-cell table:formula="of:=SQRT( ['a, e, i orbits'.$B$6] * ( 2/[Iterations.K79] - 1/['a, e, i orbits'.$G$2] ))" office:value-type="float" office:value="7573.60654061254" calcext:value-type="float">
            <text:p>7,573.61</text:p>
          </table:table-cell>
        </table:table-row>
        <table:table-row table:style-name="ro1">
          <table:table-cell/>
          <table:table-cell table:formula="of:=[Iterations.B79]+[Iterations.$C$3]" office:value-type="float" office:value="1328.71568842223" calcext:value-type="float">
            <text:p>1328.72</text:p>
          </table:table-cell>
          <table:table-cell table:formula="of:=[Iterations.$F$3]*[Iterations.B80]" office:value-type="float" office:value="1.2915436464758" calcext:value-type="float">
            <text:p>1.2915436465</text:p>
          </table:table-cell>
          <table:table-cell table:formula="of:=[Iterations.C80] + 2 * ['a, e, i orbits'.$G$3] * SIN( [Iterations.C80] ) + 1.25 * ['a, e, i orbits'.$G$3] * SIN( 2 * [Iterations.C80] )" office:value-type="float" office:value="1.55003589369262" calcext:value-type="float">
            <text:p>1.5500358937</text:p>
          </table:table-cell>
          <table:table-cell table:formula="of:=( ['a, e, i orbits'.$G$2] * (1 - ['a, e, i orbits'.$G$3]^2) ) / ( 1 + ['a, e, i orbits'.$G$3] * COS([Iterations.D80]) )" office:value-type="float" office:value="7409618.41621036" calcext:value-type="float">
            <text:p>7,409,618.42</text:p>
          </table:table-cell>
          <table:table-cell table:formula="of:=ATAN( ( ['a, e, i orbits'.$G$3] * SIN( [Iterations.D80] ) ) / ( 1 + ['a, e, i orbits'.$G$3] * COS( [Iterations.D80] ) ) )" office:value-type="float" office:value="0.0994422476246698" calcext:value-type="float">
            <text:p>0.0994422476</text:p>
          </table:table-cell>
          <table:table-cell table:formula="of:=SQRT( ['a, e, i orbits'.$B$6] * ( 2/[Iterations.E80] - 1/['a, e, i orbits'.$G$2] ))" office:value-type="float" office:value="7378.56947730582" calcext:value-type="float">
            <text:p>7,378.57</text:p>
          </table:table-cell>
          <table:table-cell/>
          <table:table-cell office:value-type="float" office:value="74" calcext:value-type="float">
            <text:p>74</text:p>
          </table:table-cell>
          <table:table-cell table:formula="of:=RADIANS([Iterations.I80])" office:value-type="float" office:value="1.2915436464758" calcext:value-type="float">
            <text:p>1.2915436465</text:p>
          </table:table-cell>
          <table:table-cell table:formula="of:=( ['a, e, i orbits'.$G$2] * (1 - ['a, e, i orbits'.$G$3]^2) ) / ( 1 + ['a, e, i orbits'.$G$3] * COS([Iterations.J80]) )" office:value-type="float" office:value="7225829.15579123" calcext:value-type="float">
            <text:p>7,225,829.16</text:p>
          </table:table-cell>
          <table:table-cell table:formula="of:=ATAN( ( ['a, e, i orbits'.$G$3] * SIN( [Iterations.J80] ) ) / ( 1 + ['a, e, i orbits'.$G$3] * COS( [Iterations.J80] ) ) )" office:value-type="float" office:value="0.093276187375185" calcext:value-type="float">
            <text:p>0.0932761874</text:p>
          </table:table-cell>
          <table:table-cell table:formula="of:=SQRT( ['a, e, i orbits'.$B$6] * ( 2/[Iterations.K80] - 1/['a, e, i orbits'.$G$2] ))" office:value-type="float" office:value="7561.73552282146" calcext:value-type="float">
            <text:p>7,561.74</text:p>
          </table:table-cell>
        </table:table-row>
        <table:table-row table:style-name="ro1">
          <table:table-cell/>
          <table:table-cell table:formula="of:=[Iterations.B80]+[Iterations.$C$3]" office:value-type="float" office:value="1346.67130583334" calcext:value-type="float">
            <text:p>1346.67</text:p>
          </table:table-cell>
          <table:table-cell table:formula="of:=[Iterations.$F$3]*[Iterations.B81]" office:value-type="float" office:value="1.30899693899575" calcext:value-type="float">
            <text:p>1.308996939</text:p>
          </table:table-cell>
          <table:table-cell table:formula="of:=[Iterations.C81] + 2 * ['a, e, i orbits'.$G$3] * SIN( [Iterations.C81] ) + 1.25 * ['a, e, i orbits'.$G$3] * SIN( 2 * [Iterations.C81] )" office:value-type="float" office:value="1.56468210425356" calcext:value-type="float">
            <text:p>1.5646821043</text:p>
          </table:table-cell>
          <table:table-cell table:formula="of:=( ['a, e, i orbits'.$G$2] * (1 - ['a, e, i orbits'.$G$3]^2) ) / ( 1 + ['a, e, i orbits'.$G$3] * COS([Iterations.D81]) )" office:value-type="float" office:value="7420462.99205918" calcext:value-type="float">
            <text:p>7,420,462.99</text:p>
          </table:table-cell>
          <table:table-cell table:formula="of:=ATAN( ( ['a, e, i orbits'.$G$3] * SIN( [Iterations.D81] ) ) / ( 1 + ['a, e, i orbits'.$G$3] * COS( [Iterations.D81] ) ) )" office:value-type="float" office:value="0.0996063030708766" calcext:value-type="float">
            <text:p>0.0996063031</text:p>
          </table:table-cell>
          <table:table-cell table:formula="of:=SQRT( ['a, e, i orbits'.$B$6] * ( 2/[Iterations.E81] - 1/['a, e, i orbits'.$G$2] ))" office:value-type="float" office:value="7367.9068236746" calcext:value-type="float">
            <text:p>7,367.9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RADIANS([Iterations.I81])" office:value-type="float" office:value="1.30899693899575" calcext:value-type="float">
            <text:p>1.308996939</text:p>
          </table:table-cell>
          <table:table-cell table:formula="of:=( ['a, e, i orbits'.$G$2] * (1 - ['a, e, i orbits'.$G$3]^2) ) / ( 1 + ['a, e, i orbits'.$G$3] * COS([Iterations.J81]) )" office:value-type="float" office:value="7237675.18206166" calcext:value-type="float">
            <text:p>7,237,675.18</text:p>
          </table:table-cell>
          <table:table-cell table:formula="of:=ATAN( ( ['a, e, i orbits'.$G$3] * SIN( [Iterations.J81] ) ) / ( 1 + ['a, e, i orbits'.$G$3] * COS( [Iterations.J81] ) ) )" office:value-type="float" office:value="0.0938788866722798" calcext:value-type="float">
            <text:p>0.0938788867</text:p>
          </table:table-cell>
          <table:table-cell table:formula="of:=SQRT( ['a, e, i orbits'.$B$6] * ( 2/[Iterations.K81] - 1/['a, e, i orbits'.$G$2] ))" office:value-type="float" office:value="7549.78613791674" calcext:value-type="float">
            <text:p>7,549.79</text:p>
          </table:table-cell>
        </table:table-row>
        <table:table-row table:style-name="ro1">
          <table:table-cell/>
          <table:table-cell table:formula="of:=[Iterations.B81]+[Iterations.$C$3]" office:value-type="float" office:value="1364.62692324445" calcext:value-type="float">
            <text:p>1364.63</text:p>
          </table:table-cell>
          <table:table-cell table:formula="of:=[Iterations.$F$3]*[Iterations.B82]" office:value-type="float" office:value="1.32645023151569" calcext:value-type="float">
            <text:p>1.3264502315</text:p>
          </table:table-cell>
          <table:table-cell table:formula="of:=[Iterations.C82] + 2 * ['a, e, i orbits'.$G$3] * SIN( [Iterations.C82] ) + 1.25 * ['a, e, i orbits'.$G$3] * SIN( 2 * [Iterations.C82] )" office:value-type="float" office:value="1.57919332211913" calcext:value-type="float">
            <text:p>1.5791933221</text:p>
          </table:table-cell>
          <table:table-cell table:formula="of:=( ['a, e, i orbits'.$G$2] * (1 - ['a, e, i orbits'.$G$3]^2) ) / ( 1 + ['a, e, i orbits'.$G$3] * COS([Iterations.D82]) )" office:value-type="float" office:value="7431239.9353693" calcext:value-type="float">
            <text:p>7,431,239.94</text:p>
          </table:table-cell>
          <table:table-cell table:formula="of:=ATAN( ( ['a, e, i orbits'.$G$3] * SIN( [Iterations.D82] ) ) / ( 1 + ['a, e, i orbits'.$G$3] * COS( [Iterations.D82] ) ) )" office:value-type="float" office:value="0.0997483658308217" calcext:value-type="float">
            <text:p>0.0997483658</text:p>
          </table:table-cell>
          <table:table-cell table:formula="of:=SQRT( ['a, e, i orbits'.$B$6] * ( 2/[Iterations.E82] - 1/['a, e, i orbits'.$G$2] ))" office:value-type="float" office:value="7357.32625602963" calcext:value-type="float">
            <text:p>7,357.3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RADIANS([Iterations.I82])" office:value-type="float" office:value="1.32645023151569" calcext:value-type="float">
            <text:p>1.3264502315</text:p>
          </table:table-cell>
          <table:table-cell table:formula="of:=( ['a, e, i orbits'.$G$2] * (1 - ['a, e, i orbits'.$G$3]^2) ) / ( 1 + ['a, e, i orbits'.$G$3] * COS([Iterations.J82]) )" office:value-type="float" office:value="7249615.9174872" calcext:value-type="float">
            <text:p>7,249,615.92</text:p>
          </table:table-cell>
          <table:table-cell table:formula="of:=ATAN( ( ['a, e, i orbits'.$G$3] * SIN( [Iterations.J82] ) ) / ( 1 + ['a, e, i orbits'.$G$3] * COS( [Iterations.J82] ) ) )" office:value-type="float" office:value="0.0944557471740523" calcext:value-type="float">
            <text:p>0.0944557472</text:p>
          </table:table-cell>
          <table:table-cell table:formula="of:=SQRT( ['a, e, i orbits'.$B$6] * ( 2/[Iterations.K82] - 1/['a, e, i orbits'.$G$2] ))" office:value-type="float" office:value="7537.76166179007" calcext:value-type="float">
            <text:p>7,537.76</text:p>
          </table:table-cell>
        </table:table-row>
        <table:table-row table:style-name="ro1">
          <table:table-cell/>
          <table:table-cell table:formula="of:=[Iterations.B82]+[Iterations.$C$3]" office:value-type="float" office:value="1382.58254065556" calcext:value-type="float">
            <text:p>1382.58</text:p>
          </table:table-cell>
          <table:table-cell table:formula="of:=[Iterations.$F$3]*[Iterations.B83]" office:value-type="float" office:value="1.34390352403563" calcext:value-type="float">
            <text:p>1.343903524</text:p>
          </table:table-cell>
          <table:table-cell table:formula="of:=[Iterations.C83] + 2 * ['a, e, i orbits'.$G$3] * SIN( [Iterations.C83] ) + 1.25 * ['a, e, i orbits'.$G$3] * SIN( 2 * [Iterations.C83] )" office:value-type="float" office:value="1.59357393034132" calcext:value-type="float">
            <text:p>1.5935739303</text:p>
          </table:table-cell>
          <table:table-cell table:formula="of:=( ['a, e, i orbits'.$G$2] * (1 - ['a, e, i orbits'.$G$3]^2) ) / ( 1 + ['a, e, i orbits'.$G$3] * COS([Iterations.D83]) )" office:value-type="float" office:value="7441949.51184852" calcext:value-type="float">
            <text:p>7,441,949.51</text:p>
          </table:table-cell>
          <table:table-cell table:formula="of:=ATAN( ( ['a, e, i orbits'.$G$3] * SIN( [Iterations.D83] ) ) / ( 1 + ['a, e, i orbits'.$G$3] * COS( [Iterations.D83] ) ) )" office:value-type="float" office:value="0.0998689229327558" calcext:value-type="float">
            <text:p>0.0998689229</text:p>
          </table:table-cell>
          <table:table-cell table:formula="of:=SQRT( ['a, e, i orbits'.$B$6] * ( 2/[Iterations.E83] - 1/['a, e, i orbits'.$G$2] ))" office:value-type="float" office:value="7346.82715528271" calcext:value-type="float">
            <text:p>7,346.8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RADIANS([Iterations.I83])" office:value-type="float" office:value="1.34390352403563" calcext:value-type="float">
            <text:p>1.343903524</text:p>
          </table:table-cell>
          <table:table-cell table:formula="of:=( ['a, e, i orbits'.$G$2] * (1 - ['a, e, i orbits'.$G$3]^2) ) / ( 1 + ['a, e, i orbits'.$G$3] * COS([Iterations.J83]) )" office:value-type="float" office:value="7261648.45243502" calcext:value-type="float">
            <text:p>7,261,648.45</text:p>
          </table:table-cell>
          <table:table-cell table:formula="of:=ATAN( ( ['a, e, i orbits'.$G$3] * SIN( [Iterations.J83] ) ) / ( 1 + ['a, e, i orbits'.$G$3] * COS( [Iterations.J83] ) ) )" office:value-type="float" office:value="0.0950064859763611" calcext:value-type="float">
            <text:p>0.095006486</text:p>
          </table:table-cell>
          <table:table-cell table:formula="of:=SQRT( ['a, e, i orbits'.$B$6] * ( 2/[Iterations.K83] - 1/['a, e, i orbits'.$G$2] ))" office:value-type="float" office:value="7525.66540608626" calcext:value-type="float">
            <text:p>7,525.67</text:p>
          </table:table-cell>
        </table:table-row>
        <table:table-row table:style-name="ro1">
          <table:table-cell/>
          <table:table-cell table:formula="of:=[Iterations.B83]+[Iterations.$C$3]" office:value-type="float" office:value="1400.53815806667" calcext:value-type="float">
            <text:p>1400.54</text:p>
          </table:table-cell>
          <table:table-cell table:formula="of:=[Iterations.$F$3]*[Iterations.B84]" office:value-type="float" office:value="1.36135681655558" calcext:value-type="float">
            <text:p>1.3613568166</text:p>
          </table:table-cell>
          <table:table-cell table:formula="of:=[Iterations.C84] + 2 * ['a, e, i orbits'.$G$3] * SIN( [Iterations.C84] ) + 1.25 * ['a, e, i orbits'.$G$3] * SIN( 2 * [Iterations.C84] )" office:value-type="float" office:value="1.60782841708681" calcext:value-type="float">
            <text:p>1.6078284171</text:p>
          </table:table-cell>
          <table:table-cell table:formula="of:=( ['a, e, i orbits'.$G$2] * (1 - ['a, e, i orbits'.$G$3]^2) ) / ( 1 + ['a, e, i orbits'.$G$3] * COS([Iterations.D84]) )" office:value-type="float" office:value="7452592.1991684" calcext:value-type="float">
            <text:p>7,452,592.20</text:p>
          </table:table-cell>
          <table:table-cell table:formula="of:=ATAN( ( ['a, e, i orbits'.$G$3] * SIN( [Iterations.D84] ) ) / ( 1 + ['a, e, i orbits'.$G$3] * COS( [Iterations.D84] ) ) )" office:value-type="float" office:value="0.0999684418900108" calcext:value-type="float">
            <text:p>0.0999684419</text:p>
          </table:table-cell>
          <table:table-cell table:formula="of:=SQRT( ['a, e, i orbits'.$B$6] * ( 2/[Iterations.E84] - 1/['a, e, i orbits'.$G$2] ))" office:value-type="float" office:value="7336.40870110789" calcext:value-type="float">
            <text:p>7,336.4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RADIANS([Iterations.I84])" office:value-type="float" office:value="1.36135681655558" calcext:value-type="float">
            <text:p>1.3613568166</text:p>
          </table:table-cell>
          <table:table-cell table:formula="of:=( ['a, e, i orbits'.$G$2] * (1 - ['a, e, i orbits'.$G$3]^2) ) / ( 1 + ['a, e, i orbits'.$G$3] * COS([Iterations.J84]) )" office:value-type="float" office:value="7273769.82177359" calcext:value-type="float">
            <text:p>7,273,769.82</text:p>
          </table:table-cell>
          <table:table-cell table:formula="of:=ATAN( ( ['a, e, i orbits'.$G$3] * SIN( [Iterations.J84] ) ) / ( 1 + ['a, e, i orbits'.$G$3] * COS( [Iterations.J84] ) ) )" office:value-type="float" office:value="0.0955308243453041" calcext:value-type="float">
            <text:p>0.0955308243</text:p>
          </table:table-cell>
          <table:table-cell table:formula="of:=SQRT( ['a, e, i orbits'.$B$6] * ( 2/[Iterations.K84] - 1/['a, e, i orbits'.$G$2] ))" office:value-type="float" office:value="7513.50071769273" calcext:value-type="float">
            <text:p>7,513.50</text:p>
          </table:table-cell>
        </table:table-row>
        <table:table-row table:style-name="ro1">
          <table:table-cell/>
          <table:table-cell table:formula="of:=[Iterations.B84]+[Iterations.$C$3]" office:value-type="float" office:value="1418.49377547778" calcext:value-type="float">
            <text:p>1418.49</text:p>
          </table:table-cell>
          <table:table-cell table:formula="of:=[Iterations.$F$3]*[Iterations.B85]" office:value-type="float" office:value="1.37881010907552" calcext:value-type="float">
            <text:p>1.3788101091</text:p>
          </table:table-cell>
          <table:table-cell table:formula="of:=[Iterations.C85] + 2 * ['a, e, i orbits'.$G$3] * SIN( [Iterations.C85] ) + 1.25 * ['a, e, i orbits'.$G$3] * SIN( 2 * [Iterations.C85] )" office:value-type="float" office:value="1.62196136994204" calcext:value-type="float">
            <text:p>1.6219613699</text:p>
          </table:table-cell>
          <table:table-cell table:formula="of:=( ['a, e, i orbits'.$G$2] * (1 - ['a, e, i orbits'.$G$3]^2) ) / ( 1 + ['a, e, i orbits'.$G$3] * COS([Iterations.D85]) )" office:value-type="float" office:value="7463168.67626032" calcext:value-type="float">
            <text:p>7,463,168.68</text:p>
          </table:table-cell>
          <table:table-cell table:formula="of:=ATAN( ( ['a, e, i orbits'.$G$3] * SIN( [Iterations.D85] ) ) / ( 1 + ['a, e, i orbits'.$G$3] * COS( [Iterations.D85] ) ) )" office:value-type="float" office:value="0.100047369812144" calcext:value-type="float">
            <text:p>0.1000473698</text:p>
          </table:table-cell>
          <table:table-cell table:formula="of:=SQRT( ['a, e, i orbits'.$B$6] * ( 2/[Iterations.E85] - 1/['a, e, i orbits'.$G$2] ))" office:value-type="float" office:value="7326.06988377624" calcext:value-type="float">
            <text:p>7,326.07</text:p>
          </table:table-cell>
          <table:table-cell/>
          <table:table-cell office:value-type="float" office:value="79" calcext:value-type="float">
            <text:p>79</text:p>
          </table:table-cell>
          <table:table-cell table:formula="of:=RADIANS([Iterations.I85])" office:value-type="float" office:value="1.37881010907552" calcext:value-type="float">
            <text:p>1.3788101091</text:p>
          </table:table-cell>
          <table:table-cell table:formula="of:=( ['a, e, i orbits'.$G$2] * (1 - ['a, e, i orbits'.$G$3]^2) ) / ( 1 + ['a, e, i orbits'.$G$3] * COS([Iterations.J85]) )" office:value-type="float" office:value="7285977.00473892" calcext:value-type="float">
            <text:p>7,285,977.00</text:p>
          </table:table-cell>
          <table:table-cell table:formula="of:=ATAN( ( ['a, e, i orbits'.$G$3] * SIN( [Iterations.J85] ) ) / ( 1 + ['a, e, i orbits'.$G$3] * COS( [Iterations.J85] ) ) )" office:value-type="float" office:value="0.0960284878856602" calcext:value-type="float">
            <text:p>0.0960284879</text:p>
          </table:table-cell>
          <table:table-cell table:formula="of:=SQRT( ['a, e, i orbits'.$B$6] * ( 2/[Iterations.K85] - 1/['a, e, i orbits'.$G$2] ))" office:value-type="float" office:value="7501.27097820947" calcext:value-type="float">
            <text:p>7,501.27</text:p>
          </table:table-cell>
        </table:table-row>
        <table:table-row table:style-name="ro1">
          <table:table-cell/>
          <table:table-cell table:formula="of:=[Iterations.B85]+[Iterations.$C$3]" office:value-type="float" office:value="1436.44939288889" calcext:value-type="float">
            <text:p>1436.45</text:p>
          </table:table-cell>
          <table:table-cell table:formula="of:=[Iterations.$F$3]*[Iterations.B86]" office:value-type="float" office:value="1.39626340159546" calcext:value-type="float">
            <text:p>1.3962634016</text:p>
          </table:table-cell>
          <table:table-cell table:formula="of:=[Iterations.C86] + 2 * ['a, e, i orbits'.$G$3] * SIN( [Iterations.C86] ) + 1.25 * ['a, e, i orbits'.$G$3] * SIN( 2 * [Iterations.C86] )" office:value-type="float" office:value="1.63597747011361" calcext:value-type="float">
            <text:p>1.6359774701</text:p>
          </table:table-cell>
          <table:table-cell table:formula="of:=( ['a, e, i orbits'.$G$2] * (1 - ['a, e, i orbits'.$G$3]^2) ) / ( 1 + ['a, e, i orbits'.$G$3] * COS([Iterations.D86]) )" office:value-type="float" office:value="7473679.81237895" calcext:value-type="float">
            <text:p>7,473,679.81</text:p>
          </table:table-cell>
          <table:table-cell table:formula="of:=ATAN( ( ['a, e, i orbits'.$G$3] * SIN( [Iterations.D86] ) ) / ( 1 + ['a, e, i orbits'.$G$3] * COS( [Iterations.D86] ) ) )" office:value-type="float" office:value="0.100106132591662" calcext:value-type="float">
            <text:p>0.1001061326</text:p>
          </table:table-cell>
          <table:table-cell table:formula="of:=SQRT( ['a, e, i orbits'.$B$6] * ( 2/[Iterations.E86] - 1/['a, e, i orbits'.$G$2] ))" office:value-type="float" office:value="7315.80951608469" calcext:value-type="float">
            <text:p>7,315.8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RADIANS([Iterations.I86])" office:value-type="float" office:value="1.39626340159546" calcext:value-type="float">
            <text:p>1.3962634016</text:p>
          </table:table-cell>
          <table:table-cell table:formula="of:=( ['a, e, i orbits'.$G$2] * (1 - ['a, e, i orbits'.$G$3]^2) ) / ( 1 + ['a, e, i orbits'.$G$3] * COS([Iterations.J86]) )" office:value-type="float" office:value="7298266.92483751" calcext:value-type="float">
            <text:p>7,298,266.92</text:p>
          </table:table-cell>
          <table:table-cell table:formula="of:=ATAN( ( ['a, e, i orbits'.$G$3] * SIN( [Iterations.J86] ) ) / ( 1 + ['a, e, i orbits'.$G$3] * COS( [Iterations.J86] ) ) )" office:value-type="float" office:value="0.0964992067134292" calcext:value-type="float">
            <text:p>0.0964992067</text:p>
          </table:table-cell>
          <table:table-cell table:formula="of:=SQRT( ['a, e, i orbits'.$B$6] * ( 2/[Iterations.K86] - 1/['a, e, i orbits'.$G$2] ))" office:value-type="float" office:value="7488.97960339889" calcext:value-type="float">
            <text:p>7,488.98</text:p>
          </table:table-cell>
        </table:table-row>
        <table:table-row table:style-name="ro1">
          <table:table-cell/>
          <table:table-cell table:formula="of:=[Iterations.B86]+[Iterations.$C$3]" office:value-type="float" office:value="1454.4050103" calcext:value-type="float">
            <text:p>1454.41</text:p>
          </table:table-cell>
          <table:table-cell table:formula="of:=[Iterations.$F$3]*[Iterations.B87]" office:value-type="float" office:value="1.41371669411541" calcext:value-type="float">
            <text:p>1.4137166941</text:p>
          </table:table-cell>
          <table:table-cell table:formula="of:=[Iterations.C87] + 2 * ['a, e, i orbits'.$G$3] * SIN( [Iterations.C87] ) + 1.25 * ['a, e, i orbits'.$G$3] * SIN( 2 * [Iterations.C87] )" office:value-type="float" office:value="1.6498814865313" calcext:value-type="float">
            <text:p>1.6498814865</text:p>
          </table:table-cell>
          <table:table-cell table:formula="of:=( ['a, e, i orbits'.$G$2] * (1 - ['a, e, i orbits'.$G$3]^2) ) / ( 1 + ['a, e, i orbits'.$G$3] * COS([Iterations.D87]) )" office:value-type="float" office:value="7484126.65596204" calcext:value-type="float">
            <text:p>7,484,126.66</text:p>
          </table:table-cell>
          <table:table-cell table:formula="of:=ATAN( ( ['a, e, i orbits'.$G$3] * SIN( [Iterations.D87] ) ) / ( 1 + ['a, e, i orbits'.$G$3] * COS( [Iterations.D87] ) ) )" office:value-type="float" office:value="0.100145134164897" calcext:value-type="float">
            <text:p>0.1001451342</text:p>
          </table:table-cell>
          <table:table-cell table:formula="of:=SQRT( ['a, e, i orbits'.$B$6] * ( 2/[Iterations.E87] - 1/['a, e, i orbits'.$G$2] ))" office:value-type="float" office:value="7305.62624535303" calcext:value-type="float">
            <text:p>7,305.6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RADIANS([Iterations.I87])" office:value-type="float" office:value="1.41371669411541" calcext:value-type="float">
            <text:p>1.4137166941</text:p>
          </table:table-cell>
          <table:table-cell table:formula="of:=( ['a, e, i orbits'.$G$2] * (1 - ['a, e, i orbits'.$G$3]^2) ) / ( 1 + ['a, e, i orbits'.$G$3] * COS([Iterations.J87]) )" office:value-type="float" office:value="7310636.44978739" calcext:value-type="float">
            <text:p>7,310,636.45</text:p>
          </table:table-cell>
          <table:table-cell table:formula="of:=ATAN( ( ['a, e, i orbits'.$G$3] * SIN( [Iterations.J87] ) ) / ( 1 + ['a, e, i orbits'.$G$3] * COS( [Iterations.J87] ) ) )" office:value-type="float" office:value="0.0969427156324547" calcext:value-type="float">
            <text:p>0.0969427156</text:p>
          </table:table-cell>
          <table:table-cell table:formula="of:=SQRT( ['a, e, i orbits'.$B$6] * ( 2/[Iterations.K87] - 1/['a, e, i orbits'.$G$2] ))" office:value-type="float" office:value="7476.63004261514" calcext:value-type="float">
            <text:p>7,476.63</text:p>
          </table:table-cell>
        </table:table-row>
        <table:table-row table:style-name="ro1">
          <table:table-cell/>
          <table:table-cell table:formula="of:=[Iterations.B87]+[Iterations.$C$3]" office:value-type="float" office:value="1472.36062771112" calcext:value-type="float">
            <text:p>1472.36</text:p>
          </table:table-cell>
          <table:table-cell table:formula="of:=[Iterations.$F$3]*[Iterations.B88]" office:value-type="float" office:value="1.43116998663535" calcext:value-type="float">
            <text:p>1.4311699866</text:p>
          </table:table-cell>
          <table:table-cell table:formula="of:=[Iterations.C88] + 2 * ['a, e, i orbits'.$G$3] * SIN( [Iterations.C88] ) + 1.25 * ['a, e, i orbits'.$G$3] * SIN( 2 * [Iterations.C88] )" office:value-type="float" office:value="1.66367826986079" calcext:value-type="float">
            <text:p>1.6636782699</text:p>
          </table:table-cell>
          <table:table-cell table:formula="of:=( ['a, e, i orbits'.$G$2] * (1 - ['a, e, i orbits'.$G$3]^2) ) / ( 1 + ['a, e, i orbits'.$G$3] * COS([Iterations.D88]) )" office:value-type="float" office:value="7494510.42331439" calcext:value-type="float">
            <text:p>7,494,510.42</text:p>
          </table:table-cell>
          <table:table-cell table:formula="of:=ATAN( ( ['a, e, i orbits'.$G$3] * SIN( [Iterations.D88] ) ) / ( 1 + ['a, e, i orbits'.$G$3] * COS( [Iterations.D88] ) ) )" office:value-type="float" office:value="0.100164755845473" calcext:value-type="float">
            <text:p>0.1001647558</text:p>
          </table:table-cell>
          <table:table-cell table:formula="of:=SQRT( ['a, e, i orbits'.$B$6] * ( 2/[Iterations.E88] - 1/['a, e, i orbits'.$G$2] ))" office:value-type="float" office:value="7295.51856546507" calcext:value-type="float">
            <text:p>7,295.5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RADIANS([Iterations.I88])" office:value-type="float" office:value="1.43116998663535" calcext:value-type="float">
            <text:p>1.4311699866</text:p>
          </table:table-cell>
          <table:table-cell table:formula="of:=( ['a, e, i orbits'.$G$2] * (1 - ['a, e, i orbits'.$G$3]^2) ) / ( 1 + ['a, e, i orbits'.$G$3] * COS([Iterations.J88]) )" office:value-type="float" office:value="7323082.3914989" calcext:value-type="float">
            <text:p>7,323,082.39</text:p>
          </table:table-cell>
          <table:table-cell table:formula="of:=ATAN( ( ['a, e, i orbits'.$G$3] * SIN( [Iterations.J88] ) ) / ( 1 + ['a, e, i orbits'.$G$3] * COS( [Iterations.J88] ) ) )" office:value-type="float" office:value="0.097358754315104" calcext:value-type="float">
            <text:p>0.0973587543</text:p>
          </table:table-cell>
          <table:table-cell table:formula="of:=SQRT( ['a, e, i orbits'.$B$6] * ( 2/[Iterations.K88] - 1/['a, e, i orbits'.$G$2] ))" office:value-type="float" office:value="7464.2257782122" calcext:value-type="float">
            <text:p>7,464.23</text:p>
          </table:table-cell>
        </table:table-row>
        <table:table-row table:style-name="ro1">
          <table:table-cell/>
          <table:table-cell table:formula="of:=[Iterations.B88]+[Iterations.$C$3]" office:value-type="float" office:value="1490.31624512223" calcext:value-type="float">
            <text:p>1490.32</text:p>
          </table:table-cell>
          <table:table-cell table:formula="of:=[Iterations.$F$3]*[Iterations.B89]" office:value-type="float" office:value="1.4486232791553" calcext:value-type="float">
            <text:p>1.4486232792</text:p>
          </table:table-cell>
          <table:table-cell table:formula="of:=[Iterations.C89] + 2 * ['a, e, i orbits'.$G$3] * SIN( [Iterations.C89] ) + 1.25 * ['a, e, i orbits'.$G$3] * SIN( 2 * [Iterations.C89] )" office:value-type="float" office:value="1.67737274643352" calcext:value-type="float">
            <text:p>1.6773727464</text:p>
          </table:table-cell>
          <table:table-cell table:formula="of:=( ['a, e, i orbits'.$G$2] * (1 - ['a, e, i orbits'.$G$3]^2) ) / ( 1 + ['a, e, i orbits'.$G$3] * COS([Iterations.D89]) )" office:value-type="float" office:value="7504832.48714191" calcext:value-type="float">
            <text:p>7,504,832.49</text:p>
          </table:table-cell>
          <table:table-cell table:formula="of:=ATAN( ( ['a, e, i orbits'.$G$3] * SIN( [Iterations.D89] ) ) / ( 1 + ['a, e, i orbits'.$G$3] * COS( [Iterations.D89] ) ) )" office:value-type="float" office:value="0.100165355728677" calcext:value-type="float">
            <text:p>0.1001653557</text:p>
          </table:table-cell>
          <table:table-cell table:formula="of:=SQRT( ['a, e, i orbits'.$B$6] * ( 2/[Iterations.E89] - 1/['a, e, i orbits'.$G$2] ))" office:value-type="float" office:value="7285.48482893206" calcext:value-type="float">
            <text:p>7,285.4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RADIANS([Iterations.I89])" office:value-type="float" office:value="1.44862327915529" calcext:value-type="float">
            <text:p>1.4486232792</text:p>
          </table:table-cell>
          <table:table-cell table:formula="of:=( ['a, e, i orbits'.$G$2] * (1 - ['a, e, i orbits'.$G$3]^2) ) / ( 1 + ['a, e, i orbits'.$G$3] * COS([Iterations.J89]) )" office:value-type="float" office:value="7335601.50609701" calcext:value-type="float">
            <text:p>7,335,601.51</text:p>
          </table:table-cell>
          <table:table-cell table:formula="of:=ATAN( ( ['a, e, i orbits'.$G$3] * SIN( [Iterations.J89] ) ) / ( 1 + ['a, e, i orbits'.$G$3] * COS( [Iterations.J89] ) ) )" office:value-type="float" office:value="0.0977470674869744" calcext:value-type="float">
            <text:p>0.0977470675</text:p>
          </table:table-cell>
          <table:table-cell table:formula="of:=SQRT( ['a, e, i orbits'.$B$6] * ( 2/[Iterations.K89] - 1/['a, e, i orbits'.$G$2] ))" office:value-type="float" office:value="7451.77032493046" calcext:value-type="float">
            <text:p>7,451.77</text:p>
          </table:table-cell>
        </table:table-row>
        <table:table-row table:style-name="ro1">
          <table:table-cell/>
          <table:table-cell table:formula="of:=[Iterations.B89]+[Iterations.$C$3]" office:value-type="float" office:value="1508.27186253334" calcext:value-type="float">
            <text:p>1508.27</text:p>
          </table:table-cell>
          <table:table-cell table:formula="of:=[Iterations.$F$3]*[Iterations.B90]" office:value-type="float" office:value="1.46607657167524" calcext:value-type="float">
            <text:p>1.4660765717</text:p>
          </table:table-cell>
          <table:table-cell table:formula="of:=[Iterations.C90] + 2 * ['a, e, i orbits'.$G$3] * SIN( [Iterations.C90] ) + 1.25 * ['a, e, i orbits'.$G$3] * SIN( 2 * [Iterations.C90] )" office:value-type="float" office:value="1.69096991210111" calcext:value-type="float">
            <text:p>1.6909699121</text:p>
          </table:table-cell>
          <table:table-cell table:formula="of:=( ['a, e, i orbits'.$G$2] * (1 - ['a, e, i orbits'.$G$3]^2) ) / ( 1 + ['a, e, i orbits'.$G$3] * COS([Iterations.D90]) )" office:value-type="float" office:value="7515094.36496038" calcext:value-type="float">
            <text:p>7,515,094.36</text:p>
          </table:table-cell>
          <table:table-cell table:formula="of:=ATAN( ( ['a, e, i orbits'.$G$3] * SIN( [Iterations.D90] ) ) / ( 1 + ['a, e, i orbits'.$G$3] * COS( [Iterations.D90] ) ) )" office:value-type="float" office:value="0.100147268164964" calcext:value-type="float">
            <text:p>0.1001472682</text:p>
          </table:table-cell>
          <table:table-cell table:formula="of:=SQRT( ['a, e, i orbits'.$B$6] * ( 2/[Iterations.E90] - 1/['a, e, i orbits'.$G$2] ))" office:value-type="float" office:value="7275.52325895779" calcext:value-type="float">
            <text:p>7,275.5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RADIANS([Iterations.I90])" office:value-type="float" office:value="1.46607657167524" calcext:value-type="float">
            <text:p>1.4660765717</text:p>
          </table:table-cell>
          <table:table-cell table:formula="of:=( ['a, e, i orbits'.$G$2] * (1 - ['a, e, i orbits'.$G$3]^2) ) / ( 1 + ['a, e, i orbits'.$G$3] * COS([Iterations.J90]) )" office:value-type="float" office:value="7348190.49398656" calcext:value-type="float">
            <text:p>7,348,190.49</text:p>
          </table:table-cell>
          <table:table-cell table:formula="of:=ATAN( ( ['a, e, i orbits'.$G$3] * SIN( [Iterations.J90] ) ) / ( 1 + ['a, e, i orbits'.$G$3] * COS( [Iterations.J90] ) ) )" office:value-type="float" office:value="0.0981074051155852" calcext:value-type="float">
            <text:p>0.0981074051</text:p>
          </table:table-cell>
          <table:table-cell table:formula="of:=SQRT( ['a, e, i orbits'.$B$6] * ( 2/[Iterations.K90] - 1/['a, e, i orbits'.$G$2] ))" office:value-type="float" office:value="7439.26722926096" calcext:value-type="float">
            <text:p>7,439.27</text:p>
          </table:table-cell>
        </table:table-row>
        <table:table-row table:style-name="ro1">
          <table:table-cell/>
          <table:table-cell table:formula="of:=[Iterations.B90]+[Iterations.$C$3]" office:value-type="float" office:value="1526.22747994445" calcext:value-type="float">
            <text:p>1526.23</text:p>
          </table:table-cell>
          <table:table-cell table:formula="of:=[Iterations.$F$3]*[Iterations.B91]" office:value-type="float" office:value="1.48352986419518" calcext:value-type="float">
            <text:p>1.4835298642</text:p>
          </table:table-cell>
          <table:table-cell table:formula="of:=[Iterations.C91] + 2 * ['a, e, i orbits'.$G$3] * SIN( [Iterations.C91] ) + 1.25 * ['a, e, i orbits'.$G$3] * SIN( 2 * [Iterations.C91] )" office:value-type="float" office:value="1.7044748260219" calcext:value-type="float">
            <text:p>1.704474826</text:p>
          </table:table-cell>
          <table:table-cell table:formula="of:=( ['a, e, i orbits'.$G$2] * (1 - ['a, e, i orbits'.$G$3]^2) ) / ( 1 + ['a, e, i orbits'.$G$3] * COS([Iterations.D91]) )" office:value-type="float" office:value="7525297.70740169" calcext:value-type="float">
            <text:p>7,525,297.71</text:p>
          </table:table-cell>
          <table:table-cell table:formula="of:=ATAN( ( ['a, e, i orbits'.$G$3] * SIN( [Iterations.D91] ) ) / ( 1 + ['a, e, i orbits'.$G$3] * COS( [Iterations.D91] ) ) )" office:value-type="float" office:value="0.100110803300766" calcext:value-type="float">
            <text:p>0.1001108033</text:p>
          </table:table-cell>
          <table:table-cell table:formula="of:=SQRT( ['a, e, i orbits'.$B$6] * ( 2/[Iterations.E91] - 1/['a, e, i orbits'.$G$2] ))" office:value-type="float" office:value="7265.6319614869" calcext:value-type="float">
            <text:p>7,265.6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RADIANS([Iterations.I91])" office:value-type="float" office:value="1.48352986419518" calcext:value-type="float">
            <text:p>1.4835298642</text:p>
          </table:table-cell>
          <table:table-cell table:formula="of:=( ['a, e, i orbits'.$G$2] * (1 - ['a, e, i orbits'.$G$3]^2) ) / ( 1 + ['a, e, i orbits'.$G$3] * COS([Iterations.J91]) )" office:value-type="float" office:value="7360845.99996222" calcext:value-type="float">
            <text:p>7,360,846.00</text:p>
          </table:table-cell>
          <table:table-cell table:formula="of:=ATAN( ( ['a, e, i orbits'.$G$3] * SIN( [Iterations.J91] ) ) / ( 1 + ['a, e, i orbits'.$G$3] * COS( [Iterations.J91] ) ) )" office:value-type="float" office:value="0.0984395226030068" calcext:value-type="float">
            <text:p>0.0984395226</text:p>
          </table:table-cell>
          <table:table-cell table:formula="of:=SQRT( ['a, e, i orbits'.$B$6] * ( 2/[Iterations.K91] - 1/['a, e, i orbits'.$G$2] ))" office:value-type="float" office:value="7426.720068787" calcext:value-type="float">
            <text:p>7,426.72</text:p>
          </table:table-cell>
        </table:table-row>
        <table:table-row table:style-name="ro1">
          <table:table-cell/>
          <table:table-cell table:formula="of:=[Iterations.B91]+[Iterations.$C$3]" office:value-type="float" office:value="1544.18309735556" calcext:value-type="float">
            <text:p>1544.18</text:p>
          </table:table-cell>
          <table:table-cell table:formula="of:=[Iterations.$F$3]*[Iterations.B92]" office:value-type="float" office:value="1.50098315671513" calcext:value-type="float">
            <text:p>1.5009831567</text:p>
          </table:table-cell>
          <table:table-cell table:formula="of:=[Iterations.C92] + 2 * ['a, e, i orbits'.$G$3] * SIN( [Iterations.C92] ) + 1.25 * ['a, e, i orbits'.$G$3] * SIN( 2 * [Iterations.C92] )" office:value-type="float" office:value="1.7178926043871" calcext:value-type="float">
            <text:p>1.7178926044</text:p>
          </table:table-cell>
          <table:table-cell table:formula="of:=( ['a, e, i orbits'.$G$2] * (1 - ['a, e, i orbits'.$G$3]^2) ) / ( 1 + ['a, e, i orbits'.$G$3] * COS([Iterations.D92]) )" office:value-type="float" office:value="7535444.28643913" calcext:value-type="float">
            <text:p>7,535,444.29</text:p>
          </table:table-cell>
          <table:table-cell table:formula="of:=ATAN( ( ['a, e, i orbits'.$G$3] * SIN( [Iterations.D92] ) ) / ( 1 + ['a, e, i orbits'.$G$3] * COS( [Iterations.D92] ) ) )" office:value-type="float" office:value="0.100056246684731" calcext:value-type="float">
            <text:p>0.1000562467</text:p>
          </table:table-cell>
          <table:table-cell table:formula="of:=SQRT( ['a, e, i orbits'.$B$6] * ( 2/[Iterations.E92] - 1/['a, e, i orbits'.$G$2] ))" office:value-type="float" office:value="7255.8089372194" calcext:value-type="float">
            <text:p>7,255.8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RADIANS([Iterations.I92])" office:value-type="float" office:value="1.50098315671512" calcext:value-type="float">
            <text:p>1.5009831567</text:p>
          </table:table-cell>
          <table:table-cell table:formula="of:=( ['a, e, i orbits'.$G$2] * (1 - ['a, e, i orbits'.$G$3]^2) ) / ( 1 + ['a, e, i orbits'.$G$3] * COS([Iterations.J92]) )" office:value-type="float" office:value="7373564.61336472" calcext:value-type="float">
            <text:p>7,373,564.61</text:p>
          </table:table-cell>
          <table:table-cell table:formula="of:=ATAN( ( ['a, e, i orbits'.$G$3] * SIN( [Iterations.J92] ) ) / ( 1 + ['a, e, i orbits'.$G$3] * COS( [Iterations.J92] ) ) )" office:value-type="float" office:value="0.098743180982371" calcext:value-type="float">
            <text:p>0.098743181</text:p>
          </table:table-cell>
          <table:table-cell table:formula="of:=SQRT( ['a, e, i orbits'.$B$6] * ( 2/[Iterations.K92] - 1/['a, e, i orbits'.$G$2] ))" office:value-type="float" office:value="7414.13245150243" calcext:value-type="float">
            <text:p>7,414.13</text:p>
          </table:table-cell>
        </table:table-row>
        <table:table-row table:style-name="ro1">
          <table:table-cell/>
          <table:table-cell table:formula="of:=[Iterations.B92]+[Iterations.$C$3]" office:value-type="float" office:value="1562.13871476667" calcext:value-type="float">
            <text:p>1562.14</text:p>
          </table:table-cell>
          <table:table-cell table:formula="of:=[Iterations.$F$3]*[Iterations.B93]" office:value-type="float" office:value="1.51843644923507" calcext:value-type="float">
            <text:p>1.5184364492</text:p>
          </table:table-cell>
          <table:table-cell table:formula="of:=[Iterations.C93] + 2 * ['a, e, i orbits'.$G$3] * SIN( [Iterations.C93] ) + 1.25 * ['a, e, i orbits'.$G$3] * SIN( 2 * [Iterations.C93] )" office:value-type="float" office:value="1.73122841409444" calcext:value-type="float">
            <text:p>1.7312284141</text:p>
          </table:table-cell>
          <table:table-cell table:formula="of:=( ['a, e, i orbits'.$G$2] * (1 - ['a, e, i orbits'.$G$3]^2) ) / ( 1 + ['a, e, i orbits'.$G$3] * COS([Iterations.D93]) )" office:value-type="float" office:value="7545535.98355151" calcext:value-type="float">
            <text:p>7,545,535.98</text:p>
          </table:table-cell>
          <table:table-cell table:formula="of:=ATAN( ( ['a, e, i orbits'.$G$3] * SIN( [Iterations.D93] ) ) / ( 1 + ['a, e, i orbits'.$G$3] * COS( [Iterations.D93] ) ) )" office:value-type="float" office:value="0.0999838589375089" calcext:value-type="float">
            <text:p>0.0999838589</text:p>
          </table:table-cell>
          <table:table-cell table:formula="of:=SQRT( ['a, e, i orbits'.$B$6] * ( 2/[Iterations.E93] - 1/['a, e, i orbits'.$G$2] ))" office:value-type="float" office:value="7246.05209357571" calcext:value-type="float">
            <text:p>7,246.0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RADIANS([Iterations.I93])" office:value-type="float" office:value="1.51843644923507" calcext:value-type="float">
            <text:p>1.5184364492</text:p>
          </table:table-cell>
          <table:table-cell table:formula="of:=( ['a, e, i orbits'.$G$2] * (1 - ['a, e, i orbits'.$G$3]^2) ) / ( 1 + ['a, e, i orbits'.$G$3] * COS([Iterations.J93]) )" office:value-type="float" office:value="7386342.86828501" calcext:value-type="float">
            <text:p>7,386,342.87</text:p>
          </table:table-cell>
          <table:table-cell table:formula="of:=ATAN( ( ['a, e, i orbits'.$G$3] * SIN( [Iterations.J93] ) ) / ( 1 + ['a, e, i orbits'.$G$3] * COS( [Iterations.J93] ) ) )" office:value-type="float" office:value="0.099018147118195" calcext:value-type="float">
            <text:p>0.0990181471</text:p>
          </table:table-cell>
          <table:table-cell table:formula="of:=SQRT( ['a, e, i orbits'.$B$6] * ( 2/[Iterations.K93] - 1/['a, e, i orbits'.$G$2] ))" office:value-type="float" office:value="7401.5080151062" calcext:value-type="float">
            <text:p>7,401.51</text:p>
          </table:table-cell>
        </table:table-row>
        <table:table-row table:style-name="ro1">
          <table:table-cell/>
          <table:table-cell table:formula="of:=[Iterations.B93]+[Iterations.$C$3]" office:value-type="float" office:value="1580.09433217778" calcext:value-type="float">
            <text:p>1580.09</text:p>
          </table:table-cell>
          <table:table-cell table:formula="of:=[Iterations.$F$3]*[Iterations.B94]" office:value-type="float" office:value="1.53588974175501" calcext:value-type="float">
            <text:p>1.5358897418</text:p>
          </table:table-cell>
          <table:table-cell table:formula="of:=[Iterations.C94] + 2 * ['a, e, i orbits'.$G$3] * SIN( [Iterations.C94] ) + 1.25 * ['a, e, i orbits'.$G$3] * SIN( 2 * [Iterations.C94] )" office:value-type="float" office:value="1.74448746637685" calcext:value-type="float">
            <text:p>1.7444874664</text:p>
          </table:table-cell>
          <table:table-cell table:formula="of:=( ['a, e, i orbits'.$G$2] * (1 - ['a, e, i orbits'.$G$3]^2) ) / ( 1 + ['a, e, i orbits'.$G$3] * COS([Iterations.D94]) )" office:value-type="float" office:value="7555574.77784482" calcext:value-type="float">
            <text:p>7,555,574.78</text:p>
          </table:table-cell>
          <table:table-cell table:formula="of:=ATAN( ( ['a, e, i orbits'.$G$3] * SIN( [Iterations.D94] ) ) / ( 1 + ['a, e, i orbits'.$G$3] * COS( [Iterations.D94] ) ) )" office:value-type="float" office:value="0.0998938754832146" calcext:value-type="float">
            <text:p>0.0998938755</text:p>
          </table:table-cell>
          <table:table-cell table:formula="of:=SQRT( ['a, e, i orbits'.$B$6] * ( 2/[Iterations.E94] - 1/['a, e, i orbits'.$G$2] ))" office:value-type="float" office:value="7236.35925659842" calcext:value-type="float">
            <text:p>7,236.3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RADIANS([Iterations.I94])" office:value-type="float" office:value="1.53588974175501" calcext:value-type="float">
            <text:p>1.5358897418</text:p>
          </table:table-cell>
          <table:table-cell table:formula="of:=( ['a, e, i orbits'.$G$2] * (1 - ['a, e, i orbits'.$G$3]^2) ) / ( 1 + ['a, e, i orbits'.$G$3] * COS([Iterations.J94]) )" office:value-type="float" office:value="7399177.24381782" calcext:value-type="float">
            <text:p>7,399,177.24</text:p>
          </table:table-cell>
          <table:table-cell table:formula="of:=ATAN( ( ['a, e, i orbits'.$G$3] * SIN( [Iterations.J94] ) ) / ( 1 + ['a, e, i orbits'.$G$3] * COS( [Iterations.J94] ) ) )" office:value-type="float" office:value="0.0992641939104439" calcext:value-type="float">
            <text:p>0.0992641939</text:p>
          </table:table-cell>
          <table:table-cell table:formula="of:=SQRT( ['a, e, i orbits'.$B$6] * ( 2/[Iterations.K94] - 1/['a, e, i orbits'.$G$2] ))" office:value-type="float" office:value="7388.85042627255" calcext:value-type="float">
            <text:p>7,388.85</text:p>
          </table:table-cell>
        </table:table-row>
        <table:table-row table:style-name="ro1">
          <table:table-cell/>
          <table:table-cell table:formula="of:=[Iterations.B94]+[Iterations.$C$3]" office:value-type="float" office:value="1598.04994958889" calcext:value-type="float">
            <text:p>1598.05</text:p>
          </table:table-cell>
          <table:table-cell table:formula="of:=[Iterations.$F$3]*[Iterations.B95]" office:value-type="float" office:value="1.55334303427496" calcext:value-type="float">
            <text:p>1.5533430343</text:p>
          </table:table-cell>
          <table:table-cell table:formula="of:=[Iterations.C95] + 2 * ['a, e, i orbits'.$G$3] * SIN( [Iterations.C95] ) + 1.25 * ['a, e, i orbits'.$G$3] * SIN( 2 * [Iterations.C95] )" office:value-type="float" office:value="1.75767501039405" calcext:value-type="float">
            <text:p>1.7576750104</text:p>
          </table:table-cell>
          <table:table-cell table:formula="of:=( ['a, e, i orbits'.$G$2] * (1 - ['a, e, i orbits'.$G$3]^2) ) / ( 1 + ['a, e, i orbits'.$G$3] * COS([Iterations.D95]) )" office:value-type="float" office:value="7565562.73414826" calcext:value-type="float">
            <text:p>7,565,562.73</text:p>
          </table:table-cell>
          <table:table-cell table:formula="of:=ATAN( ( ['a, e, i orbits'.$G$3] * SIN( [Iterations.D95] ) ) / ( 1 + ['a, e, i orbits'.$G$3] * COS( [Iterations.D95] ) ) )" office:value-type="float" office:value="0.0997865063407171" calcext:value-type="float">
            <text:p>0.0997865063</text:p>
          </table:table-cell>
          <table:table-cell table:formula="of:=SQRT( ['a, e, i orbits'.$B$6] * ( 2/[Iterations.E95] - 1/['a, e, i orbits'.$G$2] ))" office:value-type="float" office:value="7226.72818277772" calcext:value-type="float">
            <text:p>7,226.7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RADIANS([Iterations.I95])" office:value-type="float" office:value="1.55334303427495" calcext:value-type="float">
            <text:p>1.5533430343</text:p>
          </table:table-cell>
          <table:table-cell table:formula="of:=( ['a, e, i orbits'.$G$2] * (1 - ['a, e, i orbits'.$G$3]^2) ) / ( 1 + ['a, e, i orbits'.$G$3] * COS([Iterations.J95]) )" office:value-type="float" office:value="7412064.16436643" calcext:value-type="float">
            <text:p>7,412,064.16</text:p>
          </table:table-cell>
          <table:table-cell table:formula="of:=ATAN( ( ['a, e, i orbits'.$G$3] * SIN( [Iterations.J95] ) ) / ( 1 + ['a, e, i orbits'.$G$3] * COS( [Iterations.J95] ) ) )" office:value-type="float" office:value="0.0994811005022455" calcext:value-type="float">
            <text:p>0.0994811005</text:p>
          </table:table-cell>
          <table:table-cell table:formula="of:=SQRT( ['a, e, i orbits'.$B$6] * ( 2/[Iterations.K95] - 1/['a, e, i orbits'.$G$2] ))" office:value-type="float" office:value="7376.16337989645" calcext:value-type="float">
            <text:p>7,376.16</text:p>
          </table:table-cell>
        </table:table-row>
        <table:table-row table:style-name="ro1">
          <table:table-cell/>
          <table:table-cell table:formula="of:=[Iterations.B95]+[Iterations.$C$3]" office:value-type="float" office:value="1616.00556700001" calcext:value-type="float">
            <text:p>1616.01</text:p>
          </table:table-cell>
          <table:table-cell table:formula="of:=[Iterations.$F$3]*[Iterations.B96]" office:value-type="float" office:value="1.5707963267949" calcext:value-type="float">
            <text:p>1.5707963268</text:p>
          </table:table-cell>
          <table:table-cell table:formula="of:=[Iterations.C96] + 2 * ['a, e, i orbits'.$G$3] * SIN( [Iterations.C96] ) + 1.25 * ['a, e, i orbits'.$G$3] * SIN( 2 * [Iterations.C96] )" office:value-type="float" office:value="1.7707963267949" calcext:value-type="float">
            <text:p>1.7707963268</text:p>
          </table:table-cell>
          <table:table-cell table:formula="of:=( ['a, e, i orbits'.$G$2] * (1 - ['a, e, i orbits'.$G$3]^2) ) / ( 1 + ['a, e, i orbits'.$G$3] * COS([Iterations.D96]) )" office:value-type="float" office:value="7575501.99110087" calcext:value-type="float">
            <text:p>7,575,501.99</text:p>
          </table:table-cell>
          <table:table-cell table:formula="of:=ATAN( ( ['a, e, i orbits'.$G$3] * SIN( [Iterations.D96] ) ) / ( 1 + ['a, e, i orbits'.$G$3] * COS( [Iterations.D96] ) ) )" office:value-type="float" office:value="0.0996619359729694" calcext:value-type="float">
            <text:p>0.099661936</text:p>
          </table:table-cell>
          <table:table-cell table:formula="of:=SQRT( ['a, e, i orbits'.$B$6] * ( 2/[Iterations.E96] - 1/['a, e, i orbits'.$G$2] ))" office:value-type="float" office:value="7217.15657078909" calcext:value-type="float">
            <text:p>7,217.1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ADIANS([Iterations.I96])" office:value-type="float" office:value="1.5707963267949" calcext:value-type="float">
            <text:p>1.5707963268</text:p>
          </table:table-cell>
          <table:table-cell table:formula="of:=( ['a, e, i orbits'.$G$2] * (1 - ['a, e, i orbits'.$G$3]^2) ) / ( 1 + ['a, e, i orbits'.$G$3] * COS([Iterations.J96]) )" office:value-type="float" office:value="7425000" calcext:value-type="float">
            <text:p>7,425,000.00</text:p>
          </table:table-cell>
          <table:table-cell table:formula="of:=ATAN( ( ['a, e, i orbits'.$G$3] * SIN( [Iterations.J96] ) ) / ( 1 + ['a, e, i orbits'.$G$3] * COS( [Iterations.J96] ) ) )" office:value-type="float" office:value="0.099668652491162" calcext:value-type="float">
            <text:p>0.0996686525</text:p>
          </table:table-cell>
          <table:table-cell table:formula="of:=SQRT( ['a, e, i orbits'.$B$6] * ( 2/[Iterations.K96] - 1/['a, e, i orbits'.$G$2] ))" office:value-type="float" office:value="7363.45059831359" calcext:value-type="float">
            <text:p>7,363.45</text:p>
          </table:table-cell>
        </table:table-row>
        <table:table-row table:style-name="ro1">
          <table:table-cell/>
          <table:table-cell table:formula="of:=[Iterations.B96]+[Iterations.$C$3]" office:value-type="float" office:value="1633.96118441112" calcext:value-type="float">
            <text:p>1633.96</text:p>
          </table:table-cell>
          <table:table-cell table:formula="of:=[Iterations.$F$3]*[Iterations.B97]" office:value-type="float" office:value="1.58824961931484" calcext:value-type="float">
            <text:p>1.5882496193</text:p>
          </table:table-cell>
          <table:table-cell table:formula="of:=[Iterations.C97] + 2 * ['a, e, i orbits'.$G$3] * SIN( [Iterations.C97] ) + 1.25 * ['a, e, i orbits'.$G$3] * SIN( 2 * [Iterations.C97] )" office:value-type="float" office:value="1.78385672125831" calcext:value-type="float">
            <text:p>1.7838567213</text:p>
          </table:table-cell>
          <table:table-cell table:formula="of:=( ['a, e, i orbits'.$G$2] * (1 - ['a, e, i orbits'.$G$3]^2) ) / ( 1 + ['a, e, i orbits'.$G$3] * COS([Iterations.D97]) )" office:value-type="float" office:value="7585394.74924317" calcext:value-type="float">
            <text:p>7,585,394.75</text:p>
          </table:table-cell>
          <table:table-cell table:formula="of:=ATAN( ( ['a, e, i orbits'.$G$3] * SIN( [Iterations.D97] ) ) / ( 1 + ['a, e, i orbits'.$G$3] * COS( [Iterations.D97] ) ) )" office:value-type="float" office:value="0.0995203231926537" calcext:value-type="float">
            <text:p>0.0995203232</text:p>
          </table:table-cell>
          <table:table-cell table:formula="of:=SQRT( ['a, e, i orbits'.$B$6] * ( 2/[Iterations.E97] - 1/['a, e, i orbits'.$G$2] ))" office:value-type="float" office:value="7207.64207313271" calcext:value-type="float">
            <text:p>7,207.6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RADIANS([Iterations.I97])" office:value-type="float" office:value="1.58824961931484" calcext:value-type="float">
            <text:p>1.5882496193</text:p>
          </table:table-cell>
          <table:table-cell table:formula="of:=( ['a, e, i orbits'.$G$2] * (1 - ['a, e, i orbits'.$G$3]^2) ) / ( 1 + ['a, e, i orbits'.$G$3] * COS([Iterations.J97]) )" office:value-type="float" office:value="7437981.06686518" calcext:value-type="float">
            <text:p>7,437,981.07</text:p>
          </table:table-cell>
          <table:table-cell table:formula="of:=ATAN( ( ['a, e, i orbits'.$G$3] * SIN( [Iterations.J97] ) ) / ( 1 + ['a, e, i orbits'.$G$3] * COS( [Iterations.J97] ) ) )" office:value-type="float" office:value="0.0998266421439103" calcext:value-type="float">
            <text:p>0.0998266421</text:p>
          </table:table-cell>
          <table:table-cell table:formula="of:=SQRT( ['a, e, i orbits'.$B$6] * ( 2/[Iterations.K97] - 1/['a, e, i orbits'.$G$2] ))" office:value-type="float" office:value="7350.71583049461" calcext:value-type="float">
            <text:p>7,350.72</text:p>
          </table:table-cell>
        </table:table-row>
        <table:table-row table:style-name="ro1">
          <table:table-cell/>
          <table:table-cell table:formula="of:=[Iterations.B97]+[Iterations.$C$3]" office:value-type="float" office:value="1651.91680182223" calcext:value-type="float">
            <text:p>1651.92</text:p>
          </table:table-cell>
          <table:table-cell table:formula="of:=[Iterations.$F$3]*[Iterations.B98]" office:value-type="float" office:value="1.60570291183479" calcext:value-type="float">
            <text:p>1.6057029118</text:p>
          </table:table-cell>
          <table:table-cell table:formula="of:=[Iterations.C98] + 2 * ['a, e, i orbits'.$G$3] * SIN( [Iterations.C98] ) + 1.25 * ['a, e, i orbits'.$G$3] * SIN( 2 * [Iterations.C98] )" office:value-type="float" office:value="1.79686151802059" calcext:value-type="float">
            <text:p>1.796861518</text:p>
          </table:table-cell>
          <table:table-cell table:formula="of:=( ['a, e, i orbits'.$G$2] * (1 - ['a, e, i orbits'.$G$3]^2) ) / ( 1 + ['a, e, i orbits'.$G$3] * COS([Iterations.D98]) )" office:value-type="float" office:value="7595243.25912757" calcext:value-type="float">
            <text:p>7,595,243.26</text:p>
          </table:table-cell>
          <table:table-cell table:formula="of:=ATAN( ( ['a, e, i orbits'.$G$3] * SIN( [Iterations.D98] ) ) / ( 1 + ['a, e, i orbits'.$G$3] * COS( [Iterations.D98] ) ) )" office:value-type="float" office:value="0.099361801122506" calcext:value-type="float">
            <text:p>0.0993618011</text:p>
          </table:table-cell>
          <table:table-cell table:formula="of:=SQRT( ['a, e, i orbits'.$B$6] * ( 2/[Iterations.E98] - 1/['a, e, i orbits'.$G$2] ))" office:value-type="float" office:value="7198.18230766498" calcext:value-type="float">
            <text:p>7,198.1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RADIANS([Iterations.I98])" office:value-type="float" office:value="1.60570291183478" calcext:value-type="float">
            <text:p>1.6057029118</text:p>
          </table:table-cell>
          <table:table-cell table:formula="of:=( ['a, e, i orbits'.$G$2] * (1 - ['a, e, i orbits'.$G$3]^2) ) / ( 1 + ['a, e, i orbits'.$G$3] * COS([Iterations.J98]) )" office:value-type="float" office:value="7451003.62765336" calcext:value-type="float">
            <text:p>7,451,003.63</text:p>
          </table:table-cell>
          <table:table-cell table:formula="of:=ATAN( ( ['a, e, i orbits'.$G$3] * SIN( [Iterations.J98] ) ) / ( 1 + ['a, e, i orbits'.$G$3] * COS( [Iterations.J98] ) ) )" office:value-type="float" office:value="0.0999548686144139" calcext:value-type="float">
            <text:p>0.0999548686</text:p>
          </table:table-cell>
          <table:table-cell table:formula="of:=SQRT( ['a, e, i orbits'.$B$6] * ( 2/[Iterations.K98] - 1/['a, e, i orbits'.$G$2] ))" office:value-type="float" office:value="7337.96285121296" calcext:value-type="float">
            <text:p>7,337.96</text:p>
          </table:table-cell>
        </table:table-row>
        <table:table-row table:style-name="ro1">
          <table:table-cell/>
          <table:table-cell table:formula="of:=[Iterations.B98]+[Iterations.$C$3]" office:value-type="float" office:value="1669.87241923334" calcext:value-type="float">
            <text:p>1669.87</text:p>
          </table:table-cell>
          <table:table-cell table:formula="of:=[Iterations.$F$3]*[Iterations.B99]" office:value-type="float" office:value="1.62315620435473" calcext:value-type="float">
            <text:p>1.6231562044</text:p>
          </table:table-cell>
          <table:table-cell table:formula="of:=[Iterations.C99] + 2 * ['a, e, i orbits'.$G$3] * SIN( [Iterations.C99] ) + 1.25 * ['a, e, i orbits'.$G$3] * SIN( 2 * [Iterations.C99] )" office:value-type="float" office:value="1.80981605339719" calcext:value-type="float">
            <text:p>1.8098160534</text:p>
          </table:table-cell>
          <table:table-cell table:formula="of:=( ['a, e, i orbits'.$G$2] * (1 - ['a, e, i orbits'.$G$3]^2) ) / ( 1 + ['a, e, i orbits'.$G$3] * COS([Iterations.D99]) )" office:value-type="float" office:value="7605049.80946003" calcext:value-type="float">
            <text:p>7,605,049.81</text:p>
          </table:table-cell>
          <table:table-cell table:formula="of:=ATAN( ( ['a, e, i orbits'.$G$3] * SIN( [Iterations.D99] ) ) / ( 1 + ['a, e, i orbits'.$G$3] * COS( [Iterations.D99] ) ) )" office:value-type="float" office:value="0.0991864772087865" calcext:value-type="float">
            <text:p>0.0991864772</text:p>
          </table:table-cell>
          <table:table-cell table:formula="of:=SQRT( ['a, e, i orbits'.$B$6] * ( 2/[Iterations.E99] - 1/['a, e, i orbits'.$G$2] ))" office:value-type="float" office:value="7188.77486901348" calcext:value-type="float">
            <text:p>7,188.7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RADIANS([Iterations.I99])" office:value-type="float" office:value="1.62315620435473" calcext:value-type="float">
            <text:p>1.6231562044</text:p>
          </table:table-cell>
          <table:table-cell table:formula="of:=( ['a, e, i orbits'.$G$2] * (1 - ['a, e, i orbits'.$G$3]^2) ) / ( 1 + ['a, e, i orbits'.$G$3] * COS([Iterations.J99]) )" office:value-type="float" office:value="7464063.89212528" calcext:value-type="float">
            <text:p>7,464,063.89</text:p>
          </table:table-cell>
          <table:table-cell table:formula="of:=ATAN( ( ['a, e, i orbits'.$G$3] * SIN( [Iterations.J99] ) ) / ( 1 + ['a, e, i orbits'.$G$3] * COS( [Iterations.J99] ) ) )" office:value-type="float" office:value="0.100053138165057" calcext:value-type="float">
            <text:p>0.1000531382</text:p>
          </table:table-cell>
          <table:table-cell table:formula="of:=SQRT( ['a, e, i orbits'.$B$6] * ( 2/[Iterations.K99] - 1/['a, e, i orbits'.$G$2] ))" office:value-type="float" office:value="7325.19546018591" calcext:value-type="float">
            <text:p>7,325.20</text:p>
          </table:table-cell>
        </table:table-row>
        <table:table-row table:style-name="ro1">
          <table:table-cell/>
          <table:table-cell table:formula="of:=[Iterations.B99]+[Iterations.$C$3]" office:value-type="float" office:value="1687.82803664445" calcext:value-type="float">
            <text:p>1687.83</text:p>
          </table:table-cell>
          <table:table-cell table:formula="of:=[Iterations.$F$3]*[Iterations.B100]" office:value-type="float" office:value="1.64060949687467" calcext:value-type="float">
            <text:p>1.6406094969</text:p>
          </table:table-cell>
          <table:table-cell table:formula="of:=[Iterations.C100] + 2 * ['a, e, i orbits'.$G$3] * SIN( [Iterations.C100] ) + 1.25 * ['a, e, i orbits'.$G$3] * SIN( 2 * [Iterations.C100] )" office:value-type="float" office:value="1.82272566930663" calcext:value-type="float">
            <text:p>1.8227256693</text:p>
          </table:table-cell>
          <table:table-cell table:formula="of:=( ['a, e, i orbits'.$G$2] * (1 - ['a, e, i orbits'.$G$3]^2) ) / ( 1 + ['a, e, i orbits'.$G$3] * COS([Iterations.D100]) )" office:value-type="float" office:value="7614816.71528486" calcext:value-type="float">
            <text:p>7,614,816.72</text:p>
          </table:table-cell>
          <table:table-cell table:formula="of:=ATAN( ( ['a, e, i orbits'.$G$3] * SIN( [Iterations.D100] ) ) / ( 1 + ['a, e, i orbits'.$G$3] * COS( [Iterations.D100] ) ) )" office:value-type="float" office:value="0.098994433286475" calcext:value-type="float">
            <text:p>0.0989944333</text:p>
          </table:table-cell>
          <table:table-cell table:formula="of:=SQRT( ['a, e, i orbits'.$B$6] * ( 2/[Iterations.E100] - 1/['a, e, i orbits'.$G$2] ))" office:value-type="float" office:value="7179.41733986741" calcext:value-type="float">
            <text:p>7,179.4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RADIANS([Iterations.I100])" office:value-type="float" office:value="1.64060949687467" calcext:value-type="float">
            <text:p>1.6406094969</text:p>
          </table:table-cell>
          <table:table-cell table:formula="of:=( ['a, e, i orbits'.$G$2] * (1 - ['a, e, i orbits'.$G$3]^2) ) / ( 1 + ['a, e, i orbits'.$G$3] * COS([Iterations.J100]) )" office:value-type="float" office:value="7477158.0176942" calcext:value-type="float">
            <text:p>7,477,158.02</text:p>
          </table:table-cell>
          <table:table-cell table:formula="of:=ATAN( ( ['a, e, i orbits'.$G$3] * SIN( [Iterations.J100] ) ) / ( 1 + ['a, e, i orbits'.$G$3] * COS( [Iterations.J100] ) ) )" office:value-type="float" office:value="0.100121264390997" calcext:value-type="float">
            <text:p>0.1001212644</text:p>
          </table:table-cell>
          <table:table-cell table:formula="of:=SQRT( ['a, e, i orbits'.$B$6] * ( 2/[Iterations.K100] - 1/['a, e, i orbits'.$G$2] ))" office:value-type="float" office:value="7312.41748118829" calcext:value-type="float">
            <text:p>7,312.42</text:p>
          </table:table-cell>
        </table:table-row>
        <table:table-row table:style-name="ro1">
          <table:table-cell/>
          <table:table-cell table:formula="of:=[Iterations.B100]+[Iterations.$C$3]" office:value-type="float" office:value="1705.78365405556" calcext:value-type="float">
            <text:p>1705.78</text:p>
          </table:table-cell>
          <table:table-cell table:formula="of:=[Iterations.$F$3]*[Iterations.B101]" office:value-type="float" office:value="1.65806278939462" calcext:value-type="float">
            <text:p>1.6580627894</text:p>
          </table:table-cell>
          <table:table-cell table:formula="of:=[Iterations.C101] + 2 * ['a, e, i orbits'.$G$3] * SIN( [Iterations.C101] ) + 1.25 * ['a, e, i orbits'.$G$3] * SIN( 2 * [Iterations.C101] )" office:value-type="float" office:value="1.8355957068046" calcext:value-type="float">
            <text:p>1.8355957068</text:p>
          </table:table-cell>
          <table:table-cell table:formula="of:=( ['a, e, i orbits'.$G$2] * (1 - ['a, e, i orbits'.$G$3]^2) ) / ( 1 + ['a, e, i orbits'.$G$3] * COS([Iterations.D101]) )" office:value-type="float" office:value="7624546.30622338" calcext:value-type="float">
            <text:p>7,624,546.31</text:p>
          </table:table-cell>
          <table:table-cell table:formula="of:=ATAN( ( ['a, e, i orbits'.$G$3] * SIN( [Iterations.D101] ) ) / ( 1 + ['a, e, i orbits'.$G$3] * COS( [Iterations.D101] ) ) )" office:value-type="float" office:value="0.0987857256948999" calcext:value-type="float">
            <text:p>0.0987857257</text:p>
          </table:table-cell>
          <table:table-cell table:formula="of:=SQRT( ['a, e, i orbits'.$B$6] * ( 2/[Iterations.E101] - 1/['a, e, i orbits'.$G$2] ))" office:value-type="float" office:value="7170.107302136" calcext:value-type="float">
            <text:p>7,170.1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RADIANS([Iterations.I101])" office:value-type="float" office:value="1.65806278939461" calcext:value-type="float">
            <text:p>1.6580627894</text:p>
          </table:table-cell>
          <table:table-cell table:formula="of:=( ['a, e, i orbits'.$G$2] * (1 - ['a, e, i orbits'.$G$3]^2) ) / ( 1 + ['a, e, i orbits'.$G$3] * COS([Iterations.J101]) )" office:value-type="float" office:value="7490282.11006926" calcext:value-type="float">
            <text:p>7,490,282.11</text:p>
          </table:table-cell>
          <table:table-cell table:formula="of:=ATAN( ( ['a, e, i orbits'.$G$3] * SIN( [Iterations.J101] ) ) / ( 1 + ['a, e, i orbits'.$G$3] * COS( [Iterations.J101] ) ) )" office:value-type="float" office:value="0.100159068447385" calcext:value-type="float">
            <text:p>0.1001590684</text:p>
          </table:table-cell>
          <table:table-cell table:formula="of:=SQRT( ['a, e, i orbits'.$B$6] * ( 2/[Iterations.K101] - 1/['a, e, i orbits'.$G$2] ))" office:value-type="float" office:value="7299.63276113846" calcext:value-type="float">
            <text:p>7,299.63</text:p>
          </table:table-cell>
        </table:table-row>
        <table:table-row table:style-name="ro1">
          <table:table-cell/>
          <table:table-cell table:formula="of:=[Iterations.B101]+[Iterations.$C$3]" office:value-type="float" office:value="1723.73927146667" calcext:value-type="float">
            <text:p>1723.74</text:p>
          </table:table-cell>
          <table:table-cell table:formula="of:=[Iterations.$F$3]*[Iterations.B102]" office:value-type="float" office:value="1.67551608191456" calcext:value-type="float">
            <text:p>1.6755160819</text:p>
          </table:table-cell>
          <table:table-cell table:formula="of:=[Iterations.C102] + 2 * ['a, e, i orbits'.$G$3] * SIN( [Iterations.C102] ) + 1.25 * ['a, e, i orbits'.$G$3] * SIN( 2 * [Iterations.C102] )" office:value-type="float" office:value="1.84843149963599" calcext:value-type="float">
            <text:p>1.8484314996</text:p>
          </table:table-cell>
          <table:table-cell table:formula="of:=( ['a, e, i orbits'.$G$2] * (1 - ['a, e, i orbits'.$G$3]^2) ) / ( 1 + ['a, e, i orbits'.$G$3] * COS([Iterations.D102]) )" office:value-type="float" office:value="7634240.91477707" calcext:value-type="float">
            <text:p>7,634,240.91</text:p>
          </table:table-cell>
          <table:table-cell table:formula="of:=ATAN( ( ['a, e, i orbits'.$G$3] * SIN( [Iterations.D102] ) ) / ( 1 + ['a, e, i orbits'.$G$3] * COS( [Iterations.D102] ) ) )" office:value-type="float" office:value="0.0985603854426415" calcext:value-type="float">
            <text:p>0.0985603854</text:p>
          </table:table-cell>
          <table:table-cell table:formula="of:=SQRT( ['a, e, i orbits'.$B$6] * ( 2/[Iterations.E102] - 1/['a, e, i orbits'.$G$2] ))" office:value-type="float" office:value="7160.84234796801" calcext:value-type="float">
            <text:p>7,160.8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RADIANS([Iterations.I102])" office:value-type="float" office:value="1.67551608191456" calcext:value-type="float">
            <text:p>1.6755160819</text:p>
          </table:table-cell>
          <table:table-cell table:formula="of:=( ['a, e, i orbits'.$G$2] * (1 - ['a, e, i orbits'.$G$3]^2) ) / ( 1 + ['a, e, i orbits'.$G$3] * COS([Iterations.J102]) )" office:value-type="float" office:value="7503432.22396036" calcext:value-type="float">
            <text:p>7,503,432.22</text:p>
          </table:table-cell>
          <table:table-cell table:formula="of:=ATAN( ( ['a, e, i orbits'.$G$3] * SIN( [Iterations.J102] ) ) / ( 1 + ['a, e, i orbits'.$G$3] * COS( [Iterations.J102] ) ) )" office:value-type="float" office:value="0.100166379279328" calcext:value-type="float">
            <text:p>0.1001663793</text:p>
          </table:table-cell>
          <table:table-cell table:formula="of:=SQRT( ['a, e, i orbits'.$B$6] * ( 2/[Iterations.K102] - 1/['a, e, i orbits'.$G$2] ))" office:value-type="float" office:value="7286.84516915609" calcext:value-type="float">
            <text:p>7,286.85</text:p>
          </table:table-cell>
        </table:table-row>
        <table:table-row table:style-name="ro1">
          <table:table-cell/>
          <table:table-cell table:formula="of:=[Iterations.B102]+[Iterations.$C$3]" office:value-type="float" office:value="1741.69488887778" calcext:value-type="float">
            <text:p>1741.69</text:p>
          </table:table-cell>
          <table:table-cell table:formula="of:=[Iterations.$F$3]*[Iterations.B103]" office:value-type="float" office:value="1.6929693744345" calcext:value-type="float">
            <text:p>1.6929693744</text:p>
          </table:table-cell>
          <table:table-cell table:formula="of:=[Iterations.C103] + 2 * ['a, e, i orbits'.$G$3] * SIN( [Iterations.C103] ) + 1.25 * ['a, e, i orbits'.$G$3] * SIN( 2 * [Iterations.C103] )" office:value-type="float" office:value="1.86123836781281" calcext:value-type="float">
            <text:p>1.8612383678</text:p>
          </table:table-cell>
          <table:table-cell table:formula="of:=( ['a, e, i orbits'.$G$2] * (1 - ['a, e, i orbits'.$G$3]^2) ) / ( 1 + ['a, e, i orbits'.$G$3] * COS([Iterations.D103]) )" office:value-type="float" office:value="7643902.86470473" calcext:value-type="float">
            <text:p>7,643,902.86</text:p>
          </table:table-cell>
          <table:table-cell table:formula="of:=ATAN( ( ['a, e, i orbits'.$G$3] * SIN( [Iterations.D103] ) ) / ( 1 + ['a, e, i orbits'.$G$3] * COS( [Iterations.D103] ) ) )" office:value-type="float" office:value="0.098318418420699" calcext:value-type="float">
            <text:p>0.0983184184</text:p>
          </table:table-cell>
          <table:table-cell table:formula="of:=SQRT( ['a, e, i orbits'.$B$6] * ( 2/[Iterations.E103] - 1/['a, e, i orbits'.$G$2] ))" office:value-type="float" office:value="7151.62009062573" calcext:value-type="float">
            <text:p>7,151.6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RADIANS([Iterations.I103])" office:value-type="float" office:value="1.6929693744345" calcext:value-type="float">
            <text:p>1.6929693744</text:p>
          </table:table-cell>
          <table:table-cell table:formula="of:=( ['a, e, i orbits'.$G$2] * (1 - ['a, e, i orbits'.$G$3]^2) ) / ( 1 + ['a, e, i orbits'.$G$3] * COS([Iterations.J103]) )" office:value-type="float" office:value="7516604.36384582" calcext:value-type="float">
            <text:p>7,516,604.36</text:p>
          </table:table-cell>
          <table:table-cell table:formula="of:=ATAN( ( ['a, e, i orbits'.$G$3] * SIN( [Iterations.J103] ) ) / ( 1 + ['a, e, i orbits'.$G$3] * COS( [Iterations.J103] ) ) )" office:value-type="float" office:value="0.100143033854403" calcext:value-type="float">
            <text:p>0.1001430339</text:p>
          </table:table-cell>
          <table:table-cell table:formula="of:=SQRT( ['a, e, i orbits'.$B$6] * ( 2/[Iterations.K103] - 1/['a, e, i orbits'.$G$2] ))" office:value-type="float" office:value="7274.05859559127" calcext:value-type="float">
            <text:p>7,274.06</text:p>
          </table:table-cell>
        </table:table-row>
        <table:table-row table:style-name="ro1">
          <table:table-cell/>
          <table:table-cell table:formula="of:=[Iterations.B103]+[Iterations.$C$3]" office:value-type="float" office:value="1759.6505062889" calcext:value-type="float">
            <text:p>1759.65</text:p>
          </table:table-cell>
          <table:table-cell table:formula="of:=[Iterations.$F$3]*[Iterations.B104]" office:value-type="float" office:value="1.71042266695445" calcext:value-type="float">
            <text:p>1.710422667</text:p>
          </table:table-cell>
          <table:table-cell table:formula="of:=[Iterations.C104] + 2 * ['a, e, i orbits'.$G$3] * SIN( [Iterations.C104] ) + 1.25 * ['a, e, i orbits'.$G$3] * SIN( 2 * [Iterations.C104] )" office:value-type="float" office:value="1.87402161122563" calcext:value-type="float">
            <text:p>1.8740216112</text:p>
          </table:table-cell>
          <table:table-cell table:formula="of:=( ['a, e, i orbits'.$G$2] * (1 - ['a, e, i orbits'.$G$3]^2) ) / ( 1 + ['a, e, i orbits'.$G$3] * COS([Iterations.D104]) )" office:value-type="float" office:value="7653534.45948326" calcext:value-type="float">
            <text:p>7,653,534.46</text:p>
          </table:table-cell>
          <table:table-cell table:formula="of:=ATAN( ( ['a, e, i orbits'.$G$3] * SIN( [Iterations.D104] ) ) / ( 1 + ['a, e, i orbits'.$G$3] * COS( [Iterations.D104] ) ) )" office:value-type="float" office:value="0.0980598056630568" calcext:value-type="float">
            <text:p>0.0980598057</text:p>
          </table:table-cell>
          <table:table-cell table:formula="of:=SQRT( ['a, e, i orbits'.$B$6] * ( 2/[Iterations.E104] - 1/['a, e, i orbits'.$G$2] ))" office:value-type="float" office:value="7142.43817520699" calcext:value-type="float">
            <text:p>7,142.4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RADIANS([Iterations.I104])" office:value-type="float" office:value="1.71042266695444" calcext:value-type="float">
            <text:p>1.710422667</text:p>
          </table:table-cell>
          <table:table-cell table:formula="of:=( ['a, e, i orbits'.$G$2] * (1 - ['a, e, i orbits'.$G$3]^2) ) / ( 1 + ['a, e, i orbits'.$G$3] * COS([Iterations.J104]) )" office:value-type="float" office:value="7529794.48480422" calcext:value-type="float">
            <text:p>7,529,794.48</text:p>
          </table:table-cell>
          <table:table-cell table:formula="of:=ATAN( ( ['a, e, i orbits'.$G$3] * SIN( [Iterations.J104] ) ) / ( 1 + ['a, e, i orbits'.$G$3] * COS( [Iterations.J104] ) ) )" office:value-type="float" office:value="0.100088877397551" calcext:value-type="float">
            <text:p>0.1000888774</text:p>
          </table:table-cell>
          <table:table-cell table:formula="of:=SQRT( ['a, e, i orbits'.$B$6] * ( 2/[Iterations.K104] - 1/['a, e, i orbits'.$G$2] ))" office:value-type="float" office:value="7261.27695102466" calcext:value-type="float">
            <text:p>7,261.28</text:p>
          </table:table-cell>
        </table:table-row>
        <table:table-row table:style-name="ro1">
          <table:table-cell/>
          <table:table-cell table:formula="of:=[Iterations.B104]+[Iterations.$C$3]" office:value-type="float" office:value="1777.60612370001" calcext:value-type="float">
            <text:p>1777.61</text:p>
          </table:table-cell>
          <table:table-cell table:formula="of:=[Iterations.$F$3]*[Iterations.B105]" office:value-type="float" office:value="1.72787595947439" calcext:value-type="float">
            <text:p>1.7278759595</text:p>
          </table:table-cell>
          <table:table-cell table:formula="of:=[Iterations.C105] + 2 * ['a, e, i orbits'.$G$3] * SIN( [Iterations.C105] ) + 1.25 * ['a, e, i orbits'.$G$3] * SIN( 2 * [Iterations.C105] )" office:value-type="float" office:value="1.88678650329655" calcext:value-type="float">
            <text:p>1.8867865033</text:p>
          </table:table-cell>
          <table:table-cell table:formula="of:=( ['a, e, i orbits'.$G$2] * (1 - ['a, e, i orbits'.$G$3]^2) ) / ( 1 + ['a, e, i orbits'.$G$3] * COS([Iterations.D105]) )" office:value-type="float" office:value="7663137.97086098" calcext:value-type="float">
            <text:p>7,663,137.97</text:p>
          </table:table-cell>
          <table:table-cell table:formula="of:=ATAN( ( ['a, e, i orbits'.$G$3] * SIN( [Iterations.D105] ) ) / ( 1 + ['a, e, i orbits'.$G$3] * COS( [Iterations.D105] ) ) )" office:value-type="float" office:value="0.0977845036539418" calcext:value-type="float">
            <text:p>0.0977845037</text:p>
          </table:table-cell>
          <table:table-cell table:formula="of:=SQRT( ['a, e, i orbits'.$B$6] * ( 2/[Iterations.E105] - 1/['a, e, i orbits'.$G$2] ))" office:value-type="float" office:value="7133.29428920907" calcext:value-type="float">
            <text:p>7,133.2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RADIANS([Iterations.I105])" office:value-type="float" office:value="1.72787595947439" calcext:value-type="float">
            <text:p>1.7278759595</text:p>
          </table:table-cell>
          <table:table-cell table:formula="of:=( ['a, e, i orbits'.$G$2] * (1 - ['a, e, i orbits'.$G$3]^2) ) / ( 1 + ['a, e, i orbits'.$G$3] * COS([Iterations.J105]) )" office:value-type="float" office:value="7542998.49341161" calcext:value-type="float">
            <text:p>7,542,998.49</text:p>
          </table:table-cell>
          <table:table-cell table:formula="of:=ATAN( ( ['a, e, i orbits'.$G$3] * SIN( [Iterations.J105] ) ) / ( 1 + ['a, e, i orbits'.$G$3] * COS( [Iterations.J105] ) ) )" office:value-type="float" office:value="0.100003763628122" calcext:value-type="float">
            <text:p>0.1000037636</text:p>
          </table:table-cell>
          <table:table-cell table:formula="of:=SQRT( ['a, e, i orbits'.$B$6] * ( 2/[Iterations.K105] - 1/['a, e, i orbits'.$G$2] ))" office:value-type="float" office:value="7248.50416523811" calcext:value-type="float">
            <text:p>7,248.50</text:p>
          </table:table-cell>
        </table:table-row>
        <table:table-row table:style-name="ro1">
          <table:table-cell/>
          <table:table-cell table:formula="of:=[Iterations.B105]+[Iterations.$C$3]" office:value-type="float" office:value="1795.56174111112" calcext:value-type="float">
            <text:p>1795.56</text:p>
          </table:table-cell>
          <table:table-cell table:formula="of:=[Iterations.$F$3]*[Iterations.B106]" office:value-type="float" office:value="1.74532925199433" calcext:value-type="float">
            <text:p>1.745329252</text:p>
          </table:table-cell>
          <table:table-cell table:formula="of:=[Iterations.C106] + 2 * ['a, e, i orbits'.$G$3] * SIN( [Iterations.C106] ) + 1.25 * ['a, e, i orbits'.$G$3] * SIN( 2 * [Iterations.C106] )" office:value-type="float" office:value="1.89953828468106" calcext:value-type="float">
            <text:p>1.8995382847</text:p>
          </table:table-cell>
          <table:table-cell table:formula="of:=( ['a, e, i orbits'.$G$2] * (1 - ['a, e, i orbits'.$G$3]^2) ) / ( 1 + ['a, e, i orbits'.$G$3] * COS([Iterations.D106]) )" office:value-type="float" office:value="7672715.62751275" calcext:value-type="float">
            <text:p>7,672,715.63</text:p>
          </table:table-cell>
          <table:table-cell table:formula="of:=ATAN( ( ['a, e, i orbits'.$G$3] * SIN( [Iterations.D106] ) ) / ( 1 + ['a, e, i orbits'.$G$3] * COS( [Iterations.D106] ) ) )" office:value-type="float" office:value="0.0974924446812181" calcext:value-type="float">
            <text:p>0.0974924447</text:p>
          </table:table-cell>
          <table:table-cell table:formula="of:=SQRT( ['a, e, i orbits'.$B$6] * ( 2/[Iterations.E106] - 1/['a, e, i orbits'.$G$2] ))" office:value-type="float" office:value="7124.18617292808" calcext:value-type="float">
            <text:p>7,124.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ADIANS([Iterations.I106])" office:value-type="float" office:value="1.74532925199433" calcext:value-type="float">
            <text:p>1.745329252</text:p>
          </table:table-cell>
          <table:table-cell table:formula="of:=( ['a, e, i orbits'.$G$2] * (1 - ['a, e, i orbits'.$G$3]^2) ) / ( 1 + ['a, e, i orbits'.$G$3] * COS([Iterations.J106]) )" office:value-type="float" office:value="7556212.24870522" calcext:value-type="float">
            <text:p>7,556,212.25</text:p>
          </table:table-cell>
          <table:table-cell table:formula="of:=ATAN( ( ['a, e, i orbits'.$G$3] * SIN( [Iterations.J106] ) ) / ( 1 + ['a, e, i orbits'.$G$3] * COS( [Iterations.J106] ) ) )" office:value-type="float" office:value="0.0998875549988695" calcext:value-type="float">
            <text:p>0.099887555</text:p>
          </table:table-cell>
          <table:table-cell table:formula="of:=SQRT( ['a, e, i orbits'.$B$6] * ( 2/[Iterations.K106] - 1/['a, e, i orbits'.$G$2] ))" office:value-type="float" office:value="7235.74418615562" calcext:value-type="float">
            <text:p>7,235.74</text:p>
          </table:table-cell>
        </table:table-row>
        <table:table-row table:style-name="ro1">
          <table:table-cell/>
          <table:table-cell table:formula="of:=[Iterations.B106]+[Iterations.$C$3]" office:value-type="float" office:value="1813.51735852223" calcext:value-type="float">
            <text:p>1813.52</text:p>
          </table:table-cell>
          <table:table-cell table:formula="of:=[Iterations.$F$3]*[Iterations.B107]" office:value-type="float" office:value="1.76278254451428" calcext:value-type="float">
            <text:p>1.7627825445</text:p>
          </table:table-cell>
          <table:table-cell table:formula="of:=[Iterations.C107] + 2 * ['a, e, i orbits'.$G$3] * SIN( [Iterations.C107] ) + 1.25 * ['a, e, i orbits'.$G$3] * SIN( 2 * [Iterations.C107] )" office:value-type="float" office:value="1.91228215702682" calcext:value-type="float">
            <text:p>1.912282157</text:p>
          </table:table-cell>
          <table:table-cell table:formula="of:=( ['a, e, i orbits'.$G$2] * (1 - ['a, e, i orbits'.$G$3]^2) ) / ( 1 + ['a, e, i orbits'.$G$3] * COS([Iterations.D107]) )" office:value-type="float" office:value="7682269.60380564" calcext:value-type="float">
            <text:p>7,682,269.60</text:p>
          </table:table-cell>
          <table:table-cell table:formula="of:=ATAN( ( ['a, e, i orbits'.$G$3] * SIN( [Iterations.D107] ) ) / ( 1 + ['a, e, i orbits'.$G$3] * COS( [Iterations.D107] ) ) )" office:value-type="float" office:value="0.097183537235524" calcext:value-type="float">
            <text:p>0.0971835372</text:p>
          </table:table-cell>
          <table:table-cell table:formula="of:=SQRT( ['a, e, i orbits'.$B$6] * ( 2/[Iterations.E107] - 1/['a, e, i orbits'.$G$2] ))" office:value-type="float" office:value="7115.11162968752" calcext:value-type="float">
            <text:p>7,115.1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RADIANS([Iterations.I107])" office:value-type="float" office:value="1.76278254451427" calcext:value-type="float">
            <text:p>1.7627825445</text:p>
          </table:table-cell>
          <table:table-cell table:formula="of:=( ['a, e, i orbits'.$G$2] * (1 - ['a, e, i orbits'.$G$3]^2) ) / ( 1 + ['a, e, i orbits'.$G$3] * COS([Iterations.J107]) )" office:value-type="float" office:value="7569431.56321485" calcext:value-type="float">
            <text:p>7,569,431.56</text:p>
          </table:table-cell>
          <table:table-cell table:formula="of:=ATAN( ( ['a, e, i orbits'.$G$3] * SIN( [Iterations.J107] ) ) / ( 1 + ['a, e, i orbits'.$G$3] * COS( [Iterations.J107] ) ) )" office:value-type="float" office:value="0.0997401229366425" calcext:value-type="float">
            <text:p>0.0997401229</text:p>
          </table:table-cell>
          <table:table-cell table:formula="of:=SQRT( ['a, e, i orbits'.$B$6] * ( 2/[Iterations.K107] - 1/['a, e, i orbits'.$G$2] ))" office:value-type="float" office:value="7223.00097875404" calcext:value-type="float">
            <text:p>7,223.00</text:p>
          </table:table-cell>
        </table:table-row>
        <table:table-row table:style-name="ro1">
          <table:table-cell/>
          <table:table-cell table:formula="of:=[Iterations.B107]+[Iterations.$C$3]" office:value-type="float" office:value="1831.47297593334" calcext:value-type="float">
            <text:p>1831.47</text:p>
          </table:table-cell>
          <table:table-cell table:formula="of:=[Iterations.$F$3]*[Iterations.B108]" office:value-type="float" office:value="1.78023583703422" calcext:value-type="float">
            <text:p>1.780235837</text:p>
          </table:table-cell>
          <table:table-cell table:formula="of:=[Iterations.C108] + 2 * ['a, e, i orbits'.$G$3] * SIN( [Iterations.C108] ) + 1.25 * ['a, e, i orbits'.$G$3] * SIN( 2 * [Iterations.C108] )" office:value-type="float" office:value="1.9250232767965" calcext:value-type="float">
            <text:p>1.9250232768</text:p>
          </table:table-cell>
          <table:table-cell table:formula="of:=( ['a, e, i orbits'.$G$2] * (1 - ['a, e, i orbits'.$G$3]^2) ) / ( 1 + ['a, e, i orbits'.$G$3] * COS([Iterations.D108]) )" office:value-type="float" office:value="7691802.00868423" calcext:value-type="float">
            <text:p>7,691,802.01</text:p>
          </table:table-cell>
          <table:table-cell table:formula="of:=ATAN( ( ['a, e, i orbits'.$G$3] * SIN( [Iterations.D108] ) ) / ( 1 + ['a, e, i orbits'.$G$3] * COS( [Iterations.D108] ) ) )" office:value-type="float" office:value="0.0968576664549072" calcext:value-type="float">
            <text:p>0.0968576665</text:p>
          </table:table-cell>
          <table:table-cell table:formula="of:=SQRT( ['a, e, i orbits'.$B$6] * ( 2/[Iterations.E108] - 1/['a, e, i orbits'.$G$2] ))" office:value-type="float" office:value="7106.06853588931" calcext:value-type="float">
            <text:p>7,106.0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RADIANS([Iterations.I108])" office:value-type="float" office:value="1.78023583703422" calcext:value-type="float">
            <text:p>1.780235837</text:p>
          </table:table-cell>
          <table:table-cell table:formula="of:=( ['a, e, i orbits'.$G$2] * (1 - ['a, e, i orbits'.$G$3]^2) ) / ( 1 + ['a, e, i orbits'.$G$3] * COS([Iterations.J108]) )" office:value-type="float" office:value="7582652.20406297" calcext:value-type="float">
            <text:p>7,582,652.20</text:p>
          </table:table-cell>
          <table:table-cell table:formula="of:=ATAN( ( ['a, e, i orbits'.$G$3] * SIN( [Iterations.J108] ) ) / ( 1 + ['a, e, i orbits'.$G$3] * COS( [Iterations.J108] ) ) )" office:value-type="float" office:value="0.0995613480845451" calcext:value-type="float">
            <text:p>0.0995613481</text:p>
          </table:table-cell>
          <table:table-cell table:formula="of:=SQRT( ['a, e, i orbits'.$B$6] * ( 2/[Iterations.K108] - 1/['a, e, i orbits'.$G$2] ))" office:value-type="float" office:value="7210.27852394346" calcext:value-type="float">
            <text:p>7,210.28</text:p>
          </table:table-cell>
        </table:table-row>
        <table:table-row table:style-name="ro1">
          <table:table-cell/>
          <table:table-cell table:formula="of:=[Iterations.B108]+[Iterations.$C$3]" office:value-type="float" office:value="1849.42859334445" calcext:value-type="float">
            <text:p>1849.43</text:p>
          </table:table-cell>
          <table:table-cell table:formula="of:=[Iterations.$F$3]*[Iterations.B109]" office:value-type="float" office:value="1.79768912955416" calcext:value-type="float">
            <text:p>1.7976891296</text:p>
          </table:table-cell>
          <table:table-cell table:formula="of:=[Iterations.C109] + 2 * ['a, e, i orbits'.$G$3] * SIN( [Iterations.C109] ) + 1.25 * ['a, e, i orbits'.$G$3] * SIN( 2 * [Iterations.C109] )" office:value-type="float" office:value="1.93776674916257" calcext:value-type="float">
            <text:p>1.9377667492</text:p>
          </table:table-cell>
          <table:table-cell table:formula="of:=( ['a, e, i orbits'.$G$2] * (1 - ['a, e, i orbits'.$G$3]^2) ) / ( 1 + ['a, e, i orbits'.$G$3] * COS([Iterations.D109]) )" office:value-type="float" office:value="7701314.87468507" calcext:value-type="float">
            <text:p>7,701,314.87</text:p>
          </table:table-cell>
          <table:table-cell table:formula="of:=ATAN( ( ['a, e, i orbits'.$G$3] * SIN( [Iterations.D109] ) ) / ( 1 + ['a, e, i orbits'.$G$3] * COS( [Iterations.D109] ) ) )" office:value-type="float" office:value="0.0965146946148693" calcext:value-type="float">
            <text:p>0.0965146946</text:p>
          </table:table-cell>
          <table:table-cell table:formula="of:=SQRT( ['a, e, i orbits'.$B$6] * ( 2/[Iterations.E109] - 1/['a, e, i orbits'.$G$2] ))" office:value-type="float" office:value="7097.05485088049" calcext:value-type="float">
            <text:p>7,097.05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RADIANS([Iterations.I109])" office:value-type="float" office:value="1.79768912955416" calcext:value-type="float">
            <text:p>1.7976891296</text:p>
          </table:table-cell>
          <table:table-cell table:formula="of:=( ['a, e, i orbits'.$G$2] * (1 - ['a, e, i orbits'.$G$3]^2) ) / ( 1 + ['a, e, i orbits'.$G$3] * COS([Iterations.J109]) )" office:value-type="float" office:value="7595869.89413444" calcext:value-type="float">
            <text:p>7,595,869.89</text:p>
          </table:table-cell>
          <table:table-cell table:formula="of:=ATAN( ( ['a, e, i orbits'.$G$3] * SIN( [Iterations.J109] ) ) / ( 1 + ['a, e, i orbits'.$G$3] * COS( [Iterations.J109] ) ) )" office:value-type="float" office:value="0.0993511205452855" calcext:value-type="float">
            <text:p>0.0993511205</text:p>
          </table:table-cell>
          <table:table-cell table:formula="of:=SQRT( ['a, e, i orbits'.$B$6] * ( 2/[Iterations.K109] - 1/['a, e, i orbits'.$G$2] ))" office:value-type="float" office:value="7197.58081741678" calcext:value-type="float">
            <text:p>7,197.58</text:p>
          </table:table-cell>
        </table:table-row>
        <table:table-row table:style-name="ro1">
          <table:table-cell/>
          <table:table-cell table:formula="of:=[Iterations.B109]+[Iterations.$C$3]" office:value-type="float" office:value="1867.38421075556" calcext:value-type="float">
            <text:p>1867.38</text:p>
          </table:table-cell>
          <table:table-cell table:formula="of:=[Iterations.$F$3]*[Iterations.B110]" office:value-type="float" office:value="1.81514242207411" calcext:value-type="float">
            <text:p>1.8151424221</text:p>
          </table:table-cell>
          <table:table-cell table:formula="of:=[Iterations.C110] + 2 * ['a, e, i orbits'.$G$3] * SIN( [Iterations.C110] ) + 1.25 * ['a, e, i orbits'.$G$3] * SIN( 2 * [Iterations.C110] )" office:value-type="float" office:value="1.95051762198107" calcext:value-type="float">
            <text:p>1.950517622</text:p>
          </table:table-cell>
          <table:table-cell table:formula="of:=( ['a, e, i orbits'.$G$2] * (1 - ['a, e, i orbits'.$G$3]^2) ) / ( 1 + ['a, e, i orbits'.$G$3] * COS([Iterations.D110]) )" office:value-type="float" office:value="7710810.14708961" calcext:value-type="float">
            <text:p>7,710,810.15</text:p>
          </table:table-cell>
          <table:table-cell table:formula="of:=ATAN( ( ['a, e, i orbits'.$G$3] * SIN( [Iterations.D110] ) ) / ( 1 + ['a, e, i orbits'.$G$3] * COS( [Iterations.D110] ) ) )" office:value-type="float" office:value="0.0961544616638741" calcext:value-type="float">
            <text:p>0.0961544617</text:p>
          </table:table-cell>
          <table:table-cell table:formula="of:=SQRT( ['a, e, i orbits'.$B$6] * ( 2/[Iterations.E110] - 1/['a, e, i orbits'.$G$2] ))" office:value-type="float" office:value="7088.06862662801" calcext:value-type="float">
            <text:p>7,088.07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RADIANS([Iterations.I110])" office:value-type="float" office:value="1.8151424220741" calcext:value-type="float">
            <text:p>1.8151424221</text:p>
          </table:table-cell>
          <table:table-cell table:formula="of:=( ['a, e, i orbits'.$G$2] * (1 - ['a, e, i orbits'.$G$3]^2) ) / ( 1 + ['a, e, i orbits'.$G$3] * COS([Iterations.J110]) )" office:value-type="float" office:value="7609080.31331677" calcext:value-type="float">
            <text:p>7,609,080.31</text:p>
          </table:table-cell>
          <table:table-cell table:formula="of:=ATAN( ( ['a, e, i orbits'.$G$3] * SIN( [Iterations.J110] ) ) / ( 1 + ['a, e, i orbits'.$G$3] * COS( [Iterations.J110] ) ) )" office:value-type="float" office:value="0.099109340125443" calcext:value-type="float">
            <text:p>0.0991093401</text:p>
          </table:table-cell>
          <table:table-cell table:formula="of:=SQRT( ['a, e, i orbits'.$B$6] * ( 2/[Iterations.K110] - 1/['a, e, i orbits'.$G$2] ))" office:value-type="float" office:value="7184.91186846834" calcext:value-type="float">
            <text:p>7,184.91</text:p>
          </table:table-cell>
        </table:table-row>
        <table:table-row table:style-name="ro1">
          <table:table-cell/>
          <table:table-cell table:formula="of:=[Iterations.B110]+[Iterations.$C$3]" office:value-type="float" office:value="1885.33982816667" calcext:value-type="float">
            <text:p>1885.34</text:p>
          </table:table-cell>
          <table:table-cell table:formula="of:=[Iterations.$F$3]*[Iterations.B111]" office:value-type="float" office:value="1.83259571459405" calcext:value-type="float">
            <text:p>1.8325957146</text:p>
          </table:table-cell>
          <table:table-cell table:formula="of:=[Iterations.C111] + 2 * ['a, e, i orbits'.$G$3] * SIN( [Iterations.C111] ) + 1.25 * ['a, e, i orbits'.$G$3] * SIN( 2 * [Iterations.C111] )" office:value-type="float" office:value="1.96328087985186" calcext:value-type="float">
            <text:p>1.9632808799</text:p>
          </table:table-cell>
          <table:table-cell table:formula="of:=( ['a, e, i orbits'.$G$2] * (1 - ['a, e, i orbits'.$G$3]^2) ) / ( 1 + ['a, e, i orbits'.$G$3] * COS([Iterations.D111]) )" office:value-type="float" office:value="7720289.67322606" calcext:value-type="float">
            <text:p>7,720,289.67</text:p>
          </table:table-cell>
          <table:table-cell table:formula="of:=ATAN( ( ['a, e, i orbits'.$G$3] * SIN( [Iterations.D111] ) ) / ( 1 + ['a, e, i orbits'.$G$3] * COS( [Iterations.D111] ) ) )" office:value-type="float" office:value="0.0957767858045115" calcext:value-type="float">
            <text:p>0.0957767858</text:p>
          </table:table-cell>
          <table:table-cell table:formula="of:=SQRT( ['a, e, i orbits'.$B$6] * ( 2/[Iterations.E111] - 1/['a, e, i orbits'.$G$2] ))" office:value-type="float" office:value="7079.10801719395" calcext:value-type="float">
            <text:p>7,079.11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RADIANS([Iterations.I111])" office:value-type="float" office:value="1.83259571459405" calcext:value-type="float">
            <text:p>1.8325957146</text:p>
          </table:table-cell>
          <table:table-cell table:formula="of:=( ['a, e, i orbits'.$G$2] * (1 - ['a, e, i orbits'.$G$3]^2) ) / ( 1 + ['a, e, i orbits'.$G$3] * COS([Iterations.J111]) )" office:value-type="float" office:value="7622279.09981182" calcext:value-type="float">
            <text:p>7,622,279.10</text:p>
          </table:table-cell>
          <table:table-cell table:formula="of:=ATAN( ( ['a, e, i orbits'.$G$3] * SIN( [Iterations.J111] ) ) / ( 1 + ['a, e, i orbits'.$G$3] * COS( [Iterations.J111] ) ) )" office:value-type="float" office:value="0.0988359165803597" calcext:value-type="float">
            <text:p>0.0988359166</text:p>
          </table:table-cell>
          <table:table-cell table:formula="of:=SQRT( ['a, e, i orbits'.$B$6] * ( 2/[Iterations.K111] - 1/['a, e, i orbits'.$G$2] ))" office:value-type="float" office:value="7172.27569878136" calcext:value-type="float">
            <text:p>7,172.28</text:p>
          </table:table-cell>
        </table:table-row>
        <table:table-row table:style-name="ro1">
          <table:table-cell/>
          <table:table-cell table:formula="of:=[Iterations.B111]+[Iterations.$C$3]" office:value-type="float" office:value="1903.29544557779" calcext:value-type="float">
            <text:p>1903.30</text:p>
          </table:table-cell>
          <table:table-cell table:formula="of:=[Iterations.$F$3]*[Iterations.B112]" office:value-type="float" office:value="1.85004900711399" calcext:value-type="float">
            <text:p>1.8500490071</text:p>
          </table:table-cell>
          <table:table-cell table:formula="of:=[Iterations.C112] + 2 * ['a, e, i orbits'.$G$3] * SIN( [Iterations.C112] ) + 1.25 * ['a, e, i orbits'.$G$3] * SIN( 2 * [Iterations.C112] )" office:value-type="float" office:value="1.9760614382725" calcext:value-type="float">
            <text:p>1.9760614383</text:p>
          </table:table-cell>
          <table:table-cell table:formula="of:=( ['a, e, i orbits'.$G$2] * (1 - ['a, e, i orbits'.$G$3]^2) ) / ( 1 + ['a, e, i orbits'.$G$3] * COS([Iterations.D112]) )" office:value-type="float" office:value="7729755.19193061" calcext:value-type="float">
            <text:p>7,729,755.19</text:p>
          </table:table-cell>
          <table:table-cell table:formula="of:=ATAN( ( ['a, e, i orbits'.$G$3] * SIN( [Iterations.D112] ) ) / ( 1 + ['a, e, i orbits'.$G$3] * COS( [Iterations.D112] ) ) )" office:value-type="float" office:value="0.0953814641206417" calcext:value-type="float">
            <text:p>0.0953814641</text:p>
          </table:table-cell>
          <table:table-cell table:formula="of:=SQRT( ['a, e, i orbits'.$B$6] * ( 2/[Iterations.E112] - 1/['a, e, i orbits'.$G$2] ))" office:value-type="float" office:value="7070.17128800265" calcext:value-type="float">
            <text:p>7,070.17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RADIANS([Iterations.I112])" office:value-type="float" office:value="1.85004900711399" calcext:value-type="float">
            <text:p>1.8500490071</text:p>
          </table:table-cell>
          <table:table-cell table:formula="of:=( ['a, e, i orbits'.$G$2] * (1 - ['a, e, i orbits'.$G$3]^2) ) / ( 1 + ['a, e, i orbits'.$G$3] * COS([Iterations.J112]) )" office:value-type="float" office:value="7635461.85151944" calcext:value-type="float">
            <text:p>7,635,461.85</text:p>
          </table:table-cell>
          <table:table-cell table:formula="of:=ATAN( ( ['a, e, i orbits'.$G$3] * SIN( [Iterations.J112] ) ) / ( 1 + ['a, e, i orbits'.$G$3] * COS( [Iterations.J112] ) ) )" office:value-type="float" office:value="0.0985307698593477" calcext:value-type="float">
            <text:p>0.0985307699</text:p>
          </table:table-cell>
          <table:table-cell table:formula="of:=SQRT( ['a, e, i orbits'.$B$6] * ( 2/[Iterations.K112] - 1/['a, e, i orbits'.$G$2] ))" office:value-type="float" office:value="7159.67634118397" calcext:value-type="float">
            <text:p>7,159.68</text:p>
          </table:table-cell>
        </table:table-row>
        <table:table-row table:style-name="ro1">
          <table:table-cell/>
          <table:table-cell table:formula="of:=[Iterations.B112]+[Iterations.$C$3]" office:value-type="float" office:value="1921.2510629889" calcext:value-type="float">
            <text:p>1921.25</text:p>
          </table:table-cell>
          <table:table-cell table:formula="of:=[Iterations.$F$3]*[Iterations.B113]" office:value-type="float" office:value="1.86750229963394" calcext:value-type="float">
            <text:p>1.8675022996</text:p>
          </table:table-cell>
          <table:table-cell table:formula="of:=[Iterations.C113] + 2 * ['a, e, i orbits'.$G$3] * SIN( [Iterations.C113] ) + 1.25 * ['a, e, i orbits'.$G$3] * SIN( 2 * [Iterations.C113] )" office:value-type="float" office:value="1.9888641378927" calcext:value-type="float">
            <text:p>1.9888641379</text:p>
          </table:table-cell>
          <table:table-cell table:formula="of:=( ['a, e, i orbits'.$G$2] * (1 - ['a, e, i orbits'.$G$3]^2) ) / ( 1 + ['a, e, i orbits'.$G$3] * COS([Iterations.D113]) )" office:value-type="float" office:value="7739208.32317958" calcext:value-type="float">
            <text:p>7,739,208.32</text:p>
          </table:table-cell>
          <table:table-cell table:formula="of:=ATAN( ( ['a, e, i orbits'.$G$3] * SIN( [Iterations.D113] ) ) / ( 1 + ['a, e, i orbits'.$G$3] * COS( [Iterations.D113] ) ) )" office:value-type="float" office:value="0.0949682732509591" calcext:value-type="float">
            <text:p>0.0949682733</text:p>
          </table:table-cell>
          <table:table-cell table:formula="of:=SQRT( ['a, e, i orbits'.$B$6] * ( 2/[Iterations.E113] - 1/['a, e, i orbits'.$G$2] ))" office:value-type="float" office:value="7061.25682489051" calcext:value-type="float">
            <text:p>7,061.26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RADIANS([Iterations.I113])" office:value-type="float" office:value="1.86750229963393" calcext:value-type="float">
            <text:p>1.8675022996</text:p>
          </table:table-cell>
          <table:table-cell table:formula="of:=( ['a, e, i orbits'.$G$2] * (1 - ['a, e, i orbits'.$G$3]^2) ) / ( 1 + ['a, e, i orbits'.$G$3] * COS([Iterations.J113]) )" office:value-type="float" office:value="7648624.12749388" calcext:value-type="float">
            <text:p>7,648,624.13</text:p>
          </table:table-cell>
          <table:table-cell table:formula="of:=ATAN( ( ['a, e, i orbits'.$G$3] * SIN( [Iterations.J113] ) ) / ( 1 + ['a, e, i orbits'.$G$3] * COS( [Iterations.J113] ) ) )" office:value-type="float" office:value="0.0981938303508898" calcext:value-type="float">
            <text:p>0.0981938304</text:p>
          </table:table-cell>
          <table:table-cell table:formula="of:=SQRT( ['a, e, i orbits'.$B$6] * ( 2/[Iterations.K113] - 1/['a, e, i orbits'.$G$2] ))" office:value-type="float" office:value="7147.11783837376" calcext:value-type="float">
            <text:p>7,147.12</text:p>
          </table:table-cell>
        </table:table-row>
        <table:table-row table:style-name="ro1">
          <table:table-cell/>
          <table:table-cell table:formula="of:=[Iterations.B113]+[Iterations.$C$3]" office:value-type="float" office:value="1939.20668040001" calcext:value-type="float">
            <text:p>1939.21</text:p>
          </table:table-cell>
          <table:table-cell table:formula="of:=[Iterations.$F$3]*[Iterations.B114]" office:value-type="float" office:value="1.88495559215388" calcext:value-type="float">
            <text:p>1.8849555922</text:p>
          </table:table-cell>
          <table:table-cell table:formula="of:=[Iterations.C114] + 2 * ['a, e, i orbits'.$G$3] * SIN( [Iterations.C114] ) + 1.25 * ['a, e, i orbits'.$G$3] * SIN( 2 * [Iterations.C114] )" office:value-type="float" office:value="2.00169373887635" calcext:value-type="float">
            <text:p>2.0016937389</text:p>
          </table:table-cell>
          <table:table-cell table:formula="of:=( ['a, e, i orbits'.$G$2] * (1 - ['a, e, i orbits'.$G$3]^2) ) / ( 1 + ['a, e, i orbits'.$G$3] * COS([Iterations.D114]) )" office:value-type="float" office:value="7748650.55790453" calcext:value-type="float">
            <text:p>7,748,650.56</text:p>
          </table:table-cell>
          <table:table-cell table:formula="of:=ATAN( ( ['a, e, i orbits'.$G$3] * SIN( [Iterations.D114] ) ) / ( 1 + ['a, e, i orbits'.$G$3] * COS( [Iterations.D114] ) ) )" office:value-type="float" office:value="0.094536970109525" calcext:value-type="float">
            <text:p>0.0945369701</text:p>
          </table:table-cell>
          <table:table-cell table:formula="of:=SQRT( ['a, e, i orbits'.$B$6] * ( 2/[Iterations.E114] - 1/['a, e, i orbits'.$G$2] ))" office:value-type="float" office:value="7052.36314292876" calcext:value-type="float">
            <text:p>7,052.36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RADIANS([Iterations.I114])" office:value-type="float" office:value="1.88495559215388" calcext:value-type="float">
            <text:p>1.8849555922</text:p>
          </table:table-cell>
          <table:table-cell table:formula="of:=( ['a, e, i orbits'.$G$2] * (1 - ['a, e, i orbits'.$G$3]^2) ) / ( 1 + ['a, e, i orbits'.$G$3] * COS([Iterations.J114]) )" office:value-type="float" office:value="7661761.44947341" calcext:value-type="float">
            <text:p>7,661,761.45</text:p>
          </table:table-cell>
          <table:table-cell table:formula="of:=ATAN( ( ['a, e, i orbits'.$G$3] * SIN( [Iterations.J114] ) ) / ( 1 + ['a, e, i orbits'.$G$3] * COS( [Iterations.J114] ) ) )" office:value-type="float" office:value="0.097825039127495" calcext:value-type="float">
            <text:p>0.0978250391</text:p>
          </table:table-cell>
          <table:table-cell table:formula="of:=SQRT( ['a, e, i orbits'.$B$6] * ( 2/[Iterations.K114] - 1/['a, e, i orbits'.$G$2] ))" office:value-type="float" office:value="7134.60424161061" calcext:value-type="float">
            <text:p>7,134.60</text:p>
          </table:table-cell>
        </table:table-row>
        <table:table-row table:style-name="ro1">
          <table:table-cell/>
          <table:table-cell table:formula="of:=[Iterations.B114]+[Iterations.$C$3]" office:value-type="float" office:value="1957.16229781112" calcext:value-type="float">
            <text:p>1957.16</text:p>
          </table:table-cell>
          <table:table-cell table:formula="of:=[Iterations.$F$3]*[Iterations.B115]" office:value-type="float" office:value="1.90240888467382" calcext:value-type="float">
            <text:p>1.9024088847</text:p>
          </table:table-cell>
          <table:table-cell table:formula="of:=[Iterations.C115] + 2 * ['a, e, i orbits'.$G$3] * SIN( [Iterations.C115] ) + 1.25 * ['a, e, i orbits'.$G$3] * SIN( 2 * [Iterations.C115] )" office:value-type="float" office:value="2.01455491537798" calcext:value-type="float">
            <text:p>2.0145549154</text:p>
          </table:table-cell>
          <table:table-cell table:formula="of:=( ['a, e, i orbits'.$G$2] * (1 - ['a, e, i orbits'.$G$3]^2) ) / ( 1 + ['a, e, i orbits'.$G$3] * COS([Iterations.D115]) )" office:value-type="float" office:value="7758083.24800356" calcext:value-type="float">
            <text:p>7,758,083.25</text:p>
          </table:table-cell>
          <table:table-cell table:formula="of:=ATAN( ( ['a, e, i orbits'.$G$3] * SIN( [Iterations.D115] ) ) / ( 1 + ['a, e, i orbits'.$G$3] * COS( [Iterations.D115] ) ) )" office:value-type="float" office:value="0.094087292653905" calcext:value-type="float">
            <text:p>0.0940872927</text:p>
          </table:table-cell>
          <table:table-cell table:formula="of:=SQRT( ['a, e, i orbits'.$B$6] * ( 2/[Iterations.E115] - 1/['a, e, i orbits'.$G$2] ))" office:value-type="float" office:value="7043.48889500844" calcext:value-type="float">
            <text:p>7,043.4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RADIANS([Iterations.I115])" office:value-type="float" office:value="1.90240888467382" calcext:value-type="float">
            <text:p>1.9024088847</text:p>
          </table:table-cell>
          <table:table-cell table:formula="of:=( ['a, e, i orbits'.$G$2] * (1 - ['a, e, i orbits'.$G$3]^2) ) / ( 1 + ['a, e, i orbits'.$G$3] * COS([Iterations.J115]) )" office:value-type="float" office:value="7674869.3034835" calcext:value-type="float">
            <text:p>7,674,869.30</text:p>
          </table:table-cell>
          <table:table-cell table:formula="of:=ATAN( ( ['a, e, i orbits'.$G$3] * SIN( [Iterations.J115] ) ) / ( 1 + ['a, e, i orbits'.$G$3] * COS( [Iterations.J115] ) ) )" office:value-type="float" office:value="0.0974243481898568" calcext:value-type="float">
            <text:p>0.0974243482</text:p>
          </table:table-cell>
          <table:table-cell table:formula="of:=SQRT( ['a, e, i orbits'.$B$6] * ( 2/[Iterations.K115] - 1/['a, e, i orbits'.$G$2] ))" office:value-type="float" office:value="7122.13960937789" calcext:value-type="float">
            <text:p>7,122.14</text:p>
          </table:table-cell>
        </table:table-row>
        <table:table-row table:style-name="ro1">
          <table:table-cell/>
          <table:table-cell table:formula="of:=[Iterations.B115]+[Iterations.$C$3]" office:value-type="float" office:value="1975.11791522223" calcext:value-type="float">
            <text:p>1975.12</text:p>
          </table:table-cell>
          <table:table-cell table:formula="of:=[Iterations.$F$3]*[Iterations.B116]" office:value-type="float" office:value="1.91986217719377" calcext:value-type="float">
            <text:p>1.9198621772</text:p>
          </table:table-cell>
          <table:table-cell table:formula="of:=[Iterations.C116] + 2 * ['a, e, i orbits'.$G$3] * SIN( [Iterations.C116] ) + 1.25 * ['a, e, i orbits'.$G$3] * SIN( 2 * [Iterations.C116] )" office:value-type="float" office:value="2.02745225014013" calcext:value-type="float">
            <text:p>2.0274522501</text:p>
          </table:table-cell>
          <table:table-cell table:formula="of:=( ['a, e, i orbits'.$G$2] * (1 - ['a, e, i orbits'.$G$3]^2) ) / ( 1 + ['a, e, i orbits'.$G$3] * COS([Iterations.D116]) )" office:value-type="float" office:value="7767507.59656261" calcext:value-type="float">
            <text:p>7,767,507.60</text:p>
          </table:table-cell>
          <table:table-cell table:formula="of:=ATAN( ( ['a, e, i orbits'.$G$3] * SIN( [Iterations.D116] ) ) / ( 1 + ['a, e, i orbits'.$G$3] * COS( [Iterations.D116] ) ) )" office:value-type="float" office:value="0.093618960701629" calcext:value-type="float">
            <text:p>0.0936189607</text:p>
          </table:table-cell>
          <table:table-cell table:formula="of:=SQRT( ['a, e, i orbits'.$B$6] * ( 2/[Iterations.E116] - 1/['a, e, i orbits'.$G$2] ))" office:value-type="float" office:value="7034.63288017602" calcext:value-type="float">
            <text:p>7,034.63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RADIANS([Iterations.I116])" office:value-type="float" office:value="1.91986217719376" calcext:value-type="float">
            <text:p>1.9198621772</text:p>
          </table:table-cell>
          <table:table-cell table:formula="of:=( ['a, e, i orbits'.$G$2] * (1 - ['a, e, i orbits'.$G$3]^2) ) / ( 1 + ['a, e, i orbits'.$G$3] * COS([Iterations.J116]) )" office:value-type="float" office:value="7687943.14151402" calcext:value-type="float">
            <text:p>7,687,943.14</text:p>
          </table:table-cell>
          <table:table-cell table:formula="of:=ATAN( ( ['a, e, i orbits'.$G$3] * SIN( [Iterations.J116] ) ) / ( 1 + ['a, e, i orbits'.$G$3] * COS( [Iterations.J116] ) ) )" office:value-type="float" office:value="0.0969917207099456" calcext:value-type="float">
            <text:p>0.0969917207</text:p>
          </table:table-cell>
          <table:table-cell table:formula="of:=SQRT( ['a, e, i orbits'.$B$6] * ( 2/[Iterations.K116] - 1/['a, e, i orbits'.$G$2] ))" office:value-type="float" office:value="7109.72800601189" calcext:value-type="float">
            <text:p>7,109.73</text:p>
          </table:table-cell>
        </table:table-row>
        <table:table-row table:style-name="ro1">
          <table:table-cell/>
          <table:table-cell table:formula="of:=[Iterations.B116]+[Iterations.$C$3]" office:value-type="float" office:value="1993.07353263334" calcext:value-type="float">
            <text:p>1993.07</text:p>
          </table:table-cell>
          <table:table-cell table:formula="of:=[Iterations.$F$3]*[Iterations.B117]" office:value-type="float" office:value="1.93731546971371" calcext:value-type="float">
            <text:p>1.9373154697</text:p>
          </table:table-cell>
          <table:table-cell table:formula="of:=[Iterations.C117] + 2 * ['a, e, i orbits'.$G$3] * SIN( [Iterations.C117] ) + 1.25 * ['a, e, i orbits'.$G$3] * SIN( 2 * [Iterations.C117] )" office:value-type="float" office:value="2.04039022921829" calcext:value-type="float">
            <text:p>2.0403902292</text:p>
          </table:table-cell>
          <table:table-cell table:formula="of:=( ['a, e, i orbits'.$G$2] * (1 - ['a, e, i orbits'.$G$3]^2) ) / ( 1 + ['a, e, i orbits'.$G$3] * COS([Iterations.D117]) )" office:value-type="float" office:value="7776924.64830212" calcext:value-type="float">
            <text:p>7,776,924.65</text:p>
          </table:table-cell>
          <table:table-cell table:formula="of:=ATAN( ( ['a, e, i orbits'.$G$3] * SIN( [Iterations.D117] ) ) / ( 1 + ['a, e, i orbits'.$G$3] * COS( [Iterations.D117] ) ) )" office:value-type="float" office:value="0.0931316767957444" calcext:value-type="float">
            <text:p>0.0931316768</text:p>
          </table:table-cell>
          <table:table-cell table:formula="of:=SQRT( ['a, e, i orbits'.$B$6] * ( 2/[Iterations.E117] - 1/['a, e, i orbits'.$G$2] ))" office:value-type="float" office:value="7025.79405170744" calcext:value-type="float">
            <text:p>7,025.79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RADIANS([Iterations.I117])" office:value-type="float" office:value="1.93731546971371" calcext:value-type="float">
            <text:p>1.9373154697</text:p>
          </table:table-cell>
          <table:table-cell table:formula="of:=( ['a, e, i orbits'.$G$2] * (1 - ['a, e, i orbits'.$G$3]^2) ) / ( 1 + ['a, e, i orbits'.$G$3] * COS([Iterations.J117]) )" office:value-type="float" office:value="7700978.38327053" calcext:value-type="float">
            <text:p>7,700,978.38</text:p>
          </table:table-cell>
          <table:table-cell table:formula="of:=ATAN( ( ['a, e, i orbits'.$G$3] * SIN( [Iterations.J117] ) ) / ( 1 + ['a, e, i orbits'.$G$3] * COS( [Iterations.J117] ) ) )" office:value-type="float" office:value="0.0965271312726524" calcext:value-type="float">
            <text:p>0.0965271313</text:p>
          </table:table-cell>
          <table:table-cell table:formula="of:=SQRT( ['a, e, i orbits'.$B$6] * ( 2/[Iterations.K117] - 1/['a, e, i orbits'.$G$2] ))" office:value-type="float" office:value="7097.37350029958" calcext:value-type="float">
            <text:p>7,097.37</text:p>
          </table:table-cell>
        </table:table-row>
        <table:table-row table:style-name="ro1">
          <table:table-cell/>
          <table:table-cell table:formula="of:=[Iterations.B117]+[Iterations.$C$3]" office:value-type="float" office:value="2011.02915004445" calcext:value-type="float">
            <text:p>2011.03</text:p>
          </table:table-cell>
          <table:table-cell table:formula="of:=[Iterations.$F$3]*[Iterations.B118]" office:value-type="float" office:value="1.95476876223365" calcext:value-type="float">
            <text:p>1.9547687622</text:p>
          </table:table-cell>
          <table:table-cell table:formula="of:=[Iterations.C118] + 2 * ['a, e, i orbits'.$G$3] * SIN( [Iterations.C118] ) + 1.25 * ['a, e, i orbits'.$G$3] * SIN( 2 * [Iterations.C118] )" office:value-type="float" office:value="2.05337323683963" calcext:value-type="float">
            <text:p>2.0533732368</text:p>
          </table:table-cell>
          <table:table-cell table:formula="of:=( ['a, e, i orbits'.$G$2] * (1 - ['a, e, i orbits'.$G$3]^2) ) / ( 1 + ['a, e, i orbits'.$G$3] * COS([Iterations.D118]) )" office:value-type="float" office:value="7786335.28026495" calcext:value-type="float">
            <text:p>7,786,335.28</text:p>
          </table:table-cell>
          <table:table-cell table:formula="of:=ATAN( ( ['a, e, i orbits'.$G$3] * SIN( [Iterations.D118] ) ) / ( 1 + ['a, e, i orbits'.$G$3] * COS( [Iterations.D118] ) ) )" office:value-type="float" office:value="0.0926251271202765" calcext:value-type="float">
            <text:p>0.0926251271</text:p>
          </table:table-cell>
          <table:table-cell table:formula="of:=SQRT( ['a, e, i orbits'.$B$6] * ( 2/[Iterations.E118] - 1/['a, e, i orbits'.$G$2] ))" office:value-type="float" office:value="7016.97152490701" calcext:value-type="float">
            <text:p>7,016.9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RADIANS([Iterations.I118])" office:value-type="float" office:value="1.95476876223365" calcext:value-type="float">
            <text:p>1.9547687622</text:p>
          </table:table-cell>
          <table:table-cell table:formula="of:=( ['a, e, i orbits'.$G$2] * (1 - ['a, e, i orbits'.$G$3]^2) ) / ( 1 + ['a, e, i orbits'.$G$3] * COS([Iterations.J118]) )" office:value-type="float" office:value="7713970.4179998" calcext:value-type="float">
            <text:p>7,713,970.42</text:p>
          </table:table-cell>
          <table:table-cell table:formula="of:=ATAN( ( ['a, e, i orbits'.$G$3] * SIN( [Iterations.J118] ) ) / ( 1 + ['a, e, i orbits'.$G$3] * COS( [Iterations.J118] ) ) )" office:value-type="float" office:value="0.096030566115587" calcext:value-type="float">
            <text:p>0.0960305661</text:p>
          </table:table-cell>
          <table:table-cell table:formula="of:=SQRT( ['a, e, i orbits'.$B$6] * ( 2/[Iterations.K118] - 1/['a, e, i orbits'.$G$2] ))" office:value-type="float" office:value="7085.08016404467" calcext:value-type="float">
            <text:p>7,085.08</text:p>
          </table:table-cell>
        </table:table-row>
        <table:table-row table:style-name="ro1">
          <table:table-cell/>
          <table:table-cell table:formula="of:=[Iterations.B118]+[Iterations.$C$3]" office:value-type="float" office:value="2028.98476745556" calcext:value-type="float">
            <text:p>2028.98</text:p>
          </table:table-cell>
          <table:table-cell table:formula="of:=[Iterations.$F$3]*[Iterations.B119]" office:value-type="float" office:value="1.9722220547536" calcext:value-type="float">
            <text:p>1.9722220548</text:p>
          </table:table-cell>
          <table:table-cell table:formula="of:=[Iterations.C119] + 2 * ['a, e, i orbits'.$G$3] * SIN( [Iterations.C119] ) + 1.25 * ['a, e, i orbits'.$G$3] * SIN( 2 * [Iterations.C119] )" office:value-type="float" office:value="2.06640555040175" calcext:value-type="float">
            <text:p>2.0664055504</text:p>
          </table:table-cell>
          <table:table-cell table:formula="of:=( ['a, e, i orbits'.$G$2] * (1 - ['a, e, i orbits'.$G$3]^2) ) / ( 1 + ['a, e, i orbits'.$G$3] * COS([Iterations.D119]) )" office:value-type="float" office:value="7795740.19276326" calcext:value-type="float">
            <text:p>7,795,740.19</text:p>
          </table:table-cell>
          <table:table-cell table:formula="of:=ATAN( ( ['a, e, i orbits'.$G$3] * SIN( [Iterations.D119] ) ) / ( 1 + ['a, e, i orbits'.$G$3] * COS( [Iterations.D119] ) ) )" office:value-type="float" office:value="0.092098982466426" calcext:value-type="float">
            <text:p>0.0920989825</text:p>
          </table:table-cell>
          <table:table-cell table:formula="of:=SQRT( ['a, e, i orbits'.$B$6] * ( 2/[Iterations.E119] - 1/['a, e, i orbits'.$G$2] ))" office:value-type="float" office:value="7008.16458461693" calcext:value-type="float">
            <text:p>7,008.1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RADIANS([Iterations.I119])" office:value-type="float" office:value="1.97222205475359" calcext:value-type="float">
            <text:p>1.9722220548</text:p>
          </table:table-cell>
          <table:table-cell table:formula="of:=( ['a, e, i orbits'.$G$2] * (1 - ['a, e, i orbits'.$G$3]^2) ) / ( 1 + ['a, e, i orbits'.$G$3] * COS([Iterations.J119]) )" office:value-type="float" office:value="7726914.60638948" calcext:value-type="float">
            <text:p>7,726,914.61</text:p>
          </table:table-cell>
          <table:table-cell table:formula="of:=ATAN( ( ['a, e, i orbits'.$G$3] * SIN( [Iterations.J119] ) ) / ( 1 + ['a, e, i orbits'.$G$3] * COS( [Iterations.J119] ) ) )" office:value-type="float" office:value="0.0955020233666188" calcext:value-type="float">
            <text:p>0.0955020234</text:p>
          </table:table-cell>
          <table:table-cell table:formula="of:=SQRT( ['a, e, i orbits'.$B$6] * ( 2/[Iterations.K119] - 1/['a, e, i orbits'.$G$2] ))" office:value-type="float" office:value="7072.85207060225" calcext:value-type="float">
            <text:p>7,072.85</text:p>
          </table:table-cell>
        </table:table-row>
        <table:table-row table:style-name="ro1">
          <table:table-cell/>
          <table:table-cell table:formula="of:=[Iterations.B119]+[Iterations.$C$3]" office:value-type="float" office:value="2046.94038486668" calcext:value-type="float">
            <text:p>2046.94</text:p>
          </table:table-cell>
          <table:table-cell table:formula="of:=[Iterations.$F$3]*[Iterations.B120]" office:value-type="float" office:value="1.98967534727354" calcext:value-type="float">
            <text:p>1.9896753473</text:p>
          </table:table-cell>
          <table:table-cell table:formula="of:=[Iterations.C120] + 2 * ['a, e, i orbits'.$G$3] * SIN( [Iterations.C120] ) + 1.25 * ['a, e, i orbits'.$G$3] * SIN( 2 * [Iterations.C120] )" office:value-type="float" office:value="2.07949133561738" calcext:value-type="float">
            <text:p>2.0794913356</text:p>
          </table:table-cell>
          <table:table-cell table:formula="of:=( ['a, e, i orbits'.$G$2] * (1 - ['a, e, i orbits'.$G$3]^2) ) / ( 1 + ['a, e, i orbits'.$G$3] * COS([Iterations.D120]) )" office:value-type="float" office:value="7805139.9006028" calcext:value-type="float">
            <text:p>7,805,139.90</text:p>
          </table:table-cell>
          <table:table-cell table:formula="of:=ATAN( ( ['a, e, i orbits'.$G$3] * SIN( [Iterations.D120] ) ) / ( 1 + ['a, e, i orbits'.$G$3] * COS( [Iterations.D120] ) ) )" office:value-type="float" office:value="0.0915528992503333" calcext:value-type="float">
            <text:p>0.0915528993</text:p>
          </table:table-cell>
          <table:table-cell table:formula="of:=SQRT( ['a, e, i orbits'.$B$6] * ( 2/[Iterations.E120] - 1/['a, e, i orbits'.$G$2] ))" office:value-type="float" office:value="6999.37269242224" calcext:value-type="float">
            <text:p>6,999.37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RADIANS([Iterations.I120])" office:value-type="float" office:value="1.98967534727354" calcext:value-type="float">
            <text:p>1.9896753473</text:p>
          </table:table-cell>
          <table:table-cell table:formula="of:=( ['a, e, i orbits'.$G$2] * (1 - ['a, e, i orbits'.$G$3]^2) ) / ( 1 + ['a, e, i orbits'.$G$3] * COS([Iterations.J120]) )" office:value-type="float" office:value="7739806.2825418" calcext:value-type="float">
            <text:p>7,739,806.28</text:p>
          </table:table-cell>
          <table:table-cell table:formula="of:=ATAN( ( ['a, e, i orbits'.$G$3] * SIN( [Iterations.J120] ) ) / ( 1 + ['a, e, i orbits'.$G$3] * COS( [Iterations.J120] ) ) )" office:value-type="float" office:value="0.0949415132787347" calcext:value-type="float">
            <text:p>0.0949415133</text:p>
          </table:table-cell>
          <table:table-cell table:formula="of:=SQRT( ['a, e, i orbits'.$B$6] * ( 2/[Iterations.K120] - 1/['a, e, i orbits'.$G$2] ))" office:value-type="float" office:value="7060.69329338202" calcext:value-type="float">
            <text:p>7,060.69</text:p>
          </table:table-cell>
        </table:table-row>
        <table:table-row table:style-name="ro1">
          <table:table-cell/>
          <table:table-cell table:formula="of:=[Iterations.B120]+[Iterations.$C$3]" office:value-type="float" office:value="2064.89600227779" calcext:value-type="float">
            <text:p>2064.90</text:p>
          </table:table-cell>
          <table:table-cell table:formula="of:=[Iterations.$F$3]*[Iterations.B121]" office:value-type="float" office:value="2.00712863979348" calcext:value-type="float">
            <text:p>2.0071286398</text:p>
          </table:table-cell>
          <table:table-cell table:formula="of:=[Iterations.C121] + 2 * ['a, e, i orbits'.$G$3] * SIN( [Iterations.C121] ) + 1.25 * ['a, e, i orbits'.$G$3] * SIN( 2 * [Iterations.C121] )" office:value-type="float" office:value="2.09263464181094" calcext:value-type="float">
            <text:p>2.0926346418</text:p>
          </table:table-cell>
          <table:table-cell table:formula="of:=( ['a, e, i orbits'.$G$2] * (1 - ['a, e, i orbits'.$G$3]^2) ) / ( 1 + ['a, e, i orbits'.$G$3] * COS([Iterations.D121]) )" office:value-type="float" office:value="7814534.72460458" calcext:value-type="float">
            <text:p>7,814,534.72</text:p>
          </table:table-cell>
          <table:table-cell table:formula="of:=ATAN( ( ['a, e, i orbits'.$G$3] * SIN( [Iterations.D121] ) ) / ( 1 + ['a, e, i orbits'.$G$3] * COS( [Iterations.D121] ) ) )" office:value-type="float" office:value="0.0909865205832108" calcext:value-type="float">
            <text:p>0.0909865206</text:p>
          </table:table-cell>
          <table:table-cell table:formula="of:=SQRT( ['a, e, i orbits'.$B$6] * ( 2/[Iterations.E121] - 1/['a, e, i orbits'.$G$2] ))" office:value-type="float" office:value="6990.59549353478" calcext:value-type="float">
            <text:p>6,990.6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RADIANS([Iterations.I121])" office:value-type="float" office:value="2.00712863979348" calcext:value-type="float">
            <text:p>2.0071286398</text:p>
          </table:table-cell>
          <table:table-cell table:formula="of:=( ['a, e, i orbits'.$G$2] * (1 - ['a, e, i orbits'.$G$3]^2) ) / ( 1 + ['a, e, i orbits'.$G$3] * COS([Iterations.J121]) )" office:value-type="float" office:value="7752640.75602097" calcext:value-type="float">
            <text:p>7,752,640.76</text:p>
          </table:table-cell>
          <table:table-cell table:formula="of:=ATAN( ( ['a, e, i orbits'.$G$3] * SIN( [Iterations.J121] ) ) / ( 1 + ['a, e, i orbits'.$G$3] * COS( [Iterations.J121] ) ) )" office:value-type="float" office:value="0.0943490584617738" calcext:value-type="float">
            <text:p>0.0943490585</text:p>
          </table:table-cell>
          <table:table-cell table:formula="of:=SQRT( ['a, e, i orbits'.$B$6] * ( 2/[Iterations.K121] - 1/['a, e, i orbits'.$G$2] ))" office:value-type="float" office:value="7048.60790432049" calcext:value-type="float">
            <text:p>7,048.61</text:p>
          </table:table-cell>
        </table:table-row>
        <table:table-row table:style-name="ro1">
          <table:table-cell/>
          <table:table-cell table:formula="of:=[Iterations.B121]+[Iterations.$C$3]" office:value-type="float" office:value="2082.8516196889" calcext:value-type="float">
            <text:p>2082.85</text:p>
          </table:table-cell>
          <table:table-cell table:formula="of:=[Iterations.$F$3]*[Iterations.B122]" office:value-type="float" office:value="2.02458193231343" calcext:value-type="float">
            <text:p>2.0245819323</text:p>
          </table:table-cell>
          <table:table-cell table:formula="of:=[Iterations.C122] + 2 * ['a, e, i orbits'.$G$3] * SIN( [Iterations.C122] ) + 1.25 * ['a, e, i orbits'.$G$3] * SIN( 2 * [Iterations.C122] )" office:value-type="float" office:value="2.10583939737242" calcext:value-type="float">
            <text:p>2.1058393974</text:p>
          </table:table-cell>
          <table:table-cell table:formula="of:=( ['a, e, i orbits'.$G$2] * (1 - ['a, e, i orbits'.$G$3]^2) ) / ( 1 + ['a, e, i orbits'.$G$3] * COS([Iterations.D122]) )" office:value-type="float" office:value="7823924.78344512" calcext:value-type="float">
            <text:p>7,823,924.78</text:p>
          </table:table-cell>
          <table:table-cell table:formula="of:=ATAN( ( ['a, e, i orbits'.$G$3] * SIN( [Iterations.D122] ) ) / ( 1 + ['a, e, i orbits'.$G$3] * COS( [Iterations.D122] ) ) )" office:value-type="float" office:value="0.090399477394596" calcext:value-type="float">
            <text:p>0.0903994774</text:p>
          </table:table-cell>
          <table:table-cell table:formula="of:=SQRT( ['a, e, i orbits'.$B$6] * ( 2/[Iterations.E122] - 1/['a, e, i orbits'.$G$2] ))" office:value-type="float" office:value="6981.8328233391" calcext:value-type="float">
            <text:p>6,981.83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RADIANS([Iterations.I122])" office:value-type="float" office:value="2.02458193231342" calcext:value-type="float">
            <text:p>2.0245819323</text:p>
          </table:table-cell>
          <table:table-cell table:formula="of:=( ['a, e, i orbits'.$G$2] * (1 - ['a, e, i orbits'.$G$3]^2) ) / ( 1 + ['a, e, i orbits'.$G$3] * COS([Iterations.J122]) )" office:value-type="float" office:value="7765413.31397379" calcext:value-type="float">
            <text:p>7,765,413.31</text:p>
          </table:table-cell>
          <table:table-cell table:formula="of:=ATAN( ( ['a, e, i orbits'.$G$3] * SIN( [Iterations.J122] ) ) / ( 1 + ['a, e, i orbits'.$G$3] * COS( [Iterations.J122] ) ) )" office:value-type="float" office:value="0.0937246941105875" calcext:value-type="float">
            <text:p>0.0937246941</text:p>
          </table:table-cell>
          <table:table-cell table:formula="of:=SQRT( ['a, e, i orbits'.$B$6] * ( 2/[Iterations.K122] - 1/['a, e, i orbits'.$G$2] ))" office:value-type="float" office:value="7036.5999723223" calcext:value-type="float">
            <text:p>7,036.60</text:p>
          </table:table-cell>
        </table:table-row>
        <table:table-row table:style-name="ro1">
          <table:table-cell/>
          <table:table-cell table:formula="of:=[Iterations.B122]+[Iterations.$C$3]" office:value-type="float" office:value="2100.80723710001" calcext:value-type="float">
            <text:p>2100.81</text:p>
          </table:table-cell>
          <table:table-cell table:formula="of:=[Iterations.$F$3]*[Iterations.B123]" office:value-type="float" office:value="2.04203522483337" calcext:value-type="float">
            <text:p>2.0420352248</text:p>
          </table:table-cell>
          <table:table-cell table:formula="of:=[Iterations.C123] + 2 * ['a, e, i orbits'.$G$3] * SIN( [Iterations.C123] ) + 1.25 * ['a, e, i orbits'.$G$3] * SIN( 2 * [Iterations.C123] )" office:value-type="float" office:value="2.11910940537417" calcext:value-type="float">
            <text:p>2.1191094054</text:p>
          </table:table-cell>
          <table:table-cell table:formula="of:=( ['a, e, i orbits'.$G$2] * (1 - ['a, e, i orbits'.$G$3]^2) ) / ( 1 + ['a, e, i orbits'.$G$3] * COS([Iterations.D123]) )" office:value-type="float" office:value="7833309.98583794" calcext:value-type="float">
            <text:p>7,833,309.99</text:p>
          </table:table-cell>
          <table:table-cell table:formula="of:=ATAN( ( ['a, e, i orbits'.$G$3] * SIN( [Iterations.D123] ) ) / ( 1 + ['a, e, i orbits'.$G$3] * COS( [Iterations.D123] ) ) )" office:value-type="float" office:value="0.089791389609401" calcext:value-type="float">
            <text:p>0.0897913896</text:p>
          </table:table-cell>
          <table:table-cell table:formula="of:=SQRT( ['a, e, i orbits'.$B$6] * ( 2/[Iterations.E123] - 1/['a, e, i orbits'.$G$2] ))" office:value-type="float" office:value="6973.08471358196" calcext:value-type="float">
            <text:p>6,973.0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RADIANS([Iterations.I123])" office:value-type="float" office:value="2.04203522483337" calcext:value-type="float">
            <text:p>2.0420352248</text:p>
          </table:table-cell>
          <table:table-cell table:formula="of:=( ['a, e, i orbits'.$G$2] * (1 - ['a, e, i orbits'.$G$3]^2) ) / ( 1 + ['a, e, i orbits'.$G$3] * COS([Iterations.J123]) )" office:value-type="float" office:value="7778119.22332302" calcext:value-type="float">
            <text:p>7,778,119.22</text:p>
          </table:table-cell>
          <table:table-cell table:formula="of:=ATAN( ( ['a, e, i orbits'.$G$3] * SIN( [Iterations.J123] ) ) / ( 1 + ['a, e, i orbits'.$G$3] * COS( [Iterations.J123] ) ) )" office:value-type="float" office:value="0.0930684682291597" calcext:value-type="float">
            <text:p>0.0930684682</text:p>
          </table:table-cell>
          <table:table-cell table:formula="of:=SQRT( ['a, e, i orbits'.$B$6] * ( 2/[Iterations.K123] - 1/['a, e, i orbits'.$G$2] ))" office:value-type="float" office:value="7024.67356167119" calcext:value-type="float">
            <text:p>7,024.67</text:p>
          </table:table-cell>
        </table:table-row>
        <table:table-row table:style-name="ro1">
          <table:table-cell/>
          <table:table-cell table:formula="of:=[Iterations.B123]+[Iterations.$C$3]" office:value-type="float" office:value="2118.76285451112" calcext:value-type="float">
            <text:p>2118.76</text:p>
          </table:table-cell>
          <table:table-cell table:formula="of:=[Iterations.$F$3]*[Iterations.B124]" office:value-type="float" office:value="2.05948851735331" calcext:value-type="float">
            <text:p>2.0594885174</text:p>
          </table:table-cell>
          <table:table-cell table:formula="of:=[Iterations.C124] + 2 * ['a, e, i orbits'.$G$3] * SIN( [Iterations.C124] ) + 1.25 * ['a, e, i orbits'.$G$3] * SIN( 2 * [Iterations.C124] )" office:value-type="float" office:value="2.13244833935572" calcext:value-type="float">
            <text:p>2.1324483394</text:p>
          </table:table-cell>
          <table:table-cell table:formula="of:=( ['a, e, i orbits'.$G$2] * (1 - ['a, e, i orbits'.$G$3]^2) ) / ( 1 + ['a, e, i orbits'.$G$3] * COS([Iterations.D124]) )" office:value-type="float" office:value="7842690.02307995" calcext:value-type="float">
            <text:p>7,842,690.02</text:p>
          </table:table-cell>
          <table:table-cell table:formula="of:=ATAN( ( ['a, e, i orbits'.$G$3] * SIN( [Iterations.D124] ) ) / ( 1 + ['a, e, i orbits'.$G$3] * COS( [Iterations.D124] ) ) )" office:value-type="float" office:value="0.0891618673793332" calcext:value-type="float">
            <text:p>0.0891618674</text:p>
          </table:table-cell>
          <table:table-cell table:formula="of:=SQRT( ['a, e, i orbits'.$B$6] * ( 2/[Iterations.E124] - 1/['a, e, i orbits'.$G$2] ))" office:value-type="float" office:value="6964.35139818639" calcext:value-type="float">
            <text:p>6,964.35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RADIANS([Iterations.I124])" office:value-type="float" office:value="2.05948851735331" calcext:value-type="float">
            <text:p>2.0594885174</text:p>
          </table:table-cell>
          <table:table-cell table:formula="of:=( ['a, e, i orbits'.$G$2] * (1 - ['a, e, i orbits'.$G$3]^2) ) / ( 1 + ['a, e, i orbits'.$G$3] * COS([Iterations.J124]) )" office:value-type="float" office:value="7790753.73303269" calcext:value-type="float">
            <text:p>7,790,753.73</text:p>
          </table:table-cell>
          <table:table-cell table:formula="of:=ATAN( ( ['a, e, i orbits'.$G$3] * SIN( [Iterations.J124] ) ) / ( 1 + ['a, e, i orbits'.$G$3] * COS( [Iterations.J124] ) ) )" office:value-type="float" office:value="0.0923804418502086" calcext:value-type="float">
            <text:p>0.0923804419</text:p>
          </table:table-cell>
          <table:table-cell table:formula="of:=SQRT( ['a, e, i orbits'.$B$6] * ( 2/[Iterations.K124] - 1/['a, e, i orbits'.$G$2] ))" office:value-type="float" office:value="7012.83273041079" calcext:value-type="float">
            <text:p>7,012.83</text:p>
          </table:table-cell>
        </table:table-row>
        <table:table-row table:style-name="ro1">
          <table:table-cell/>
          <table:table-cell table:formula="of:=[Iterations.B124]+[Iterations.$C$3]" office:value-type="float" office:value="2136.71847192223" calcext:value-type="float">
            <text:p>2136.72</text:p>
          </table:table-cell>
          <table:table-cell table:formula="of:=[Iterations.$F$3]*[Iterations.B125]" office:value-type="float" office:value="2.07694180987326" calcext:value-type="float">
            <text:p>2.0769418099</text:p>
          </table:table-cell>
          <table:table-cell table:formula="of:=[Iterations.C125] + 2 * ['a, e, i orbits'.$G$3] * SIN( [Iterations.C125] ) + 1.25 * ['a, e, i orbits'.$G$3] * SIN( 2 * [Iterations.C125] )" office:value-type="float" office:value="2.14585973928158" calcext:value-type="float">
            <text:p>2.1458597393</text:p>
          </table:table-cell>
          <table:table-cell table:formula="of:=( ['a, e, i orbits'.$G$2] * (1 - ['a, e, i orbits'.$G$3]^2) ) / ( 1 + ['a, e, i orbits'.$G$3] * COS([Iterations.D125]) )" office:value-type="float" office:value="7852064.3619881" calcext:value-type="float">
            <text:p>7,852,064.36</text:p>
          </table:table-cell>
          <table:table-cell table:formula="of:=ATAN( ( ['a, e, i orbits'.$G$3] * SIN( [Iterations.D125] ) ) / ( 1 + ['a, e, i orbits'.$G$3] * COS( [Iterations.D125] ) ) )" office:value-type="float" office:value="0.0885105123691302" calcext:value-type="float">
            <text:p>0.0885105124</text:p>
          </table:table-cell>
          <table:table-cell table:formula="of:=SQRT( ['a, e, i orbits'.$B$6] * ( 2/[Iterations.E125] - 1/['a, e, i orbits'.$G$2] ))" office:value-type="float" office:value="6955.63331867031" calcext:value-type="float">
            <text:p>6,955.63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RADIANS([Iterations.I125])" office:value-type="float" office:value="2.07694180987325" calcext:value-type="float">
            <text:p>2.0769418099</text:p>
          </table:table-cell>
          <table:table-cell table:formula="of:=( ['a, e, i orbits'.$G$2] * (1 - ['a, e, i orbits'.$G$3]^2) ) / ( 1 + ['a, e, i orbits'.$G$3] * COS([Iterations.J125]) )" office:value-type="float" office:value="7803312.07644447" calcext:value-type="float">
            <text:p>7,803,312.08</text:p>
          </table:table-cell>
          <table:table-cell table:formula="of:=ATAN( ( ['a, e, i orbits'.$G$3] * SIN( [Iterations.J125] ) ) / ( 1 + ['a, e, i orbits'.$G$3] * COS( [Iterations.J125] ) ) )" office:value-type="float" office:value="0.0916606892497819" calcext:value-type="float">
            <text:p>0.0916606892</text:p>
          </table:table-cell>
          <table:table-cell table:formula="of:=SQRT( ['a, e, i orbits'.$B$6] * ( 2/[Iterations.K125] - 1/['a, e, i orbits'.$G$2] ))" office:value-type="float" office:value="7001.08152869597" calcext:value-type="float">
            <text:p>7,001.08</text:p>
          </table:table-cell>
        </table:table-row>
        <table:table-row table:style-name="ro1">
          <table:table-cell/>
          <table:table-cell table:formula="of:=[Iterations.B125]+[Iterations.$C$3]" office:value-type="float" office:value="2154.67408933334" calcext:value-type="float">
            <text:p>2154.67</text:p>
          </table:table-cell>
          <table:table-cell table:formula="of:=[Iterations.$F$3]*[Iterations.B126]" office:value-type="float" office:value="2.0943951023932" calcext:value-type="float">
            <text:p>2.0943951024</text:p>
          </table:table-cell>
          <table:table-cell table:formula="of:=[Iterations.C126] + 2 * ['a, e, i orbits'.$G$3] * SIN( [Iterations.C126] ) + 1.25 * ['a, e, i orbits'.$G$3] * SIN( 2 * [Iterations.C126] )" office:value-type="float" office:value="2.15934700767703" calcext:value-type="float">
            <text:p>2.1593470077</text:p>
          </table:table-cell>
          <table:table-cell table:formula="of:=( ['a, e, i orbits'.$G$2] * (1 - ['a, e, i orbits'.$G$3]^2) ) / ( 1 + ['a, e, i orbits'.$G$3] * COS([Iterations.D126]) )" office:value-type="float" office:value="7861432.23825262" calcext:value-type="float">
            <text:p>7,861,432.24</text:p>
          </table:table-cell>
          <table:table-cell table:formula="of:=ATAN( ( ['a, e, i orbits'.$G$3] * SIN( [Iterations.D126] ) ) / ( 1 + ['a, e, i orbits'.$G$3] * COS( [Iterations.D126] ) ) )" office:value-type="float" office:value="0.0878369190978983" calcext:value-type="float">
            <text:p>0.0878369191</text:p>
          </table:table-cell>
          <table:table-cell table:formula="of:=SQRT( ['a, e, i orbits'.$B$6] * ( 2/[Iterations.E126] - 1/['a, e, i orbits'.$G$2] ))" office:value-type="float" office:value="6946.93112914882" calcext:value-type="float">
            <text:p>6,946.9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ADIANS([Iterations.I126])" office:value-type="float" office:value="2.0943951023932" calcext:value-type="float">
            <text:p>2.0943951024</text:p>
          </table:table-cell>
          <table:table-cell table:formula="of:=( ['a, e, i orbits'.$G$2] * (1 - ['a, e, i orbits'.$G$3]^2) ) / ( 1 + ['a, e, i orbits'.$G$3] * COS([Iterations.J126]) )" office:value-type="float" office:value="7815789.47368421" calcext:value-type="float">
            <text:p>7,815,789.47</text:p>
          </table:table-cell>
          <table:table-cell table:formula="of:=ATAN( ( ['a, e, i orbits'.$G$3] * SIN( [Iterations.J126] ) ) / ( 1 + ['a, e, i orbits'.$G$3] * COS( [Iterations.J126] ) ) )" office:value-type="float" office:value="0.0909092981563468" calcext:value-type="float">
            <text:p>0.0909092982</text:p>
          </table:table-cell>
          <table:table-cell table:formula="of:=SQRT( ['a, e, i orbits'.$B$6] * ( 2/[Iterations.K126] - 1/['a, e, i orbits'.$G$2] ))" office:value-type="float" office:value="6989.42399711506" calcext:value-type="float">
            <text:p>6,989.42</text:p>
          </table:table-cell>
        </table:table-row>
        <table:table-row table:style-name="ro1">
          <table:table-cell/>
          <table:table-cell table:formula="of:=[Iterations.B126]+[Iterations.$C$3]" office:value-type="float" office:value="2172.62970674445" calcext:value-type="float">
            <text:p>2172.63</text:p>
          </table:table-cell>
          <table:table-cell table:formula="of:=[Iterations.$F$3]*[Iterations.B127]" office:value-type="float" office:value="2.11184839491314" calcext:value-type="float">
            <text:p>2.1118483949</text:p>
          </table:table-cell>
          <table:table-cell table:formula="of:=[Iterations.C127] + 2 * ['a, e, i orbits'.$G$3] * SIN( [Iterations.C127] ) + 1.25 * ['a, e, i orbits'.$G$3] * SIN( 2 * [Iterations.C127] )" office:value-type="float" office:value="2.1729134059462" calcext:value-type="float">
            <text:p>2.1729134059</text:p>
          </table:table-cell>
          <table:table-cell table:formula="of:=( ['a, e, i orbits'.$G$2] * (1 - ['a, e, i orbits'.$G$3]^2) ) / ( 1 + ['a, e, i orbits'.$G$3] * COS([Iterations.D127]) )" office:value-type="float" office:value="7870792.65023454" calcext:value-type="float">
            <text:p>7,870,792.65</text:p>
          </table:table-cell>
          <table:table-cell table:formula="of:=ATAN( ( ['a, e, i orbits'.$G$3] * SIN( [Iterations.D127] ) ) / ( 1 + ['a, e, i orbits'.$G$3] * COS( [Iterations.D127] ) ) )" office:value-type="float" office:value="0.0871406763356539" calcext:value-type="float">
            <text:p>0.0871406763</text:p>
          </table:table-cell>
          <table:table-cell table:formula="of:=SQRT( ['a, e, i orbits'.$B$6] * ( 2/[Iterations.E127] - 1/['a, e, i orbits'.$G$2] ))" office:value-type="float" office:value="6938.24570089864" calcext:value-type="float">
            <text:p>6,938.25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RADIANS([Iterations.I127])" office:value-type="float" office:value="2.11184839491314" calcext:value-type="float">
            <text:p>2.1118483949</text:p>
          </table:table-cell>
          <table:table-cell table:formula="of:=( ['a, e, i orbits'.$G$2] * (1 - ['a, e, i orbits'.$G$3]^2) ) / ( 1 + ['a, e, i orbits'.$G$3] * COS([Iterations.J127]) )" office:value-type="float" office:value="7828181.13413733" calcext:value-type="float">
            <text:p>7,828,181.13</text:p>
          </table:table-cell>
          <table:table-cell table:formula="of:=ATAN( ( ['a, e, i orbits'.$G$3] * SIN( [Iterations.J127] ) ) / ( 1 + ['a, e, i orbits'.$G$3] * COS( [Iterations.J127] ) ) )" office:value-type="float" office:value="0.0901263699538642" calcext:value-type="float">
            <text:p>0.09012637</text:p>
          </table:table-cell>
          <table:table-cell table:formula="of:=SQRT( ['a, e, i orbits'.$B$6] * ( 2/[Iterations.K127] - 1/['a, e, i orbits'.$G$2] ))" office:value-type="float" office:value="6977.86416498378" calcext:value-type="float">
            <text:p>6,977.86</text:p>
          </table:table-cell>
        </table:table-row>
        <table:table-row table:style-name="ro1">
          <table:table-cell/>
          <table:table-cell table:formula="of:=[Iterations.B127]+[Iterations.$C$3]" office:value-type="float" office:value="2190.58532415556" calcext:value-type="float">
            <text:p>2190.59</text:p>
          </table:table-cell>
          <table:table-cell table:formula="of:=[Iterations.$F$3]*[Iterations.B128]" office:value-type="float" office:value="2.12930168743309" calcext:value-type="float">
            <text:p>2.1293016874</text:p>
          </table:table-cell>
          <table:table-cell table:formula="of:=[Iterations.C128] + 2 * ['a, e, i orbits'.$G$3] * SIN( [Iterations.C128] ) + 1.25 * ['a, e, i orbits'.$G$3] * SIN( 2 * [Iterations.C128] )" office:value-type="float" office:value="2.18656205087697" calcext:value-type="float">
            <text:p>2.1865620509</text:p>
          </table:table-cell>
          <table:table-cell table:formula="of:=( ['a, e, i orbits'.$G$2] * (1 - ['a, e, i orbits'.$G$3]^2) ) / ( 1 + ['a, e, i orbits'.$G$3] * COS([Iterations.D128]) )" office:value-type="float" office:value="7880144.35323634" calcext:value-type="float">
            <text:p>7,880,144.35</text:p>
          </table:table-cell>
          <table:table-cell table:formula="of:=ATAN( ( ['a, e, i orbits'.$G$3] * SIN( [Iterations.D128] ) ) / ( 1 + ['a, e, i orbits'.$G$3] * COS( [Iterations.D128] ) ) )" office:value-type="float" office:value="0.086421368554956" calcext:value-type="float">
            <text:p>0.0864213686</text:p>
          </table:table-cell>
          <table:table-cell table:formula="of:=SQRT( ['a, e, i orbits'.$B$6] * ( 2/[Iterations.E128] - 1/['a, e, i orbits'.$G$2] ))" office:value-type="float" office:value="6929.57812646229" calcext:value-type="float">
            <text:p>6,929.58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RADIANS([Iterations.I128])" office:value-type="float" office:value="2.12930168743308" calcext:value-type="float">
            <text:p>2.1293016874</text:p>
          </table:table-cell>
          <table:table-cell table:formula="of:=( ['a, e, i orbits'.$G$2] * (1 - ['a, e, i orbits'.$G$3]^2) ) / ( 1 + ['a, e, i orbits'.$G$3] * COS([Iterations.J128]) )" office:value-type="float" office:value="7840482.25899185" calcext:value-type="float">
            <text:p>7,840,482.26</text:p>
          </table:table-cell>
          <table:table-cell table:formula="of:=ATAN( ( ['a, e, i orbits'.$G$3] * SIN( [Iterations.J128] ) ) / ( 1 + ['a, e, i orbits'.$G$3] * COS( [Iterations.J128] ) ) )" office:value-type="float" office:value="0.0893120198783282" calcext:value-type="float">
            <text:p>0.0893120199</text:p>
          </table:table-cell>
          <table:table-cell table:formula="of:=SQRT( ['a, e, i orbits'.$B$6] * ( 2/[Iterations.K128] - 1/['a, e, i orbits'.$G$2] ))" office:value-type="float" office:value="6966.40604861131" calcext:value-type="float">
            <text:p>6,966.41</text:p>
          </table:table-cell>
        </table:table-row>
        <table:table-row table:style-name="ro1">
          <table:table-cell/>
          <table:table-cell table:formula="of:=[Iterations.B128]+[Iterations.$C$3]" office:value-type="float" office:value="2208.54094156668" calcext:value-type="float">
            <text:p>2208.54</text:p>
          </table:table-cell>
          <table:table-cell table:formula="of:=[Iterations.$F$3]*[Iterations.B129]" office:value-type="float" office:value="2.14675497995303" calcext:value-type="float">
            <text:p>2.14675498</text:p>
          </table:table-cell>
          <table:table-cell table:formula="of:=[Iterations.C129] + 2 * ['a, e, i orbits'.$G$3] * SIN( [Iterations.C129] ) + 1.25 * ['a, e, i orbits'.$G$3] * SIN( 2 * [Iterations.C129] )" office:value-type="float" office:value="2.20029591133679" calcext:value-type="float">
            <text:p>2.2002959113</text:p>
          </table:table-cell>
          <table:table-cell table:formula="of:=( ['a, e, i orbits'.$G$2] * (1 - ['a, e, i orbits'.$G$3]^2) ) / ( 1 + ['a, e, i orbits'.$G$3] * COS([Iterations.D129]) )" office:value-type="float" office:value="7889485.8542756" calcext:value-type="float">
            <text:p>7,889,485.85</text:p>
          </table:table-cell>
          <table:table-cell table:formula="of:=ATAN( ( ['a, e, i orbits'.$G$3] * SIN( [Iterations.D129] ) ) / ( 1 + ['a, e, i orbits'.$G$3] * COS( [Iterations.D129] ) ) )" office:value-type="float" office:value="0.085678577437272" calcext:value-type="float">
            <text:p>0.0856785774</text:p>
          </table:table-cell>
          <table:table-cell table:formula="of:=SQRT( ['a, e, i orbits'.$B$6] * ( 2/[Iterations.E129] - 1/['a, e, i orbits'.$G$2] ))" office:value-type="float" office:value="6920.92972326932" calcext:value-type="float">
            <text:p>6,920.93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RADIANS([Iterations.I129])" office:value-type="float" office:value="2.14675497995303" calcext:value-type="float">
            <text:p>2.14675498</text:p>
          </table:table-cell>
          <table:table-cell table:formula="of:=( ['a, e, i orbits'.$G$2] * (1 - ['a, e, i orbits'.$G$3]^2) ) / ( 1 + ['a, e, i orbits'.$G$3] * COS([Iterations.J129]) )" office:value-type="float" office:value="7852688.04384751" calcext:value-type="float">
            <text:p>7,852,688.04</text:p>
          </table:table-cell>
          <table:table-cell table:formula="of:=ATAN( ( ['a, e, i orbits'.$G$3] * SIN( [Iterations.J129] ) ) / ( 1 + ['a, e, i orbits'.$G$3] * COS( [Iterations.J129] ) ) )" office:value-type="float" office:value="0.0884663772072473" calcext:value-type="float">
            <text:p>0.0884663772</text:p>
          </table:table-cell>
          <table:table-cell table:formula="of:=SQRT( ['a, e, i orbits'.$B$6] * ( 2/[Iterations.K129] - 1/['a, e, i orbits'.$G$2] ))" office:value-type="float" office:value="6955.05364953951" calcext:value-type="float">
            <text:p>6,955.05</text:p>
          </table:table-cell>
        </table:table-row>
        <table:table-row table:style-name="ro1">
          <table:table-cell/>
          <table:table-cell table:formula="of:=[Iterations.B129]+[Iterations.$C$3]" office:value-type="float" office:value="2226.49655897779" calcext:value-type="float">
            <text:p>2226.50</text:p>
          </table:table-cell>
          <table:table-cell table:formula="of:=[Iterations.$F$3]*[Iterations.B130]" office:value-type="float" office:value="2.16420827247297" calcext:value-type="float">
            <text:p>2.1642082725</text:p>
          </table:table-cell>
          <table:table-cell table:formula="of:=[Iterations.C130] + 2 * ['a, e, i orbits'.$G$3] * SIN( [Iterations.C130] ) + 1.25 * ['a, e, i orbits'.$G$3] * SIN( 2 * [Iterations.C130] )" office:value-type="float" office:value="2.21411780516313" calcext:value-type="float">
            <text:p>2.2141178052</text:p>
          </table:table-cell>
          <table:table-cell table:formula="of:=( ['a, e, i orbits'.$G$2] * (1 - ['a, e, i orbits'.$G$3]^2) ) / ( 1 + ['a, e, i orbits'.$G$3] * COS([Iterations.D130]) )" office:value-type="float" office:value="7898815.40739249" calcext:value-type="float">
            <text:p>7,898,815.41</text:p>
          </table:table-cell>
          <table:table-cell table:formula="of:=ATAN( ( ['a, e, i orbits'.$G$3] * SIN( [Iterations.D130] ) ) / ( 1 + ['a, e, i orbits'.$G$3] * COS( [Iterations.D130] ) ) )" office:value-type="float" office:value="0.0849118834334463" calcext:value-type="float">
            <text:p>0.0849118834</text:p>
          </table:table-cell>
          <table:table-cell table:formula="of:=SQRT( ['a, e, i orbits'.$B$6] * ( 2/[Iterations.E130] - 1/['a, e, i orbits'.$G$2] ))" office:value-type="float" office:value="6912.30203675103" calcext:value-type="float">
            <text:p>6,912.30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RADIANS([Iterations.I130])" office:value-type="float" office:value="2.16420827247297" calcext:value-type="float">
            <text:p>2.1642082725</text:p>
          </table:table-cell>
          <table:table-cell table:formula="of:=( ['a, e, i orbits'.$G$2] * (1 - ['a, e, i orbits'.$G$3]^2) ) / ( 1 + ['a, e, i orbits'.$G$3] * COS([Iterations.J130]) )" office:value-type="float" office:value="7864793.68138946" calcext:value-type="float">
            <text:p>7,864,793.68</text:p>
          </table:table-cell>
          <table:table-cell table:formula="of:=ATAN( ( ['a, e, i orbits'.$G$3] * SIN( [Iterations.J130] ) ) / ( 1 + ['a, e, i orbits'.$G$3] * COS( [Iterations.J130] ) ) )" office:value-type="float" office:value="0.0875895854415301" calcext:value-type="float">
            <text:p>0.0875895854</text:p>
          </table:table-cell>
          <table:table-cell table:formula="of:=SQRT( ['a, e, i orbits'.$B$6] * ( 2/[Iterations.K130] - 1/['a, e, i orbits'.$G$2] ))" office:value-type="float" office:value="6943.81095275587" calcext:value-type="float">
            <text:p>6,943.81</text:p>
          </table:table-cell>
        </table:table-row>
        <table:table-row table:style-name="ro1">
          <table:table-cell/>
          <table:table-cell table:formula="of:=[Iterations.B130]+[Iterations.$C$3]" office:value-type="float" office:value="2244.4521763889" calcext:value-type="float">
            <text:p>2244.45</text:p>
          </table:table-cell>
          <table:table-cell table:formula="of:=[Iterations.$F$3]*[Iterations.B131]" office:value-type="float" office:value="2.18166156499292" calcext:value-type="float">
            <text:p>2.181661565</text:p>
          </table:table-cell>
          <table:table-cell table:formula="of:=[Iterations.C131] + 2 * ['a, e, i orbits'.$G$3] * SIN( [Iterations.C131] ) + 1.25 * ['a, e, i orbits'.$G$3] * SIN( 2 * [Iterations.C131] )" office:value-type="float" office:value="2.22803039625248" calcext:value-type="float">
            <text:p>2.2280303963</text:p>
          </table:table-cell>
          <table:table-cell table:formula="of:=( ['a, e, i orbits'.$G$2] * (1 - ['a, e, i orbits'.$G$3]^2) ) / ( 1 + ['a, e, i orbits'.$G$3] * COS([Iterations.D131]) )" office:value-type="float" office:value="7908131.00952282" calcext:value-type="float">
            <text:p>7,908,131.01</text:p>
          </table:table-cell>
          <table:table-cell table:formula="of:=ATAN( ( ['a, e, i orbits'.$G$3] * SIN( [Iterations.D131] ) ) / ( 1 + ['a, e, i orbits'.$G$3] * COS( [Iterations.D131] ) ) )" office:value-type="float" office:value="0.0841208673773422" calcext:value-type="float">
            <text:p>0.0841208674</text:p>
          </table:table-cell>
          <table:table-cell table:formula="of:=SQRT( ['a, e, i orbits'.$B$6] * ( 2/[Iterations.E131] - 1/['a, e, i orbits'.$G$2] ))" office:value-type="float" office:value="6903.69684292522" calcext:value-type="float">
            <text:p>6,903.7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RADIANS([Iterations.I131])" office:value-type="float" office:value="2.18166156499291" calcext:value-type="float">
            <text:p>2.181661565</text:p>
          </table:table-cell>
          <table:table-cell table:formula="of:=( ['a, e, i orbits'.$G$2] * (1 - ['a, e, i orbits'.$G$3]^2) ) / ( 1 + ['a, e, i orbits'.$G$3] * COS([Iterations.J131]) )" office:value-type="float" office:value="7876794.36412445" calcext:value-type="float">
            <text:p>7,876,794.36</text:p>
          </table:table-cell>
          <table:table-cell table:formula="of:=ATAN( ( ['a, e, i orbits'.$G$3] * SIN( [Iterations.J131] ) ) / ( 1 + ['a, e, i orbits'.$G$3] * COS( [Iterations.J131] ) ) )" office:value-type="float" office:value="0.0866818024792394" calcext:value-type="float">
            <text:p>0.0866818025</text:p>
          </table:table-cell>
          <table:table-cell table:formula="of:=SQRT( ['a, e, i orbits'.$B$6] * ( 2/[Iterations.K131] - 1/['a, e, i orbits'.$G$2] ))" office:value-type="float" office:value="6932.6819248813" calcext:value-type="float">
            <text:p>6,932.68</text:p>
          </table:table-cell>
        </table:table-row>
        <table:table-row table:style-name="ro1">
          <table:table-cell/>
          <table:table-cell table:formula="of:=[Iterations.B131]+[Iterations.$C$3]" office:value-type="float" office:value="2262.40779380001" calcext:value-type="float">
            <text:p>2262.41</text:p>
          </table:table-cell>
          <table:table-cell table:formula="of:=[Iterations.$F$3]*[Iterations.B132]" office:value-type="float" office:value="2.19911485751286" calcext:value-type="float">
            <text:p>2.1991148575</text:p>
          </table:table-cell>
          <table:table-cell table:formula="of:=[Iterations.C132] + 2 * ['a, e, i orbits'.$G$3] * SIN( [Iterations.C132] ) + 1.25 * ['a, e, i orbits'.$G$3] * SIN( 2 * [Iterations.C132] )" office:value-type="float" office:value="2.24203619185095" calcext:value-type="float">
            <text:p>2.2420361919</text:p>
          </table:table-cell>
          <table:table-cell table:formula="of:=( ['a, e, i orbits'.$G$2] * (1 - ['a, e, i orbits'.$G$3]^2) ) / ( 1 + ['a, e, i orbits'.$G$3] * COS([Iterations.D132]) )" office:value-type="float" office:value="7917430.39696915" calcext:value-type="float">
            <text:p>7,917,430.40</text:p>
          </table:table-cell>
          <table:table-cell table:formula="of:=ATAN( ( ['a, e, i orbits'.$G$3] * SIN( [Iterations.D132] ) ) / ( 1 + ['a, e, i orbits'.$G$3] * COS( [Iterations.D132] ) ) )" office:value-type="float" office:value="0.0833051121513937" calcext:value-type="float">
            <text:p>0.0833051122</text:p>
          </table:table-cell>
          <table:table-cell table:formula="of:=SQRT( ['a, e, i orbits'.$B$6] * ( 2/[Iterations.E132] - 1/['a, e, i orbits'.$G$2] ))" office:value-type="float" office:value="6895.11615042686" calcext:value-type="float">
            <text:p>6,895.1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RADIANS([Iterations.I132])" office:value-type="float" office:value="2.19911485751286" calcext:value-type="float">
            <text:p>2.1991148575</text:p>
          </table:table-cell>
          <table:table-cell table:formula="of:=( ['a, e, i orbits'.$G$2] * (1 - ['a, e, i orbits'.$G$3]^2) ) / ( 1 + ['a, e, i orbits'.$G$3] * COS([Iterations.J132]) )" office:value-type="float" office:value="7888685.28717798" calcext:value-type="float">
            <text:p>7,888,685.29</text:p>
          </table:table-cell>
          <table:table-cell table:formula="of:=ATAN( ( ['a, e, i orbits'.$G$3] * SIN( [Iterations.J132] ) ) / ( 1 + ['a, e, i orbits'.$G$3] * COS( [Iterations.J132] ) ) )" office:value-type="float" office:value="0.0857432007806695" calcext:value-type="float">
            <text:p>0.0857432008</text:p>
          </table:table-cell>
          <table:table-cell table:formula="of:=SQRT( ['a, e, i orbits'.$B$6] * ( 2/[Iterations.K132] - 1/['a, e, i orbits'.$G$2] ))" office:value-type="float" office:value="6921.67051233364" calcext:value-type="float">
            <text:p>6,921.67</text:p>
          </table:table-cell>
        </table:table-row>
        <table:table-row table:style-name="ro1">
          <table:table-cell/>
          <table:table-cell table:formula="of:=[Iterations.B132]+[Iterations.$C$3]" office:value-type="float" office:value="2280.36341121112" calcext:value-type="float">
            <text:p>2280.36</text:p>
          </table:table-cell>
          <table:table-cell table:formula="of:=[Iterations.$F$3]*[Iterations.B133]" office:value-type="float" office:value="2.2165681500328" calcext:value-type="float">
            <text:p>2.21656815</text:p>
          </table:table-cell>
          <table:table-cell table:formula="of:=[Iterations.C133] + 2 * ['a, e, i orbits'.$G$3] * SIN( [Iterations.C133] ) + 1.25 * ['a, e, i orbits'.$G$3] * SIN( 2 * [Iterations.C133] )" office:value-type="float" office:value="2.25613754004997" calcext:value-type="float">
            <text:p>2.25613754</text:p>
          </table:table-cell>
          <table:table-cell table:formula="of:=( ['a, e, i orbits'.$G$2] * (1 - ['a, e, i orbits'.$G$3]^2) ) / ( 1 + ['a, e, i orbits'.$G$3] * COS([Iterations.D133]) )" office:value-type="float" office:value="7926711.04250262" calcext:value-type="float">
            <text:p>7,926,711.04</text:p>
          </table:table-cell>
          <table:table-cell table:formula="of:=ATAN( ( ['a, e, i orbits'.$G$3] * SIN( [Iterations.D133] ) ) / ( 1 + ['a, e, i orbits'.$G$3] * COS( [Iterations.D133] ) ) )" office:value-type="float" office:value="0.0824642044024511" calcext:value-type="float">
            <text:p>0.0824642044</text:p>
          </table:table-cell>
          <table:table-cell table:formula="of:=SQRT( ['a, e, i orbits'.$B$6] * ( 2/[Iterations.E133] - 1/['a, e, i orbits'.$G$2] ))" office:value-type="float" office:value="6886.56220196075" calcext:value-type="float">
            <text:p>6,886.56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RADIANS([Iterations.I133])" office:value-type="float" office:value="2.2165681500328" calcext:value-type="float">
            <text:p>2.21656815</text:p>
          </table:table-cell>
          <table:table-cell table:formula="of:=( ['a, e, i orbits'.$G$2] * (1 - ['a, e, i orbits'.$G$3]^2) ) / ( 1 + ['a, e, i orbits'.$G$3] * COS([Iterations.J133]) )" office:value-type="float" office:value="7900461.65114986" calcext:value-type="float">
            <text:p>7,900,461.65</text:p>
          </table:table-cell>
          <table:table-cell table:formula="of:=ATAN( ( ['a, e, i orbits'.$G$3] * SIN( [Iterations.J133] ) ) / ( 1 + ['a, e, i orbits'.$G$3] * COS( [Iterations.J133] ) ) )" office:value-type="float" office:value="0.084773967524199" calcext:value-type="float">
            <text:p>0.0847739675</text:p>
          </table:table-cell>
          <table:table-cell table:formula="of:=SQRT( ['a, e, i orbits'.$B$6] * ( 2/[Iterations.K133] - 1/['a, e, i orbits'.$G$2] ))" office:value-type="float" office:value="6910.78063946787" calcext:value-type="float">
            <text:p>6,910.78</text:p>
          </table:table-cell>
        </table:table-row>
        <table:table-row table:style-name="ro1">
          <table:table-cell/>
          <table:table-cell table:formula="of:=[Iterations.B133]+[Iterations.$C$3]" office:value-type="float" office:value="2298.31902862223" calcext:value-type="float">
            <text:p>2298.32</text:p>
          </table:table-cell>
          <table:table-cell table:formula="of:=[Iterations.$F$3]*[Iterations.B134]" office:value-type="float" office:value="2.23402144255275" calcext:value-type="float">
            <text:p>2.2340214426</text:p>
          </table:table-cell>
          <table:table-cell table:formula="of:=[Iterations.C134] + 2 * ['a, e, i orbits'.$G$3] * SIN( [Iterations.C134] ) + 1.25 * ['a, e, i orbits'.$G$3] * SIN( 2 * [Iterations.C134] )" office:value-type="float" office:value="2.27033662748959" calcext:value-type="float">
            <text:p>2.2703366275</text:p>
          </table:table-cell>
          <table:table-cell table:formula="of:=( ['a, e, i orbits'.$G$2] * (1 - ['a, e, i orbits'.$G$3]^2) ) / ( 1 + ['a, e, i orbits'.$G$3] * COS([Iterations.D134]) )" office:value-type="float" office:value="7935970.15312915" calcext:value-type="float">
            <text:p>7,935,970.15</text:p>
          </table:table-cell>
          <table:table-cell table:formula="of:=ATAN( ( ['a, e, i orbits'.$G$3] * SIN( [Iterations.D134] ) ) / ( 1 + ['a, e, i orbits'.$G$3] * COS( [Iterations.D134] ) ) )" office:value-type="float" office:value="0.0815977363059164" calcext:value-type="float">
            <text:p>0.0815977363</text:p>
          </table:table-cell>
          <table:table-cell table:formula="of:=SQRT( ['a, e, i orbits'.$B$6] * ( 2/[Iterations.E134] - 1/['a, e, i orbits'.$G$2] ))" office:value-type="float" office:value="6878.03747515244" calcext:value-type="float">
            <text:p>6,878.04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RADIANS([Iterations.I134])" office:value-type="float" office:value="2.23402144255274" calcext:value-type="float">
            <text:p>2.2340214426</text:p>
          </table:table-cell>
          <table:table-cell table:formula="of:=( ['a, e, i orbits'.$G$2] * (1 - ['a, e, i orbits'.$G$3]^2) ) / ( 1 + ['a, e, i orbits'.$G$3] * COS([Iterations.J134]) )" office:value-type="float" office:value="7912118.66502617" calcext:value-type="float">
            <text:p>7,912,118.67</text:p>
          </table:table-cell>
          <table:table-cell table:formula="of:=ATAN( ( ['a, e, i orbits'.$G$3] * SIN( [Iterations.J134] ) ) / ( 1 + ['a, e, i orbits'.$G$3] * COS( [Iterations.J134] ) ) )" office:value-type="float" office:value="0.0837743047523722" calcext:value-type="float">
            <text:p>0.0837743048</text:p>
          </table:table-cell>
          <table:table-cell table:formula="of:=SQRT( ['a, e, i orbits'.$B$6] * ( 2/[Iterations.K134] - 1/['a, e, i orbits'.$G$2] ))" office:value-type="float" office:value="6900.01620669439" calcext:value-type="float">
            <text:p>6,900.02</text:p>
          </table:table-cell>
        </table:table-row>
        <table:table-row table:style-name="ro1">
          <table:table-cell/>
          <table:table-cell table:formula="of:=[Iterations.B134]+[Iterations.$C$3]" office:value-type="float" office:value="2316.27464603334" calcext:value-type="float">
            <text:p>2316.27</text:p>
          </table:table-cell>
          <table:table-cell table:formula="of:=[Iterations.$F$3]*[Iterations.B135]" office:value-type="float" office:value="2.25147473507269" calcext:value-type="float">
            <text:p>2.2514747351</text:p>
          </table:table-cell>
          <table:table-cell table:formula="of:=[Iterations.C135] + 2 * ['a, e, i orbits'.$G$3] * SIN( [Iterations.C135] ) + 1.25 * ['a, e, i orbits'.$G$3] * SIN( 2 * [Iterations.C135] )" office:value-type="float" office:value="2.28463547727236" calcext:value-type="float">
            <text:p>2.2846354773</text:p>
          </table:table-cell>
          <table:table-cell table:formula="of:=( ['a, e, i orbits'.$G$2] * (1 - ['a, e, i orbits'.$G$3]^2) ) / ( 1 + ['a, e, i orbits'.$G$3] * COS([Iterations.D135]) )" office:value-type="float" office:value="7945204.66855304" calcext:value-type="float">
            <text:p>7,945,204.67</text:p>
          </table:table-cell>
          <table:table-cell table:formula="of:=ATAN( ( ['a, e, i orbits'.$G$3] * SIN( [Iterations.D135] ) ) / ( 1 + ['a, e, i orbits'.$G$3] * COS( [Iterations.D135] ) ) )" office:value-type="float" office:value="0.0807053073757595" calcext:value-type="float">
            <text:p>0.0807053074</text:p>
          </table:table-cell>
          <table:table-cell table:formula="of:=SQRT( ['a, e, i orbits'.$B$6] * ( 2/[Iterations.E135] - 1/['a, e, i orbits'.$G$2] ))" office:value-type="float" office:value="6869.54468277352" calcext:value-type="float">
            <text:p>6,869.54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RADIANS([Iterations.I135])" office:value-type="float" office:value="2.25147473507268" calcext:value-type="float">
            <text:p>2.2514747351</text:p>
          </table:table-cell>
          <table:table-cell table:formula="of:=( ['a, e, i orbits'.$G$2] * (1 - ['a, e, i orbits'.$G$3]^2) ) / ( 1 + ['a, e, i orbits'.$G$3] * COS([Iterations.J135]) )" office:value-type="float" office:value="7923651.54914506" calcext:value-type="float">
            <text:p>7,923,651.55</text:p>
          </table:table-cell>
          <table:table-cell table:formula="of:=ATAN( ( ['a, e, i orbits'.$G$3] * SIN( [Iterations.J135] ) ) / ( 1 + ['a, e, i orbits'.$G$3] * COS( [Iterations.J135] ) ) )" office:value-type="float" office:value="0.0827444295076569" calcext:value-type="float">
            <text:p>0.0827444295</text:p>
          </table:table-cell>
          <table:table-cell table:formula="of:=SQRT( ['a, e, i orbits'.$B$6] * ( 2/[Iterations.K135] - 1/['a, e, i orbits'.$G$2] ))" office:value-type="float" office:value="6889.38108857625" calcext:value-type="float">
            <text:p>6,889.38</text:p>
          </table:table-cell>
        </table:table-row>
        <table:table-row table:style-name="ro1">
          <table:table-cell/>
          <table:table-cell table:formula="of:=[Iterations.B135]+[Iterations.$C$3]" office:value-type="float" office:value="2334.23026344445" calcext:value-type="float">
            <text:p>2334.23</text:p>
          </table:table-cell>
          <table:table-cell table:formula="of:=[Iterations.$F$3]*[Iterations.B136]" office:value-type="float" office:value="2.26892802759263" calcext:value-type="float">
            <text:p>2.2689280276</text:p>
          </table:table-cell>
          <table:table-cell table:formula="of:=[Iterations.C136] + 2 * ['a, e, i orbits'.$G$3] * SIN( [Iterations.C136] ) + 1.25 * ['a, e, i orbits'.$G$3] * SIN( 2 * [Iterations.C136] )" office:value-type="float" office:value="2.2990359470899" calcext:value-type="float">
            <text:p>2.2990359471</text:p>
          </table:table-cell>
          <table:table-cell table:formula="of:=( ['a, e, i orbits'.$G$2] * (1 - ['a, e, i orbits'.$G$3]^2) ) / ( 1 + ['a, e, i orbits'.$G$3] * COS([Iterations.D136]) )" office:value-type="float" office:value="7954411.26037155" calcext:value-type="float">
            <text:p>7,954,411.26</text:p>
          </table:table-cell>
          <table:table-cell table:formula="of:=ATAN( ( ['a, e, i orbits'.$G$3] * SIN( [Iterations.D136] ) ) / ( 1 + ['a, e, i orbits'.$G$3] * COS( [Iterations.D136] ) ) )" office:value-type="float" office:value="0.0797865263175719" calcext:value-type="float">
            <text:p>0.0797865263</text:p>
          </table:table-cell>
          <table:table-cell table:formula="of:=SQRT( ['a, e, i orbits'.$B$6] * ( 2/[Iterations.E136] - 1/['a, e, i orbits'.$G$2] ))" office:value-type="float" office:value="6861.08677231852" calcext:value-type="float">
            <text:p>6,861.09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RADIANS([Iterations.I136])" office:value-type="float" office:value="2.26892802759263" calcext:value-type="float">
            <text:p>2.2689280276</text:p>
          </table:table-cell>
          <table:table-cell table:formula="of:=( ['a, e, i orbits'.$G$2] * (1 - ['a, e, i orbits'.$G$3]^2) ) / ( 1 + ['a, e, i orbits'.$G$3] * COS([Iterations.J136]) )" office:value-type="float" office:value="7935055.53821384" calcext:value-type="float">
            <text:p>7,935,055.54</text:p>
          </table:table-cell>
          <table:table-cell table:formula="of:=ATAN( ( ['a, e, i orbits'.$G$3] * SIN( [Iterations.J136] ) ) / ( 1 + ['a, e, i orbits'.$G$3] * COS( [Iterations.J136] ) ) )" office:value-type="float" office:value="0.0816845739573313" calcext:value-type="float">
            <text:p>0.081684574</text:p>
          </table:table-cell>
          <table:table-cell table:formula="of:=SQRT( ['a, e, i orbits'.$B$6] * ( 2/[Iterations.K136] - 1/['a, e, i orbits'.$G$2] ))" office:value-type="float" office:value="6878.87913190691" calcext:value-type="float">
            <text:p>6,878.88</text:p>
          </table:table-cell>
        </table:table-row>
        <table:table-row table:style-name="ro1">
          <table:table-cell/>
          <table:table-cell table:formula="of:=[Iterations.B136]+[Iterations.$C$3]" office:value-type="float" office:value="2352.18588085557" calcext:value-type="float">
            <text:p>2352.19</text:p>
          </table:table-cell>
          <table:table-cell table:formula="of:=[Iterations.$F$3]*[Iterations.B137]" office:value-type="float" office:value="2.28638132011258" calcext:value-type="float">
            <text:p>2.2863813201</text:p>
          </table:table-cell>
          <table:table-cell table:formula="of:=[Iterations.C137] + 2 * ['a, e, i orbits'.$G$3] * SIN( [Iterations.C137] ) + 1.25 * ['a, e, i orbits'.$G$3] * SIN( 2 * [Iterations.C137] )" office:value-type="float" office:value="2.31353972756443" calcext:value-type="float">
            <text:p>2.3135397276</text:p>
          </table:table-cell>
          <table:table-cell table:formula="of:=( ['a, e, i orbits'.$G$2] * (1 - ['a, e, i orbits'.$G$3]^2) ) / ( 1 + ['a, e, i orbits'.$G$3] * COS([Iterations.D137]) )" office:value-type="float" office:value="7963586.33203323" calcext:value-type="float">
            <text:p>7,963,586.33</text:p>
          </table:table-cell>
          <table:table-cell table:formula="of:=ATAN( ( ['a, e, i orbits'.$G$3] * SIN( [Iterations.D137] ) ) / ( 1 + ['a, e, i orbits'.$G$3] * COS( [Iterations.D137] ) ) )" office:value-type="float" office:value="0.0788410129213622" calcext:value-type="float">
            <text:p>0.0788410129</text:p>
          </table:table-cell>
          <table:table-cell table:formula="of:=SQRT( ['a, e, i orbits'.$B$6] * ( 2/[Iterations.E137] - 1/['a, e, i orbits'.$G$2] ))" office:value-type="float" office:value="6852.66692491064" calcext:value-type="float">
            <text:p>6,852.67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RADIANS([Iterations.I137])" office:value-type="float" office:value="2.28638132011257" calcext:value-type="float">
            <text:p>2.2863813201</text:p>
          </table:table-cell>
          <table:table-cell table:formula="of:=( ['a, e, i orbits'.$G$2] * (1 - ['a, e, i orbits'.$G$3]^2) ) / ( 1 + ['a, e, i orbits'.$G$3] * COS([Iterations.J137]) )" office:value-type="float" office:value="7946325.88437449" calcext:value-type="float">
            <text:p>7,946,325.88</text:p>
          </table:table-cell>
          <table:table-cell table:formula="of:=ATAN( ( ['a, e, i orbits'.$G$3] * SIN( [Iterations.J137] ) ) / ( 1 + ['a, e, i orbits'.$G$3] * COS( [Iterations.J137] ) ) )" office:value-type="float" office:value="0.0805949855069543" calcext:value-type="float">
            <text:p>0.0805949855</text:p>
          </table:table-cell>
          <table:table-cell table:formula="of:=SQRT( ['a, e, i orbits'.$B$6] * ( 2/[Iterations.K137] - 1/['a, e, i orbits'.$G$2] ))" office:value-type="float" office:value="6868.51415376974" calcext:value-type="float">
            <text:p>6,868.51</text:p>
          </table:table-cell>
        </table:table-row>
        <table:table-row table:style-name="ro1">
          <table:table-cell/>
          <table:table-cell table:formula="of:=[Iterations.B137]+[Iterations.$C$3]" office:value-type="float" office:value="2370.14149826668" calcext:value-type="float">
            <text:p>2370.14</text:p>
          </table:table-cell>
          <table:table-cell table:formula="of:=[Iterations.$F$3]*[Iterations.B138]" office:value-type="float" office:value="2.30383461263252" calcext:value-type="float">
            <text:p>2.3038346126</text:p>
          </table:table-cell>
          <table:table-cell table:formula="of:=[Iterations.C138] + 2 * ['a, e, i orbits'.$G$3] * SIN( [Iterations.C138] ) + 1.25 * ['a, e, i orbits'.$G$3] * SIN( 2 * [Iterations.C138] )" office:value-type="float" office:value="2.32814834080696" calcext:value-type="float">
            <text:p>2.3281483408</text:p>
          </table:table-cell>
          <table:table-cell table:formula="of:=( ['a, e, i orbits'.$G$2] * (1 - ['a, e, i orbits'.$G$3]^2) ) / ( 1 + ['a, e, i orbits'.$G$3] * COS([Iterations.D138]) )" office:value-type="float" office:value="7972726.01959248" calcext:value-type="float">
            <text:p>7,972,726.02</text:p>
          </table:table-cell>
          <table:table-cell table:formula="of:=ATAN( ( ['a, e, i orbits'.$G$3] * SIN( [Iterations.D138] ) ) / ( 1 + ['a, e, i orbits'.$G$3] * COS( [Iterations.D138] ) ) )" office:value-type="float" office:value="0.077868399990325" calcext:value-type="float">
            <text:p>0.0778684</text:p>
          </table:table-cell>
          <table:table-cell table:formula="of:=SQRT( ['a, e, i orbits'.$B$6] * ( 2/[Iterations.E138] - 1/['a, e, i orbits'.$G$2] ))" office:value-type="float" office:value="6844.28855351496" calcext:value-type="float">
            <text:p>6,844.29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RADIANS([Iterations.I138])" office:value-type="float" office:value="2.30383461263251" calcext:value-type="float">
            <text:p>2.3038346126</text:p>
          </table:table-cell>
          <table:table-cell table:formula="of:=( ['a, e, i orbits'.$G$2] * (1 - ['a, e, i orbits'.$G$3]^2) ) / ( 1 + ['a, e, i orbits'.$G$3] * COS([Iterations.J138]) )" office:value-type="float" office:value="7957457.86031475" calcext:value-type="float">
            <text:p>7,957,457.86</text:p>
          </table:table-cell>
          <table:table-cell table:formula="of:=ATAN( ( ['a, e, i orbits'.$G$3] * SIN( [Iterations.J138] ) ) / ( 1 + ['a, e, i orbits'.$G$3] * COS( [Iterations.J138] ) ) )" office:value-type="float" office:value="0.0794759269018766" calcext:value-type="float">
            <text:p>0.0794759269</text:p>
          </table:table-cell>
          <table:table-cell table:formula="of:=SQRT( ['a, e, i orbits'.$B$6] * ( 2/[Iterations.K138] - 1/['a, e, i orbits'.$G$2] ))" office:value-type="float" office:value="6858.28993958079" calcext:value-type="float">
            <text:p>6,858.29</text:p>
          </table:table-cell>
        </table:table-row>
        <table:table-row table:style-name="ro1">
          <table:table-cell/>
          <table:table-cell table:formula="of:=[Iterations.B138]+[Iterations.$C$3]" office:value-type="float" office:value="2388.09711567779" calcext:value-type="float">
            <text:p>2388.10</text:p>
          </table:table-cell>
          <table:table-cell table:formula="of:=[Iterations.$F$3]*[Iterations.B139]" office:value-type="float" office:value="2.32128790515246" calcext:value-type="float">
            <text:p>2.3212879052</text:p>
          </table:table-cell>
          <table:table-cell table:formula="of:=[Iterations.C139] + 2 * ['a, e, i orbits'.$G$3] * SIN( [Iterations.C139] ) + 1.25 * ['a, e, i orbits'.$G$3] * SIN( 2 * [Iterations.C139] )" office:value-type="float" office:value="2.34286313919382" calcext:value-type="float">
            <text:p>2.3428631392</text:p>
          </table:table-cell>
          <table:table-cell table:formula="of:=( ['a, e, i orbits'.$G$2] * (1 - ['a, e, i orbits'.$G$3]^2) ) / ( 1 + ['a, e, i orbits'.$G$3] * COS([Iterations.D139]) )" office:value-type="float" office:value="7981826.19329159" calcext:value-type="float">
            <text:p>7,981,826.19</text:p>
          </table:table-cell>
          <table:table-cell table:formula="of:=ATAN( ( ['a, e, i orbits'.$G$3] * SIN( [Iterations.D139] ) ) / ( 1 + ['a, e, i orbits'.$G$3] * COS( [Iterations.D139] ) ) )" office:value-type="float" office:value="0.0768683353013269" calcext:value-type="float">
            <text:p>0.0768683353</text:p>
          </table:table-cell>
          <table:table-cell table:formula="of:=SQRT( ['a, e, i orbits'.$B$6] * ( 2/[Iterations.E139] - 1/['a, e, i orbits'.$G$2] ))" office:value-type="float" office:value="6835.95530043868" calcext:value-type="float">
            <text:p>6,835.96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RADIANS([Iterations.I139])" office:value-type="float" office:value="2.32128790515246" calcext:value-type="float">
            <text:p>2.3212879052</text:p>
          </table:table-cell>
          <table:table-cell table:formula="of:=( ['a, e, i orbits'.$G$2] * (1 - ['a, e, i orbits'.$G$3]^2) ) / ( 1 + ['a, e, i orbits'.$G$3] * COS([Iterations.J139]) )" office:value-type="float" office:value="7968446.76242169" calcext:value-type="float">
            <text:p>7,968,446.76</text:p>
          </table:table-cell>
          <table:table-cell table:formula="of:=ATAN( ( ['a, e, i orbits'.$G$3] * SIN( [Iterations.J139] ) ) / ( 1 + ['a, e, i orbits'.$G$3] * COS( [Iterations.J139] ) ) )" office:value-type="float" office:value="0.0783276763162577" calcext:value-type="float">
            <text:p>0.0783276763</text:p>
          </table:table-cell>
          <table:table-cell table:formula="of:=SQRT( ['a, e, i orbits'.$B$6] * ( 2/[Iterations.K139] - 1/['a, e, i orbits'.$G$2] ))" office:value-type="float" office:value="6848.21024111625" calcext:value-type="float">
            <text:p>6,848.21</text:p>
          </table:table-cell>
        </table:table-row>
        <table:table-row table:style-name="ro1">
          <table:table-cell/>
          <table:table-cell table:formula="of:=[Iterations.B139]+[Iterations.$C$3]" office:value-type="float" office:value="2406.0527330889" calcext:value-type="float">
            <text:p>2406.05</text:p>
          </table:table-cell>
          <table:table-cell table:formula="of:=[Iterations.$F$3]*[Iterations.B140]" office:value-type="float" office:value="2.33874119767241" calcext:value-type="float">
            <text:p>2.3387411977</text:p>
          </table:table-cell>
          <table:table-cell table:formula="of:=[Iterations.C140] + 2 * ['a, e, i orbits'.$G$3] * SIN( [Iterations.C140] ) + 1.25 * ['a, e, i orbits'.$G$3] * SIN( 2 * [Iterations.C140] )" office:value-type="float" office:value="2.35768530436275" calcext:value-type="float">
            <text:p>2.3576853044</text:p>
          </table:table-cell>
          <table:table-cell table:formula="of:=( ['a, e, i orbits'.$G$2] * (1 - ['a, e, i orbits'.$G$3]^2) ) / ( 1 + ['a, e, i orbits'.$G$3] * COS([Iterations.D140]) )" office:value-type="float" office:value="7990882.46000062" calcext:value-type="float">
            <text:p>7,990,882.46</text:p>
          </table:table-cell>
          <table:table-cell table:formula="of:=ATAN( ( ['a, e, i orbits'.$G$3] * SIN( [Iterations.D140] ) ) / ( 1 + ['a, e, i orbits'.$G$3] * COS( [Iterations.D140] ) ) )" office:value-type="float" office:value="0.0758404835923515" calcext:value-type="float">
            <text:p>0.0758404836</text:p>
          </table:table-cell>
          <table:table-cell table:formula="of:=SQRT( ['a, e, i orbits'.$B$6] * ( 2/[Iterations.E140] - 1/['a, e, i orbits'.$G$2] ))" office:value-type="float" office:value="6827.67103409923" calcext:value-type="float">
            <text:p>6,827.67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RADIANS([Iterations.I140])" office:value-type="float" office:value="2.3387411976724" calcext:value-type="float">
            <text:p>2.3387411977</text:p>
          </table:table-cell>
          <table:table-cell table:formula="of:=( ['a, e, i orbits'.$G$2] * (1 - ['a, e, i orbits'.$G$3]^2) ) / ( 1 + ['a, e, i orbits'.$G$3] * COS([Iterations.J140]) )" office:value-type="float" office:value="7979287.91397447" calcext:value-type="float">
            <text:p>7,979,287.91</text:p>
          </table:table-cell>
          <table:table-cell table:formula="of:=ATAN( ( ['a, e, i orbits'.$G$3] * SIN( [Iterations.J140] ) ) / ( 1 + ['a, e, i orbits'.$G$3] * COS( [Iterations.J140] ) ) )" office:value-type="float" office:value="0.0771505274290596" calcext:value-type="float">
            <text:p>0.0771505274</text:p>
          </table:table-cell>
          <table:table-cell table:formula="of:=SQRT( ['a, e, i orbits'.$B$6] * ( 2/[Iterations.K140] - 1/['a, e, i orbits'.$G$2] ))" office:value-type="float" office:value="6838.27877452635" calcext:value-type="float">
            <text:p>6,838.28</text:p>
          </table:table-cell>
        </table:table-row>
        <table:table-row table:style-name="ro1">
          <table:table-cell/>
          <table:table-cell table:formula="of:=[Iterations.B140]+[Iterations.$C$3]" office:value-type="float" office:value="2424.00835050001" calcext:value-type="float">
            <text:p>2424.01</text:p>
          </table:table-cell>
          <table:table-cell table:formula="of:=[Iterations.$F$3]*[Iterations.B141]" office:value-type="float" office:value="2.35619449019235" calcext:value-type="float">
            <text:p>2.3561944902</text:p>
          </table:table-cell>
          <table:table-cell table:formula="of:=[Iterations.C141] + 2 * ['a, e, i orbits'.$G$3] * SIN( [Iterations.C141] ) + 1.25 * ['a, e, i orbits'.$G$3] * SIN( 2 * [Iterations.C141] )" office:value-type="float" office:value="2.37261584642966" calcext:value-type="float">
            <text:p>2.3726158464</text:p>
          </table:table-cell>
          <table:table-cell table:formula="of:=( ['a, e, i orbits'.$G$2] * (1 - ['a, e, i orbits'.$G$3]^2) ) / ( 1 + ['a, e, i orbits'.$G$3] * COS([Iterations.D141]) )" office:value-type="float" office:value="7999890.16654358" calcext:value-type="float">
            <text:p>7,999,890.17</text:p>
          </table:table-cell>
          <table:table-cell table:formula="of:=ATAN( ( ['a, e, i orbits'.$G$3] * SIN( [Iterations.D141] ) ) / ( 1 + ['a, e, i orbits'.$G$3] * COS( [Iterations.D141] ) ) )" office:value-type="float" office:value="0.0747845285716335" calcext:value-type="float">
            <text:p>0.0747845286</text:p>
          </table:table-cell>
          <table:table-cell table:formula="of:=SQRT( ['a, e, i orbits'.$B$6] * ( 2/[Iterations.E141] - 1/['a, e, i orbits'.$G$2] ))" office:value-type="float" office:value="6819.43984504282" calcext:value-type="float">
            <text:p>6,819.44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RADIANS([Iterations.I141])" office:value-type="float" office:value="2.35619449019234" calcext:value-type="float">
            <text:p>2.3561944902</text:p>
          </table:table-cell>
          <table:table-cell table:formula="of:=( ['a, e, i orbits'.$G$2] * (1 - ['a, e, i orbits'.$G$3]^2) ) / ( 1 + ['a, e, i orbits'.$G$3] * COS([Iterations.J141]) )" office:value-type="float" office:value="7989976.66837288" calcext:value-type="float">
            <text:p>7,989,976.67</text:p>
          </table:table-cell>
          <table:table-cell table:formula="of:=ATAN( ( ['a, e, i orbits'.$G$3] * SIN( [Iterations.J141] ) ) / ( 1 + ['a, e, i orbits'.$G$3] * COS( [Iterations.J141] ) ) )" office:value-type="float" office:value="0.0759447894864998" calcext:value-type="float">
            <text:p>0.0759447895</text:p>
          </table:table-cell>
          <table:table-cell table:formula="of:=SQRT( ['a, e, i orbits'.$B$6] * ( 2/[Iterations.K141] - 1/['a, e, i orbits'.$G$2] ))" office:value-type="float" office:value="6828.49921833725" calcext:value-type="float">
            <text:p>6,828.50</text:p>
          </table:table-cell>
        </table:table-row>
        <table:table-row table:style-name="ro1">
          <table:table-cell/>
          <table:table-cell table:formula="of:=[Iterations.B141]+[Iterations.$C$3]" office:value-type="float" office:value="2441.96396791112" calcext:value-type="float">
            <text:p>2441.96</text:p>
          </table:table-cell>
          <table:table-cell table:formula="of:=[Iterations.$F$3]*[Iterations.B142]" office:value-type="float" office:value="2.37364778271229" calcext:value-type="float">
            <text:p>2.3736477827</text:p>
          </table:table-cell>
          <table:table-cell table:formula="of:=[Iterations.C142] + 2 * ['a, e, i orbits'.$G$3] * SIN( [Iterations.C142] ) + 1.25 * ['a, e, i orbits'.$G$3] * SIN( 2 * [Iterations.C142] )" office:value-type="float" office:value="2.38765560342671" calcext:value-type="float">
            <text:p>2.3876556034</text:p>
          </table:table-cell>
          <table:table-cell table:formula="of:=( ['a, e, i orbits'.$G$2] * (1 - ['a, e, i orbits'.$G$3]^2) ) / ( 1 + ['a, e, i orbits'.$G$3] * COS([Iterations.D142]) )" office:value-type="float" office:value="8008844.40393779" calcext:value-type="float">
            <text:p>8,008,844.40</text:p>
          </table:table-cell>
          <table:table-cell table:formula="of:=ATAN( ( ['a, e, i orbits'.$G$3] * SIN( [Iterations.D142] ) ) / ( 1 + ['a, e, i orbits'.$G$3] * COS( [Iterations.D142] ) ) )" office:value-type="float" office:value="0.073700174942697" calcext:value-type="float">
            <text:p>0.0737001749</text:p>
          </table:table-cell>
          <table:table-cell table:formula="of:=SQRT( ['a, e, i orbits'.$B$6] * ( 2/[Iterations.E142] - 1/['a, e, i orbits'.$G$2] ))" office:value-type="float" office:value="6811.26604119795" calcext:value-type="float">
            <text:p>6,811.2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RADIANS([Iterations.I142])" office:value-type="float" office:value="2.37364778271229" calcext:value-type="float">
            <text:p>2.3736477827</text:p>
          </table:table-cell>
          <table:table-cell table:formula="of:=( ['a, e, i orbits'.$G$2] * (1 - ['a, e, i orbits'.$G$3]^2) ) / ( 1 + ['a, e, i orbits'.$G$3] * COS([Iterations.J142]) )" office:value-type="float" office:value="8000508.41239822" calcext:value-type="float">
            <text:p>8,000,508.41</text:p>
          </table:table-cell>
          <table:table-cell table:formula="of:=ATAN( ( ['a, e, i orbits'.$G$3] * SIN( [Iterations.J142] ) ) / ( 1 + ['a, e, i orbits'.$G$3] * COS( [Iterations.J142] ) ) )" office:value-type="float" office:value="0.0747107873504569" calcext:value-type="float">
            <text:p>0.0747107874</text:p>
          </table:table-cell>
          <table:table-cell table:formula="of:=SQRT( ['a, e, i orbits'.$B$6] * ( 2/[Iterations.K142] - 1/['a, e, i orbits'.$G$2] ))" office:value-type="float" office:value="6818.87521144277" calcext:value-type="float">
            <text:p>6,818.88</text:p>
          </table:table-cell>
        </table:table-row>
        <table:table-row table:style-name="ro1">
          <table:table-cell/>
          <table:table-cell table:formula="of:=[Iterations.B142]+[Iterations.$C$3]" office:value-type="float" office:value="2459.91958532223" calcext:value-type="float">
            <text:p>2459.92</text:p>
          </table:table-cell>
          <table:table-cell table:formula="of:=[Iterations.$F$3]*[Iterations.B143]" office:value-type="float" office:value="2.39110107523224" calcext:value-type="float">
            <text:p>2.3911010752</text:p>
          </table:table-cell>
          <table:table-cell table:formula="of:=[Iterations.C143] + 2 * ['a, e, i orbits'.$G$3] * SIN( [Iterations.C143] ) + 1.25 * ['a, e, i orbits'.$G$3] * SIN( 2 * [Iterations.C143] )" office:value-type="float" office:value="2.40280524096226" calcext:value-type="float">
            <text:p>2.402805241</text:p>
          </table:table-cell>
          <table:table-cell table:formula="of:=( ['a, e, i orbits'.$G$2] * (1 - ['a, e, i orbits'.$G$3]^2) ) / ( 1 + ['a, e, i orbits'.$G$3] * COS([Iterations.D143]) )" office:value-type="float" office:value="8017740.01257081" calcext:value-type="float">
            <text:p>8,017,740.01</text:p>
          </table:table-cell>
          <table:table-cell table:formula="of:=ATAN( ( ['a, e, i orbits'.$G$3] * SIN( [Iterations.D143] ) ) / ( 1 + ['a, e, i orbits'.$G$3] * COS( [Iterations.D143] ) ) )" office:value-type="float" office:value="0.0725871504389923" calcext:value-type="float">
            <text:p>0.0725871504</text:p>
          </table:table-cell>
          <table:table-cell table:formula="of:=SQRT( ['a, e, i orbits'.$B$6] * ( 2/[Iterations.E143] - 1/['a, e, i orbits'.$G$2] ))" office:value-type="float" office:value="6803.15414235008" calcext:value-type="float">
            <text:p>6,803.1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RADIANS([Iterations.I143])" office:value-type="float" office:value="2.39110107523223" calcext:value-type="float">
            <text:p>2.3911010752</text:p>
          </table:table-cell>
          <table:table-cell table:formula="of:=( ['a, e, i orbits'.$G$2] * (1 - ['a, e, i orbits'.$G$3]^2) ) / ( 1 + ['a, e, i orbits'.$G$3] * COS([Iterations.J143]) )" office:value-type="float" office:value="8010878.56950275" calcext:value-type="float">
            <text:p>8,010,878.57</text:p>
          </table:table-cell>
          <table:table-cell table:formula="of:=ATAN( ( ['a, e, i orbits'.$G$3] * SIN( [Iterations.J143] ) ) / ( 1 + ['a, e, i orbits'.$G$3] * COS( [Iterations.J143] ) ) )" office:value-type="float" office:value="0.0734488615323331" calcext:value-type="float">
            <text:p>0.0734488615</text:p>
          </table:table-cell>
          <table:table-cell table:formula="of:=SQRT( ['a, e, i orbits'.$B$6] * ( 2/[Iterations.K143] - 1/['a, e, i orbits'.$G$2] ))" office:value-type="float" office:value="6809.4103510878" calcext:value-type="float">
            <text:p>6,809.41</text:p>
          </table:table-cell>
        </table:table-row>
        <table:table-row table:style-name="ro1">
          <table:table-cell/>
          <table:table-cell table:formula="of:=[Iterations.B143]+[Iterations.$C$3]" office:value-type="float" office:value="2477.87520273334" calcext:value-type="float">
            <text:p>2477.88</text:p>
          </table:table-cell>
          <table:table-cell table:formula="of:=[Iterations.$F$3]*[Iterations.B144]" office:value-type="float" office:value="2.40855436775218" calcext:value-type="float">
            <text:p>2.4085543678</text:p>
          </table:table-cell>
          <table:table-cell table:formula="of:=[Iterations.C144] + 2 * ['a, e, i orbits'.$G$3] * SIN( [Iterations.C144] ) + 1.25 * ['a, e, i orbits'.$G$3] * SIN( 2 * [Iterations.C144] )" office:value-type="float" office:value="2.41806525210292" calcext:value-type="float">
            <text:p>2.4180652521</text:p>
          </table:table-cell>
          <table:table-cell table:formula="of:=( ['a, e, i orbits'.$G$2] * (1 - ['a, e, i orbits'.$G$3]^2) ) / ( 1 + ['a, e, i orbits'.$G$3] * COS([Iterations.D144]) )" office:value-type="float" office:value="8026571.5883369" calcext:value-type="float">
            <text:p>8,026,571.59</text:p>
          </table:table-cell>
          <table:table-cell table:formula="of:=ATAN( ( ['a, e, i orbits'.$G$3] * SIN( [Iterations.D144] ) ) / ( 1 + ['a, e, i orbits'.$G$3] * COS( [Iterations.D144] ) ) )" office:value-type="float" office:value="0.0714452078613139" calcext:value-type="float">
            <text:p>0.0714452079</text:p>
          </table:table-cell>
          <table:table-cell table:formula="of:=SQRT( ['a, e, i orbits'.$B$6] * ( 2/[Iterations.E144] - 1/['a, e, i orbits'.$G$2] ))" office:value-type="float" office:value="6795.1088738266" calcext:value-type="float">
            <text:p>6,795.11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RADIANS([Iterations.I144])" office:value-type="float" office:value="2.40855436775217" calcext:value-type="float">
            <text:p>2.4085543678</text:p>
          </table:table-cell>
          <table:table-cell table:formula="of:=( ['a, e, i orbits'.$G$2] * (1 - ['a, e, i orbits'.$G$3]^2) ) / ( 1 + ['a, e, i orbits'.$G$3] * COS([Iterations.J144]) )" office:value-type="float" office:value="8021082.60312382" calcext:value-type="float">
            <text:p>8,021,082.60</text:p>
          </table:table-cell>
          <table:table-cell table:formula="of:=ATAN( ( ['a, e, i orbits'.$G$3] * SIN( [Iterations.J144] ) ) / ( 1 + ['a, e, i orbits'.$G$3] * COS( [Iterations.J144] ) ) )" office:value-type="float" office:value="0.0721593682118987" calcext:value-type="float">
            <text:p>0.0721593682</text:p>
          </table:table-cell>
          <table:table-cell table:formula="of:=SQRT( ['a, e, i orbits'.$B$6] * ( 2/[Iterations.K144] - 1/['a, e, i orbits'.$G$2] ))" office:value-type="float" office:value="6800.1081908452" calcext:value-type="float">
            <text:p>6,800.11</text:p>
          </table:table-cell>
        </table:table-row>
        <table:table-row table:style-name="ro1">
          <table:table-cell/>
          <table:table-cell table:formula="of:=[Iterations.B144]+[Iterations.$C$3]" office:value-type="float" office:value="2495.83082014446" calcext:value-type="float">
            <text:p>2495.83</text:p>
          </table:table-cell>
          <table:table-cell table:formula="of:=[Iterations.$F$3]*[Iterations.B145]" office:value-type="float" office:value="2.42600766027212" calcext:value-type="float">
            <text:p>2.4260076603</text:p>
          </table:table-cell>
          <table:table-cell table:formula="of:=[Iterations.C145] + 2 * ['a, e, i orbits'.$G$3] * SIN( [Iterations.C145] ) + 1.25 * ['a, e, i orbits'.$G$3] * SIN( 2 * [Iterations.C145] )" office:value-type="float" office:value="2.43343595747753" calcext:value-type="float">
            <text:p>2.4334359575</text:p>
          </table:table-cell>
          <table:table-cell table:formula="of:=( ['a, e, i orbits'.$G$2] * (1 - ['a, e, i orbits'.$G$3]^2) ) / ( 1 + ['a, e, i orbits'.$G$3] * COS([Iterations.D145]) )" office:value-type="float" office:value="8035333.48975177" calcext:value-type="float">
            <text:p>8,035,333.49</text:p>
          </table:table-cell>
          <table:table-cell table:formula="of:=ATAN( ( ['a, e, i orbits'.$G$3] * SIN( [Iterations.D145] ) ) / ( 1 + ['a, e, i orbits'.$G$3] * COS( [Iterations.D145] ) ) )" office:value-type="float" office:value="0.0702741271106726" calcext:value-type="float">
            <text:p>0.0702741271</text:p>
          </table:table-cell>
          <table:table-cell table:formula="of:=SQRT( ['a, e, i orbits'.$B$6] * ( 2/[Iterations.E145] - 1/['a, e, i orbits'.$G$2] ))" office:value-type="float" office:value="6787.13515938345" calcext:value-type="float">
            <text:p>6,787.14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RADIANS([Iterations.I145])" office:value-type="float" office:value="2.42600766027212" calcext:value-type="float">
            <text:p>2.4260076603</text:p>
          </table:table-cell>
          <table:table-cell table:formula="of:=( ['a, e, i orbits'.$G$2] * (1 - ['a, e, i orbits'.$G$3]^2) ) / ( 1 + ['a, e, i orbits'.$G$3] * COS([Iterations.J145]) )" office:value-type="float" office:value="8031116.02001888" calcext:value-type="float">
            <text:p>8,031,116.02</text:p>
          </table:table-cell>
          <table:table-cell table:formula="of:=ATAN( ( ['a, e, i orbits'.$G$3] * SIN( [Iterations.J145] ) ) / ( 1 + ['a, e, i orbits'.$G$3] * COS( [Iterations.J145] ) ) )" office:value-type="float" office:value="0.0708426792406539" calcext:value-type="float">
            <text:p>0.0708426792</text:p>
          </table:table-cell>
          <table:table-cell table:formula="of:=SQRT( ['a, e, i orbits'.$B$6] * ( 2/[Iterations.K145] - 1/['a, e, i orbits'.$G$2] ))" office:value-type="float" office:value="6790.97223858831" calcext:value-type="float">
            <text:p>6,790.97</text:p>
          </table:table-cell>
        </table:table-row>
        <table:table-row table:style-name="ro1">
          <table:table-cell/>
          <table:table-cell table:formula="of:=[Iterations.B145]+[Iterations.$C$3]" office:value-type="float" office:value="2513.78643755557" calcext:value-type="float">
            <text:p>2513.79</text:p>
          </table:table-cell>
          <table:table-cell table:formula="of:=[Iterations.$F$3]*[Iterations.B146]" office:value-type="float" office:value="2.44346095279207" calcext:value-type="float">
            <text:p>2.4434609528</text:p>
          </table:table-cell>
          <table:table-cell table:formula="of:=[Iterations.C146] + 2 * ['a, e, i orbits'.$G$3] * SIN( [Iterations.C146] ) + 1.25 * ['a, e, i orbits'.$G$3] * SIN( 2 * [Iterations.C146] )" office:value-type="float" office:value="2.44891750560285" calcext:value-type="float">
            <text:p>2.4489175056</text:p>
          </table:table-cell>
          <table:table-cell table:formula="of:=( ['a, e, i orbits'.$G$2] * (1 - ['a, e, i orbits'.$G$3]^2) ) / ( 1 + ['a, e, i orbits'.$G$3] * COS([Iterations.D146]) )" office:value-type="float" office:value="8044019.84606123" calcext:value-type="float">
            <text:p>8,044,019.85</text:p>
          </table:table-cell>
          <table:table-cell table:formula="of:=ATAN( ( ['a, e, i orbits'.$G$3] * SIN( [Iterations.D146] ) ) / ( 1 + ['a, e, i orbits'.$G$3] * COS( [Iterations.D146] ) ) )" office:value-type="float" office:value="0.0690737172088019" calcext:value-type="float">
            <text:p>0.0690737172</text:p>
          </table:table-cell>
          <table:table-cell table:formula="of:=SQRT( ['a, e, i orbits'.$B$6] * ( 2/[Iterations.E146] - 1/['a, e, i orbits'.$G$2] ))" office:value-type="float" office:value="6779.2381132878" calcext:value-type="float">
            <text:p>6,779.2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RADIANS([Iterations.I146])" office:value-type="float" office:value="2.44346095279206" calcext:value-type="float">
            <text:p>2.4434609528</text:p>
          </table:table-cell>
          <table:table-cell table:formula="of:=( ['a, e, i orbits'.$G$2] * (1 - ['a, e, i orbits'.$G$3]^2) ) / ( 1 + ['a, e, i orbits'.$G$3] * COS([Iterations.J146]) )" office:value-type="float" office:value="8040974.37361715" calcext:value-type="float">
            <text:p>8,040,974.37</text:p>
          </table:table-cell>
          <table:table-cell table:formula="of:=ATAN( ( ['a, e, i orbits'.$G$3] * SIN( [Iterations.J146] ) ) / ( 1 + ['a, e, i orbits'.$G$3] * COS( [Iterations.J146] ) ) )" office:value-type="float" office:value="0.06949918212927" calcext:value-type="float">
            <text:p>0.0694991821</text:p>
          </table:table-cell>
          <table:table-cell table:formula="of:=SQRT( ['a, e, i orbits'.$B$6] * ( 2/[Iterations.K146] - 1/['a, e, i orbits'.$G$2] ))" office:value-type="float" office:value="6782.00595446103" calcext:value-type="float">
            <text:p>6,782.01</text:p>
          </table:table-cell>
        </table:table-row>
        <table:table-row table:style-name="ro1">
          <table:table-cell/>
          <table:table-cell table:formula="of:=[Iterations.B146]+[Iterations.$C$3]" office:value-type="float" office:value="2531.74205496668" calcext:value-type="float">
            <text:p>2531.74</text:p>
          </table:table-cell>
          <table:table-cell table:formula="of:=[Iterations.$F$3]*[Iterations.B147]" office:value-type="float" office:value="2.46091424531201" calcext:value-type="float">
            <text:p>2.4609142453</text:p>
          </table:table-cell>
          <table:table-cell table:formula="of:=[Iterations.C147] + 2 * ['a, e, i orbits'.$G$3] * SIN( [Iterations.C147] ) + 1.25 * ['a, e, i orbits'.$G$3] * SIN( 2 * [Iterations.C147] )" office:value-type="float" office:value="2.46450987343025" calcext:value-type="float">
            <text:p>2.4645098734</text:p>
          </table:table-cell>
          <table:table-cell table:formula="of:=( ['a, e, i orbits'.$G$2] * (1 - ['a, e, i orbits'.$G$3]^2) ) / ( 1 + ['a, e, i orbits'.$G$3] * COS([Iterations.D147]) )" office:value-type="float" office:value="8052624.5663555" calcext:value-type="float">
            <text:p>8,052,624.57</text:p>
          </table:table-cell>
          <table:table-cell table:formula="of:=ATAN( ( ['a, e, i orbits'.$G$3] * SIN( [Iterations.D147] ) ) / ( 1 + ['a, e, i orbits'.$G$3] * COS( [Iterations.D147] ) ) )" office:value-type="float" office:value="0.0678438182980096" calcext:value-type="float">
            <text:p>0.0678438183</text:p>
          </table:table-cell>
          <table:table-cell table:formula="of:=SQRT( ['a, e, i orbits'.$B$6] * ( 2/[Iterations.E147] - 1/['a, e, i orbits'.$G$2] ))" office:value-type="float" office:value="6771.42303159425" calcext:value-type="float">
            <text:p>6,771.42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RADIANS([Iterations.I147])" office:value-type="float" office:value="2.460914245312" calcext:value-type="float">
            <text:p>2.4609142453</text:p>
          </table:table-cell>
          <table:table-cell table:formula="of:=( ['a, e, i orbits'.$G$2] * (1 - ['a, e, i orbits'.$G$3]^2) ) / ( 1 + ['a, e, i orbits'.$G$3] * COS([Iterations.J147]) )" office:value-type="float" office:value="8050653.26738377" calcext:value-type="float">
            <text:p>8,050,653.27</text:p>
          </table:table-cell>
          <table:table-cell table:formula="of:=ATAN( ( ['a, e, i orbits'.$G$3] * SIN( [Iterations.J147] ) ) / ( 1 + ['a, e, i orbits'.$G$3] * COS( [Iterations.J147] ) ) )" office:value-type="float" office:value="0.0681292800186864" calcext:value-type="float">
            <text:p>0.06812928</text:p>
          </table:table-cell>
          <table:table-cell table:formula="of:=SQRT( ['a, e, i orbits'.$B$6] * ( 2/[Iterations.K147] - 1/['a, e, i orbits'.$G$2] ))" office:value-type="float" office:value="6773.21274884763" calcext:value-type="float">
            <text:p>6,773.21</text:p>
          </table:table-cell>
        </table:table-row>
        <table:table-row table:style-name="ro1">
          <table:table-cell/>
          <table:table-cell table:formula="of:=[Iterations.B147]+[Iterations.$C$3]" office:value-type="float" office:value="2549.69767237779" calcext:value-type="float">
            <text:p>2549.70</text:p>
          </table:table-cell>
          <table:table-cell table:formula="of:=[Iterations.$F$3]*[Iterations.B148]" office:value-type="float" office:value="2.47836753783195" calcext:value-type="float">
            <text:p>2.4783675378</text:p>
          </table:table-cell>
          <table:table-cell table:formula="of:=[Iterations.C148] + 2 * ['a, e, i orbits'.$G$3] * SIN( [Iterations.C148] ) + 1.25 * ['a, e, i orbits'.$G$3] * SIN( 2 * [Iterations.C148] )" office:value-type="float" office:value="2.48021286711259" calcext:value-type="float">
            <text:p>2.4802128671</text:p>
          </table:table-cell>
          <table:table-cell table:formula="of:=( ['a, e, i orbits'.$G$2] * (1 - ['a, e, i orbits'.$G$3]^2) ) / ( 1 + ['a, e, i orbits'.$G$3] * COS([Iterations.D148]) )" office:value-type="float" office:value="8061141.34969677" calcext:value-type="float">
            <text:p>8,061,141.35</text:p>
          </table:table-cell>
          <table:table-cell table:formula="of:=ATAN( ( ['a, e, i orbits'.$G$3] * SIN( [Iterations.D148] ) ) / ( 1 + ['a, e, i orbits'.$G$3] * COS( [Iterations.D148] ) ) )" office:value-type="float" office:value="0.0665843036116276" calcext:value-type="float">
            <text:p>0.0665843036</text:p>
          </table:table-cell>
          <table:table-cell table:formula="of:=SQRT( ['a, e, i orbits'.$B$6] * ( 2/[Iterations.E148] - 1/['a, e, i orbits'.$G$2] ))" office:value-type="float" office:value="6763.69538261551" calcext:value-type="float">
            <text:p>6,763.70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RADIANS([Iterations.I148])" office:value-type="float" office:value="2.47836753783195" calcext:value-type="float">
            <text:p>2.4783675378</text:p>
          </table:table-cell>
          <table:table-cell table:formula="of:=( ['a, e, i orbits'.$G$2] * (1 - ['a, e, i orbits'.$G$3]^2) ) / ( 1 + ['a, e, i orbits'.$G$3] * COS([Iterations.J148]) )" office:value-type="float" office:value="8060148.35819209" calcext:value-type="float">
            <text:p>8,060,148.36</text:p>
          </table:table-cell>
          <table:table-cell table:formula="of:=ATAN( ( ['a, e, i orbits'.$G$3] * SIN( [Iterations.J148] ) ) / ( 1 + ['a, e, i orbits'.$G$3] * COS( [Iterations.J148] ) ) )" office:value-type="float" office:value="0.0667333916344692" calcext:value-type="float">
            <text:p>0.0667333916</text:p>
          </table:table-cell>
          <table:table-cell table:formula="of:=SQRT( ['a, e, i orbits'.$B$6] * ( 2/[Iterations.K148] - 1/['a, e, i orbits'.$G$2] ))" office:value-type="float" office:value="6764.59598034447" calcext:value-type="float">
            <text:p>6,764.60</text:p>
          </table:table-cell>
        </table:table-row>
        <table:table-row table:style-name="ro1">
          <table:table-cell/>
          <table:table-cell table:formula="of:=[Iterations.B148]+[Iterations.$C$3]" office:value-type="float" office:value="2567.6532897889" calcext:value-type="float">
            <text:p>2567.65</text:p>
          </table:table-cell>
          <table:table-cell table:formula="of:=[Iterations.$F$3]*[Iterations.B149]" office:value-type="float" office:value="2.4958208303519" calcext:value-type="float">
            <text:p>2.4958208304</text:p>
          </table:table-cell>
          <table:table-cell table:formula="of:=[Iterations.C149] + 2 * ['a, e, i orbits'.$G$3] * SIN( [Iterations.C149] ) + 1.25 * ['a, e, i orbits'.$G$3] * SIN( 2 * [Iterations.C149] )" office:value-type="float" office:value="2.49602612299002" calcext:value-type="float">
            <text:p>2.496026123</text:p>
          </table:table-cell>
          <table:table-cell table:formula="of:=( ['a, e, i orbits'.$G$2] * (1 - ['a, e, i orbits'.$G$3]^2) ) / ( 1 + ['a, e, i orbits'.$G$3] * COS([Iterations.D149]) )" office:value-type="float" office:value="8069563.69626315" calcext:value-type="float">
            <text:p>8,069,563.70</text:p>
          </table:table-cell>
          <table:table-cell table:formula="of:=ATAN( ( ['a, e, i orbits'.$G$3] * SIN( [Iterations.D149] ) ) / ( 1 + ['a, e, i orbits'.$G$3] * COS( [Iterations.D149] ) ) )" office:value-type="float" office:value="0.0652950814059067" calcext:value-type="float">
            <text:p>0.0652950814</text:p>
          </table:table-cell>
          <table:table-cell table:formula="of:=SQRT( ['a, e, i orbits'.$B$6] * ( 2/[Iterations.E149] - 1/['a, e, i orbits'.$G$2] ))" office:value-type="float" office:value="6756.06079659206" calcext:value-type="float">
            <text:p>6,756.06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RADIANS([Iterations.I149])" office:value-type="float" office:value="2.49582083035189" calcext:value-type="float">
            <text:p>2.4958208304</text:p>
          </table:table-cell>
          <table:table-cell table:formula="of:=( ['a, e, i orbits'.$G$2] * (1 - ['a, e, i orbits'.$G$3]^2) ) / ( 1 + ['a, e, i orbits'.$G$3] * COS([Iterations.J149]) )" office:value-type="float" office:value="8069455.35969977" calcext:value-type="float">
            <text:p>8,069,455.36</text:p>
          </table:table-cell>
          <table:table-cell table:formula="of:=ATAN( ( ['a, e, i orbits'.$G$3] * SIN( [Iterations.J149] ) ) / ( 1 + ['a, e, i orbits'.$G$3] * COS( [Iterations.J149] ) ) )" office:value-type="float" office:value="0.0653119512240577" calcext:value-type="float">
            <text:p>0.0653119512</text:p>
          </table:table-cell>
          <table:table-cell table:formula="of:=SQRT( ['a, e, i orbits'.$B$6] * ( 2/[Iterations.K149] - 1/['a, e, i orbits'.$G$2] ))" office:value-type="float" office:value="6756.15895373587" calcext:value-type="float">
            <text:p>6,756.16</text:p>
          </table:table-cell>
        </table:table-row>
        <table:table-row table:style-name="ro1">
          <table:table-cell/>
          <table:table-cell table:formula="of:=[Iterations.B149]+[Iterations.$C$3]" office:value-type="float" office:value="2585.60890720001" calcext:value-type="float">
            <text:p>2585.61</text:p>
          </table:table-cell>
          <table:table-cell table:formula="of:=[Iterations.$F$3]*[Iterations.B150]" office:value-type="float" office:value="2.51327412287184" calcext:value-type="float">
            <text:p>2.5132741229</text:p>
          </table:table-cell>
          <table:table-cell table:formula="of:=[Iterations.C150] + 2 * ['a, e, i orbits'.$G$3] * SIN( [Iterations.C150] ) + 1.25 * ['a, e, i orbits'.$G$3] * SIN( 2 * [Iterations.C150] )" office:value-type="float" office:value="2.51194910879344" calcext:value-type="float">
            <text:p>2.5119491088</text:p>
          </table:table-cell>
          <table:table-cell table:formula="of:=( ['a, e, i orbits'.$G$2] * (1 - ['a, e, i orbits'.$G$3]^2) ) / ( 1 + ['a, e, i orbits'.$G$3] * COS([Iterations.D150]) )" office:value-type="float" office:value="8077884.91950747" calcext:value-type="float">
            <text:p>8,077,884.92</text:p>
          </table:table-cell>
          <table:table-cell table:formula="of:=ATAN( ( ['a, e, i orbits'.$G$3] * SIN( [Iterations.D150] ) ) / ( 1 + ['a, e, i orbits'.$G$3] * COS( [Iterations.D150] ) ) )" office:value-type="float" office:value="0.0639760968438131" calcext:value-type="float">
            <text:p>0.0639760968</text:p>
          </table:table-cell>
          <table:table-cell table:formula="of:=SQRT( ['a, e, i orbits'.$B$6] * ( 2/[Iterations.E150] - 1/['a, e, i orbits'.$G$2] ))" office:value-type="float" office:value="6748.52505456905" calcext:value-type="float">
            <text:p>6,748.5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RADIANS([Iterations.I150])" office:value-type="float" office:value="2.51327412287183" calcext:value-type="float">
            <text:p>2.5132741229</text:p>
          </table:table-cell>
          <table:table-cell table:formula="of:=( ['a, e, i orbits'.$G$2] * (1 - ['a, e, i orbits'.$G$3]^2) ) / ( 1 + ['a, e, i orbits'.$G$3] * COS([Iterations.J150]) )" office:value-type="float" office:value="8078570.0457239" calcext:value-type="float">
            <text:p>8,078,570.05</text:p>
          </table:table-cell>
          <table:table-cell table:formula="of:=ATAN( ( ['a, e, i orbits'.$G$3] * SIN( [Iterations.J150] ) ) / ( 1 + ['a, e, i orbits'.$G$3] * COS( [Iterations.J150] ) ) )" office:value-type="float" office:value="0.0638654084765563" calcext:value-type="float">
            <text:p>0.0638654085</text:p>
          </table:table-cell>
          <table:table-cell table:formula="of:=SQRT( ['a, e, i orbits'.$B$6] * ( 2/[Iterations.K150] - 1/['a, e, i orbits'.$G$2] ))" office:value-type="float" office:value="6747.90491797648" calcext:value-type="float">
            <text:p>6,747.90</text:p>
          </table:table-cell>
        </table:table-row>
        <table:table-row table:style-name="ro1">
          <table:table-cell/>
          <table:table-cell table:formula="of:=[Iterations.B150]+[Iterations.$C$3]" office:value-type="float" office:value="2603.56452461112" calcext:value-type="float">
            <text:p>2603.56</text:p>
          </table:table-cell>
          <table:table-cell table:formula="of:=[Iterations.$F$3]*[Iterations.B151]" office:value-type="float" office:value="2.53072741539178" calcext:value-type="float">
            <text:p>2.5307274154</text:p>
          </table:table-cell>
          <table:table-cell table:formula="of:=[Iterations.C151] + 2 * ['a, e, i orbits'.$G$3] * SIN( [Iterations.C151] ) + 1.25 * ['a, e, i orbits'.$G$3] * SIN( 2 * [Iterations.C151] )" office:value-type="float" office:value="2.52798112506375" calcext:value-type="float">
            <text:p>2.5279811251</text:p>
          </table:table-cell>
          <table:table-cell table:formula="of:=( ['a, e, i orbits'.$G$2] * (1 - ['a, e, i orbits'.$G$3]^2) ) / ( 1 + ['a, e, i orbits'.$G$3] * COS([Iterations.D151]) )" office:value-type="float" office:value="8086098.15932384" calcext:value-type="float">
            <text:p>8,086,098.16</text:p>
          </table:table-cell>
          <table:table-cell table:formula="of:=ATAN( ( ['a, e, i orbits'.$G$3] * SIN( [Iterations.D151] ) ) / ( 1 + ['a, e, i orbits'.$G$3] * COS( [Iterations.D151] ) ) )" office:value-type="float" office:value="0.0626273338208555" calcext:value-type="float">
            <text:p>0.0626273338</text:p>
          </table:table-cell>
          <table:table-cell table:formula="of:=SQRT( ['a, e, i orbits'.$B$6] * ( 2/[Iterations.E151] - 1/['a, e, i orbits'.$G$2] ))" office:value-type="float" office:value="6741.09407649301" calcext:value-type="float">
            <text:p>6,741.09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RADIANS([Iterations.I151])" office:value-type="float" office:value="2.53072741539178" calcext:value-type="float">
            <text:p>2.5307274154</text:p>
          </table:table-cell>
          <table:table-cell table:formula="of:=( ['a, e, i orbits'.$G$2] * (1 - ['a, e, i orbits'.$G$3]^2) ) / ( 1 + ['a, e, i orbits'.$G$3] * COS([Iterations.J151]) )" office:value-type="float" office:value="8087488.25361085" calcext:value-type="float">
            <text:p>8,087,488.25</text:p>
          </table:table-cell>
          <table:table-cell table:formula="of:=ATAN( ( ['a, e, i orbits'.$G$3] * SIN( [Iterations.J151] ) ) / ( 1 + ['a, e, i orbits'.$G$3] * COS( [Iterations.J151] ) ) )" office:value-type="float" office:value="0.0623942284247551" calcext:value-type="float">
            <text:p>0.0623942284</text:p>
          </table:table-cell>
          <table:table-cell table:formula="of:=SQRT( ['a, e, i orbits'.$B$6] * ( 2/[Iterations.K151] - 1/['a, e, i orbits'.$G$2] ))" office:value-type="float" office:value="6739.83706418246" calcext:value-type="float">
            <text:p>6,739.84</text:p>
          </table:table-cell>
        </table:table-row>
        <table:table-row table:style-name="ro1">
          <table:table-cell/>
          <table:table-cell table:formula="of:=[Iterations.B151]+[Iterations.$C$3]" office:value-type="float" office:value="2621.52014202223" calcext:value-type="float">
            <text:p>2621.52</text:p>
          </table:table-cell>
          <table:table-cell table:formula="of:=[Iterations.$F$3]*[Iterations.B152]" office:value-type="float" office:value="2.54818070791173" calcext:value-type="float">
            <text:p>2.5481807079</text:p>
          </table:table-cell>
          <table:table-cell table:formula="of:=[Iterations.C152] + 2 * ['a, e, i orbits'.$G$3] * SIN( [Iterations.C152] ) + 1.25 * ['a, e, i orbits'.$G$3] * SIN( 2 * [Iterations.C152] )" office:value-type="float" office:value="2.54412130678503" calcext:value-type="float">
            <text:p>2.5441213068</text:p>
          </table:table-cell>
          <table:table-cell table:formula="of:=( ['a, e, i orbits'.$G$2] * (1 - ['a, e, i orbits'.$G$3]^2) ) / ( 1 + ['a, e, i orbits'.$G$3] * COS([Iterations.D152]) )" office:value-type="float" office:value="8094196.39620976" calcext:value-type="float">
            <text:p>8,094,196.40</text:p>
          </table:table-cell>
          <table:table-cell table:formula="of:=ATAN( ( ['a, e, i orbits'.$G$3] * SIN( [Iterations.D152] ) ) / ( 1 + ['a, e, i orbits'.$G$3] * COS( [Iterations.D152] ) ) )" office:value-type="float" office:value="0.0612488167227824" calcext:value-type="float">
            <text:p>0.0612488167</text:p>
          </table:table-cell>
          <table:table-cell table:formula="of:=SQRT( ['a, e, i orbits'.$B$6] * ( 2/[Iterations.E152] - 1/['a, e, i orbits'.$G$2] ))" office:value-type="float" office:value="6733.77390854484" calcext:value-type="float">
            <text:p>6,733.77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RADIANS([Iterations.I152])" office:value-type="float" office:value="2.54818070791172" calcext:value-type="float">
            <text:p>2.5481807079</text:p>
          </table:table-cell>
          <table:table-cell table:formula="of:=( ['a, e, i orbits'.$G$2] * (1 - ['a, e, i orbits'.$G$3]^2) ) / ( 1 + ['a, e, i orbits'.$G$3] * COS([Iterations.J152]) )" office:value-type="float" office:value="8096205.88759583" calcext:value-type="float">
            <text:p>8,096,205.89</text:p>
          </table:table-cell>
          <table:table-cell table:formula="of:=ATAN( ( ['a, e, i orbits'.$G$3] * SIN( [Iterations.J152] ) ) / ( 1 + ['a, e, i orbits'.$G$3] * COS( [Iterations.J152] ) ) )" office:value-type="float" office:value="0.0608988913290974" calcext:value-type="float">
            <text:p>0.0608988913</text:p>
          </table:table-cell>
          <table:table-cell table:formula="of:=SQRT( ['a, e, i orbits'.$B$6] * ( 2/[Iterations.K152] - 1/['a, e, i orbits'.$G$2] ))" office:value-type="float" office:value="6731.95852363386" calcext:value-type="float">
            <text:p>6,731.96</text:p>
          </table:table-cell>
        </table:table-row>
        <table:table-row table:style-name="ro1">
          <table:table-cell/>
          <table:table-cell table:formula="of:=[Iterations.B152]+[Iterations.$C$3]" office:value-type="float" office:value="2639.47575943335" calcext:value-type="float">
            <text:p>2639.48</text:p>
          </table:table-cell>
          <table:table-cell table:formula="of:=[Iterations.$F$3]*[Iterations.B153]" office:value-type="float" office:value="2.56563400043167" calcext:value-type="float">
            <text:p>2.5656340004</text:p>
          </table:table-cell>
          <table:table-cell table:formula="of:=[Iterations.C153] + 2 * ['a, e, i orbits'.$G$3] * SIN( [Iterations.C153] ) + 1.25 * ['a, e, i orbits'.$G$3] * SIN( 2 * [Iterations.C153] )" office:value-type="float" office:value="2.56036862522935" calcext:value-type="float">
            <text:p>2.5603686252</text:p>
          </table:table-cell>
          <table:table-cell table:formula="of:=( ['a, e, i orbits'.$G$2] * (1 - ['a, e, i orbits'.$G$3]^2) ) / ( 1 + ['a, e, i orbits'.$G$3] * COS([Iterations.D153]) )" office:value-type="float" office:value="8102172.46640548" calcext:value-type="float">
            <text:p>8,102,172.47</text:p>
          </table:table-cell>
          <table:table-cell table:formula="of:=ATAN( ( ['a, e, i orbits'.$G$3] * SIN( [Iterations.D153] ) ) / ( 1 + ['a, e, i orbits'.$G$3] * COS( [Iterations.D153] ) ) )" office:value-type="float" office:value="0.0598406121047622" calcext:value-type="float">
            <text:p>0.0598406121</text:p>
          </table:table-cell>
          <table:table-cell table:formula="of:=SQRT( ['a, e, i orbits'.$B$6] * ( 2/[Iterations.E153] - 1/['a, e, i orbits'.$G$2] ))" office:value-type="float" office:value="6726.57070973026" calcext:value-type="float">
            <text:p>6,726.5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RADIANS([Iterations.I153])" office:value-type="float" office:value="2.56563400043166" calcext:value-type="float">
            <text:p>2.5656340004</text:p>
          </table:table-cell>
          <table:table-cell table:formula="of:=( ['a, e, i orbits'.$G$2] * (1 - ['a, e, i orbits'.$G$3]^2) ) / ( 1 + ['a, e, i orbits'.$G$3] * COS([Iterations.J153]) )" office:value-type="float" office:value="8104718.92214755" calcext:value-type="float">
            <text:p>8,104,718.92</text:p>
          </table:table-cell>
          <table:table-cell table:formula="of:=ATAN( ( ['a, e, i orbits'.$G$3] * SIN( [Iterations.J153] ) ) / ( 1 + ['a, e, i orbits'.$G$3] * COS( [Iterations.J153] ) ) )" office:value-type="float" office:value="0.0593798925433418" calcext:value-type="float">
            <text:p>0.0593798925</text:p>
          </table:table-cell>
          <table:table-cell table:formula="of:=SQRT( ['a, e, i orbits'.$B$6] * ( 2/[Iterations.K153] - 1/['a, e, i orbits'.$G$2] ))" office:value-type="float" office:value="6724.27236579081" calcext:value-type="float">
            <text:p>6,724.27</text:p>
          </table:table-cell>
        </table:table-row>
        <table:table-row table:style-name="ro1">
          <table:table-cell/>
          <table:table-cell table:formula="of:=[Iterations.B153]+[Iterations.$C$3]" office:value-type="float" office:value="2657.43137684446" calcext:value-type="float">
            <text:p>2657.43</text:p>
          </table:table-cell>
          <table:table-cell table:formula="of:=[Iterations.$F$3]*[Iterations.B154]" office:value-type="float" office:value="2.58308729295161" calcext:value-type="float">
            <text:p>2.583087293</text:p>
          </table:table-cell>
          <table:table-cell table:formula="of:=[Iterations.C154] + 2 * ['a, e, i orbits'.$G$3] * SIN( [Iterations.C154] ) + 1.25 * ['a, e, i orbits'.$G$3] * SIN( 2 * [Iterations.C154] )" office:value-type="float" office:value="2.57672189001086" calcext:value-type="float">
            <text:p>2.57672189</text:p>
          </table:table-cell>
          <table:table-cell table:formula="of:=( ['a, e, i orbits'.$G$2] * (1 - ['a, e, i orbits'.$G$3]^2) ) / ( 1 + ['a, e, i orbits'.$G$3] * COS([Iterations.D154]) )" office:value-type="float" office:value="8110019.07798659" calcext:value-type="float">
            <text:p>8,110,019.08</text:p>
          </table:table-cell>
          <table:table-cell table:formula="of:=ATAN( ( ['a, e, i orbits'.$G$3] * SIN( [Iterations.D154] ) ) / ( 1 + ['a, e, i orbits'.$G$3] * COS( [Iterations.D154] ) ) )" office:value-type="float" office:value="0.058402830281495" calcext:value-type="float">
            <text:p>0.0584028303</text:p>
          </table:table-cell>
          <table:table-cell table:formula="of:=SQRT( ['a, e, i orbits'.$B$6] * ( 2/[Iterations.E154] - 1/['a, e, i orbits'.$G$2] ))" office:value-type="float" office:value="6719.49073775315" calcext:value-type="float">
            <text:p>6,719.49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RADIANS([Iterations.I154])" office:value-type="float" office:value="2.58308729295161" calcext:value-type="float">
            <text:p>2.583087293</text:p>
          </table:table-cell>
          <table:table-cell table:formula="of:=( ['a, e, i orbits'.$G$2] * (1 - ['a, e, i orbits'.$G$3]^2) ) / ( 1 + ['a, e, i orbits'.$G$3] * COS([Iterations.J154]) )" office:value-type="float" office:value="8113023.40529314" calcext:value-type="float">
            <text:p>8,113,023.41</text:p>
          </table:table-cell>
          <table:table-cell table:formula="of:=ATAN( ( ['a, e, i orbits'.$G$3] * SIN( [Iterations.J154] ) ) / ( 1 + ['a, e, i orbits'.$G$3] * COS( [Iterations.J154] ) ) )" office:value-type="float" office:value="0.0578377423617038" calcext:value-type="float">
            <text:p>0.0578377424</text:p>
          </table:table-cell>
          <table:table-cell table:formula="of:=SQRT( ['a, e, i orbits'.$B$6] * ( 2/[Iterations.K154] - 1/['a, e, i orbits'.$G$2] ))" office:value-type="float" office:value="6716.78159632579" calcext:value-type="float">
            <text:p>6,716.78</text:p>
          </table:table-cell>
        </table:table-row>
        <table:table-row table:style-name="ro1">
          <table:table-cell/>
          <table:table-cell table:formula="of:=[Iterations.B154]+[Iterations.$C$3]" office:value-type="float" office:value="2675.38699425557" calcext:value-type="float">
            <text:p>2675.39</text:p>
          </table:table-cell>
          <table:table-cell table:formula="of:=[Iterations.$F$3]*[Iterations.B155]" office:value-type="float" office:value="2.60054058547156" calcext:value-type="float">
            <text:p>2.6005405855</text:p>
          </table:table-cell>
          <table:table-cell table:formula="of:=[Iterations.C155] + 2 * ['a, e, i orbits'.$G$3] * SIN( [Iterations.C155] ) + 1.25 * ['a, e, i orbits'.$G$3] * SIN( 2 * [Iterations.C155] )" office:value-type="float" office:value="2.5931797513462" calcext:value-type="float">
            <text:p>2.5931797513</text:p>
          </table:table-cell>
          <table:table-cell table:formula="of:=( ['a, e, i orbits'.$G$2] * (1 - ['a, e, i orbits'.$G$3]^2) ) / ( 1 + ['a, e, i orbits'.$G$3] * COS([Iterations.D155]) )" office:value-type="float" office:value="8117728.827879" calcext:value-type="float">
            <text:p>8,117,728.83</text:p>
          </table:table-cell>
          <table:table-cell table:formula="of:=ATAN( ( ['a, e, i orbits'.$G$3] * SIN( [Iterations.D155] ) ) / ( 1 + ['a, e, i orbits'.$G$3] * COS( [Iterations.D155] ) ) )" office:value-type="float" office:value="0.0569356268176104" calcext:value-type="float">
            <text:p>0.0569356268</text:p>
          </table:table-cell>
          <table:table-cell table:formula="of:=SQRT( ['a, e, i orbits'.$B$6] * ( 2/[Iterations.E155] - 1/['a, e, i orbits'.$G$2] ))" office:value-type="float" office:value="6712.54033420222" calcext:value-type="float">
            <text:p>6,712.54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RADIANS([Iterations.I155])" office:value-type="float" office:value="2.60054058547155" calcext:value-type="float">
            <text:p>2.6005405855</text:p>
          </table:table-cell>
          <table:table-cell table:formula="of:=( ['a, e, i orbits'.$G$2] * (1 - ['a, e, i orbits'.$G$3]^2) ) / ( 1 + ['a, e, i orbits'.$G$3] * COS([Iterations.J155]) )" office:value-type="float" office:value="8121115.46191827" calcext:value-type="float">
            <text:p>8,121,115.46</text:p>
          </table:table-cell>
          <table:table-cell table:formula="of:=ATAN( ( ['a, e, i orbits'.$G$3] * SIN( [Iterations.J155] ) ) / ( 1 + ['a, e, i orbits'.$G$3] * COS( [Iterations.J155] ) ) )" office:value-type="float" office:value="0.0562729658472982" calcext:value-type="float">
            <text:p>0.0562729658</text:p>
          </table:table-cell>
          <table:table-cell table:formula="of:=SQRT( ['a, e, i orbits'.$B$6] * ( 2/[Iterations.K155] - 1/['a, e, i orbits'.$G$2] ))" office:value-type="float" office:value="6709.48915517472" calcext:value-type="float">
            <text:p>6,709.49</text:p>
          </table:table-cell>
        </table:table-row>
        <table:table-row table:style-name="ro1">
          <table:table-cell/>
          <table:table-cell table:formula="of:=[Iterations.B155]+[Iterations.$C$3]" office:value-type="float" office:value="2693.34261166668" calcext:value-type="float">
            <text:p>2693.34</text:p>
          </table:table-cell>
          <table:table-cell table:formula="of:=[Iterations.$F$3]*[Iterations.B156]" office:value-type="float" office:value="2.6179938779915" calcext:value-type="float">
            <text:p>2.617993878</text:p>
          </table:table-cell>
          <table:table-cell table:formula="of:=[Iterations.C156] + 2 * ['a, e, i orbits'.$G$3] * SIN( [Iterations.C156] ) + 1.25 * ['a, e, i orbits'.$G$3] * SIN( 2 * [Iterations.C156] )" office:value-type="float" office:value="2.60974070251845" calcext:value-type="float">
            <text:p>2.6097407025</text:p>
          </table:table-cell>
          <table:table-cell table:formula="of:=( ['a, e, i orbits'.$G$2] * (1 - ['a, e, i orbits'.$G$3]^2) ) / ( 1 + ['a, e, i orbits'.$G$3] * COS([Iterations.D156]) )" office:value-type="float" office:value="8125294.21975977" calcext:value-type="float">
            <text:p>8,125,294.22</text:p>
          </table:table-cell>
          <table:table-cell table:formula="of:=ATAN( ( ['a, e, i orbits'.$G$3] * SIN( [Iterations.D156] ) ) / ( 1 + ['a, e, i orbits'.$G$3] * COS( [Iterations.D156] ) ) )" office:value-type="float" office:value="0.0554392039076835" calcext:value-type="float">
            <text:p>0.0554392039</text:p>
          </table:table-cell>
          <table:table-cell table:formula="of:=SQRT( ['a, e, i orbits'.$B$6] * ( 2/[Iterations.E156] - 1/['a, e, i orbits'.$G$2] ))" office:value-type="float" office:value="6705.72590908569" calcext:value-type="float">
            <text:p>6,705.73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ADIANS([Iterations.I156])" office:value-type="float" office:value="2.61799387799149" calcext:value-type="float">
            <text:p>2.617993878</text:p>
          </table:table-cell>
          <table:table-cell table:formula="of:=( ['a, e, i orbits'.$G$2] * (1 - ['a, e, i orbits'.$G$3]^2) ) / ( 1 + ['a, e, i orbits'.$G$3] * COS([Iterations.J156]) )" office:value-type="float" office:value="8128991.29703773" calcext:value-type="float">
            <text:p>8,128,991.30</text:p>
          </table:table-cell>
          <table:table-cell table:formula="of:=ATAN( ( ['a, e, i orbits'.$G$3] * SIN( [Iterations.J156] ) ) / ( 1 + ['a, e, i orbits'.$G$3] * COS( [Iterations.J156] ) ) )" office:value-type="float" office:value="0.0546861026417399" calcext:value-type="float">
            <text:p>0.0546861026</text:p>
          </table:table-cell>
          <table:table-cell table:formula="of:=SQRT( ['a, e, i orbits'.$B$6] * ( 2/[Iterations.K156] - 1/['a, e, i orbits'.$G$2] ))" office:value-type="float" office:value="6702.39791460933" calcext:value-type="float">
            <text:p>6,702.40</text:p>
          </table:table-cell>
        </table:table-row>
        <table:table-row table:style-name="ro1">
          <table:table-cell/>
          <table:table-cell table:formula="of:=[Iterations.B156]+[Iterations.$C$3]" office:value-type="float" office:value="2711.29822907779" calcext:value-type="float">
            <text:p>2711.30</text:p>
          </table:table-cell>
          <table:table-cell table:formula="of:=[Iterations.$F$3]*[Iterations.B157]" office:value-type="float" office:value="2.63544717051144" calcext:value-type="float">
            <text:p>2.6354471705</text:p>
          </table:table-cell>
          <table:table-cell table:formula="of:=[Iterations.C157] + 2 * ['a, e, i orbits'.$G$3] * SIN( [Iterations.C157] ) + 1.25 * ['a, e, i orbits'.$G$3] * SIN( 2 * [Iterations.C157] )" office:value-type="float" office:value="2.62640308254116" calcext:value-type="float">
            <text:p>2.6264030825</text:p>
          </table:table-cell>
          <table:table-cell table:formula="of:=( ['a, e, i orbits'.$G$2] * (1 - ['a, e, i orbits'.$G$3]^2) ) / ( 1 + ['a, e, i orbits'.$G$3] * COS([Iterations.D157]) )" office:value-type="float" office:value="8132707.68279991" calcext:value-type="float">
            <text:p>8,132,707.68</text:p>
          </table:table-cell>
          <table:table-cell table:formula="of:=ATAN( ( ['a, e, i orbits'.$G$3] * SIN( [Iterations.D157] ) ) / ( 1 + ['a, e, i orbits'.$G$3] * COS( [Iterations.D157] ) ) )" office:value-type="float" office:value="0.0539138116352667" calcext:value-type="float">
            <text:p>0.0539138116</text:p>
          </table:table-cell>
          <table:table-cell table:formula="of:=SQRT( ['a, e, i orbits'.$B$6] * ( 2/[Iterations.E157] - 1/['a, e, i orbits'.$G$2] ))" office:value-type="float" office:value="6699.05392475397" calcext:value-type="float">
            <text:p>6,699.05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RADIANS([Iterations.I157])" office:value-type="float" office:value="2.63544717051144" calcext:value-type="float">
            <text:p>2.6354471705</text:p>
          </table:table-cell>
          <table:table-cell table:formula="of:=( ['a, e, i orbits'.$G$2] * (1 - ['a, e, i orbits'.$G$3]^2) ) / ( 1 + ['a, e, i orbits'.$G$3] * COS([Iterations.J157]) )" office:value-type="float" office:value="8136647.19903134" calcext:value-type="float">
            <text:p>8,136,647.20</text:p>
          </table:table-cell>
          <table:table-cell table:formula="of:=ATAN( ( ['a, e, i orbits'.$G$3] * SIN( [Iterations.J157] ) ) / ( 1 + ['a, e, i orbits'.$G$3] * COS( [Iterations.J157] ) ) )" office:value-type="float" office:value="0.0530777067558037" calcext:value-type="float">
            <text:p>0.0530777068</text:p>
          </table:table-cell>
          <table:table-cell table:formula="of:=SQRT( ['a, e, i orbits'.$B$6] * ( 2/[Iterations.K157] - 1/['a, e, i orbits'.$G$2] ))" office:value-type="float" office:value="6695.51067733347" calcext:value-type="float">
            <text:p>6,695.51</text:p>
          </table:table-cell>
        </table:table-row>
        <table:table-row table:style-name="ro1">
          <table:table-cell/>
          <table:table-cell table:formula="of:=[Iterations.B157]+[Iterations.$C$3]" office:value-type="float" office:value="2729.2538464889" calcext:value-type="float">
            <text:p>2729.25</text:p>
          </table:table-cell>
          <table:table-cell table:formula="of:=[Iterations.$F$3]*[Iterations.B158]" office:value-type="float" office:value="2.65290046303139" calcext:value-type="float">
            <text:p>2.652900463</text:p>
          </table:table-cell>
          <table:table-cell table:formula="of:=[Iterations.C158] + 2 * ['a, e, i orbits'.$G$3] * SIN( [Iterations.C158] ) + 1.25 * ['a, e, i orbits'.$G$3] * SIN( 2 * [Iterations.C158] )" office:value-type="float" office:value="2.64316507901919" calcext:value-type="float">
            <text:p>2.643165079</text:p>
          </table:table-cell>
          <table:table-cell table:formula="of:=( ['a, e, i orbits'.$G$2] * (1 - ['a, e, i orbits'.$G$3]^2) ) / ( 1 + ['a, e, i orbits'.$G$3] * COS([Iterations.D158]) )" office:value-type="float" office:value="8139961.59119913" calcext:value-type="float">
            <text:p>8,139,961.59</text:p>
          </table:table-cell>
          <table:table-cell table:formula="of:=ATAN( ( ['a, e, i orbits'.$G$3] * SIN( [Iterations.D158] ) ) / ( 1 + ['a, e, i orbits'.$G$3] * COS( [Iterations.D158] ) ) )" office:value-type="float" office:value="0.0523597491004792" calcext:value-type="float">
            <text:p>0.0523597491</text:p>
          </table:table-cell>
          <table:table-cell table:formula="of:=SQRT( ['a, e, i orbits'.$B$6] * ( 2/[Iterations.E158] - 1/['a, e, i orbits'.$G$2] ))" office:value-type="float" office:value="6692.53087925467" calcext:value-type="float">
            <text:p>6,692.53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RADIANS([Iterations.I158])" office:value-type="float" office:value="2.65290046303138" calcext:value-type="float">
            <text:p>2.652900463</text:p>
          </table:table-cell>
          <table:table-cell table:formula="of:=( ['a, e, i orbits'.$G$2] * (1 - ['a, e, i orbits'.$G$3]^2) ) / ( 1 + ['a, e, i orbits'.$G$3] * COS([Iterations.J158]) )" office:value-type="float" office:value="8144079.54284024" calcext:value-type="float">
            <text:p>8,144,079.54</text:p>
          </table:table-cell>
          <table:table-cell table:formula="of:=ATAN( ( ['a, e, i orbits'.$G$3] * SIN( [Iterations.J158] ) ) / ( 1 + ['a, e, i orbits'.$G$3] * COS( [Iterations.J158] ) ) )" office:value-type="float" office:value="0.0514483463410826" calcext:value-type="float">
            <text:p>0.0514483463</text:p>
          </table:table-cell>
          <table:table-cell table:formula="of:=SQRT( ['a, e, i orbits'.$B$6] * ( 2/[Iterations.K158] - 1/['a, e, i orbits'.$G$2] ))" office:value-type="float" office:value="6688.83017460583" calcext:value-type="float">
            <text:p>6,688.83</text:p>
          </table:table-cell>
        </table:table-row>
        <table:table-row table:style-name="ro1">
          <table:table-cell/>
          <table:table-cell table:formula="of:=[Iterations.B158]+[Iterations.$C$3]" office:value-type="float" office:value="2747.20946390001" calcext:value-type="float">
            <text:p>2747.21</text:p>
          </table:table-cell>
          <table:table-cell table:formula="of:=[Iterations.$F$3]*[Iterations.B159]" office:value-type="float" office:value="2.67035375555133" calcext:value-type="float">
            <text:p>2.6703537556</text:p>
          </table:table-cell>
          <table:table-cell table:formula="of:=[Iterations.C159] + 2 * ['a, e, i orbits'.$G$3] * SIN( [Iterations.C159] ) + 1.25 * ['a, e, i orbits'.$G$3] * SIN( 2 * [Iterations.C159] )" office:value-type="float" office:value="2.66002473120237" calcext:value-type="float">
            <text:p>2.6600247312</text:p>
          </table:table-cell>
          <table:table-cell table:formula="of:=( ['a, e, i orbits'.$G$2] * (1 - ['a, e, i orbits'.$G$3]^2) ) / ( 1 + ['a, e, i orbits'.$G$3] * COS([Iterations.D159]) )" office:value-type="float" office:value="8147048.28445564" calcext:value-type="float">
            <text:p>8,147,048.28</text:p>
          </table:table-cell>
          <table:table-cell table:formula="of:=ATAN( ( ['a, e, i orbits'.$G$3] * SIN( [Iterations.D159] ) ) / ( 1 + ['a, e, i orbits'.$G$3] * COS( [Iterations.D159] ) ) )" office:value-type="float" office:value="0.0507773654059342" calcext:value-type="float">
            <text:p>0.0507773654</text:p>
          </table:table-cell>
          <table:table-cell table:formula="of:=SQRT( ['a, e, i orbits'.$B$6] * ( 2/[Iterations.E159] - 1/['a, e, i orbits'.$G$2] ))" office:value-type="float" office:value="6686.16328916923" calcext:value-type="float">
            <text:p>6,686.16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RADIANS([Iterations.I159])" office:value-type="float" office:value="2.67035375555132" calcext:value-type="float">
            <text:p>2.6703537556</text:p>
          </table:table-cell>
          <table:table-cell table:formula="of:=( ['a, e, i orbits'.$G$2] * (1 - ['a, e, i orbits'.$G$3]^2) ) / ( 1 + ['a, e, i orbits'.$G$3] * COS([Iterations.J159]) )" office:value-type="float" office:value="8151284.79311861" calcext:value-type="float">
            <text:p>8,151,284.79</text:p>
          </table:table-cell>
          <table:table-cell table:formula="of:=ATAN( ( ['a, e, i orbits'.$G$3] * SIN( [Iterations.J159] ) ) / ( 1 + ['a, e, i orbits'.$G$3] * COS( [Iterations.J159] ) ) )" office:value-type="float" office:value="0.0497986034426264" calcext:value-type="float">
            <text:p>0.0497986034</text:p>
          </table:table-cell>
          <table:table-cell table:formula="of:=SQRT( ['a, e, i orbits'.$B$6] * ( 2/[Iterations.K159] - 1/['a, e, i orbits'.$G$2] ))" office:value-type="float" office:value="6682.35906439196" calcext:value-type="float">
            <text:p>6,682.36</text:p>
          </table:table-cell>
        </table:table-row>
        <table:table-row table:style-name="ro1">
          <table:table-cell/>
          <table:table-cell table:formula="of:=[Iterations.B159]+[Iterations.$C$3]" office:value-type="float" office:value="2765.16508131112" calcext:value-type="float">
            <text:p>2765.17</text:p>
          </table:table-cell>
          <table:table-cell table:formula="of:=[Iterations.$F$3]*[Iterations.B160]" office:value-type="float" office:value="2.68780704807127" calcext:value-type="float">
            <text:p>2.6878070481</text:p>
          </table:table-cell>
          <table:table-cell table:formula="of:=[Iterations.C160] + 2 * ['a, e, i orbits'.$G$3] * SIN( [Iterations.C160] ) + 1.25 * ['a, e, i orbits'.$G$3] * SIN( 2 * [Iterations.C160] )" office:value-type="float" office:value="2.67697993322825" calcext:value-type="float">
            <text:p>2.6769799332</text:p>
          </table:table-cell>
          <table:table-cell table:formula="of:=( ['a, e, i orbits'.$G$2] * (1 - ['a, e, i orbits'.$G$3]^2) ) / ( 1 + ['a, e, i orbits'.$G$3] * COS([Iterations.D160]) )" office:value-type="float" office:value="8153960.08830744" calcext:value-type="float">
            <text:p>8,153,960.09</text:p>
          </table:table-cell>
          <table:table-cell table:formula="of:=ATAN( ( ['a, e, i orbits'.$G$3] * SIN( [Iterations.D160] ) ) / ( 1 + ['a, e, i orbits'.$G$3] * COS( [Iterations.D160] ) ) )" office:value-type="float" office:value="0.0491670604911151" calcext:value-type="float">
            <text:p>0.0491670605</text:p>
          </table:table-cell>
          <table:table-cell table:formula="of:=SQRT( ['a, e, i orbits'.$B$6] * ( 2/[Iterations.E160] - 1/['a, e, i orbits'.$G$2] ))" office:value-type="float" office:value="6679.95767198506" calcext:value-type="float">
            <text:p>6,679.96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RADIANS([Iterations.I160])" office:value-type="float" office:value="2.68780704807127" calcext:value-type="float">
            <text:p>2.6878070481</text:p>
          </table:table-cell>
          <table:table-cell table:formula="of:=( ['a, e, i orbits'.$G$2] * (1 - ['a, e, i orbits'.$G$3]^2) ) / ( 1 + ['a, e, i orbits'.$G$3] * COS([Iterations.J160]) )" office:value-type="float" office:value="8158259.50733569" calcext:value-type="float">
            <text:p>8,158,259.51</text:p>
          </table:table-cell>
          <table:table-cell table:formula="of:=ATAN( ( ['a, e, i orbits'.$G$3] * SIN( [Iterations.J160] ) ) / ( 1 + ['a, e, i orbits'.$G$3] * COS( [Iterations.J160] ) ) )" office:value-type="float" office:value="0.0481290737325885" calcext:value-type="float">
            <text:p>0.0481290737</text:p>
          </table:table-cell>
          <table:table-cell table:formula="of:=SQRT( ['a, e, i orbits'.$B$6] * ( 2/[Iterations.K160] - 1/['a, e, i orbits'.$G$2] ))" office:value-type="float" office:value="6676.09992954793" calcext:value-type="float">
            <text:p>6,676.10</text:p>
          </table:table-cell>
        </table:table-row>
        <table:table-row table:style-name="ro1">
          <table:table-cell/>
          <table:table-cell table:formula="of:=[Iterations.B160]+[Iterations.$C$3]" office:value-type="float" office:value="2783.12069872224" calcext:value-type="float">
            <text:p>2783.12</text:p>
          </table:table-cell>
          <table:table-cell table:formula="of:=[Iterations.$F$3]*[Iterations.B161]" office:value-type="float" office:value="2.70526034059122" calcext:value-type="float">
            <text:p>2.7052603406</text:p>
          </table:table-cell>
          <table:table-cell table:formula="of:=[Iterations.C161] + 2 * ['a, e, i orbits'.$G$3] * SIN( [Iterations.C161] ) + 1.25 * ['a, e, i orbits'.$G$3] * SIN( 2 * [Iterations.C161] )" office:value-type="float" office:value="2.69402843754948" calcext:value-type="float">
            <text:p>2.6940284375</text:p>
          </table:table-cell>
          <table:table-cell table:formula="of:=( ['a, e, i orbits'.$G$2] * (1 - ['a, e, i orbits'.$G$3]^2) ) / ( 1 + ['a, e, i orbits'.$G$3] * COS([Iterations.D161]) )" office:value-type="float" office:value="8160689.33627491" calcext:value-type="float">
            <text:p>8,160,689.34</text:p>
          </table:table-cell>
          <table:table-cell table:formula="of:=ATAN( ( ['a, e, i orbits'.$G$3] * SIN( [Iterations.D161] ) ) / ( 1 + ['a, e, i orbits'.$G$3] * COS( [Iterations.D161] ) ) )" office:value-type="float" office:value="0.0475292858057406" calcext:value-type="float">
            <text:p>0.0475292858</text:p>
          </table:table-cell>
          <table:table-cell table:formula="of:=SQRT( ['a, e, i orbits'.$B$6] * ( 2/[Iterations.E161] - 1/['a, e, i orbits'.$G$2] ))" office:value-type="float" office:value="6673.92052806166" calcext:value-type="float">
            <text:p>6,673.92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RADIANS([Iterations.I161])" office:value-type="float" office:value="2.70526034059121" calcext:value-type="float">
            <text:p>2.7052603406</text:p>
          </table:table-cell>
          <table:table-cell table:formula="of:=( ['a, e, i orbits'.$G$2] * (1 - ['a, e, i orbits'.$G$3]^2) ) / ( 1 + ['a, e, i orbits'.$G$3] * COS([Iterations.J161]) )" office:value-type="float" office:value="8165000.33882324" calcext:value-type="float">
            <text:p>8,165,000.34</text:p>
          </table:table-cell>
          <table:table-cell table:formula="of:=ATAN( ( ['a, e, i orbits'.$G$3] * SIN( [Iterations.J161] ) ) / ( 1 + ['a, e, i orbits'.$G$3] * COS( [Iterations.J161] ) ) )" office:value-type="float" office:value="0.046440366224952" calcext:value-type="float">
            <text:p>0.0464403662</text:p>
          </table:table-cell>
          <table:table-cell table:formula="of:=SQRT( ['a, e, i orbits'.$B$6] * ( 2/[Iterations.K161] - 1/['a, e, i orbits'.$G$2] ))" office:value-type="float" office:value="6670.05527603848" calcext:value-type="float">
            <text:p>6,670.06</text:p>
          </table:table-cell>
        </table:table-row>
        <table:table-row table:style-name="ro1">
          <table:table-cell/>
          <table:table-cell table:formula="of:=[Iterations.B161]+[Iterations.$C$3]" office:value-type="float" office:value="2801.07631613335" calcext:value-type="float">
            <text:p>2801.08</text:p>
          </table:table-cell>
          <table:table-cell table:formula="of:=[Iterations.$F$3]*[Iterations.B162]" office:value-type="float" office:value="2.72271363311116" calcext:value-type="float">
            <text:p>2.7227136331</text:p>
          </table:table-cell>
          <table:table-cell table:formula="of:=[Iterations.C162] + 2 * ['a, e, i orbits'.$G$3] * SIN( [Iterations.C162] ) + 1.25 * ['a, e, i orbits'.$G$3] * SIN( 2 * [Iterations.C162] )" office:value-type="float" office:value="2.71116785854165" calcext:value-type="float">
            <text:p>2.7111678585</text:p>
          </table:table-cell>
          <table:table-cell table:formula="of:=( ['a, e, i orbits'.$G$2] * (1 - ['a, e, i orbits'.$G$3]^2) ) / ( 1 + ['a, e, i orbits'.$G$3] * COS([Iterations.D162]) )" office:value-type="float" office:value="8167228.39172855" calcext:value-type="float">
            <text:p>8,167,228.39</text:p>
          </table:table-cell>
          <table:table-cell table:formula="of:=ATAN( ( ['a, e, i orbits'.$G$3] * SIN( [Iterations.D162] ) ) / ( 1 + ['a, e, i orbits'.$G$3] * COS( [Iterations.D162] ) ) )" office:value-type="float" office:value="0.0458645448131806" calcext:value-type="float">
            <text:p>0.0458645448</text:p>
          </table:table-cell>
          <table:table-cell table:formula="of:=SQRT( ['a, e, i orbits'.$B$6] * ( 2/[Iterations.E162] - 1/['a, e, i orbits'.$G$2] ))" office:value-type="float" office:value="6668.05832225338" calcext:value-type="float">
            <text:p>6,668.0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RADIANS([Iterations.I162])" office:value-type="float" office:value="2.72271363311115" calcext:value-type="float">
            <text:p>2.7227136331</text:p>
          </table:table-cell>
          <table:table-cell table:formula="of:=( ['a, e, i orbits'.$G$2] * (1 - ['a, e, i orbits'.$G$3]^2) ) / ( 1 + ['a, e, i orbits'.$G$3] * COS([Iterations.J162]) )" office:value-type="float" office:value="8171504.0397634" calcext:value-type="float">
            <text:p>8,171,504.04</text:p>
          </table:table-cell>
          <table:table-cell table:formula="of:=ATAN( ( ['a, e, i orbits'.$G$3] * SIN( [Iterations.J162] ) ) / ( 1 + ['a, e, i orbits'.$G$3] * COS( [Iterations.J162] ) ) )" office:value-type="float" office:value="0.0447331029714509" calcext:value-type="float">
            <text:p>0.044733103</text:p>
          </table:table-cell>
          <table:table-cell table:formula="of:=SQRT( ['a, e, i orbits'.$B$6] * ( 2/[Iterations.K162] - 1/['a, e, i orbits'.$G$2] ))" office:value-type="float" office:value="6664.22753119218" calcext:value-type="float">
            <text:p>6,664.23</text:p>
          </table:table-cell>
        </table:table-row>
        <table:table-row table:style-name="ro1">
          <table:table-cell/>
          <table:table-cell table:formula="of:=[Iterations.B162]+[Iterations.$C$3]" office:value-type="float" office:value="2819.03193354446" calcext:value-type="float">
            <text:p>2819.03</text:p>
          </table:table-cell>
          <table:table-cell table:formula="of:=[Iterations.$F$3]*[Iterations.B163]" office:value-type="float" office:value="2.7401669256311" calcext:value-type="float">
            <text:p>2.7401669256</text:p>
          </table:table-cell>
          <table:table-cell table:formula="of:=[Iterations.C163] + 2 * ['a, e, i orbits'.$G$3] * SIN( [Iterations.C163] ) + 1.25 * ['a, e, i orbits'.$G$3] * SIN( 2 * [Iterations.C163] )" office:value-type="float" office:value="2.72839567628663" calcext:value-type="float">
            <text:p>2.7283956763</text:p>
          </table:table-cell>
          <table:table-cell table:formula="of:=( ['a, e, i orbits'.$G$2] * (1 - ['a, e, i orbits'.$G$3]^2) ) / ( 1 + ['a, e, i orbits'.$G$3] * COS([Iterations.D163]) )" office:value-type="float" office:value="8173569.67039888" calcext:value-type="float">
            <text:p>8,173,569.67</text:p>
          </table:table-cell>
          <table:table-cell table:formula="of:=ATAN( ( ['a, e, i orbits'.$G$3] * SIN( [Iterations.D163] ) ) / ( 1 + ['a, e, i orbits'.$G$3] * COS( [Iterations.D163] ) ) )" office:value-type="float" office:value="0.0441733933156132" calcext:value-type="float">
            <text:p>0.0441733933</text:p>
          </table:table-cell>
          <table:table-cell table:formula="of:=SQRT( ['a, e, i orbits'.$B$6] * ( 2/[Iterations.E163] - 1/['a, e, i orbits'.$G$2] ))" office:value-type="float" office:value="6662.37746525597" calcext:value-type="float">
            <text:p>6,662.38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RADIANS([Iterations.I163])" office:value-type="float" office:value="2.7401669256311" calcext:value-type="float">
            <text:p>2.7401669256</text:p>
          </table:table-cell>
          <table:table-cell table:formula="of:=( ['a, e, i orbits'.$G$2] * (1 - ['a, e, i orbits'.$G$3]^2) ) / ( 1 + ['a, e, i orbits'.$G$3] * COS([Iterations.J163]) )" office:value-type="float" office:value="8177767.46411206" calcext:value-type="float">
            <text:p>8,177,767.46</text:p>
          </table:table-cell>
          <table:table-cell table:formula="of:=ATAN( ( ['a, e, i orbits'.$G$3] * SIN( [Iterations.J163] ) ) / ( 1 + ['a, e, i orbits'.$G$3] * COS( [Iterations.J163] ) ) )" office:value-type="float" office:value="0.0430079187388518" calcext:value-type="float">
            <text:p>0.0430079187</text:p>
          </table:table-cell>
          <table:table-cell table:formula="of:=SQRT( ['a, e, i orbits'.$B$6] * ( 2/[Iterations.K163] - 1/['a, e, i orbits'.$G$2] ))" office:value-type="float" office:value="6658.61904199631" calcext:value-type="float">
            <text:p>6,658.62</text:p>
          </table:table-cell>
        </table:table-row>
        <table:table-row table:style-name="ro1">
          <table:table-cell/>
          <table:table-cell table:formula="of:=[Iterations.B163]+[Iterations.$C$3]" office:value-type="float" office:value="2836.98755095557" calcext:value-type="float">
            <text:p>2836.99</text:p>
          </table:table-cell>
          <table:table-cell table:formula="of:=[Iterations.$F$3]*[Iterations.B164]" office:value-type="float" office:value="2.75762021815105" calcext:value-type="float">
            <text:p>2.7576202182</text:p>
          </table:table-cell>
          <table:table-cell table:formula="of:=[Iterations.C164] + 2 * ['a, e, i orbits'.$G$3] * SIN( [Iterations.C164] ) + 1.25 * ['a, e, i orbits'.$G$3] * SIN( 2 * [Iterations.C164] )" office:value-type="float" office:value="2.74570924052685" calcext:value-type="float">
            <text:p>2.7457092405</text:p>
          </table:table-cell>
          <table:table-cell table:formula="of:=( ['a, e, i orbits'.$G$2] * (1 - ['a, e, i orbits'.$G$3]^2) ) / ( 1 + ['a, e, i orbits'.$G$3] * COS([Iterations.D164]) )" office:value-type="float" office:value="8179705.66324042" calcext:value-type="float">
            <text:p>8,179,705.66</text:p>
          </table:table-cell>
          <table:table-cell table:formula="of:=ATAN( ( ['a, e, i orbits'.$G$3] * SIN( [Iterations.D164] ) ) / ( 1 + ['a, e, i orbits'.$G$3] * COS( [Iterations.D164] ) ) )" office:value-type="float" office:value="0.0424564395933331" calcext:value-type="float">
            <text:p>0.0424564396</text:p>
          </table:table-cell>
          <table:table-cell table:formula="of:=SQRT( ['a, e, i orbits'.$B$6] * ( 2/[Iterations.E164] - 1/['a, e, i orbits'.$G$2] ))" office:value-type="float" office:value="6656.88429474753" calcext:value-type="float">
            <text:p>6,656.88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RADIANS([Iterations.I164])" office:value-type="float" office:value="2.75762021815104" calcext:value-type="float">
            <text:p>2.7576202182</text:p>
          </table:table-cell>
          <table:table-cell table:formula="of:=( ['a, e, i orbits'.$G$2] * (1 - ['a, e, i orbits'.$G$3]^2) ) / ( 1 + ['a, e, i orbits'.$G$3] * COS([Iterations.J164]) )" office:value-type="float" office:value="8183787.57045282" calcext:value-type="float">
            <text:p>8,183,787.57</text:p>
          </table:table-cell>
          <table:table-cell table:formula="of:=ATAN( ( ['a, e, i orbits'.$G$3] * SIN( [Iterations.J164] ) ) / ( 1 + ['a, e, i orbits'.$G$3] * COS( [Iterations.J164] ) ) )" office:value-type="float" office:value="0.0412654606678056" calcext:value-type="float">
            <text:p>0.0412654607</text:p>
          </table:table-cell>
          <table:table-cell table:formula="of:=SQRT( ['a, e, i orbits'.$B$6] * ( 2/[Iterations.K164] - 1/['a, e, i orbits'.$G$2] ))" office:value-type="float" office:value="6653.23207343392" calcext:value-type="float">
            <text:p>6,653.23</text:p>
          </table:table-cell>
        </table:table-row>
        <table:table-row table:style-name="ro1">
          <table:table-cell/>
          <table:table-cell table:formula="of:=[Iterations.B164]+[Iterations.$C$3]" office:value-type="float" office:value="2854.94316836668" calcext:value-type="float">
            <text:p>2854.94</text:p>
          </table:table-cell>
          <table:table-cell table:formula="of:=[Iterations.$F$3]*[Iterations.B165]" office:value-type="float" office:value="2.77507351067099" calcext:value-type="float">
            <text:p>2.7750735107</text:p>
          </table:table-cell>
          <table:table-cell table:formula="of:=[Iterations.C165] + 2 * ['a, e, i orbits'.$G$3] * SIN( [Iterations.C165] ) + 1.25 * ['a, e, i orbits'.$G$3] * SIN( 2 * [Iterations.C165] )" office:value-type="float" office:value="2.76310577478519" calcext:value-type="float">
            <text:p>2.7631057748</text:p>
          </table:table-cell>
          <table:table-cell table:formula="of:=( ['a, e, i orbits'.$G$2] * (1 - ['a, e, i orbits'.$G$3]^2) ) / ( 1 + ['a, e, i orbits'.$G$3] * COS([Iterations.D165]) )" office:value-type="float" office:value="8185628.95955574" calcext:value-type="float">
            <text:p>8,185,628.96</text:p>
          </table:table-cell>
          <table:table-cell table:formula="of:=ATAN( ( ['a, e, i orbits'.$G$3] * SIN( [Iterations.D165] ) ) / ( 1 + ['a, e, i orbits'.$G$3] * COS( [Iterations.D165] ) ) )" office:value-type="float" office:value="0.0407143443514443" calcext:value-type="float">
            <text:p>0.0407143444</text:p>
          </table:table-cell>
          <table:table-cell table:formula="of:=SQRT( ['a, e, i orbits'.$B$6] * ( 2/[Iterations.E165] - 1/['a, e, i orbits'.$G$2] ))" office:value-type="float" office:value="6651.58505639849" calcext:value-type="float">
            <text:p>6,651.5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RADIANS([Iterations.I165])" office:value-type="float" office:value="2.77507351067098" calcext:value-type="float">
            <text:p>2.7750735107</text:p>
          </table:table-cell>
          <table:table-cell table:formula="of:=( ['a, e, i orbits'.$G$2] * (1 - ['a, e, i orbits'.$G$3]^2) ) / ( 1 + ['a, e, i orbits'.$G$3] * COS([Iterations.J165]) )" office:value-type="float" office:value="8189561.42477682" calcext:value-type="float">
            <text:p>8,189,561.42</text:p>
          </table:table-cell>
          <table:table-cell table:formula="of:=ATAN( ( ['a, e, i orbits'.$G$3] * SIN( [Iterations.J165] ) ) / ( 1 + ['a, e, i orbits'.$G$3] * COS( [Iterations.J165] ) ) )" office:value-type="float" office:value="0.0395063879135278" calcext:value-type="float">
            <text:p>0.0395063879</text:p>
          </table:table-cell>
          <table:table-cell table:formula="of:=SQRT( ['a, e, i orbits'.$B$6] * ( 2/[Iterations.K165] - 1/['a, e, i orbits'.$G$2] ))" office:value-type="float" office:value="6648.06880686577" calcext:value-type="float">
            <text:p>6,648.07</text:p>
          </table:table-cell>
        </table:table-row>
        <table:table-row table:style-name="ro1">
          <table:table-cell/>
          <table:table-cell table:formula="of:=[Iterations.B165]+[Iterations.$C$3]" office:value-type="float" office:value="2872.89878577779" calcext:value-type="float">
            <text:p>2872.90</text:p>
          </table:table-cell>
          <table:table-cell table:formula="of:=[Iterations.$F$3]*[Iterations.B166]" office:value-type="float" office:value="2.79252680319093" calcext:value-type="float">
            <text:p>2.7925268032</text:p>
          </table:table-cell>
          <table:table-cell table:formula="of:=[Iterations.C166] + 2 * ['a, e, i orbits'.$G$3] * SIN( [Iterations.C166] ) + 1.25 * ['a, e, i orbits'.$G$3] * SIN( 2 * [Iterations.C166] )" office:value-type="float" office:value="2.78058238064525" calcext:value-type="float">
            <text:p>2.7805823806</text:p>
          </table:table-cell>
          <table:table-cell table:formula="of:=( ['a, e, i orbits'.$G$2] * (1 - ['a, e, i orbits'.$G$3]^2) ) / ( 1 + ['a, e, i orbits'.$G$3] * COS([Iterations.D166]) )" office:value-type="float" office:value="8191332.27028067" calcext:value-type="float">
            <text:p>8,191,332.27</text:p>
          </table:table-cell>
          <table:table-cell table:formula="of:=ATAN( ( ['a, e, i orbits'.$G$3] * SIN( [Iterations.D166] ) ) / ( 1 + ['a, e, i orbits'.$G$3] * COS( [Iterations.D166] ) ) )" office:value-type="float" office:value="0.0389478204680795" calcext:value-type="float">
            <text:p>0.0389478205</text:p>
          </table:table-cell>
          <table:table-cell table:formula="of:=SQRT( ['a, e, i orbits'.$B$6] * ( 2/[Iterations.E166] - 1/['a, e, i orbits'.$G$2] ))" office:value-type="float" office:value="6646.48588482803" calcext:value-type="float">
            <text:p>6,646.4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RADIANS([Iterations.I166])" office:value-type="float" office:value="2.79252680319093" calcext:value-type="float">
            <text:p>2.7925268032</text:p>
          </table:table-cell>
          <table:table-cell table:formula="of:=( ['a, e, i orbits'.$G$2] * (1 - ['a, e, i orbits'.$G$3]^2) ) / ( 1 + ['a, e, i orbits'.$G$3] * COS([Iterations.J166]) )" office:value-type="float" office:value="8195086.2031836" calcext:value-type="float">
            <text:p>8,195,086.20</text:p>
          </table:table-cell>
          <table:table-cell table:formula="of:=ATAN( ( ['a, e, i orbits'.$G$3] * SIN( [Iterations.J166] ) ) / ( 1 + ['a, e, i orbits'.$G$3] * COS( [Iterations.J166] ) ) )" office:value-type="float" office:value="0.0377313712686133" calcext:value-type="float">
            <text:p>0.0377313713</text:p>
          </table:table-cell>
          <table:table-cell table:formula="of:=SQRT( ['a, e, i orbits'.$B$6] * ( 2/[Iterations.K166] - 1/['a, e, i orbits'.$G$2] ))" office:value-type="float" office:value="6643.13133845967" calcext:value-type="float">
            <text:p>6,643.13</text:p>
          </table:table-cell>
        </table:table-row>
        <table:table-row table:style-name="ro1">
          <table:table-cell/>
          <table:table-cell table:formula="of:=[Iterations.B166]+[Iterations.$C$3]" office:value-type="float" office:value="2890.8544031889" calcext:value-type="float">
            <text:p>2890.85</text:p>
          </table:table-cell>
          <table:table-cell table:formula="of:=[Iterations.$F$3]*[Iterations.B167]" office:value-type="float" office:value="2.80998009571088" calcext:value-type="float">
            <text:p>2.8099800957</text:p>
          </table:table-cell>
          <table:table-cell table:formula="of:=[Iterations.C167] + 2 * ['a, e, i orbits'.$G$3] * SIN( [Iterations.C167] ) + 1.25 * ['a, e, i orbits'.$G$3] * SIN( 2 * [Iterations.C167] )" office:value-type="float" office:value="2.7981360421866" calcext:value-type="float">
            <text:p>2.7981360422</text:p>
          </table:table-cell>
          <table:table-cell table:formula="of:=( ['a, e, i orbits'.$G$2] * (1 - ['a, e, i orbits'.$G$3]^2) ) / ( 1 + ['a, e, i orbits'.$G$3] * COS([Iterations.D167]) )" office:value-type="float" office:value="8196808.45132758" calcext:value-type="float">
            <text:p>8,196,808.45</text:p>
          </table:table-cell>
          <table:table-cell table:formula="of:=ATAN( ( ['a, e, i orbits'.$G$3] * SIN( [Iterations.D167] ) ) / ( 1 + ['a, e, i orbits'.$G$3] * COS( [Iterations.D167] ) ) )" office:value-type="float" office:value="0.0371576325392979" calcext:value-type="float">
            <text:p>0.0371576325</text:p>
          </table:table-cell>
          <table:table-cell table:formula="of:=SQRT( ['a, e, i orbits'.$B$6] * ( 2/[Iterations.E167] - 1/['a, e, i orbits'.$G$2] ))" office:value-type="float" office:value="6641.5927845875" calcext:value-type="float">
            <text:p>6,641.5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RADIANS([Iterations.I167])" office:value-type="float" office:value="2.80998009571087" calcext:value-type="float">
            <text:p>2.8099800957</text:p>
          </table:table-cell>
          <table:table-cell table:formula="of:=( ['a, e, i orbits'.$G$2] * (1 - ['a, e, i orbits'.$G$3]^2) ) / ( 1 + ['a, e, i orbits'.$G$3] * COS([Iterations.J167]) )" office:value-type="float" office:value="8200359.1944985" calcext:value-type="float">
            <text:p>8,200,359.19</text:p>
          </table:table-cell>
          <table:table-cell table:formula="of:=ATAN( ( ['a, e, i orbits'.$G$3] * SIN( [Iterations.J167] ) ) / ( 1 + ['a, e, i orbits'.$G$3] * COS( [Iterations.J167] ) ) )" office:value-type="float" office:value="0.0359410927683392" calcext:value-type="float">
            <text:p>0.0359410928</text:p>
          </table:table-cell>
          <table:table-cell table:formula="of:=SQRT( ['a, e, i orbits'.$B$6] * ( 2/[Iterations.K167] - 1/['a, e, i orbits'.$G$2] ))" office:value-type="float" office:value="6638.42167766964" calcext:value-type="float">
            <text:p>6,638.42</text:p>
          </table:table-cell>
        </table:table-row>
        <table:table-row table:style-name="ro1">
          <table:table-cell/>
          <table:table-cell table:formula="of:=[Iterations.B167]+[Iterations.$C$3]" office:value-type="float" office:value="2908.81002060001" calcext:value-type="float">
            <text:p>2908.81</text:p>
          </table:table-cell>
          <table:table-cell table:formula="of:=[Iterations.$F$3]*[Iterations.B168]" office:value-type="float" office:value="2.82743338823082" calcext:value-type="float">
            <text:p>2.8274333882</text:p>
          </table:table-cell>
          <table:table-cell table:formula="of:=[Iterations.C168] + 2 * ['a, e, i orbits'.$G$3] * SIN( [Iterations.C168] ) + 1.25 * ['a, e, i orbits'.$G$3] * SIN( 2 * [Iterations.C168] )" office:value-type="float" office:value="2.81576363056925" calcext:value-type="float">
            <text:p>2.8157636306</text:p>
          </table:table-cell>
          <table:table-cell table:formula="of:=( ['a, e, i orbits'.$G$2] * (1 - ['a, e, i orbits'.$G$3]^2) ) / ( 1 + ['a, e, i orbits'.$G$3] * COS([Iterations.D168]) )" office:value-type="float" office:value="8202050.5268793" calcext:value-type="float">
            <text:p>8,202,050.53</text:p>
          </table:table-cell>
          <table:table-cell table:formula="of:=ATAN( ( ['a, e, i orbits'.$G$3] * SIN( [Iterations.D168] ) ) / ( 1 + ['a, e, i orbits'.$G$3] * COS( [Iterations.D168] ) ) )" office:value-type="float" office:value="0.0353445962168954" calcext:value-type="float">
            <text:p>0.0353445962</text:p>
          </table:table-cell>
          <table:table-cell table:formula="of:=SQRT( ['a, e, i orbits'.$B$6] * ( 2/[Iterations.E168] - 1/['a, e, i orbits'.$G$2] ))" office:value-type="float" office:value="6636.91161125366" calcext:value-type="float">
            <text:p>6,636.91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RADIANS([Iterations.I168])" office:value-type="float" office:value="2.82743338823081" calcext:value-type="float">
            <text:p>2.8274333882</text:p>
          </table:table-cell>
          <table:table-cell table:formula="of:=( ['a, e, i orbits'.$G$2] * (1 - ['a, e, i orbits'.$G$3]^2) ) / ( 1 + ['a, e, i orbits'.$G$3] * COS([Iterations.J168]) )" office:value-type="float" office:value="8205377.80280183" calcext:value-type="float">
            <text:p>8,205,377.80</text:p>
          </table:table-cell>
          <table:table-cell table:formula="of:=ATAN( ( ['a, e, i orbits'.$G$3] * SIN( [Iterations.J168] ) ) / ( 1 + ['a, e, i orbits'.$G$3] * COS( [Iterations.J168] ) ) )" office:value-type="float" office:value="0.0341362452788577" calcext:value-type="float">
            <text:p>0.0341362453</text:p>
          </table:table-cell>
          <table:table-cell table:formula="of:=SQRT( ['a, e, i orbits'.$B$6] * ( 2/[Iterations.K168] - 1/['a, e, i orbits'.$G$2] ))" office:value-type="float" office:value="6633.94174576741" calcext:value-type="float">
            <text:p>6,633.94</text:p>
          </table:table-cell>
        </table:table-row>
        <table:table-row table:style-name="ro1">
          <table:table-cell/>
          <table:table-cell table:formula="of:=[Iterations.B168]+[Iterations.$C$3]" office:value-type="float" office:value="2926.76563801113" calcext:value-type="float">
            <text:p>2926.77</text:p>
          </table:table-cell>
          <table:table-cell table:formula="of:=[Iterations.$F$3]*[Iterations.B169]" office:value-type="float" office:value="2.84488668075076" calcext:value-type="float">
            <text:p>2.8448866808</text:p>
          </table:table-cell>
          <table:table-cell table:formula="of:=[Iterations.C169] + 2 * ['a, e, i orbits'.$G$3] * SIN( [Iterations.C169] ) + 1.25 * ['a, e, i orbits'.$G$3] * SIN( 2 * [Iterations.C169] )" office:value-type="float" office:value="2.83346190876147" calcext:value-type="float">
            <text:p>2.8334619088</text:p>
          </table:table-cell>
          <table:table-cell table:formula="of:=( ['a, e, i orbits'.$G$2] * (1 - ['a, e, i orbits'.$G$3]^2) ) / ( 1 + ['a, e, i orbits'.$G$3] * COS([Iterations.D169]) )" office:value-type="float" office:value="8207051.7125235" calcext:value-type="float">
            <text:p>8,207,051.71</text:p>
          </table:table-cell>
          <table:table-cell table:formula="of:=ATAN( ( ['a, e, i orbits'.$G$3] * SIN( [Iterations.D169] ) ) / ( 1 + ['a, e, i orbits'.$G$3] * COS( [Iterations.D169] ) ) )" office:value-type="float" office:value="0.0335095773365307" calcext:value-type="float">
            <text:p>0.0335095773</text:p>
          </table:table-cell>
          <table:table-cell table:formula="of:=SQRT( ['a, e, i orbits'.$B$6] * ( 2/[Iterations.E169] - 1/['a, e, i orbits'.$G$2] ))" office:value-type="float" office:value="6632.44805271641" calcext:value-type="float">
            <text:p>6,632.45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RADIANS([Iterations.I169])" office:value-type="float" office:value="2.84488668075076" calcext:value-type="float">
            <text:p>2.8448866808</text:p>
          </table:table-cell>
          <table:table-cell table:formula="of:=( ['a, e, i orbits'.$G$2] * (1 - ['a, e, i orbits'.$G$3]^2) ) / ( 1 + ['a, e, i orbits'.$G$3] * COS([Iterations.J169]) )" office:value-type="float" office:value="8210139.54986568" calcext:value-type="float">
            <text:p>8,210,139.55</text:p>
          </table:table-cell>
          <table:table-cell table:formula="of:=ATAN( ( ['a, e, i orbits'.$G$3] * SIN( [Iterations.J169] ) ) / ( 1 + ['a, e, i orbits'.$G$3] * COS( [Iterations.J169] ) ) )" office:value-type="float" office:value="0.0323175320687265" calcext:value-type="float">
            <text:p>0.0323175321</text:p>
          </table:table-cell>
          <table:table-cell table:formula="of:=SQRT( ['a, e, i orbits'.$B$6] * ( 2/[Iterations.K169] - 1/['a, e, i orbits'.$G$2] ))" office:value-type="float" office:value="6629.69337442864" calcext:value-type="float">
            <text:p>6,629.69</text:p>
          </table:table-cell>
        </table:table-row>
        <table:table-row table:style-name="ro1">
          <table:table-cell/>
          <table:table-cell table:formula="of:=[Iterations.B169]+[Iterations.$C$3]" office:value-type="float" office:value="2944.72125542224" calcext:value-type="float">
            <text:p>2944.72</text:p>
          </table:table-cell>
          <table:table-cell table:formula="of:=[Iterations.$F$3]*[Iterations.B170]" office:value-type="float" office:value="2.86233997327071" calcext:value-type="float">
            <text:p>2.8623399733</text:p>
          </table:table-cell>
          <table:table-cell table:formula="of:=[Iterations.C170] + 2 * ['a, e, i orbits'.$G$3] * SIN( [Iterations.C170] ) + 1.25 * ['a, e, i orbits'.$G$3] * SIN( 2 * [Iterations.C170] )" office:value-type="float" office:value="2.85122753640496" calcext:value-type="float">
            <text:p>2.8512275364</text:p>
          </table:table-cell>
          <table:table-cell table:formula="of:=( ['a, e, i orbits'.$G$2] * (1 - ['a, e, i orbits'.$G$3]^2) ) / ( 1 + ['a, e, i orbits'.$G$3] * COS([Iterations.D170]) )" office:value-type="float" office:value="8211805.43811444" calcext:value-type="float">
            <text:p>8,211,805.44</text:p>
          </table:table-cell>
          <table:table-cell table:formula="of:=ATAN( ( ['a, e, i orbits'.$G$3] * SIN( [Iterations.D170] ) ) / ( 1 + ['a, e, i orbits'.$G$3] * COS( [Iterations.D170] ) ) )" office:value-type="float" office:value="0.0316534908348049" calcext:value-type="float">
            <text:p>0.0316534908</text:p>
          </table:table-cell>
          <table:table-cell table:formula="of:=SQRT( ['a, e, i orbits'.$B$6] * ( 2/[Iterations.E170] - 1/['a, e, i orbits'.$G$2] ))" office:value-type="float" office:value="6628.20761074697" calcext:value-type="float">
            <text:p>6,628.21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RADIANS([Iterations.I170])" office:value-type="float" office:value="2.8623399732707" calcext:value-type="float">
            <text:p>2.8623399733</text:p>
          </table:table-cell>
          <table:table-cell table:formula="of:=( ['a, e, i orbits'.$G$2] * (1 - ['a, e, i orbits'.$G$3]^2) ) / ( 1 + ['a, e, i orbits'.$G$3] * COS([Iterations.J170]) )" office:value-type="float" office:value="8214642.0774938" calcext:value-type="float">
            <text:p>8,214,642.08</text:p>
          </table:table-cell>
          <table:table-cell table:formula="of:=ATAN( ( ['a, e, i orbits'.$G$3] * SIN( [Iterations.J170] ) ) / ( 1 + ['a, e, i orbits'.$G$3] * COS( [Iterations.J170] ) ) )" office:value-type="float" office:value="0.0304856663642731" calcext:value-type="float">
            <text:p>0.0304856664</text:p>
          </table:table-cell>
          <table:table-cell table:formula="of:=SQRT( ['a, e, i orbits'.$B$6] * ( 2/[Iterations.K170] - 1/['a, e, i orbits'.$G$2] ))" office:value-type="float" office:value="6625.67830437618" calcext:value-type="float">
            <text:p>6,625.68</text:p>
          </table:table-cell>
        </table:table-row>
        <table:table-row table:style-name="ro1">
          <table:table-cell/>
          <table:table-cell table:formula="of:=[Iterations.B170]+[Iterations.$C$3]" office:value-type="float" office:value="2962.67687283335" calcext:value-type="float">
            <text:p>2962.68</text:p>
          </table:table-cell>
          <table:table-cell table:formula="of:=[Iterations.$F$3]*[Iterations.B171]" office:value-type="float" office:value="2.87979326579065" calcext:value-type="float">
            <text:p>2.8797932658</text:p>
          </table:table-cell>
          <table:table-cell table:formula="of:=[Iterations.C171] + 2 * ['a, e, i orbits'.$G$3] * SIN( [Iterations.C171] ) + 1.25 * ['a, e, i orbits'.$G$3] * SIN( 2 * [Iterations.C171] )" office:value-type="float" office:value="2.86905707481116" calcext:value-type="float">
            <text:p>2.8690570748</text:p>
          </table:table-cell>
          <table:table-cell table:formula="of:=( ['a, e, i orbits'.$G$2] * (1 - ['a, e, i orbits'.$G$3]^2) ) / ( 1 + ['a, e, i orbits'.$G$3] * COS([Iterations.D171]) )" office:value-type="float" office:value="8216305.37024771" calcext:value-type="float">
            <text:p>8,216,305.37</text:p>
          </table:table-cell>
          <table:table-cell table:formula="of:=ATAN( ( ['a, e, i orbits'.$G$3] * SIN( [Iterations.D171] ) ) / ( 1 + ['a, e, i orbits'.$G$3] * COS( [Iterations.D171] ) ) )" office:value-type="float" office:value="0.029777299455224" calcext:value-type="float">
            <text:p>0.0297772995</text:p>
          </table:table-cell>
          <table:table-cell table:formula="of:=SQRT( ['a, e, i orbits'.$B$6] * ( 2/[Iterations.E171] - 1/['a, e, i orbits'.$G$2] ))" office:value-type="float" office:value="6624.19558293359" calcext:value-type="float">
            <text:p>6,624.2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RADIANS([Iterations.I171])" office:value-type="float" office:value="2.87979326579064" calcext:value-type="float">
            <text:p>2.8797932658</text:p>
          </table:table-cell>
          <table:table-cell table:formula="of:=( ['a, e, i orbits'.$G$2] * (1 - ['a, e, i orbits'.$G$3]^2) ) / ( 1 + ['a, e, i orbits'.$G$3] * COS([Iterations.J171]) )" office:value-type="float" office:value="8218883.14976058" calcext:value-type="float">
            <text:p>8,218,883.15</text:p>
          </table:table-cell>
          <table:table-cell table:formula="of:=ATAN( ( ['a, e, i orbits'.$G$3] * SIN( [Iterations.J171] ) ) / ( 1 + ['a, e, i orbits'.$G$3] * COS( [Iterations.J171] ) ) )" office:value-type="float" office:value="0.0286413708893339" calcext:value-type="float">
            <text:p>0.0286413709</text:p>
          </table:table-cell>
          <table:table-cell table:formula="of:=SQRT( ['a, e, i orbits'.$B$6] * ( 2/[Iterations.K171] - 1/['a, e, i orbits'.$G$2] ))" office:value-type="float" office:value="6621.89818408267" calcext:value-type="float">
            <text:p>6,621.90</text:p>
          </table:table-cell>
        </table:table-row>
        <table:table-row table:style-name="ro1">
          <table:table-cell/>
          <table:table-cell table:formula="of:=[Iterations.B171]+[Iterations.$C$3]" office:value-type="float" office:value="2980.63249024446" calcext:value-type="float">
            <text:p>2980.63</text:p>
          </table:table-cell>
          <table:table-cell table:formula="of:=[Iterations.$F$3]*[Iterations.B172]" office:value-type="float" office:value="2.89724655831059" calcext:value-type="float">
            <text:p>2.8972465583</text:p>
          </table:table-cell>
          <table:table-cell table:formula="of:=[Iterations.C172] + 2 * ['a, e, i orbits'.$G$3] * SIN( [Iterations.C172] ) + 1.25 * ['a, e, i orbits'.$G$3] * SIN( 2 * [Iterations.C172] )" office:value-type="float" office:value="2.88694699208229" calcext:value-type="float">
            <text:p>2.8869469921</text:p>
          </table:table-cell>
          <table:table-cell table:formula="of:=( ['a, e, i orbits'.$G$2] * (1 - ['a, e, i orbits'.$G$3]^2) ) / ( 1 + ['a, e, i orbits'.$G$3] * COS([Iterations.D172]) )" office:value-type="float" office:value="8220545.43423213" calcext:value-type="float">
            <text:p>8,220,545.43</text:p>
          </table:table-cell>
          <table:table-cell table:formula="of:=ATAN( ( ['a, e, i orbits'.$G$3] * SIN( [Iterations.D172] ) ) / ( 1 + ['a, e, i orbits'.$G$3] * COS( [Iterations.D172] ) ) )" office:value-type="float" office:value="0.0278820122443223" calcext:value-type="float">
            <text:p>0.0278820122</text:p>
          </table:table-cell>
          <table:table-cell table:formula="of:=SQRT( ['a, e, i orbits'.$B$6] * ( 2/[Iterations.E172] - 1/['a, e, i orbits'.$G$2] ))" office:value-type="float" office:value="6620.4170450716" calcext:value-type="float">
            <text:p>6,620.42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RADIANS([Iterations.I172])" office:value-type="float" office:value="2.89724655831059" calcext:value-type="float">
            <text:p>2.8972465583</text:p>
          </table:table-cell>
          <table:table-cell table:formula="of:=( ['a, e, i orbits'.$G$2] * (1 - ['a, e, i orbits'.$G$3]^2) ) / ( 1 + ['a, e, i orbits'.$G$3] * COS([Iterations.J172]) )" office:value-type="float" office:value="8222860.65514503" calcext:value-type="float">
            <text:p>8,222,860.66</text:p>
          </table:table-cell>
          <table:table-cell table:formula="of:=ATAN( ( ['a, e, i orbits'.$G$3] * SIN( [Iterations.J172] ) ) / ( 1 + ['a, e, i orbits'.$G$3] * COS( [Iterations.J172] ) ) )" office:value-type="float" office:value="0.0267853773899544" calcext:value-type="float">
            <text:p>0.0267853774</text:p>
          </table:table-cell>
          <table:table-cell table:formula="of:=SQRT( ['a, e, i orbits'.$B$6] * ( 2/[Iterations.K172] - 1/['a, e, i orbits'.$G$2] ))" office:value-type="float" office:value="6618.35456853457" calcext:value-type="float">
            <text:p>6,618.35</text:p>
          </table:table-cell>
        </table:table-row>
        <table:table-row table:style-name="ro1">
          <table:table-cell/>
          <table:table-cell table:formula="of:=[Iterations.B172]+[Iterations.$C$3]" office:value-type="float" office:value="2998.58810765557" calcext:value-type="float">
            <text:p>2998.59</text:p>
          </table:table-cell>
          <table:table-cell table:formula="of:=[Iterations.$F$3]*[Iterations.B173]" office:value-type="float" office:value="2.91469985083054" calcext:value-type="float">
            <text:p>2.9146998508</text:p>
          </table:table-cell>
          <table:table-cell table:formula="of:=[Iterations.C173] + 2 * ['a, e, i orbits'.$G$3] * SIN( [Iterations.C173] ) + 1.25 * ['a, e, i orbits'.$G$3] * SIN( 2 * [Iterations.C173] )" office:value-type="float" office:value="2.90489366835068" calcext:value-type="float">
            <text:p>2.9048936684</text:p>
          </table:table-cell>
          <table:table-cell table:formula="of:=( ['a, e, i orbits'.$G$2] * (1 - ['a, e, i orbits'.$G$3]^2) ) / ( 1 + ['a, e, i orbits'.$G$3] * COS([Iterations.D173]) )" office:value-type="float" office:value="8224519.83544352" calcext:value-type="float">
            <text:p>8,224,519.84</text:p>
          </table:table-cell>
          <table:table-cell table:formula="of:=ATAN( ( ['a, e, i orbits'.$G$3] * SIN( [Iterations.D173] ) ) / ( 1 + ['a, e, i orbits'.$G$3] * COS( [Iterations.D173] ) ) )" office:value-type="float" office:value="0.0259686828406018" calcext:value-type="float">
            <text:p>0.0259686828</text:p>
          </table:table-cell>
          <table:table-cell table:formula="of:=SQRT( ['a, e, i orbits'.$B$6] * ( 2/[Iterations.E173] - 1/['a, e, i orbits'.$G$2] ))" office:value-type="float" office:value="6616.87683409479" calcext:value-type="float">
            <text:p>6,616.88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RADIANS([Iterations.I173])" office:value-type="float" office:value="2.91469985083053" calcext:value-type="float">
            <text:p>2.9146998508</text:p>
          </table:table-cell>
          <table:table-cell table:formula="of:=( ['a, e, i orbits'.$G$2] * (1 - ['a, e, i orbits'.$G$3]^2) ) / ( 1 + ['a, e, i orbits'.$G$3] * COS([Iterations.J173]) )" office:value-type="float" office:value="8226572.60855591" calcext:value-type="float">
            <text:p>8,226,572.61</text:p>
          </table:table-cell>
          <table:table-cell table:formula="of:=ATAN( ( ['a, e, i orbits'.$G$3] * SIN( [Iterations.J173] ) ) / ( 1 + ['a, e, i orbits'.$G$3] * COS( [Iterations.J173] ) ) )" office:value-type="float" office:value="0.0249184261446813" calcext:value-type="float">
            <text:p>0.0249184261</text:p>
          </table:table-cell>
          <table:table-cell table:formula="of:=SQRT( ['a, e, i orbits'.$B$6] * ( 2/[Iterations.K173] - 1/['a, e, i orbits'.$G$2] ))" office:value-type="float" office:value="6615.04891805988" calcext:value-type="float">
            <text:p>6,615.05</text:p>
          </table:table-cell>
        </table:table-row>
        <table:table-row table:style-name="ro1">
          <table:table-cell/>
          <table:table-cell table:formula="of:=[Iterations.B173]+[Iterations.$C$3]" office:value-type="float" office:value="3016.54372506668" calcext:value-type="float">
            <text:p>3016.54</text:p>
          </table:table-cell>
          <table:table-cell table:formula="of:=[Iterations.$F$3]*[Iterations.B174]" office:value-type="float" office:value="2.93215314335048" calcext:value-type="float">
            <text:p>2.9321531434</text:p>
          </table:table-cell>
          <table:table-cell table:formula="of:=[Iterations.C174] + 2 * ['a, e, i orbits'.$G$3] * SIN( [Iterations.C174] ) + 1.25 * ['a, e, i orbits'.$G$3] * SIN( 2 * [Iterations.C174] )" office:value-type="float" office:value="2.92289340112956" calcext:value-type="float">
            <text:p>2.9228934011</text:p>
          </table:table-cell>
          <table:table-cell table:formula="of:=( ['a, e, i orbits'.$G$2] * (1 - ['a, e, i orbits'.$G$3]^2) ) / ( 1 + ['a, e, i orbits'.$G$3] * COS([Iterations.D174]) )" office:value-type="float" office:value="8228223.07994529" calcext:value-type="float">
            <text:p>8,228,223.08</text:p>
          </table:table-cell>
          <table:table-cell table:formula="of:=ATAN( ( ['a, e, i orbits'.$G$3] * SIN( [Iterations.D174] ) ) / ( 1 + ['a, e, i orbits'.$G$3] * COS( [Iterations.D174] ) ) )" office:value-type="float" office:value="0.0240384075603531" calcext:value-type="float">
            <text:p>0.0240384076</text:p>
          </table:table-cell>
          <table:table-cell table:formula="of:=SQRT( ['a, e, i orbits'.$B$6] * ( 2/[Iterations.E174] - 1/['a, e, i orbits'.$G$2] ))" office:value-type="float" office:value="6613.5795316335" calcext:value-type="float">
            <text:p>6,613.58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RADIANS([Iterations.I174])" office:value-type="float" office:value="2.93215314335047" calcext:value-type="float">
            <text:p>2.9321531434</text:p>
          </table:table-cell>
          <table:table-cell table:formula="of:=( ['a, e, i orbits'.$G$2] * (1 - ['a, e, i orbits'.$G$3]^2) ) / ( 1 + ['a, e, i orbits'.$G$3] * COS([Iterations.J174]) )" office:value-type="float" office:value="8230017.15324441" calcext:value-type="float">
            <text:p>8,230,017.15</text:p>
          </table:table-cell>
          <table:table-cell table:formula="of:=ATAN( ( ['a, e, i orbits'.$G$3] * SIN( [Iterations.J174] ) ) / ( 1 + ['a, e, i orbits'.$G$3] * COS( [Iterations.J174] ) ) )" office:value-type="float" office:value="0.0230412654611187" calcext:value-type="float">
            <text:p>0.0230412655</text:p>
          </table:table-cell>
          <table:table-cell table:formula="of:=SQRT( ['a, e, i orbits'.$B$6] * ( 2/[Iterations.K174] - 1/['a, e, i orbits'.$G$2] ))" office:value-type="float" office:value="6611.98259722138" calcext:value-type="float">
            <text:p>6,611.98</text:p>
          </table:table-cell>
        </table:table-row>
        <table:table-row table:style-name="ro1">
          <table:table-cell/>
          <table:table-cell table:formula="of:=[Iterations.B174]+[Iterations.$C$3]" office:value-type="float" office:value="3034.49934247779" calcext:value-type="float">
            <text:p>3034.50</text:p>
          </table:table-cell>
          <table:table-cell table:formula="of:=[Iterations.$F$3]*[Iterations.B175]" office:value-type="float" office:value="2.94960643587042" calcext:value-type="float">
            <text:p>2.9496064359</text:p>
          </table:table-cell>
          <table:table-cell table:formula="of:=[Iterations.C175] + 2 * ['a, e, i orbits'.$G$3] * SIN( [Iterations.C175] ) + 1.25 * ['a, e, i orbits'.$G$3] * SIN( 2 * [Iterations.C175] )" office:value-type="float" office:value="2.94094241076874" calcext:value-type="float">
            <text:p>2.9409424108</text:p>
          </table:table-cell>
          <table:table-cell table:formula="of:=( ['a, e, i orbits'.$G$2] * (1 - ['a, e, i orbits'.$G$3]^2) ) / ( 1 + ['a, e, i orbits'.$G$3] * COS([Iterations.D175]) )" office:value-type="float" office:value="8231649.99426317" calcext:value-type="float">
            <text:p>8,231,649.99</text:p>
          </table:table-cell>
          <table:table-cell table:formula="of:=ATAN( ( ['a, e, i orbits'.$G$3] * SIN( [Iterations.D175] ) ) / ( 1 + ['a, e, i orbits'.$G$3] * COS( [Iterations.D175] ) ) )" office:value-type="float" office:value="0.0220923232858363" calcext:value-type="float">
            <text:p>0.0220923233</text:p>
          </table:table-cell>
          <table:table-cell table:formula="of:=SQRT( ['a, e, i orbits'.$B$6] * ( 2/[Iterations.E175] - 1/['a, e, i orbits'.$G$2] ))" office:value-type="float" office:value="6610.52944828375" calcext:value-type="float">
            <text:p>6,610.53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RADIANS([Iterations.I175])" office:value-type="float" office:value="2.94960643587042" calcext:value-type="float">
            <text:p>2.9496064359</text:p>
          </table:table-cell>
          <table:table-cell table:formula="of:=( ['a, e, i orbits'.$G$2] * (1 - ['a, e, i orbits'.$G$3]^2) ) / ( 1 + ['a, e, i orbits'.$G$3] * COS([Iterations.J175]) )" office:value-type="float" office:value="8233192.56260081" calcext:value-type="float">
            <text:p>8,233,192.56</text:p>
          </table:table-cell>
          <table:table-cell table:formula="of:=ATAN( ( ['a, e, i orbits'.$G$3] * SIN( [Iterations.J175] ) ) / ( 1 + ['a, e, i orbits'.$G$3] * COS( [Iterations.J175] ) ) )" office:value-type="float" office:value="0.0211546511594625" calcext:value-type="float">
            <text:p>0.0211546512</text:p>
          </table:table-cell>
          <table:table-cell table:formula="of:=SQRT( ['a, e, i orbits'.$B$6] * ( 2/[Iterations.K175] - 1/['a, e, i orbits'.$G$2] ))" office:value-type="float" office:value="6609.15687377746" calcext:value-type="float">
            <text:p>6,609.16</text:p>
          </table:table-cell>
        </table:table-row>
        <table:table-row table:style-name="ro1">
          <table:table-cell/>
          <table:table-cell table:formula="of:=[Iterations.B175]+[Iterations.$C$3]" office:value-type="float" office:value="3052.4549598889" calcext:value-type="float">
            <text:p>3052.45</text:p>
          </table:table-cell>
          <table:table-cell table:formula="of:=[Iterations.$F$3]*[Iterations.B176]" office:value-type="float" office:value="2.96705972839037" calcext:value-type="float">
            <text:p>2.9670597284</text:p>
          </table:table-cell>
          <table:table-cell table:formula="of:=[Iterations.C176] + 2 * ['a, e, i orbits'.$G$3] * SIN( [Iterations.C176] ) + 1.25 * ['a, e, i orbits'.$G$3] * SIN( 2 * [Iterations.C176] )" office:value-type="float" office:value="2.95903684600805" calcext:value-type="float">
            <text:p>2.959036846</text:p>
          </table:table-cell>
          <table:table-cell table:formula="of:=( ['a, e, i orbits'.$G$2] * (1 - ['a, e, i orbits'.$G$3]^2) ) / ( 1 + ['a, e, i orbits'.$G$3] * COS([Iterations.D176]) )" office:value-type="float" office:value="8234795.74420338" calcext:value-type="float">
            <text:p>8,234,795.74</text:p>
          </table:table-cell>
          <table:table-cell table:formula="of:=ATAN( ( ['a, e, i orbits'.$G$3] * SIN( [Iterations.D176] ) ) / ( 1 + ['a, e, i orbits'.$G$3] * COS( [Iterations.D176] ) ) )" office:value-type="float" office:value="0.0201316051627201" calcext:value-type="float">
            <text:p>0.0201316052</text:p>
          </table:table-cell>
          <table:table-cell table:formula="of:=SQRT( ['a, e, i orbits'.$B$6] * ( 2/[Iterations.E176] - 1/['a, e, i orbits'.$G$2] ))" office:value-type="float" office:value="6607.73060866885" calcext:value-type="float">
            <text:p>6,607.73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RADIANS([Iterations.I176])" office:value-type="float" office:value="2.96705972839036" calcext:value-type="float">
            <text:p>2.9670597284</text:p>
          </table:table-cell>
          <table:table-cell table:formula="of:=( ['a, e, i orbits'.$G$2] * (1 - ['a, e, i orbits'.$G$3]^2) ) / ( 1 + ['a, e, i orbits'.$G$3] * COS([Iterations.J176]) )" office:value-type="float" office:value="8236097.24183185" calcext:value-type="float">
            <text:p>8,236,097.24</text:p>
          </table:table-cell>
          <table:table-cell table:formula="of:=ATAN( ( ['a, e, i orbits'.$G$3] * SIN( [Iterations.J176] ) ) / ( 1 + ['a, e, i orbits'.$G$3] * COS( [Iterations.J176] ) ) )" office:value-type="float" office:value="0.0192593460437657" calcext:value-type="float">
            <text:p>0.019259346</text:p>
          </table:table-cell>
          <table:table-cell table:formula="of:=SQRT( ['a, e, i orbits'.$B$6] * ( 2/[Iterations.K176] - 1/['a, e, i orbits'.$G$2] ))" office:value-type="float" office:value="6606.57291771228" calcext:value-type="float">
            <text:p>6,606.57</text:p>
          </table:table-cell>
        </table:table-row>
        <table:table-row table:style-name="ro1">
          <table:table-cell/>
          <table:table-cell table:formula="of:=[Iterations.B176]+[Iterations.$C$3]" office:value-type="float" office:value="3070.41057730002" calcext:value-type="float">
            <text:p>3070.41</text:p>
          </table:table-cell>
          <table:table-cell table:formula="of:=[Iterations.$F$3]*[Iterations.B177]" office:value-type="float" office:value="2.98451302091031" calcext:value-type="float">
            <text:p>2.9845130209</text:p>
          </table:table-cell>
          <table:table-cell table:formula="of:=[Iterations.C177] + 2 * ['a, e, i orbits'.$G$3] * SIN( [Iterations.C177] ) + 1.25 * ['a, e, i orbits'.$G$3] * SIN( 2 * [Iterations.C177] )" office:value-type="float" office:value="2.97717278962149" calcext:value-type="float">
            <text:p>2.9771727896</text:p>
          </table:table-cell>
          <table:table-cell table:formula="of:=( ['a, e, i orbits'.$G$2] * (1 - ['a, e, i orbits'.$G$3]^2) ) / ( 1 + ['a, e, i orbits'.$G$3] * COS([Iterations.D177]) )" office:value-type="float" office:value="8237655.85260783" calcext:value-type="float">
            <text:p>8,237,655.85</text:p>
          </table:table-cell>
          <table:table-cell table:formula="of:=ATAN( ( ['a, e, i orbits'.$G$3] * SIN( [Iterations.D177] ) ) / ( 1 + ['a, e, i orbits'.$G$3] * COS( [Iterations.D177] ) ) )" office:value-type="float" office:value="0.0181574641150688" calcext:value-type="float">
            <text:p>0.0181574641</text:p>
          </table:table-cell>
          <table:table-cell table:formula="of:=SQRT( ['a, e, i orbits'.$B$6] * ( 2/[Iterations.E177] - 1/['a, e, i orbits'.$G$2] ))" office:value-type="float" office:value="6605.18673737262" calcext:value-type="float">
            <text:p>6,605.19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RADIANS([Iterations.I177])" office:value-type="float" office:value="2.9845130209103" calcext:value-type="float">
            <text:p>2.9845130209</text:p>
          </table:table-cell>
          <table:table-cell table:formula="of:=( ['a, e, i orbits'.$G$2] * (1 - ['a, e, i orbits'.$G$3]^2) ) / ( 1 + ['a, e, i orbits'.$G$3] * COS([Iterations.J177]) )" office:value-type="float" office:value="8238729.72951572" calcext:value-type="float">
            <text:p>8,238,729.73</text:p>
          </table:table-cell>
          <table:table-cell table:formula="of:=ATAN( ( ['a, e, i orbits'.$G$3] * SIN( [Iterations.J177] ) ) / ( 1 + ['a, e, i orbits'.$G$3] * COS( [Iterations.J177] ) ) )" office:value-type="float" office:value="0.0173561193617262" calcext:value-type="float">
            <text:p>0.0173561194</text:p>
          </table:table-cell>
          <table:table-cell table:formula="of:=SQRT( ['a, e, i orbits'.$B$6] * ( 2/[Iterations.K177] - 1/['a, e, i orbits'.$G$2] ))" office:value-type="float" office:value="6604.23180033697" calcext:value-type="float">
            <text:p>6,604.23</text:p>
          </table:table-cell>
        </table:table-row>
        <table:table-row table:style-name="ro1">
          <table:table-cell/>
          <table:table-cell table:formula="of:=[Iterations.B177]+[Iterations.$C$3]" office:value-type="float" office:value="3088.36619471113" calcext:value-type="float">
            <text:p>3088.37</text:p>
          </table:table-cell>
          <table:table-cell table:formula="of:=[Iterations.$F$3]*[Iterations.B178]" office:value-type="float" office:value="3.00196631343025" calcext:value-type="float">
            <text:p>3.0019663134</text:p>
          </table:table-cell>
          <table:table-cell table:formula="of:=[Iterations.C178] + 2 * ['a, e, i orbits'.$G$3] * SIN( [Iterations.C178] ) + 1.25 * ['a, e, i orbits'.$G$3] * SIN( 2 * [Iterations.C178] )" office:value-type="float" office:value="2.99534626414514" calcext:value-type="float">
            <text:p>2.9953462641</text:p>
          </table:table-cell>
          <table:table-cell table:formula="of:=( ['a, e, i orbits'.$G$2] * (1 - ['a, e, i orbits'.$G$3]^2) ) / ( 1 + ['a, e, i orbits'.$G$3] * COS([Iterations.D178]) )" office:value-type="float" office:value="8240226.21594378" calcext:value-type="float">
            <text:p>8,240,226.22</text:p>
          </table:table-cell>
          <table:table-cell table:formula="of:=ATAN( ( ['a, e, i orbits'.$G$3] * SIN( [Iterations.D178] ) ) / ( 1 + ['a, e, i orbits'.$G$3] * COS( [Iterations.D178] ) ) )" office:value-type="float" office:value="0.0161711441875361" calcext:value-type="float">
            <text:p>0.0161711442</text:p>
          </table:table-cell>
          <table:table-cell table:formula="of:=SQRT( ['a, e, i orbits'.$B$6] * ( 2/[Iterations.E178] - 1/['a, e, i orbits'.$G$2] ))" office:value-type="float" office:value="6602.90124581916" calcext:value-type="float">
            <text:p>6,602.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RADIANS([Iterations.I178])" office:value-type="float" office:value="3.00196631343025" calcext:value-type="float">
            <text:p>3.0019663134</text:p>
          </table:table-cell>
          <table:table-cell table:formula="of:=( ['a, e, i orbits'.$G$2] * (1 - ['a, e, i orbits'.$G$3]^2) ) / ( 1 + ['a, e, i orbits'.$G$3] * COS([Iterations.J178]) )" office:value-type="float" office:value="8241088.69903182" calcext:value-type="float">
            <text:p>8,241,088.70</text:p>
          </table:table-cell>
          <table:table-cell table:formula="of:=ATAN( ( ['a, e, i orbits'.$G$3] * SIN( [Iterations.J178] ) ) / ( 1 + ['a, e, i orbits'.$G$3] * COS( [Iterations.J178] ) ) )" office:value-type="float" office:value="0.01544574625382" calcext:value-type="float">
            <text:p>0.0154457463</text:p>
          </table:table-cell>
          <table:table-cell table:formula="of:=SQRT( ['a, e, i orbits'.$B$6] * ( 2/[Iterations.K178] - 1/['a, e, i orbits'.$G$2] ))" office:value-type="float" office:value="6602.13449346345" calcext:value-type="float">
            <text:p>6,602.13</text:p>
          </table:table-cell>
        </table:table-row>
        <table:table-row table:style-name="ro1">
          <table:table-cell/>
          <table:table-cell table:formula="of:=[Iterations.B178]+[Iterations.$C$3]" office:value-type="float" office:value="3106.32181212224" calcext:value-type="float">
            <text:p>3106.32</text:p>
          </table:table-cell>
          <table:table-cell table:formula="of:=[Iterations.$F$3]*[Iterations.B179]" office:value-type="float" office:value="3.0194196059502" calcext:value-type="float">
            <text:p>3.019419606</text:p>
          </table:table-cell>
          <table:table-cell table:formula="of:=[Iterations.C179] + 2 * ['a, e, i orbits'.$G$3] * SIN( [Iterations.C179] ) + 1.25 * ['a, e, i orbits'.$G$3] * SIN( 2 * [Iterations.C179] )" office:value-type="float" office:value="3.01355323768127" calcext:value-type="float">
            <text:p>3.0135532377</text:p>
          </table:table-cell>
          <table:table-cell table:formula="of:=( ['a, e, i orbits'.$G$2] * (1 - ['a, e, i orbits'.$G$3]^2) ) / ( 1 + ['a, e, i orbits'.$G$3] * COS([Iterations.D179]) )" office:value-type="float" office:value="8242503.1196315" calcext:value-type="float">
            <text:p>8,242,503.12</text:p>
          </table:table-cell>
          <table:table-cell table:formula="of:=ATAN( ( ['a, e, i orbits'.$G$3] * SIN( [Iterations.D179] ) ) / ( 1 + ['a, e, i orbits'.$G$3] * COS( [Iterations.D179] ) ) )" office:value-type="float" office:value="0.0141739197257363" calcext:value-type="float">
            <text:p>0.0141739197</text:p>
          </table:table-cell>
          <table:table-cell table:formula="of:=SQRT( ['a, e, i orbits'.$B$6] * ( 2/[Iterations.E179] - 1/['a, e, i orbits'.$G$2] ))" office:value-type="float" office:value="6600.87722017053" calcext:value-type="float">
            <text:p>6,600.88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RADIANS([Iterations.I179])" office:value-type="float" office:value="3.01941960595019" calcext:value-type="float">
            <text:p>3.019419606</text:p>
          </table:table-cell>
          <table:table-cell table:formula="of:=( ['a, e, i orbits'.$G$2] * (1 - ['a, e, i orbits'.$G$3]^2) ) / ( 1 + ['a, e, i orbits'.$G$3] * COS([Iterations.J179]) )" office:value-type="float" office:value="8243172.95986254" calcext:value-type="float">
            <text:p>8,243,172.96</text:p>
          </table:table-cell>
          <table:table-cell table:formula="of:=ATAN( ( ['a, e, i orbits'.$G$3] * SIN( [Iterations.J179] ) ) / ( 1 + ['a, e, i orbits'.$G$3] * COS( [Iterations.J179] ) ) )" office:value-type="float" office:value="0.0135290071926421" calcext:value-type="float">
            <text:p>0.0135290072</text:p>
          </table:table-cell>
          <table:table-cell table:formula="of:=SQRT( ['a, e, i orbits'.$B$6] * ( 2/[Iterations.K179] - 1/['a, e, i orbits'.$G$2] ))" office:value-type="float" office:value="6600.28186865241" calcext:value-type="float">
            <text:p>6,600.28</text:p>
          </table:table-cell>
        </table:table-row>
        <table:table-row table:style-name="ro1">
          <table:table-cell/>
          <table:table-cell table:formula="of:=[Iterations.B179]+[Iterations.$C$3]" office:value-type="float" office:value="3124.27742953335" calcext:value-type="float">
            <text:p>3124.28</text:p>
          </table:table-cell>
          <table:table-cell table:formula="of:=[Iterations.$F$3]*[Iterations.B180]" office:value-type="float" office:value="3.03687289847014" calcext:value-type="float">
            <text:p>3.0368728985</text:p>
          </table:table-cell>
          <table:table-cell table:formula="of:=[Iterations.C180] + 2 * ['a, e, i orbits'.$G$3] * SIN( [Iterations.C180] ) + 1.25 * ['a, e, i orbits'.$G$3] * SIN( 2 * [Iterations.C180] )" office:value-type="float" office:value="3.03178962977145" calcext:value-type="float">
            <text:p>3.0317896298</text:p>
          </table:table-cell>
          <table:table-cell table:formula="of:=( ['a, e, i orbits'.$G$2] * (1 - ['a, e, i orbits'.$G$3]^2) ) / ( 1 + ['a, e, i orbits'.$G$3] * COS([Iterations.D180]) )" office:value-type="float" office:value="8244483.25201895" calcext:value-type="float">
            <text:p>8,244,483.25</text:p>
          </table:table-cell>
          <table:table-cell table:formula="of:=ATAN( ( ['a, e, i orbits'.$G$3] * SIN( [Iterations.D180] ) ) / ( 1 + ['a, e, i orbits'.$G$3] * COS( [Iterations.D180] ) ) )" office:value-type="float" office:value="0.0121670924070196" calcext:value-type="float">
            <text:p>0.0121670924</text:p>
          </table:table-cell>
          <table:table-cell table:formula="of:=SQRT( ['a, e, i orbits'.$B$6] * ( 2/[Iterations.E180] - 1/['a, e, i orbits'.$G$2] ))" office:value-type="float" office:value="6599.11741030837" calcext:value-type="float">
            <text:p>6,599.1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RADIANS([Iterations.I180])" office:value-type="float" office:value="3.03687289847013" calcext:value-type="float">
            <text:p>3.0368728985</text:p>
          </table:table-cell>
          <table:table-cell table:formula="of:=( ['a, e, i orbits'.$G$2] * (1 - ['a, e, i orbits'.$G$3]^2) ) / ( 1 + ['a, e, i orbits'.$G$3] * COS([Iterations.J180]) )" office:value-type="float" office:value="8244981.45876469" calcext:value-type="float">
            <text:p>8,244,981.46</text:p>
          </table:table-cell>
          <table:table-cell table:formula="of:=ATAN( ( ['a, e, i orbits'.$G$3] * SIN( [Iterations.J180] ) ) / ( 1 + ['a, e, i orbits'.$G$3] * COS( [Iterations.J180] ) ) )" office:value-type="float" office:value="0.0116066874133402" calcext:value-type="float">
            <text:p>0.0116066874</text:p>
          </table:table-cell>
          <table:table-cell table:formula="of:=SQRT( ['a, e, i orbits'.$B$6] * ( 2/[Iterations.K180] - 1/['a, e, i orbits'.$G$2] ))" office:value-type="float" office:value="6598.67469653673" calcext:value-type="float">
            <text:p>6,598.67</text:p>
          </table:table-cell>
        </table:table-row>
        <table:table-row table:style-name="ro1">
          <table:table-cell/>
          <table:table-cell table:formula="of:=[Iterations.B180]+[Iterations.$C$3]" office:value-type="float" office:value="3142.23304694446" calcext:value-type="float">
            <text:p>3142.23</text:p>
          </table:table-cell>
          <table:table-cell table:formula="of:=[Iterations.$F$3]*[Iterations.B181]" office:value-type="float" office:value="3.05432619099009" calcext:value-type="float">
            <text:p>3.054326191</text:p>
          </table:table-cell>
          <table:table-cell table:formula="of:=[Iterations.C181] + 2 * ['a, e, i orbits'.$G$3] * SIN( [Iterations.C181] ) + 1.25 * ['a, e, i orbits'.$G$3] * SIN( 2 * [Iterations.C181] )" office:value-type="float" office:value="3.05005131733125" calcext:value-type="float">
            <text:p>3.0500513173</text:p>
          </table:table-cell>
          <table:table-cell table:formula="of:=( ['a, e, i orbits'.$G$2] * (1 - ['a, e, i orbits'.$G$3]^2) ) / ( 1 + ['a, e, i orbits'.$G$3] * COS([Iterations.D181]) )" office:value-type="float" office:value="8246163.71692034" calcext:value-type="float">
            <text:p>8,246,163.72</text:p>
          </table:table-cell>
          <table:table-cell table:formula="of:=ATAN( ( ['a, e, i orbits'.$G$3] * SIN( [Iterations.D181] ) ) / ( 1 + ['a, e, i orbits'.$G$3] * COS( [Iterations.D181] ) ) )" office:value-type="float" office:value="0.0101519881350547" calcext:value-type="float">
            <text:p>0.0101519881</text:p>
          </table:table-cell>
          <table:table-cell table:formula="of:=SQRT( ['a, e, i orbits'.$B$6] * ( 2/[Iterations.E181] - 1/['a, e, i orbits'.$G$2] ))" office:value-type="float" office:value="6597.62421996075" calcext:value-type="float">
            <text:p>6,597.62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RADIANS([Iterations.I181])" office:value-type="float" office:value="3.05432619099008" calcext:value-type="float">
            <text:p>3.054326191</text:p>
          </table:table-cell>
          <table:table-cell table:formula="of:=( ['a, e, i orbits'.$G$2] * (1 - ['a, e, i orbits'.$G$3]^2) ) / ( 1 + ['a, e, i orbits'.$G$3] * COS([Iterations.J181]) )" office:value-type="float" office:value="8246513.28080846" calcext:value-type="float">
            <text:p>8,246,513.28</text:p>
          </table:table-cell>
          <table:table-cell table:formula="of:=ATAN( ( ['a, e, i orbits'.$G$3] * SIN( [Iterations.J181] ) ) / ( 1 + ['a, e, i orbits'.$G$3] * COS( [Iterations.J181] ) ) )" office:value-type="float" office:value="0.00967957633606064" calcext:value-type="float">
            <text:p>0.0096795763</text:p>
          </table:table-cell>
          <table:table-cell table:formula="of:=SQRT( ['a, e, i orbits'.$B$6] * ( 2/[Iterations.K181] - 1/['a, e, i orbits'.$G$2] ))" office:value-type="float" office:value="6597.3136462215" calcext:value-type="float">
            <text:p>6,597.31</text:p>
          </table:table-cell>
        </table:table-row>
        <table:table-row table:style-name="ro1">
          <table:table-cell/>
          <table:table-cell table:formula="of:=[Iterations.B181]+[Iterations.$C$3]" office:value-type="float" office:value="3160.18866435557" calcext:value-type="float">
            <text:p>3160.19</text:p>
          </table:table-cell>
          <table:table-cell table:formula="of:=[Iterations.$F$3]*[Iterations.B182]" office:value-type="float" office:value="3.07177948351003" calcext:value-type="float">
            <text:p>3.0717794835</text:p>
          </table:table-cell>
          <table:table-cell table:formula="of:=[Iterations.C182] + 2 * ['a, e, i orbits'.$G$3] * SIN( [Iterations.C182] ) + 1.25 * ['a, e, i orbits'.$G$3] * SIN( 2 * [Iterations.C182] )" office:value-type="float" office:value="3.06833414063885" calcext:value-type="float">
            <text:p>3.0683341406</text:p>
          </table:table-cell>
          <table:table-cell table:formula="of:=( ['a, e, i orbits'.$G$2] * (1 - ['a, e, i orbits'.$G$3]^2) ) / ( 1 + ['a, e, i orbits'.$G$3] * COS([Iterations.D182]) )" office:value-type="float" office:value="8247542.04464274" calcext:value-type="float">
            <text:p>8,247,542.04</text:p>
          </table:table-cell>
          <table:table-cell table:formula="of:=ATAN( ( ['a, e, i orbits'.$G$3] * SIN( [Iterations.D182] ) ) / ( 1 + ['a, e, i orbits'.$G$3] * COS( [Iterations.D182] ) ) )" office:value-type="float" office:value="0.00812995381270422" calcext:value-type="float">
            <text:p>0.0081299538</text:p>
          </table:table-cell>
          <table:table-cell table:formula="of:=SQRT( ['a, e, i orbits'.$B$6] * ( 2/[Iterations.E182] - 1/['a, e, i orbits'.$G$2] ))" office:value-type="float" office:value="6596.39969802908" calcext:value-type="float">
            <text:p>6,596.4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RADIANS([Iterations.I182])" office:value-type="float" office:value="3.07177948351002" calcext:value-type="float">
            <text:p>3.0717794835</text:p>
          </table:table-cell>
          <table:table-cell table:formula="of:=( ['a, e, i orbits'.$G$2] * (1 - ['a, e, i orbits'.$G$3]^2) ) / ( 1 + ['a, e, i orbits'.$G$3] * COS([Iterations.J182]) )" office:value-type="float" office:value="8247767.6502817" calcext:value-type="float">
            <text:p>8,247,767.65</text:p>
          </table:table-cell>
          <table:table-cell table:formula="of:=ATAN( ( ['a, e, i orbits'.$G$3] * SIN( [Iterations.J182] ) ) / ( 1 + ['a, e, i orbits'.$G$3] * COS( [Iterations.J182] ) ) )" office:value-type="float" office:value="0.00774846698134792" calcext:value-type="float">
            <text:p>0.007748467</text:p>
          </table:table-cell>
          <table:table-cell table:formula="of:=SQRT( ['a, e, i orbits'.$B$6] * ( 2/[Iterations.K182] - 1/['a, e, i orbits'.$G$2] ))" office:value-type="float" office:value="6596.19928476194" calcext:value-type="float">
            <text:p>6,596.20</text:p>
          </table:table-cell>
        </table:table-row>
        <table:table-row table:style-name="ro1">
          <table:table-cell/>
          <table:table-cell table:formula="of:=[Iterations.B182]+[Iterations.$C$3]" office:value-type="float" office:value="3178.14428176668" calcext:value-type="float">
            <text:p>3178.14</text:p>
          </table:table-cell>
          <table:table-cell table:formula="of:=[Iterations.$F$3]*[Iterations.B183]" office:value-type="float" office:value="3.08923277602997" calcext:value-type="float">
            <text:p>3.089232776</text:p>
          </table:table-cell>
          <table:table-cell table:formula="of:=[Iterations.C183] + 2 * ['a, e, i orbits'.$G$3] * SIN( [Iterations.C183] ) + 1.25 * ['a, e, i orbits'.$G$3] * SIN( 2 * [Iterations.C183] )" office:value-type="float" office:value="3.0866339093701" calcext:value-type="float">
            <text:p>3.0866339094</text:p>
          </table:table-cell>
          <table:table-cell table:formula="of:=( ['a, e, i orbits'.$G$2] * (1 - ['a, e, i orbits'.$G$3]^2) ) / ( 1 + ['a, e, i orbits'.$G$3] * COS([Iterations.D183]) )" office:value-type="float" office:value="8248616.20143381" calcext:value-type="float">
            <text:p>8,248,616.20</text:p>
          </table:table-cell>
          <table:table-cell table:formula="of:=ATAN( ( ['a, e, i orbits'.$G$3] * SIN( [Iterations.D183] ) ) / ( 1 + ['a, e, i orbits'.$G$3] * COS( [Iterations.D183] ) ) )" office:value-type="float" office:value="0.0061023540086624" calcext:value-type="float">
            <text:p>0.006102354</text:p>
          </table:table-cell>
          <table:table-cell table:formula="of:=SQRT( ['a, e, i orbits'.$B$6] * ( 2/[Iterations.E183] - 1/['a, e, i orbits'.$G$2] ))" office:value-type="float" office:value="6595.44553116413" calcext:value-type="float">
            <text:p>6,595.45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RADIANS([Iterations.I183])" office:value-type="float" office:value="3.08923277602996" calcext:value-type="float">
            <text:p>3.089232776</text:p>
          </table:table-cell>
          <table:table-cell table:formula="of:=( ['a, e, i orbits'.$G$2] * (1 - ['a, e, i orbits'.$G$3]^2) ) / ( 1 + ['a, e, i orbits'.$G$3] * COS([Iterations.J183]) )" office:value-type="float" office:value="8248743.93145817" calcext:value-type="float">
            <text:p>8,248,743.93</text:p>
          </table:table-cell>
          <table:table-cell table:formula="of:=ATAN( ( ['a, e, i orbits'.$G$3] * SIN( [Iterations.J183] ) ) / ( 1 + ['a, e, i orbits'.$G$3] * COS( [Iterations.J183] ) ) )" office:value-type="float" office:value="0.00581415537946158" calcext:value-type="float">
            <text:p>0.0058141554</text:p>
          </table:table-cell>
          <table:table-cell table:formula="of:=SQRT( ['a, e, i orbits'.$B$6] * ( 2/[Iterations.K183] - 1/['a, e, i orbits'.$G$2] ))" office:value-type="float" office:value="6595.3320767199" calcext:value-type="float">
            <text:p>6,595.33</text:p>
          </table:table-cell>
        </table:table-row>
        <table:table-row table:style-name="ro1">
          <table:table-cell/>
          <table:table-cell table:formula="of:=[Iterations.B183]+[Iterations.$C$3]" office:value-type="float" office:value="3196.09989917779" calcext:value-type="float">
            <text:p>3196.10</text:p>
          </table:table-cell>
          <table:table-cell table:formula="of:=[Iterations.$F$3]*[Iterations.B184]" office:value-type="float" office:value="3.10668606854991" calcext:value-type="float">
            <text:p>3.1066860685</text:p>
          </table:table-cell>
          <table:table-cell table:formula="of:=[Iterations.C184] + 2 * ['a, e, i orbits'.$G$3] * SIN( [Iterations.C184] ) + 1.25 * ['a, e, i orbits'.$G$3] * SIN( 2 * [Iterations.C184] )" office:value-type="float" office:value="3.1049464086724" calcext:value-type="float">
            <text:p>3.1049464087</text:p>
          </table:table-cell>
          <table:table-cell table:formula="of:=( ['a, e, i orbits'.$G$2] * (1 - ['a, e, i orbits'.$G$3]^2) ) / ( 1 + ['a, e, i orbits'.$G$3] * COS([Iterations.D184]) )" office:value-type="float" office:value="8249384.59729265" calcext:value-type="float">
            <text:p>8,249,384.60</text:p>
          </table:table-cell>
          <table:table-cell table:formula="of:=ATAN( ( ['a, e, i orbits'.$G$3] * SIN( [Iterations.D184] ) ) / ( 1 + ['a, e, i orbits'.$G$3] * COS( [Iterations.D184] ) ) )" office:value-type="float" office:value="0.00407056753418695" calcext:value-type="float">
            <text:p>0.0040705675</text:p>
          </table:table-cell>
          <table:table-cell table:formula="of:=SQRT( ['a, e, i orbits'.$B$6] * ( 2/[Iterations.E184] - 1/['a, e, i orbits'.$G$2] ))" office:value-type="float" office:value="6594.76303763314" calcext:value-type="float">
            <text:p>6,594.76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RADIANS([Iterations.I184])" office:value-type="float" office:value="3.10668606854991" calcext:value-type="float">
            <text:p>3.1066860685</text:p>
          </table:table-cell>
          <table:table-cell table:formula="of:=( ['a, e, i orbits'.$G$2] * (1 - ['a, e, i orbits'.$G$3]^2) ) / ( 1 + ['a, e, i orbits'.$G$3] * COS([Iterations.J184]) )" office:value-type="float" office:value="8249441.62922799" calcext:value-type="float">
            <text:p>8,249,441.63</text:p>
          </table:table-cell>
          <table:table-cell table:formula="of:=ATAN( ( ['a, e, i orbits'.$G$3] * SIN( [Iterations.J184] ) ) / ( 1 + ['a, e, i orbits'.$G$3] * COS( [Iterations.J184] ) ) )" office:value-type="float" office:value="0.00387743997459515" calcext:value-type="float">
            <text:p>0.00387744</text:p>
          </table:table-cell>
          <table:table-cell table:formula="of:=SQRT( ['a, e, i orbits'.$B$6] * ( 2/[Iterations.K184] - 1/['a, e, i orbits'.$G$2] ))" office:value-type="float" office:value="6594.71238379995" calcext:value-type="float">
            <text:p>6,594.71</text:p>
          </table:table-cell>
        </table:table-row>
        <table:table-row table:style-name="ro1">
          <table:table-cell/>
          <table:table-cell table:formula="of:=[Iterations.B184]+[Iterations.$C$3]" office:value-type="float" office:value="3214.05551658891" calcext:value-type="float">
            <text:p>3214.06</text:p>
          </table:table-cell>
          <table:table-cell table:formula="of:=[Iterations.$F$3]*[Iterations.B185]" office:value-type="float" office:value="3.12413936106986" calcext:value-type="float">
            <text:p>3.1241393611</text:p>
          </table:table-cell>
          <table:table-cell table:formula="of:=[Iterations.C185] + 2 * ['a, e, i orbits'.$G$3] * SIN( [Iterations.C185] ) + 1.25 * ['a, e, i orbits'.$G$3] * SIN( 2 * [Iterations.C185] )" office:value-type="float" office:value="3.1232674052695" calcext:value-type="float">
            <text:p>3.1232674053</text:p>
          </table:table-cell>
          <table:table-cell table:formula="of:=( ['a, e, i orbits'.$G$2] * (1 - ['a, e, i orbits'.$G$3]^2) ) / ( 1 + ['a, e, i orbits'.$G$3] * COS([Iterations.D185]) )" office:value-type="float" office:value="8249846.09209573" calcext:value-type="float">
            <text:p>8,249,846.09</text:p>
          </table:table-cell>
          <table:table-cell table:formula="of:=ATAN( ( ['a, e, i orbits'.$G$3] * SIN( [Iterations.D185] ) ) / ( 1 + ['a, e, i orbits'.$G$3] * COS( [Iterations.D185] ) ) )" office:value-type="float" office:value="0.00203598394699537" calcext:value-type="float">
            <text:p>0.0020359839</text:p>
          </table:table-cell>
          <table:table-cell table:formula="of:=SQRT( ['a, e, i orbits'.$B$6] * ( 2/[Iterations.E185] - 1/['a, e, i orbits'.$G$2] ))" office:value-type="float" office:value="6594.3531625129" calcext:value-type="float">
            <text:p>6,594.35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RADIANS([Iterations.I185])" office:value-type="float" office:value="3.12413936106985" calcext:value-type="float">
            <text:p>3.1241393611</text:p>
          </table:table-cell>
          <table:table-cell table:formula="of:=( ['a, e, i orbits'.$G$2] * (1 - ['a, e, i orbits'.$G$3]^2) ) / ( 1 + ['a, e, i orbits'.$G$3] * COS([Iterations.J185]) )" office:value-type="float" office:value="8249860.38958929" calcext:value-type="float">
            <text:p>8,249,860.39</text:p>
          </table:table-cell>
          <table:table-cell table:formula="of:=ATAN( ( ['a, e, i orbits'.$G$3] * SIN( [Iterations.J185] ) ) / ( 1 + ['a, e, i orbits'.$G$3] * COS( [Iterations.J185] ) ) )" office:value-type="float" office:value="0.00193912102499594" calcext:value-type="float">
            <text:p>0.001939121</text:p>
          </table:table-cell>
          <table:table-cell table:formula="of:=SQRT( ['a, e, i orbits'.$B$6] * ( 2/[Iterations.K185] - 1/['a, e, i orbits'.$G$2] ))" office:value-type="float" office:value="6594.34046456564" calcext:value-type="float">
            <text:p>6,594.34</text:p>
          </table:table-cell>
        </table:table-row>
        <table:table-row table:style-name="ro1">
          <table:table-cell/>
          <table:table-cell table:formula="of:=[Iterations.B185]+[Iterations.$C$3]" office:value-type="float" office:value="3232.01113400002" calcext:value-type="float">
            <text:p>3232.01</text:p>
          </table:table-cell>
          <table:table-cell table:formula="of:=[Iterations.$F$3]*[Iterations.B186]" office:value-type="float" office:value="3.1415926535898" calcext:value-type="float">
            <text:p>3.1415926536</text:p>
          </table:table-cell>
          <table:table-cell table:formula="of:=[Iterations.C186] + 2 * ['a, e, i orbits'.$G$3] * SIN( [Iterations.C186] ) + 1.25 * ['a, e, i orbits'.$G$3] * SIN( 2 * [Iterations.C186] )" office:value-type="float" office:value="3.1415926535898" calcext:value-type="float">
            <text:p>3.1415926536</text:p>
          </table:table-cell>
          <table:table-cell table:formula="of:=( ['a, e, i orbits'.$G$2] * (1 - ['a, e, i orbits'.$G$3]^2) ) / ( 1 + ['a, e, i orbits'.$G$3] * COS([Iterations.D186]) )" office:value-type="float" office:value="8250000" calcext:value-type="float">
            <text:p>8,250,000.00</text:p>
          </table:table-cell>
          <table:table-cell table:formula="of:=ATAN( ( ['a, e, i orbits'.$G$3] * SIN( [Iterations.D186] ) ) / ( 1 + ['a, e, i orbits'.$G$3] * COS( [Iterations.D186] ) ) )" office:value-type="float" office:value="-1.02260096965962E-015" calcext:value-type="float">
            <text:p>-1.02260096965962E-15</text:p>
          </table:table-cell>
          <table:table-cell table:formula="of:=SQRT( ['a, e, i orbits'.$B$6] * ( 2/[Iterations.E186] - 1/['a, e, i orbits'.$G$2] ))" office:value-type="float" office:value="6594.21647423642" calcext:value-type="float">
            <text:p>6,594.2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ADIANS([Iterations.I186])" office:value-type="float" office:value="3.14159265358979" calcext:value-type="float">
            <text:p>3.1415926536</text:p>
          </table:table-cell>
          <table:table-cell table:formula="of:=( ['a, e, i orbits'.$G$2] * (1 - ['a, e, i orbits'.$G$3]^2) ) / ( 1 + ['a, e, i orbits'.$G$3] * COS([Iterations.J186]) )" office:value-type="float" office:value="8250000" calcext:value-type="float">
            <text:p>8,250,000.00</text:p>
          </table:table-cell>
          <table:table-cell table:formula="of:=ATAN( ( ['a, e, i orbits'.$G$3] * SIN( [Iterations.J186] ) ) / ( 1 + ['a, e, i orbits'.$G$3] * COS( [Iterations.J186] ) ) )" office:value-type="float" office:value="1.36071866571928E-017" calcext:value-type="float">
            <text:p>1.36071866571928E-17</text:p>
          </table:table-cell>
          <table:table-cell table:formula="of:=SQRT( ['a, e, i orbits'.$B$6] * ( 2/[Iterations.K186] - 1/['a, e, i orbits'.$G$2] ))" office:value-type="float" office:value="6594.21647423642" calcext:value-type="float">
            <text:p>6,594.22</text:p>
          </table:table-cell>
        </table:table-row>
        <table:table-row table:style-name="ro1">
          <table:table-cell/>
          <table:table-cell table:formula="of:=[Iterations.B186]+[Iterations.$C$3]" office:value-type="float" office:value="3249.96675141113" calcext:value-type="float">
            <text:p>3249.97</text:p>
          </table:table-cell>
          <table:table-cell table:formula="of:=[Iterations.$F$3]*[Iterations.B187]" office:value-type="float" office:value="3.15904594610974" calcext:value-type="float">
            <text:p>3.1590459461</text:p>
          </table:table-cell>
          <table:table-cell table:formula="of:=[Iterations.C187] + 2 * ['a, e, i orbits'.$G$3] * SIN( [Iterations.C187] ) + 1.25 * ['a, e, i orbits'.$G$3] * SIN( 2 * [Iterations.C187] )" office:value-type="float" office:value="3.1599179019101" calcext:value-type="float">
            <text:p>3.1599179019</text:p>
          </table:table-cell>
          <table:table-cell table:formula="of:=( ['a, e, i orbits'.$G$2] * (1 - ['a, e, i orbits'.$G$3]^2) ) / ( 1 + ['a, e, i orbits'.$G$3] * COS([Iterations.D187]) )" office:value-type="float" office:value="8249846.09209573" calcext:value-type="float">
            <text:p>8,249,846.09</text:p>
          </table:table-cell>
          <table:table-cell table:formula="of:=ATAN( ( ['a, e, i orbits'.$G$3] * SIN( [Iterations.D187] ) ) / ( 1 + ['a, e, i orbits'.$G$3] * COS( [Iterations.D187] ) ) )" office:value-type="float" office:value="-0.00203598394699737" calcext:value-type="float">
            <text:p>-0.0020359839</text:p>
          </table:table-cell>
          <table:table-cell table:formula="of:=SQRT( ['a, e, i orbits'.$B$6] * ( 2/[Iterations.E187] - 1/['a, e, i orbits'.$G$2] ))" office:value-type="float" office:value="6594.3531625129" calcext:value-type="float">
            <text:p>6,594.35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RADIANS([Iterations.I187])" office:value-type="float" office:value="3.15904594610974" calcext:value-type="float">
            <text:p>3.1590459461</text:p>
          </table:table-cell>
          <table:table-cell table:formula="of:=( ['a, e, i orbits'.$G$2] * (1 - ['a, e, i orbits'.$G$3]^2) ) / ( 1 + ['a, e, i orbits'.$G$3] * COS([Iterations.J187]) )" office:value-type="float" office:value="8249860.38958929" calcext:value-type="float">
            <text:p>8,249,860.39</text:p>
          </table:table-cell>
          <table:table-cell table:formula="of:=ATAN( ( ['a, e, i orbits'.$G$3] * SIN( [Iterations.J187] ) ) / ( 1 + ['a, e, i orbits'.$G$3] * COS( [Iterations.J187] ) ) )" office:value-type="float" office:value="-0.00193912102499596" calcext:value-type="float">
            <text:p>-0.001939121</text:p>
          </table:table-cell>
          <table:table-cell table:formula="of:=SQRT( ['a, e, i orbits'.$B$6] * ( 2/[Iterations.K187] - 1/['a, e, i orbits'.$G$2] ))" office:value-type="float" office:value="6594.34046456564" calcext:value-type="float">
            <text:p>6,594.34</text:p>
          </table:table-cell>
        </table:table-row>
        <table:table-row table:style-name="ro1">
          <table:table-cell/>
          <table:table-cell table:formula="of:=[Iterations.B187]+[Iterations.$C$3]" office:value-type="float" office:value="3267.92236882224" calcext:value-type="float">
            <text:p>3267.92</text:p>
          </table:table-cell>
          <table:table-cell table:formula="of:=[Iterations.$F$3]*[Iterations.B188]" office:value-type="float" office:value="3.17649923862969" calcext:value-type="float">
            <text:p>3.1764992386</text:p>
          </table:table-cell>
          <table:table-cell table:formula="of:=[Iterations.C188] + 2 * ['a, e, i orbits'.$G$3] * SIN( [Iterations.C188] ) + 1.25 * ['a, e, i orbits'.$G$3] * SIN( 2 * [Iterations.C188] )" office:value-type="float" office:value="3.1782388985072" calcext:value-type="float">
            <text:p>3.1782388985</text:p>
          </table:table-cell>
          <table:table-cell table:formula="of:=( ['a, e, i orbits'.$G$2] * (1 - ['a, e, i orbits'.$G$3]^2) ) / ( 1 + ['a, e, i orbits'.$G$3] * COS([Iterations.D188]) )" office:value-type="float" office:value="8249384.59729265" calcext:value-type="float">
            <text:p>8,249,384.60</text:p>
          </table:table-cell>
          <table:table-cell table:formula="of:=ATAN( ( ['a, e, i orbits'.$G$3] * SIN( [Iterations.D188] ) ) / ( 1 + ['a, e, i orbits'.$G$3] * COS( [Iterations.D188] ) ) )" office:value-type="float" office:value="-0.00407056753418889" calcext:value-type="float">
            <text:p>-0.0040705675</text:p>
          </table:table-cell>
          <table:table-cell table:formula="of:=SQRT( ['a, e, i orbits'.$B$6] * ( 2/[Iterations.E188] - 1/['a, e, i orbits'.$G$2] ))" office:value-type="float" office:value="6594.76303763314" calcext:value-type="float">
            <text:p>6,594.76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RADIANS([Iterations.I188])" office:value-type="float" office:value="3.17649923862968" calcext:value-type="float">
            <text:p>3.1764992386</text:p>
          </table:table-cell>
          <table:table-cell table:formula="of:=( ['a, e, i orbits'.$G$2] * (1 - ['a, e, i orbits'.$G$3]^2) ) / ( 1 + ['a, e, i orbits'.$G$3] * COS([Iterations.J188]) )" office:value-type="float" office:value="8249441.62922799" calcext:value-type="float">
            <text:p>8,249,441.63</text:p>
          </table:table-cell>
          <table:table-cell table:formula="of:=ATAN( ( ['a, e, i orbits'.$G$3] * SIN( [Iterations.J188] ) ) / ( 1 + ['a, e, i orbits'.$G$3] * COS( [Iterations.J188] ) ) )" office:value-type="float" office:value="-0.00387743997459513" calcext:value-type="float">
            <text:p>-0.00387744</text:p>
          </table:table-cell>
          <table:table-cell table:formula="of:=SQRT( ['a, e, i orbits'.$B$6] * ( 2/[Iterations.K188] - 1/['a, e, i orbits'.$G$2] ))" office:value-type="float" office:value="6594.71238379995" calcext:value-type="float">
            <text:p>6,594.71</text:p>
          </table:table-cell>
        </table:table-row>
        <table:table-row table:style-name="ro1">
          <table:table-cell/>
          <table:table-cell table:formula="of:=[Iterations.B188]+[Iterations.$C$3]" office:value-type="float" office:value="3285.87798623335" calcext:value-type="float">
            <text:p>3285.88</text:p>
          </table:table-cell>
          <table:table-cell table:formula="of:=[Iterations.$F$3]*[Iterations.B189]" office:value-type="float" office:value="3.19395253114963" calcext:value-type="float">
            <text:p>3.1939525311</text:p>
          </table:table-cell>
          <table:table-cell table:formula="of:=[Iterations.C189] + 2 * ['a, e, i orbits'.$G$3] * SIN( [Iterations.C189] ) + 1.25 * ['a, e, i orbits'.$G$3] * SIN( 2 * [Iterations.C189] )" office:value-type="float" office:value="3.1965513978095" calcext:value-type="float">
            <text:p>3.1965513978</text:p>
          </table:table-cell>
          <table:table-cell table:formula="of:=( ['a, e, i orbits'.$G$2] * (1 - ['a, e, i orbits'.$G$3]^2) ) / ( 1 + ['a, e, i orbits'.$G$3] * COS([Iterations.D189]) )" office:value-type="float" office:value="8248616.20143381" calcext:value-type="float">
            <text:p>8,248,616.20</text:p>
          </table:table-cell>
          <table:table-cell table:formula="of:=ATAN( ( ['a, e, i orbits'.$G$3] * SIN( [Iterations.D189] ) ) / ( 1 + ['a, e, i orbits'.$G$3] * COS( [Iterations.D189] ) ) )" office:value-type="float" office:value="-0.00610235400866435" calcext:value-type="float">
            <text:p>-0.006102354</text:p>
          </table:table-cell>
          <table:table-cell table:formula="of:=SQRT( ['a, e, i orbits'.$B$6] * ( 2/[Iterations.E189] - 1/['a, e, i orbits'.$G$2] ))" office:value-type="float" office:value="6595.44553116413" calcext:value-type="float">
            <text:p>6,595.45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RADIANS([Iterations.I189])" office:value-type="float" office:value="3.19395253114962" calcext:value-type="float">
            <text:p>3.1939525311</text:p>
          </table:table-cell>
          <table:table-cell table:formula="of:=( ['a, e, i orbits'.$G$2] * (1 - ['a, e, i orbits'.$G$3]^2) ) / ( 1 + ['a, e, i orbits'.$G$3] * COS([Iterations.J189]) )" office:value-type="float" office:value="8248743.93145817" calcext:value-type="float">
            <text:p>8,248,743.93</text:p>
          </table:table-cell>
          <table:table-cell table:formula="of:=ATAN( ( ['a, e, i orbits'.$G$3] * SIN( [Iterations.J189] ) ) / ( 1 + ['a, e, i orbits'.$G$3] * COS( [Iterations.J189] ) ) )" office:value-type="float" office:value="-0.00581415537946155" calcext:value-type="float">
            <text:p>-0.0058141554</text:p>
          </table:table-cell>
          <table:table-cell table:formula="of:=SQRT( ['a, e, i orbits'.$B$6] * ( 2/[Iterations.K189] - 1/['a, e, i orbits'.$G$2] ))" office:value-type="float" office:value="6595.3320767199" calcext:value-type="float">
            <text:p>6,595.33</text:p>
          </table:table-cell>
        </table:table-row>
        <table:table-row table:style-name="ro1">
          <table:table-cell/>
          <table:table-cell table:formula="of:=[Iterations.B189]+[Iterations.$C$3]" office:value-type="float" office:value="3303.83360364446" calcext:value-type="float">
            <text:p>3303.83</text:p>
          </table:table-cell>
          <table:table-cell table:formula="of:=[Iterations.$F$3]*[Iterations.B190]" office:value-type="float" office:value="3.21140582366958" calcext:value-type="float">
            <text:p>3.2114058237</text:p>
          </table:table-cell>
          <table:table-cell table:formula="of:=[Iterations.C190] + 2 * ['a, e, i orbits'.$G$3] * SIN( [Iterations.C190] ) + 1.25 * ['a, e, i orbits'.$G$3] * SIN( 2 * [Iterations.C190] )" office:value-type="float" office:value="3.21485116654076" calcext:value-type="float">
            <text:p>3.2148511665</text:p>
          </table:table-cell>
          <table:table-cell table:formula="of:=( ['a, e, i orbits'.$G$2] * (1 - ['a, e, i orbits'.$G$3]^2) ) / ( 1 + ['a, e, i orbits'.$G$3] * COS([Iterations.D190]) )" office:value-type="float" office:value="8247542.04464274" calcext:value-type="float">
            <text:p>8,247,542.04</text:p>
          </table:table-cell>
          <table:table-cell table:formula="of:=ATAN( ( ['a, e, i orbits'.$G$3] * SIN( [Iterations.D190] ) ) / ( 1 + ['a, e, i orbits'.$G$3] * COS( [Iterations.D190] ) ) )" office:value-type="float" office:value="-0.00812995381270621" calcext:value-type="float">
            <text:p>-0.0081299538</text:p>
          </table:table-cell>
          <table:table-cell table:formula="of:=SQRT( ['a, e, i orbits'.$B$6] * ( 2/[Iterations.E190] - 1/['a, e, i orbits'.$G$2] ))" office:value-type="float" office:value="6596.39969802908" calcext:value-type="float">
            <text:p>6,596.4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RADIANS([Iterations.I190])" office:value-type="float" office:value="3.21140582366957" calcext:value-type="float">
            <text:p>3.2114058237</text:p>
          </table:table-cell>
          <table:table-cell table:formula="of:=( ['a, e, i orbits'.$G$2] * (1 - ['a, e, i orbits'.$G$3]^2) ) / ( 1 + ['a, e, i orbits'.$G$3] * COS([Iterations.J190]) )" office:value-type="float" office:value="8247767.6502817" calcext:value-type="float">
            <text:p>8,247,767.65</text:p>
          </table:table-cell>
          <table:table-cell table:formula="of:=ATAN( ( ['a, e, i orbits'.$G$3] * SIN( [Iterations.J190] ) ) / ( 1 + ['a, e, i orbits'.$G$3] * COS( [Iterations.J190] ) ) )" office:value-type="float" office:value="-0.00774846698134789" calcext:value-type="float">
            <text:p>-0.007748467</text:p>
          </table:table-cell>
          <table:table-cell table:formula="of:=SQRT( ['a, e, i orbits'.$B$6] * ( 2/[Iterations.K190] - 1/['a, e, i orbits'.$G$2] ))" office:value-type="float" office:value="6596.19928476194" calcext:value-type="float">
            <text:p>6,596.20</text:p>
          </table:table-cell>
        </table:table-row>
        <table:table-row table:style-name="ro1">
          <table:table-cell/>
          <table:table-cell table:formula="of:=[Iterations.B190]+[Iterations.$C$3]" office:value-type="float" office:value="3321.78922105557" calcext:value-type="float">
            <text:p>3321.79</text:p>
          </table:table-cell>
          <table:table-cell table:formula="of:=[Iterations.$F$3]*[Iterations.B191]" office:value-type="float" office:value="3.22885911618952" calcext:value-type="float">
            <text:p>3.2288591162</text:p>
          </table:table-cell>
          <table:table-cell table:formula="of:=[Iterations.C191] + 2 * ['a, e, i orbits'.$G$3] * SIN( [Iterations.C191] ) + 1.25 * ['a, e, i orbits'.$G$3] * SIN( 2 * [Iterations.C191] )" office:value-type="float" office:value="3.23313398984835" calcext:value-type="float">
            <text:p>3.2331339898</text:p>
          </table:table-cell>
          <table:table-cell table:formula="of:=( ['a, e, i orbits'.$G$2] * (1 - ['a, e, i orbits'.$G$3]^2) ) / ( 1 + ['a, e, i orbits'.$G$3] * COS([Iterations.D191]) )" office:value-type="float" office:value="8246163.71692034" calcext:value-type="float">
            <text:p>8,246,163.72</text:p>
          </table:table-cell>
          <table:table-cell table:formula="of:=ATAN( ( ['a, e, i orbits'.$G$3] * SIN( [Iterations.D191] ) ) / ( 1 + ['a, e, i orbits'.$G$3] * COS( [Iterations.D191] ) ) )" office:value-type="float" office:value="-0.0101519881350567" calcext:value-type="float">
            <text:p>-0.0101519881</text:p>
          </table:table-cell>
          <table:table-cell table:formula="of:=SQRT( ['a, e, i orbits'.$B$6] * ( 2/[Iterations.E191] - 1/['a, e, i orbits'.$G$2] ))" office:value-type="float" office:value="6597.62421996075" calcext:value-type="float">
            <text:p>6,597.6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RADIANS([Iterations.I191])" office:value-type="float" office:value="3.22885911618951" calcext:value-type="float">
            <text:p>3.2288591162</text:p>
          </table:table-cell>
          <table:table-cell table:formula="of:=( ['a, e, i orbits'.$G$2] * (1 - ['a, e, i orbits'.$G$3]^2) ) / ( 1 + ['a, e, i orbits'.$G$3] * COS([Iterations.J191]) )" office:value-type="float" office:value="8246513.28080846" calcext:value-type="float">
            <text:p>8,246,513.28</text:p>
          </table:table-cell>
          <table:table-cell table:formula="of:=ATAN( ( ['a, e, i orbits'.$G$3] * SIN( [Iterations.J191] ) ) / ( 1 + ['a, e, i orbits'.$G$3] * COS( [Iterations.J191] ) ) )" office:value-type="float" office:value="-0.00967957633606061" calcext:value-type="float">
            <text:p>-0.0096795763</text:p>
          </table:table-cell>
          <table:table-cell table:formula="of:=SQRT( ['a, e, i orbits'.$B$6] * ( 2/[Iterations.K191] - 1/['a, e, i orbits'.$G$2] ))" office:value-type="float" office:value="6597.3136462215" calcext:value-type="float">
            <text:p>6,597.31</text:p>
          </table:table-cell>
        </table:table-row>
        <table:table-row table:style-name="ro1">
          <table:table-cell/>
          <table:table-cell table:formula="of:=[Iterations.B191]+[Iterations.$C$3]" office:value-type="float" office:value="3339.74483846668" calcext:value-type="float">
            <text:p>3339.74</text:p>
          </table:table-cell>
          <table:table-cell table:formula="of:=[Iterations.$F$3]*[Iterations.B192]" office:value-type="float" office:value="3.24631240870946" calcext:value-type="float">
            <text:p>3.2463124087</text:p>
          </table:table-cell>
          <table:table-cell table:formula="of:=[Iterations.C192] + 2 * ['a, e, i orbits'.$G$3] * SIN( [Iterations.C192] ) + 1.25 * ['a, e, i orbits'.$G$3] * SIN( 2 * [Iterations.C192] )" office:value-type="float" office:value="3.25139567740815" calcext:value-type="float">
            <text:p>3.2513956774</text:p>
          </table:table-cell>
          <table:table-cell table:formula="of:=( ['a, e, i orbits'.$G$2] * (1 - ['a, e, i orbits'.$G$3]^2) ) / ( 1 + ['a, e, i orbits'.$G$3] * COS([Iterations.D192]) )" office:value-type="float" office:value="8244483.25201895" calcext:value-type="float">
            <text:p>8,244,483.25</text:p>
          </table:table-cell>
          <table:table-cell table:formula="of:=ATAN( ( ['a, e, i orbits'.$G$3] * SIN( [Iterations.D192] ) ) / ( 1 + ['a, e, i orbits'.$G$3] * COS( [Iterations.D192] ) ) )" office:value-type="float" office:value="-0.0121670924070216" calcext:value-type="float">
            <text:p>-0.0121670924</text:p>
          </table:table-cell>
          <table:table-cell table:formula="of:=SQRT( ['a, e, i orbits'.$B$6] * ( 2/[Iterations.E192] - 1/['a, e, i orbits'.$G$2] ))" office:value-type="float" office:value="6599.11741030837" calcext:value-type="float">
            <text:p>6,599.1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RADIANS([Iterations.I192])" office:value-type="float" office:value="3.24631240870945" calcext:value-type="float">
            <text:p>3.2463124087</text:p>
          </table:table-cell>
          <table:table-cell table:formula="of:=( ['a, e, i orbits'.$G$2] * (1 - ['a, e, i orbits'.$G$3]^2) ) / ( 1 + ['a, e, i orbits'.$G$3] * COS([Iterations.J192]) )" office:value-type="float" office:value="8244981.45876469" calcext:value-type="float">
            <text:p>8,244,981.46</text:p>
          </table:table-cell>
          <table:table-cell table:formula="of:=ATAN( ( ['a, e, i orbits'.$G$3] * SIN( [Iterations.J192] ) ) / ( 1 + ['a, e, i orbits'.$G$3] * COS( [Iterations.J192] ) ) )" office:value-type="float" office:value="-0.0116066874133402" calcext:value-type="float">
            <text:p>-0.0116066874</text:p>
          </table:table-cell>
          <table:table-cell table:formula="of:=SQRT( ['a, e, i orbits'.$B$6] * ( 2/[Iterations.K192] - 1/['a, e, i orbits'.$G$2] ))" office:value-type="float" office:value="6598.67469653673" calcext:value-type="float">
            <text:p>6,598.67</text:p>
          </table:table-cell>
        </table:table-row>
        <table:table-row table:style-name="ro1">
          <table:table-cell/>
          <table:table-cell table:formula="of:=[Iterations.B192]+[Iterations.$C$3]" office:value-type="float" office:value="3357.7004558778" calcext:value-type="float">
            <text:p>3357.70</text:p>
          </table:table-cell>
          <table:table-cell table:formula="of:=[Iterations.$F$3]*[Iterations.B193]" office:value-type="float" office:value="3.26376570122941" calcext:value-type="float">
            <text:p>3.2637657012</text:p>
          </table:table-cell>
          <table:table-cell table:formula="of:=[Iterations.C193] + 2 * ['a, e, i orbits'.$G$3] * SIN( [Iterations.C193] ) + 1.25 * ['a, e, i orbits'.$G$3] * SIN( 2 * [Iterations.C193] )" office:value-type="float" office:value="3.26963206949833" calcext:value-type="float">
            <text:p>3.2696320695</text:p>
          </table:table-cell>
          <table:table-cell table:formula="of:=( ['a, e, i orbits'.$G$2] * (1 - ['a, e, i orbits'.$G$3]^2) ) / ( 1 + ['a, e, i orbits'.$G$3] * COS([Iterations.D193]) )" office:value-type="float" office:value="8242503.1196315" calcext:value-type="float">
            <text:p>8,242,503.12</text:p>
          </table:table-cell>
          <table:table-cell table:formula="of:=ATAN( ( ['a, e, i orbits'.$G$3] * SIN( [Iterations.D193] ) ) / ( 1 + ['a, e, i orbits'.$G$3] * COS( [Iterations.D193] ) ) )" office:value-type="float" office:value="-0.0141739197257382" calcext:value-type="float">
            <text:p>-0.0141739197</text:p>
          </table:table-cell>
          <table:table-cell table:formula="of:=SQRT( ['a, e, i orbits'.$B$6] * ( 2/[Iterations.E193] - 1/['a, e, i orbits'.$G$2] ))" office:value-type="float" office:value="6600.87722017053" calcext:value-type="float">
            <text:p>6,600.88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RADIANS([Iterations.I193])" office:value-type="float" office:value="3.2637657012294" calcext:value-type="float">
            <text:p>3.2637657012</text:p>
          </table:table-cell>
          <table:table-cell table:formula="of:=( ['a, e, i orbits'.$G$2] * (1 - ['a, e, i orbits'.$G$3]^2) ) / ( 1 + ['a, e, i orbits'.$G$3] * COS([Iterations.J193]) )" office:value-type="float" office:value="8243172.95986254" calcext:value-type="float">
            <text:p>8,243,172.96</text:p>
          </table:table-cell>
          <table:table-cell table:formula="of:=ATAN( ( ['a, e, i orbits'.$G$3] * SIN( [Iterations.J193] ) ) / ( 1 + ['a, e, i orbits'.$G$3] * COS( [Iterations.J193] ) ) )" office:value-type="float" office:value="-0.0135290071926421" calcext:value-type="float">
            <text:p>-0.0135290072</text:p>
          </table:table-cell>
          <table:table-cell table:formula="of:=SQRT( ['a, e, i orbits'.$B$6] * ( 2/[Iterations.K193] - 1/['a, e, i orbits'.$G$2] ))" office:value-type="float" office:value="6600.28186865241" calcext:value-type="float">
            <text:p>6,600.28</text:p>
          </table:table-cell>
        </table:table-row>
        <table:table-row table:style-name="ro1">
          <table:table-cell/>
          <table:table-cell table:formula="of:=[Iterations.B193]+[Iterations.$C$3]" office:value-type="float" office:value="3375.65607328891" calcext:value-type="float">
            <text:p>3375.66</text:p>
          </table:table-cell>
          <table:table-cell table:formula="of:=[Iterations.$F$3]*[Iterations.B194]" office:value-type="float" office:value="3.28121899374935" calcext:value-type="float">
            <text:p>3.2812189937</text:p>
          </table:table-cell>
          <table:table-cell table:formula="of:=[Iterations.C194] + 2 * ['a, e, i orbits'.$G$3] * SIN( [Iterations.C194] ) + 1.25 * ['a, e, i orbits'.$G$3] * SIN( 2 * [Iterations.C194] )" office:value-type="float" office:value="3.28783904303446" calcext:value-type="float">
            <text:p>3.287839043</text:p>
          </table:table-cell>
          <table:table-cell table:formula="of:=( ['a, e, i orbits'.$G$2] * (1 - ['a, e, i orbits'.$G$3]^2) ) / ( 1 + ['a, e, i orbits'.$G$3] * COS([Iterations.D194]) )" office:value-type="float" office:value="8240226.21594378" calcext:value-type="float">
            <text:p>8,240,226.22</text:p>
          </table:table-cell>
          <table:table-cell table:formula="of:=ATAN( ( ['a, e, i orbits'.$G$3] * SIN( [Iterations.D194] ) ) / ( 1 + ['a, e, i orbits'.$G$3] * COS( [Iterations.D194] ) ) )" office:value-type="float" office:value="-0.0161711441875381" calcext:value-type="float">
            <text:p>-0.0161711442</text:p>
          </table:table-cell>
          <table:table-cell table:formula="of:=SQRT( ['a, e, i orbits'.$B$6] * ( 2/[Iterations.E194] - 1/['a, e, i orbits'.$G$2] ))" office:value-type="float" office:value="6602.90124581917" calcext:value-type="float">
            <text:p>6,602.9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RADIANS([Iterations.I194])" office:value-type="float" office:value="3.28121899374934" calcext:value-type="float">
            <text:p>3.2812189937</text:p>
          </table:table-cell>
          <table:table-cell table:formula="of:=( ['a, e, i orbits'.$G$2] * (1 - ['a, e, i orbits'.$G$3]^2) ) / ( 1 + ['a, e, i orbits'.$G$3] * COS([Iterations.J194]) )" office:value-type="float" office:value="8241088.69903182" calcext:value-type="float">
            <text:p>8,241,088.70</text:p>
          </table:table-cell>
          <table:table-cell table:formula="of:=ATAN( ( ['a, e, i orbits'.$G$3] * SIN( [Iterations.J194] ) ) / ( 1 + ['a, e, i orbits'.$G$3] * COS( [Iterations.J194] ) ) )" office:value-type="float" office:value="-0.01544574625382" calcext:value-type="float">
            <text:p>-0.0154457463</text:p>
          </table:table-cell>
          <table:table-cell table:formula="of:=SQRT( ['a, e, i orbits'.$B$6] * ( 2/[Iterations.K194] - 1/['a, e, i orbits'.$G$2] ))" office:value-type="float" office:value="6602.13449346345" calcext:value-type="float">
            <text:p>6,602.13</text:p>
          </table:table-cell>
        </table:table-row>
        <table:table-row table:style-name="ro1">
          <table:table-cell/>
          <table:table-cell table:formula="of:=[Iterations.B194]+[Iterations.$C$3]" office:value-type="float" office:value="3393.61169070002" calcext:value-type="float">
            <text:p>3393.61</text:p>
          </table:table-cell>
          <table:table-cell table:formula="of:=[Iterations.$F$3]*[Iterations.B195]" office:value-type="float" office:value="3.29867228626929" calcext:value-type="float">
            <text:p>3.2986722863</text:p>
          </table:table-cell>
          <table:table-cell table:formula="of:=[Iterations.C195] + 2 * ['a, e, i orbits'.$G$3] * SIN( [Iterations.C195] ) + 1.25 * ['a, e, i orbits'.$G$3] * SIN( 2 * [Iterations.C195] )" office:value-type="float" office:value="3.30601251755811" calcext:value-type="float">
            <text:p>3.3060125176</text:p>
          </table:table-cell>
          <table:table-cell table:formula="of:=( ['a, e, i orbits'.$G$2] * (1 - ['a, e, i orbits'.$G$3]^2) ) / ( 1 + ['a, e, i orbits'.$G$3] * COS([Iterations.D195]) )" office:value-type="float" office:value="8237655.85260782" calcext:value-type="float">
            <text:p>8,237,655.85</text:p>
          </table:table-cell>
          <table:table-cell table:formula="of:=ATAN( ( ['a, e, i orbits'.$G$3] * SIN( [Iterations.D195] ) ) / ( 1 + ['a, e, i orbits'.$G$3] * COS( [Iterations.D195] ) ) )" office:value-type="float" office:value="-0.0181574641150707" calcext:value-type="float">
            <text:p>-0.0181574641</text:p>
          </table:table-cell>
          <table:table-cell table:formula="of:=SQRT( ['a, e, i orbits'.$B$6] * ( 2/[Iterations.E195] - 1/['a, e, i orbits'.$G$2] ))" office:value-type="float" office:value="6605.18673737262" calcext:value-type="float">
            <text:p>6,605.19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RADIANS([Iterations.I195])" office:value-type="float" office:value="3.29867228626928" calcext:value-type="float">
            <text:p>3.2986722863</text:p>
          </table:table-cell>
          <table:table-cell table:formula="of:=( ['a, e, i orbits'.$G$2] * (1 - ['a, e, i orbits'.$G$3]^2) ) / ( 1 + ['a, e, i orbits'.$G$3] * COS([Iterations.J195]) )" office:value-type="float" office:value="8238729.72951572" calcext:value-type="float">
            <text:p>8,238,729.73</text:p>
          </table:table-cell>
          <table:table-cell table:formula="of:=ATAN( ( ['a, e, i orbits'.$G$3] * SIN( [Iterations.J195] ) ) / ( 1 + ['a, e, i orbits'.$G$3] * COS( [Iterations.J195] ) ) )" office:value-type="float" office:value="-0.0173561193617261" calcext:value-type="float">
            <text:p>-0.0173561194</text:p>
          </table:table-cell>
          <table:table-cell table:formula="of:=SQRT( ['a, e, i orbits'.$B$6] * ( 2/[Iterations.K195] - 1/['a, e, i orbits'.$G$2] ))" office:value-type="float" office:value="6604.23180033697" calcext:value-type="float">
            <text:p>6,604.23</text:p>
          </table:table-cell>
        </table:table-row>
        <table:table-row table:style-name="ro1">
          <table:table-cell/>
          <table:table-cell table:formula="of:=[Iterations.B195]+[Iterations.$C$3]" office:value-type="float" office:value="3411.56730811113" calcext:value-type="float">
            <text:p>3411.57</text:p>
          </table:table-cell>
          <table:table-cell table:formula="of:=[Iterations.$F$3]*[Iterations.B196]" office:value-type="float" office:value="3.31612557878924" calcext:value-type="float">
            <text:p>3.3161255788</text:p>
          </table:table-cell>
          <table:table-cell table:formula="of:=[Iterations.C196] + 2 * ['a, e, i orbits'.$G$3] * SIN( [Iterations.C196] ) + 1.25 * ['a, e, i orbits'.$G$3] * SIN( 2 * [Iterations.C196] )" office:value-type="float" office:value="3.32414846117156" calcext:value-type="float">
            <text:p>3.3241484612</text:p>
          </table:table-cell>
          <table:table-cell table:formula="of:=( ['a, e, i orbits'.$G$2] * (1 - ['a, e, i orbits'.$G$3]^2) ) / ( 1 + ['a, e, i orbits'.$G$3] * COS([Iterations.D196]) )" office:value-type="float" office:value="8234795.74420338" calcext:value-type="float">
            <text:p>8,234,795.74</text:p>
          </table:table-cell>
          <table:table-cell table:formula="of:=ATAN( ( ['a, e, i orbits'.$G$3] * SIN( [Iterations.D196] ) ) / ( 1 + ['a, e, i orbits'.$G$3] * COS( [Iterations.D196] ) ) )" office:value-type="float" office:value="-0.020131605162722" calcext:value-type="float">
            <text:p>-0.0201316052</text:p>
          </table:table-cell>
          <table:table-cell table:formula="of:=SQRT( ['a, e, i orbits'.$B$6] * ( 2/[Iterations.E196] - 1/['a, e, i orbits'.$G$2] ))" office:value-type="float" office:value="6607.73060866885" calcext:value-type="float">
            <text:p>6,607.7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RADIANS([Iterations.I196])" office:value-type="float" office:value="3.31612557878923" calcext:value-type="float">
            <text:p>3.3161255788</text:p>
          </table:table-cell>
          <table:table-cell table:formula="of:=( ['a, e, i orbits'.$G$2] * (1 - ['a, e, i orbits'.$G$3]^2) ) / ( 1 + ['a, e, i orbits'.$G$3] * COS([Iterations.J196]) )" office:value-type="float" office:value="8236097.24183185" calcext:value-type="float">
            <text:p>8,236,097.24</text:p>
          </table:table-cell>
          <table:table-cell table:formula="of:=ATAN( ( ['a, e, i orbits'.$G$3] * SIN( [Iterations.J196] ) ) / ( 1 + ['a, e, i orbits'.$G$3] * COS( [Iterations.J196] ) ) )" office:value-type="float" office:value="-0.0192593460437658" calcext:value-type="float">
            <text:p>-0.019259346</text:p>
          </table:table-cell>
          <table:table-cell table:formula="of:=SQRT( ['a, e, i orbits'.$B$6] * ( 2/[Iterations.K196] - 1/['a, e, i orbits'.$G$2] ))" office:value-type="float" office:value="6606.57291771228" calcext:value-type="float">
            <text:p>6,606.57</text:p>
          </table:table-cell>
        </table:table-row>
        <table:table-row table:style-name="ro1">
          <table:table-cell/>
          <table:table-cell table:formula="of:=[Iterations.B196]+[Iterations.$C$3]" office:value-type="float" office:value="3429.52292552224" calcext:value-type="float">
            <text:p>3429.52</text:p>
          </table:table-cell>
          <table:table-cell table:formula="of:=[Iterations.$F$3]*[Iterations.B197]" office:value-type="float" office:value="3.33357887130918" calcext:value-type="float">
            <text:p>3.3335788713</text:p>
          </table:table-cell>
          <table:table-cell table:formula="of:=[Iterations.C197] + 2 * ['a, e, i orbits'.$G$3] * SIN( [Iterations.C197] ) + 1.25 * ['a, e, i orbits'.$G$3] * SIN( 2 * [Iterations.C197] )" office:value-type="float" office:value="3.34224289641086" calcext:value-type="float">
            <text:p>3.3422428964</text:p>
          </table:table-cell>
          <table:table-cell table:formula="of:=( ['a, e, i orbits'.$G$2] * (1 - ['a, e, i orbits'.$G$3]^2) ) / ( 1 + ['a, e, i orbits'.$G$3] * COS([Iterations.D197]) )" office:value-type="float" office:value="8231649.99426316" calcext:value-type="float">
            <text:p>8,231,649.99</text:p>
          </table:table-cell>
          <table:table-cell table:formula="of:=ATAN( ( ['a, e, i orbits'.$G$3] * SIN( [Iterations.D197] ) ) / ( 1 + ['a, e, i orbits'.$G$3] * COS( [Iterations.D197] ) ) )" office:value-type="float" office:value="-0.0220923232858382" calcext:value-type="float">
            <text:p>-0.0220923233</text:p>
          </table:table-cell>
          <table:table-cell table:formula="of:=SQRT( ['a, e, i orbits'.$B$6] * ( 2/[Iterations.E197] - 1/['a, e, i orbits'.$G$2] ))" office:value-type="float" office:value="6610.52944828375" calcext:value-type="float">
            <text:p>6,610.53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RADIANS([Iterations.I197])" office:value-type="float" office:value="3.33357887130917" calcext:value-type="float">
            <text:p>3.3335788713</text:p>
          </table:table-cell>
          <table:table-cell table:formula="of:=( ['a, e, i orbits'.$G$2] * (1 - ['a, e, i orbits'.$G$3]^2) ) / ( 1 + ['a, e, i orbits'.$G$3] * COS([Iterations.J197]) )" office:value-type="float" office:value="8233192.56260081" calcext:value-type="float">
            <text:p>8,233,192.56</text:p>
          </table:table-cell>
          <table:table-cell table:formula="of:=ATAN( ( ['a, e, i orbits'.$G$3] * SIN( [Iterations.J197] ) ) / ( 1 + ['a, e, i orbits'.$G$3] * COS( [Iterations.J197] ) ) )" office:value-type="float" office:value="-0.0211546511594625" calcext:value-type="float">
            <text:p>-0.0211546512</text:p>
          </table:table-cell>
          <table:table-cell table:formula="of:=SQRT( ['a, e, i orbits'.$B$6] * ( 2/[Iterations.K197] - 1/['a, e, i orbits'.$G$2] ))" office:value-type="float" office:value="6609.15687377746" calcext:value-type="float">
            <text:p>6,609.16</text:p>
          </table:table-cell>
        </table:table-row>
        <table:table-row table:style-name="ro1">
          <table:table-cell/>
          <table:table-cell table:formula="of:=[Iterations.B197]+[Iterations.$C$3]" office:value-type="float" office:value="3447.47854293335" calcext:value-type="float">
            <text:p>3447.48</text:p>
          </table:table-cell>
          <table:table-cell table:formula="of:=[Iterations.$F$3]*[Iterations.B198]" office:value-type="float" office:value="3.35103216382912" calcext:value-type="float">
            <text:p>3.3510321638</text:p>
          </table:table-cell>
          <table:table-cell table:formula="of:=[Iterations.C198] + 2 * ['a, e, i orbits'.$G$3] * SIN( [Iterations.C198] ) + 1.25 * ['a, e, i orbits'.$G$3] * SIN( 2 * [Iterations.C198] )" office:value-type="float" office:value="3.36029190605005" calcext:value-type="float">
            <text:p>3.3602919061</text:p>
          </table:table-cell>
          <table:table-cell table:formula="of:=( ['a, e, i orbits'.$G$2] * (1 - ['a, e, i orbits'.$G$3]^2) ) / ( 1 + ['a, e, i orbits'.$G$3] * COS([Iterations.D198]) )" office:value-type="float" office:value="8228223.07994529" calcext:value-type="float">
            <text:p>8,228,223.08</text:p>
          </table:table-cell>
          <table:table-cell table:formula="of:=ATAN( ( ['a, e, i orbits'.$G$3] * SIN( [Iterations.D198] ) ) / ( 1 + ['a, e, i orbits'.$G$3] * COS( [Iterations.D198] ) ) )" office:value-type="float" office:value="-0.024038407560355" calcext:value-type="float">
            <text:p>-0.0240384076</text:p>
          </table:table-cell>
          <table:table-cell table:formula="of:=SQRT( ['a, e, i orbits'.$B$6] * ( 2/[Iterations.E198] - 1/['a, e, i orbits'.$G$2] ))" office:value-type="float" office:value="6613.57953163351" calcext:value-type="float">
            <text:p>6,613.5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RADIANS([Iterations.I198])" office:value-type="float" office:value="3.35103216382911" calcext:value-type="float">
            <text:p>3.3510321638</text:p>
          </table:table-cell>
          <table:table-cell table:formula="of:=( ['a, e, i orbits'.$G$2] * (1 - ['a, e, i orbits'.$G$3]^2) ) / ( 1 + ['a, e, i orbits'.$G$3] * COS([Iterations.J198]) )" office:value-type="float" office:value="8230017.15324441" calcext:value-type="float">
            <text:p>8,230,017.15</text:p>
          </table:table-cell>
          <table:table-cell table:formula="of:=ATAN( ( ['a, e, i orbits'.$G$3] * SIN( [Iterations.J198] ) ) / ( 1 + ['a, e, i orbits'.$G$3] * COS( [Iterations.J198] ) ) )" office:value-type="float" office:value="-0.0230412654611187" calcext:value-type="float">
            <text:p>-0.0230412655</text:p>
          </table:table-cell>
          <table:table-cell table:formula="of:=SQRT( ['a, e, i orbits'.$B$6] * ( 2/[Iterations.K198] - 1/['a, e, i orbits'.$G$2] ))" office:value-type="float" office:value="6611.98259722138" calcext:value-type="float">
            <text:p>6,611.98</text:p>
          </table:table-cell>
        </table:table-row>
        <table:table-row table:style-name="ro1">
          <table:table-cell/>
          <table:table-cell table:formula="of:=[Iterations.B198]+[Iterations.$C$3]" office:value-type="float" office:value="3465.43416034446" calcext:value-type="float">
            <text:p>3465.43</text:p>
          </table:table-cell>
          <table:table-cell table:formula="of:=[Iterations.$F$3]*[Iterations.B199]" office:value-type="float" office:value="3.36848545634907" calcext:value-type="float">
            <text:p>3.3684854563</text:p>
          </table:table-cell>
          <table:table-cell table:formula="of:=[Iterations.C199] + 2 * ['a, e, i orbits'.$G$3] * SIN( [Iterations.C199] ) + 1.25 * ['a, e, i orbits'.$G$3] * SIN( 2 * [Iterations.C199] )" office:value-type="float" office:value="3.37829163882893" calcext:value-type="float">
            <text:p>3.3782916388</text:p>
          </table:table-cell>
          <table:table-cell table:formula="of:=( ['a, e, i orbits'.$G$2] * (1 - ['a, e, i orbits'.$G$3]^2) ) / ( 1 + ['a, e, i orbits'.$G$3] * COS([Iterations.D199]) )" office:value-type="float" office:value="8224519.83544351" calcext:value-type="float">
            <text:p>8,224,519.84</text:p>
          </table:table-cell>
          <table:table-cell table:formula="of:=ATAN( ( ['a, e, i orbits'.$G$3] * SIN( [Iterations.D199] ) ) / ( 1 + ['a, e, i orbits'.$G$3] * COS( [Iterations.D199] ) ) )" office:value-type="float" office:value="-0.0259686828406038" calcext:value-type="float">
            <text:p>-0.0259686828</text:p>
          </table:table-cell>
          <table:table-cell table:formula="of:=SQRT( ['a, e, i orbits'.$B$6] * ( 2/[Iterations.E199] - 1/['a, e, i orbits'.$G$2] ))" office:value-type="float" office:value="6616.87683409479" calcext:value-type="float">
            <text:p>6,616.88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RADIANS([Iterations.I199])" office:value-type="float" office:value="3.36848545634906" calcext:value-type="float">
            <text:p>3.3684854563</text:p>
          </table:table-cell>
          <table:table-cell table:formula="of:=( ['a, e, i orbits'.$G$2] * (1 - ['a, e, i orbits'.$G$3]^2) ) / ( 1 + ['a, e, i orbits'.$G$3] * COS([Iterations.J199]) )" office:value-type="float" office:value="8226572.60855591" calcext:value-type="float">
            <text:p>8,226,572.61</text:p>
          </table:table-cell>
          <table:table-cell table:formula="of:=ATAN( ( ['a, e, i orbits'.$G$3] * SIN( [Iterations.J199] ) ) / ( 1 + ['a, e, i orbits'.$G$3] * COS( [Iterations.J199] ) ) )" office:value-type="float" office:value="-0.0249184261446813" calcext:value-type="float">
            <text:p>-0.0249184261</text:p>
          </table:table-cell>
          <table:table-cell table:formula="of:=SQRT( ['a, e, i orbits'.$B$6] * ( 2/[Iterations.K199] - 1/['a, e, i orbits'.$G$2] ))" office:value-type="float" office:value="6615.04891805988" calcext:value-type="float">
            <text:p>6,615.05</text:p>
          </table:table-cell>
        </table:table-row>
        <table:table-row table:style-name="ro1">
          <table:table-cell/>
          <table:table-cell table:formula="of:=[Iterations.B199]+[Iterations.$C$3]" office:value-type="float" office:value="3483.38977775557" calcext:value-type="float">
            <text:p>3483.39</text:p>
          </table:table-cell>
          <table:table-cell table:formula="of:=[Iterations.$F$3]*[Iterations.B200]" office:value-type="float" office:value="3.38593874886901" calcext:value-type="float">
            <text:p>3.3859387489</text:p>
          </table:table-cell>
          <table:table-cell table:formula="of:=[Iterations.C200] + 2 * ['a, e, i orbits'.$G$3] * SIN( [Iterations.C200] ) + 1.25 * ['a, e, i orbits'.$G$3] * SIN( 2 * [Iterations.C200] )" office:value-type="float" office:value="3.39623831509731" calcext:value-type="float">
            <text:p>3.3962383151</text:p>
          </table:table-cell>
          <table:table-cell table:formula="of:=( ['a, e, i orbits'.$G$2] * (1 - ['a, e, i orbits'.$G$3]^2) ) / ( 1 + ['a, e, i orbits'.$G$3] * COS([Iterations.D200]) )" office:value-type="float" office:value="8220545.43423213" calcext:value-type="float">
            <text:p>8,220,545.43</text:p>
          </table:table-cell>
          <table:table-cell table:formula="of:=ATAN( ( ['a, e, i orbits'.$G$3] * SIN( [Iterations.D200] ) ) / ( 1 + ['a, e, i orbits'.$G$3] * COS( [Iterations.D200] ) ) )" office:value-type="float" office:value="-0.0278820122443242" calcext:value-type="float">
            <text:p>-0.0278820122</text:p>
          </table:table-cell>
          <table:table-cell table:formula="of:=SQRT( ['a, e, i orbits'.$B$6] * ( 2/[Iterations.E200] - 1/['a, e, i orbits'.$G$2] ))" office:value-type="float" office:value="6620.4170450716" calcext:value-type="float">
            <text:p>6,620.4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RADIANS([Iterations.I200])" office:value-type="float" office:value="3.385938748869" calcext:value-type="float">
            <text:p>3.3859387489</text:p>
          </table:table-cell>
          <table:table-cell table:formula="of:=( ['a, e, i orbits'.$G$2] * (1 - ['a, e, i orbits'.$G$3]^2) ) / ( 1 + ['a, e, i orbits'.$G$3] * COS([Iterations.J200]) )" office:value-type="float" office:value="8222860.65514503" calcext:value-type="float">
            <text:p>8,222,860.66</text:p>
          </table:table-cell>
          <table:table-cell table:formula="of:=ATAN( ( ['a, e, i orbits'.$G$3] * SIN( [Iterations.J200] ) ) / ( 1 + ['a, e, i orbits'.$G$3] * COS( [Iterations.J200] ) ) )" office:value-type="float" office:value="-0.0267853773899543" calcext:value-type="float">
            <text:p>-0.0267853774</text:p>
          </table:table-cell>
          <table:table-cell table:formula="of:=SQRT( ['a, e, i orbits'.$B$6] * ( 2/[Iterations.K200] - 1/['a, e, i orbits'.$G$2] ))" office:value-type="float" office:value="6618.35456853457" calcext:value-type="float">
            <text:p>6,618.35</text:p>
          </table:table-cell>
        </table:table-row>
        <table:table-row table:style-name="ro1">
          <table:table-cell/>
          <table:table-cell table:formula="of:=[Iterations.B200]+[Iterations.$C$3]" office:value-type="float" office:value="3501.34539516669" calcext:value-type="float">
            <text:p>3501.35</text:p>
          </table:table-cell>
          <table:table-cell table:formula="of:=[Iterations.$F$3]*[Iterations.B201]" office:value-type="float" office:value="3.40339204138895" calcext:value-type="float">
            <text:p>3.4033920414</text:p>
          </table:table-cell>
          <table:table-cell table:formula="of:=[Iterations.C201] + 2 * ['a, e, i orbits'.$G$3] * SIN( [Iterations.C201] ) + 1.25 * ['a, e, i orbits'.$G$3] * SIN( 2 * [Iterations.C201] )" office:value-type="float" office:value="3.41412823236845" calcext:value-type="float">
            <text:p>3.4141282324</text:p>
          </table:table-cell>
          <table:table-cell table:formula="of:=( ['a, e, i orbits'.$G$2] * (1 - ['a, e, i orbits'.$G$3]^2) ) / ( 1 + ['a, e, i orbits'.$G$3] * COS([Iterations.D201]) )" office:value-type="float" office:value="8216305.37024771" calcext:value-type="float">
            <text:p>8,216,305.37</text:p>
          </table:table-cell>
          <table:table-cell table:formula="of:=ATAN( ( ['a, e, i orbits'.$G$3] * SIN( [Iterations.D201] ) ) / ( 1 + ['a, e, i orbits'.$G$3] * COS( [Iterations.D201] ) ) )" office:value-type="float" office:value="-0.0297772994552259" calcext:value-type="float">
            <text:p>-0.0297772995</text:p>
          </table:table-cell>
          <table:table-cell table:formula="of:=SQRT( ['a, e, i orbits'.$B$6] * ( 2/[Iterations.E201] - 1/['a, e, i orbits'.$G$2] ))" office:value-type="float" office:value="6624.19558293359" calcext:value-type="float">
            <text:p>6,624.2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RADIANS([Iterations.I201])" office:value-type="float" office:value="3.40339204138894" calcext:value-type="float">
            <text:p>3.4033920414</text:p>
          </table:table-cell>
          <table:table-cell table:formula="of:=( ['a, e, i orbits'.$G$2] * (1 - ['a, e, i orbits'.$G$3]^2) ) / ( 1 + ['a, e, i orbits'.$G$3] * COS([Iterations.J201]) )" office:value-type="float" office:value="8218883.14976058" calcext:value-type="float">
            <text:p>8,218,883.15</text:p>
          </table:table-cell>
          <table:table-cell table:formula="of:=ATAN( ( ['a, e, i orbits'.$G$3] * SIN( [Iterations.J201] ) ) / ( 1 + ['a, e, i orbits'.$G$3] * COS( [Iterations.J201] ) ) )" office:value-type="float" office:value="-0.0286413708893339" calcext:value-type="float">
            <text:p>-0.0286413709</text:p>
          </table:table-cell>
          <table:table-cell table:formula="of:=SQRT( ['a, e, i orbits'.$B$6] * ( 2/[Iterations.K201] - 1/['a, e, i orbits'.$G$2] ))" office:value-type="float" office:value="6621.89818408267" calcext:value-type="float">
            <text:p>6,621.90</text:p>
          </table:table-cell>
        </table:table-row>
        <table:table-row table:style-name="ro1">
          <table:table-cell/>
          <table:table-cell table:formula="of:=[Iterations.B201]+[Iterations.$C$3]" office:value-type="float" office:value="3519.3010125778" calcext:value-type="float">
            <text:p>3519.30</text:p>
          </table:table-cell>
          <table:table-cell table:formula="of:=[Iterations.$F$3]*[Iterations.B202]" office:value-type="float" office:value="3.4208453339089" calcext:value-type="float">
            <text:p>3.4208453339</text:p>
          </table:table-cell>
          <table:table-cell table:formula="of:=[Iterations.C202] + 2 * ['a, e, i orbits'.$G$3] * SIN( [Iterations.C202] ) + 1.25 * ['a, e, i orbits'.$G$3] * SIN( 2 * [Iterations.C202] )" office:value-type="float" office:value="3.43195777077465" calcext:value-type="float">
            <text:p>3.4319577708</text:p>
          </table:table-cell>
          <table:table-cell table:formula="of:=( ['a, e, i orbits'.$G$2] * (1 - ['a, e, i orbits'.$G$3]^2) ) / ( 1 + ['a, e, i orbits'.$G$3] * COS([Iterations.D202]) )" office:value-type="float" office:value="8211805.43811444" calcext:value-type="float">
            <text:p>8,211,805.44</text:p>
          </table:table-cell>
          <table:table-cell table:formula="of:=ATAN( ( ['a, e, i orbits'.$G$3] * SIN( [Iterations.D202] ) ) / ( 1 + ['a, e, i orbits'.$G$3] * COS( [Iterations.D202] ) ) )" office:value-type="float" office:value="-0.0316534908348067" calcext:value-type="float">
            <text:p>-0.0316534908</text:p>
          </table:table-cell>
          <table:table-cell table:formula="of:=SQRT( ['a, e, i orbits'.$B$6] * ( 2/[Iterations.E202] - 1/['a, e, i orbits'.$G$2] ))" office:value-type="float" office:value="6628.20761074698" calcext:value-type="float">
            <text:p>6,628.2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RADIANS([Iterations.I202])" office:value-type="float" office:value="3.42084533390889" calcext:value-type="float">
            <text:p>3.4208453339</text:p>
          </table:table-cell>
          <table:table-cell table:formula="of:=( ['a, e, i orbits'.$G$2] * (1 - ['a, e, i orbits'.$G$3]^2) ) / ( 1 + ['a, e, i orbits'.$G$3] * COS([Iterations.J202]) )" office:value-type="float" office:value="8214642.0774938" calcext:value-type="float">
            <text:p>8,214,642.08</text:p>
          </table:table-cell>
          <table:table-cell table:formula="of:=ATAN( ( ['a, e, i orbits'.$G$3] * SIN( [Iterations.J202] ) ) / ( 1 + ['a, e, i orbits'.$G$3] * COS( [Iterations.J202] ) ) )" office:value-type="float" office:value="-0.0304856663642731" calcext:value-type="float">
            <text:p>-0.0304856664</text:p>
          </table:table-cell>
          <table:table-cell table:formula="of:=SQRT( ['a, e, i orbits'.$B$6] * ( 2/[Iterations.K202] - 1/['a, e, i orbits'.$G$2] ))" office:value-type="float" office:value="6625.67830437618" calcext:value-type="float">
            <text:p>6,625.68</text:p>
          </table:table-cell>
        </table:table-row>
        <table:table-row table:style-name="ro1">
          <table:table-cell/>
          <table:table-cell table:formula="of:=[Iterations.B202]+[Iterations.$C$3]" office:value-type="float" office:value="3537.25662998891" calcext:value-type="float">
            <text:p>3537.26</text:p>
          </table:table-cell>
          <table:table-cell table:formula="of:=[Iterations.$F$3]*[Iterations.B203]" office:value-type="float" office:value="3.43829862642884" calcext:value-type="float">
            <text:p>3.4382986264</text:p>
          </table:table-cell>
          <table:table-cell table:formula="of:=[Iterations.C203] + 2 * ['a, e, i orbits'.$G$3] * SIN( [Iterations.C203] ) + 1.25 * ['a, e, i orbits'.$G$3] * SIN( 2 * [Iterations.C203] )" office:value-type="float" office:value="3.44972339841813" calcext:value-type="float">
            <text:p>3.4497233984</text:p>
          </table:table-cell>
          <table:table-cell table:formula="of:=( ['a, e, i orbits'.$G$2] * (1 - ['a, e, i orbits'.$G$3]^2) ) / ( 1 + ['a, e, i orbits'.$G$3] * COS([Iterations.D203]) )" office:value-type="float" office:value="8207051.71252349" calcext:value-type="float">
            <text:p>8,207,051.71</text:p>
          </table:table-cell>
          <table:table-cell table:formula="of:=ATAN( ( ['a, e, i orbits'.$G$3] * SIN( [Iterations.D203] ) ) / ( 1 + ['a, e, i orbits'.$G$3] * COS( [Iterations.D203] ) ) )" office:value-type="float" office:value="-0.0335095773365325" calcext:value-type="float">
            <text:p>-0.0335095773</text:p>
          </table:table-cell>
          <table:table-cell table:formula="of:=SQRT( ['a, e, i orbits'.$B$6] * ( 2/[Iterations.E203] - 1/['a, e, i orbits'.$G$2] ))" office:value-type="float" office:value="6632.44805271641" calcext:value-type="float">
            <text:p>6,632.45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RADIANS([Iterations.I203])" office:value-type="float" office:value="3.43829862642883" calcext:value-type="float">
            <text:p>3.4382986264</text:p>
          </table:table-cell>
          <table:table-cell table:formula="of:=( ['a, e, i orbits'.$G$2] * (1 - ['a, e, i orbits'.$G$3]^2) ) / ( 1 + ['a, e, i orbits'.$G$3] * COS([Iterations.J203]) )" office:value-type="float" office:value="8210139.54986568" calcext:value-type="float">
            <text:p>8,210,139.55</text:p>
          </table:table-cell>
          <table:table-cell table:formula="of:=ATAN( ( ['a, e, i orbits'.$G$3] * SIN( [Iterations.J203] ) ) / ( 1 + ['a, e, i orbits'.$G$3] * COS( [Iterations.J203] ) ) )" office:value-type="float" office:value="-0.0323175320687265" calcext:value-type="float">
            <text:p>-0.0323175321</text:p>
          </table:table-cell>
          <table:table-cell table:formula="of:=SQRT( ['a, e, i orbits'.$B$6] * ( 2/[Iterations.K203] - 1/['a, e, i orbits'.$G$2] ))" office:value-type="float" office:value="6629.69337442864" calcext:value-type="float">
            <text:p>6,629.69</text:p>
          </table:table-cell>
        </table:table-row>
        <table:table-row table:style-name="ro1">
          <table:table-cell/>
          <table:table-cell table:formula="of:=[Iterations.B203]+[Iterations.$C$3]" office:value-type="float" office:value="3555.21224740002" calcext:value-type="float">
            <text:p>3555.21</text:p>
          </table:table-cell>
          <table:table-cell table:formula="of:=[Iterations.$F$3]*[Iterations.B204]" office:value-type="float" office:value="3.45575191894878" calcext:value-type="float">
            <text:p>3.4557519189</text:p>
          </table:table-cell>
          <table:table-cell table:formula="of:=[Iterations.C204] + 2 * ['a, e, i orbits'.$G$3] * SIN( [Iterations.C204] ) + 1.25 * ['a, e, i orbits'.$G$3] * SIN( 2 * [Iterations.C204] )" office:value-type="float" office:value="3.46742167661035" calcext:value-type="float">
            <text:p>3.4674216766</text:p>
          </table:table-cell>
          <table:table-cell table:formula="of:=( ['a, e, i orbits'.$G$2] * (1 - ['a, e, i orbits'.$G$3]^2) ) / ( 1 + ['a, e, i orbits'.$G$3] * COS([Iterations.D204]) )" office:value-type="float" office:value="8202050.5268793" calcext:value-type="float">
            <text:p>8,202,050.53</text:p>
          </table:table-cell>
          <table:table-cell table:formula="of:=ATAN( ( ['a, e, i orbits'.$G$3] * SIN( [Iterations.D204] ) ) / ( 1 + ['a, e, i orbits'.$G$3] * COS( [Iterations.D204] ) ) )" office:value-type="float" office:value="-0.0353445962168971" calcext:value-type="float">
            <text:p>-0.0353445962</text:p>
          </table:table-cell>
          <table:table-cell table:formula="of:=SQRT( ['a, e, i orbits'.$B$6] * ( 2/[Iterations.E204] - 1/['a, e, i orbits'.$G$2] ))" office:value-type="float" office:value="6636.91161125367" calcext:value-type="float">
            <text:p>6,636.91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RADIANS([Iterations.I204])" office:value-type="float" office:value="3.45575191894877" calcext:value-type="float">
            <text:p>3.4557519189</text:p>
          </table:table-cell>
          <table:table-cell table:formula="of:=( ['a, e, i orbits'.$G$2] * (1 - ['a, e, i orbits'.$G$3]^2) ) / ( 1 + ['a, e, i orbits'.$G$3] * COS([Iterations.J204]) )" office:value-type="float" office:value="8205377.80280183" calcext:value-type="float">
            <text:p>8,205,377.80</text:p>
          </table:table-cell>
          <table:table-cell table:formula="of:=ATAN( ( ['a, e, i orbits'.$G$3] * SIN( [Iterations.J204] ) ) / ( 1 + ['a, e, i orbits'.$G$3] * COS( [Iterations.J204] ) ) )" office:value-type="float" office:value="-0.0341362452788577" calcext:value-type="float">
            <text:p>-0.0341362453</text:p>
          </table:table-cell>
          <table:table-cell table:formula="of:=SQRT( ['a, e, i orbits'.$B$6] * ( 2/[Iterations.K204] - 1/['a, e, i orbits'.$G$2] ))" office:value-type="float" office:value="6633.94174576741" calcext:value-type="float">
            <text:p>6,633.94</text:p>
          </table:table-cell>
        </table:table-row>
        <table:table-row table:style-name="ro1">
          <table:table-cell/>
          <table:table-cell table:formula="of:=[Iterations.B204]+[Iterations.$C$3]" office:value-type="float" office:value="3573.16786481113" calcext:value-type="float">
            <text:p>3573.17</text:p>
          </table:table-cell>
          <table:table-cell table:formula="of:=[Iterations.$F$3]*[Iterations.B205]" office:value-type="float" office:value="3.47320521146873" calcext:value-type="float">
            <text:p>3.4732052115</text:p>
          </table:table-cell>
          <table:table-cell table:formula="of:=[Iterations.C205] + 2 * ['a, e, i orbits'.$G$3] * SIN( [Iterations.C205] ) + 1.25 * ['a, e, i orbits'.$G$3] * SIN( 2 * [Iterations.C205] )" office:value-type="float" office:value="3.485049264993" calcext:value-type="float">
            <text:p>3.485049265</text:p>
          </table:table-cell>
          <table:table-cell table:formula="of:=( ['a, e, i orbits'.$G$2] * (1 - ['a, e, i orbits'.$G$3]^2) ) / ( 1 + ['a, e, i orbits'.$G$3] * COS([Iterations.D205]) )" office:value-type="float" office:value="8196808.45132758" calcext:value-type="float">
            <text:p>8,196,808.45</text:p>
          </table:table-cell>
          <table:table-cell table:formula="of:=ATAN( ( ['a, e, i orbits'.$G$3] * SIN( [Iterations.D205] ) ) / ( 1 + ['a, e, i orbits'.$G$3] * COS( [Iterations.D205] ) ) )" office:value-type="float" office:value="-0.0371576325392997" calcext:value-type="float">
            <text:p>-0.0371576325</text:p>
          </table:table-cell>
          <table:table-cell table:formula="of:=SQRT( ['a, e, i orbits'.$B$6] * ( 2/[Iterations.E205] - 1/['a, e, i orbits'.$G$2] ))" office:value-type="float" office:value="6641.5927845875" calcext:value-type="float">
            <text:p>6,641.5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RADIANS([Iterations.I205])" office:value-type="float" office:value="3.47320521146872" calcext:value-type="float">
            <text:p>3.4732052115</text:p>
          </table:table-cell>
          <table:table-cell table:formula="of:=( ['a, e, i orbits'.$G$2] * (1 - ['a, e, i orbits'.$G$3]^2) ) / ( 1 + ['a, e, i orbits'.$G$3] * COS([Iterations.J205]) )" office:value-type="float" office:value="8200359.1944985" calcext:value-type="float">
            <text:p>8,200,359.19</text:p>
          </table:table-cell>
          <table:table-cell table:formula="of:=ATAN( ( ['a, e, i orbits'.$G$3] * SIN( [Iterations.J205] ) ) / ( 1 + ['a, e, i orbits'.$G$3] * COS( [Iterations.J205] ) ) )" office:value-type="float" office:value="-0.0359410927683392" calcext:value-type="float">
            <text:p>-0.0359410928</text:p>
          </table:table-cell>
          <table:table-cell table:formula="of:=SQRT( ['a, e, i orbits'.$B$6] * ( 2/[Iterations.K205] - 1/['a, e, i orbits'.$G$2] ))" office:value-type="float" office:value="6638.42167766964" calcext:value-type="float">
            <text:p>6,638.42</text:p>
          </table:table-cell>
        </table:table-row>
        <table:table-row table:style-name="ro1">
          <table:table-cell/>
          <table:table-cell table:formula="of:=[Iterations.B205]+[Iterations.$C$3]" office:value-type="float" office:value="3591.12348222224" calcext:value-type="float">
            <text:p>3591.12</text:p>
          </table:table-cell>
          <table:table-cell table:formula="of:=[Iterations.$F$3]*[Iterations.B206]" office:value-type="float" office:value="3.49065850398867" calcext:value-type="float">
            <text:p>3.490658504</text:p>
          </table:table-cell>
          <table:table-cell table:formula="of:=[Iterations.C206] + 2 * ['a, e, i orbits'.$G$3] * SIN( [Iterations.C206] ) + 1.25 * ['a, e, i orbits'.$G$3] * SIN( 2 * [Iterations.C206] )" office:value-type="float" office:value="3.50260292653435" calcext:value-type="float">
            <text:p>3.5026029265</text:p>
          </table:table-cell>
          <table:table-cell table:formula="of:=( ['a, e, i orbits'.$G$2] * (1 - ['a, e, i orbits'.$G$3]^2) ) / ( 1 + ['a, e, i orbits'.$G$3] * COS([Iterations.D206]) )" office:value-type="float" office:value="8191332.27028067" calcext:value-type="float">
            <text:p>8,191,332.27</text:p>
          </table:table-cell>
          <table:table-cell table:formula="of:=ATAN( ( ['a, e, i orbits'.$G$3] * SIN( [Iterations.D206] ) ) / ( 1 + ['a, e, i orbits'.$G$3] * COS( [Iterations.D206] ) ) )" office:value-type="float" office:value="-0.0389478204680812" calcext:value-type="float">
            <text:p>-0.0389478205</text:p>
          </table:table-cell>
          <table:table-cell table:formula="of:=SQRT( ['a, e, i orbits'.$B$6] * ( 2/[Iterations.E206] - 1/['a, e, i orbits'.$G$2] ))" office:value-type="float" office:value="6646.48588482803" calcext:value-type="float">
            <text:p>6,646.4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RADIANS([Iterations.I206])" office:value-type="float" office:value="3.49065850398866" calcext:value-type="float">
            <text:p>3.490658504</text:p>
          </table:table-cell>
          <table:table-cell table:formula="of:=( ['a, e, i orbits'.$G$2] * (1 - ['a, e, i orbits'.$G$3]^2) ) / ( 1 + ['a, e, i orbits'.$G$3] * COS([Iterations.J206]) )" office:value-type="float" office:value="8195086.2031836" calcext:value-type="float">
            <text:p>8,195,086.20</text:p>
          </table:table-cell>
          <table:table-cell table:formula="of:=ATAN( ( ['a, e, i orbits'.$G$3] * SIN( [Iterations.J206] ) ) / ( 1 + ['a, e, i orbits'.$G$3] * COS( [Iterations.J206] ) ) )" office:value-type="float" office:value="-0.0377313712686133" calcext:value-type="float">
            <text:p>-0.0377313713</text:p>
          </table:table-cell>
          <table:table-cell table:formula="of:=SQRT( ['a, e, i orbits'.$B$6] * ( 2/[Iterations.K206] - 1/['a, e, i orbits'.$G$2] ))" office:value-type="float" office:value="6643.13133845967" calcext:value-type="float">
            <text:p>6,643.13</text:p>
          </table:table-cell>
        </table:table-row>
        <table:table-row table:style-name="ro1">
          <table:table-cell/>
          <table:table-cell table:formula="of:=[Iterations.B206]+[Iterations.$C$3]" office:value-type="float" office:value="3609.07909963335" calcext:value-type="float">
            <text:p>3609.08</text:p>
          </table:table-cell>
          <table:table-cell table:formula="of:=[Iterations.$F$3]*[Iterations.B207]" office:value-type="float" office:value="3.50811179650861" calcext:value-type="float">
            <text:p>3.5081117965</text:p>
          </table:table-cell>
          <table:table-cell table:formula="of:=[Iterations.C207] + 2 * ['a, e, i orbits'.$G$3] * SIN( [Iterations.C207] ) + 1.25 * ['a, e, i orbits'.$G$3] * SIN( 2 * [Iterations.C207] )" office:value-type="float" office:value="3.52007953239441" calcext:value-type="float">
            <text:p>3.5200795324</text:p>
          </table:table-cell>
          <table:table-cell table:formula="of:=( ['a, e, i orbits'.$G$2] * (1 - ['a, e, i orbits'.$G$3]^2) ) / ( 1 + ['a, e, i orbits'.$G$3] * COS([Iterations.D207]) )" office:value-type="float" office:value="8185628.95955573" calcext:value-type="float">
            <text:p>8,185,628.96</text:p>
          </table:table-cell>
          <table:table-cell table:formula="of:=ATAN( ( ['a, e, i orbits'.$G$3] * SIN( [Iterations.D207] ) ) / ( 1 + ['a, e, i orbits'.$G$3] * COS( [Iterations.D207] ) ) )" office:value-type="float" office:value="-0.040714344351446" calcext:value-type="float">
            <text:p>-0.0407143444</text:p>
          </table:table-cell>
          <table:table-cell table:formula="of:=SQRT( ['a, e, i orbits'.$B$6] * ( 2/[Iterations.E207] - 1/['a, e, i orbits'.$G$2] ))" office:value-type="float" office:value="6651.5850563985" calcext:value-type="float">
            <text:p>6,651.59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RADIANS([Iterations.I207])" office:value-type="float" office:value="3.5081117965086" calcext:value-type="float">
            <text:p>3.5081117965</text:p>
          </table:table-cell>
          <table:table-cell table:formula="of:=( ['a, e, i orbits'.$G$2] * (1 - ['a, e, i orbits'.$G$3]^2) ) / ( 1 + ['a, e, i orbits'.$G$3] * COS([Iterations.J207]) )" office:value-type="float" office:value="8189561.42477682" calcext:value-type="float">
            <text:p>8,189,561.42</text:p>
          </table:table-cell>
          <table:table-cell table:formula="of:=ATAN( ( ['a, e, i orbits'.$G$3] * SIN( [Iterations.J207] ) ) / ( 1 + ['a, e, i orbits'.$G$3] * COS( [Iterations.J207] ) ) )" office:value-type="float" office:value="-0.0395063879135278" calcext:value-type="float">
            <text:p>-0.0395063879</text:p>
          </table:table-cell>
          <table:table-cell table:formula="of:=SQRT( ['a, e, i orbits'.$B$6] * ( 2/[Iterations.K207] - 1/['a, e, i orbits'.$G$2] ))" office:value-type="float" office:value="6648.06880686577" calcext:value-type="float">
            <text:p>6,648.07</text:p>
          </table:table-cell>
        </table:table-row>
        <table:table-row table:style-name="ro1">
          <table:table-cell/>
          <table:table-cell table:formula="of:=[Iterations.B207]+[Iterations.$C$3]" office:value-type="float" office:value="3627.03471704446" calcext:value-type="float">
            <text:p>3627.03</text:p>
          </table:table-cell>
          <table:table-cell table:formula="of:=[Iterations.$F$3]*[Iterations.B208]" office:value-type="float" office:value="3.52556508902856" calcext:value-type="float">
            <text:p>3.525565089</text:p>
          </table:table-cell>
          <table:table-cell table:formula="of:=[Iterations.C208] + 2 * ['a, e, i orbits'.$G$3] * SIN( [Iterations.C208] ) + 1.25 * ['a, e, i orbits'.$G$3] * SIN( 2 * [Iterations.C208] )" office:value-type="float" office:value="3.53747606665275" calcext:value-type="float">
            <text:p>3.5374760667</text:p>
          </table:table-cell>
          <table:table-cell table:formula="of:=( ['a, e, i orbits'.$G$2] * (1 - ['a, e, i orbits'.$G$3]^2) ) / ( 1 + ['a, e, i orbits'.$G$3] * COS([Iterations.D208]) )" office:value-type="float" office:value="8179705.66324041" calcext:value-type="float">
            <text:p>8,179,705.66</text:p>
          </table:table-cell>
          <table:table-cell table:formula="of:=ATAN( ( ['a, e, i orbits'.$G$3] * SIN( [Iterations.D208] ) ) / ( 1 + ['a, e, i orbits'.$G$3] * COS( [Iterations.D208] ) ) )" office:value-type="float" office:value="-0.0424564395933348" calcext:value-type="float">
            <text:p>-0.0424564396</text:p>
          </table:table-cell>
          <table:table-cell table:formula="of:=SQRT( ['a, e, i orbits'.$B$6] * ( 2/[Iterations.E208] - 1/['a, e, i orbits'.$G$2] ))" office:value-type="float" office:value="6656.88429474753" calcext:value-type="float">
            <text:p>6,656.88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RADIANS([Iterations.I208])" office:value-type="float" office:value="3.52556508902855" calcext:value-type="float">
            <text:p>3.525565089</text:p>
          </table:table-cell>
          <table:table-cell table:formula="of:=( ['a, e, i orbits'.$G$2] * (1 - ['a, e, i orbits'.$G$3]^2) ) / ( 1 + ['a, e, i orbits'.$G$3] * COS([Iterations.J208]) )" office:value-type="float" office:value="8183787.57045282" calcext:value-type="float">
            <text:p>8,183,787.57</text:p>
          </table:table-cell>
          <table:table-cell table:formula="of:=ATAN( ( ['a, e, i orbits'.$G$3] * SIN( [Iterations.J208] ) ) / ( 1 + ['a, e, i orbits'.$G$3] * COS( [Iterations.J208] ) ) )" office:value-type="float" office:value="-0.0412654606678056" calcext:value-type="float">
            <text:p>-0.0412654607</text:p>
          </table:table-cell>
          <table:table-cell table:formula="of:=SQRT( ['a, e, i orbits'.$B$6] * ( 2/[Iterations.K208] - 1/['a, e, i orbits'.$G$2] ))" office:value-type="float" office:value="6653.23207343392" calcext:value-type="float">
            <text:p>6,653.23</text:p>
          </table:table-cell>
        </table:table-row>
        <table:table-row table:style-name="ro1">
          <table:table-cell/>
          <table:table-cell table:formula="of:=[Iterations.B208]+[Iterations.$C$3]" office:value-type="float" office:value="3644.99033445558" calcext:value-type="float">
            <text:p>3644.99</text:p>
          </table:table-cell>
          <table:table-cell table:formula="of:=[Iterations.$F$3]*[Iterations.B209]" office:value-type="float" office:value="3.5430183815485" calcext:value-type="float">
            <text:p>3.5430183815</text:p>
          </table:table-cell>
          <table:table-cell table:formula="of:=[Iterations.C209] + 2 * ['a, e, i orbits'.$G$3] * SIN( [Iterations.C209] ) + 1.25 * ['a, e, i orbits'.$G$3] * SIN( 2 * [Iterations.C209] )" office:value-type="float" office:value="3.55478963089298" calcext:value-type="float">
            <text:p>3.5547896309</text:p>
          </table:table-cell>
          <table:table-cell table:formula="of:=( ['a, e, i orbits'.$G$2] * (1 - ['a, e, i orbits'.$G$3]^2) ) / ( 1 + ['a, e, i orbits'.$G$3] * COS([Iterations.D209]) )" office:value-type="float" office:value="8173569.67039887" calcext:value-type="float">
            <text:p>8,173,569.67</text:p>
          </table:table-cell>
          <table:table-cell table:formula="of:=ATAN( ( ['a, e, i orbits'.$G$3] * SIN( [Iterations.D209] ) ) / ( 1 + ['a, e, i orbits'.$G$3] * COS( [Iterations.D209] ) ) )" office:value-type="float" office:value="-0.0441733933156149" calcext:value-type="float">
            <text:p>-0.0441733933</text:p>
          </table:table-cell>
          <table:table-cell table:formula="of:=SQRT( ['a, e, i orbits'.$B$6] * ( 2/[Iterations.E209] - 1/['a, e, i orbits'.$G$2] ))" office:value-type="float" office:value="6662.37746525597" calcext:value-type="float">
            <text:p>6,662.38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RADIANS([Iterations.I209])" office:value-type="float" office:value="3.54301838154849" calcext:value-type="float">
            <text:p>3.5430183815</text:p>
          </table:table-cell>
          <table:table-cell table:formula="of:=( ['a, e, i orbits'.$G$2] * (1 - ['a, e, i orbits'.$G$3]^2) ) / ( 1 + ['a, e, i orbits'.$G$3] * COS([Iterations.J209]) )" office:value-type="float" office:value="8177767.46411206" calcext:value-type="float">
            <text:p>8,177,767.46</text:p>
          </table:table-cell>
          <table:table-cell table:formula="of:=ATAN( ( ['a, e, i orbits'.$G$3] * SIN( [Iterations.J209] ) ) / ( 1 + ['a, e, i orbits'.$G$3] * COS( [Iterations.J209] ) ) )" office:value-type="float" office:value="-0.0430079187388517" calcext:value-type="float">
            <text:p>-0.0430079187</text:p>
          </table:table-cell>
          <table:table-cell table:formula="of:=SQRT( ['a, e, i orbits'.$B$6] * ( 2/[Iterations.K209] - 1/['a, e, i orbits'.$G$2] ))" office:value-type="float" office:value="6658.61904199631" calcext:value-type="float">
            <text:p>6,658.62</text:p>
          </table:table-cell>
        </table:table-row>
        <table:table-row table:style-name="ro1">
          <table:table-cell/>
          <table:table-cell table:formula="of:=[Iterations.B209]+[Iterations.$C$3]" office:value-type="float" office:value="3662.94595186669" calcext:value-type="float">
            <text:p>3662.95</text:p>
          </table:table-cell>
          <table:table-cell table:formula="of:=[Iterations.$F$3]*[Iterations.B210]" office:value-type="float" office:value="3.56047167406844" calcext:value-type="float">
            <text:p>3.5604716741</text:p>
          </table:table-cell>
          <table:table-cell table:formula="of:=[Iterations.C210] + 2 * ['a, e, i orbits'.$G$3] * SIN( [Iterations.C210] ) + 1.25 * ['a, e, i orbits'.$G$3] * SIN( 2 * [Iterations.C210] )" office:value-type="float" office:value="3.57201744863796" calcext:value-type="float">
            <text:p>3.5720174486</text:p>
          </table:table-cell>
          <table:table-cell table:formula="of:=( ['a, e, i orbits'.$G$2] * (1 - ['a, e, i orbits'.$G$3]^2) ) / ( 1 + ['a, e, i orbits'.$G$3] * COS([Iterations.D210]) )" office:value-type="float" office:value="8167228.39172854" calcext:value-type="float">
            <text:p>8,167,228.39</text:p>
          </table:table-cell>
          <table:table-cell table:formula="of:=ATAN( ( ['a, e, i orbits'.$G$3] * SIN( [Iterations.D210] ) ) / ( 1 + ['a, e, i orbits'.$G$3] * COS( [Iterations.D210] ) ) )" office:value-type="float" office:value="-0.0458645448131824" calcext:value-type="float">
            <text:p>-0.0458645448</text:p>
          </table:table-cell>
          <table:table-cell table:formula="of:=SQRT( ['a, e, i orbits'.$B$6] * ( 2/[Iterations.E210] - 1/['a, e, i orbits'.$G$2] ))" office:value-type="float" office:value="6668.05832225339" calcext:value-type="float">
            <text:p>6,668.06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RADIANS([Iterations.I210])" office:value-type="float" office:value="3.56047167406843" calcext:value-type="float">
            <text:p>3.5604716741</text:p>
          </table:table-cell>
          <table:table-cell table:formula="of:=( ['a, e, i orbits'.$G$2] * (1 - ['a, e, i orbits'.$G$3]^2) ) / ( 1 + ['a, e, i orbits'.$G$3] * COS([Iterations.J210]) )" office:value-type="float" office:value="8171504.0397634" calcext:value-type="float">
            <text:p>8,171,504.04</text:p>
          </table:table-cell>
          <table:table-cell table:formula="of:=ATAN( ( ['a, e, i orbits'.$G$3] * SIN( [Iterations.J210] ) ) / ( 1 + ['a, e, i orbits'.$G$3] * COS( [Iterations.J210] ) ) )" office:value-type="float" office:value="-0.0447331029714508" calcext:value-type="float">
            <text:p>-0.044733103</text:p>
          </table:table-cell>
          <table:table-cell table:formula="of:=SQRT( ['a, e, i orbits'.$B$6] * ( 2/[Iterations.K210] - 1/['a, e, i orbits'.$G$2] ))" office:value-type="float" office:value="6664.22753119218" calcext:value-type="float">
            <text:p>6,664.23</text:p>
          </table:table-cell>
        </table:table-row>
        <table:table-row table:style-name="ro1">
          <table:table-cell/>
          <table:table-cell table:formula="of:=[Iterations.B210]+[Iterations.$C$3]" office:value-type="float" office:value="3680.9015692778" calcext:value-type="float">
            <text:p>3680.90</text:p>
          </table:table-cell>
          <table:table-cell table:formula="of:=[Iterations.$F$3]*[Iterations.B211]" office:value-type="float" office:value="3.57792496658839" calcext:value-type="float">
            <text:p>3.5779249666</text:p>
          </table:table-cell>
          <table:table-cell table:formula="of:=[Iterations.C211] + 2 * ['a, e, i orbits'.$G$3] * SIN( [Iterations.C211] ) + 1.25 * ['a, e, i orbits'.$G$3] * SIN( 2 * [Iterations.C211] )" office:value-type="float" office:value="3.58915686963012" calcext:value-type="float">
            <text:p>3.5891568696</text:p>
          </table:table-cell>
          <table:table-cell table:formula="of:=( ['a, e, i orbits'.$G$2] * (1 - ['a, e, i orbits'.$G$3]^2) ) / ( 1 + ['a, e, i orbits'.$G$3] * COS([Iterations.D211]) )" office:value-type="float" office:value="8160689.33627491" calcext:value-type="float">
            <text:p>8,160,689.34</text:p>
          </table:table-cell>
          <table:table-cell table:formula="of:=ATAN( ( ['a, e, i orbits'.$G$3] * SIN( [Iterations.D211] ) ) / ( 1 + ['a, e, i orbits'.$G$3] * COS( [Iterations.D211] ) ) )" office:value-type="float" office:value="-0.0475292858057423" calcext:value-type="float">
            <text:p>-0.0475292858</text:p>
          </table:table-cell>
          <table:table-cell table:formula="of:=SQRT( ['a, e, i orbits'.$B$6] * ( 2/[Iterations.E211] - 1/['a, e, i orbits'.$G$2] ))" office:value-type="float" office:value="6673.92052806167" calcext:value-type="float">
            <text:p>6,673.92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RADIANS([Iterations.I211])" office:value-type="float" office:value="3.57792496658838" calcext:value-type="float">
            <text:p>3.5779249666</text:p>
          </table:table-cell>
          <table:table-cell table:formula="of:=( ['a, e, i orbits'.$G$2] * (1 - ['a, e, i orbits'.$G$3]^2) ) / ( 1 + ['a, e, i orbits'.$G$3] * COS([Iterations.J211]) )" office:value-type="float" office:value="8165000.33882324" calcext:value-type="float">
            <text:p>8,165,000.34</text:p>
          </table:table-cell>
          <table:table-cell table:formula="of:=ATAN( ( ['a, e, i orbits'.$G$3] * SIN( [Iterations.J211] ) ) / ( 1 + ['a, e, i orbits'.$G$3] * COS( [Iterations.J211] ) ) )" office:value-type="float" office:value="-0.0464403662249519" calcext:value-type="float">
            <text:p>-0.0464403662</text:p>
          </table:table-cell>
          <table:table-cell table:formula="of:=SQRT( ['a, e, i orbits'.$B$6] * ( 2/[Iterations.K211] - 1/['a, e, i orbits'.$G$2] ))" office:value-type="float" office:value="6670.05527603848" calcext:value-type="float">
            <text:p>6,670.06</text:p>
          </table:table-cell>
        </table:table-row>
        <table:table-row table:style-name="ro1">
          <table:table-cell/>
          <table:table-cell table:formula="of:=[Iterations.B211]+[Iterations.$C$3]" office:value-type="float" office:value="3698.85718668891" calcext:value-type="float">
            <text:p>3698.86</text:p>
          </table:table-cell>
          <table:table-cell table:formula="of:=[Iterations.$F$3]*[Iterations.B212]" office:value-type="float" office:value="3.59537825910833" calcext:value-type="float">
            <text:p>3.5953782591</text:p>
          </table:table-cell>
          <table:table-cell table:formula="of:=[Iterations.C212] + 2 * ['a, e, i orbits'.$G$3] * SIN( [Iterations.C212] ) + 1.25 * ['a, e, i orbits'.$G$3] * SIN( 2 * [Iterations.C212] )" office:value-type="float" office:value="3.60620537395135" calcext:value-type="float">
            <text:p>3.606205374</text:p>
          </table:table-cell>
          <table:table-cell table:formula="of:=( ['a, e, i orbits'.$G$2] * (1 - ['a, e, i orbits'.$G$3]^2) ) / ( 1 + ['a, e, i orbits'.$G$3] * COS([Iterations.D212]) )" office:value-type="float" office:value="8153960.08830743" calcext:value-type="float">
            <text:p>8,153,960.09</text:p>
          </table:table-cell>
          <table:table-cell table:formula="of:=ATAN( ( ['a, e, i orbits'.$G$3] * SIN( [Iterations.D212] ) ) / ( 1 + ['a, e, i orbits'.$G$3] * COS( [Iterations.D212] ) ) )" office:value-type="float" office:value="-0.0491670604911167" calcext:value-type="float">
            <text:p>-0.0491670605</text:p>
          </table:table-cell>
          <table:table-cell table:formula="of:=SQRT( ['a, e, i orbits'.$B$6] * ( 2/[Iterations.E212] - 1/['a, e, i orbits'.$G$2] ))" office:value-type="float" office:value="6679.95767198507" calcext:value-type="float">
            <text:p>6,679.96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RADIANS([Iterations.I212])" office:value-type="float" office:value="3.59537825910832" calcext:value-type="float">
            <text:p>3.5953782591</text:p>
          </table:table-cell>
          <table:table-cell table:formula="of:=( ['a, e, i orbits'.$G$2] * (1 - ['a, e, i orbits'.$G$3]^2) ) / ( 1 + ['a, e, i orbits'.$G$3] * COS([Iterations.J212]) )" office:value-type="float" office:value="8158259.50733569" calcext:value-type="float">
            <text:p>8,158,259.51</text:p>
          </table:table-cell>
          <table:table-cell table:formula="of:=ATAN( ( ['a, e, i orbits'.$G$3] * SIN( [Iterations.J212] ) ) / ( 1 + ['a, e, i orbits'.$G$3] * COS( [Iterations.J212] ) ) )" office:value-type="float" office:value="-0.0481290737325885" calcext:value-type="float">
            <text:p>-0.0481290737</text:p>
          </table:table-cell>
          <table:table-cell table:formula="of:=SQRT( ['a, e, i orbits'.$B$6] * ( 2/[Iterations.K212] - 1/['a, e, i orbits'.$G$2] ))" office:value-type="float" office:value="6676.09992954793" calcext:value-type="float">
            <text:p>6,676.10</text:p>
          </table:table-cell>
        </table:table-row>
        <table:table-row table:style-name="ro1">
          <table:table-cell/>
          <table:table-cell table:formula="of:=[Iterations.B212]+[Iterations.$C$3]" office:value-type="float" office:value="3716.81280410002" calcext:value-type="float">
            <text:p>3716.81</text:p>
          </table:table-cell>
          <table:table-cell table:formula="of:=[Iterations.$F$3]*[Iterations.B213]" office:value-type="float" office:value="3.61283155162827" calcext:value-type="float">
            <text:p>3.6128315516</text:p>
          </table:table-cell>
          <table:table-cell table:formula="of:=[Iterations.C213] + 2 * ['a, e, i orbits'.$G$3] * SIN( [Iterations.C213] ) + 1.25 * ['a, e, i orbits'.$G$3] * SIN( 2 * [Iterations.C213] )" office:value-type="float" office:value="3.62316057597723" calcext:value-type="float">
            <text:p>3.623160576</text:p>
          </table:table-cell>
          <table:table-cell table:formula="of:=( ['a, e, i orbits'.$G$2] * (1 - ['a, e, i orbits'.$G$3]^2) ) / ( 1 + ['a, e, i orbits'.$G$3] * COS([Iterations.D213]) )" office:value-type="float" office:value="8147048.28445564" calcext:value-type="float">
            <text:p>8,147,048.28</text:p>
          </table:table-cell>
          <table:table-cell table:formula="of:=ATAN( ( ['a, e, i orbits'.$G$3] * SIN( [Iterations.D213] ) ) / ( 1 + ['a, e, i orbits'.$G$3] * COS( [Iterations.D213] ) ) )" office:value-type="float" office:value="-0.0507773654059357" calcext:value-type="float">
            <text:p>-0.0507773654</text:p>
          </table:table-cell>
          <table:table-cell table:formula="of:=SQRT( ['a, e, i orbits'.$B$6] * ( 2/[Iterations.E213] - 1/['a, e, i orbits'.$G$2] ))" office:value-type="float" office:value="6686.16328916923" calcext:value-type="float">
            <text:p>6,686.16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RADIANS([Iterations.I213])" office:value-type="float" office:value="3.61283155162826" calcext:value-type="float">
            <text:p>3.6128315516</text:p>
          </table:table-cell>
          <table:table-cell table:formula="of:=( ['a, e, i orbits'.$G$2] * (1 - ['a, e, i orbits'.$G$3]^2) ) / ( 1 + ['a, e, i orbits'.$G$3] * COS([Iterations.J213]) )" office:value-type="float" office:value="8151284.79311861" calcext:value-type="float">
            <text:p>8,151,284.79</text:p>
          </table:table-cell>
          <table:table-cell table:formula="of:=ATAN( ( ['a, e, i orbits'.$G$3] * SIN( [Iterations.J213] ) ) / ( 1 + ['a, e, i orbits'.$G$3] * COS( [Iterations.J213] ) ) )" office:value-type="float" office:value="-0.0497986034426263" calcext:value-type="float">
            <text:p>-0.0497986034</text:p>
          </table:table-cell>
          <table:table-cell table:formula="of:=SQRT( ['a, e, i orbits'.$B$6] * ( 2/[Iterations.K213] - 1/['a, e, i orbits'.$G$2] ))" office:value-type="float" office:value="6682.35906439196" calcext:value-type="float">
            <text:p>6,682.36</text:p>
          </table:table-cell>
        </table:table-row>
        <table:table-row table:style-name="ro1">
          <table:table-cell/>
          <table:table-cell table:formula="of:=[Iterations.B213]+[Iterations.$C$3]" office:value-type="float" office:value="3734.76842151113" calcext:value-type="float">
            <text:p>3734.77</text:p>
          </table:table-cell>
          <table:table-cell table:formula="of:=[Iterations.$F$3]*[Iterations.B214]" office:value-type="float" office:value="3.63028484414822" calcext:value-type="float">
            <text:p>3.6302848441</text:p>
          </table:table-cell>
          <table:table-cell table:formula="of:=[Iterations.C214] + 2 * ['a, e, i orbits'.$G$3] * SIN( [Iterations.C214] ) + 1.25 * ['a, e, i orbits'.$G$3] * SIN( 2 * [Iterations.C214] )" office:value-type="float" office:value="3.64002022816042" calcext:value-type="float">
            <text:p>3.6400202282</text:p>
          </table:table-cell>
          <table:table-cell table:formula="of:=( ['a, e, i orbits'.$G$2] * (1 - ['a, e, i orbits'.$G$3]^2) ) / ( 1 + ['a, e, i orbits'.$G$3] * COS([Iterations.D214]) )" office:value-type="float" office:value="8139961.59119912" calcext:value-type="float">
            <text:p>8,139,961.59</text:p>
          </table:table-cell>
          <table:table-cell table:formula="of:=ATAN( ( ['a, e, i orbits'.$G$3] * SIN( [Iterations.D214] ) ) / ( 1 + ['a, e, i orbits'.$G$3] * COS( [Iterations.D214] ) ) )" office:value-type="float" office:value="-0.0523597491004808" calcext:value-type="float">
            <text:p>-0.0523597491</text:p>
          </table:table-cell>
          <table:table-cell table:formula="of:=SQRT( ['a, e, i orbits'.$B$6] * ( 2/[Iterations.E214] - 1/['a, e, i orbits'.$G$2] ))" office:value-type="float" office:value="6692.53087925467" calcext:value-type="float">
            <text:p>6,692.5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RADIANS([Iterations.I214])" office:value-type="float" office:value="3.63028484414821" calcext:value-type="float">
            <text:p>3.6302848441</text:p>
          </table:table-cell>
          <table:table-cell table:formula="of:=( ['a, e, i orbits'.$G$2] * (1 - ['a, e, i orbits'.$G$3]^2) ) / ( 1 + ['a, e, i orbits'.$G$3] * COS([Iterations.J214]) )" office:value-type="float" office:value="8144079.54284024" calcext:value-type="float">
            <text:p>8,144,079.54</text:p>
          </table:table-cell>
          <table:table-cell table:formula="of:=ATAN( ( ['a, e, i orbits'.$G$3] * SIN( [Iterations.J214] ) ) / ( 1 + ['a, e, i orbits'.$G$3] * COS( [Iterations.J214] ) ) )" office:value-type="float" office:value="-0.0514483463410826" calcext:value-type="float">
            <text:p>-0.0514483463</text:p>
          </table:table-cell>
          <table:table-cell table:formula="of:=SQRT( ['a, e, i orbits'.$B$6] * ( 2/[Iterations.K214] - 1/['a, e, i orbits'.$G$2] ))" office:value-type="float" office:value="6688.83017460583" calcext:value-type="float">
            <text:p>6,688.83</text:p>
          </table:table-cell>
        </table:table-row>
        <table:table-row table:style-name="ro1">
          <table:table-cell/>
          <table:table-cell table:formula="of:=[Iterations.B214]+[Iterations.$C$3]" office:value-type="float" office:value="3752.72403892224" calcext:value-type="float">
            <text:p>3752.72</text:p>
          </table:table-cell>
          <table:table-cell table:formula="of:=[Iterations.$F$3]*[Iterations.B215]" office:value-type="float" office:value="3.64773813666816" calcext:value-type="float">
            <text:p>3.6477381367</text:p>
          </table:table-cell>
          <table:table-cell table:formula="of:=[Iterations.C215] + 2 * ['a, e, i orbits'.$G$3] * SIN( [Iterations.C215] ) + 1.25 * ['a, e, i orbits'.$G$3] * SIN( 2 * [Iterations.C215] )" office:value-type="float" office:value="3.65678222463844" calcext:value-type="float">
            <text:p>3.6567822246</text:p>
          </table:table-cell>
          <table:table-cell table:formula="of:=( ['a, e, i orbits'.$G$2] * (1 - ['a, e, i orbits'.$G$3]^2) ) / ( 1 + ['a, e, i orbits'.$G$3] * COS([Iterations.D215]) )" office:value-type="float" office:value="8132707.6827999" calcext:value-type="float">
            <text:p>8,132,707.68</text:p>
          </table:table-cell>
          <table:table-cell table:formula="of:=ATAN( ( ['a, e, i orbits'.$G$3] * SIN( [Iterations.D215] ) ) / ( 1 + ['a, e, i orbits'.$G$3] * COS( [Iterations.D215] ) ) )" office:value-type="float" office:value="-0.0539138116352682" calcext:value-type="float">
            <text:p>-0.0539138116</text:p>
          </table:table-cell>
          <table:table-cell table:formula="of:=SQRT( ['a, e, i orbits'.$B$6] * ( 2/[Iterations.E215] - 1/['a, e, i orbits'.$G$2] ))" office:value-type="float" office:value="6699.05392475398" calcext:value-type="float">
            <text:p>6,699.05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RADIANS([Iterations.I215])" office:value-type="float" office:value="3.64773813666815" calcext:value-type="float">
            <text:p>3.6477381367</text:p>
          </table:table-cell>
          <table:table-cell table:formula="of:=( ['a, e, i orbits'.$G$2] * (1 - ['a, e, i orbits'.$G$3]^2) ) / ( 1 + ['a, e, i orbits'.$G$3] * COS([Iterations.J215]) )" office:value-type="float" office:value="8136647.19903134" calcext:value-type="float">
            <text:p>8,136,647.20</text:p>
          </table:table-cell>
          <table:table-cell table:formula="of:=ATAN( ( ['a, e, i orbits'.$G$3] * SIN( [Iterations.J215] ) ) / ( 1 + ['a, e, i orbits'.$G$3] * COS( [Iterations.J215] ) ) )" office:value-type="float" office:value="-0.0530777067558037" calcext:value-type="float">
            <text:p>-0.0530777068</text:p>
          </table:table-cell>
          <table:table-cell table:formula="of:=SQRT( ['a, e, i orbits'.$B$6] * ( 2/[Iterations.K215] - 1/['a, e, i orbits'.$G$2] ))" office:value-type="float" office:value="6695.51067733347" calcext:value-type="float">
            <text:p>6,695.51</text:p>
          </table:table-cell>
        </table:table-row>
        <table:table-row table:style-name="ro1">
          <table:table-cell/>
          <table:table-cell table:formula="of:=[Iterations.B215]+[Iterations.$C$3]" office:value-type="float" office:value="3770.67965633335" calcext:value-type="float">
            <text:p>3770.68</text:p>
          </table:table-cell>
          <table:table-cell table:formula="of:=[Iterations.$F$3]*[Iterations.B216]" office:value-type="float" office:value="3.6651914291881" calcext:value-type="float">
            <text:p>3.6651914292</text:p>
          </table:table-cell>
          <table:table-cell table:formula="of:=[Iterations.C216] + 2 * ['a, e, i orbits'.$G$3] * SIN( [Iterations.C216] ) + 1.25 * ['a, e, i orbits'.$G$3] * SIN( 2 * [Iterations.C216] )" office:value-type="float" office:value="3.67344460466116" calcext:value-type="float">
            <text:p>3.6734446047</text:p>
          </table:table-cell>
          <table:table-cell table:formula="of:=( ['a, e, i orbits'.$G$2] * (1 - ['a, e, i orbits'.$G$3]^2) ) / ( 1 + ['a, e, i orbits'.$G$3] * COS([Iterations.D216]) )" office:value-type="float" office:value="8125294.21975976" calcext:value-type="float">
            <text:p>8,125,294.22</text:p>
          </table:table-cell>
          <table:table-cell table:formula="of:=ATAN( ( ['a, e, i orbits'.$G$3] * SIN( [Iterations.D216] ) ) / ( 1 + ['a, e, i orbits'.$G$3] * COS( [Iterations.D216] ) ) )" office:value-type="float" office:value="-0.0554392039076849" calcext:value-type="float">
            <text:p>-0.0554392039</text:p>
          </table:table-cell>
          <table:table-cell table:formula="of:=SQRT( ['a, e, i orbits'.$B$6] * ( 2/[Iterations.E216] - 1/['a, e, i orbits'.$G$2] ))" office:value-type="float" office:value="6705.7259090857" calcext:value-type="float">
            <text:p>6,705.73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ADIANS([Iterations.I216])" office:value-type="float" office:value="3.66519142918809" calcext:value-type="float">
            <text:p>3.6651914292</text:p>
          </table:table-cell>
          <table:table-cell table:formula="of:=( ['a, e, i orbits'.$G$2] * (1 - ['a, e, i orbits'.$G$3]^2) ) / ( 1 + ['a, e, i orbits'.$G$3] * COS([Iterations.J216]) )" office:value-type="float" office:value="8128991.29703773" calcext:value-type="float">
            <text:p>8,128,991.30</text:p>
          </table:table-cell>
          <table:table-cell table:formula="of:=ATAN( ( ['a, e, i orbits'.$G$3] * SIN( [Iterations.J216] ) ) / ( 1 + ['a, e, i orbits'.$G$3] * COS( [Iterations.J216] ) ) )" office:value-type="float" office:value="-0.0546861026417399" calcext:value-type="float">
            <text:p>-0.0546861026</text:p>
          </table:table-cell>
          <table:table-cell table:formula="of:=SQRT( ['a, e, i orbits'.$B$6] * ( 2/[Iterations.K216] - 1/['a, e, i orbits'.$G$2] ))" office:value-type="float" office:value="6702.39791460933" calcext:value-type="float">
            <text:p>6,702.40</text:p>
          </table:table-cell>
        </table:table-row>
        <table:table-row table:style-name="ro1">
          <table:table-cell/>
          <table:table-cell table:formula="of:=[Iterations.B216]+[Iterations.$C$3]" office:value-type="float" office:value="3788.63527374446" calcext:value-type="float">
            <text:p>3788.64</text:p>
          </table:table-cell>
          <table:table-cell table:formula="of:=[Iterations.$F$3]*[Iterations.B217]" office:value-type="float" office:value="3.68264472170805" calcext:value-type="float">
            <text:p>3.6826447217</text:p>
          </table:table-cell>
          <table:table-cell table:formula="of:=[Iterations.C217] + 2 * ['a, e, i orbits'.$G$3] * SIN( [Iterations.C217] ) + 1.25 * ['a, e, i orbits'.$G$3] * SIN( 2 * [Iterations.C217] )" office:value-type="float" office:value="3.6900055558334" calcext:value-type="float">
            <text:p>3.6900055558</text:p>
          </table:table-cell>
          <table:table-cell table:formula="of:=( ['a, e, i orbits'.$G$2] * (1 - ['a, e, i orbits'.$G$3]^2) ) / ( 1 + ['a, e, i orbits'.$G$3] * COS([Iterations.D217]) )" office:value-type="float" office:value="8117728.82787899" calcext:value-type="float">
            <text:p>8,117,728.83</text:p>
          </table:table-cell>
          <table:table-cell table:formula="of:=ATAN( ( ['a, e, i orbits'.$G$3] * SIN( [Iterations.D217] ) ) / ( 1 + ['a, e, i orbits'.$G$3] * COS( [Iterations.D217] ) ) )" office:value-type="float" office:value="-0.0569356268176118" calcext:value-type="float">
            <text:p>-0.0569356268</text:p>
          </table:table-cell>
          <table:table-cell table:formula="of:=SQRT( ['a, e, i orbits'.$B$6] * ( 2/[Iterations.E217] - 1/['a, e, i orbits'.$G$2] ))" office:value-type="float" office:value="6712.54033420223" calcext:value-type="float">
            <text:p>6,712.54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RADIANS([Iterations.I217])" office:value-type="float" office:value="3.68264472170804" calcext:value-type="float">
            <text:p>3.6826447217</text:p>
          </table:table-cell>
          <table:table-cell table:formula="of:=( ['a, e, i orbits'.$G$2] * (1 - ['a, e, i orbits'.$G$3]^2) ) / ( 1 + ['a, e, i orbits'.$G$3] * COS([Iterations.J217]) )" office:value-type="float" office:value="8121115.46191827" calcext:value-type="float">
            <text:p>8,121,115.46</text:p>
          </table:table-cell>
          <table:table-cell table:formula="of:=ATAN( ( ['a, e, i orbits'.$G$3] * SIN( [Iterations.J217] ) ) / ( 1 + ['a, e, i orbits'.$G$3] * COS( [Iterations.J217] ) ) )" office:value-type="float" office:value="-0.0562729658472982" calcext:value-type="float">
            <text:p>-0.0562729658</text:p>
          </table:table-cell>
          <table:table-cell table:formula="of:=SQRT( ['a, e, i orbits'.$B$6] * ( 2/[Iterations.K217] - 1/['a, e, i orbits'.$G$2] ))" office:value-type="float" office:value="6709.48915517471" calcext:value-type="float">
            <text:p>6,709.49</text:p>
          </table:table-cell>
        </table:table-row>
        <table:table-row table:style-name="ro1">
          <table:table-cell/>
          <table:table-cell table:formula="of:=[Iterations.B217]+[Iterations.$C$3]" office:value-type="float" office:value="3806.59089115558" calcext:value-type="float">
            <text:p>3806.59</text:p>
          </table:table-cell>
          <table:table-cell table:formula="of:=[Iterations.$F$3]*[Iterations.B218]" office:value-type="float" office:value="3.70009801422799" calcext:value-type="float">
            <text:p>3.7000980142</text:p>
          </table:table-cell>
          <table:table-cell table:formula="of:=[Iterations.C218] + 2 * ['a, e, i orbits'.$G$3] * SIN( [Iterations.C218] ) + 1.25 * ['a, e, i orbits'.$G$3] * SIN( 2 * [Iterations.C218] )" office:value-type="float" office:value="3.70646341716874" calcext:value-type="float">
            <text:p>3.7064634172</text:p>
          </table:table-cell>
          <table:table-cell table:formula="of:=( ['a, e, i orbits'.$G$2] * (1 - ['a, e, i orbits'.$G$3]^2) ) / ( 1 + ['a, e, i orbits'.$G$3] * COS([Iterations.D218]) )" office:value-type="float" office:value="8110019.07798658" calcext:value-type="float">
            <text:p>8,110,019.08</text:p>
          </table:table-cell>
          <table:table-cell table:formula="of:=ATAN( ( ['a, e, i orbits'.$G$3] * SIN( [Iterations.D218] ) ) / ( 1 + ['a, e, i orbits'.$G$3] * COS( [Iterations.D218] ) ) )" office:value-type="float" office:value="-0.0584028302814964" calcext:value-type="float">
            <text:p>-0.0584028303</text:p>
          </table:table-cell>
          <table:table-cell table:formula="of:=SQRT( ['a, e, i orbits'.$B$6] * ( 2/[Iterations.E218] - 1/['a, e, i orbits'.$G$2] ))" office:value-type="float" office:value="6719.49073775316" calcext:value-type="float">
            <text:p>6,719.49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RADIANS([Iterations.I218])" office:value-type="float" office:value="3.70009801422798" calcext:value-type="float">
            <text:p>3.7000980142</text:p>
          </table:table-cell>
          <table:table-cell table:formula="of:=( ['a, e, i orbits'.$G$2] * (1 - ['a, e, i orbits'.$G$3]^2) ) / ( 1 + ['a, e, i orbits'.$G$3] * COS([Iterations.J218]) )" office:value-type="float" office:value="8113023.40529314" calcext:value-type="float">
            <text:p>8,113,023.41</text:p>
          </table:table-cell>
          <table:table-cell table:formula="of:=ATAN( ( ['a, e, i orbits'.$G$3] * SIN( [Iterations.J218] ) ) / ( 1 + ['a, e, i orbits'.$G$3] * COS( [Iterations.J218] ) ) )" office:value-type="float" office:value="-0.0578377423617038" calcext:value-type="float">
            <text:p>-0.0578377424</text:p>
          </table:table-cell>
          <table:table-cell table:formula="of:=SQRT( ['a, e, i orbits'.$B$6] * ( 2/[Iterations.K218] - 1/['a, e, i orbits'.$G$2] ))" office:value-type="float" office:value="6716.78159632579" calcext:value-type="float">
            <text:p>6,716.78</text:p>
          </table:table-cell>
        </table:table-row>
        <table:table-row table:style-name="ro1">
          <table:table-cell/>
          <table:table-cell table:formula="of:=[Iterations.B218]+[Iterations.$C$3]" office:value-type="float" office:value="3824.54650856669" calcext:value-type="float">
            <text:p>3824.55</text:p>
          </table:table-cell>
          <table:table-cell table:formula="of:=[Iterations.$F$3]*[Iterations.B219]" office:value-type="float" office:value="3.71755130674793" calcext:value-type="float">
            <text:p>3.7175513067</text:p>
          </table:table-cell>
          <table:table-cell table:formula="of:=[Iterations.C219] + 2 * ['a, e, i orbits'.$G$3] * SIN( [Iterations.C219] ) + 1.25 * ['a, e, i orbits'.$G$3] * SIN( 2 * [Iterations.C219] )" office:value-type="float" office:value="3.72281668195025" calcext:value-type="float">
            <text:p>3.722816682</text:p>
          </table:table-cell>
          <table:table-cell table:formula="of:=( ['a, e, i orbits'.$G$2] * (1 - ['a, e, i orbits'.$G$3]^2) ) / ( 1 + ['a, e, i orbits'.$G$3] * COS([Iterations.D219]) )" office:value-type="float" office:value="8102172.46640548" calcext:value-type="float">
            <text:p>8,102,172.47</text:p>
          </table:table-cell>
          <table:table-cell table:formula="of:=ATAN( ( ['a, e, i orbits'.$G$3] * SIN( [Iterations.D219] ) ) / ( 1 + ['a, e, i orbits'.$G$3] * COS( [Iterations.D219] ) ) )" office:value-type="float" office:value="-0.0598406121047636" calcext:value-type="float">
            <text:p>-0.0598406121</text:p>
          </table:table-cell>
          <table:table-cell table:formula="of:=SQRT( ['a, e, i orbits'.$B$6] * ( 2/[Iterations.E219] - 1/['a, e, i orbits'.$G$2] ))" office:value-type="float" office:value="6726.57070973026" calcext:value-type="float">
            <text:p>6,726.57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RADIANS([Iterations.I219])" office:value-type="float" office:value="3.71755130674792" calcext:value-type="float">
            <text:p>3.7175513067</text:p>
          </table:table-cell>
          <table:table-cell table:formula="of:=( ['a, e, i orbits'.$G$2] * (1 - ['a, e, i orbits'.$G$3]^2) ) / ( 1 + ['a, e, i orbits'.$G$3] * COS([Iterations.J219]) )" office:value-type="float" office:value="8104718.92214755" calcext:value-type="float">
            <text:p>8,104,718.92</text:p>
          </table:table-cell>
          <table:table-cell table:formula="of:=ATAN( ( ['a, e, i orbits'.$G$3] * SIN( [Iterations.J219] ) ) / ( 1 + ['a, e, i orbits'.$G$3] * COS( [Iterations.J219] ) ) )" office:value-type="float" office:value="-0.0593798925433417" calcext:value-type="float">
            <text:p>-0.0593798925</text:p>
          </table:table-cell>
          <table:table-cell table:formula="of:=SQRT( ['a, e, i orbits'.$B$6] * ( 2/[Iterations.K219] - 1/['a, e, i orbits'.$G$2] ))" office:value-type="float" office:value="6724.27236579081" calcext:value-type="float">
            <text:p>6,724.27</text:p>
          </table:table-cell>
        </table:table-row>
        <table:table-row table:style-name="ro1">
          <table:table-cell/>
          <table:table-cell table:formula="of:=[Iterations.B219]+[Iterations.$C$3]" office:value-type="float" office:value="3842.5021259778" calcext:value-type="float">
            <text:p>3842.50</text:p>
          </table:table-cell>
          <table:table-cell table:formula="of:=[Iterations.$F$3]*[Iterations.B220]" office:value-type="float" office:value="3.73500459926788" calcext:value-type="float">
            <text:p>3.7350045993</text:p>
          </table:table-cell>
          <table:table-cell table:formula="of:=[Iterations.C220] + 2 * ['a, e, i orbits'.$G$3] * SIN( [Iterations.C220] ) + 1.25 * ['a, e, i orbits'.$G$3] * SIN( 2 * [Iterations.C220] )" office:value-type="float" office:value="3.73906400039457" calcext:value-type="float">
            <text:p>3.7390640004</text:p>
          </table:table-cell>
          <table:table-cell table:formula="of:=( ['a, e, i orbits'.$G$2] * (1 - ['a, e, i orbits'.$G$3]^2) ) / ( 1 + ['a, e, i orbits'.$G$3] * COS([Iterations.D220]) )" office:value-type="float" office:value="8094196.39620975" calcext:value-type="float">
            <text:p>8,094,196.40</text:p>
          </table:table-cell>
          <table:table-cell table:formula="of:=ATAN( ( ['a, e, i orbits'.$G$3] * SIN( [Iterations.D220] ) ) / ( 1 + ['a, e, i orbits'.$G$3] * COS( [Iterations.D220] ) ) )" office:value-type="float" office:value="-0.0612488167227839" calcext:value-type="float">
            <text:p>-0.0612488167</text:p>
          </table:table-cell>
          <table:table-cell table:formula="of:=SQRT( ['a, e, i orbits'.$B$6] * ( 2/[Iterations.E220] - 1/['a, e, i orbits'.$G$2] ))" office:value-type="float" office:value="6733.77390854485" calcext:value-type="float">
            <text:p>6,733.77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RADIANS([Iterations.I220])" office:value-type="float" office:value="3.73500459926786" calcext:value-type="float">
            <text:p>3.7350045993</text:p>
          </table:table-cell>
          <table:table-cell table:formula="of:=( ['a, e, i orbits'.$G$2] * (1 - ['a, e, i orbits'.$G$3]^2) ) / ( 1 + ['a, e, i orbits'.$G$3] * COS([Iterations.J220]) )" office:value-type="float" office:value="8096205.88759583" calcext:value-type="float">
            <text:p>8,096,205.89</text:p>
          </table:table-cell>
          <table:table-cell table:formula="of:=ATAN( ( ['a, e, i orbits'.$G$3] * SIN( [Iterations.J220] ) ) / ( 1 + ['a, e, i orbits'.$G$3] * COS( [Iterations.J220] ) ) )" office:value-type="float" office:value="-0.0608988913290974" calcext:value-type="float">
            <text:p>-0.0608988913</text:p>
          </table:table-cell>
          <table:table-cell table:formula="of:=SQRT( ['a, e, i orbits'.$B$6] * ( 2/[Iterations.K220] - 1/['a, e, i orbits'.$G$2] ))" office:value-type="float" office:value="6731.95852363386" calcext:value-type="float">
            <text:p>6,731.96</text:p>
          </table:table-cell>
        </table:table-row>
        <table:table-row table:style-name="ro1">
          <table:table-cell/>
          <table:table-cell table:formula="of:=[Iterations.B220]+[Iterations.$C$3]" office:value-type="float" office:value="3860.45774338891" calcext:value-type="float">
            <text:p>3860.46</text:p>
          </table:table-cell>
          <table:table-cell table:formula="of:=[Iterations.$F$3]*[Iterations.B221]" office:value-type="float" office:value="3.75245789178782" calcext:value-type="float">
            <text:p>3.7524578918</text:p>
          </table:table-cell>
          <table:table-cell table:formula="of:=[Iterations.C221] + 2 * ['a, e, i orbits'.$G$3] * SIN( [Iterations.C221] ) + 1.25 * ['a, e, i orbits'.$G$3] * SIN( 2 * [Iterations.C221] )" office:value-type="float" office:value="3.75520418211585" calcext:value-type="float">
            <text:p>3.7552041821</text:p>
          </table:table-cell>
          <table:table-cell table:formula="of:=( ['a, e, i orbits'.$G$2] * (1 - ['a, e, i orbits'.$G$3]^2) ) / ( 1 + ['a, e, i orbits'.$G$3] * COS([Iterations.D221]) )" office:value-type="float" office:value="8086098.15932384" calcext:value-type="float">
            <text:p>8,086,098.16</text:p>
          </table:table-cell>
          <table:table-cell table:formula="of:=ATAN( ( ['a, e, i orbits'.$G$3] * SIN( [Iterations.D221] ) ) / ( 1 + ['a, e, i orbits'.$G$3] * COS( [Iterations.D221] ) ) )" office:value-type="float" office:value="-0.0626273338208569" calcext:value-type="float">
            <text:p>-0.0626273338</text:p>
          </table:table-cell>
          <table:table-cell table:formula="of:=SQRT( ['a, e, i orbits'.$B$6] * ( 2/[Iterations.E221] - 1/['a, e, i orbits'.$G$2] ))" office:value-type="float" office:value="6741.09407649302" calcext:value-type="float">
            <text:p>6,741.09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RADIANS([Iterations.I221])" office:value-type="float" office:value="3.75245789178781" calcext:value-type="float">
            <text:p>3.7524578918</text:p>
          </table:table-cell>
          <table:table-cell table:formula="of:=( ['a, e, i orbits'.$G$2] * (1 - ['a, e, i orbits'.$G$3]^2) ) / ( 1 + ['a, e, i orbits'.$G$3] * COS([Iterations.J221]) )" office:value-type="float" office:value="8087488.25361085" calcext:value-type="float">
            <text:p>8,087,488.25</text:p>
          </table:table-cell>
          <table:table-cell table:formula="of:=ATAN( ( ['a, e, i orbits'.$G$3] * SIN( [Iterations.J221] ) ) / ( 1 + ['a, e, i orbits'.$G$3] * COS( [Iterations.J221] ) ) )" office:value-type="float" office:value="-0.0623942284247551" calcext:value-type="float">
            <text:p>-0.0623942284</text:p>
          </table:table-cell>
          <table:table-cell table:formula="of:=SQRT( ['a, e, i orbits'.$B$6] * ( 2/[Iterations.K221] - 1/['a, e, i orbits'.$G$2] ))" office:value-type="float" office:value="6739.83706418246" calcext:value-type="float">
            <text:p>6,739.84</text:p>
          </table:table-cell>
        </table:table-row>
        <table:table-row table:style-name="ro1">
          <table:table-cell/>
          <table:table-cell table:formula="of:=[Iterations.B221]+[Iterations.$C$3]" office:value-type="float" office:value="3878.41336080002" calcext:value-type="float">
            <text:p>3878.41</text:p>
          </table:table-cell>
          <table:table-cell table:formula="of:=[Iterations.$F$3]*[Iterations.B222]" office:value-type="float" office:value="3.76991118430776" calcext:value-type="float">
            <text:p>3.7699111843</text:p>
          </table:table-cell>
          <table:table-cell table:formula="of:=[Iterations.C222] + 2 * ['a, e, i orbits'.$G$3] * SIN( [Iterations.C222] ) + 1.25 * ['a, e, i orbits'.$G$3] * SIN( 2 * [Iterations.C222] )" office:value-type="float" office:value="3.77123619838616" calcext:value-type="float">
            <text:p>3.7712361984</text:p>
          </table:table-cell>
          <table:table-cell table:formula="of:=( ['a, e, i orbits'.$G$2] * (1 - ['a, e, i orbits'.$G$3]^2) ) / ( 1 + ['a, e, i orbits'.$G$3] * COS([Iterations.D222]) )" office:value-type="float" office:value="8077884.91950747" calcext:value-type="float">
            <text:p>8,077,884.92</text:p>
          </table:table-cell>
          <table:table-cell table:formula="of:=ATAN( ( ['a, e, i orbits'.$G$3] * SIN( [Iterations.D222] ) ) / ( 1 + ['a, e, i orbits'.$G$3] * COS( [Iterations.D222] ) ) )" office:value-type="float" office:value="-0.0639760968438144" calcext:value-type="float">
            <text:p>-0.0639760968</text:p>
          </table:table-cell>
          <table:table-cell table:formula="of:=SQRT( ['a, e, i orbits'.$B$6] * ( 2/[Iterations.E222] - 1/['a, e, i orbits'.$G$2] ))" office:value-type="float" office:value="6748.52505456906" calcext:value-type="float">
            <text:p>6,748.53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RADIANS([Iterations.I222])" office:value-type="float" office:value="3.76991118430775" calcext:value-type="float">
            <text:p>3.7699111843</text:p>
          </table:table-cell>
          <table:table-cell table:formula="of:=( ['a, e, i orbits'.$G$2] * (1 - ['a, e, i orbits'.$G$3]^2) ) / ( 1 + ['a, e, i orbits'.$G$3] * COS([Iterations.J222]) )" office:value-type="float" office:value="8078570.0457239" calcext:value-type="float">
            <text:p>8,078,570.05</text:p>
          </table:table-cell>
          <table:table-cell table:formula="of:=ATAN( ( ['a, e, i orbits'.$G$3] * SIN( [Iterations.J222] ) ) / ( 1 + ['a, e, i orbits'.$G$3] * COS( [Iterations.J222] ) ) )" office:value-type="float" office:value="-0.0638654084765563" calcext:value-type="float">
            <text:p>-0.0638654085</text:p>
          </table:table-cell>
          <table:table-cell table:formula="of:=SQRT( ['a, e, i orbits'.$B$6] * ( 2/[Iterations.K222] - 1/['a, e, i orbits'.$G$2] ))" office:value-type="float" office:value="6747.90491797648" calcext:value-type="float">
            <text:p>6,747.90</text:p>
          </table:table-cell>
        </table:table-row>
        <table:table-row table:style-name="ro1">
          <table:table-cell/>
          <table:table-cell table:formula="of:=[Iterations.B222]+[Iterations.$C$3]" office:value-type="float" office:value="3896.36897821113" calcext:value-type="float">
            <text:p>3896.37</text:p>
          </table:table-cell>
          <table:table-cell table:formula="of:=[Iterations.$F$3]*[Iterations.B223]" office:value-type="float" office:value="3.78736447682771" calcext:value-type="float">
            <text:p>3.7873644768</text:p>
          </table:table-cell>
          <table:table-cell table:formula="of:=[Iterations.C223] + 2 * ['a, e, i orbits'.$G$3] * SIN( [Iterations.C223] ) + 1.25 * ['a, e, i orbits'.$G$3] * SIN( 2 * [Iterations.C223] )" office:value-type="float" office:value="3.78715918418959" calcext:value-type="float">
            <text:p>3.7871591842</text:p>
          </table:table-cell>
          <table:table-cell table:formula="of:=( ['a, e, i orbits'.$G$2] * (1 - ['a, e, i orbits'.$G$3]^2) ) / ( 1 + ['a, e, i orbits'.$G$3] * COS([Iterations.D223]) )" office:value-type="float" office:value="8069563.69626314" calcext:value-type="float">
            <text:p>8,069,563.70</text:p>
          </table:table-cell>
          <table:table-cell table:formula="of:=ATAN( ( ['a, e, i orbits'.$G$3] * SIN( [Iterations.D223] ) ) / ( 1 + ['a, e, i orbits'.$G$3] * COS( [Iterations.D223] ) ) )" office:value-type="float" office:value="-0.065295081405908" calcext:value-type="float">
            <text:p>-0.0652950814</text:p>
          </table:table-cell>
          <table:table-cell table:formula="of:=SQRT( ['a, e, i orbits'.$B$6] * ( 2/[Iterations.E223] - 1/['a, e, i orbits'.$G$2] ))" office:value-type="float" office:value="6756.06079659207" calcext:value-type="float">
            <text:p>6,756.06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RADIANS([Iterations.I223])" office:value-type="float" office:value="3.7873644768277" calcext:value-type="float">
            <text:p>3.7873644768</text:p>
          </table:table-cell>
          <table:table-cell table:formula="of:=( ['a, e, i orbits'.$G$2] * (1 - ['a, e, i orbits'.$G$3]^2) ) / ( 1 + ['a, e, i orbits'.$G$3] * COS([Iterations.J223]) )" office:value-type="float" office:value="8069455.35969977" calcext:value-type="float">
            <text:p>8,069,455.36</text:p>
          </table:table-cell>
          <table:table-cell table:formula="of:=ATAN( ( ['a, e, i orbits'.$G$3] * SIN( [Iterations.J223] ) ) / ( 1 + ['a, e, i orbits'.$G$3] * COS( [Iterations.J223] ) ) )" office:value-type="float" office:value="-0.0653119512240578" calcext:value-type="float">
            <text:p>-0.0653119512</text:p>
          </table:table-cell>
          <table:table-cell table:formula="of:=SQRT( ['a, e, i orbits'.$B$6] * ( 2/[Iterations.K223] - 1/['a, e, i orbits'.$G$2] ))" office:value-type="float" office:value="6756.15895373587" calcext:value-type="float">
            <text:p>6,756.16</text:p>
          </table:table-cell>
        </table:table-row>
        <table:table-row table:style-name="ro1">
          <table:table-cell/>
          <table:table-cell table:formula="of:=[Iterations.B223]+[Iterations.$C$3]" office:value-type="float" office:value="3914.32459562224" calcext:value-type="float">
            <text:p>3914.32</text:p>
          </table:table-cell>
          <table:table-cell table:formula="of:=[Iterations.$F$3]*[Iterations.B224]" office:value-type="float" office:value="3.80481776934765" calcext:value-type="float">
            <text:p>3.8048177693</text:p>
          </table:table-cell>
          <table:table-cell table:formula="of:=[Iterations.C224] + 2 * ['a, e, i orbits'.$G$3] * SIN( [Iterations.C224] ) + 1.25 * ['a, e, i orbits'.$G$3] * SIN( 2 * [Iterations.C224] )" office:value-type="float" office:value="3.80297244006702" calcext:value-type="float">
            <text:p>3.8029724401</text:p>
          </table:table-cell>
          <table:table-cell table:formula="of:=( ['a, e, i orbits'.$G$2] * (1 - ['a, e, i orbits'.$G$3]^2) ) / ( 1 + ['a, e, i orbits'.$G$3] * COS([Iterations.D224]) )" office:value-type="float" office:value="8061141.34969676" calcext:value-type="float">
            <text:p>8,061,141.35</text:p>
          </table:table-cell>
          <table:table-cell table:formula="of:=ATAN( ( ['a, e, i orbits'.$G$3] * SIN( [Iterations.D224] ) ) / ( 1 + ['a, e, i orbits'.$G$3] * COS( [Iterations.D224] ) ) )" office:value-type="float" office:value="-0.0665843036116288" calcext:value-type="float">
            <text:p>-0.0665843036</text:p>
          </table:table-cell>
          <table:table-cell table:formula="of:=SQRT( ['a, e, i orbits'.$B$6] * ( 2/[Iterations.E224] - 1/['a, e, i orbits'.$G$2] ))" office:value-type="float" office:value="6763.69538261552" calcext:value-type="float">
            <text:p>6,763.7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RADIANS([Iterations.I224])" office:value-type="float" office:value="3.80481776934764" calcext:value-type="float">
            <text:p>3.8048177693</text:p>
          </table:table-cell>
          <table:table-cell table:formula="of:=( ['a, e, i orbits'.$G$2] * (1 - ['a, e, i orbits'.$G$3]^2) ) / ( 1 + ['a, e, i orbits'.$G$3] * COS([Iterations.J224]) )" office:value-type="float" office:value="8060148.35819209" calcext:value-type="float">
            <text:p>8,060,148.36</text:p>
          </table:table-cell>
          <table:table-cell table:formula="of:=ATAN( ( ['a, e, i orbits'.$G$3] * SIN( [Iterations.J224] ) ) / ( 1 + ['a, e, i orbits'.$G$3] * COS( [Iterations.J224] ) ) )" office:value-type="float" office:value="-0.0667333916344692" calcext:value-type="float">
            <text:p>-0.0667333916</text:p>
          </table:table-cell>
          <table:table-cell table:formula="of:=SQRT( ['a, e, i orbits'.$B$6] * ( 2/[Iterations.K224] - 1/['a, e, i orbits'.$G$2] ))" office:value-type="float" office:value="6764.59598034447" calcext:value-type="float">
            <text:p>6,764.60</text:p>
          </table:table-cell>
        </table:table-row>
        <table:table-row table:style-name="ro1">
          <table:table-cell/>
          <table:table-cell table:formula="of:=[Iterations.B224]+[Iterations.$C$3]" office:value-type="float" office:value="3932.28021303335" calcext:value-type="float">
            <text:p>3932.28</text:p>
          </table:table-cell>
          <table:table-cell table:formula="of:=[Iterations.$F$3]*[Iterations.B225]" office:value-type="float" office:value="3.82227106186759" calcext:value-type="float">
            <text:p>3.8222710619</text:p>
          </table:table-cell>
          <table:table-cell table:formula="of:=[Iterations.C225] + 2 * ['a, e, i orbits'.$G$3] * SIN( [Iterations.C225] ) + 1.25 * ['a, e, i orbits'.$G$3] * SIN( 2 * [Iterations.C225] )" office:value-type="float" office:value="3.81867543374935" calcext:value-type="float">
            <text:p>3.8186754337</text:p>
          </table:table-cell>
          <table:table-cell table:formula="of:=( ['a, e, i orbits'.$G$2] * (1 - ['a, e, i orbits'.$G$3]^2) ) / ( 1 + ['a, e, i orbits'.$G$3] * COS([Iterations.D225]) )" office:value-type="float" office:value="8052624.56635549" calcext:value-type="float">
            <text:p>8,052,624.57</text:p>
          </table:table-cell>
          <table:table-cell table:formula="of:=ATAN( ( ['a, e, i orbits'.$G$3] * SIN( [Iterations.D225] ) ) / ( 1 + ['a, e, i orbits'.$G$3] * COS( [Iterations.D225] ) ) )" office:value-type="float" office:value="-0.0678438182980108" calcext:value-type="float">
            <text:p>-0.0678438183</text:p>
          </table:table-cell>
          <table:table-cell table:formula="of:=SQRT( ['a, e, i orbits'.$B$6] * ( 2/[Iterations.E225] - 1/['a, e, i orbits'.$G$2] ))" office:value-type="float" office:value="6771.42303159425" calcext:value-type="float">
            <text:p>6,771.42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RADIANS([Iterations.I225])" office:value-type="float" office:value="3.82227106186758" calcext:value-type="float">
            <text:p>3.8222710619</text:p>
          </table:table-cell>
          <table:table-cell table:formula="of:=( ['a, e, i orbits'.$G$2] * (1 - ['a, e, i orbits'.$G$3]^2) ) / ( 1 + ['a, e, i orbits'.$G$3] * COS([Iterations.J225]) )" office:value-type="float" office:value="8050653.26738377" calcext:value-type="float">
            <text:p>8,050,653.27</text:p>
          </table:table-cell>
          <table:table-cell table:formula="of:=ATAN( ( ['a, e, i orbits'.$G$3] * SIN( [Iterations.J225] ) ) / ( 1 + ['a, e, i orbits'.$G$3] * COS( [Iterations.J225] ) ) )" office:value-type="float" office:value="-0.0681292800186864" calcext:value-type="float">
            <text:p>-0.06812928</text:p>
          </table:table-cell>
          <table:table-cell table:formula="of:=SQRT( ['a, e, i orbits'.$B$6] * ( 2/[Iterations.K225] - 1/['a, e, i orbits'.$G$2] ))" office:value-type="float" office:value="6773.21274884763" calcext:value-type="float">
            <text:p>6,773.21</text:p>
          </table:table-cell>
        </table:table-row>
        <table:table-row table:style-name="ro1">
          <table:table-cell/>
          <table:table-cell table:formula="of:=[Iterations.B225]+[Iterations.$C$3]" office:value-type="float" office:value="3950.23583044447" calcext:value-type="float">
            <text:p>3950.24</text:p>
          </table:table-cell>
          <table:table-cell table:formula="of:=[Iterations.$F$3]*[Iterations.B226]" office:value-type="float" office:value="3.83972435438754" calcext:value-type="float">
            <text:p>3.8397243544</text:p>
          </table:table-cell>
          <table:table-cell table:formula="of:=[Iterations.C226] + 2 * ['a, e, i orbits'.$G$3] * SIN( [Iterations.C226] ) + 1.25 * ['a, e, i orbits'.$G$3] * SIN( 2 * [Iterations.C226] )" office:value-type="float" office:value="3.83426780157675" calcext:value-type="float">
            <text:p>3.8342678016</text:p>
          </table:table-cell>
          <table:table-cell table:formula="of:=( ['a, e, i orbits'.$G$2] * (1 - ['a, e, i orbits'.$G$3]^2) ) / ( 1 + ['a, e, i orbits'.$G$3] * COS([Iterations.D226]) )" office:value-type="float" office:value="8044019.84606122" calcext:value-type="float">
            <text:p>8,044,019.85</text:p>
          </table:table-cell>
          <table:table-cell table:formula="of:=ATAN( ( ['a, e, i orbits'.$G$3] * SIN( [Iterations.D226] ) ) / ( 1 + ['a, e, i orbits'.$G$3] * COS( [Iterations.D226] ) ) )" office:value-type="float" office:value="-0.0690737172088032" calcext:value-type="float">
            <text:p>-0.0690737172</text:p>
          </table:table-cell>
          <table:table-cell table:formula="of:=SQRT( ['a, e, i orbits'.$B$6] * ( 2/[Iterations.E226] - 1/['a, e, i orbits'.$G$2] ))" office:value-type="float" office:value="6779.2381132878" calcext:value-type="float">
            <text:p>6,779.24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RADIANS([Iterations.I226])" office:value-type="float" office:value="3.83972435438752" calcext:value-type="float">
            <text:p>3.8397243544</text:p>
          </table:table-cell>
          <table:table-cell table:formula="of:=( ['a, e, i orbits'.$G$2] * (1 - ['a, e, i orbits'.$G$3]^2) ) / ( 1 + ['a, e, i orbits'.$G$3] * COS([Iterations.J226]) )" office:value-type="float" office:value="8040974.37361715" calcext:value-type="float">
            <text:p>8,040,974.37</text:p>
          </table:table-cell>
          <table:table-cell table:formula="of:=ATAN( ( ['a, e, i orbits'.$G$3] * SIN( [Iterations.J226] ) ) / ( 1 + ['a, e, i orbits'.$G$3] * COS( [Iterations.J226] ) ) )" office:value-type="float" office:value="-0.0694991821292699" calcext:value-type="float">
            <text:p>-0.0694991821</text:p>
          </table:table-cell>
          <table:table-cell table:formula="of:=SQRT( ['a, e, i orbits'.$B$6] * ( 2/[Iterations.K226] - 1/['a, e, i orbits'.$G$2] ))" office:value-type="float" office:value="6782.00595446103" calcext:value-type="float">
            <text:p>6,782.01</text:p>
          </table:table-cell>
        </table:table-row>
        <table:table-row table:style-name="ro1">
          <table:table-cell/>
          <table:table-cell table:formula="of:=[Iterations.B226]+[Iterations.$C$3]" office:value-type="float" office:value="3968.19144785558" calcext:value-type="float">
            <text:p>3968.19</text:p>
          </table:table-cell>
          <table:table-cell table:formula="of:=[Iterations.$F$3]*[Iterations.B227]" office:value-type="float" office:value="3.85717764690748" calcext:value-type="float">
            <text:p>3.8571776469</text:p>
          </table:table-cell>
          <table:table-cell table:formula="of:=[Iterations.C227] + 2 * ['a, e, i orbits'.$G$3] * SIN( [Iterations.C227] ) + 1.25 * ['a, e, i orbits'.$G$3] * SIN( 2 * [Iterations.C227] )" office:value-type="float" office:value="3.84974934970207" calcext:value-type="float">
            <text:p>3.8497493497</text:p>
          </table:table-cell>
          <table:table-cell table:formula="of:=( ['a, e, i orbits'.$G$2] * (1 - ['a, e, i orbits'.$G$3]^2) ) / ( 1 + ['a, e, i orbits'.$G$3] * COS([Iterations.D227]) )" office:value-type="float" office:value="8035333.48975176" calcext:value-type="float">
            <text:p>8,035,333.49</text:p>
          </table:table-cell>
          <table:table-cell table:formula="of:=ATAN( ( ['a, e, i orbits'.$G$3] * SIN( [Iterations.D227] ) ) / ( 1 + ['a, e, i orbits'.$G$3] * COS( [Iterations.D227] ) ) )" office:value-type="float" office:value="-0.0702741271106737" calcext:value-type="float">
            <text:p>-0.0702741271</text:p>
          </table:table-cell>
          <table:table-cell table:formula="of:=SQRT( ['a, e, i orbits'.$B$6] * ( 2/[Iterations.E227] - 1/['a, e, i orbits'.$G$2] ))" office:value-type="float" office:value="6787.13515938346" calcext:value-type="float">
            <text:p>6,787.14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RADIANS([Iterations.I227])" office:value-type="float" office:value="3.85717764690747" calcext:value-type="float">
            <text:p>3.8571776469</text:p>
          </table:table-cell>
          <table:table-cell table:formula="of:=( ['a, e, i orbits'.$G$2] * (1 - ['a, e, i orbits'.$G$3]^2) ) / ( 1 + ['a, e, i orbits'.$G$3] * COS([Iterations.J227]) )" office:value-type="float" office:value="8031116.02001888" calcext:value-type="float">
            <text:p>8,031,116.02</text:p>
          </table:table-cell>
          <table:table-cell table:formula="of:=ATAN( ( ['a, e, i orbits'.$G$3] * SIN( [Iterations.J227] ) ) / ( 1 + ['a, e, i orbits'.$G$3] * COS( [Iterations.J227] ) ) )" office:value-type="float" office:value="-0.0708426792406538" calcext:value-type="float">
            <text:p>-0.0708426792</text:p>
          </table:table-cell>
          <table:table-cell table:formula="of:=SQRT( ['a, e, i orbits'.$B$6] * ( 2/[Iterations.K227] - 1/['a, e, i orbits'.$G$2] ))" office:value-type="float" office:value="6790.97223858831" calcext:value-type="float">
            <text:p>6,790.97</text:p>
          </table:table-cell>
        </table:table-row>
        <table:table-row table:style-name="ro1">
          <table:table-cell/>
          <table:table-cell table:formula="of:=[Iterations.B227]+[Iterations.$C$3]" office:value-type="float" office:value="3986.14706526669" calcext:value-type="float">
            <text:p>3986.15</text:p>
          </table:table-cell>
          <table:table-cell table:formula="of:=[Iterations.$F$3]*[Iterations.B228]" office:value-type="float" office:value="3.87463093942742" calcext:value-type="float">
            <text:p>3.8746309394</text:p>
          </table:table-cell>
          <table:table-cell table:formula="of:=[Iterations.C228] + 2 * ['a, e, i orbits'.$G$3] * SIN( [Iterations.C228] ) + 1.25 * ['a, e, i orbits'.$G$3] * SIN( 2 * [Iterations.C228] )" office:value-type="float" office:value="3.86512005507668" calcext:value-type="float">
            <text:p>3.8651200551</text:p>
          </table:table-cell>
          <table:table-cell table:formula="of:=( ['a, e, i orbits'.$G$2] * (1 - ['a, e, i orbits'.$G$3]^2) ) / ( 1 + ['a, e, i orbits'.$G$3] * COS([Iterations.D228]) )" office:value-type="float" office:value="8026571.58833689" calcext:value-type="float">
            <text:p>8,026,571.59</text:p>
          </table:table-cell>
          <table:table-cell table:formula="of:=ATAN( ( ['a, e, i orbits'.$G$3] * SIN( [Iterations.D228] ) ) / ( 1 + ['a, e, i orbits'.$G$3] * COS( [Iterations.D228] ) ) )" office:value-type="float" office:value="-0.0714452078613151" calcext:value-type="float">
            <text:p>-0.0714452079</text:p>
          </table:table-cell>
          <table:table-cell table:formula="of:=SQRT( ['a, e, i orbits'.$B$6] * ( 2/[Iterations.E228] - 1/['a, e, i orbits'.$G$2] ))" office:value-type="float" office:value="6795.1088738266" calcext:value-type="float">
            <text:p>6,795.1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RADIANS([Iterations.I228])" office:value-type="float" office:value="3.87463093942741" calcext:value-type="float">
            <text:p>3.8746309394</text:p>
          </table:table-cell>
          <table:table-cell table:formula="of:=( ['a, e, i orbits'.$G$2] * (1 - ['a, e, i orbits'.$G$3]^2) ) / ( 1 + ['a, e, i orbits'.$G$3] * COS([Iterations.J228]) )" office:value-type="float" office:value="8021082.60312382" calcext:value-type="float">
            <text:p>8,021,082.60</text:p>
          </table:table-cell>
          <table:table-cell table:formula="of:=ATAN( ( ['a, e, i orbits'.$G$3] * SIN( [Iterations.J228] ) ) / ( 1 + ['a, e, i orbits'.$G$3] * COS( [Iterations.J228] ) ) )" office:value-type="float" office:value="-0.0721593682118986" calcext:value-type="float">
            <text:p>-0.0721593682</text:p>
          </table:table-cell>
          <table:table-cell table:formula="of:=SQRT( ['a, e, i orbits'.$B$6] * ( 2/[Iterations.K228] - 1/['a, e, i orbits'.$G$2] ))" office:value-type="float" office:value="6800.1081908452" calcext:value-type="float">
            <text:p>6,800.11</text:p>
          </table:table-cell>
        </table:table-row>
        <table:table-row table:style-name="ro1">
          <table:table-cell/>
          <table:table-cell table:formula="of:=[Iterations.B228]+[Iterations.$C$3]" office:value-type="float" office:value="4004.1026826778" calcext:value-type="float">
            <text:p>4004.10</text:p>
          </table:table-cell>
          <table:table-cell table:formula="of:=[Iterations.$F$3]*[Iterations.B229]" office:value-type="float" office:value="3.89208423194737" calcext:value-type="float">
            <text:p>3.8920842319</text:p>
          </table:table-cell>
          <table:table-cell table:formula="of:=[Iterations.C229] + 2 * ['a, e, i orbits'.$G$3] * SIN( [Iterations.C229] ) + 1.25 * ['a, e, i orbits'.$G$3] * SIN( 2 * [Iterations.C229] )" office:value-type="float" office:value="3.88038006621734" calcext:value-type="float">
            <text:p>3.8803800662</text:p>
          </table:table-cell>
          <table:table-cell table:formula="of:=( ['a, e, i orbits'.$G$2] * (1 - ['a, e, i orbits'.$G$3]^2) ) / ( 1 + ['a, e, i orbits'.$G$3] * COS([Iterations.D229]) )" office:value-type="float" office:value="8017740.01257081" calcext:value-type="float">
            <text:p>8,017,740.01</text:p>
          </table:table-cell>
          <table:table-cell table:formula="of:=ATAN( ( ['a, e, i orbits'.$G$3] * SIN( [Iterations.D229] ) ) / ( 1 + ['a, e, i orbits'.$G$3] * COS( [Iterations.D229] ) ) )" office:value-type="float" office:value="-0.0725871504389934" calcext:value-type="float">
            <text:p>-0.0725871504</text:p>
          </table:table-cell>
          <table:table-cell table:formula="of:=SQRT( ['a, e, i orbits'.$B$6] * ( 2/[Iterations.E229] - 1/['a, e, i orbits'.$G$2] ))" office:value-type="float" office:value="6803.15414235009" calcext:value-type="float">
            <text:p>6,803.15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RADIANS([Iterations.I229])" office:value-type="float" office:value="3.89208423194735" calcext:value-type="float">
            <text:p>3.8920842319</text:p>
          </table:table-cell>
          <table:table-cell table:formula="of:=( ['a, e, i orbits'.$G$2] * (1 - ['a, e, i orbits'.$G$3]^2) ) / ( 1 + ['a, e, i orbits'.$G$3] * COS([Iterations.J229]) )" office:value-type="float" office:value="8010878.56950275" calcext:value-type="float">
            <text:p>8,010,878.57</text:p>
          </table:table-cell>
          <table:table-cell table:formula="of:=ATAN( ( ['a, e, i orbits'.$G$3] * SIN( [Iterations.J229] ) ) / ( 1 + ['a, e, i orbits'.$G$3] * COS( [Iterations.J229] ) ) )" office:value-type="float" office:value="-0.0734488615323331" calcext:value-type="float">
            <text:p>-0.0734488615</text:p>
          </table:table-cell>
          <table:table-cell table:formula="of:=SQRT( ['a, e, i orbits'.$B$6] * ( 2/[Iterations.K229] - 1/['a, e, i orbits'.$G$2] ))" office:value-type="float" office:value="6809.4103510878" calcext:value-type="float">
            <text:p>6,809.41</text:p>
          </table:table-cell>
        </table:table-row>
        <table:table-row table:style-name="ro1">
          <table:table-cell/>
          <table:table-cell table:formula="of:=[Iterations.B229]+[Iterations.$C$3]" office:value-type="float" office:value="4022.05830008891" calcext:value-type="float">
            <text:p>4022.06</text:p>
          </table:table-cell>
          <table:table-cell table:formula="of:=[Iterations.$F$3]*[Iterations.B230]" office:value-type="float" office:value="3.90953752446731" calcext:value-type="float">
            <text:p>3.9095375245</text:p>
          </table:table-cell>
          <table:table-cell table:formula="of:=[Iterations.C230] + 2 * ['a, e, i orbits'.$G$3] * SIN( [Iterations.C230] ) + 1.25 * ['a, e, i orbits'.$G$3] * SIN( 2 * [Iterations.C230] )" office:value-type="float" office:value="3.8955297037529" calcext:value-type="float">
            <text:p>3.8955297038</text:p>
          </table:table-cell>
          <table:table-cell table:formula="of:=( ['a, e, i orbits'.$G$2] * (1 - ['a, e, i orbits'.$G$3]^2) ) / ( 1 + ['a, e, i orbits'.$G$3] * COS([Iterations.D230]) )" office:value-type="float" office:value="8008844.40393778" calcext:value-type="float">
            <text:p>8,008,844.40</text:p>
          </table:table-cell>
          <table:table-cell table:formula="of:=ATAN( ( ['a, e, i orbits'.$G$3] * SIN( [Iterations.D230] ) ) / ( 1 + ['a, e, i orbits'.$G$3] * COS( [Iterations.D230] ) ) )" office:value-type="float" office:value="-0.073700174942698" calcext:value-type="float">
            <text:p>-0.0737001749</text:p>
          </table:table-cell>
          <table:table-cell table:formula="of:=SQRT( ['a, e, i orbits'.$B$6] * ( 2/[Iterations.E230] - 1/['a, e, i orbits'.$G$2] ))" office:value-type="float" office:value="6811.26604119796" calcext:value-type="float">
            <text:p>6,811.27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RADIANS([Iterations.I230])" office:value-type="float" office:value="3.9095375244673" calcext:value-type="float">
            <text:p>3.9095375245</text:p>
          </table:table-cell>
          <table:table-cell table:formula="of:=( ['a, e, i orbits'.$G$2] * (1 - ['a, e, i orbits'.$G$3]^2) ) / ( 1 + ['a, e, i orbits'.$G$3] * COS([Iterations.J230]) )" office:value-type="float" office:value="8000508.41239822" calcext:value-type="float">
            <text:p>8,000,508.41</text:p>
          </table:table-cell>
          <table:table-cell table:formula="of:=ATAN( ( ['a, e, i orbits'.$G$3] * SIN( [Iterations.J230] ) ) / ( 1 + ['a, e, i orbits'.$G$3] * COS( [Iterations.J230] ) ) )" office:value-type="float" office:value="-0.0747107873504569" calcext:value-type="float">
            <text:p>-0.0747107874</text:p>
          </table:table-cell>
          <table:table-cell table:formula="of:=SQRT( ['a, e, i orbits'.$B$6] * ( 2/[Iterations.K230] - 1/['a, e, i orbits'.$G$2] ))" office:value-type="float" office:value="6818.87521144277" calcext:value-type="float">
            <text:p>6,818.88</text:p>
          </table:table-cell>
        </table:table-row>
        <table:table-row table:style-name="ro1">
          <table:table-cell/>
          <table:table-cell table:formula="of:=[Iterations.B230]+[Iterations.$C$3]" office:value-type="float" office:value="4040.01391750002" calcext:value-type="float">
            <text:p>4040.01</text:p>
          </table:table-cell>
          <table:table-cell table:formula="of:=[Iterations.$F$3]*[Iterations.B231]" office:value-type="float" office:value="3.92699081698725" calcext:value-type="float">
            <text:p>3.926990817</text:p>
          </table:table-cell>
          <table:table-cell table:formula="of:=[Iterations.C231] + 2 * ['a, e, i orbits'.$G$3] * SIN( [Iterations.C231] ) + 1.25 * ['a, e, i orbits'.$G$3] * SIN( 2 * [Iterations.C231] )" office:value-type="float" office:value="3.91056946074994" calcext:value-type="float">
            <text:p>3.9105694607</text:p>
          </table:table-cell>
          <table:table-cell table:formula="of:=( ['a, e, i orbits'.$G$2] * (1 - ['a, e, i orbits'.$G$3]^2) ) / ( 1 + ['a, e, i orbits'.$G$3] * COS([Iterations.D231]) )" office:value-type="float" office:value="7999890.16654357" calcext:value-type="float">
            <text:p>7,999,890.17</text:p>
          </table:table-cell>
          <table:table-cell table:formula="of:=ATAN( ( ['a, e, i orbits'.$G$3] * SIN( [Iterations.D231] ) ) / ( 1 + ['a, e, i orbits'.$G$3] * COS( [Iterations.D231] ) ) )" office:value-type="float" office:value="-0.0747845285716346" calcext:value-type="float">
            <text:p>-0.0747845286</text:p>
          </table:table-cell>
          <table:table-cell table:formula="of:=SQRT( ['a, e, i orbits'.$B$6] * ( 2/[Iterations.E231] - 1/['a, e, i orbits'.$G$2] ))" office:value-type="float" office:value="6819.43984504283" calcext:value-type="float">
            <text:p>6,819.44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RADIANS([Iterations.I231])" office:value-type="float" office:value="3.92699081698724" calcext:value-type="float">
            <text:p>3.926990817</text:p>
          </table:table-cell>
          <table:table-cell table:formula="of:=( ['a, e, i orbits'.$G$2] * (1 - ['a, e, i orbits'.$G$3]^2) ) / ( 1 + ['a, e, i orbits'.$G$3] * COS([Iterations.J231]) )" office:value-type="float" office:value="7989976.66837288" calcext:value-type="float">
            <text:p>7,989,976.67</text:p>
          </table:table-cell>
          <table:table-cell table:formula="of:=ATAN( ( ['a, e, i orbits'.$G$3] * SIN( [Iterations.J231] ) ) / ( 1 + ['a, e, i orbits'.$G$3] * COS( [Iterations.J231] ) ) )" office:value-type="float" office:value="-0.0759447894864998" calcext:value-type="float">
            <text:p>-0.0759447895</text:p>
          </table:table-cell>
          <table:table-cell table:formula="of:=SQRT( ['a, e, i orbits'.$B$6] * ( 2/[Iterations.K231] - 1/['a, e, i orbits'.$G$2] ))" office:value-type="float" office:value="6828.49921833725" calcext:value-type="float">
            <text:p>6,828.50</text:p>
          </table:table-cell>
        </table:table-row>
        <table:table-row table:style-name="ro1">
          <table:table-cell/>
          <table:table-cell table:formula="of:=[Iterations.B231]+[Iterations.$C$3]" office:value-type="float" office:value="4057.96953491113" calcext:value-type="float">
            <text:p>4057.97</text:p>
          </table:table-cell>
          <table:table-cell table:formula="of:=[Iterations.$F$3]*[Iterations.B232]" office:value-type="float" office:value="3.9444441095072" calcext:value-type="float">
            <text:p>3.9444441095</text:p>
          </table:table-cell>
          <table:table-cell table:formula="of:=[Iterations.C232] + 2 * ['a, e, i orbits'.$G$3] * SIN( [Iterations.C232] ) + 1.25 * ['a, e, i orbits'.$G$3] * SIN( 2 * [Iterations.C232] )" office:value-type="float" office:value="3.92550000281685" calcext:value-type="float">
            <text:p>3.9255000028</text:p>
          </table:table-cell>
          <table:table-cell table:formula="of:=( ['a, e, i orbits'.$G$2] * (1 - ['a, e, i orbits'.$G$3]^2) ) / ( 1 + ['a, e, i orbits'.$G$3] * COS([Iterations.D232]) )" office:value-type="float" office:value="7990882.46000061" calcext:value-type="float">
            <text:p>7,990,882.46</text:p>
          </table:table-cell>
          <table:table-cell table:formula="of:=ATAN( ( ['a, e, i orbits'.$G$3] * SIN( [Iterations.D232] ) ) / ( 1 + ['a, e, i orbits'.$G$3] * COS( [Iterations.D232] ) ) )" office:value-type="float" office:value="-0.0758404835923525" calcext:value-type="float">
            <text:p>-0.0758404836</text:p>
          </table:table-cell>
          <table:table-cell table:formula="of:=SQRT( ['a, e, i orbits'.$B$6] * ( 2/[Iterations.E232] - 1/['a, e, i orbits'.$G$2] ))" office:value-type="float" office:value="6827.67103409923" calcext:value-type="float">
            <text:p>6,827.67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RADIANS([Iterations.I232])" office:value-type="float" office:value="3.94444410950718" calcext:value-type="float">
            <text:p>3.9444441095</text:p>
          </table:table-cell>
          <table:table-cell table:formula="of:=( ['a, e, i orbits'.$G$2] * (1 - ['a, e, i orbits'.$G$3]^2) ) / ( 1 + ['a, e, i orbits'.$G$3] * COS([Iterations.J232]) )" office:value-type="float" office:value="7979287.91397447" calcext:value-type="float">
            <text:p>7,979,287.91</text:p>
          </table:table-cell>
          <table:table-cell table:formula="of:=ATAN( ( ['a, e, i orbits'.$G$3] * SIN( [Iterations.J232] ) ) / ( 1 + ['a, e, i orbits'.$G$3] * COS( [Iterations.J232] ) ) )" office:value-type="float" office:value="-0.0771505274290596" calcext:value-type="float">
            <text:p>-0.0771505274</text:p>
          </table:table-cell>
          <table:table-cell table:formula="of:=SQRT( ['a, e, i orbits'.$B$6] * ( 2/[Iterations.K232] - 1/['a, e, i orbits'.$G$2] ))" office:value-type="float" office:value="6838.27877452635" calcext:value-type="float">
            <text:p>6,838.28</text:p>
          </table:table-cell>
        </table:table-row>
        <table:table-row table:style-name="ro1">
          <table:table-cell/>
          <table:table-cell table:formula="of:=[Iterations.B232]+[Iterations.$C$3]" office:value-type="float" office:value="4075.92515232224" calcext:value-type="float">
            <text:p>4075.93</text:p>
          </table:table-cell>
          <table:table-cell table:formula="of:=[Iterations.$F$3]*[Iterations.B233]" office:value-type="float" office:value="3.96189740202714" calcext:value-type="float">
            <text:p>3.961897402</text:p>
          </table:table-cell>
          <table:table-cell table:formula="of:=[Iterations.C233] + 2 * ['a, e, i orbits'.$G$3] * SIN( [Iterations.C233] ) + 1.25 * ['a, e, i orbits'.$G$3] * SIN( 2 * [Iterations.C233] )" office:value-type="float" office:value="3.94032216798578" calcext:value-type="float">
            <text:p>3.940322168</text:p>
          </table:table-cell>
          <table:table-cell table:formula="of:=( ['a, e, i orbits'.$G$2] * (1 - ['a, e, i orbits'.$G$3]^2) ) / ( 1 + ['a, e, i orbits'.$G$3] * COS([Iterations.D233]) )" office:value-type="float" office:value="7981826.19329158" calcext:value-type="float">
            <text:p>7,981,826.19</text:p>
          </table:table-cell>
          <table:table-cell table:formula="of:=ATAN( ( ['a, e, i orbits'.$G$3] * SIN( [Iterations.D233] ) ) / ( 1 + ['a, e, i orbits'.$G$3] * COS( [Iterations.D233] ) ) )" office:value-type="float" office:value="-0.0768683353013279" calcext:value-type="float">
            <text:p>-0.0768683353</text:p>
          </table:table-cell>
          <table:table-cell table:formula="of:=SQRT( ['a, e, i orbits'.$B$6] * ( 2/[Iterations.E233] - 1/['a, e, i orbits'.$G$2] ))" office:value-type="float" office:value="6835.95530043869" calcext:value-type="float">
            <text:p>6,835.96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RADIANS([Iterations.I233])" office:value-type="float" office:value="3.96189740202713" calcext:value-type="float">
            <text:p>3.961897402</text:p>
          </table:table-cell>
          <table:table-cell table:formula="of:=( ['a, e, i orbits'.$G$2] * (1 - ['a, e, i orbits'.$G$3]^2) ) / ( 1 + ['a, e, i orbits'.$G$3] * COS([Iterations.J233]) )" office:value-type="float" office:value="7968446.76242169" calcext:value-type="float">
            <text:p>7,968,446.76</text:p>
          </table:table-cell>
          <table:table-cell table:formula="of:=ATAN( ( ['a, e, i orbits'.$G$3] * SIN( [Iterations.J233] ) ) / ( 1 + ['a, e, i orbits'.$G$3] * COS( [Iterations.J233] ) ) )" office:value-type="float" office:value="-0.0783276763162577" calcext:value-type="float">
            <text:p>-0.0783276763</text:p>
          </table:table-cell>
          <table:table-cell table:formula="of:=SQRT( ['a, e, i orbits'.$B$6] * ( 2/[Iterations.K233] - 1/['a, e, i orbits'.$G$2] ))" office:value-type="float" office:value="6848.21024111625" calcext:value-type="float">
            <text:p>6,848.21</text:p>
          </table:table-cell>
        </table:table-row>
        <table:table-row table:style-name="ro1">
          <table:table-cell/>
          <table:table-cell table:formula="of:=[Iterations.B233]+[Iterations.$C$3]" office:value-type="float" office:value="4093.88076973336" calcext:value-type="float">
            <text:p>4093.88</text:p>
          </table:table-cell>
          <table:table-cell table:formula="of:=[Iterations.$F$3]*[Iterations.B234]" office:value-type="float" office:value="3.97935069454708" calcext:value-type="float">
            <text:p>3.9793506945</text:p>
          </table:table-cell>
          <table:table-cell table:formula="of:=[Iterations.C234] + 2 * ['a, e, i orbits'.$G$3] * SIN( [Iterations.C234] ) + 1.25 * ['a, e, i orbits'.$G$3] * SIN( 2 * [Iterations.C234] )" office:value-type="float" office:value="3.95503696637264" calcext:value-type="float">
            <text:p>3.9550369664</text:p>
          </table:table-cell>
          <table:table-cell table:formula="of:=( ['a, e, i orbits'.$G$2] * (1 - ['a, e, i orbits'.$G$3]^2) ) / ( 1 + ['a, e, i orbits'.$G$3] * COS([Iterations.D234]) )" office:value-type="float" office:value="7972726.01959247" calcext:value-type="float">
            <text:p>7,972,726.02</text:p>
          </table:table-cell>
          <table:table-cell table:formula="of:=ATAN( ( ['a, e, i orbits'.$G$3] * SIN( [Iterations.D234] ) ) / ( 1 + ['a, e, i orbits'.$G$3] * COS( [Iterations.D234] ) ) )" office:value-type="float" office:value="-0.0778683999903259" calcext:value-type="float">
            <text:p>-0.0778684</text:p>
          </table:table-cell>
          <table:table-cell table:formula="of:=SQRT( ['a, e, i orbits'.$B$6] * ( 2/[Iterations.E234] - 1/['a, e, i orbits'.$G$2] ))" office:value-type="float" office:value="6844.28855351497" calcext:value-type="float">
            <text:p>6,844.2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RADIANS([Iterations.I234])" office:value-type="float" office:value="3.97935069454707" calcext:value-type="float">
            <text:p>3.9793506945</text:p>
          </table:table-cell>
          <table:table-cell table:formula="of:=( ['a, e, i orbits'.$G$2] * (1 - ['a, e, i orbits'.$G$3]^2) ) / ( 1 + ['a, e, i orbits'.$G$3] * COS([Iterations.J234]) )" office:value-type="float" office:value="7957457.86031475" calcext:value-type="float">
            <text:p>7,957,457.86</text:p>
          </table:table-cell>
          <table:table-cell table:formula="of:=ATAN( ( ['a, e, i orbits'.$G$3] * SIN( [Iterations.J234] ) ) / ( 1 + ['a, e, i orbits'.$G$3] * COS( [Iterations.J234] ) ) )" office:value-type="float" office:value="-0.0794759269018766" calcext:value-type="float">
            <text:p>-0.0794759269</text:p>
          </table:table-cell>
          <table:table-cell table:formula="of:=SQRT( ['a, e, i orbits'.$B$6] * ( 2/[Iterations.K234] - 1/['a, e, i orbits'.$G$2] ))" office:value-type="float" office:value="6858.28993958079" calcext:value-type="float">
            <text:p>6,858.29</text:p>
          </table:table-cell>
        </table:table-row>
        <table:table-row table:style-name="ro1">
          <table:table-cell/>
          <table:table-cell table:formula="of:=[Iterations.B234]+[Iterations.$C$3]" office:value-type="float" office:value="4111.83638714447" calcext:value-type="float">
            <text:p>4111.84</text:p>
          </table:table-cell>
          <table:table-cell table:formula="of:=[Iterations.$F$3]*[Iterations.B235]" office:value-type="float" office:value="3.99680398706703" calcext:value-type="float">
            <text:p>3.9968039871</text:p>
          </table:table-cell>
          <table:table-cell table:formula="of:=[Iterations.C235] + 2 * ['a, e, i orbits'.$G$3] * SIN( [Iterations.C235] ) + 1.25 * ['a, e, i orbits'.$G$3] * SIN( 2 * [Iterations.C235] )" office:value-type="float" office:value="3.96964557961517" calcext:value-type="float">
            <text:p>3.9696455796</text:p>
          </table:table-cell>
          <table:table-cell table:formula="of:=( ['a, e, i orbits'.$G$2] * (1 - ['a, e, i orbits'.$G$3]^2) ) / ( 1 + ['a, e, i orbits'.$G$3] * COS([Iterations.D235]) )" office:value-type="float" office:value="7963586.33203322" calcext:value-type="float">
            <text:p>7,963,586.33</text:p>
          </table:table-cell>
          <table:table-cell table:formula="of:=ATAN( ( ['a, e, i orbits'.$G$3] * SIN( [Iterations.D235] ) ) / ( 1 + ['a, e, i orbits'.$G$3] * COS( [Iterations.D235] ) ) )" office:value-type="float" office:value="-0.0788410129213631" calcext:value-type="float">
            <text:p>-0.0788410129</text:p>
          </table:table-cell>
          <table:table-cell table:formula="of:=SQRT( ['a, e, i orbits'.$B$6] * ( 2/[Iterations.E235] - 1/['a, e, i orbits'.$G$2] ))" office:value-type="float" office:value="6852.66692491065" calcext:value-type="float">
            <text:p>6,852.67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RADIANS([Iterations.I235])" office:value-type="float" office:value="3.99680398706701" calcext:value-type="float">
            <text:p>3.9968039871</text:p>
          </table:table-cell>
          <table:table-cell table:formula="of:=( ['a, e, i orbits'.$G$2] * (1 - ['a, e, i orbits'.$G$3]^2) ) / ( 1 + ['a, e, i orbits'.$G$3] * COS([Iterations.J235]) )" office:value-type="float" office:value="7946325.88437449" calcext:value-type="float">
            <text:p>7,946,325.88</text:p>
          </table:table-cell>
          <table:table-cell table:formula="of:=ATAN( ( ['a, e, i orbits'.$G$3] * SIN( [Iterations.J235] ) ) / ( 1 + ['a, e, i orbits'.$G$3] * COS( [Iterations.J235] ) ) )" office:value-type="float" office:value="-0.0805949855069543" calcext:value-type="float">
            <text:p>-0.0805949855</text:p>
          </table:table-cell>
          <table:table-cell table:formula="of:=SQRT( ['a, e, i orbits'.$B$6] * ( 2/[Iterations.K235] - 1/['a, e, i orbits'.$G$2] ))" office:value-type="float" office:value="6868.51415376974" calcext:value-type="float">
            <text:p>6,868.51</text:p>
          </table:table-cell>
        </table:table-row>
        <table:table-row table:style-name="ro1">
          <table:table-cell/>
          <table:table-cell table:formula="of:=[Iterations.B235]+[Iterations.$C$3]" office:value-type="float" office:value="4129.79200455558" calcext:value-type="float">
            <text:p>4129.79</text:p>
          </table:table-cell>
          <table:table-cell table:formula="of:=[Iterations.$F$3]*[Iterations.B236]" office:value-type="float" office:value="4.01425727958697" calcext:value-type="float">
            <text:p>4.0142572796</text:p>
          </table:table-cell>
          <table:table-cell table:formula="of:=[Iterations.C236] + 2 * ['a, e, i orbits'.$G$3] * SIN( [Iterations.C236] ) + 1.25 * ['a, e, i orbits'.$G$3] * SIN( 2 * [Iterations.C236] )" office:value-type="float" office:value="3.9841493600897" calcext:value-type="float">
            <text:p>3.9841493601</text:p>
          </table:table-cell>
          <table:table-cell table:formula="of:=( ['a, e, i orbits'.$G$2] * (1 - ['a, e, i orbits'.$G$3]^2) ) / ( 1 + ['a, e, i orbits'.$G$3] * COS([Iterations.D236]) )" office:value-type="float" office:value="7954411.26037154" calcext:value-type="float">
            <text:p>7,954,411.26</text:p>
          </table:table-cell>
          <table:table-cell table:formula="of:=ATAN( ( ['a, e, i orbits'.$G$3] * SIN( [Iterations.D236] ) ) / ( 1 + ['a, e, i orbits'.$G$3] * COS( [Iterations.D236] ) ) )" office:value-type="float" office:value="-0.0797865263175728" calcext:value-type="float">
            <text:p>-0.0797865263</text:p>
          </table:table-cell>
          <table:table-cell table:formula="of:=SQRT( ['a, e, i orbits'.$B$6] * ( 2/[Iterations.E236] - 1/['a, e, i orbits'.$G$2] ))" office:value-type="float" office:value="6861.08677231853" calcext:value-type="float">
            <text:p>6,861.09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RADIANS([Iterations.I236])" office:value-type="float" office:value="4.01425727958696" calcext:value-type="float">
            <text:p>4.0142572796</text:p>
          </table:table-cell>
          <table:table-cell table:formula="of:=( ['a, e, i orbits'.$G$2] * (1 - ['a, e, i orbits'.$G$3]^2) ) / ( 1 + ['a, e, i orbits'.$G$3] * COS([Iterations.J236]) )" office:value-type="float" office:value="7935055.53821384" calcext:value-type="float">
            <text:p>7,935,055.54</text:p>
          </table:table-cell>
          <table:table-cell table:formula="of:=ATAN( ( ['a, e, i orbits'.$G$3] * SIN( [Iterations.J236] ) ) / ( 1 + ['a, e, i orbits'.$G$3] * COS( [Iterations.J236] ) ) )" office:value-type="float" office:value="-0.0816845739573313" calcext:value-type="float">
            <text:p>-0.081684574</text:p>
          </table:table-cell>
          <table:table-cell table:formula="of:=SQRT( ['a, e, i orbits'.$B$6] * ( 2/[Iterations.K236] - 1/['a, e, i orbits'.$G$2] ))" office:value-type="float" office:value="6878.87913190691" calcext:value-type="float">
            <text:p>6,878.88</text:p>
          </table:table-cell>
        </table:table-row>
        <table:table-row table:style-name="ro1">
          <table:table-cell/>
          <table:table-cell table:formula="of:=[Iterations.B236]+[Iterations.$C$3]" office:value-type="float" office:value="4147.74762196669" calcext:value-type="float">
            <text:p>4147.75</text:p>
          </table:table-cell>
          <table:table-cell table:formula="of:=[Iterations.$F$3]*[Iterations.B237]" office:value-type="float" office:value="4.03171057210691" calcext:value-type="float">
            <text:p>4.0317105721</text:p>
          </table:table-cell>
          <table:table-cell table:formula="of:=[Iterations.C237] + 2 * ['a, e, i orbits'.$G$3] * SIN( [Iterations.C237] ) + 1.25 * ['a, e, i orbits'.$G$3] * SIN( 2 * [Iterations.C237] )" office:value-type="float" office:value="3.99854982990724" calcext:value-type="float">
            <text:p>3.9985498299</text:p>
          </table:table-cell>
          <table:table-cell table:formula="of:=( ['a, e, i orbits'.$G$2] * (1 - ['a, e, i orbits'.$G$3]^2) ) / ( 1 + ['a, e, i orbits'.$G$3] * COS([Iterations.D237]) )" office:value-type="float" office:value="7945204.66855304" calcext:value-type="float">
            <text:p>7,945,204.67</text:p>
          </table:table-cell>
          <table:table-cell table:formula="of:=ATAN( ( ['a, e, i orbits'.$G$3] * SIN( [Iterations.D237] ) ) / ( 1 + ['a, e, i orbits'.$G$3] * COS( [Iterations.D237] ) ) )" office:value-type="float" office:value="-0.0807053073757604" calcext:value-type="float">
            <text:p>-0.0807053074</text:p>
          </table:table-cell>
          <table:table-cell table:formula="of:=SQRT( ['a, e, i orbits'.$B$6] * ( 2/[Iterations.E237] - 1/['a, e, i orbits'.$G$2] ))" office:value-type="float" office:value="6869.54468277353" calcext:value-type="float">
            <text:p>6,869.54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RADIANS([Iterations.I237])" office:value-type="float" office:value="4.0317105721069" calcext:value-type="float">
            <text:p>4.0317105721</text:p>
          </table:table-cell>
          <table:table-cell table:formula="of:=( ['a, e, i orbits'.$G$2] * (1 - ['a, e, i orbits'.$G$3]^2) ) / ( 1 + ['a, e, i orbits'.$G$3] * COS([Iterations.J237]) )" office:value-type="float" office:value="7923651.54914506" calcext:value-type="float">
            <text:p>7,923,651.55</text:p>
          </table:table-cell>
          <table:table-cell table:formula="of:=ATAN( ( ['a, e, i orbits'.$G$3] * SIN( [Iterations.J237] ) ) / ( 1 + ['a, e, i orbits'.$G$3] * COS( [Iterations.J237] ) ) )" office:value-type="float" office:value="-0.0827444295076569" calcext:value-type="float">
            <text:p>-0.0827444295</text:p>
          </table:table-cell>
          <table:table-cell table:formula="of:=SQRT( ['a, e, i orbits'.$B$6] * ( 2/[Iterations.K237] - 1/['a, e, i orbits'.$G$2] ))" office:value-type="float" office:value="6889.38108857625" calcext:value-type="float">
            <text:p>6,889.38</text:p>
          </table:table-cell>
        </table:table-row>
        <table:table-row table:style-name="ro1">
          <table:table-cell/>
          <table:table-cell table:formula="of:=[Iterations.B237]+[Iterations.$C$3]" office:value-type="float" office:value="4165.7032393778" calcext:value-type="float">
            <text:p>4165.70</text:p>
          </table:table-cell>
          <table:table-cell table:formula="of:=[Iterations.$F$3]*[Iterations.B238]" office:value-type="float" office:value="4.04916386462686" calcext:value-type="float">
            <text:p>4.0491638646</text:p>
          </table:table-cell>
          <table:table-cell table:formula="of:=[Iterations.C238] + 2 * ['a, e, i orbits'.$G$3] * SIN( [Iterations.C238] ) + 1.25 * ['a, e, i orbits'.$G$3] * SIN( 2 * [Iterations.C238] )" office:value-type="float" office:value="4.01284867969001" calcext:value-type="float">
            <text:p>4.0128486797</text:p>
          </table:table-cell>
          <table:table-cell table:formula="of:=( ['a, e, i orbits'.$G$2] * (1 - ['a, e, i orbits'.$G$3]^2) ) / ( 1 + ['a, e, i orbits'.$G$3] * COS([Iterations.D238]) )" office:value-type="float" office:value="7935970.15312914" calcext:value-type="float">
            <text:p>7,935,970.15</text:p>
          </table:table-cell>
          <table:table-cell table:formula="of:=ATAN( ( ['a, e, i orbits'.$G$3] * SIN( [Iterations.D238] ) ) / ( 1 + ['a, e, i orbits'.$G$3] * COS( [Iterations.D238] ) ) )" office:value-type="float" office:value="-0.0815977363059173" calcext:value-type="float">
            <text:p>-0.0815977363</text:p>
          </table:table-cell>
          <table:table-cell table:formula="of:=SQRT( ['a, e, i orbits'.$B$6] * ( 2/[Iterations.E238] - 1/['a, e, i orbits'.$G$2] ))" office:value-type="float" office:value="6878.03747515244" calcext:value-type="float">
            <text:p>6,878.04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RADIANS([Iterations.I238])" office:value-type="float" office:value="4.04916386462685" calcext:value-type="float">
            <text:p>4.0491638646</text:p>
          </table:table-cell>
          <table:table-cell table:formula="of:=( ['a, e, i orbits'.$G$2] * (1 - ['a, e, i orbits'.$G$3]^2) ) / ( 1 + ['a, e, i orbits'.$G$3] * COS([Iterations.J238]) )" office:value-type="float" office:value="7912118.66502617" calcext:value-type="float">
            <text:p>7,912,118.67</text:p>
          </table:table-cell>
          <table:table-cell table:formula="of:=ATAN( ( ['a, e, i orbits'.$G$3] * SIN( [Iterations.J238] ) ) / ( 1 + ['a, e, i orbits'.$G$3] * COS( [Iterations.J238] ) ) )" office:value-type="float" office:value="-0.0837743047523722" calcext:value-type="float">
            <text:p>-0.0837743048</text:p>
          </table:table-cell>
          <table:table-cell table:formula="of:=SQRT( ['a, e, i orbits'.$B$6] * ( 2/[Iterations.K238] - 1/['a, e, i orbits'.$G$2] ))" office:value-type="float" office:value="6900.01620669439" calcext:value-type="float">
            <text:p>6,900.02</text:p>
          </table:table-cell>
        </table:table-row>
        <table:table-row table:style-name="ro1">
          <table:table-cell/>
          <table:table-cell table:formula="of:=[Iterations.B238]+[Iterations.$C$3]" office:value-type="float" office:value="4183.65885678891" calcext:value-type="float">
            <text:p>4183.66</text:p>
          </table:table-cell>
          <table:table-cell table:formula="of:=[Iterations.$F$3]*[Iterations.B239]" office:value-type="float" office:value="4.0666171571468" calcext:value-type="float">
            <text:p>4.0666171571</text:p>
          </table:table-cell>
          <table:table-cell table:formula="of:=[Iterations.C239] + 2 * ['a, e, i orbits'.$G$3] * SIN( [Iterations.C239] ) + 1.25 * ['a, e, i orbits'.$G$3] * SIN( 2 * [Iterations.C239] )" office:value-type="float" office:value="4.02704776712963" calcext:value-type="float">
            <text:p>4.0270477671</text:p>
          </table:table-cell>
          <table:table-cell table:formula="of:=( ['a, e, i orbits'.$G$2] * (1 - ['a, e, i orbits'.$G$3]^2) ) / ( 1 + ['a, e, i orbits'.$G$3] * COS([Iterations.D239]) )" office:value-type="float" office:value="7926711.04250261" calcext:value-type="float">
            <text:p>7,926,711.04</text:p>
          </table:table-cell>
          <table:table-cell table:formula="of:=ATAN( ( ['a, e, i orbits'.$G$3] * SIN( [Iterations.D239] ) ) / ( 1 + ['a, e, i orbits'.$G$3] * COS( [Iterations.D239] ) ) )" office:value-type="float" office:value="-0.082464204402452" calcext:value-type="float">
            <text:p>-0.0824642044</text:p>
          </table:table-cell>
          <table:table-cell table:formula="of:=SQRT( ['a, e, i orbits'.$B$6] * ( 2/[Iterations.E239] - 1/['a, e, i orbits'.$G$2] ))" office:value-type="float" office:value="6886.56220196076" calcext:value-type="float">
            <text:p>6,886.56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RADIANS([Iterations.I239])" office:value-type="float" office:value="4.06661715714679" calcext:value-type="float">
            <text:p>4.0666171571</text:p>
          </table:table-cell>
          <table:table-cell table:formula="of:=( ['a, e, i orbits'.$G$2] * (1 - ['a, e, i orbits'.$G$3]^2) ) / ( 1 + ['a, e, i orbits'.$G$3] * COS([Iterations.J239]) )" office:value-type="float" office:value="7900461.65114986" calcext:value-type="float">
            <text:p>7,900,461.65</text:p>
          </table:table-cell>
          <table:table-cell table:formula="of:=ATAN( ( ['a, e, i orbits'.$G$3] * SIN( [Iterations.J239] ) ) / ( 1 + ['a, e, i orbits'.$G$3] * COS( [Iterations.J239] ) ) )" office:value-type="float" office:value="-0.084773967524199" calcext:value-type="float">
            <text:p>-0.0847739675</text:p>
          </table:table-cell>
          <table:table-cell table:formula="of:=SQRT( ['a, e, i orbits'.$B$6] * ( 2/[Iterations.K239] - 1/['a, e, i orbits'.$G$2] ))" office:value-type="float" office:value="6910.78063946787" calcext:value-type="float">
            <text:p>6,910.78</text:p>
          </table:table-cell>
        </table:table-row>
        <table:table-row table:style-name="ro1">
          <table:table-cell/>
          <table:table-cell table:formula="of:=[Iterations.B239]+[Iterations.$C$3]" office:value-type="float" office:value="4201.61447420002" calcext:value-type="float">
            <text:p>4201.61</text:p>
          </table:table-cell>
          <table:table-cell table:formula="of:=[Iterations.$F$3]*[Iterations.B240]" office:value-type="float" office:value="4.08407044966674" calcext:value-type="float">
            <text:p>4.0840704497</text:p>
          </table:table-cell>
          <table:table-cell table:formula="of:=[Iterations.C240] + 2 * ['a, e, i orbits'.$G$3] * SIN( [Iterations.C240] ) + 1.25 * ['a, e, i orbits'.$G$3] * SIN( 2 * [Iterations.C240] )" office:value-type="float" office:value="4.04114911532865" calcext:value-type="float">
            <text:p>4.0411491153</text:p>
          </table:table-cell>
          <table:table-cell table:formula="of:=( ['a, e, i orbits'.$G$2] * (1 - ['a, e, i orbits'.$G$3]^2) ) / ( 1 + ['a, e, i orbits'.$G$3] * COS([Iterations.D240]) )" office:value-type="float" office:value="7917430.39696914" calcext:value-type="float">
            <text:p>7,917,430.40</text:p>
          </table:table-cell>
          <table:table-cell table:formula="of:=ATAN( ( ['a, e, i orbits'.$G$3] * SIN( [Iterations.D240] ) ) / ( 1 + ['a, e, i orbits'.$G$3] * COS( [Iterations.D240] ) ) )" office:value-type="float" office:value="-0.0833051121513945" calcext:value-type="float">
            <text:p>-0.0833051122</text:p>
          </table:table-cell>
          <table:table-cell table:formula="of:=SQRT( ['a, e, i orbits'.$B$6] * ( 2/[Iterations.E240] - 1/['a, e, i orbits'.$G$2] ))" office:value-type="float" office:value="6895.11615042687" calcext:value-type="float">
            <text:p>6,895.12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RADIANS([Iterations.I240])" office:value-type="float" office:value="4.08407044966673" calcext:value-type="float">
            <text:p>4.0840704497</text:p>
          </table:table-cell>
          <table:table-cell table:formula="of:=( ['a, e, i orbits'.$G$2] * (1 - ['a, e, i orbits'.$G$3]^2) ) / ( 1 + ['a, e, i orbits'.$G$3] * COS([Iterations.J240]) )" office:value-type="float" office:value="7888685.28717798" calcext:value-type="float">
            <text:p>7,888,685.29</text:p>
          </table:table-cell>
          <table:table-cell table:formula="of:=ATAN( ( ['a, e, i orbits'.$G$3] * SIN( [Iterations.J240] ) ) / ( 1 + ['a, e, i orbits'.$G$3] * COS( [Iterations.J240] ) ) )" office:value-type="float" office:value="-0.0857432007806694" calcext:value-type="float">
            <text:p>-0.0857432008</text:p>
          </table:table-cell>
          <table:table-cell table:formula="of:=SQRT( ['a, e, i orbits'.$B$6] * ( 2/[Iterations.K240] - 1/['a, e, i orbits'.$G$2] ))" office:value-type="float" office:value="6921.67051233364" calcext:value-type="float">
            <text:p>6,921.67</text:p>
          </table:table-cell>
        </table:table-row>
        <table:table-row table:style-name="ro1">
          <table:table-cell/>
          <table:table-cell table:formula="of:=[Iterations.B240]+[Iterations.$C$3]" office:value-type="float" office:value="4219.57009161114" calcext:value-type="float">
            <text:p>4219.57</text:p>
          </table:table-cell>
          <table:table-cell table:formula="of:=[Iterations.$F$3]*[Iterations.B241]" office:value-type="float" office:value="4.10152374218669" calcext:value-type="float">
            <text:p>4.1015237422</text:p>
          </table:table-cell>
          <table:table-cell table:formula="of:=[Iterations.C241] + 2 * ['a, e, i orbits'.$G$3] * SIN( [Iterations.C241] ) + 1.25 * ['a, e, i orbits'.$G$3] * SIN( 2 * [Iterations.C241] )" office:value-type="float" office:value="4.05515491092713" calcext:value-type="float">
            <text:p>4.0551549109</text:p>
          </table:table-cell>
          <table:table-cell table:formula="of:=( ['a, e, i orbits'.$G$2] * (1 - ['a, e, i orbits'.$G$3]^2) ) / ( 1 + ['a, e, i orbits'.$G$3] * COS([Iterations.D241]) )" office:value-type="float" office:value="7908131.00952281" calcext:value-type="float">
            <text:p>7,908,131.01</text:p>
          </table:table-cell>
          <table:table-cell table:formula="of:=ATAN( ( ['a, e, i orbits'.$G$3] * SIN( [Iterations.D241] ) ) / ( 1 + ['a, e, i orbits'.$G$3] * COS( [Iterations.D241] ) ) )" office:value-type="float" office:value="-0.084120867377343" calcext:value-type="float">
            <text:p>-0.0841208674</text:p>
          </table:table-cell>
          <table:table-cell table:formula="of:=SQRT( ['a, e, i orbits'.$B$6] * ( 2/[Iterations.E241] - 1/['a, e, i orbits'.$G$2] ))" office:value-type="float" office:value="6903.69684292523" calcext:value-type="float">
            <text:p>6,903.70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RADIANS([Iterations.I241])" office:value-type="float" office:value="4.10152374218667" calcext:value-type="float">
            <text:p>4.1015237422</text:p>
          </table:table-cell>
          <table:table-cell table:formula="of:=( ['a, e, i orbits'.$G$2] * (1 - ['a, e, i orbits'.$G$3]^2) ) / ( 1 + ['a, e, i orbits'.$G$3] * COS([Iterations.J241]) )" office:value-type="float" office:value="7876794.36412445" calcext:value-type="float">
            <text:p>7,876,794.36</text:p>
          </table:table-cell>
          <table:table-cell table:formula="of:=ATAN( ( ['a, e, i orbits'.$G$3] * SIN( [Iterations.J241] ) ) / ( 1 + ['a, e, i orbits'.$G$3] * COS( [Iterations.J241] ) ) )" office:value-type="float" office:value="-0.0866818024792394" calcext:value-type="float">
            <text:p>-0.0866818025</text:p>
          </table:table-cell>
          <table:table-cell table:formula="of:=SQRT( ['a, e, i orbits'.$B$6] * ( 2/[Iterations.K241] - 1/['a, e, i orbits'.$G$2] ))" office:value-type="float" office:value="6932.6819248813" calcext:value-type="float">
            <text:p>6,932.68</text:p>
          </table:table-cell>
        </table:table-row>
        <table:table-row table:style-name="ro1">
          <table:table-cell/>
          <table:table-cell table:formula="of:=[Iterations.B241]+[Iterations.$C$3]" office:value-type="float" office:value="4237.52570902225" calcext:value-type="float">
            <text:p>4237.53</text:p>
          </table:table-cell>
          <table:table-cell table:formula="of:=[Iterations.$F$3]*[Iterations.B242]" office:value-type="float" office:value="4.11897703470663" calcext:value-type="float">
            <text:p>4.1189770347</text:p>
          </table:table-cell>
          <table:table-cell table:formula="of:=[Iterations.C242] + 2 * ['a, e, i orbits'.$G$3] * SIN( [Iterations.C242] ) + 1.25 * ['a, e, i orbits'.$G$3] * SIN( 2 * [Iterations.C242] )" office:value-type="float" office:value="4.06906750201647" calcext:value-type="float">
            <text:p>4.069067502</text:p>
          </table:table-cell>
          <table:table-cell table:formula="of:=( ['a, e, i orbits'.$G$2] * (1 - ['a, e, i orbits'.$G$3]^2) ) / ( 1 + ['a, e, i orbits'.$G$3] * COS([Iterations.D242]) )" office:value-type="float" office:value="7898815.40739248" calcext:value-type="float">
            <text:p>7,898,815.41</text:p>
          </table:table-cell>
          <table:table-cell table:formula="of:=ATAN( ( ['a, e, i orbits'.$G$3] * SIN( [Iterations.D242] ) ) / ( 1 + ['a, e, i orbits'.$G$3] * COS( [Iterations.D242] ) ) )" office:value-type="float" office:value="-0.0849118834334471" calcext:value-type="float">
            <text:p>-0.0849118834</text:p>
          </table:table-cell>
          <table:table-cell table:formula="of:=SQRT( ['a, e, i orbits'.$B$6] * ( 2/[Iterations.E242] - 1/['a, e, i orbits'.$G$2] ))" office:value-type="float" office:value="6912.30203675104" calcext:value-type="float">
            <text:p>6,912.30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RADIANS([Iterations.I242])" office:value-type="float" office:value="4.11897703470662" calcext:value-type="float">
            <text:p>4.1189770347</text:p>
          </table:table-cell>
          <table:table-cell table:formula="of:=( ['a, e, i orbits'.$G$2] * (1 - ['a, e, i orbits'.$G$3]^2) ) / ( 1 + ['a, e, i orbits'.$G$3] * COS([Iterations.J242]) )" office:value-type="float" office:value="7864793.68138946" calcext:value-type="float">
            <text:p>7,864,793.68</text:p>
          </table:table-cell>
          <table:table-cell table:formula="of:=ATAN( ( ['a, e, i orbits'.$G$3] * SIN( [Iterations.J242] ) ) / ( 1 + ['a, e, i orbits'.$G$3] * COS( [Iterations.J242] ) ) )" office:value-type="float" office:value="-0.0875895854415301" calcext:value-type="float">
            <text:p>-0.0875895854</text:p>
          </table:table-cell>
          <table:table-cell table:formula="of:=SQRT( ['a, e, i orbits'.$B$6] * ( 2/[Iterations.K242] - 1/['a, e, i orbits'.$G$2] ))" office:value-type="float" office:value="6943.81095275587" calcext:value-type="float">
            <text:p>6,943.81</text:p>
          </table:table-cell>
        </table:table-row>
        <table:table-row table:style-name="ro1">
          <table:table-cell/>
          <table:table-cell table:formula="of:=[Iterations.B242]+[Iterations.$C$3]" office:value-type="float" office:value="4255.48132643336" calcext:value-type="float">
            <text:p>4255.48</text:p>
          </table:table-cell>
          <table:table-cell table:formula="of:=[Iterations.$F$3]*[Iterations.B243]" office:value-type="float" office:value="4.13643032722657" calcext:value-type="float">
            <text:p>4.1364303272</text:p>
          </table:table-cell>
          <table:table-cell table:formula="of:=[Iterations.C243] + 2 * ['a, e, i orbits'.$G$3] * SIN( [Iterations.C243] ) + 1.25 * ['a, e, i orbits'.$G$3] * SIN( 2 * [Iterations.C243] )" office:value-type="float" office:value="4.08288939584281" calcext:value-type="float">
            <text:p>4.0828893958</text:p>
          </table:table-cell>
          <table:table-cell table:formula="of:=( ['a, e, i orbits'.$G$2] * (1 - ['a, e, i orbits'.$G$3]^2) ) / ( 1 + ['a, e, i orbits'.$G$3] * COS([Iterations.D243]) )" office:value-type="float" office:value="7889485.85427559" calcext:value-type="float">
            <text:p>7,889,485.85</text:p>
          </table:table-cell>
          <table:table-cell table:formula="of:=ATAN( ( ['a, e, i orbits'.$G$3] * SIN( [Iterations.D243] ) ) / ( 1 + ['a, e, i orbits'.$G$3] * COS( [Iterations.D243] ) ) )" office:value-type="float" office:value="-0.0856785774372727" calcext:value-type="float">
            <text:p>-0.0856785774</text:p>
          </table:table-cell>
          <table:table-cell table:formula="of:=SQRT( ['a, e, i orbits'.$B$6] * ( 2/[Iterations.E243] - 1/['a, e, i orbits'.$G$2] ))" office:value-type="float" office:value="6920.92972326932" calcext:value-type="float">
            <text:p>6,920.93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RADIANS([Iterations.I243])" office:value-type="float" office:value="4.13643032722656" calcext:value-type="float">
            <text:p>4.1364303272</text:p>
          </table:table-cell>
          <table:table-cell table:formula="of:=( ['a, e, i orbits'.$G$2] * (1 - ['a, e, i orbits'.$G$3]^2) ) / ( 1 + ['a, e, i orbits'.$G$3] * COS([Iterations.J243]) )" office:value-type="float" office:value="7852688.04384751" calcext:value-type="float">
            <text:p>7,852,688.04</text:p>
          </table:table-cell>
          <table:table-cell table:formula="of:=ATAN( ( ['a, e, i orbits'.$G$3] * SIN( [Iterations.J243] ) ) / ( 1 + ['a, e, i orbits'.$G$3] * COS( [Iterations.J243] ) ) )" office:value-type="float" office:value="-0.0884663772072473" calcext:value-type="float">
            <text:p>-0.0884663772</text:p>
          </table:table-cell>
          <table:table-cell table:formula="of:=SQRT( ['a, e, i orbits'.$B$6] * ( 2/[Iterations.K243] - 1/['a, e, i orbits'.$G$2] ))" office:value-type="float" office:value="6955.05364953951" calcext:value-type="float">
            <text:p>6,955.05</text:p>
          </table:table-cell>
        </table:table-row>
        <table:table-row table:style-name="ro1">
          <table:table-cell/>
          <table:table-cell table:formula="of:=[Iterations.B243]+[Iterations.$C$3]" office:value-type="float" office:value="4273.43694384447" calcext:value-type="float">
            <text:p>4273.44</text:p>
          </table:table-cell>
          <table:table-cell table:formula="of:=[Iterations.$F$3]*[Iterations.B244]" office:value-type="float" office:value="4.15388361974652" calcext:value-type="float">
            <text:p>4.1538836197</text:p>
          </table:table-cell>
          <table:table-cell table:formula="of:=[Iterations.C244] + 2 * ['a, e, i orbits'.$G$3] * SIN( [Iterations.C244] ) + 1.25 * ['a, e, i orbits'.$G$3] * SIN( 2 * [Iterations.C244] )" office:value-type="float" office:value="4.09662325630263" calcext:value-type="float">
            <text:p>4.0966232563</text:p>
          </table:table-cell>
          <table:table-cell table:formula="of:=( ['a, e, i orbits'.$G$2] * (1 - ['a, e, i orbits'.$G$3]^2) ) / ( 1 + ['a, e, i orbits'.$G$3] * COS([Iterations.D244]) )" office:value-type="float" office:value="7880144.35323633" calcext:value-type="float">
            <text:p>7,880,144.35</text:p>
          </table:table-cell>
          <table:table-cell table:formula="of:=ATAN( ( ['a, e, i orbits'.$G$3] * SIN( [Iterations.D244] ) ) / ( 1 + ['a, e, i orbits'.$G$3] * COS( [Iterations.D244] ) ) )" office:value-type="float" office:value="-0.0864213685549568" calcext:value-type="float">
            <text:p>-0.0864213686</text:p>
          </table:table-cell>
          <table:table-cell table:formula="of:=SQRT( ['a, e, i orbits'.$B$6] * ( 2/[Iterations.E244] - 1/['a, e, i orbits'.$G$2] ))" office:value-type="float" office:value="6929.5781264623" calcext:value-type="float">
            <text:p>6,929.58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RADIANS([Iterations.I244])" office:value-type="float" office:value="4.1538836197465" calcext:value-type="float">
            <text:p>4.1538836197</text:p>
          </table:table-cell>
          <table:table-cell table:formula="of:=( ['a, e, i orbits'.$G$2] * (1 - ['a, e, i orbits'.$G$3]^2) ) / ( 1 + ['a, e, i orbits'.$G$3] * COS([Iterations.J244]) )" office:value-type="float" office:value="7840482.25899185" calcext:value-type="float">
            <text:p>7,840,482.26</text:p>
          </table:table-cell>
          <table:table-cell table:formula="of:=ATAN( ( ['a, e, i orbits'.$G$3] * SIN( [Iterations.J244] ) ) / ( 1 + ['a, e, i orbits'.$G$3] * COS( [Iterations.J244] ) ) )" office:value-type="float" office:value="-0.0893120198783282" calcext:value-type="float">
            <text:p>-0.0893120199</text:p>
          </table:table-cell>
          <table:table-cell table:formula="of:=SQRT( ['a, e, i orbits'.$B$6] * ( 2/[Iterations.K244] - 1/['a, e, i orbits'.$G$2] ))" office:value-type="float" office:value="6966.40604861131" calcext:value-type="float">
            <text:p>6,966.41</text:p>
          </table:table-cell>
        </table:table-row>
        <table:table-row table:style-name="ro1">
          <table:table-cell/>
          <table:table-cell table:formula="of:=[Iterations.B244]+[Iterations.$C$3]" office:value-type="float" office:value="4291.39256125558" calcext:value-type="float">
            <text:p>4291.39</text:p>
          </table:table-cell>
          <table:table-cell table:formula="of:=[Iterations.$F$3]*[Iterations.B245]" office:value-type="float" office:value="4.17133691226646" calcext:value-type="float">
            <text:p>4.1713369123</text:p>
          </table:table-cell>
          <table:table-cell table:formula="of:=[Iterations.C245] + 2 * ['a, e, i orbits'.$G$3] * SIN( [Iterations.C245] ) + 1.25 * ['a, e, i orbits'.$G$3] * SIN( 2 * [Iterations.C245] )" office:value-type="float" office:value="4.1102719012334" calcext:value-type="float">
            <text:p>4.1102719012</text:p>
          </table:table-cell>
          <table:table-cell table:formula="of:=( ['a, e, i orbits'.$G$2] * (1 - ['a, e, i orbits'.$G$3]^2) ) / ( 1 + ['a, e, i orbits'.$G$3] * COS([Iterations.D245]) )" office:value-type="float" office:value="7870792.65023453" calcext:value-type="float">
            <text:p>7,870,792.65</text:p>
          </table:table-cell>
          <table:table-cell table:formula="of:=ATAN( ( ['a, e, i orbits'.$G$3] * SIN( [Iterations.D245] ) ) / ( 1 + ['a, e, i orbits'.$G$3] * COS( [Iterations.D245] ) ) )" office:value-type="float" office:value="-0.0871406763356545" calcext:value-type="float">
            <text:p>-0.0871406763</text:p>
          </table:table-cell>
          <table:table-cell table:formula="of:=SQRT( ['a, e, i orbits'.$B$6] * ( 2/[Iterations.E245] - 1/['a, e, i orbits'.$G$2] ))" office:value-type="float" office:value="6938.24570089865" calcext:value-type="float">
            <text:p>6,938.25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RADIANS([Iterations.I245])" office:value-type="float" office:value="4.17133691226645" calcext:value-type="float">
            <text:p>4.1713369123</text:p>
          </table:table-cell>
          <table:table-cell table:formula="of:=( ['a, e, i orbits'.$G$2] * (1 - ['a, e, i orbits'.$G$3]^2) ) / ( 1 + ['a, e, i orbits'.$G$3] * COS([Iterations.J245]) )" office:value-type="float" office:value="7828181.13413733" calcext:value-type="float">
            <text:p>7,828,181.13</text:p>
          </table:table-cell>
          <table:table-cell table:formula="of:=ATAN( ( ['a, e, i orbits'.$G$3] * SIN( [Iterations.J245] ) ) / ( 1 + ['a, e, i orbits'.$G$3] * COS( [Iterations.J245] ) ) )" office:value-type="float" office:value="-0.0901263699538641" calcext:value-type="float">
            <text:p>-0.09012637</text:p>
          </table:table-cell>
          <table:table-cell table:formula="of:=SQRT( ['a, e, i orbits'.$B$6] * ( 2/[Iterations.K245] - 1/['a, e, i orbits'.$G$2] ))" office:value-type="float" office:value="6977.86416498378" calcext:value-type="float">
            <text:p>6,977.86</text:p>
          </table:table-cell>
        </table:table-row>
        <table:table-row table:style-name="ro1">
          <table:table-cell/>
          <table:table-cell table:formula="of:=[Iterations.B245]+[Iterations.$C$3]" office:value-type="float" office:value="4309.34817866669" calcext:value-type="float">
            <text:p>4309.35</text:p>
          </table:table-cell>
          <table:table-cell table:formula="of:=[Iterations.$F$3]*[Iterations.B246]" office:value-type="float" office:value="4.1887902047864" calcext:value-type="float">
            <text:p>4.1887902048</text:p>
          </table:table-cell>
          <table:table-cell table:formula="of:=[Iterations.C246] + 2 * ['a, e, i orbits'.$G$3] * SIN( [Iterations.C246] ) + 1.25 * ['a, e, i orbits'.$G$3] * SIN( 2 * [Iterations.C246] )" office:value-type="float" office:value="4.12383829950257" calcext:value-type="float">
            <text:p>4.1238382995</text:p>
          </table:table-cell>
          <table:table-cell table:formula="of:=( ['a, e, i orbits'.$G$2] * (1 - ['a, e, i orbits'.$G$3]^2) ) / ( 1 + ['a, e, i orbits'.$G$3] * COS([Iterations.D246]) )" office:value-type="float" office:value="7861432.23825261" calcext:value-type="float">
            <text:p>7,861,432.24</text:p>
          </table:table-cell>
          <table:table-cell table:formula="of:=ATAN( ( ['a, e, i orbits'.$G$3] * SIN( [Iterations.D246] ) ) / ( 1 + ['a, e, i orbits'.$G$3] * COS( [Iterations.D246] ) ) )" office:value-type="float" office:value="-0.0878369190978989" calcext:value-type="float">
            <text:p>-0.0878369191</text:p>
          </table:table-cell>
          <table:table-cell table:formula="of:=SQRT( ['a, e, i orbits'.$B$6] * ( 2/[Iterations.E246] - 1/['a, e, i orbits'.$G$2] ))" office:value-type="float" office:value="6946.93112914883" calcext:value-type="float">
            <text:p>6,946.9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ADIANS([Iterations.I246])" office:value-type="float" office:value="4.18879020478639" calcext:value-type="float">
            <text:p>4.1887902048</text:p>
          </table:table-cell>
          <table:table-cell table:formula="of:=( ['a, e, i orbits'.$G$2] * (1 - ['a, e, i orbits'.$G$3]^2) ) / ( 1 + ['a, e, i orbits'.$G$3] * COS([Iterations.J246]) )" office:value-type="float" office:value="7815789.47368421" calcext:value-type="float">
            <text:p>7,815,789.47</text:p>
          </table:table-cell>
          <table:table-cell table:formula="of:=ATAN( ( ['a, e, i orbits'.$G$3] * SIN( [Iterations.J246] ) ) / ( 1 + ['a, e, i orbits'.$G$3] * COS( [Iterations.J246] ) ) )" office:value-type="float" office:value="-0.0909092981563468" calcext:value-type="float">
            <text:p>-0.0909092982</text:p>
          </table:table-cell>
          <table:table-cell table:formula="of:=SQRT( ['a, e, i orbits'.$B$6] * ( 2/[Iterations.K246] - 1/['a, e, i orbits'.$G$2] ))" office:value-type="float" office:value="6989.42399711506" calcext:value-type="float">
            <text:p>6,989.42</text:p>
          </table:table-cell>
        </table:table-row>
        <table:table-row table:style-name="ro1">
          <table:table-cell/>
          <table:table-cell table:formula="of:=[Iterations.B246]+[Iterations.$C$3]" office:value-type="float" office:value="4327.3037960778" calcext:value-type="float">
            <text:p>4327.30</text:p>
          </table:table-cell>
          <table:table-cell table:formula="of:=[Iterations.$F$3]*[Iterations.B247]" office:value-type="float" office:value="4.20624349730635" calcext:value-type="float">
            <text:p>4.2062434973</text:p>
          </table:table-cell>
          <table:table-cell table:formula="of:=[Iterations.C247] + 2 * ['a, e, i orbits'.$G$3] * SIN( [Iterations.C247] ) + 1.25 * ['a, e, i orbits'.$G$3] * SIN( 2 * [Iterations.C247] )" office:value-type="float" office:value="4.13732556789802" calcext:value-type="float">
            <text:p>4.1373255679</text:p>
          </table:table-cell>
          <table:table-cell table:formula="of:=( ['a, e, i orbits'.$G$2] * (1 - ['a, e, i orbits'.$G$3]^2) ) / ( 1 + ['a, e, i orbits'.$G$3] * COS([Iterations.D247]) )" office:value-type="float" office:value="7852064.36198809" calcext:value-type="float">
            <text:p>7,852,064.36</text:p>
          </table:table-cell>
          <table:table-cell table:formula="of:=ATAN( ( ['a, e, i orbits'.$G$3] * SIN( [Iterations.D247] ) ) / ( 1 + ['a, e, i orbits'.$G$3] * COS( [Iterations.D247] ) ) )" office:value-type="float" office:value="-0.0885105123691309" calcext:value-type="float">
            <text:p>-0.0885105124</text:p>
          </table:table-cell>
          <table:table-cell table:formula="of:=SQRT( ['a, e, i orbits'.$B$6] * ( 2/[Iterations.E247] - 1/['a, e, i orbits'.$G$2] ))" office:value-type="float" office:value="6955.63331867032" calcext:value-type="float">
            <text:p>6,955.63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RADIANS([Iterations.I247])" office:value-type="float" office:value="4.20624349730633" calcext:value-type="float">
            <text:p>4.2062434973</text:p>
          </table:table-cell>
          <table:table-cell table:formula="of:=( ['a, e, i orbits'.$G$2] * (1 - ['a, e, i orbits'.$G$3]^2) ) / ( 1 + ['a, e, i orbits'.$G$3] * COS([Iterations.J247]) )" office:value-type="float" office:value="7803312.07644447" calcext:value-type="float">
            <text:p>7,803,312.08</text:p>
          </table:table-cell>
          <table:table-cell table:formula="of:=ATAN( ( ['a, e, i orbits'.$G$3] * SIN( [Iterations.J247] ) ) / ( 1 + ['a, e, i orbits'.$G$3] * COS( [Iterations.J247] ) ) )" office:value-type="float" office:value="-0.0916606892497819" calcext:value-type="float">
            <text:p>-0.0916606892</text:p>
          </table:table-cell>
          <table:table-cell table:formula="of:=SQRT( ['a, e, i orbits'.$B$6] * ( 2/[Iterations.K247] - 1/['a, e, i orbits'.$G$2] ))" office:value-type="float" office:value="7001.08152869597" calcext:value-type="float">
            <text:p>7,001.08</text:p>
          </table:table-cell>
        </table:table-row>
        <table:table-row table:style-name="ro1">
          <table:table-cell/>
          <table:table-cell table:formula="of:=[Iterations.B247]+[Iterations.$C$3]" office:value-type="float" office:value="4345.25941348891" calcext:value-type="float">
            <text:p>4345.26</text:p>
          </table:table-cell>
          <table:table-cell table:formula="of:=[Iterations.$F$3]*[Iterations.B248]" office:value-type="float" office:value="4.22369678982629" calcext:value-type="float">
            <text:p>4.2236967898</text:p>
          </table:table-cell>
          <table:table-cell table:formula="of:=[Iterations.C248] + 2 * ['a, e, i orbits'.$G$3] * SIN( [Iterations.C248] ) + 1.25 * ['a, e, i orbits'.$G$3] * SIN( 2 * [Iterations.C248] )" office:value-type="float" office:value="4.15073696782388" calcext:value-type="float">
            <text:p>4.1507369678</text:p>
          </table:table-cell>
          <table:table-cell table:formula="of:=( ['a, e, i orbits'.$G$2] * (1 - ['a, e, i orbits'.$G$3]^2) ) / ( 1 + ['a, e, i orbits'.$G$3] * COS([Iterations.D248]) )" office:value-type="float" office:value="7842690.02307994" calcext:value-type="float">
            <text:p>7,842,690.02</text:p>
          </table:table-cell>
          <table:table-cell table:formula="of:=ATAN( ( ['a, e, i orbits'.$G$3] * SIN( [Iterations.D248] ) ) / ( 1 + ['a, e, i orbits'.$G$3] * COS( [Iterations.D248] ) ) )" office:value-type="float" office:value="-0.0891618673793338" calcext:value-type="float">
            <text:p>-0.0891618674</text:p>
          </table:table-cell>
          <table:table-cell table:formula="of:=SQRT( ['a, e, i orbits'.$B$6] * ( 2/[Iterations.E248] - 1/['a, e, i orbits'.$G$2] ))" office:value-type="float" office:value="6964.3513981864" calcext:value-type="float">
            <text:p>6,964.35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RADIANS([Iterations.I248])" office:value-type="float" office:value="4.22369678982628" calcext:value-type="float">
            <text:p>4.2236967898</text:p>
          </table:table-cell>
          <table:table-cell table:formula="of:=( ['a, e, i orbits'.$G$2] * (1 - ['a, e, i orbits'.$G$3]^2) ) / ( 1 + ['a, e, i orbits'.$G$3] * COS([Iterations.J248]) )" office:value-type="float" office:value="7790753.73303269" calcext:value-type="float">
            <text:p>7,790,753.73</text:p>
          </table:table-cell>
          <table:table-cell table:formula="of:=ATAN( ( ['a, e, i orbits'.$G$3] * SIN( [Iterations.J248] ) ) / ( 1 + ['a, e, i orbits'.$G$3] * COS( [Iterations.J248] ) ) )" office:value-type="float" office:value="-0.0923804418502086" calcext:value-type="float">
            <text:p>-0.0923804419</text:p>
          </table:table-cell>
          <table:table-cell table:formula="of:=SQRT( ['a, e, i orbits'.$B$6] * ( 2/[Iterations.K248] - 1/['a, e, i orbits'.$G$2] ))" office:value-type="float" office:value="7012.83273041079" calcext:value-type="float">
            <text:p>7,012.83</text:p>
          </table:table-cell>
        </table:table-row>
        <table:table-row table:style-name="ro1">
          <table:table-cell/>
          <table:table-cell table:formula="of:=[Iterations.B248]+[Iterations.$C$3]" office:value-type="float" office:value="4363.21503090002" calcext:value-type="float">
            <text:p>4363.22</text:p>
          </table:table-cell>
          <table:table-cell table:formula="of:=[Iterations.$F$3]*[Iterations.B249]" office:value-type="float" office:value="4.24115008234623" calcext:value-type="float">
            <text:p>4.2411500823</text:p>
          </table:table-cell>
          <table:table-cell table:formula="of:=[Iterations.C249] + 2 * ['a, e, i orbits'.$G$3] * SIN( [Iterations.C249] ) + 1.25 * ['a, e, i orbits'.$G$3] * SIN( 2 * [Iterations.C249] )" office:value-type="float" office:value="4.16407590180543" calcext:value-type="float">
            <text:p>4.1640759018</text:p>
          </table:table-cell>
          <table:table-cell table:formula="of:=( ['a, e, i orbits'.$G$2] * (1 - ['a, e, i orbits'.$G$3]^2) ) / ( 1 + ['a, e, i orbits'.$G$3] * COS([Iterations.D249]) )" office:value-type="float" office:value="7833309.98583793" calcext:value-type="float">
            <text:p>7,833,309.99</text:p>
          </table:table-cell>
          <table:table-cell table:formula="of:=ATAN( ( ['a, e, i orbits'.$G$3] * SIN( [Iterations.D249] ) ) / ( 1 + ['a, e, i orbits'.$G$3] * COS( [Iterations.D249] ) ) )" office:value-type="float" office:value="-0.0897913896094016" calcext:value-type="float">
            <text:p>-0.0897913896</text:p>
          </table:table-cell>
          <table:table-cell table:formula="of:=SQRT( ['a, e, i orbits'.$B$6] * ( 2/[Iterations.E249] - 1/['a, e, i orbits'.$G$2] ))" office:value-type="float" office:value="6973.08471358197" calcext:value-type="float">
            <text:p>6,973.08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RADIANS([Iterations.I249])" office:value-type="float" office:value="4.24115008234622" calcext:value-type="float">
            <text:p>4.2411500823</text:p>
          </table:table-cell>
          <table:table-cell table:formula="of:=( ['a, e, i orbits'.$G$2] * (1 - ['a, e, i orbits'.$G$3]^2) ) / ( 1 + ['a, e, i orbits'.$G$3] * COS([Iterations.J249]) )" office:value-type="float" office:value="7778119.22332302" calcext:value-type="float">
            <text:p>7,778,119.22</text:p>
          </table:table-cell>
          <table:table-cell table:formula="of:=ATAN( ( ['a, e, i orbits'.$G$3] * SIN( [Iterations.J249] ) ) / ( 1 + ['a, e, i orbits'.$G$3] * COS( [Iterations.J249] ) ) )" office:value-type="float" office:value="-0.0930684682291597" calcext:value-type="float">
            <text:p>-0.0930684682</text:p>
          </table:table-cell>
          <table:table-cell table:formula="of:=SQRT( ['a, e, i orbits'.$B$6] * ( 2/[Iterations.K249] - 1/['a, e, i orbits'.$G$2] ))" office:value-type="float" office:value="7024.67356167119" calcext:value-type="float">
            <text:p>7,024.67</text:p>
          </table:table-cell>
        </table:table-row>
        <table:table-row table:style-name="ro1">
          <table:table-cell/>
          <table:table-cell table:formula="of:=[Iterations.B249]+[Iterations.$C$3]" office:value-type="float" office:value="4381.17064831114" calcext:value-type="float">
            <text:p>4381.17</text:p>
          </table:table-cell>
          <table:table-cell table:formula="of:=[Iterations.$F$3]*[Iterations.B250]" office:value-type="float" office:value="4.25860337486618" calcext:value-type="float">
            <text:p>4.2586033749</text:p>
          </table:table-cell>
          <table:table-cell table:formula="of:=[Iterations.C250] + 2 * ['a, e, i orbits'.$G$3] * SIN( [Iterations.C250] ) + 1.25 * ['a, e, i orbits'.$G$3] * SIN( 2 * [Iterations.C250] )" office:value-type="float" office:value="4.17734590980718" calcext:value-type="float">
            <text:p>4.1773459098</text:p>
          </table:table-cell>
          <table:table-cell table:formula="of:=( ['a, e, i orbits'.$G$2] * (1 - ['a, e, i orbits'.$G$3]^2) ) / ( 1 + ['a, e, i orbits'.$G$3] * COS([Iterations.D250]) )" office:value-type="float" office:value="7823924.78344511" calcext:value-type="float">
            <text:p>7,823,924.78</text:p>
          </table:table-cell>
          <table:table-cell table:formula="of:=ATAN( ( ['a, e, i orbits'.$G$3] * SIN( [Iterations.D250] ) ) / ( 1 + ['a, e, i orbits'.$G$3] * COS( [Iterations.D250] ) ) )" office:value-type="float" office:value="-0.0903994773945966" calcext:value-type="float">
            <text:p>-0.0903994774</text:p>
          </table:table-cell>
          <table:table-cell table:formula="of:=SQRT( ['a, e, i orbits'.$B$6] * ( 2/[Iterations.E250] - 1/['a, e, i orbits'.$G$2] ))" office:value-type="float" office:value="6981.83282333911" calcext:value-type="float">
            <text:p>6,981.83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RADIANS([Iterations.I250])" office:value-type="float" office:value="4.25860337486616" calcext:value-type="float">
            <text:p>4.2586033749</text:p>
          </table:table-cell>
          <table:table-cell table:formula="of:=( ['a, e, i orbits'.$G$2] * (1 - ['a, e, i orbits'.$G$3]^2) ) / ( 1 + ['a, e, i orbits'.$G$3] * COS([Iterations.J250]) )" office:value-type="float" office:value="7765413.31397379" calcext:value-type="float">
            <text:p>7,765,413.31</text:p>
          </table:table-cell>
          <table:table-cell table:formula="of:=ATAN( ( ['a, e, i orbits'.$G$3] * SIN( [Iterations.J250] ) ) / ( 1 + ['a, e, i orbits'.$G$3] * COS( [Iterations.J250] ) ) )" office:value-type="float" office:value="-0.0937246941105875" calcext:value-type="float">
            <text:p>-0.0937246941</text:p>
          </table:table-cell>
          <table:table-cell table:formula="of:=SQRT( ['a, e, i orbits'.$B$6] * ( 2/[Iterations.K250] - 1/['a, e, i orbits'.$G$2] ))" office:value-type="float" office:value="7036.5999723223" calcext:value-type="float">
            <text:p>7,036.60</text:p>
          </table:table-cell>
        </table:table-row>
        <table:table-row table:style-name="ro1">
          <table:table-cell/>
          <table:table-cell table:formula="of:=[Iterations.B250]+[Iterations.$C$3]" office:value-type="float" office:value="4399.12626572225" calcext:value-type="float">
            <text:p>4399.13</text:p>
          </table:table-cell>
          <table:table-cell table:formula="of:=[Iterations.$F$3]*[Iterations.B251]" office:value-type="float" office:value="4.27605666738612" calcext:value-type="float">
            <text:p>4.2760566674</text:p>
          </table:table-cell>
          <table:table-cell table:formula="of:=[Iterations.C251] + 2 * ['a, e, i orbits'.$G$3] * SIN( [Iterations.C251] ) + 1.25 * ['a, e, i orbits'.$G$3] * SIN( 2 * [Iterations.C251] )" office:value-type="float" office:value="4.19055066536866" calcext:value-type="float">
            <text:p>4.1905506654</text:p>
          </table:table-cell>
          <table:table-cell table:formula="of:=( ['a, e, i orbits'.$G$2] * (1 - ['a, e, i orbits'.$G$3]^2) ) / ( 1 + ['a, e, i orbits'.$G$3] * COS([Iterations.D251]) )" office:value-type="float" office:value="7814534.72460457" calcext:value-type="float">
            <text:p>7,814,534.72</text:p>
          </table:table-cell>
          <table:table-cell table:formula="of:=ATAN( ( ['a, e, i orbits'.$G$3] * SIN( [Iterations.D251] ) ) / ( 1 + ['a, e, i orbits'.$G$3] * COS( [Iterations.D251] ) ) )" office:value-type="float" office:value="-0.0909865205832113" calcext:value-type="float">
            <text:p>-0.0909865206</text:p>
          </table:table-cell>
          <table:table-cell table:formula="of:=SQRT( ['a, e, i orbits'.$B$6] * ( 2/[Iterations.E251] - 1/['a, e, i orbits'.$G$2] ))" office:value-type="float" office:value="6990.59549353479" calcext:value-type="float">
            <text:p>6,990.6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RADIANS([Iterations.I251])" office:value-type="float" office:value="4.27605666738611" calcext:value-type="float">
            <text:p>4.2760566674</text:p>
          </table:table-cell>
          <table:table-cell table:formula="of:=( ['a, e, i orbits'.$G$2] * (1 - ['a, e, i orbits'.$G$3]^2) ) / ( 1 + ['a, e, i orbits'.$G$3] * COS([Iterations.J251]) )" office:value-type="float" office:value="7752640.75602097" calcext:value-type="float">
            <text:p>7,752,640.76</text:p>
          </table:table-cell>
          <table:table-cell table:formula="of:=ATAN( ( ['a, e, i orbits'.$G$3] * SIN( [Iterations.J251] ) ) / ( 1 + ['a, e, i orbits'.$G$3] * COS( [Iterations.J251] ) ) )" office:value-type="float" office:value="-0.0943490584617738" calcext:value-type="float">
            <text:p>-0.0943490585</text:p>
          </table:table-cell>
          <table:table-cell table:formula="of:=SQRT( ['a, e, i orbits'.$B$6] * ( 2/[Iterations.K251] - 1/['a, e, i orbits'.$G$2] ))" office:value-type="float" office:value="7048.60790432049" calcext:value-type="float">
            <text:p>7,048.61</text:p>
          </table:table-cell>
        </table:table-row>
        <table:table-row table:style-name="ro1">
          <table:table-cell/>
          <table:table-cell table:formula="of:=[Iterations.B251]+[Iterations.$C$3]" office:value-type="float" office:value="4417.08188313336" calcext:value-type="float">
            <text:p>4417.08</text:p>
          </table:table-cell>
          <table:table-cell table:formula="of:=[Iterations.$F$3]*[Iterations.B252]" office:value-type="float" office:value="4.29350995990606" calcext:value-type="float">
            <text:p>4.2935099599</text:p>
          </table:table-cell>
          <table:table-cell table:formula="of:=[Iterations.C252] + 2 * ['a, e, i orbits'.$G$3] * SIN( [Iterations.C252] ) + 1.25 * ['a, e, i orbits'.$G$3] * SIN( 2 * [Iterations.C252] )" office:value-type="float" office:value="4.20369397156222" calcext:value-type="float">
            <text:p>4.2036939716</text:p>
          </table:table-cell>
          <table:table-cell table:formula="of:=( ['a, e, i orbits'.$G$2] * (1 - ['a, e, i orbits'.$G$3]^2) ) / ( 1 + ['a, e, i orbits'.$G$3] * COS([Iterations.D252]) )" office:value-type="float" office:value="7805139.90060279" calcext:value-type="float">
            <text:p>7,805,139.90</text:p>
          </table:table-cell>
          <table:table-cell table:formula="of:=ATAN( ( ['a, e, i orbits'.$G$3] * SIN( [Iterations.D252] ) ) / ( 1 + ['a, e, i orbits'.$G$3] * COS( [Iterations.D252] ) ) )" office:value-type="float" office:value="-0.0915528992503339" calcext:value-type="float">
            <text:p>-0.0915528993</text:p>
          </table:table-cell>
          <table:table-cell table:formula="of:=SQRT( ['a, e, i orbits'.$B$6] * ( 2/[Iterations.E252] - 1/['a, e, i orbits'.$G$2] ))" office:value-type="float" office:value="6999.37269242224" calcext:value-type="float">
            <text:p>6,999.37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RADIANS([Iterations.I252])" office:value-type="float" office:value="4.29350995990605" calcext:value-type="float">
            <text:p>4.2935099599</text:p>
          </table:table-cell>
          <table:table-cell table:formula="of:=( ['a, e, i orbits'.$G$2] * (1 - ['a, e, i orbits'.$G$3]^2) ) / ( 1 + ['a, e, i orbits'.$G$3] * COS([Iterations.J252]) )" office:value-type="float" office:value="7739806.2825418" calcext:value-type="float">
            <text:p>7,739,806.28</text:p>
          </table:table-cell>
          <table:table-cell table:formula="of:=ATAN( ( ['a, e, i orbits'.$G$3] * SIN( [Iterations.J252] ) ) / ( 1 + ['a, e, i orbits'.$G$3] * COS( [Iterations.J252] ) ) )" office:value-type="float" office:value="-0.0949415132787347" calcext:value-type="float">
            <text:p>-0.0949415133</text:p>
          </table:table-cell>
          <table:table-cell table:formula="of:=SQRT( ['a, e, i orbits'.$B$6] * ( 2/[Iterations.K252] - 1/['a, e, i orbits'.$G$2] ))" office:value-type="float" office:value="7060.69329338202" calcext:value-type="float">
            <text:p>7,060.69</text:p>
          </table:table-cell>
        </table:table-row>
        <table:table-row table:style-name="ro1">
          <table:table-cell/>
          <table:table-cell table:formula="of:=[Iterations.B252]+[Iterations.$C$3]" office:value-type="float" office:value="4435.03750054447" calcext:value-type="float">
            <text:p>4435.04</text:p>
          </table:table-cell>
          <table:table-cell table:formula="of:=[Iterations.$F$3]*[Iterations.B253]" office:value-type="float" office:value="4.31096325242601" calcext:value-type="float">
            <text:p>4.3109632524</text:p>
          </table:table-cell>
          <table:table-cell table:formula="of:=[Iterations.C253] + 2 * ['a, e, i orbits'.$G$3] * SIN( [Iterations.C253] ) + 1.25 * ['a, e, i orbits'.$G$3] * SIN( 2 * [Iterations.C253] )" office:value-type="float" office:value="4.21677975677785" calcext:value-type="float">
            <text:p>4.2167797568</text:p>
          </table:table-cell>
          <table:table-cell table:formula="of:=( ['a, e, i orbits'.$G$2] * (1 - ['a, e, i orbits'.$G$3]^2) ) / ( 1 + ['a, e, i orbits'.$G$3] * COS([Iterations.D253]) )" office:value-type="float" office:value="7795740.19276325" calcext:value-type="float">
            <text:p>7,795,740.19</text:p>
          </table:table-cell>
          <table:table-cell table:formula="of:=ATAN( ( ['a, e, i orbits'.$G$3] * SIN( [Iterations.D253] ) ) / ( 1 + ['a, e, i orbits'.$G$3] * COS( [Iterations.D253] ) ) )" office:value-type="float" office:value="-0.0920989824664266" calcext:value-type="float">
            <text:p>-0.0920989825</text:p>
          </table:table-cell>
          <table:table-cell table:formula="of:=SQRT( ['a, e, i orbits'.$B$6] * ( 2/[Iterations.E253] - 1/['a, e, i orbits'.$G$2] ))" office:value-type="float" office:value="7008.16458461694" calcext:value-type="float">
            <text:p>7,008.16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RADIANS([Iterations.I253])" office:value-type="float" office:value="4.31096325242599" calcext:value-type="float">
            <text:p>4.3109632524</text:p>
          </table:table-cell>
          <table:table-cell table:formula="of:=( ['a, e, i orbits'.$G$2] * (1 - ['a, e, i orbits'.$G$3]^2) ) / ( 1 + ['a, e, i orbits'.$G$3] * COS([Iterations.J253]) )" office:value-type="float" office:value="7726914.60638948" calcext:value-type="float">
            <text:p>7,726,914.61</text:p>
          </table:table-cell>
          <table:table-cell table:formula="of:=ATAN( ( ['a, e, i orbits'.$G$3] * SIN( [Iterations.J253] ) ) / ( 1 + ['a, e, i orbits'.$G$3] * COS( [Iterations.J253] ) ) )" office:value-type="float" office:value="-0.0955020233666188" calcext:value-type="float">
            <text:p>-0.0955020234</text:p>
          </table:table-cell>
          <table:table-cell table:formula="of:=SQRT( ['a, e, i orbits'.$B$6] * ( 2/[Iterations.K253] - 1/['a, e, i orbits'.$G$2] ))" office:value-type="float" office:value="7072.85207060225" calcext:value-type="float">
            <text:p>7,072.85</text:p>
          </table:table-cell>
        </table:table-row>
        <table:table-row table:style-name="ro1">
          <table:table-cell/>
          <table:table-cell table:formula="of:=[Iterations.B253]+[Iterations.$C$3]" office:value-type="float" office:value="4452.99311795558" calcext:value-type="float">
            <text:p>4452.99</text:p>
          </table:table-cell>
          <table:table-cell table:formula="of:=[Iterations.$F$3]*[Iterations.B254]" office:value-type="float" office:value="4.32841654494595" calcext:value-type="float">
            <text:p>4.3284165449</text:p>
          </table:table-cell>
          <table:table-cell table:formula="of:=[Iterations.C254] + 2 * ['a, e, i orbits'.$G$3] * SIN( [Iterations.C254] ) + 1.25 * ['a, e, i orbits'.$G$3] * SIN( 2 * [Iterations.C254] )" office:value-type="float" office:value="4.22981207033997" calcext:value-type="float">
            <text:p>4.2298120703</text:p>
          </table:table-cell>
          <table:table-cell table:formula="of:=( ['a, e, i orbits'.$G$2] * (1 - ['a, e, i orbits'.$G$3]^2) ) / ( 1 + ['a, e, i orbits'.$G$3] * COS([Iterations.D254]) )" office:value-type="float" office:value="7786335.28026494" calcext:value-type="float">
            <text:p>7,786,335.28</text:p>
          </table:table-cell>
          <table:table-cell table:formula="of:=ATAN( ( ['a, e, i orbits'.$G$3] * SIN( [Iterations.D254] ) ) / ( 1 + ['a, e, i orbits'.$G$3] * COS( [Iterations.D254] ) ) )" office:value-type="float" office:value="-0.092625127120277" calcext:value-type="float">
            <text:p>-0.0926251271</text:p>
          </table:table-cell>
          <table:table-cell table:formula="of:=SQRT( ['a, e, i orbits'.$B$6] * ( 2/[Iterations.E254] - 1/['a, e, i orbits'.$G$2] ))" office:value-type="float" office:value="7016.97152490702" calcext:value-type="float">
            <text:p>7,016.97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RADIANS([Iterations.I254])" office:value-type="float" office:value="4.32841654494594" calcext:value-type="float">
            <text:p>4.3284165449</text:p>
          </table:table-cell>
          <table:table-cell table:formula="of:=( ['a, e, i orbits'.$G$2] * (1 - ['a, e, i orbits'.$G$3]^2) ) / ( 1 + ['a, e, i orbits'.$G$3] * COS([Iterations.J254]) )" office:value-type="float" office:value="7713970.4179998" calcext:value-type="float">
            <text:p>7,713,970.42</text:p>
          </table:table-cell>
          <table:table-cell table:formula="of:=ATAN( ( ['a, e, i orbits'.$G$3] * SIN( [Iterations.J254] ) ) / ( 1 + ['a, e, i orbits'.$G$3] * COS( [Iterations.J254] ) ) )" office:value-type="float" office:value="-0.096030566115587" calcext:value-type="float">
            <text:p>-0.0960305661</text:p>
          </table:table-cell>
          <table:table-cell table:formula="of:=SQRT( ['a, e, i orbits'.$B$6] * ( 2/[Iterations.K254] - 1/['a, e, i orbits'.$G$2] ))" office:value-type="float" office:value="7085.08016404467" calcext:value-type="float">
            <text:p>7,085.08</text:p>
          </table:table-cell>
        </table:table-row>
        <table:table-row table:style-name="ro1">
          <table:table-cell/>
          <table:table-cell table:formula="of:=[Iterations.B254]+[Iterations.$C$3]" office:value-type="float" office:value="4470.94873536669" calcext:value-type="float">
            <text:p>4470.95</text:p>
          </table:table-cell>
          <table:table-cell table:formula="of:=[Iterations.$F$3]*[Iterations.B255]" office:value-type="float" office:value="4.34586983746589" calcext:value-type="float">
            <text:p>4.3458698375</text:p>
          </table:table-cell>
          <table:table-cell table:formula="of:=[Iterations.C255] + 2 * ['a, e, i orbits'.$G$3] * SIN( [Iterations.C255] ) + 1.25 * ['a, e, i orbits'.$G$3] * SIN( 2 * [Iterations.C255] )" office:value-type="float" office:value="4.24279507796131" calcext:value-type="float">
            <text:p>4.242795078</text:p>
          </table:table-cell>
          <table:table-cell table:formula="of:=( ['a, e, i orbits'.$G$2] * (1 - ['a, e, i orbits'.$G$3]^2) ) / ( 1 + ['a, e, i orbits'.$G$3] * COS([Iterations.D255]) )" office:value-type="float" office:value="7776924.64830211" calcext:value-type="float">
            <text:p>7,776,924.65</text:p>
          </table:table-cell>
          <table:table-cell table:formula="of:=ATAN( ( ['a, e, i orbits'.$G$3] * SIN( [Iterations.D255] ) ) / ( 1 + ['a, e, i orbits'.$G$3] * COS( [Iterations.D255] ) ) )" office:value-type="float" office:value="-0.0931316767957449" calcext:value-type="float">
            <text:p>-0.0931316768</text:p>
          </table:table-cell>
          <table:table-cell table:formula="of:=SQRT( ['a, e, i orbits'.$B$6] * ( 2/[Iterations.E255] - 1/['a, e, i orbits'.$G$2] ))" office:value-type="float" office:value="7025.79405170745" calcext:value-type="float">
            <text:p>7,025.79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RADIANS([Iterations.I255])" office:value-type="float" office:value="4.34586983746588" calcext:value-type="float">
            <text:p>4.3458698375</text:p>
          </table:table-cell>
          <table:table-cell table:formula="of:=( ['a, e, i orbits'.$G$2] * (1 - ['a, e, i orbits'.$G$3]^2) ) / ( 1 + ['a, e, i orbits'.$G$3] * COS([Iterations.J255]) )" office:value-type="float" office:value="7700978.38327053" calcext:value-type="float">
            <text:p>7,700,978.38</text:p>
          </table:table-cell>
          <table:table-cell table:formula="of:=ATAN( ( ['a, e, i orbits'.$G$3] * SIN( [Iterations.J255] ) ) / ( 1 + ['a, e, i orbits'.$G$3] * COS( [Iterations.J255] ) ) )" office:value-type="float" office:value="-0.0965271312726524" calcext:value-type="float">
            <text:p>-0.0965271313</text:p>
          </table:table-cell>
          <table:table-cell table:formula="of:=SQRT( ['a, e, i orbits'.$B$6] * ( 2/[Iterations.K255] - 1/['a, e, i orbits'.$G$2] ))" office:value-type="float" office:value="7097.37350029958" calcext:value-type="float">
            <text:p>7,097.37</text:p>
          </table:table-cell>
        </table:table-row>
        <table:table-row table:style-name="ro1">
          <table:table-cell/>
          <table:table-cell table:formula="of:=[Iterations.B255]+[Iterations.$C$3]" office:value-type="float" office:value="4488.9043527778" calcext:value-type="float">
            <text:p>4488.90</text:p>
          </table:table-cell>
          <table:table-cell table:formula="of:=[Iterations.$F$3]*[Iterations.B256]" office:value-type="float" office:value="4.36332312998584" calcext:value-type="float">
            <text:p>4.36332313</text:p>
          </table:table-cell>
          <table:table-cell table:formula="of:=[Iterations.C256] + 2 * ['a, e, i orbits'.$G$3] * SIN( [Iterations.C256] ) + 1.25 * ['a, e, i orbits'.$G$3] * SIN( 2 * [Iterations.C256] )" office:value-type="float" office:value="4.25573305703947" calcext:value-type="float">
            <text:p>4.255733057</text:p>
          </table:table-cell>
          <table:table-cell table:formula="of:=( ['a, e, i orbits'.$G$2] * (1 - ['a, e, i orbits'.$G$3]^2) ) / ( 1 + ['a, e, i orbits'.$G$3] * COS([Iterations.D256]) )" office:value-type="float" office:value="7767507.59656261" calcext:value-type="float">
            <text:p>7,767,507.60</text:p>
          </table:table-cell>
          <table:table-cell table:formula="of:=ATAN( ( ['a, e, i orbits'.$G$3] * SIN( [Iterations.D256] ) ) / ( 1 + ['a, e, i orbits'.$G$3] * COS( [Iterations.D256] ) ) )" office:value-type="float" office:value="-0.0936189607016295" calcext:value-type="float">
            <text:p>-0.0936189607</text:p>
          </table:table-cell>
          <table:table-cell table:formula="of:=SQRT( ['a, e, i orbits'.$B$6] * ( 2/[Iterations.E256] - 1/['a, e, i orbits'.$G$2] ))" office:value-type="float" office:value="7034.63288017603" calcext:value-type="float">
            <text:p>7,034.63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RADIANS([Iterations.I256])" office:value-type="float" office:value="4.36332312998582" calcext:value-type="float">
            <text:p>4.36332313</text:p>
          </table:table-cell>
          <table:table-cell table:formula="of:=( ['a, e, i orbits'.$G$2] * (1 - ['a, e, i orbits'.$G$3]^2) ) / ( 1 + ['a, e, i orbits'.$G$3] * COS([Iterations.J256]) )" office:value-type="float" office:value="7687943.14151402" calcext:value-type="float">
            <text:p>7,687,943.14</text:p>
          </table:table-cell>
          <table:table-cell table:formula="of:=ATAN( ( ['a, e, i orbits'.$G$3] * SIN( [Iterations.J256] ) ) / ( 1 + ['a, e, i orbits'.$G$3] * COS( [Iterations.J256] ) ) )" office:value-type="float" office:value="-0.0969917207099456" calcext:value-type="float">
            <text:p>-0.0969917207</text:p>
          </table:table-cell>
          <table:table-cell table:formula="of:=SQRT( ['a, e, i orbits'.$B$6] * ( 2/[Iterations.K256] - 1/['a, e, i orbits'.$G$2] ))" office:value-type="float" office:value="7109.72800601189" calcext:value-type="float">
            <text:p>7,109.73</text:p>
          </table:table-cell>
        </table:table-row>
        <table:table-row table:style-name="ro1">
          <table:table-cell/>
          <table:table-cell table:formula="of:=[Iterations.B256]+[Iterations.$C$3]" office:value-type="float" office:value="4506.85997018891" calcext:value-type="float">
            <text:p>4506.86</text:p>
          </table:table-cell>
          <table:table-cell table:formula="of:=[Iterations.$F$3]*[Iterations.B257]" office:value-type="float" office:value="4.38077642250578" calcext:value-type="float">
            <text:p>4.3807764225</text:p>
          </table:table-cell>
          <table:table-cell table:formula="of:=[Iterations.C257] + 2 * ['a, e, i orbits'.$G$3] * SIN( [Iterations.C257] ) + 1.25 * ['a, e, i orbits'.$G$3] * SIN( 2 * [Iterations.C257] )" office:value-type="float" office:value="4.26863039180162" calcext:value-type="float">
            <text:p>4.2686303918</text:p>
          </table:table-cell>
          <table:table-cell table:formula="of:=( ['a, e, i orbits'.$G$2] * (1 - ['a, e, i orbits'.$G$3]^2) ) / ( 1 + ['a, e, i orbits'.$G$3] * COS([Iterations.D257]) )" office:value-type="float" office:value="7758083.24800355" calcext:value-type="float">
            <text:p>7,758,083.25</text:p>
          </table:table-cell>
          <table:table-cell table:formula="of:=ATAN( ( ['a, e, i orbits'.$G$3] * SIN( [Iterations.D257] ) ) / ( 1 + ['a, e, i orbits'.$G$3] * COS( [Iterations.D257] ) ) )" office:value-type="float" office:value="-0.0940872926539055" calcext:value-type="float">
            <text:p>-0.0940872927</text:p>
          </table:table-cell>
          <table:table-cell table:formula="of:=SQRT( ['a, e, i orbits'.$B$6] * ( 2/[Iterations.E257] - 1/['a, e, i orbits'.$G$2] ))" office:value-type="float" office:value="7043.48889500845" calcext:value-type="float">
            <text:p>7,043.49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RADIANS([Iterations.I257])" office:value-type="float" office:value="4.38077642250577" calcext:value-type="float">
            <text:p>4.3807764225</text:p>
          </table:table-cell>
          <table:table-cell table:formula="of:=( ['a, e, i orbits'.$G$2] * (1 - ['a, e, i orbits'.$G$3]^2) ) / ( 1 + ['a, e, i orbits'.$G$3] * COS([Iterations.J257]) )" office:value-type="float" office:value="7674869.3034835" calcext:value-type="float">
            <text:p>7,674,869.30</text:p>
          </table:table-cell>
          <table:table-cell table:formula="of:=ATAN( ( ['a, e, i orbits'.$G$3] * SIN( [Iterations.J257] ) ) / ( 1 + ['a, e, i orbits'.$G$3] * COS( [Iterations.J257] ) ) )" office:value-type="float" office:value="-0.0974243481898568" calcext:value-type="float">
            <text:p>-0.0974243482</text:p>
          </table:table-cell>
          <table:table-cell table:formula="of:=SQRT( ['a, e, i orbits'.$B$6] * ( 2/[Iterations.K257] - 1/['a, e, i orbits'.$G$2] ))" office:value-type="float" office:value="7122.13960937789" calcext:value-type="float">
            <text:p>7,122.14</text:p>
          </table:table-cell>
        </table:table-row>
        <table:table-row table:style-name="ro1">
          <table:table-cell/>
          <table:table-cell table:formula="of:=[Iterations.B257]+[Iterations.$C$3]" office:value-type="float" office:value="4524.81558760003" calcext:value-type="float">
            <text:p>4524.82</text:p>
          </table:table-cell>
          <table:table-cell table:formula="of:=[Iterations.$F$3]*[Iterations.B258]" office:value-type="float" office:value="4.39822971502572" calcext:value-type="float">
            <text:p>4.398229715</text:p>
          </table:table-cell>
          <table:table-cell table:formula="of:=[Iterations.C258] + 2 * ['a, e, i orbits'.$G$3] * SIN( [Iterations.C258] ) + 1.25 * ['a, e, i orbits'.$G$3] * SIN( 2 * [Iterations.C258] )" office:value-type="float" office:value="4.28149156830325" calcext:value-type="float">
            <text:p>4.2814915683</text:p>
          </table:table-cell>
          <table:table-cell table:formula="of:=( ['a, e, i orbits'.$G$2] * (1 - ['a, e, i orbits'.$G$3]^2) ) / ( 1 + ['a, e, i orbits'.$G$3] * COS([Iterations.D258]) )" office:value-type="float" office:value="7748650.55790452" calcext:value-type="float">
            <text:p>7,748,650.56</text:p>
          </table:table-cell>
          <table:table-cell table:formula="of:=ATAN( ( ['a, e, i orbits'.$G$3] * SIN( [Iterations.D258] ) ) / ( 1 + ['a, e, i orbits'.$G$3] * COS( [Iterations.D258] ) ) )" office:value-type="float" office:value="-0.0945369701095255" calcext:value-type="float">
            <text:p>-0.0945369701</text:p>
          </table:table-cell>
          <table:table-cell table:formula="of:=SQRT( ['a, e, i orbits'.$B$6] * ( 2/[Iterations.E258] - 1/['a, e, i orbits'.$G$2] ))" office:value-type="float" office:value="7052.36314292877" calcext:value-type="float">
            <text:p>7,052.36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RADIANS([Iterations.I258])" office:value-type="float" office:value="4.39822971502571" calcext:value-type="float">
            <text:p>4.398229715</text:p>
          </table:table-cell>
          <table:table-cell table:formula="of:=( ['a, e, i orbits'.$G$2] * (1 - ['a, e, i orbits'.$G$3]^2) ) / ( 1 + ['a, e, i orbits'.$G$3] * COS([Iterations.J258]) )" office:value-type="float" office:value="7661761.44947341" calcext:value-type="float">
            <text:p>7,661,761.45</text:p>
          </table:table-cell>
          <table:table-cell table:formula="of:=ATAN( ( ['a, e, i orbits'.$G$3] * SIN( [Iterations.J258] ) ) / ( 1 + ['a, e, i orbits'.$G$3] * COS( [Iterations.J258] ) ) )" office:value-type="float" office:value="-0.0978250391274949" calcext:value-type="float">
            <text:p>-0.0978250391</text:p>
          </table:table-cell>
          <table:table-cell table:formula="of:=SQRT( ['a, e, i orbits'.$B$6] * ( 2/[Iterations.K258] - 1/['a, e, i orbits'.$G$2] ))" office:value-type="float" office:value="7134.60424161061" calcext:value-type="float">
            <text:p>7,134.60</text:p>
          </table:table-cell>
        </table:table-row>
        <table:table-row table:style-name="ro1">
          <table:table-cell/>
          <table:table-cell table:formula="of:=[Iterations.B258]+[Iterations.$C$3]" office:value-type="float" office:value="4542.77120501114" calcext:value-type="float">
            <text:p>4542.77</text:p>
          </table:table-cell>
          <table:table-cell table:formula="of:=[Iterations.$F$3]*[Iterations.B259]" office:value-type="float" office:value="4.41568300754567" calcext:value-type="float">
            <text:p>4.4156830075</text:p>
          </table:table-cell>
          <table:table-cell table:formula="of:=[Iterations.C259] + 2 * ['a, e, i orbits'.$G$3] * SIN( [Iterations.C259] ) + 1.25 * ['a, e, i orbits'.$G$3] * SIN( 2 * [Iterations.C259] )" office:value-type="float" office:value="4.2943211692869" calcext:value-type="float">
            <text:p>4.2943211693</text:p>
          </table:table-cell>
          <table:table-cell table:formula="of:=( ['a, e, i orbits'.$G$2] * (1 - ['a, e, i orbits'.$G$3]^2) ) / ( 1 + ['a, e, i orbits'.$G$3] * COS([Iterations.D259]) )" office:value-type="float" office:value="7739208.32317957" calcext:value-type="float">
            <text:p>7,739,208.32</text:p>
          </table:table-cell>
          <table:table-cell table:formula="of:=ATAN( ( ['a, e, i orbits'.$G$3] * SIN( [Iterations.D259] ) ) / ( 1 + ['a, e, i orbits'.$G$3] * COS( [Iterations.D259] ) ) )" office:value-type="float" office:value="-0.0949682732509596" calcext:value-type="float">
            <text:p>-0.0949682733</text:p>
          </table:table-cell>
          <table:table-cell table:formula="of:=SQRT( ['a, e, i orbits'.$B$6] * ( 2/[Iterations.E259] - 1/['a, e, i orbits'.$G$2] ))" office:value-type="float" office:value="7061.25682489052" calcext:value-type="float">
            <text:p>7,061.26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RADIANS([Iterations.I259])" office:value-type="float" office:value="4.41568300754565" calcext:value-type="float">
            <text:p>4.4156830075</text:p>
          </table:table-cell>
          <table:table-cell table:formula="of:=( ['a, e, i orbits'.$G$2] * (1 - ['a, e, i orbits'.$G$3]^2) ) / ( 1 + ['a, e, i orbits'.$G$3] * COS([Iterations.J259]) )" office:value-type="float" office:value="7648624.12749388" calcext:value-type="float">
            <text:p>7,648,624.13</text:p>
          </table:table-cell>
          <table:table-cell table:formula="of:=ATAN( ( ['a, e, i orbits'.$G$3] * SIN( [Iterations.J259] ) ) / ( 1 + ['a, e, i orbits'.$G$3] * COS( [Iterations.J259] ) ) )" office:value-type="float" office:value="-0.0981938303508898" calcext:value-type="float">
            <text:p>-0.0981938304</text:p>
          </table:table-cell>
          <table:table-cell table:formula="of:=SQRT( ['a, e, i orbits'.$B$6] * ( 2/[Iterations.K259] - 1/['a, e, i orbits'.$G$2] ))" office:value-type="float" office:value="7147.11783837376" calcext:value-type="float">
            <text:p>7,147.12</text:p>
          </table:table-cell>
        </table:table-row>
        <table:table-row table:style-name="ro1">
          <table:table-cell/>
          <table:table-cell table:formula="of:=[Iterations.B259]+[Iterations.$C$3]" office:value-type="float" office:value="4560.72682242225" calcext:value-type="float">
            <text:p>4560.73</text:p>
          </table:table-cell>
          <table:table-cell table:formula="of:=[Iterations.$F$3]*[Iterations.B260]" office:value-type="float" office:value="4.43313630006561" calcext:value-type="float">
            <text:p>4.4331363001</text:p>
          </table:table-cell>
          <table:table-cell table:formula="of:=[Iterations.C260] + 2 * ['a, e, i orbits'.$G$3] * SIN( [Iterations.C260] ) + 1.25 * ['a, e, i orbits'.$G$3] * SIN( 2 * [Iterations.C260] )" office:value-type="float" office:value="4.30712386890709" calcext:value-type="float">
            <text:p>4.3071238689</text:p>
          </table:table-cell>
          <table:table-cell table:formula="of:=( ['a, e, i orbits'.$G$2] * (1 - ['a, e, i orbits'.$G$3]^2) ) / ( 1 + ['a, e, i orbits'.$G$3] * COS([Iterations.D260]) )" office:value-type="float" office:value="7729755.1919306" calcext:value-type="float">
            <text:p>7,729,755.19</text:p>
          </table:table-cell>
          <table:table-cell table:formula="of:=ATAN( ( ['a, e, i orbits'.$G$3] * SIN( [Iterations.D260] ) ) / ( 1 + ['a, e, i orbits'.$G$3] * COS( [Iterations.D260] ) ) )" office:value-type="float" office:value="-0.095381464120642" calcext:value-type="float">
            <text:p>-0.0953814641</text:p>
          </table:table-cell>
          <table:table-cell table:formula="of:=SQRT( ['a, e, i orbits'.$B$6] * ( 2/[Iterations.E260] - 1/['a, e, i orbits'.$G$2] ))" office:value-type="float" office:value="7070.17128800266" calcext:value-type="float">
            <text:p>7,070.17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RADIANS([Iterations.I260])" office:value-type="float" office:value="4.4331363000656" calcext:value-type="float">
            <text:p>4.4331363001</text:p>
          </table:table-cell>
          <table:table-cell table:formula="of:=( ['a, e, i orbits'.$G$2] * (1 - ['a, e, i orbits'.$G$3]^2) ) / ( 1 + ['a, e, i orbits'.$G$3] * COS([Iterations.J260]) )" office:value-type="float" office:value="7635461.85151944" calcext:value-type="float">
            <text:p>7,635,461.85</text:p>
          </table:table-cell>
          <table:table-cell table:formula="of:=ATAN( ( ['a, e, i orbits'.$G$3] * SIN( [Iterations.J260] ) ) / ( 1 + ['a, e, i orbits'.$G$3] * COS( [Iterations.J260] ) ) )" office:value-type="float" office:value="-0.0985307698593478" calcext:value-type="float">
            <text:p>-0.0985307699</text:p>
          </table:table-cell>
          <table:table-cell table:formula="of:=SQRT( ['a, e, i orbits'.$B$6] * ( 2/[Iterations.K260] - 1/['a, e, i orbits'.$G$2] ))" office:value-type="float" office:value="7159.67634118397" calcext:value-type="float">
            <text:p>7,159.68</text:p>
          </table:table-cell>
        </table:table-row>
        <table:table-row table:style-name="ro1">
          <table:table-cell/>
          <table:table-cell table:formula="of:=[Iterations.B260]+[Iterations.$C$3]" office:value-type="float" office:value="4578.68243983336" calcext:value-type="float">
            <text:p>4578.68</text:p>
          </table:table-cell>
          <table:table-cell table:formula="of:=[Iterations.$F$3]*[Iterations.B261]" office:value-type="float" office:value="4.45058959258556" calcext:value-type="float">
            <text:p>4.4505895926</text:p>
          </table:table-cell>
          <table:table-cell table:formula="of:=[Iterations.C261] + 2 * ['a, e, i orbits'.$G$3] * SIN( [Iterations.C261] ) + 1.25 * ['a, e, i orbits'.$G$3] * SIN( 2 * [Iterations.C261] )" office:value-type="float" office:value="4.31990442732774" calcext:value-type="float">
            <text:p>4.3199044273</text:p>
          </table:table-cell>
          <table:table-cell table:formula="of:=( ['a, e, i orbits'.$G$2] * (1 - ['a, e, i orbits'.$G$3]^2) ) / ( 1 + ['a, e, i orbits'.$G$3] * COS([Iterations.D261]) )" office:value-type="float" office:value="7720289.67322605" calcext:value-type="float">
            <text:p>7,720,289.67</text:p>
          </table:table-cell>
          <table:table-cell table:formula="of:=ATAN( ( ['a, e, i orbits'.$G$3] * SIN( [Iterations.D261] ) ) / ( 1 + ['a, e, i orbits'.$G$3] * COS( [Iterations.D261] ) ) )" office:value-type="float" office:value="-0.0957767858045119" calcext:value-type="float">
            <text:p>-0.0957767858</text:p>
          </table:table-cell>
          <table:table-cell table:formula="of:=SQRT( ['a, e, i orbits'.$B$6] * ( 2/[Iterations.E261] - 1/['a, e, i orbits'.$G$2] ))" office:value-type="float" office:value="7079.10801719396" calcext:value-type="float">
            <text:p>7,079.11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RADIANS([Iterations.I261])" office:value-type="float" office:value="4.45058959258554" calcext:value-type="float">
            <text:p>4.4505895926</text:p>
          </table:table-cell>
          <table:table-cell table:formula="of:=( ['a, e, i orbits'.$G$2] * (1 - ['a, e, i orbits'.$G$3]^2) ) / ( 1 + ['a, e, i orbits'.$G$3] * COS([Iterations.J261]) )" office:value-type="float" office:value="7622279.09981182" calcext:value-type="float">
            <text:p>7,622,279.10</text:p>
          </table:table-cell>
          <table:table-cell table:formula="of:=ATAN( ( ['a, e, i orbits'.$G$3] * SIN( [Iterations.J261] ) ) / ( 1 + ['a, e, i orbits'.$G$3] * COS( [Iterations.J261] ) ) )" office:value-type="float" office:value="-0.0988359165803597" calcext:value-type="float">
            <text:p>-0.0988359166</text:p>
          </table:table-cell>
          <table:table-cell table:formula="of:=SQRT( ['a, e, i orbits'.$B$6] * ( 2/[Iterations.K261] - 1/['a, e, i orbits'.$G$2] ))" office:value-type="float" office:value="7172.27569878136" calcext:value-type="float">
            <text:p>7,172.28</text:p>
          </table:table-cell>
        </table:table-row>
        <table:table-row table:style-name="ro1">
          <table:table-cell/>
          <table:table-cell table:formula="of:=[Iterations.B261]+[Iterations.$C$3]" office:value-type="float" office:value="4596.63805724447" calcext:value-type="float">
            <text:p>4596.64</text:p>
          </table:table-cell>
          <table:table-cell table:formula="of:=[Iterations.$F$3]*[Iterations.B262]" office:value-type="float" office:value="4.4680428851055" calcext:value-type="float">
            <text:p>4.4680428851</text:p>
          </table:table-cell>
          <table:table-cell table:formula="of:=[Iterations.C262] + 2 * ['a, e, i orbits'.$G$3] * SIN( [Iterations.C262] ) + 1.25 * ['a, e, i orbits'.$G$3] * SIN( 2 * [Iterations.C262] )" office:value-type="float" office:value="4.33266768519853" calcext:value-type="float">
            <text:p>4.3326676852</text:p>
          </table:table-cell>
          <table:table-cell table:formula="of:=( ['a, e, i orbits'.$G$2] * (1 - ['a, e, i orbits'.$G$3]^2) ) / ( 1 + ['a, e, i orbits'.$G$3] * COS([Iterations.D262]) )" office:value-type="float" office:value="7710810.1470896" calcext:value-type="float">
            <text:p>7,710,810.15</text:p>
          </table:table-cell>
          <table:table-cell table:formula="of:=ATAN( ( ['a, e, i orbits'.$G$3] * SIN( [Iterations.D262] ) ) / ( 1 + ['a, e, i orbits'.$G$3] * COS( [Iterations.D262] ) ) )" office:value-type="float" office:value="-0.0961544616638745" calcext:value-type="float">
            <text:p>-0.0961544617</text:p>
          </table:table-cell>
          <table:table-cell table:formula="of:=SQRT( ['a, e, i orbits'.$B$6] * ( 2/[Iterations.E262] - 1/['a, e, i orbits'.$G$2] ))" office:value-type="float" office:value="7088.06862662802" calcext:value-type="float">
            <text:p>7,088.07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RADIANS([Iterations.I262])" office:value-type="float" office:value="4.46804288510548" calcext:value-type="float">
            <text:p>4.4680428851</text:p>
          </table:table-cell>
          <table:table-cell table:formula="of:=( ['a, e, i orbits'.$G$2] * (1 - ['a, e, i orbits'.$G$3]^2) ) / ( 1 + ['a, e, i orbits'.$G$3] * COS([Iterations.J262]) )" office:value-type="float" office:value="7609080.31331677" calcext:value-type="float">
            <text:p>7,609,080.31</text:p>
          </table:table-cell>
          <table:table-cell table:formula="of:=ATAN( ( ['a, e, i orbits'.$G$3] * SIN( [Iterations.J262] ) ) / ( 1 + ['a, e, i orbits'.$G$3] * COS( [Iterations.J262] ) ) )" office:value-type="float" office:value="-0.099109340125443" calcext:value-type="float">
            <text:p>-0.0991093401</text:p>
          </table:table-cell>
          <table:table-cell table:formula="of:=SQRT( ['a, e, i orbits'.$B$6] * ( 2/[Iterations.K262] - 1/['a, e, i orbits'.$G$2] ))" office:value-type="float" office:value="7184.91186846834" calcext:value-type="float">
            <text:p>7,184.91</text:p>
          </table:table-cell>
        </table:table-row>
        <table:table-row table:style-name="ro1">
          <table:table-cell/>
          <table:table-cell table:formula="of:=[Iterations.B262]+[Iterations.$C$3]" office:value-type="float" office:value="4614.59367465558" calcext:value-type="float">
            <text:p>4614.59</text:p>
          </table:table-cell>
          <table:table-cell table:formula="of:=[Iterations.$F$3]*[Iterations.B263]" office:value-type="float" office:value="4.48549617762544" calcext:value-type="float">
            <text:p>4.4854961776</text:p>
          </table:table-cell>
          <table:table-cell table:formula="of:=[Iterations.C263] + 2 * ['a, e, i orbits'.$G$3] * SIN( [Iterations.C263] ) + 1.25 * ['a, e, i orbits'.$G$3] * SIN( 2 * [Iterations.C263] )" office:value-type="float" office:value="4.34541855801703" calcext:value-type="float">
            <text:p>4.345418558</text:p>
          </table:table-cell>
          <table:table-cell table:formula="of:=( ['a, e, i orbits'.$G$2] * (1 - ['a, e, i orbits'.$G$3]^2) ) / ( 1 + ['a, e, i orbits'.$G$3] * COS([Iterations.D263]) )" office:value-type="float" office:value="7701314.87468506" calcext:value-type="float">
            <text:p>7,701,314.87</text:p>
          </table:table-cell>
          <table:table-cell table:formula="of:=ATAN( ( ['a, e, i orbits'.$G$3] * SIN( [Iterations.D263] ) ) / ( 1 + ['a, e, i orbits'.$G$3] * COS( [Iterations.D263] ) ) )" office:value-type="float" office:value="-0.0965146946148697" calcext:value-type="float">
            <text:p>-0.0965146946</text:p>
          </table:table-cell>
          <table:table-cell table:formula="of:=SQRT( ['a, e, i orbits'.$B$6] * ( 2/[Iterations.E263] - 1/['a, e, i orbits'.$G$2] ))" office:value-type="float" office:value="7097.0548508805" calcext:value-type="float">
            <text:p>7,097.05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RADIANS([Iterations.I263])" office:value-type="float" office:value="4.48549617762543" calcext:value-type="float">
            <text:p>4.4854961776</text:p>
          </table:table-cell>
          <table:table-cell table:formula="of:=( ['a, e, i orbits'.$G$2] * (1 - ['a, e, i orbits'.$G$3]^2) ) / ( 1 + ['a, e, i orbits'.$G$3] * COS([Iterations.J263]) )" office:value-type="float" office:value="7595869.89413444" calcext:value-type="float">
            <text:p>7,595,869.89</text:p>
          </table:table-cell>
          <table:table-cell table:formula="of:=ATAN( ( ['a, e, i orbits'.$G$3] * SIN( [Iterations.J263] ) ) / ( 1 + ['a, e, i orbits'.$G$3] * COS( [Iterations.J263] ) ) )" office:value-type="float" office:value="-0.0993511205452855" calcext:value-type="float">
            <text:p>-0.0993511205</text:p>
          </table:table-cell>
          <table:table-cell table:formula="of:=SQRT( ['a, e, i orbits'.$B$6] * ( 2/[Iterations.K263] - 1/['a, e, i orbits'.$G$2] ))" office:value-type="float" office:value="7197.58081741678" calcext:value-type="float">
            <text:p>7,197.58</text:p>
          </table:table-cell>
        </table:table-row>
        <table:table-row table:style-name="ro1">
          <table:table-cell/>
          <table:table-cell table:formula="of:=[Iterations.B263]+[Iterations.$C$3]" office:value-type="float" office:value="4632.54929206669" calcext:value-type="float">
            <text:p>4632.55</text:p>
          </table:table-cell>
          <table:table-cell table:formula="of:=[Iterations.$F$3]*[Iterations.B264]" office:value-type="float" office:value="4.50294947014539" calcext:value-type="float">
            <text:p>4.5029494701</text:p>
          </table:table-cell>
          <table:table-cell table:formula="of:=[Iterations.C264] + 2 * ['a, e, i orbits'.$G$3] * SIN( [Iterations.C264] ) + 1.25 * ['a, e, i orbits'.$G$3] * SIN( 2 * [Iterations.C264] )" office:value-type="float" office:value="4.3581620303831" calcext:value-type="float">
            <text:p>4.3581620304</text:p>
          </table:table-cell>
          <table:table-cell table:formula="of:=( ['a, e, i orbits'.$G$2] * (1 - ['a, e, i orbits'.$G$3]^2) ) / ( 1 + ['a, e, i orbits'.$G$3] * COS([Iterations.D264]) )" office:value-type="float" office:value="7691802.00868422" calcext:value-type="float">
            <text:p>7,691,802.01</text:p>
          </table:table-cell>
          <table:table-cell table:formula="of:=ATAN( ( ['a, e, i orbits'.$G$3] * SIN( [Iterations.D264] ) ) / ( 1 + ['a, e, i orbits'.$G$3] * COS( [Iterations.D264] ) ) )" office:value-type="float" office:value="-0.0968576664549075" calcext:value-type="float">
            <text:p>-0.0968576665</text:p>
          </table:table-cell>
          <table:table-cell table:formula="of:=SQRT( ['a, e, i orbits'.$B$6] * ( 2/[Iterations.E264] - 1/['a, e, i orbits'.$G$2] ))" office:value-type="float" office:value="7106.06853588932" calcext:value-type="float">
            <text:p>7,106.07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RADIANS([Iterations.I264])" office:value-type="float" office:value="4.50294947014537" calcext:value-type="float">
            <text:p>4.5029494701</text:p>
          </table:table-cell>
          <table:table-cell table:formula="of:=( ['a, e, i orbits'.$G$2] * (1 - ['a, e, i orbits'.$G$3]^2) ) / ( 1 + ['a, e, i orbits'.$G$3] * COS([Iterations.J264]) )" office:value-type="float" office:value="7582652.20406298" calcext:value-type="float">
            <text:p>7,582,652.20</text:p>
          </table:table-cell>
          <table:table-cell table:formula="of:=ATAN( ( ['a, e, i orbits'.$G$3] * SIN( [Iterations.J264] ) ) / ( 1 + ['a, e, i orbits'.$G$3] * COS( [Iterations.J264] ) ) )" office:value-type="float" office:value="-0.0995613480845451" calcext:value-type="float">
            <text:p>-0.0995613481</text:p>
          </table:table-cell>
          <table:table-cell table:formula="of:=SQRT( ['a, e, i orbits'.$B$6] * ( 2/[Iterations.K264] - 1/['a, e, i orbits'.$G$2] ))" office:value-type="float" office:value="7210.27852394346" calcext:value-type="float">
            <text:p>7,210.28</text:p>
          </table:table-cell>
        </table:table-row>
        <table:table-row table:style-name="ro1">
          <table:table-cell/>
          <table:table-cell table:formula="of:=[Iterations.B264]+[Iterations.$C$3]" office:value-type="float" office:value="4650.5049094778" calcext:value-type="float">
            <text:p>4650.50</text:p>
          </table:table-cell>
          <table:table-cell table:formula="of:=[Iterations.$F$3]*[Iterations.B265]" office:value-type="float" office:value="4.52040276266533" calcext:value-type="float">
            <text:p>4.5204027627</text:p>
          </table:table-cell>
          <table:table-cell table:formula="of:=[Iterations.C265] + 2 * ['a, e, i orbits'.$G$3] * SIN( [Iterations.C265] ) + 1.25 * ['a, e, i orbits'.$G$3] * SIN( 2 * [Iterations.C265] )" office:value-type="float" office:value="4.37090315015278" calcext:value-type="float">
            <text:p>4.3709031502</text:p>
          </table:table-cell>
          <table:table-cell table:formula="of:=( ['a, e, i orbits'.$G$2] * (1 - ['a, e, i orbits'.$G$3]^2) ) / ( 1 + ['a, e, i orbits'.$G$3] * COS([Iterations.D265]) )" office:value-type="float" office:value="7682269.60380563" calcext:value-type="float">
            <text:p>7,682,269.60</text:p>
          </table:table-cell>
          <table:table-cell table:formula="of:=ATAN( ( ['a, e, i orbits'.$G$3] * SIN( [Iterations.D265] ) ) / ( 1 + ['a, e, i orbits'.$G$3] * COS( [Iterations.D265] ) ) )" office:value-type="float" office:value="-0.0971835372355243" calcext:value-type="float">
            <text:p>-0.0971835372</text:p>
          </table:table-cell>
          <table:table-cell table:formula="of:=SQRT( ['a, e, i orbits'.$B$6] * ( 2/[Iterations.E265] - 1/['a, e, i orbits'.$G$2] ))" office:value-type="float" office:value="7115.11162968752" calcext:value-type="float">
            <text:p>7,115.1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RADIANS([Iterations.I265])" office:value-type="float" office:value="4.52040276266531" calcext:value-type="float">
            <text:p>4.5204027627</text:p>
          </table:table-cell>
          <table:table-cell table:formula="of:=( ['a, e, i orbits'.$G$2] * (1 - ['a, e, i orbits'.$G$3]^2) ) / ( 1 + ['a, e, i orbits'.$G$3] * COS([Iterations.J265]) )" office:value-type="float" office:value="7569431.56321485" calcext:value-type="float">
            <text:p>7,569,431.56</text:p>
          </table:table-cell>
          <table:table-cell table:formula="of:=ATAN( ( ['a, e, i orbits'.$G$3] * SIN( [Iterations.J265] ) ) / ( 1 + ['a, e, i orbits'.$G$3] * COS( [Iterations.J265] ) ) )" office:value-type="float" office:value="-0.0997401229366425" calcext:value-type="float">
            <text:p>-0.0997401229</text:p>
          </table:table-cell>
          <table:table-cell table:formula="of:=SQRT( ['a, e, i orbits'.$B$6] * ( 2/[Iterations.K265] - 1/['a, e, i orbits'.$G$2] ))" office:value-type="float" office:value="7223.00097875404" calcext:value-type="float">
            <text:p>7,223.00</text:p>
          </table:table-cell>
        </table:table-row>
        <table:table-row table:style-name="ro1">
          <table:table-cell/>
          <table:table-cell table:formula="of:=[Iterations.B265]+[Iterations.$C$3]" office:value-type="float" office:value="4668.46052688892" calcext:value-type="float">
            <text:p>4668.46</text:p>
          </table:table-cell>
          <table:table-cell table:formula="of:=[Iterations.$F$3]*[Iterations.B266]" office:value-type="float" office:value="4.53785605518527" calcext:value-type="float">
            <text:p>4.5378560552</text:p>
          </table:table-cell>
          <table:table-cell table:formula="of:=[Iterations.C266] + 2 * ['a, e, i orbits'.$G$3] * SIN( [Iterations.C266] ) + 1.25 * ['a, e, i orbits'.$G$3] * SIN( 2 * [Iterations.C266] )" office:value-type="float" office:value="4.38364702249854" calcext:value-type="float">
            <text:p>4.3836470225</text:p>
          </table:table-cell>
          <table:table-cell table:formula="of:=( ['a, e, i orbits'.$G$2] * (1 - ['a, e, i orbits'.$G$3]^2) ) / ( 1 + ['a, e, i orbits'.$G$3] * COS([Iterations.D266]) )" office:value-type="float" office:value="7672715.62751274" calcext:value-type="float">
            <text:p>7,672,715.63</text:p>
          </table:table-cell>
          <table:table-cell table:formula="of:=ATAN( ( ['a, e, i orbits'.$G$3] * SIN( [Iterations.D266] ) ) / ( 1 + ['a, e, i orbits'.$G$3] * COS( [Iterations.D266] ) ) )" office:value-type="float" office:value="-0.0974924446812184" calcext:value-type="float">
            <text:p>-0.0974924447</text:p>
          </table:table-cell>
          <table:table-cell table:formula="of:=SQRT( ['a, e, i orbits'.$B$6] * ( 2/[Iterations.E266] - 1/['a, e, i orbits'.$G$2] ))" office:value-type="float" office:value="7124.18617292809" calcext:value-type="float">
            <text:p>7,124.19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RADIANS([Iterations.I266])" office:value-type="float" office:value="4.53785605518526" calcext:value-type="float">
            <text:p>4.5378560552</text:p>
          </table:table-cell>
          <table:table-cell table:formula="of:=( ['a, e, i orbits'.$G$2] * (1 - ['a, e, i orbits'.$G$3]^2) ) / ( 1 + ['a, e, i orbits'.$G$3] * COS([Iterations.J266]) )" office:value-type="float" office:value="7556212.24870522" calcext:value-type="float">
            <text:p>7,556,212.25</text:p>
          </table:table-cell>
          <table:table-cell table:formula="of:=ATAN( ( ['a, e, i orbits'.$G$3] * SIN( [Iterations.J266] ) ) / ( 1 + ['a, e, i orbits'.$G$3] * COS( [Iterations.J266] ) ) )" office:value-type="float" office:value="-0.0998875549988695" calcext:value-type="float">
            <text:p>-0.099887555</text:p>
          </table:table-cell>
          <table:table-cell table:formula="of:=SQRT( ['a, e, i orbits'.$B$6] * ( 2/[Iterations.K266] - 1/['a, e, i orbits'.$G$2] ))" office:value-type="float" office:value="7235.74418615562" calcext:value-type="float">
            <text:p>7,235.74</text:p>
          </table:table-cell>
        </table:table-row>
        <table:table-row table:style-name="ro1">
          <table:table-cell/>
          <table:table-cell table:formula="of:=[Iterations.B266]+[Iterations.$C$3]" office:value-type="float" office:value="4686.41614430003" calcext:value-type="float">
            <text:p>4686.42</text:p>
          </table:table-cell>
          <table:table-cell table:formula="of:=[Iterations.$F$3]*[Iterations.B267]" office:value-type="float" office:value="4.55530934770522" calcext:value-type="float">
            <text:p>4.5553093477</text:p>
          </table:table-cell>
          <table:table-cell table:formula="of:=[Iterations.C267] + 2 * ['a, e, i orbits'.$G$3] * SIN( [Iterations.C267] ) + 1.25 * ['a, e, i orbits'.$G$3] * SIN( 2 * [Iterations.C267] )" office:value-type="float" office:value="4.39639880388305" calcext:value-type="float">
            <text:p>4.3963988039</text:p>
          </table:table-cell>
          <table:table-cell table:formula="of:=( ['a, e, i orbits'.$G$2] * (1 - ['a, e, i orbits'.$G$3]^2) ) / ( 1 + ['a, e, i orbits'.$G$3] * COS([Iterations.D267]) )" office:value-type="float" office:value="7663137.97086097" calcext:value-type="float">
            <text:p>7,663,137.97</text:p>
          </table:table-cell>
          <table:table-cell table:formula="of:=ATAN( ( ['a, e, i orbits'.$G$3] * SIN( [Iterations.D267] ) ) / ( 1 + ['a, e, i orbits'.$G$3] * COS( [Iterations.D267] ) ) )" office:value-type="float" office:value="-0.0977845036539421" calcext:value-type="float">
            <text:p>-0.0977845037</text:p>
          </table:table-cell>
          <table:table-cell table:formula="of:=SQRT( ['a, e, i orbits'.$B$6] * ( 2/[Iterations.E267] - 1/['a, e, i orbits'.$G$2] ))" office:value-type="float" office:value="7133.29428920908" calcext:value-type="float">
            <text:p>7,133.29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RADIANS([Iterations.I267])" office:value-type="float" office:value="4.5553093477052" calcext:value-type="float">
            <text:p>4.5553093477</text:p>
          </table:table-cell>
          <table:table-cell table:formula="of:=( ['a, e, i orbits'.$G$2] * (1 - ['a, e, i orbits'.$G$3]^2) ) / ( 1 + ['a, e, i orbits'.$G$3] * COS([Iterations.J267]) )" office:value-type="float" office:value="7542998.49341161" calcext:value-type="float">
            <text:p>7,542,998.49</text:p>
          </table:table-cell>
          <table:table-cell table:formula="of:=ATAN( ( ['a, e, i orbits'.$G$3] * SIN( [Iterations.J267] ) ) / ( 1 + ['a, e, i orbits'.$G$3] * COS( [Iterations.J267] ) ) )" office:value-type="float" office:value="-0.100003763628122" calcext:value-type="float">
            <text:p>-0.1000037636</text:p>
          </table:table-cell>
          <table:table-cell table:formula="of:=SQRT( ['a, e, i orbits'.$B$6] * ( 2/[Iterations.K267] - 1/['a, e, i orbits'.$G$2] ))" office:value-type="float" office:value="7248.50416523811" calcext:value-type="float">
            <text:p>7,248.50</text:p>
          </table:table-cell>
        </table:table-row>
        <table:table-row table:style-name="ro1">
          <table:table-cell/>
          <table:table-cell table:formula="of:=[Iterations.B267]+[Iterations.$C$3]" office:value-type="float" office:value="4704.37176171114" calcext:value-type="float">
            <text:p>4704.37</text:p>
          </table:table-cell>
          <table:table-cell table:formula="of:=[Iterations.$F$3]*[Iterations.B268]" office:value-type="float" office:value="4.57276264022516" calcext:value-type="float">
            <text:p>4.5727626402</text:p>
          </table:table-cell>
          <table:table-cell table:formula="of:=[Iterations.C268] + 2 * ['a, e, i orbits'.$G$3] * SIN( [Iterations.C268] ) + 1.25 * ['a, e, i orbits'.$G$3] * SIN( 2 * [Iterations.C268] )" office:value-type="float" office:value="4.40916369595397" calcext:value-type="float">
            <text:p>4.409163696</text:p>
          </table:table-cell>
          <table:table-cell table:formula="of:=( ['a, e, i orbits'.$G$2] * (1 - ['a, e, i orbits'.$G$3]^2) ) / ( 1 + ['a, e, i orbits'.$G$3] * COS([Iterations.D268]) )" office:value-type="float" office:value="7653534.45948325" calcext:value-type="float">
            <text:p>7,653,534.46</text:p>
          </table:table-cell>
          <table:table-cell table:formula="of:=ATAN( ( ['a, e, i orbits'.$G$3] * SIN( [Iterations.D268] ) ) / ( 1 + ['a, e, i orbits'.$G$3] * COS( [Iterations.D268] ) ) )" office:value-type="float" office:value="-0.0980598056630571" calcext:value-type="float">
            <text:p>-0.0980598057</text:p>
          </table:table-cell>
          <table:table-cell table:formula="of:=SQRT( ['a, e, i orbits'.$B$6] * ( 2/[Iterations.E268] - 1/['a, e, i orbits'.$G$2] ))" office:value-type="float" office:value="7142.438175207" calcext:value-type="float">
            <text:p>7,142.44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RADIANS([Iterations.I268])" office:value-type="float" office:value="4.57276264022514" calcext:value-type="float">
            <text:p>4.5727626402</text:p>
          </table:table-cell>
          <table:table-cell table:formula="of:=( ['a, e, i orbits'.$G$2] * (1 - ['a, e, i orbits'.$G$3]^2) ) / ( 1 + ['a, e, i orbits'.$G$3] * COS([Iterations.J268]) )" office:value-type="float" office:value="7529794.48480422" calcext:value-type="float">
            <text:p>7,529,794.48</text:p>
          </table:table-cell>
          <table:table-cell table:formula="of:=ATAN( ( ['a, e, i orbits'.$G$3] * SIN( [Iterations.J268] ) ) / ( 1 + ['a, e, i orbits'.$G$3] * COS( [Iterations.J268] ) ) )" office:value-type="float" office:value="-0.100088877397551" calcext:value-type="float">
            <text:p>-0.1000888774</text:p>
          </table:table-cell>
          <table:table-cell table:formula="of:=SQRT( ['a, e, i orbits'.$B$6] * ( 2/[Iterations.K268] - 1/['a, e, i orbits'.$G$2] ))" office:value-type="float" office:value="7261.27695102466" calcext:value-type="float">
            <text:p>7,261.28</text:p>
          </table:table-cell>
        </table:table-row>
        <table:table-row table:style-name="ro1">
          <table:table-cell/>
          <table:table-cell table:formula="of:=[Iterations.B268]+[Iterations.$C$3]" office:value-type="float" office:value="4722.32737912225" calcext:value-type="float">
            <text:p>4722.33</text:p>
          </table:table-cell>
          <table:table-cell table:formula="of:=[Iterations.$F$3]*[Iterations.B269]" office:value-type="float" office:value="4.5902159327451" calcext:value-type="float">
            <text:p>4.5902159327</text:p>
          </table:table-cell>
          <table:table-cell table:formula="of:=[Iterations.C269] + 2 * ['a, e, i orbits'.$G$3] * SIN( [Iterations.C269] ) + 1.25 * ['a, e, i orbits'.$G$3] * SIN( 2 * [Iterations.C269] )" office:value-type="float" office:value="4.42194693936679" calcext:value-type="float">
            <text:p>4.4219469394</text:p>
          </table:table-cell>
          <table:table-cell table:formula="of:=( ['a, e, i orbits'.$G$2] * (1 - ['a, e, i orbits'.$G$3]^2) ) / ( 1 + ['a, e, i orbits'.$G$3] * COS([Iterations.D269]) )" office:value-type="float" office:value="7643902.86470472" calcext:value-type="float">
            <text:p>7,643,902.86</text:p>
          </table:table-cell>
          <table:table-cell table:formula="of:=ATAN( ( ['a, e, i orbits'.$G$3] * SIN( [Iterations.D269] ) ) / ( 1 + ['a, e, i orbits'.$G$3] * COS( [Iterations.D269] ) ) )" office:value-type="float" office:value="-0.0983184184206993" calcext:value-type="float">
            <text:p>-0.0983184184</text:p>
          </table:table-cell>
          <table:table-cell table:formula="of:=SQRT( ['a, e, i orbits'.$B$6] * ( 2/[Iterations.E269] - 1/['a, e, i orbits'.$G$2] ))" office:value-type="float" office:value="7151.62009062574" calcext:value-type="float">
            <text:p>7,151.62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RADIANS([Iterations.I269])" office:value-type="float" office:value="4.59021593274509" calcext:value-type="float">
            <text:p>4.5902159327</text:p>
          </table:table-cell>
          <table:table-cell table:formula="of:=( ['a, e, i orbits'.$G$2] * (1 - ['a, e, i orbits'.$G$3]^2) ) / ( 1 + ['a, e, i orbits'.$G$3] * COS([Iterations.J269]) )" office:value-type="float" office:value="7516604.36384582" calcext:value-type="float">
            <text:p>7,516,604.36</text:p>
          </table:table-cell>
          <table:table-cell table:formula="of:=ATAN( ( ['a, e, i orbits'.$G$3] * SIN( [Iterations.J269] ) ) / ( 1 + ['a, e, i orbits'.$G$3] * COS( [Iterations.J269] ) ) )" office:value-type="float" office:value="-0.100143033854403" calcext:value-type="float">
            <text:p>-0.1001430339</text:p>
          </table:table-cell>
          <table:table-cell table:formula="of:=SQRT( ['a, e, i orbits'.$B$6] * ( 2/[Iterations.K269] - 1/['a, e, i orbits'.$G$2] ))" office:value-type="float" office:value="7274.05859559127" calcext:value-type="float">
            <text:p>7,274.06</text:p>
          </table:table-cell>
        </table:table-row>
        <table:table-row table:style-name="ro1">
          <table:table-cell/>
          <table:table-cell table:formula="of:=[Iterations.B269]+[Iterations.$C$3]" office:value-type="float" office:value="4740.28299653336" calcext:value-type="float">
            <text:p>4740.28</text:p>
          </table:table-cell>
          <table:table-cell table:formula="of:=[Iterations.$F$3]*[Iterations.B270]" office:value-type="float" office:value="4.60766922526505" calcext:value-type="float">
            <text:p>4.6076692253</text:p>
          </table:table-cell>
          <table:table-cell table:formula="of:=[Iterations.C270] + 2 * ['a, e, i orbits'.$G$3] * SIN( [Iterations.C270] ) + 1.25 * ['a, e, i orbits'.$G$3] * SIN( 2 * [Iterations.C270] )" office:value-type="float" office:value="4.43475380754361" calcext:value-type="float">
            <text:p>4.4347538075</text:p>
          </table:table-cell>
          <table:table-cell table:formula="of:=( ['a, e, i orbits'.$G$2] * (1 - ['a, e, i orbits'.$G$3]^2) ) / ( 1 + ['a, e, i orbits'.$G$3] * COS([Iterations.D270]) )" office:value-type="float" office:value="7634240.91477705" calcext:value-type="float">
            <text:p>7,634,240.91</text:p>
          </table:table-cell>
          <table:table-cell table:formula="of:=ATAN( ( ['a, e, i orbits'.$G$3] * SIN( [Iterations.D270] ) ) / ( 1 + ['a, e, i orbits'.$G$3] * COS( [Iterations.D270] ) ) )" office:value-type="float" office:value="-0.0985603854426418" calcext:value-type="float">
            <text:p>-0.0985603854</text:p>
          </table:table-cell>
          <table:table-cell table:formula="of:=SQRT( ['a, e, i orbits'.$B$6] * ( 2/[Iterations.E270] - 1/['a, e, i orbits'.$G$2] ))" office:value-type="float" office:value="7160.84234796802" calcext:value-type="float">
            <text:p>7,160.84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RADIANS([Iterations.I270])" office:value-type="float" office:value="4.60766922526503" calcext:value-type="float">
            <text:p>4.6076692253</text:p>
          </table:table-cell>
          <table:table-cell table:formula="of:=( ['a, e, i orbits'.$G$2] * (1 - ['a, e, i orbits'.$G$3]^2) ) / ( 1 + ['a, e, i orbits'.$G$3] * COS([Iterations.J270]) )" office:value-type="float" office:value="7503432.22396036" calcext:value-type="float">
            <text:p>7,503,432.22</text:p>
          </table:table-cell>
          <table:table-cell table:formula="of:=ATAN( ( ['a, e, i orbits'.$G$3] * SIN( [Iterations.J270] ) ) / ( 1 + ['a, e, i orbits'.$G$3] * COS( [Iterations.J270] ) ) )" office:value-type="float" office:value="-0.100166379279328" calcext:value-type="float">
            <text:p>-0.1001663793</text:p>
          </table:table-cell>
          <table:table-cell table:formula="of:=SQRT( ['a, e, i orbits'.$B$6] * ( 2/[Iterations.K270] - 1/['a, e, i orbits'.$G$2] ))" office:value-type="float" office:value="7286.84516915609" calcext:value-type="float">
            <text:p>7,286.85</text:p>
          </table:table-cell>
        </table:table-row>
        <table:table-row table:style-name="ro1">
          <table:table-cell/>
          <table:table-cell table:formula="of:=[Iterations.B270]+[Iterations.$C$3]" office:value-type="float" office:value="4758.23861394447" calcext:value-type="float">
            <text:p>4758.24</text:p>
          </table:table-cell>
          <table:table-cell table:formula="of:=[Iterations.$F$3]*[Iterations.B271]" office:value-type="float" office:value="4.62512251778499" calcext:value-type="float">
            <text:p>4.6251225178</text:p>
          </table:table-cell>
          <table:table-cell table:formula="of:=[Iterations.C271] + 2 * ['a, e, i orbits'.$G$3] * SIN( [Iterations.C271] ) + 1.25 * ['a, e, i orbits'.$G$3] * SIN( 2 * [Iterations.C271] )" office:value-type="float" office:value="4.447589600375" calcext:value-type="float">
            <text:p>4.4475896004</text:p>
          </table:table-cell>
          <table:table-cell table:formula="of:=( ['a, e, i orbits'.$G$2] * (1 - ['a, e, i orbits'.$G$3]^2) ) / ( 1 + ['a, e, i orbits'.$G$3] * COS([Iterations.D271]) )" office:value-type="float" office:value="7624546.30622336" calcext:value-type="float">
            <text:p>7,624,546.31</text:p>
          </table:table-cell>
          <table:table-cell table:formula="of:=ATAN( ( ['a, e, i orbits'.$G$3] * SIN( [Iterations.D271] ) ) / ( 1 + ['a, e, i orbits'.$G$3] * COS( [Iterations.D271] ) ) )" office:value-type="float" office:value="-0.0987857256949001" calcext:value-type="float">
            <text:p>-0.0987857257</text:p>
          </table:table-cell>
          <table:table-cell table:formula="of:=SQRT( ['a, e, i orbits'.$B$6] * ( 2/[Iterations.E271] - 1/['a, e, i orbits'.$G$2] ))" office:value-type="float" office:value="7170.10730213601" calcext:value-type="float">
            <text:p>7,170.1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RADIANS([Iterations.I271])" office:value-type="float" office:value="4.62512251778497" calcext:value-type="float">
            <text:p>4.6251225178</text:p>
          </table:table-cell>
          <table:table-cell table:formula="of:=( ['a, e, i orbits'.$G$2] * (1 - ['a, e, i orbits'.$G$3]^2) ) / ( 1 + ['a, e, i orbits'.$G$3] * COS([Iterations.J271]) )" office:value-type="float" office:value="7490282.11006926" calcext:value-type="float">
            <text:p>7,490,282.11</text:p>
          </table:table-cell>
          <table:table-cell table:formula="of:=ATAN( ( ['a, e, i orbits'.$G$3] * SIN( [Iterations.J271] ) ) / ( 1 + ['a, e, i orbits'.$G$3] * COS( [Iterations.J271] ) ) )" office:value-type="float" office:value="-0.100159068447385" calcext:value-type="float">
            <text:p>-0.1001590684</text:p>
          </table:table-cell>
          <table:table-cell table:formula="of:=SQRT( ['a, e, i orbits'.$B$6] * ( 2/[Iterations.K271] - 1/['a, e, i orbits'.$G$2] ))" office:value-type="float" office:value="7299.63276113846" calcext:value-type="float">
            <text:p>7,299.63</text:p>
          </table:table-cell>
        </table:table-row>
        <table:table-row table:style-name="ro1">
          <table:table-cell/>
          <table:table-cell table:formula="of:=[Iterations.B271]+[Iterations.$C$3]" office:value-type="float" office:value="4776.19423135558" calcext:value-type="float">
            <text:p>4776.19</text:p>
          </table:table-cell>
          <table:table-cell table:formula="of:=[Iterations.$F$3]*[Iterations.B272]" office:value-type="float" office:value="4.64257581030493" calcext:value-type="float">
            <text:p>4.6425758103</text:p>
          </table:table-cell>
          <table:table-cell table:formula="of:=[Iterations.C272] + 2 * ['a, e, i orbits'.$G$3] * SIN( [Iterations.C272] ) + 1.25 * ['a, e, i orbits'.$G$3] * SIN( 2 * [Iterations.C272] )" office:value-type="float" office:value="4.46045963787297" calcext:value-type="float">
            <text:p>4.4604596379</text:p>
          </table:table-cell>
          <table:table-cell table:formula="of:=( ['a, e, i orbits'.$G$2] * (1 - ['a, e, i orbits'.$G$3]^2) ) / ( 1 + ['a, e, i orbits'.$G$3] * COS([Iterations.D272]) )" office:value-type="float" office:value="7614816.71528485" calcext:value-type="float">
            <text:p>7,614,816.72</text:p>
          </table:table-cell>
          <table:table-cell table:formula="of:=ATAN( ( ['a, e, i orbits'.$G$3] * SIN( [Iterations.D272] ) ) / ( 1 + ['a, e, i orbits'.$G$3] * COS( [Iterations.D272] ) ) )" office:value-type="float" office:value="-0.0989944332864752" calcext:value-type="float">
            <text:p>-0.0989944333</text:p>
          </table:table-cell>
          <table:table-cell table:formula="of:=SQRT( ['a, e, i orbits'.$B$6] * ( 2/[Iterations.E272] - 1/['a, e, i orbits'.$G$2] ))" office:value-type="float" office:value="7179.41733986742" calcext:value-type="float">
            <text:p>7,179.42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RADIANS([Iterations.I272])" office:value-type="float" office:value="4.64257581030492" calcext:value-type="float">
            <text:p>4.6425758103</text:p>
          </table:table-cell>
          <table:table-cell table:formula="of:=( ['a, e, i orbits'.$G$2] * (1 - ['a, e, i orbits'.$G$3]^2) ) / ( 1 + ['a, e, i orbits'.$G$3] * COS([Iterations.J272]) )" office:value-type="float" office:value="7477158.0176942" calcext:value-type="float">
            <text:p>7,477,158.02</text:p>
          </table:table-cell>
          <table:table-cell table:formula="of:=ATAN( ( ['a, e, i orbits'.$G$3] * SIN( [Iterations.J272] ) ) / ( 1 + ['a, e, i orbits'.$G$3] * COS( [Iterations.J272] ) ) )" office:value-type="float" office:value="-0.100121264390997" calcext:value-type="float">
            <text:p>-0.1001212644</text:p>
          </table:table-cell>
          <table:table-cell table:formula="of:=SQRT( ['a, e, i orbits'.$B$6] * ( 2/[Iterations.K272] - 1/['a, e, i orbits'.$G$2] ))" office:value-type="float" office:value="7312.41748118829" calcext:value-type="float">
            <text:p>7,312.42</text:p>
          </table:table-cell>
        </table:table-row>
        <table:table-row table:style-name="ro1">
          <table:table-cell/>
          <table:table-cell table:formula="of:=[Iterations.B272]+[Iterations.$C$3]" office:value-type="float" office:value="4794.14984876669" calcext:value-type="float">
            <text:p>4794.15</text:p>
          </table:table-cell>
          <table:table-cell table:formula="of:=[Iterations.$F$3]*[Iterations.B273]" office:value-type="float" office:value="4.66002910282488" calcext:value-type="float">
            <text:p>4.6600291028</text:p>
          </table:table-cell>
          <table:table-cell table:formula="of:=[Iterations.C273] + 2 * ['a, e, i orbits'.$G$3] * SIN( [Iterations.C273] ) + 1.25 * ['a, e, i orbits'.$G$3] * SIN( 2 * [Iterations.C273] )" office:value-type="float" office:value="4.47336925378241" calcext:value-type="float">
            <text:p>4.4733692538</text:p>
          </table:table-cell>
          <table:table-cell table:formula="of:=( ['a, e, i orbits'.$G$2] * (1 - ['a, e, i orbits'.$G$3]^2) ) / ( 1 + ['a, e, i orbits'.$G$3] * COS([Iterations.D273]) )" office:value-type="float" office:value="7605049.80946002" calcext:value-type="float">
            <text:p>7,605,049.81</text:p>
          </table:table-cell>
          <table:table-cell table:formula="of:=ATAN( ( ['a, e, i orbits'.$G$3] * SIN( [Iterations.D273] ) ) / ( 1 + ['a, e, i orbits'.$G$3] * COS( [Iterations.D273] ) ) )" office:value-type="float" office:value="-0.0991864772087866" calcext:value-type="float">
            <text:p>-0.0991864772</text:p>
          </table:table-cell>
          <table:table-cell table:formula="of:=SQRT( ['a, e, i orbits'.$B$6] * ( 2/[Iterations.E273] - 1/['a, e, i orbits'.$G$2] ))" office:value-type="float" office:value="7188.77486901349" calcext:value-type="float">
            <text:p>7,188.77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RADIANS([Iterations.I273])" office:value-type="float" office:value="4.66002910282486" calcext:value-type="float">
            <text:p>4.6600291028</text:p>
          </table:table-cell>
          <table:table-cell table:formula="of:=( ['a, e, i orbits'.$G$2] * (1 - ['a, e, i orbits'.$G$3]^2) ) / ( 1 + ['a, e, i orbits'.$G$3] * COS([Iterations.J273]) )" office:value-type="float" office:value="7464063.89212528" calcext:value-type="float">
            <text:p>7,464,063.89</text:p>
          </table:table-cell>
          <table:table-cell table:formula="of:=ATAN( ( ['a, e, i orbits'.$G$3] * SIN( [Iterations.J273] ) ) / ( 1 + ['a, e, i orbits'.$G$3] * COS( [Iterations.J273] ) ) )" office:value-type="float" office:value="-0.100053138165057" calcext:value-type="float">
            <text:p>-0.1000531382</text:p>
          </table:table-cell>
          <table:table-cell table:formula="of:=SQRT( ['a, e, i orbits'.$B$6] * ( 2/[Iterations.K273] - 1/['a, e, i orbits'.$G$2] ))" office:value-type="float" office:value="7325.19546018591" calcext:value-type="float">
            <text:p>7,325.20</text:p>
          </table:table-cell>
        </table:table-row>
        <table:table-row table:style-name="ro1">
          <table:table-cell/>
          <table:table-cell table:formula="of:=[Iterations.B273]+[Iterations.$C$3]" office:value-type="float" office:value="4812.10546617781" calcext:value-type="float">
            <text:p>4812.11</text:p>
          </table:table-cell>
          <table:table-cell table:formula="of:=[Iterations.$F$3]*[Iterations.B274]" office:value-type="float" office:value="4.67748239534482" calcext:value-type="float">
            <text:p>4.6774823953</text:p>
          </table:table-cell>
          <table:table-cell table:formula="of:=[Iterations.C274] + 2 * ['a, e, i orbits'.$G$3] * SIN( [Iterations.C274] ) + 1.25 * ['a, e, i orbits'.$G$3] * SIN( 2 * [Iterations.C274] )" office:value-type="float" office:value="4.48632378915901" calcext:value-type="float">
            <text:p>4.4863237892</text:p>
          </table:table-cell>
          <table:table-cell table:formula="of:=( ['a, e, i orbits'.$G$2] * (1 - ['a, e, i orbits'.$G$3]^2) ) / ( 1 + ['a, e, i orbits'.$G$3] * COS([Iterations.D274]) )" office:value-type="float" office:value="7595243.25912756" calcext:value-type="float">
            <text:p>7,595,243.26</text:p>
          </table:table-cell>
          <table:table-cell table:formula="of:=ATAN( ( ['a, e, i orbits'.$G$3] * SIN( [Iterations.D274] ) ) / ( 1 + ['a, e, i orbits'.$G$3] * COS( [Iterations.D274] ) ) )" office:value-type="float" office:value="-0.0993618011225062" calcext:value-type="float">
            <text:p>-0.0993618011</text:p>
          </table:table-cell>
          <table:table-cell table:formula="of:=SQRT( ['a, e, i orbits'.$B$6] * ( 2/[Iterations.E274] - 1/['a, e, i orbits'.$G$2] ))" office:value-type="float" office:value="7198.18230766499" calcext:value-type="float">
            <text:p>7,198.18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RADIANS([Iterations.I274])" office:value-type="float" office:value="4.6774823953448" calcext:value-type="float">
            <text:p>4.6774823953</text:p>
          </table:table-cell>
          <table:table-cell table:formula="of:=( ['a, e, i orbits'.$G$2] * (1 - ['a, e, i orbits'.$G$3]^2) ) / ( 1 + ['a, e, i orbits'.$G$3] * COS([Iterations.J274]) )" office:value-type="float" office:value="7451003.62765336" calcext:value-type="float">
            <text:p>7,451,003.63</text:p>
          </table:table-cell>
          <table:table-cell table:formula="of:=ATAN( ( ['a, e, i orbits'.$G$3] * SIN( [Iterations.J274] ) ) / ( 1 + ['a, e, i orbits'.$G$3] * COS( [Iterations.J274] ) ) )" office:value-type="float" office:value="-0.0999548686144139" calcext:value-type="float">
            <text:p>-0.0999548686</text:p>
          </table:table-cell>
          <table:table-cell table:formula="of:=SQRT( ['a, e, i orbits'.$B$6] * ( 2/[Iterations.K274] - 1/['a, e, i orbits'.$G$2] ))" office:value-type="float" office:value="7337.96285121296" calcext:value-type="float">
            <text:p>7,337.96</text:p>
          </table:table-cell>
        </table:table-row>
        <table:table-row table:style-name="ro1">
          <table:table-cell/>
          <table:table-cell table:formula="of:=[Iterations.B274]+[Iterations.$C$3]" office:value-type="float" office:value="4830.06108358892" calcext:value-type="float">
            <text:p>4830.06</text:p>
          </table:table-cell>
          <table:table-cell table:formula="of:=[Iterations.$F$3]*[Iterations.B275]" office:value-type="float" office:value="4.69493568786476" calcext:value-type="float">
            <text:p>4.6949356879</text:p>
          </table:table-cell>
          <table:table-cell table:formula="of:=[Iterations.C275] + 2 * ['a, e, i orbits'.$G$3] * SIN( [Iterations.C275] ) + 1.25 * ['a, e, i orbits'.$G$3] * SIN( 2 * [Iterations.C275] )" office:value-type="float" office:value="4.49932858592129" calcext:value-type="float">
            <text:p>4.4993285859</text:p>
          </table:table-cell>
          <table:table-cell table:formula="of:=( ['a, e, i orbits'.$G$2] * (1 - ['a, e, i orbits'.$G$3]^2) ) / ( 1 + ['a, e, i orbits'.$G$3] * COS([Iterations.D275]) )" office:value-type="float" office:value="7585394.74924316" calcext:value-type="float">
            <text:p>7,585,394.75</text:p>
          </table:table-cell>
          <table:table-cell table:formula="of:=ATAN( ( ['a, e, i orbits'.$G$3] * SIN( [Iterations.D275] ) ) / ( 1 + ['a, e, i orbits'.$G$3] * COS( [Iterations.D275] ) ) )" office:value-type="float" office:value="-0.0995203231926539" calcext:value-type="float">
            <text:p>-0.0995203232</text:p>
          </table:table-cell>
          <table:table-cell table:formula="of:=SQRT( ['a, e, i orbits'.$B$6] * ( 2/[Iterations.E275] - 1/['a, e, i orbits'.$G$2] ))" office:value-type="float" office:value="7207.64207313272" calcext:value-type="float">
            <text:p>7,207.64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RADIANS([Iterations.I275])" office:value-type="float" office:value="4.69493568786475" calcext:value-type="float">
            <text:p>4.6949356879</text:p>
          </table:table-cell>
          <table:table-cell table:formula="of:=( ['a, e, i orbits'.$G$2] * (1 - ['a, e, i orbits'.$G$3]^2) ) / ( 1 + ['a, e, i orbits'.$G$3] * COS([Iterations.J275]) )" office:value-type="float" office:value="7437981.06686518" calcext:value-type="float">
            <text:p>7,437,981.07</text:p>
          </table:table-cell>
          <table:table-cell table:formula="of:=ATAN( ( ['a, e, i orbits'.$G$3] * SIN( [Iterations.J275] ) ) / ( 1 + ['a, e, i orbits'.$G$3] * COS( [Iterations.J275] ) ) )" office:value-type="float" office:value="-0.0998266421439103" calcext:value-type="float">
            <text:p>-0.0998266421</text:p>
          </table:table-cell>
          <table:table-cell table:formula="of:=SQRT( ['a, e, i orbits'.$B$6] * ( 2/[Iterations.K275] - 1/['a, e, i orbits'.$G$2] ))" office:value-type="float" office:value="7350.71583049461" calcext:value-type="float">
            <text:p>7,350.72</text:p>
          </table:table-cell>
        </table:table-row>
        <table:table-row table:style-name="ro1">
          <table:table-cell/>
          <table:table-cell table:formula="of:=[Iterations.B275]+[Iterations.$C$3]" office:value-type="float" office:value="4848.01670100003" calcext:value-type="float">
            <text:p>4848.02</text:p>
          </table:table-cell>
          <table:table-cell table:formula="of:=[Iterations.$F$3]*[Iterations.B276]" office:value-type="float" office:value="4.71238898038471" calcext:value-type="float">
            <text:p>4.7123889804</text:p>
          </table:table-cell>
          <table:table-cell table:formula="of:=[Iterations.C276] + 2 * ['a, e, i orbits'.$G$3] * SIN( [Iterations.C276] ) + 1.25 * ['a, e, i orbits'.$G$3] * SIN( 2 * [Iterations.C276] )" office:value-type="float" office:value="4.5123889803847" calcext:value-type="float">
            <text:p>4.5123889804</text:p>
          </table:table-cell>
          <table:table-cell table:formula="of:=( ['a, e, i orbits'.$G$2] * (1 - ['a, e, i orbits'.$G$3]^2) ) / ( 1 + ['a, e, i orbits'.$G$3] * COS([Iterations.D276]) )" office:value-type="float" office:value="7575501.99110086" calcext:value-type="float">
            <text:p>7,575,501.99</text:p>
          </table:table-cell>
          <table:table-cell table:formula="of:=ATAN( ( ['a, e, i orbits'.$G$3] * SIN( [Iterations.D276] ) ) / ( 1 + ['a, e, i orbits'.$G$3] * COS( [Iterations.D276] ) ) )" office:value-type="float" office:value="-0.0996619359729696" calcext:value-type="float">
            <text:p>-0.099661936</text:p>
          </table:table-cell>
          <table:table-cell table:formula="of:=SQRT( ['a, e, i orbits'.$B$6] * ( 2/[Iterations.E276] - 1/['a, e, i orbits'.$G$2] ))" office:value-type="float" office:value="7217.1565707891" calcext:value-type="float">
            <text:p>7,217.16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RADIANS([Iterations.I276])" office:value-type="float" office:value="4.71238898038469" calcext:value-type="float">
            <text:p>4.7123889804</text:p>
          </table:table-cell>
          <table:table-cell table:formula="of:=( ['a, e, i orbits'.$G$2] * (1 - ['a, e, i orbits'.$G$3]^2) ) / ( 1 + ['a, e, i orbits'.$G$3] * COS([Iterations.J276]) )" office:value-type="float" office:value="7425000" calcext:value-type="float">
            <text:p>7,425,000.00</text:p>
          </table:table-cell>
          <table:table-cell table:formula="of:=ATAN( ( ['a, e, i orbits'.$G$3] * SIN( [Iterations.J276] ) ) / ( 1 + ['a, e, i orbits'.$G$3] * COS( [Iterations.J276] ) ) )" office:value-type="float" office:value="-0.099668652491162" calcext:value-type="float">
            <text:p>-0.0996686525</text:p>
          </table:table-cell>
          <table:table-cell table:formula="of:=SQRT( ['a, e, i orbits'.$B$6] * ( 2/[Iterations.K276] - 1/['a, e, i orbits'.$G$2] ))" office:value-type="float" office:value="7363.45059831359" calcext:value-type="float">
            <text:p>7,363.45</text:p>
          </table:table-cell>
        </table:table-row>
        <table:table-row table:style-name="ro1">
          <table:table-cell/>
          <table:table-cell table:formula="of:=[Iterations.B276]+[Iterations.$C$3]" office:value-type="float" office:value="4865.97231841114" calcext:value-type="float">
            <text:p>4865.97</text:p>
          </table:table-cell>
          <table:table-cell table:formula="of:=[Iterations.$F$3]*[Iterations.B277]" office:value-type="float" office:value="4.72984227290465" calcext:value-type="float">
            <text:p>4.7298422729</text:p>
          </table:table-cell>
          <table:table-cell table:formula="of:=[Iterations.C277] + 2 * ['a, e, i orbits'.$G$3] * SIN( [Iterations.C277] ) + 1.25 * ['a, e, i orbits'.$G$3] * SIN( 2 * [Iterations.C277] )" office:value-type="float" office:value="4.52551029678555" calcext:value-type="float">
            <text:p>4.5255102968</text:p>
          </table:table-cell>
          <table:table-cell table:formula="of:=( ['a, e, i orbits'.$G$2] * (1 - ['a, e, i orbits'.$G$3]^2) ) / ( 1 + ['a, e, i orbits'.$G$3] * COS([Iterations.D277]) )" office:value-type="float" office:value="7565562.73414825" calcext:value-type="float">
            <text:p>7,565,562.73</text:p>
          </table:table-cell>
          <table:table-cell table:formula="of:=ATAN( ( ['a, e, i orbits'.$G$3] * SIN( [Iterations.D277] ) ) / ( 1 + ['a, e, i orbits'.$G$3] * COS( [Iterations.D277] ) ) )" office:value-type="float" office:value="-0.0997865063407172" calcext:value-type="float">
            <text:p>-0.0997865063</text:p>
          </table:table-cell>
          <table:table-cell table:formula="of:=SQRT( ['a, e, i orbits'.$B$6] * ( 2/[Iterations.E277] - 1/['a, e, i orbits'.$G$2] ))" office:value-type="float" office:value="7226.72818277773" calcext:value-type="float">
            <text:p>7,226.73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RADIANS([Iterations.I277])" office:value-type="float" office:value="4.72984227290463" calcext:value-type="float">
            <text:p>4.7298422729</text:p>
          </table:table-cell>
          <table:table-cell table:formula="of:=( ['a, e, i orbits'.$G$2] * (1 - ['a, e, i orbits'.$G$3]^2) ) / ( 1 + ['a, e, i orbits'.$G$3] * COS([Iterations.J277]) )" office:value-type="float" office:value="7412064.16436643" calcext:value-type="float">
            <text:p>7,412,064.16</text:p>
          </table:table-cell>
          <table:table-cell table:formula="of:=ATAN( ( ['a, e, i orbits'.$G$3] * SIN( [Iterations.J277] ) ) / ( 1 + ['a, e, i orbits'.$G$3] * COS( [Iterations.J277] ) ) )" office:value-type="float" office:value="-0.0994811005022455" calcext:value-type="float">
            <text:p>-0.0994811005</text:p>
          </table:table-cell>
          <table:table-cell table:formula="of:=SQRT( ['a, e, i orbits'.$B$6] * ( 2/[Iterations.K277] - 1/['a, e, i orbits'.$G$2] ))" office:value-type="float" office:value="7376.16337989645" calcext:value-type="float">
            <text:p>7,376.16</text:p>
          </table:table-cell>
        </table:table-row>
        <table:table-row table:style-name="ro1">
          <table:table-cell/>
          <table:table-cell table:formula="of:=[Iterations.B277]+[Iterations.$C$3]" office:value-type="float" office:value="4883.92793582225" calcext:value-type="float">
            <text:p>4883.93</text:p>
          </table:table-cell>
          <table:table-cell table:formula="of:=[Iterations.$F$3]*[Iterations.B278]" office:value-type="float" office:value="4.74729556542459" calcext:value-type="float">
            <text:p>4.7472955654</text:p>
          </table:table-cell>
          <table:table-cell table:formula="of:=[Iterations.C278] + 2 * ['a, e, i orbits'.$G$3] * SIN( [Iterations.C278] ) + 1.25 * ['a, e, i orbits'.$G$3] * SIN( 2 * [Iterations.C278] )" office:value-type="float" office:value="4.53869784080275" calcext:value-type="float">
            <text:p>4.5386978408</text:p>
          </table:table-cell>
          <table:table-cell table:formula="of:=( ['a, e, i orbits'.$G$2] * (1 - ['a, e, i orbits'.$G$3]^2) ) / ( 1 + ['a, e, i orbits'.$G$3] * COS([Iterations.D278]) )" office:value-type="float" office:value="7555574.77784481" calcext:value-type="float">
            <text:p>7,555,574.78</text:p>
          </table:table-cell>
          <table:table-cell table:formula="of:=ATAN( ( ['a, e, i orbits'.$G$3] * SIN( [Iterations.D278] ) ) / ( 1 + ['a, e, i orbits'.$G$3] * COS( [Iterations.D278] ) ) )" office:value-type="float" office:value="-0.0998938754832147" calcext:value-type="float">
            <text:p>-0.0998938755</text:p>
          </table:table-cell>
          <table:table-cell table:formula="of:=SQRT( ['a, e, i orbits'.$B$6] * ( 2/[Iterations.E278] - 1/['a, e, i orbits'.$G$2] ))" office:value-type="float" office:value="7236.35925659843" calcext:value-type="float">
            <text:p>7,236.36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RADIANS([Iterations.I278])" office:value-type="float" office:value="4.74729556542458" calcext:value-type="float">
            <text:p>4.7472955654</text:p>
          </table:table-cell>
          <table:table-cell table:formula="of:=( ['a, e, i orbits'.$G$2] * (1 - ['a, e, i orbits'.$G$3]^2) ) / ( 1 + ['a, e, i orbits'.$G$3] * COS([Iterations.J278]) )" office:value-type="float" office:value="7399177.24381782" calcext:value-type="float">
            <text:p>7,399,177.24</text:p>
          </table:table-cell>
          <table:table-cell table:formula="of:=ATAN( ( ['a, e, i orbits'.$G$3] * SIN( [Iterations.J278] ) ) / ( 1 + ['a, e, i orbits'.$G$3] * COS( [Iterations.J278] ) ) )" office:value-type="float" office:value="-0.0992641939104439" calcext:value-type="float">
            <text:p>-0.0992641939</text:p>
          </table:table-cell>
          <table:table-cell table:formula="of:=SQRT( ['a, e, i orbits'.$B$6] * ( 2/[Iterations.K278] - 1/['a, e, i orbits'.$G$2] ))" office:value-type="float" office:value="7388.85042627255" calcext:value-type="float">
            <text:p>7,388.85</text:p>
          </table:table-cell>
        </table:table-row>
        <table:table-row table:style-name="ro1">
          <table:table-cell/>
          <table:table-cell table:formula="of:=[Iterations.B278]+[Iterations.$C$3]" office:value-type="float" office:value="4901.88355323336" calcext:value-type="float">
            <text:p>4901.88</text:p>
          </table:table-cell>
          <table:table-cell table:formula="of:=[Iterations.$F$3]*[Iterations.B279]" office:value-type="float" office:value="4.76474885794454" calcext:value-type="float">
            <text:p>4.7647488579</text:p>
          </table:table-cell>
          <table:table-cell table:formula="of:=[Iterations.C279] + 2 * ['a, e, i orbits'.$G$3] * SIN( [Iterations.C279] ) + 1.25 * ['a, e, i orbits'.$G$3] * SIN( 2 * [Iterations.C279] )" office:value-type="float" office:value="4.55195689308516" calcext:value-type="float">
            <text:p>4.5519568931</text:p>
          </table:table-cell>
          <table:table-cell table:formula="of:=( ['a, e, i orbits'.$G$2] * (1 - ['a, e, i orbits'.$G$3]^2) ) / ( 1 + ['a, e, i orbits'.$G$3] * COS([Iterations.D279]) )" office:value-type="float" office:value="7545535.9835515" calcext:value-type="float">
            <text:p>7,545,535.98</text:p>
          </table:table-cell>
          <table:table-cell table:formula="of:=ATAN( ( ['a, e, i orbits'.$G$3] * SIN( [Iterations.D279] ) ) / ( 1 + ['a, e, i orbits'.$G$3] * COS( [Iterations.D279] ) ) )" office:value-type="float" office:value="-0.099983858937509" calcext:value-type="float">
            <text:p>-0.0999838589</text:p>
          </table:table-cell>
          <table:table-cell table:formula="of:=SQRT( ['a, e, i orbits'.$B$6] * ( 2/[Iterations.E279] - 1/['a, e, i orbits'.$G$2] ))" office:value-type="float" office:value="7246.05209357572" calcext:value-type="float">
            <text:p>7,246.05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RADIANS([Iterations.I279])" office:value-type="float" office:value="4.76474885794452" calcext:value-type="float">
            <text:p>4.7647488579</text:p>
          </table:table-cell>
          <table:table-cell table:formula="of:=( ['a, e, i orbits'.$G$2] * (1 - ['a, e, i orbits'.$G$3]^2) ) / ( 1 + ['a, e, i orbits'.$G$3] * COS([Iterations.J279]) )" office:value-type="float" office:value="7386342.86828501" calcext:value-type="float">
            <text:p>7,386,342.87</text:p>
          </table:table-cell>
          <table:table-cell table:formula="of:=ATAN( ( ['a, e, i orbits'.$G$3] * SIN( [Iterations.J279] ) ) / ( 1 + ['a, e, i orbits'.$G$3] * COS( [Iterations.J279] ) ) )" office:value-type="float" office:value="-0.099018147118195" calcext:value-type="float">
            <text:p>-0.0990181471</text:p>
          </table:table-cell>
          <table:table-cell table:formula="of:=SQRT( ['a, e, i orbits'.$B$6] * ( 2/[Iterations.K279] - 1/['a, e, i orbits'.$G$2] ))" office:value-type="float" office:value="7401.5080151062" calcext:value-type="float">
            <text:p>7,401.51</text:p>
          </table:table-cell>
        </table:table-row>
        <table:table-row table:style-name="ro1">
          <table:table-cell/>
          <table:table-cell table:formula="of:=[Iterations.B279]+[Iterations.$C$3]" office:value-type="float" office:value="4919.83917064447" calcext:value-type="float">
            <text:p>4919.84</text:p>
          </table:table-cell>
          <table:table-cell table:formula="of:=[Iterations.$F$3]*[Iterations.B280]" office:value-type="float" office:value="4.78220215046448" calcext:value-type="float">
            <text:p>4.7822021505</text:p>
          </table:table-cell>
          <table:table-cell table:formula="of:=[Iterations.C280] + 2 * ['a, e, i orbits'.$G$3] * SIN( [Iterations.C280] ) + 1.25 * ['a, e, i orbits'.$G$3] * SIN( 2 * [Iterations.C280] )" office:value-type="float" office:value="4.5652927027925" calcext:value-type="float">
            <text:p>4.5652927028</text:p>
          </table:table-cell>
          <table:table-cell table:formula="of:=( ['a, e, i orbits'.$G$2] * (1 - ['a, e, i orbits'.$G$3]^2) ) / ( 1 + ['a, e, i orbits'.$G$3] * COS([Iterations.D280]) )" office:value-type="float" office:value="7535444.28643911" calcext:value-type="float">
            <text:p>7,535,444.29</text:p>
          </table:table-cell>
          <table:table-cell table:formula="of:=ATAN( ( ['a, e, i orbits'.$G$3] * SIN( [Iterations.D280] ) ) / ( 1 + ['a, e, i orbits'.$G$3] * COS( [Iterations.D280] ) ) )" office:value-type="float" office:value="-0.100056246684731" calcext:value-type="float">
            <text:p>-0.1000562467</text:p>
          </table:table-cell>
          <table:table-cell table:formula="of:=SQRT( ['a, e, i orbits'.$B$6] * ( 2/[Iterations.E280] - 1/['a, e, i orbits'.$G$2] ))" office:value-type="float" office:value="7255.80893721941" calcext:value-type="float">
            <text:p>7,255.81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RADIANS([Iterations.I280])" office:value-type="float" office:value="4.78220215046446" calcext:value-type="float">
            <text:p>4.7822021505</text:p>
          </table:table-cell>
          <table:table-cell table:formula="of:=( ['a, e, i orbits'.$G$2] * (1 - ['a, e, i orbits'.$G$3]^2) ) / ( 1 + ['a, e, i orbits'.$G$3] * COS([Iterations.J280]) )" office:value-type="float" office:value="7373564.61336472" calcext:value-type="float">
            <text:p>7,373,564.61</text:p>
          </table:table-cell>
          <table:table-cell table:formula="of:=ATAN( ( ['a, e, i orbits'.$G$3] * SIN( [Iterations.J280] ) ) / ( 1 + ['a, e, i orbits'.$G$3] * COS( [Iterations.J280] ) ) )" office:value-type="float" office:value="-0.098743180982371" calcext:value-type="float">
            <text:p>-0.098743181</text:p>
          </table:table-cell>
          <table:table-cell table:formula="of:=SQRT( ['a, e, i orbits'.$B$6] * ( 2/[Iterations.K280] - 1/['a, e, i orbits'.$G$2] ))" office:value-type="float" office:value="7414.13245150243" calcext:value-type="float">
            <text:p>7,414.13</text:p>
          </table:table-cell>
        </table:table-row>
        <table:table-row table:style-name="ro1">
          <table:table-cell/>
          <table:table-cell table:formula="of:=[Iterations.B280]+[Iterations.$C$3]" office:value-type="float" office:value="4937.79478805558" calcext:value-type="float">
            <text:p>4937.79</text:p>
          </table:table-cell>
          <table:table-cell table:formula="of:=[Iterations.$F$3]*[Iterations.B281]" office:value-type="float" office:value="4.79965544298442" calcext:value-type="float">
            <text:p>4.799655443</text:p>
          </table:table-cell>
          <table:table-cell table:formula="of:=[Iterations.C281] + 2 * ['a, e, i orbits'.$G$3] * SIN( [Iterations.C281] ) + 1.25 * ['a, e, i orbits'.$G$3] * SIN( 2 * [Iterations.C281] )" office:value-type="float" office:value="4.5787104811577" calcext:value-type="float">
            <text:p>4.5787104812</text:p>
          </table:table-cell>
          <table:table-cell table:formula="of:=( ['a, e, i orbits'.$G$2] * (1 - ['a, e, i orbits'.$G$3]^2) ) / ( 1 + ['a, e, i orbits'.$G$3] * COS([Iterations.D281]) )" office:value-type="float" office:value="7525297.70740168" calcext:value-type="float">
            <text:p>7,525,297.71</text:p>
          </table:table-cell>
          <table:table-cell table:formula="of:=ATAN( ( ['a, e, i orbits'.$G$3] * SIN( [Iterations.D281] ) ) / ( 1 + ['a, e, i orbits'.$G$3] * COS( [Iterations.D281] ) ) )" office:value-type="float" office:value="-0.100110803300766" calcext:value-type="float">
            <text:p>-0.1001108033</text:p>
          </table:table-cell>
          <table:table-cell table:formula="of:=SQRT( ['a, e, i orbits'.$B$6] * ( 2/[Iterations.E281] - 1/['a, e, i orbits'.$G$2] ))" office:value-type="float" office:value="7265.63196148691" calcext:value-type="float">
            <text:p>7,265.63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RADIANS([Iterations.I281])" office:value-type="float" office:value="4.79965544298441" calcext:value-type="float">
            <text:p>4.799655443</text:p>
          </table:table-cell>
          <table:table-cell table:formula="of:=( ['a, e, i orbits'.$G$2] * (1 - ['a, e, i orbits'.$G$3]^2) ) / ( 1 + ['a, e, i orbits'.$G$3] * COS([Iterations.J281]) )" office:value-type="float" office:value="7360845.99996222" calcext:value-type="float">
            <text:p>7,360,846.00</text:p>
          </table:table-cell>
          <table:table-cell table:formula="of:=ATAN( ( ['a, e, i orbits'.$G$3] * SIN( [Iterations.J281] ) ) / ( 1 + ['a, e, i orbits'.$G$3] * COS( [Iterations.J281] ) ) )" office:value-type="float" office:value="-0.0984395226030068" calcext:value-type="float">
            <text:p>-0.0984395226</text:p>
          </table:table-cell>
          <table:table-cell table:formula="of:=SQRT( ['a, e, i orbits'.$B$6] * ( 2/[Iterations.K281] - 1/['a, e, i orbits'.$G$2] ))" office:value-type="float" office:value="7426.720068787" calcext:value-type="float">
            <text:p>7,426.72</text:p>
          </table:table-cell>
        </table:table-row>
        <table:table-row table:style-name="ro1">
          <table:table-cell/>
          <table:table-cell table:formula="of:=[Iterations.B281]+[Iterations.$C$3]" office:value-type="float" office:value="4955.7504054667" calcext:value-type="float">
            <text:p>4955.75</text:p>
          </table:table-cell>
          <table:table-cell table:formula="of:=[Iterations.$F$3]*[Iterations.B282]" office:value-type="float" office:value="4.81710873550437" calcext:value-type="float">
            <text:p>4.8171087355</text:p>
          </table:table-cell>
          <table:table-cell table:formula="of:=[Iterations.C282] + 2 * ['a, e, i orbits'.$G$3] * SIN( [Iterations.C282] ) + 1.25 * ['a, e, i orbits'.$G$3] * SIN( 2 * [Iterations.C282] )" office:value-type="float" office:value="4.59221539507849" calcext:value-type="float">
            <text:p>4.5922153951</text:p>
          </table:table-cell>
          <table:table-cell table:formula="of:=( ['a, e, i orbits'.$G$2] * (1 - ['a, e, i orbits'.$G$3]^2) ) / ( 1 + ['a, e, i orbits'.$G$3] * COS([Iterations.D282]) )" office:value-type="float" office:value="7515094.36496037" calcext:value-type="float">
            <text:p>7,515,094.36</text:p>
          </table:table-cell>
          <table:table-cell table:formula="of:=ATAN( ( ['a, e, i orbits'.$G$3] * SIN( [Iterations.D282] ) ) / ( 1 + ['a, e, i orbits'.$G$3] * COS( [Iterations.D282] ) ) )" office:value-type="float" office:value="-0.100147268164964" calcext:value-type="float">
            <text:p>-0.1001472682</text:p>
          </table:table-cell>
          <table:table-cell table:formula="of:=SQRT( ['a, e, i orbits'.$B$6] * ( 2/[Iterations.E282] - 1/['a, e, i orbits'.$G$2] ))" office:value-type="float" office:value="7275.5232589578" calcext:value-type="float">
            <text:p>7,275.52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RADIANS([Iterations.I282])" office:value-type="float" office:value="4.81710873550435" calcext:value-type="float">
            <text:p>4.8171087355</text:p>
          </table:table-cell>
          <table:table-cell table:formula="of:=( ['a, e, i orbits'.$G$2] * (1 - ['a, e, i orbits'.$G$3]^2) ) / ( 1 + ['a, e, i orbits'.$G$3] * COS([Iterations.J282]) )" office:value-type="float" office:value="7348190.49398656" calcext:value-type="float">
            <text:p>7,348,190.49</text:p>
          </table:table-cell>
          <table:table-cell table:formula="of:=ATAN( ( ['a, e, i orbits'.$G$3] * SIN( [Iterations.J282] ) ) / ( 1 + ['a, e, i orbits'.$G$3] * COS( [Iterations.J282] ) ) )" office:value-type="float" office:value="-0.0981074051155852" calcext:value-type="float">
            <text:p>-0.0981074051</text:p>
          </table:table-cell>
          <table:table-cell table:formula="of:=SQRT( ['a, e, i orbits'.$B$6] * ( 2/[Iterations.K282] - 1/['a, e, i orbits'.$G$2] ))" office:value-type="float" office:value="7439.26722926096" calcext:value-type="float">
            <text:p>7,439.27</text:p>
          </table:table-cell>
        </table:table-row>
        <table:table-row table:style-name="ro1">
          <table:table-cell/>
          <table:table-cell table:formula="of:=[Iterations.B282]+[Iterations.$C$3]" office:value-type="float" office:value="4973.70602287781" calcext:value-type="float">
            <text:p>4973.71</text:p>
          </table:table-cell>
          <table:table-cell table:formula="of:=[Iterations.$F$3]*[Iterations.B283]" office:value-type="float" office:value="4.83456202802431" calcext:value-type="float">
            <text:p>4.834562028</text:p>
          </table:table-cell>
          <table:table-cell table:formula="of:=[Iterations.C283] + 2 * ['a, e, i orbits'.$G$3] * SIN( [Iterations.C283] ) + 1.25 * ['a, e, i orbits'.$G$3] * SIN( 2 * [Iterations.C283] )" office:value-type="float" office:value="4.60581256074608" calcext:value-type="float">
            <text:p>4.6058125607</text:p>
          </table:table-cell>
          <table:table-cell table:formula="of:=( ['a, e, i orbits'.$G$2] * (1 - ['a, e, i orbits'.$G$3]^2) ) / ( 1 + ['a, e, i orbits'.$G$3] * COS([Iterations.D283]) )" office:value-type="float" office:value="7504832.4871419" calcext:value-type="float">
            <text:p>7,504,832.49</text:p>
          </table:table-cell>
          <table:table-cell table:formula="of:=ATAN( ( ['a, e, i orbits'.$G$3] * SIN( [Iterations.D283] ) ) / ( 1 + ['a, e, i orbits'.$G$3] * COS( [Iterations.D283] ) ) )" office:value-type="float" office:value="-0.100165355728677" calcext:value-type="float">
            <text:p>-0.1001653557</text:p>
          </table:table-cell>
          <table:table-cell table:formula="of:=SQRT( ['a, e, i orbits'.$B$6] * ( 2/[Iterations.E283] - 1/['a, e, i orbits'.$G$2] ))" office:value-type="float" office:value="7285.48482893207" calcext:value-type="float">
            <text:p>7,285.4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RADIANS([Iterations.I283])" office:value-type="float" office:value="4.83456202802429" calcext:value-type="float">
            <text:p>4.834562028</text:p>
          </table:table-cell>
          <table:table-cell table:formula="of:=( ['a, e, i orbits'.$G$2] * (1 - ['a, e, i orbits'.$G$3]^2) ) / ( 1 + ['a, e, i orbits'.$G$3] * COS([Iterations.J283]) )" office:value-type="float" office:value="7335601.50609701" calcext:value-type="float">
            <text:p>7,335,601.51</text:p>
          </table:table-cell>
          <table:table-cell table:formula="of:=ATAN( ( ['a, e, i orbits'.$G$3] * SIN( [Iterations.J283] ) ) / ( 1 + ['a, e, i orbits'.$G$3] * COS( [Iterations.J283] ) ) )" office:value-type="float" office:value="-0.0977470674869744" calcext:value-type="float">
            <text:p>-0.0977470675</text:p>
          </table:table-cell>
          <table:table-cell table:formula="of:=SQRT( ['a, e, i orbits'.$B$6] * ( 2/[Iterations.K283] - 1/['a, e, i orbits'.$G$2] ))" office:value-type="float" office:value="7451.77032493046" calcext:value-type="float">
            <text:p>7,451.77</text:p>
          </table:table-cell>
        </table:table-row>
        <table:table-row table:style-name="ro1">
          <table:table-cell/>
          <table:table-cell table:formula="of:=[Iterations.B283]+[Iterations.$C$3]" office:value-type="float" office:value="4991.66164028892" calcext:value-type="float">
            <text:p>4991.66</text:p>
          </table:table-cell>
          <table:table-cell table:formula="of:=[Iterations.$F$3]*[Iterations.B284]" office:value-type="float" office:value="4.85201532054425" calcext:value-type="float">
            <text:p>4.8520153205</text:p>
          </table:table-cell>
          <table:table-cell table:formula="of:=[Iterations.C284] + 2 * ['a, e, i orbits'.$G$3] * SIN( [Iterations.C284] ) + 1.25 * ['a, e, i orbits'.$G$3] * SIN( 2 * [Iterations.C284] )" office:value-type="float" office:value="4.61950703731881" calcext:value-type="float">
            <text:p>4.6195070373</text:p>
          </table:table-cell>
          <table:table-cell table:formula="of:=( ['a, e, i orbits'.$G$2] * (1 - ['a, e, i orbits'.$G$3]^2) ) / ( 1 + ['a, e, i orbits'.$G$3] * COS([Iterations.D284]) )" office:value-type="float" office:value="7494510.42331438" calcext:value-type="float">
            <text:p>7,494,510.42</text:p>
          </table:table-cell>
          <table:table-cell table:formula="of:=ATAN( ( ['a, e, i orbits'.$G$3] * SIN( [Iterations.D284] ) ) / ( 1 + ['a, e, i orbits'.$G$3] * COS( [Iterations.D284] ) ) )" office:value-type="float" office:value="-0.100164755845473" calcext:value-type="float">
            <text:p>-0.1001647558</text:p>
          </table:table-cell>
          <table:table-cell table:formula="of:=SQRT( ['a, e, i orbits'.$B$6] * ( 2/[Iterations.E284] - 1/['a, e, i orbits'.$G$2] ))" office:value-type="float" office:value="7295.51856546508" calcext:value-type="float">
            <text:p>7,295.52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RADIANS([Iterations.I284])" office:value-type="float" office:value="4.85201532054424" calcext:value-type="float">
            <text:p>4.8520153205</text:p>
          </table:table-cell>
          <table:table-cell table:formula="of:=( ['a, e, i orbits'.$G$2] * (1 - ['a, e, i orbits'.$G$3]^2) ) / ( 1 + ['a, e, i orbits'.$G$3] * COS([Iterations.J284]) )" office:value-type="float" office:value="7323082.3914989" calcext:value-type="float">
            <text:p>7,323,082.39</text:p>
          </table:table-cell>
          <table:table-cell table:formula="of:=ATAN( ( ['a, e, i orbits'.$G$3] * SIN( [Iterations.J284] ) ) / ( 1 + ['a, e, i orbits'.$G$3] * COS( [Iterations.J284] ) ) )" office:value-type="float" office:value="-0.097358754315104" calcext:value-type="float">
            <text:p>-0.0973587543</text:p>
          </table:table-cell>
          <table:table-cell table:formula="of:=SQRT( ['a, e, i orbits'.$B$6] * ( 2/[Iterations.K284] - 1/['a, e, i orbits'.$G$2] ))" office:value-type="float" office:value="7464.2257782122" calcext:value-type="float">
            <text:p>7,464.23</text:p>
          </table:table-cell>
        </table:table-row>
        <table:table-row table:style-name="ro1">
          <table:table-cell/>
          <table:table-cell table:formula="of:=[Iterations.B284]+[Iterations.$C$3]" office:value-type="float" office:value="5009.61725770003" calcext:value-type="float">
            <text:p>5009.62</text:p>
          </table:table-cell>
          <table:table-cell table:formula="of:=[Iterations.$F$3]*[Iterations.B285]" office:value-type="float" office:value="4.8694686130642" calcext:value-type="float">
            <text:p>4.8694686131</text:p>
          </table:table-cell>
          <table:table-cell table:formula="of:=[Iterations.C285] + 2 * ['a, e, i orbits'.$G$3] * SIN( [Iterations.C285] ) + 1.25 * ['a, e, i orbits'.$G$3] * SIN( 2 * [Iterations.C285] )" office:value-type="float" office:value="4.6333038206483" calcext:value-type="float">
            <text:p>4.6333038206</text:p>
          </table:table-cell>
          <table:table-cell table:formula="of:=( ['a, e, i orbits'.$G$2] * (1 - ['a, e, i orbits'.$G$3]^2) ) / ( 1 + ['a, e, i orbits'.$G$3] * COS([Iterations.D285]) )" office:value-type="float" office:value="7484126.65596203" calcext:value-type="float">
            <text:p>7,484,126.66</text:p>
          </table:table-cell>
          <table:table-cell table:formula="of:=ATAN( ( ['a, e, i orbits'.$G$3] * SIN( [Iterations.D285] ) ) / ( 1 + ['a, e, i orbits'.$G$3] * COS( [Iterations.D285] ) ) )" office:value-type="float" office:value="-0.100145134164897" calcext:value-type="float">
            <text:p>-0.1001451342</text:p>
          </table:table-cell>
          <table:table-cell table:formula="of:=SQRT( ['a, e, i orbits'.$B$6] * ( 2/[Iterations.E285] - 1/['a, e, i orbits'.$G$2] ))" office:value-type="float" office:value="7305.62624535304" calcext:value-type="float">
            <text:p>7,305.6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RADIANS([Iterations.I285])" office:value-type="float" office:value="4.86946861306418" calcext:value-type="float">
            <text:p>4.8694686131</text:p>
          </table:table-cell>
          <table:table-cell table:formula="of:=( ['a, e, i orbits'.$G$2] * (1 - ['a, e, i orbits'.$G$3]^2) ) / ( 1 + ['a, e, i orbits'.$G$3] * COS([Iterations.J285]) )" office:value-type="float" office:value="7310636.44978739" calcext:value-type="float">
            <text:p>7,310,636.45</text:p>
          </table:table-cell>
          <table:table-cell table:formula="of:=ATAN( ( ['a, e, i orbits'.$G$3] * SIN( [Iterations.J285] ) ) / ( 1 + ['a, e, i orbits'.$G$3] * COS( [Iterations.J285] ) ) )" office:value-type="float" office:value="-0.0969427156324547" calcext:value-type="float">
            <text:p>-0.0969427156</text:p>
          </table:table-cell>
          <table:table-cell table:formula="of:=SQRT( ['a, e, i orbits'.$B$6] * ( 2/[Iterations.K285] - 1/['a, e, i orbits'.$G$2] ))" office:value-type="float" office:value="7476.63004261514" calcext:value-type="float">
            <text:p>7,476.63</text:p>
          </table:table-cell>
        </table:table-row>
        <table:table-row table:style-name="ro1">
          <table:table-cell/>
          <table:table-cell table:formula="of:=[Iterations.B285]+[Iterations.$C$3]" office:value-type="float" office:value="5027.57287511114" calcext:value-type="float">
            <text:p>5027.57</text:p>
          </table:table-cell>
          <table:table-cell table:formula="of:=[Iterations.$F$3]*[Iterations.B286]" office:value-type="float" office:value="4.88692190558414" calcext:value-type="float">
            <text:p>4.8869219056</text:p>
          </table:table-cell>
          <table:table-cell table:formula="of:=[Iterations.C286] + 2 * ['a, e, i orbits'.$G$3] * SIN( [Iterations.C286] ) + 1.25 * ['a, e, i orbits'.$G$3] * SIN( 2 * [Iterations.C286] )" office:value-type="float" office:value="4.64720783706599" calcext:value-type="float">
            <text:p>4.6472078371</text:p>
          </table:table-cell>
          <table:table-cell table:formula="of:=( ['a, e, i orbits'.$G$2] * (1 - ['a, e, i orbits'.$G$3]^2) ) / ( 1 + ['a, e, i orbits'.$G$3] * COS([Iterations.D286]) )" office:value-type="float" office:value="7473679.81237894" calcext:value-type="float">
            <text:p>7,473,679.81</text:p>
          </table:table-cell>
          <table:table-cell table:formula="of:=ATAN( ( ['a, e, i orbits'.$G$3] * SIN( [Iterations.D286] ) ) / ( 1 + ['a, e, i orbits'.$G$3] * COS( [Iterations.D286] ) ) )" office:value-type="float" office:value="-0.100106132591662" calcext:value-type="float">
            <text:p>-0.1001061326</text:p>
          </table:table-cell>
          <table:table-cell table:formula="of:=SQRT( ['a, e, i orbits'.$B$6] * ( 2/[Iterations.E286] - 1/['a, e, i orbits'.$G$2] ))" office:value-type="float" office:value="7315.8095160847" calcext:value-type="float">
            <text:p>7,315.81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RADIANS([Iterations.I286])" office:value-type="float" office:value="4.88692190558412" calcext:value-type="float">
            <text:p>4.8869219056</text:p>
          </table:table-cell>
          <table:table-cell table:formula="of:=( ['a, e, i orbits'.$G$2] * (1 - ['a, e, i orbits'.$G$3]^2) ) / ( 1 + ['a, e, i orbits'.$G$3] * COS([Iterations.J286]) )" office:value-type="float" office:value="7298266.92483751" calcext:value-type="float">
            <text:p>7,298,266.92</text:p>
          </table:table-cell>
          <table:table-cell table:formula="of:=ATAN( ( ['a, e, i orbits'.$G$3] * SIN( [Iterations.J286] ) ) / ( 1 + ['a, e, i orbits'.$G$3] * COS( [Iterations.J286] ) ) )" office:value-type="float" office:value="-0.0964992067134292" calcext:value-type="float">
            <text:p>-0.0964992067</text:p>
          </table:table-cell>
          <table:table-cell table:formula="of:=SQRT( ['a, e, i orbits'.$B$6] * ( 2/[Iterations.K286] - 1/['a, e, i orbits'.$G$2] ))" office:value-type="float" office:value="7488.97960339889" calcext:value-type="float">
            <text:p>7,488.98</text:p>
          </table:table-cell>
        </table:table-row>
        <table:table-row table:style-name="ro1">
          <table:table-cell/>
          <table:table-cell table:formula="of:=[Iterations.B286]+[Iterations.$C$3]" office:value-type="float" office:value="5045.52849252225" calcext:value-type="float">
            <text:p>5045.53</text:p>
          </table:table-cell>
          <table:table-cell table:formula="of:=[Iterations.$F$3]*[Iterations.B287]" office:value-type="float" office:value="4.90437519810408" calcext:value-type="float">
            <text:p>4.9043751981</text:p>
          </table:table-cell>
          <table:table-cell table:formula="of:=[Iterations.C287] + 2 * ['a, e, i orbits'.$G$3] * SIN( [Iterations.C287] ) + 1.25 * ['a, e, i orbits'.$G$3] * SIN( 2 * [Iterations.C287] )" office:value-type="float" office:value="4.66122393723756" calcext:value-type="float">
            <text:p>4.6612239372</text:p>
          </table:table-cell>
          <table:table-cell table:formula="of:=( ['a, e, i orbits'.$G$2] * (1 - ['a, e, i orbits'.$G$3]^2) ) / ( 1 + ['a, e, i orbits'.$G$3] * COS([Iterations.D287]) )" office:value-type="float" office:value="7463168.67626031" calcext:value-type="float">
            <text:p>7,463,168.68</text:p>
          </table:table-cell>
          <table:table-cell table:formula="of:=ATAN( ( ['a, e, i orbits'.$G$3] * SIN( [Iterations.D287] ) ) / ( 1 + ['a, e, i orbits'.$G$3] * COS( [Iterations.D287] ) ) )" office:value-type="float" office:value="-0.100047369812144" calcext:value-type="float">
            <text:p>-0.1000473698</text:p>
          </table:table-cell>
          <table:table-cell table:formula="of:=SQRT( ['a, e, i orbits'.$B$6] * ( 2/[Iterations.E287] - 1/['a, e, i orbits'.$G$2] ))" office:value-type="float" office:value="7326.06988377625" calcext:value-type="float">
            <text:p>7,326.07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RADIANS([Iterations.I287])" office:value-type="float" office:value="4.90437519810407" calcext:value-type="float">
            <text:p>4.9043751981</text:p>
          </table:table-cell>
          <table:table-cell table:formula="of:=( ['a, e, i orbits'.$G$2] * (1 - ['a, e, i orbits'.$G$3]^2) ) / ( 1 + ['a, e, i orbits'.$G$3] * COS([Iterations.J287]) )" office:value-type="float" office:value="7285977.00473892" calcext:value-type="float">
            <text:p>7,285,977.00</text:p>
          </table:table-cell>
          <table:table-cell table:formula="of:=ATAN( ( ['a, e, i orbits'.$G$3] * SIN( [Iterations.J287] ) ) / ( 1 + ['a, e, i orbits'.$G$3] * COS( [Iterations.J287] ) ) )" office:value-type="float" office:value="-0.0960284878856602" calcext:value-type="float">
            <text:p>-0.0960284879</text:p>
          </table:table-cell>
          <table:table-cell table:formula="of:=SQRT( ['a, e, i orbits'.$B$6] * ( 2/[Iterations.K287] - 1/['a, e, i orbits'.$G$2] ))" office:value-type="float" office:value="7501.27097820947" calcext:value-type="float">
            <text:p>7,501.27</text:p>
          </table:table-cell>
        </table:table-row>
        <table:table-row table:style-name="ro1">
          <table:table-cell/>
          <table:table-cell table:formula="of:=[Iterations.B287]+[Iterations.$C$3]" office:value-type="float" office:value="5063.48410993336" calcext:value-type="float">
            <text:p>5063.48</text:p>
          </table:table-cell>
          <table:table-cell table:formula="of:=[Iterations.$F$3]*[Iterations.B288]" office:value-type="float" office:value="4.92182849062403" calcext:value-type="float">
            <text:p>4.9218284906</text:p>
          </table:table-cell>
          <table:table-cell table:formula="of:=[Iterations.C288] + 2 * ['a, e, i orbits'.$G$3] * SIN( [Iterations.C288] ) + 1.25 * ['a, e, i orbits'.$G$3] * SIN( 2 * [Iterations.C288] )" office:value-type="float" office:value="4.67535689009279" calcext:value-type="float">
            <text:p>4.6753568901</text:p>
          </table:table-cell>
          <table:table-cell table:formula="of:=( ['a, e, i orbits'.$G$2] * (1 - ['a, e, i orbits'.$G$3]^2) ) / ( 1 + ['a, e, i orbits'.$G$3] * COS([Iterations.D288]) )" office:value-type="float" office:value="7452592.19916839" calcext:value-type="float">
            <text:p>7,452,592.20</text:p>
          </table:table-cell>
          <table:table-cell table:formula="of:=ATAN( ( ['a, e, i orbits'.$G$3] * SIN( [Iterations.D288] ) ) / ( 1 + ['a, e, i orbits'.$G$3] * COS( [Iterations.D288] ) ) )" office:value-type="float" office:value="-0.0999684418900107" calcext:value-type="float">
            <text:p>-0.0999684419</text:p>
          </table:table-cell>
          <table:table-cell table:formula="of:=SQRT( ['a, e, i orbits'.$B$6] * ( 2/[Iterations.E288] - 1/['a, e, i orbits'.$G$2] ))" office:value-type="float" office:value="7336.4087011079" calcext:value-type="float">
            <text:p>7,336.41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RADIANS([Iterations.I288])" office:value-type="float" office:value="4.92182849062401" calcext:value-type="float">
            <text:p>4.9218284906</text:p>
          </table:table-cell>
          <table:table-cell table:formula="of:=( ['a, e, i orbits'.$G$2] * (1 - ['a, e, i orbits'.$G$3]^2) ) / ( 1 + ['a, e, i orbits'.$G$3] * COS([Iterations.J288]) )" office:value-type="float" office:value="7273769.82177359" calcext:value-type="float">
            <text:p>7,273,769.82</text:p>
          </table:table-cell>
          <table:table-cell table:formula="of:=ATAN( ( ['a, e, i orbits'.$G$3] * SIN( [Iterations.J288] ) ) / ( 1 + ['a, e, i orbits'.$G$3] * COS( [Iterations.J288] ) ) )" office:value-type="float" office:value="-0.0955308243453041" calcext:value-type="float">
            <text:p>-0.0955308243</text:p>
          </table:table-cell>
          <table:table-cell table:formula="of:=SQRT( ['a, e, i orbits'.$B$6] * ( 2/[Iterations.K288] - 1/['a, e, i orbits'.$G$2] ))" office:value-type="float" office:value="7513.50071769273" calcext:value-type="float">
            <text:p>7,513.50</text:p>
          </table:table-cell>
        </table:table-row>
        <table:table-row table:style-name="ro1">
          <table:table-cell/>
          <table:table-cell table:formula="of:=[Iterations.B288]+[Iterations.$C$3]" office:value-type="float" office:value="5081.43972734447" calcext:value-type="float">
            <text:p>5081.44</text:p>
          </table:table-cell>
          <table:table-cell table:formula="of:=[Iterations.$F$3]*[Iterations.B289]" office:value-type="float" office:value="4.93928178314397" calcext:value-type="float">
            <text:p>4.9392817831</text:p>
          </table:table-cell>
          <table:table-cell table:formula="of:=[Iterations.C289] + 2 * ['a, e, i orbits'.$G$3] * SIN( [Iterations.C289] ) + 1.25 * ['a, e, i orbits'.$G$3] * SIN( 2 * [Iterations.C289] )" office:value-type="float" office:value="4.68961137683828" calcext:value-type="float">
            <text:p>4.6896113768</text:p>
          </table:table-cell>
          <table:table-cell table:formula="of:=( ['a, e, i orbits'.$G$2] * (1 - ['a, e, i orbits'.$G$3]^2) ) / ( 1 + ['a, e, i orbits'.$G$3] * COS([Iterations.D289]) )" office:value-type="float" office:value="7441949.51184851" calcext:value-type="float">
            <text:p>7,441,949.51</text:p>
          </table:table-cell>
          <table:table-cell table:formula="of:=ATAN( ( ['a, e, i orbits'.$G$3] * SIN( [Iterations.D289] ) ) / ( 1 + ['a, e, i orbits'.$G$3] * COS( [Iterations.D289] ) ) )" office:value-type="float" office:value="-0.0998689229327557" calcext:value-type="float">
            <text:p>-0.0998689229</text:p>
          </table:table-cell>
          <table:table-cell table:formula="of:=SQRT( ['a, e, i orbits'.$B$6] * ( 2/[Iterations.E289] - 1/['a, e, i orbits'.$G$2] ))" office:value-type="float" office:value="7346.82715528272" calcext:value-type="float">
            <text:p>7,346.83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RADIANS([Iterations.I289])" office:value-type="float" office:value="4.93928178314395" calcext:value-type="float">
            <text:p>4.9392817831</text:p>
          </table:table-cell>
          <table:table-cell table:formula="of:=( ['a, e, i orbits'.$G$2] * (1 - ['a, e, i orbits'.$G$3]^2) ) / ( 1 + ['a, e, i orbits'.$G$3] * COS([Iterations.J289]) )" office:value-type="float" office:value="7261648.45243502" calcext:value-type="float">
            <text:p>7,261,648.45</text:p>
          </table:table-cell>
          <table:table-cell table:formula="of:=ATAN( ( ['a, e, i orbits'.$G$3] * SIN( [Iterations.J289] ) ) / ( 1 + ['a, e, i orbits'.$G$3] * COS( [Iterations.J289] ) ) )" office:value-type="float" office:value="-0.0950064859763611" calcext:value-type="float">
            <text:p>-0.095006486</text:p>
          </table:table-cell>
          <table:table-cell table:formula="of:=SQRT( ['a, e, i orbits'.$B$6] * ( 2/[Iterations.K289] - 1/['a, e, i orbits'.$G$2] ))" office:value-type="float" office:value="7525.66540608626" calcext:value-type="float">
            <text:p>7,525.67</text:p>
          </table:table-cell>
        </table:table-row>
        <table:table-row table:style-name="ro1">
          <table:table-cell/>
          <table:table-cell table:formula="of:=[Iterations.B289]+[Iterations.$C$3]" office:value-type="float" office:value="5099.39534475559" calcext:value-type="float">
            <text:p>5099.40</text:p>
          </table:table-cell>
          <table:table-cell table:formula="of:=[Iterations.$F$3]*[Iterations.B290]" office:value-type="float" office:value="4.95673507566391" calcext:value-type="float">
            <text:p>4.9567350757</text:p>
          </table:table-cell>
          <table:table-cell table:formula="of:=[Iterations.C290] + 2 * ['a, e, i orbits'.$G$3] * SIN( [Iterations.C290] ) + 1.25 * ['a, e, i orbits'.$G$3] * SIN( 2 * [Iterations.C290] )" office:value-type="float" office:value="4.70399198506047" calcext:value-type="float">
            <text:p>4.7039919851</text:p>
          </table:table-cell>
          <table:table-cell table:formula="of:=( ['a, e, i orbits'.$G$2] * (1 - ['a, e, i orbits'.$G$3]^2) ) / ( 1 + ['a, e, i orbits'.$G$3] * COS([Iterations.D290]) )" office:value-type="float" office:value="7431239.93536929" calcext:value-type="float">
            <text:p>7,431,239.94</text:p>
          </table:table-cell>
          <table:table-cell table:formula="of:=ATAN( ( ['a, e, i orbits'.$G$3] * SIN( [Iterations.D290] ) ) / ( 1 + ['a, e, i orbits'.$G$3] * COS( [Iterations.D290] ) ) )" office:value-type="float" office:value="-0.0997483658308216" calcext:value-type="float">
            <text:p>-0.0997483658</text:p>
          </table:table-cell>
          <table:table-cell table:formula="of:=SQRT( ['a, e, i orbits'.$B$6] * ( 2/[Iterations.E290] - 1/['a, e, i orbits'.$G$2] ))" office:value-type="float" office:value="7357.32625602964" calcext:value-type="float">
            <text:p>7,357.33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RADIANS([Iterations.I290])" office:value-type="float" office:value="4.9567350756639" calcext:value-type="float">
            <text:p>4.9567350757</text:p>
          </table:table-cell>
          <table:table-cell table:formula="of:=( ['a, e, i orbits'.$G$2] * (1 - ['a, e, i orbits'.$G$3]^2) ) / ( 1 + ['a, e, i orbits'.$G$3] * COS([Iterations.J290]) )" office:value-type="float" office:value="7249615.9174872" calcext:value-type="float">
            <text:p>7,249,615.92</text:p>
          </table:table-cell>
          <table:table-cell table:formula="of:=ATAN( ( ['a, e, i orbits'.$G$3] * SIN( [Iterations.J290] ) ) / ( 1 + ['a, e, i orbits'.$G$3] * COS( [Iterations.J290] ) ) )" office:value-type="float" office:value="-0.0944557471740523" calcext:value-type="float">
            <text:p>-0.0944557472</text:p>
          </table:table-cell>
          <table:table-cell table:formula="of:=SQRT( ['a, e, i orbits'.$B$6] * ( 2/[Iterations.K290] - 1/['a, e, i orbits'.$G$2] ))" office:value-type="float" office:value="7537.76166179007" calcext:value-type="float">
            <text:p>7,537.76</text:p>
          </table:table-cell>
        </table:table-row>
        <table:table-row table:style-name="ro1">
          <table:table-cell/>
          <table:table-cell table:formula="of:=[Iterations.B290]+[Iterations.$C$3]" office:value-type="float" office:value="5117.3509621667" calcext:value-type="float">
            <text:p>5117.35</text:p>
          </table:table-cell>
          <table:table-cell table:formula="of:=[Iterations.$F$3]*[Iterations.B291]" office:value-type="float" office:value="4.97418836818386" calcext:value-type="float">
            <text:p>4.9741883682</text:p>
          </table:table-cell>
          <table:table-cell table:formula="of:=[Iterations.C291] + 2 * ['a, e, i orbits'.$G$3] * SIN( [Iterations.C291] ) + 1.25 * ['a, e, i orbits'.$G$3] * SIN( 2 * [Iterations.C291] )" office:value-type="float" office:value="4.71850320292604" calcext:value-type="float">
            <text:p>4.7185032029</text:p>
          </table:table-cell>
          <table:table-cell table:formula="of:=( ['a, e, i orbits'.$G$2] * (1 - ['a, e, i orbits'.$G$3]^2) ) / ( 1 + ['a, e, i orbits'.$G$3] * COS([Iterations.D291]) )" office:value-type="float" office:value="7420462.99205916" calcext:value-type="float">
            <text:p>7,420,462.99</text:p>
          </table:table-cell>
          <table:table-cell table:formula="of:=ATAN( ( ['a, e, i orbits'.$G$3] * SIN( [Iterations.D291] ) ) / ( 1 + ['a, e, i orbits'.$G$3] * COS( [Iterations.D291] ) ) )" office:value-type="float" office:value="-0.0996063030708764" calcext:value-type="float">
            <text:p>-0.0996063031</text:p>
          </table:table-cell>
          <table:table-cell table:formula="of:=SQRT( ['a, e, i orbits'.$B$6] * ( 2/[Iterations.E291] - 1/['a, e, i orbits'.$G$2] ))" office:value-type="float" office:value="7367.90682367462" calcext:value-type="float">
            <text:p>7,367.91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RADIANS([Iterations.I291])" office:value-type="float" office:value="4.97418836818384" calcext:value-type="float">
            <text:p>4.9741883682</text:p>
          </table:table-cell>
          <table:table-cell table:formula="of:=( ['a, e, i orbits'.$G$2] * (1 - ['a, e, i orbits'.$G$3]^2) ) / ( 1 + ['a, e, i orbits'.$G$3] * COS([Iterations.J291]) )" office:value-type="float" office:value="7237675.18206166" calcext:value-type="float">
            <text:p>7,237,675.18</text:p>
          </table:table-cell>
          <table:table-cell table:formula="of:=ATAN( ( ['a, e, i orbits'.$G$3] * SIN( [Iterations.J291] ) ) / ( 1 + ['a, e, i orbits'.$G$3] * COS( [Iterations.J291] ) ) )" office:value-type="float" office:value="-0.0938788866722798" calcext:value-type="float">
            <text:p>-0.0938788867</text:p>
          </table:table-cell>
          <table:table-cell table:formula="of:=SQRT( ['a, e, i orbits'.$B$6] * ( 2/[Iterations.K291] - 1/['a, e, i orbits'.$G$2] ))" office:value-type="float" office:value="7549.78613791674" calcext:value-type="float">
            <text:p>7,549.79</text:p>
          </table:table-cell>
        </table:table-row>
        <table:table-row table:style-name="ro1">
          <table:table-cell/>
          <table:table-cell table:formula="of:=[Iterations.B291]+[Iterations.$C$3]" office:value-type="float" office:value="5135.30657957781" calcext:value-type="float">
            <text:p>5135.31</text:p>
          </table:table-cell>
          <table:table-cell table:formula="of:=[Iterations.$F$3]*[Iterations.B292]" office:value-type="float" office:value="4.9916416607038" calcext:value-type="float">
            <text:p>4.9916416607</text:p>
          </table:table-cell>
          <table:table-cell table:formula="of:=[Iterations.C292] + 2 * ['a, e, i orbits'.$G$3] * SIN( [Iterations.C292] ) + 1.25 * ['a, e, i orbits'.$G$3] * SIN( 2 * [Iterations.C292] )" office:value-type="float" office:value="4.73314941348698" calcext:value-type="float">
            <text:p>4.7331494135</text:p>
          </table:table-cell>
          <table:table-cell table:formula="of:=( ['a, e, i orbits'.$G$2] * (1 - ['a, e, i orbits'.$G$3]^2) ) / ( 1 + ['a, e, i orbits'.$G$3] * COS([Iterations.D292]) )" office:value-type="float" office:value="7409618.41621035" calcext:value-type="float">
            <text:p>7,409,618.42</text:p>
          </table:table-cell>
          <table:table-cell table:formula="of:=ATAN( ( ['a, e, i orbits'.$G$3] * SIN( [Iterations.D292] ) ) / ( 1 + ['a, e, i orbits'.$G$3] * COS( [Iterations.D292] ) ) )" office:value-type="float" office:value="-0.0994422476246696" calcext:value-type="float">
            <text:p>-0.0994422476</text:p>
          </table:table-cell>
          <table:table-cell table:formula="of:=SQRT( ['a, e, i orbits'.$B$6] * ( 2/[Iterations.E292] - 1/['a, e, i orbits'.$G$2] ))" office:value-type="float" office:value="7378.56947730583" calcext:value-type="float">
            <text:p>7,378.57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RADIANS([Iterations.I292])" office:value-type="float" office:value="4.99164166070378" calcext:value-type="float">
            <text:p>4.9916416607</text:p>
          </table:table-cell>
          <table:table-cell table:formula="of:=( ['a, e, i orbits'.$G$2] * (1 - ['a, e, i orbits'.$G$3]^2) ) / ( 1 + ['a, e, i orbits'.$G$3] * COS([Iterations.J292]) )" office:value-type="float" office:value="7225829.15579123" calcext:value-type="float">
            <text:p>7,225,829.16</text:p>
          </table:table-cell>
          <table:table-cell table:formula="of:=ATAN( ( ['a, e, i orbits'.$G$3] * SIN( [Iterations.J292] ) ) / ( 1 + ['a, e, i orbits'.$G$3] * COS( [Iterations.J292] ) ) )" office:value-type="float" office:value="-0.093276187375185" calcext:value-type="float">
            <text:p>-0.0932761874</text:p>
          </table:table-cell>
          <table:table-cell table:formula="of:=SQRT( ['a, e, i orbits'.$B$6] * ( 2/[Iterations.K292] - 1/['a, e, i orbits'.$G$2] ))" office:value-type="float" office:value="7561.73552282146" calcext:value-type="float">
            <text:p>7,561.74</text:p>
          </table:table-cell>
        </table:table-row>
        <table:table-row table:style-name="ro1">
          <table:table-cell/>
          <table:table-cell table:formula="of:=[Iterations.B292]+[Iterations.$C$3]" office:value-type="float" office:value="5153.26219698892" calcext:value-type="float">
            <text:p>5153.26</text:p>
          </table:table-cell>
          <table:table-cell table:formula="of:=[Iterations.$F$3]*[Iterations.B293]" office:value-type="float" office:value="5.00909495322374" calcext:value-type="float">
            <text:p>5.0090949532</text:p>
          </table:table-cell>
          <table:table-cell table:formula="of:=[Iterations.C293] + 2 * ['a, e, i orbits'.$G$3] * SIN( [Iterations.C293] ) + 1.25 * ['a, e, i orbits'.$G$3] * SIN( 2 * [Iterations.C293] )" office:value-type="float" office:value="4.74793488909729" calcext:value-type="float">
            <text:p>4.7479348891</text:p>
          </table:table-cell>
          <table:table-cell table:formula="of:=( ['a, e, i orbits'.$G$2] * (1 - ['a, e, i orbits'.$G$3]^2) ) / ( 1 + ['a, e, i orbits'.$G$3] * COS([Iterations.D293]) )" office:value-type="float" office:value="7398706.16451927" calcext:value-type="float">
            <text:p>7,398,706.16</text:p>
          </table:table-cell>
          <table:table-cell table:formula="of:=ATAN( ( ['a, e, i orbits'.$G$3] * SIN( [Iterations.D293] ) ) / ( 1 + ['a, e, i orbits'.$G$3] * COS( [Iterations.D293] ) ) )" office:value-type="float" office:value="-0.0992556939147181" calcext:value-type="float">
            <text:p>-0.0992556939</text:p>
          </table:table-cell>
          <table:table-cell table:formula="of:=SQRT( ['a, e, i orbits'.$B$6] * ( 2/[Iterations.E293] - 1/['a, e, i orbits'.$G$2] ))" office:value-type="float" office:value="7389.31462306071" calcext:value-type="float">
            <text:p>7,389.31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RADIANS([Iterations.I293])" office:value-type="float" office:value="5.00909495322373" calcext:value-type="float">
            <text:p>5.0090949532</text:p>
          </table:table-cell>
          <table:table-cell table:formula="of:=( ['a, e, i orbits'.$G$2] * (1 - ['a, e, i orbits'.$G$3]^2) ) / ( 1 + ['a, e, i orbits'.$G$3] * COS([Iterations.J293]) )" office:value-type="float" office:value="7214080.69297865" calcext:value-type="float">
            <text:p>7,214,080.69</text:p>
          </table:table-cell>
          <table:table-cell table:formula="of:=ATAN( ( ['a, e, i orbits'.$G$3] * SIN( [Iterations.J293] ) ) / ( 1 + ['a, e, i orbits'.$G$3] * COS( [Iterations.J293] ) ) )" office:value-type="float" office:value="-0.0926479361928168" calcext:value-type="float">
            <text:p>-0.0926479362</text:p>
          </table:table-cell>
          <table:table-cell table:formula="of:=SQRT( ['a, e, i orbits'.$B$6] * ( 2/[Iterations.K293] - 1/['a, e, i orbits'.$G$2] ))" office:value-type="float" office:value="7573.60654061254" calcext:value-type="float">
            <text:p>7,573.61</text:p>
          </table:table-cell>
        </table:table-row>
        <table:table-row table:style-name="ro1">
          <table:table-cell/>
          <table:table-cell table:formula="of:=[Iterations.B293]+[Iterations.$C$3]" office:value-type="float" office:value="5171.21781440003" calcext:value-type="float">
            <text:p>5171.22</text:p>
          </table:table-cell>
          <table:table-cell table:formula="of:=[Iterations.$F$3]*[Iterations.B294]" office:value-type="float" office:value="5.02654824574369" calcext:value-type="float">
            <text:p>5.0265482457</text:p>
          </table:table-cell>
          <table:table-cell table:formula="of:=[Iterations.C294] + 2 * ['a, e, i orbits'.$G$3] * SIN( [Iterations.C294] ) + 1.25 * ['a, e, i orbits'.$G$3] * SIN( 2 * [Iterations.C294] )" office:value-type="float" office:value="4.76286378594809" calcext:value-type="float">
            <text:p>4.7628637859</text:p>
          </table:table-cell>
          <table:table-cell table:formula="of:=( ['a, e, i orbits'.$G$2] * (1 - ['a, e, i orbits'.$G$3]^2) ) / ( 1 + ['a, e, i orbits'.$G$3] * COS([Iterations.D294]) )" office:value-type="float" office:value="7387726.4262315" calcext:value-type="float">
            <text:p>7,387,726.43</text:p>
          </table:table-cell>
          <table:table-cell table:formula="of:=ATAN( ( ['a, e, i orbits'.$G$3] * SIN( [Iterations.D294] ) ) / ( 1 + ['a, e, i orbits'.$G$3] * COS( [Iterations.D294] ) ) )" office:value-type="float" office:value="-0.0990461188578809" calcext:value-type="float">
            <text:p>-0.0990461189</text:p>
          </table:table-cell>
          <table:table-cell table:formula="of:=SQRT( ['a, e, i orbits'.$B$6] * ( 2/[Iterations.E294] - 1/['a, e, i orbits'.$G$2] ))" office:value-type="float" office:value="7400.14244256442" calcext:value-type="float">
            <text:p>7,400.14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RADIANS([Iterations.I294])" office:value-type="float" office:value="5.02654824574367" calcext:value-type="float">
            <text:p>5.0265482457</text:p>
          </table:table-cell>
          <table:table-cell table:formula="of:=( ['a, e, i orbits'.$G$2] * (1 - ['a, e, i orbits'.$G$3]^2) ) / ( 1 + ['a, e, i orbits'.$G$3] * COS([Iterations.J294]) )" office:value-type="float" office:value="7202432.59279853" calcext:value-type="float">
            <text:p>7,202,432.59</text:p>
          </table:table-cell>
          <table:table-cell table:formula="of:=ATAN( ( ['a, e, i orbits'.$G$3] * SIN( [Iterations.J294] ) ) / ( 1 + ['a, e, i orbits'.$G$3] * COS( [Iterations.J294] ) ) )" office:value-type="float" office:value="-0.0919944238809127" calcext:value-type="float">
            <text:p>-0.0919944239</text:p>
          </table:table-cell>
          <table:table-cell table:formula="of:=SQRT( ['a, e, i orbits'.$B$6] * ( 2/[Iterations.K294] - 1/['a, e, i orbits'.$G$2] ))" office:value-type="float" office:value="7585.39595164296" calcext:value-type="float">
            <text:p>7,585.40</text:p>
          </table:table-cell>
        </table:table-row>
        <table:table-row table:style-name="ro1">
          <table:table-cell/>
          <table:table-cell table:formula="of:=[Iterations.B294]+[Iterations.$C$3]" office:value-type="float" office:value="5189.17343181114" calcext:value-type="float">
            <text:p>5189.17</text:p>
          </table:table-cell>
          <table:table-cell table:formula="of:=[Iterations.$F$3]*[Iterations.B295]" office:value-type="float" office:value="5.04400153826363" calcext:value-type="float">
            <text:p>5.0440015383</text:p>
          </table:table-cell>
          <table:table-cell table:formula="of:=[Iterations.C295] + 2 * ['a, e, i orbits'.$G$3] * SIN( [Iterations.C295] ) + 1.25 * ['a, e, i orbits'.$G$3] * SIN( 2 * [Iterations.C295] )" office:value-type="float" office:value="4.77794013872806" calcext:value-type="float">
            <text:p>4.7779401387</text:p>
          </table:table-cell>
          <table:table-cell table:formula="of:=( ['a, e, i orbits'.$G$2] * (1 - ['a, e, i orbits'.$G$3]^2) ) / ( 1 + ['a, e, i orbits'.$G$3] * COS([Iterations.D295]) )" office:value-type="float" office:value="7376679.63295759" calcext:value-type="float">
            <text:p>7,376,679.63</text:p>
          </table:table-cell>
          <table:table-cell table:formula="of:=ATAN( ( ['a, e, i orbits'.$G$3] * SIN( [Iterations.D295] ) ) / ( 1 + ['a, e, i orbits'.$G$3] * COS( [Iterations.D295] ) ) )" office:value-type="float" office:value="-0.0988129829876474" calcext:value-type="float">
            <text:p>-0.098812983</text:p>
          </table:table-cell>
          <table:table-cell table:formula="of:=SQRT( ['a, e, i orbits'.$B$6] * ( 2/[Iterations.E295] - 1/['a, e, i orbits'.$G$2] ))" office:value-type="float" office:value="7411.05288155162" calcext:value-type="float">
            <text:p>7,411.05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RADIANS([Iterations.I295])" office:value-type="float" office:value="5.04400153826361" calcext:value-type="float">
            <text:p>5.0440015383</text:p>
          </table:table-cell>
          <table:table-cell table:formula="of:=( ['a, e, i orbits'.$G$2] * (1 - ['a, e, i orbits'.$G$3]^2) ) / ( 1 + ['a, e, i orbits'.$G$3] * COS([Iterations.J295]) )" office:value-type="float" office:value="7190887.59953118" calcext:value-type="float">
            <text:p>7,190,887.60</text:p>
          </table:table-cell>
          <table:table-cell table:formula="of:=ATAN( ( ['a, e, i orbits'.$G$3] * SIN( [Iterations.J295] ) ) / ( 1 + ['a, e, i orbits'.$G$3] * COS( [Iterations.J295] ) ) )" office:value-type="float" office:value="-0.0913159448847909" calcext:value-type="float">
            <text:p>-0.0913159449</text:p>
          </table:table-cell>
          <table:table-cell table:formula="of:=SQRT( ['a, e, i orbits'.$B$6] * ( 2/[Iterations.K295] - 1/['a, e, i orbits'.$G$2] ))" office:value-type="float" office:value="7597.10055298336" calcext:value-type="float">
            <text:p>7,597.10</text:p>
          </table:table-cell>
        </table:table-row>
        <table:table-row table:style-name="ro1">
          <table:table-cell/>
          <table:table-cell table:formula="of:=[Iterations.B295]+[Iterations.$C$3]" office:value-type="float" office:value="5207.12904922225" calcext:value-type="float">
            <text:p>5207.13</text:p>
          </table:table-cell>
          <table:table-cell table:formula="of:=[Iterations.$F$3]*[Iterations.B296]" office:value-type="float" office:value="5.06145483078357" calcext:value-type="float">
            <text:p>5.0614548308</text:p>
          </table:table-cell>
          <table:table-cell table:formula="of:=[Iterations.C296] + 2 * ['a, e, i orbits'.$G$3] * SIN( [Iterations.C296] ) + 1.25 * ['a, e, i orbits'.$G$3] * SIN( 2 * [Iterations.C296] )" office:value-type="float" office:value="4.79316785541557" calcext:value-type="float">
            <text:p>4.7931678554</text:p>
          </table:table-cell>
          <table:table-cell table:formula="of:=( ['a, e, i orbits'.$G$2] * (1 - ['a, e, i orbits'.$G$3]^2) ) / ( 1 + ['a, e, i orbits'.$G$3] * COS([Iterations.D296]) )" office:value-type="float" office:value="7365566.4681249" calcext:value-type="float">
            <text:p>7,365,566.47</text:p>
          </table:table-cell>
          <table:table-cell table:formula="of:=ATAN( ( ['a, e, i orbits'.$G$3] * SIN( [Iterations.D296] ) ) / ( 1 + ['a, e, i orbits'.$G$3] * COS( [Iterations.D296] ) ) )" office:value-type="float" office:value="-0.0985557316557165" calcext:value-type="float">
            <text:p>-0.0985557317</text:p>
          </table:table-cell>
          <table:table-cell table:formula="of:=SQRT( ['a, e, i orbits'.$B$6] * ( 2/[Iterations.E296] - 1/['a, e, i orbits'.$G$2] ))" office:value-type="float" office:value="7422.04563870509" calcext:value-type="float">
            <text:p>7,422.05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RADIANS([Iterations.I296])" office:value-type="float" office:value="5.06145483078356" calcext:value-type="float">
            <text:p>5.0614548308</text:p>
          </table:table-cell>
          <table:table-cell table:formula="of:=( ['a, e, i orbits'.$G$2] * (1 - ['a, e, i orbits'.$G$3]^2) ) / ( 1 + ['a, e, i orbits'.$G$3] * COS([Iterations.J296]) )" office:value-type="float" office:value="7179448.4028266" calcext:value-type="float">
            <text:p>7,179,448.40</text:p>
          </table:table-cell>
          <table:table-cell table:formula="of:=ATAN( ( ['a, e, i orbits'.$G$3] * SIN( [Iterations.J296] ) ) / ( 1 + ['a, e, i orbits'.$G$3] * COS( [Iterations.J296] ) ) )" office:value-type="float" office:value="-0.090612797187344" calcext:value-type="float">
            <text:p>-0.0906127972</text:p>
          </table:table-cell>
          <table:table-cell table:formula="of:=SQRT( ['a, e, i orbits'.$B$6] * ( 2/[Iterations.K296] - 1/['a, e, i orbits'.$G$2] ))" office:value-type="float" office:value="7608.71717887711" calcext:value-type="float">
            <text:p>7,608.72</text:p>
          </table:table-cell>
        </table:table-row>
        <table:table-row table:style-name="ro1">
          <table:table-cell/>
          <table:table-cell table:formula="of:=[Iterations.B296]+[Iterations.$C$3]" office:value-type="float" office:value="5225.08466663336" calcext:value-type="float">
            <text:p>5225.08</text:p>
          </table:table-cell>
          <table:table-cell table:formula="of:=[Iterations.$F$3]*[Iterations.B297]" office:value-type="float" office:value="5.07890812330352" calcext:value-type="float">
            <text:p>5.0789081233</text:p>
          </table:table-cell>
          <table:table-cell table:formula="of:=[Iterations.C297] + 2 * ['a, e, i orbits'.$G$3] * SIN( [Iterations.C297] ) + 1.25 * ['a, e, i orbits'.$G$3] * SIN( 2 * [Iterations.C297] )" office:value-type="float" office:value="4.80855071220922" calcext:value-type="float">
            <text:p>4.8085507122</text:p>
          </table:table-cell>
          <table:table-cell table:formula="of:=( ['a, e, i orbits'.$G$2] * (1 - ['a, e, i orbits'.$G$3]^2) ) / ( 1 + ['a, e, i orbits'.$G$3] * COS([Iterations.D297]) )" office:value-type="float" office:value="7354387.87602957" calcext:value-type="float">
            <text:p>7,354,387.88</text:p>
          </table:table-cell>
          <table:table-cell table:formula="of:=ATAN( ( ['a, e, i orbits'.$G$3] * SIN( [Iterations.D297] ) ) / ( 1 + ['a, e, i orbits'.$G$3] * COS( [Iterations.D297] ) ) )" office:value-type="float" office:value="-0.0982737963131605" calcext:value-type="float">
            <text:p>-0.0982737963</text:p>
          </table:table-cell>
          <table:table-cell table:formula="of:=SQRT( ['a, e, i orbits'.$B$6] * ( 2/[Iterations.E297] - 1/['a, e, i orbits'.$G$2] ))" office:value-type="float" office:value="7433.12015474692" calcext:value-type="float">
            <text:p>7,433.12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RADIANS([Iterations.I297])" office:value-type="float" office:value="5.0789081233035" calcext:value-type="float">
            <text:p>5.0789081233</text:p>
          </table:table-cell>
          <table:table-cell table:formula="of:=( ['a, e, i orbits'.$G$2] * (1 - ['a, e, i orbits'.$G$3]^2) ) / ( 1 + ['a, e, i orbits'.$G$3] * COS([Iterations.J297]) )" office:value-type="float" office:value="7168117.63799715" calcext:value-type="float">
            <text:p>7,168,117.64</text:p>
          </table:table-cell>
          <table:table-cell table:formula="of:=ATAN( ( ['a, e, i orbits'.$G$3] * SIN( [Iterations.J297] ) ) / ( 1 + ['a, e, i orbits'.$G$3] * COS( [Iterations.J297] ) ) )" office:value-type="float" office:value="-0.0898852821611228" calcext:value-type="float">
            <text:p>-0.0898852822</text:p>
          </table:table-cell>
          <table:table-cell table:formula="of:=SQRT( ['a, e, i orbits'.$B$6] * ( 2/[Iterations.K297] - 1/['a, e, i orbits'.$G$2] ))" office:value-type="float" office:value="7620.24270117788" calcext:value-type="float">
            <text:p>7,620.24</text:p>
          </table:table-cell>
        </table:table-row>
        <table:table-row table:style-name="ro1">
          <table:table-cell/>
          <table:table-cell table:formula="of:=[Iterations.B297]+[Iterations.$C$3]" office:value-type="float" office:value="5243.04028404448" calcext:value-type="float">
            <text:p>5243.04</text:p>
          </table:table-cell>
          <table:table-cell table:formula="of:=[Iterations.$F$3]*[Iterations.B298]" office:value-type="float" office:value="5.09636141582346" calcext:value-type="float">
            <text:p>5.0963614158</text:p>
          </table:table-cell>
          <table:table-cell table:formula="of:=[Iterations.C298] + 2 * ['a, e, i orbits'.$G$3] * SIN( [Iterations.C298] ) + 1.25 * ['a, e, i orbits'.$G$3] * SIN( 2 * [Iterations.C298] )" office:value-type="float" office:value="4.82409234860273" calcext:value-type="float">
            <text:p>4.8240923486</text:p>
          </table:table-cell>
          <table:table-cell table:formula="of:=( ['a, e, i orbits'.$G$2] * (1 - ['a, e, i orbits'.$G$3]^2) ) / ( 1 + ['a, e, i orbits'.$G$3] * COS([Iterations.D298]) )" office:value-type="float" office:value="7343145.07045141" calcext:value-type="float">
            <text:p>7,343,145.07</text:p>
          </table:table-cell>
          <table:table-cell table:formula="of:=ATAN( ( ['a, e, i orbits'.$G$3] * SIN( [Iterations.D298] ) ) / ( 1 + ['a, e, i orbits'.$G$3] * COS( [Iterations.D298] ) ) )" office:value-type="float" office:value="-0.0979665958711597" calcext:value-type="float">
            <text:p>-0.0979665959</text:p>
          </table:table-cell>
          <table:table-cell table:formula="of:=SQRT( ['a, e, i orbits'.$B$6] * ( 2/[Iterations.E298] - 1/['a, e, i orbits'.$G$2] ))" office:value-type="float" office:value="7444.27560181965" calcext:value-type="float">
            <text:p>7,444.28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RADIANS([Iterations.I298])" office:value-type="float" office:value="5.09636141582344" calcext:value-type="float">
            <text:p>5.0963614158</text:p>
          </table:table-cell>
          <table:table-cell table:formula="of:=( ['a, e, i orbits'.$G$2] * (1 - ['a, e, i orbits'.$G$3]^2) ) / ( 1 + ['a, e, i orbits'.$G$3] * COS([Iterations.J298]) )" office:value-type="float" office:value="7156897.88633736" calcext:value-type="float">
            <text:p>7,156,897.89</text:p>
          </table:table-cell>
          <table:table-cell table:formula="of:=ATAN( ( ['a, e, i orbits'.$G$3] * SIN( [Iterations.J298] ) ) / ( 1 + ['a, e, i orbits'.$G$3] * COS( [Iterations.J298] ) ) )" office:value-type="float" office:value="-0.0891337044244884" calcext:value-type="float">
            <text:p>-0.0891337044</text:p>
          </table:table-cell>
          <table:table-cell table:formula="of:=SQRT( ['a, e, i orbits'.$B$6] * ( 2/[Iterations.K298] - 1/['a, e, i orbits'.$G$2] ))" office:value-type="float" office:value="7631.67402977028" calcext:value-type="float">
            <text:p>7,631.67</text:p>
          </table:table-cell>
        </table:table-row>
        <table:table-row table:style-name="ro1">
          <table:table-cell/>
          <table:table-cell table:formula="of:=[Iterations.B298]+[Iterations.$C$3]" office:value-type="float" office:value="5260.99590145559" calcext:value-type="float">
            <text:p>5261.00</text:p>
          </table:table-cell>
          <table:table-cell table:formula="of:=[Iterations.$F$3]*[Iterations.B299]" office:value-type="float" office:value="5.1138147083434" calcext:value-type="float">
            <text:p>5.1138147083</text:p>
          </table:table-cell>
          <table:table-cell table:formula="of:=[Iterations.C299] + 2 * ['a, e, i orbits'.$G$3] * SIN( [Iterations.C299] ) + 1.25 * ['a, e, i orbits'.$G$3] * SIN( 2 * [Iterations.C299] )" office:value-type="float" office:value="4.83979626261058" calcext:value-type="float">
            <text:p>4.8397962626</text:p>
          </table:table-cell>
          <table:table-cell table:formula="of:=( ['a, e, i orbits'.$G$2] * (1 - ['a, e, i orbits'.$G$3]^2) ) / ( 1 + ['a, e, i orbits'.$G$3] * COS([Iterations.D299]) )" office:value-type="float" office:value="7331839.54279388" calcext:value-type="float">
            <text:p>7,331,839.54</text:p>
          </table:table-cell>
          <table:table-cell table:formula="of:=ATAN( ( ['a, e, i orbits'.$G$3] * SIN( [Iterations.D299] ) ) / ( 1 + ['a, e, i orbits'.$G$3] * COS( [Iterations.D299] ) ) )" office:value-type="float" office:value="-0.0976335381409651" calcext:value-type="float">
            <text:p>-0.0976335381</text:p>
          </table:table-cell>
          <table:table-cell table:formula="of:=SQRT( ['a, e, i orbits'.$B$6] * ( 2/[Iterations.E299] - 1/['a, e, i orbits'.$G$2] ))" office:value-type="float" office:value="7455.51087319677" calcext:value-type="float">
            <text:p>7,455.51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RADIANS([Iterations.I299])" office:value-type="float" office:value="5.11381470834339" calcext:value-type="float">
            <text:p>5.1138147083</text:p>
          </table:table-cell>
          <table:table-cell table:formula="of:=( ['a, e, i orbits'.$G$2] * (1 - ['a, e, i orbits'.$G$3]^2) ) / ( 1 + ['a, e, i orbits'.$G$3] * COS([Iterations.J299]) )" office:value-type="float" office:value="7145791.67546946" calcext:value-type="float">
            <text:p>7,145,791.68</text:p>
          </table:table-cell>
          <table:table-cell table:formula="of:=ATAN( ( ['a, e, i orbits'.$G$3] * SIN( [Iterations.J299] ) ) / ( 1 + ['a, e, i orbits'.$G$3] * COS( [Iterations.J299] ) ) )" office:value-type="float" office:value="-0.0883583717018127" calcext:value-type="float">
            <text:p>-0.0883583717</text:p>
          </table:table-cell>
          <table:table-cell table:formula="of:=SQRT( ['a, e, i orbits'.$B$6] * ( 2/[Iterations.K299] - 1/['a, e, i orbits'.$G$2] ))" office:value-type="float" office:value="7643.00811297404" calcext:value-type="float">
            <text:p>7,643.01</text:p>
          </table:table-cell>
        </table:table-row>
        <table:table-row table:style-name="ro1">
          <table:table-cell/>
          <table:table-cell table:formula="of:=[Iterations.B299]+[Iterations.$C$3]" office:value-type="float" office:value="5278.9515188667" calcext:value-type="float">
            <text:p>5278.95</text:p>
          </table:table-cell>
          <table:table-cell table:formula="of:=[Iterations.$F$3]*[Iterations.B300]" office:value-type="float" office:value="5.13126800086335" calcext:value-type="float">
            <text:p>5.1312680009</text:p>
          </table:table-cell>
          <table:table-cell table:formula="of:=[Iterations.C300] + 2 * ['a, e, i orbits'.$G$3] * SIN( [Iterations.C300] ) + 1.25 * ['a, e, i orbits'.$G$3] * SIN( 2 * [Iterations.C300] )" office:value-type="float" office:value="4.85566580615015" calcext:value-type="float">
            <text:p>4.8556658062</text:p>
          </table:table-cell>
          <table:table-cell table:formula="of:=( ['a, e, i orbits'.$G$2] * (1 - ['a, e, i orbits'.$G$3]^2) ) / ( 1 + ['a, e, i orbits'.$G$3] * COS([Iterations.D300]) )" office:value-type="float" office:value="7320473.06971045" calcext:value-type="float">
            <text:p>7,320,473.07</text:p>
          </table:table-cell>
          <table:table-cell table:formula="of:=ATAN( ( ['a, e, i orbits'.$G$3] * SIN( [Iterations.D300] ) ) / ( 1 + ['a, e, i orbits'.$G$3] * COS( [Iterations.D300] ) ) )" office:value-type="float" office:value="-0.0972740213523873" calcext:value-type="float">
            <text:p>-0.0972740214</text:p>
          </table:table-cell>
          <table:table-cell table:formula="of:=SQRT( ['a, e, i orbits'.$B$6] * ( 2/[Iterations.E300] - 1/['a, e, i orbits'.$G$2] ))" office:value-type="float" office:value="7466.82457336365" calcext:value-type="float">
            <text:p>7,466.82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RADIANS([Iterations.I300])" office:value-type="float" office:value="5.13126800086333" calcext:value-type="float">
            <text:p>5.1312680009</text:p>
          </table:table-cell>
          <table:table-cell table:formula="of:=( ['a, e, i orbits'.$G$2] * (1 - ['a, e, i orbits'.$G$3]^2) ) / ( 1 + ['a, e, i orbits'.$G$3] * COS([Iterations.J300]) )" office:value-type="float" office:value="7134801.47971293" calcext:value-type="float">
            <text:p>7,134,801.48</text:p>
          </table:table-cell>
          <table:table-cell table:formula="of:=ATAN( ( ['a, e, i orbits'.$G$3] * SIN( [Iterations.J300] ) ) / ( 1 + ['a, e, i orbits'.$G$3] * COS( [Iterations.J300] ) ) )" office:value-type="float" office:value="-0.0875595946876951" calcext:value-type="float">
            <text:p>-0.0875595947</text:p>
          </table:table-cell>
          <table:table-cell table:formula="of:=SQRT( ['a, e, i orbits'.$B$6] * ( 2/[Iterations.K300] - 1/['a, e, i orbits'.$G$2] ))" office:value-type="float" office:value="7654.24193793217" calcext:value-type="float">
            <text:p>7,654.24</text:p>
          </table:table-cell>
        </table:table-row>
        <table:table-row table:style-name="ro1">
          <table:table-cell/>
          <table:table-cell table:formula="of:=[Iterations.B300]+[Iterations.$C$3]" office:value-type="float" office:value="5296.90713627781" calcext:value-type="float">
            <text:p>5296.91</text:p>
          </table:table-cell>
          <table:table-cell table:formula="of:=[Iterations.$F$3]*[Iterations.B301]" office:value-type="float" office:value="5.14872129338329" calcext:value-type="float">
            <text:p>5.1487212934</text:p>
          </table:table-cell>
          <table:table-cell table:formula="of:=[Iterations.C301] + 2 * ['a, e, i orbits'.$G$3] * SIN( [Iterations.C301] ) + 1.25 * ['a, e, i orbits'.$G$3] * SIN( 2 * [Iterations.C301] )" office:value-type="float" office:value="4.87170418058609" calcext:value-type="float">
            <text:p>4.8717041806</text:p>
          </table:table-cell>
          <table:table-cell table:formula="of:=( ['a, e, i orbits'.$G$2] * (1 - ['a, e, i orbits'.$G$3]^2) ) / ( 1 + ['a, e, i orbits'.$G$3] * COS([Iterations.D301]) )" office:value-type="float" office:value="7309047.72017813" calcext:value-type="float">
            <text:p>7,309,047.72</text:p>
          </table:table-cell>
          <table:table-cell table:formula="of:=ATAN( ( ['a, e, i orbits'.$G$3] * SIN( [Iterations.D301] ) ) / ( 1 + ['a, e, i orbits'.$G$3] * COS( [Iterations.D301] ) ) )" office:value-type="float" office:value="-0.0968874357497357" calcext:value-type="float">
            <text:p>-0.0968874357</text:p>
          </table:table-cell>
          <table:table-cell table:formula="of:=SQRT( ['a, e, i orbits'.$B$6] * ( 2/[Iterations.E301] - 1/['a, e, i orbits'.$G$2] ))" office:value-type="float" office:value="7478.21500851156" calcext:value-type="float">
            <text:p>7,478.22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RADIANS([Iterations.I301])" office:value-type="float" office:value="5.14872129338327" calcext:value-type="float">
            <text:p>5.1487212934</text:p>
          </table:table-cell>
          <table:table-cell table:formula="of:=( ['a, e, i orbits'.$G$2] * (1 - ['a, e, i orbits'.$G$3]^2) ) / ( 1 + ['a, e, i orbits'.$G$3] * COS([Iterations.J301]) )" office:value-type="float" office:value="7123929.72047691" calcext:value-type="float">
            <text:p>7,123,929.72</text:p>
          </table:table-cell>
          <table:table-cell table:formula="of:=ATAN( ( ['a, e, i orbits'.$G$3] * SIN( [Iterations.J301] ) ) / ( 1 + ['a, e, i orbits'.$G$3] * COS( [Iterations.J301] ) ) )" office:value-type="float" office:value="-0.0867376869151673" calcext:value-type="float">
            <text:p>-0.0867376869</text:p>
          </table:table-cell>
          <table:table-cell table:formula="of:=SQRT( ['a, e, i orbits'.$B$6] * ( 2/[Iterations.K301] - 1/['a, e, i orbits'.$G$2] ))" office:value-type="float" office:value="7665.37253098375" calcext:value-type="float">
            <text:p>7,665.37</text:p>
          </table:table-cell>
        </table:table-row>
        <table:table-row table:style-name="ro1">
          <table:table-cell/>
          <table:table-cell table:formula="of:=[Iterations.B301]+[Iterations.$C$3]" office:value-type="float" office:value="5314.86275368892" calcext:value-type="float">
            <text:p>5314.86</text:p>
          </table:table-cell>
          <table:table-cell table:formula="of:=[Iterations.$F$3]*[Iterations.B302]" office:value-type="float" office:value="5.16617458590323" calcext:value-type="float">
            <text:p>5.1661745859</text:p>
          </table:table-cell>
          <table:table-cell table:formula="of:=[Iterations.C302] + 2 * ['a, e, i orbits'.$G$3] * SIN( [Iterations.C302] ) + 1.25 * ['a, e, i orbits'.$G$3] * SIN( 2 * [Iterations.C302] )" office:value-type="float" office:value="4.88791443244256" calcext:value-type="float">
            <text:p>4.8879144324</text:p>
          </table:table-cell>
          <table:table-cell table:formula="of:=( ['a, e, i orbits'.$G$2] * (1 - ['a, e, i orbits'.$G$3]^2) ) / ( 1 + ['a, e, i orbits'.$G$3] * COS([Iterations.D302]) )" office:value-type="float" office:value="7297565.86197872" calcext:value-type="float">
            <text:p>7,297,565.86</text:p>
          </table:table-cell>
          <table:table-cell table:formula="of:=ATAN( ( ['a, e, i orbits'.$G$3] * SIN( [Iterations.D302] ) ) / ( 1 + ['a, e, i orbits'.$G$3] * COS( [Iterations.D302] ) ) )" office:value-type="float" office:value="-0.0964731652637312" calcext:value-type="float">
            <text:p>-0.0964731653</text:p>
          </table:table-cell>
          <table:table-cell table:formula="of:=SQRT( ['a, e, i orbits'.$B$6] * ( 2/[Iterations.E302] - 1/['a, e, i orbits'.$G$2] ))" office:value-type="float" office:value="7489.68017748901" calcext:value-type="float">
            <text:p>7,489.6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RADIANS([Iterations.I302])" office:value-type="float" office:value="5.16617458590322" calcext:value-type="float">
            <text:p>5.1661745859</text:p>
          </table:table-cell>
          <table:table-cell table:formula="of:=( ['a, e, i orbits'.$G$2] * (1 - ['a, e, i orbits'.$G$3]^2) ) / ( 1 + ['a, e, i orbits'.$G$3] * COS([Iterations.J302]) )" office:value-type="float" office:value="7113178.76667375" calcext:value-type="float">
            <text:p>7,113,178.77</text:p>
          </table:table-cell>
          <table:table-cell table:formula="of:=ATAN( ( ['a, e, i orbits'.$G$3] * SIN( [Iterations.J302] ) ) / ( 1 + ['a, e, i orbits'.$G$3] * COS( [Iterations.J302] ) ) )" office:value-type="float" office:value="-0.0858929646278463" calcext:value-type="float">
            <text:p>-0.0858929646</text:p>
          </table:table-cell>
          <table:table-cell table:formula="of:=SQRT( ['a, e, i orbits'.$B$6] * ( 2/[Iterations.K302] - 1/['a, e, i orbits'.$G$2] ))" office:value-type="float" office:value="7676.3969580216" calcext:value-type="float">
            <text:p>7,676.40</text:p>
          </table:table-cell>
        </table:table-row>
        <table:table-row table:style-name="ro1">
          <table:table-cell/>
          <table:table-cell table:formula="of:=[Iterations.B302]+[Iterations.$C$3]" office:value-type="float" office:value="5332.81837110003" calcext:value-type="float">
            <text:p>5332.82</text:p>
          </table:table-cell>
          <table:table-cell table:formula="of:=[Iterations.$F$3]*[Iterations.B303]" office:value-type="float" office:value="5.18362787842318" calcext:value-type="float">
            <text:p>5.1836278784</text:p>
          </table:table-cell>
          <table:table-cell table:formula="of:=[Iterations.C303] + 2 * ['a, e, i orbits'.$G$3] * SIN( [Iterations.C303] ) + 1.25 * ['a, e, i orbits'.$G$3] * SIN( 2 * [Iterations.C303] )" office:value-type="float" office:value="4.90429944928863" calcext:value-type="float">
            <text:p>4.9042994493</text:p>
          </table:table-cell>
          <table:table-cell table:formula="of:=( ['a, e, i orbits'.$G$2] * (1 - ['a, e, i orbits'.$G$3]^2) ) / ( 1 + ['a, e, i orbits'.$G$3] * COS([Iterations.D303]) )" office:value-type="float" office:value="7286030.16754821" calcext:value-type="float">
            <text:p>7,286,030.17</text:p>
          </table:table-cell>
          <table:table-cell table:formula="of:=ATAN( ( ['a, e, i orbits'.$G$3] * SIN( [Iterations.D303] ) ) / ( 1 + ['a, e, i orbits'.$G$3] * COS( [Iterations.D303] ) ) )" office:value-type="float" office:value="-0.0960305892575036" calcext:value-type="float">
            <text:p>-0.0960305893</text:p>
          </table:table-cell>
          <table:table-cell table:formula="of:=SQRT( ['a, e, i orbits'.$B$6] * ( 2/[Iterations.E303] - 1/['a, e, i orbits'.$G$2] ))" office:value-type="float" office:value="7501.21776325605" calcext:value-type="float">
            <text:p>7,501.2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RADIANS([Iterations.I303])" office:value-type="float" office:value="5.18362787842316" calcext:value-type="float">
            <text:p>5.1836278784</text:p>
          </table:table-cell>
          <table:table-cell table:formula="of:=( ['a, e, i orbits'.$G$2] * (1 - ['a, e, i orbits'.$G$3]^2) ) / ( 1 + ['a, e, i orbits'.$G$3] * COS([Iterations.J303]) )" office:value-type="float" office:value="7102550.93515246" calcext:value-type="float">
            <text:p>7,102,550.94</text:p>
          </table:table-cell>
          <table:table-cell table:formula="of:=ATAN( ( ['a, e, i orbits'.$G$3] * SIN( [Iterations.J303] ) ) / ( 1 + ['a, e, i orbits'.$G$3] * COS( [Iterations.J303] ) ) )" office:value-type="float" office:value="-0.0850257466559987" calcext:value-type="float">
            <text:p>-0.0850257467</text:p>
          </table:table-cell>
          <table:table-cell table:formula="of:=SQRT( ['a, e, i orbits'.$B$6] * ( 2/[Iterations.K303] - 1/['a, e, i orbits'.$G$2] ))" office:value-type="float" office:value="7687.31232483547" calcext:value-type="float">
            <text:p>7,687.31</text:p>
          </table:table-cell>
        </table:table-row>
        <table:table-row table:style-name="ro1">
          <table:table-cell/>
          <table:table-cell table:formula="of:=[Iterations.B303]+[Iterations.$C$3]" office:value-type="float" office:value="5350.77398851114" calcext:value-type="float">
            <text:p>5350.77</text:p>
          </table:table-cell>
          <table:table-cell table:formula="of:=[Iterations.$F$3]*[Iterations.B304]" office:value-type="float" office:value="5.20108117094312" calcext:value-type="float">
            <text:p>5.2010811709</text:p>
          </table:table-cell>
          <table:table-cell table:formula="of:=[Iterations.C304] + 2 * ['a, e, i orbits'.$G$3] * SIN( [Iterations.C304] ) + 1.25 * ['a, e, i orbits'.$G$3] * SIN( 2 * [Iterations.C304] )" office:value-type="float" office:value="4.92086195580195" calcext:value-type="float">
            <text:p>4.9208619558</text:p>
          </table:table-cell>
          <table:table-cell table:formula="of:=( ['a, e, i orbits'.$G$2] * (1 - ['a, e, i orbits'.$G$3]^2) ) / ( 1 + ['a, e, i orbits'.$G$3] * COS([Iterations.D304]) )" office:value-type="float" office:value="7274443.61915486" calcext:value-type="float">
            <text:p>7,274,443.62</text:p>
          </table:table-cell>
          <table:table-cell table:formula="of:=ATAN( ( ['a, e, i orbits'.$G$3] * SIN( [Iterations.D304] ) ) / ( 1 + ['a, e, i orbits'.$G$3] * COS( [Iterations.D304] ) ) )" office:value-type="float" office:value="-0.0955590843443493" calcext:value-type="float">
            <text:p>-0.0955590843</text:p>
          </table:table-cell>
          <table:table-cell table:formula="of:=SQRT( ['a, e, i orbits'.$B$6] * ( 2/[Iterations.E304] - 1/['a, e, i orbits'.$G$2] ))" office:value-type="float" office:value="7512.82512488815" calcext:value-type="float">
            <text:p>7,512.83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RADIANS([Iterations.I304])" office:value-type="float" office:value="5.2010811709431" calcext:value-type="float">
            <text:p>5.2010811709</text:p>
          </table:table-cell>
          <table:table-cell table:formula="of:=( ['a, e, i orbits'.$G$2] * (1 - ['a, e, i orbits'.$G$3]^2) ) / ( 1 + ['a, e, i orbits'.$G$3] * COS([Iterations.J304]) )" office:value-type="float" office:value="7092048.49115062" calcext:value-type="float">
            <text:p>7,092,048.49</text:p>
          </table:table-cell>
          <table:table-cell table:formula="of:=ATAN( ( ['a, e, i orbits'.$G$3] * SIN( [Iterations.J304] ) ) / ( 1 + ['a, e, i orbits'.$G$3] * COS( [Iterations.J304] ) ) )" office:value-type="float" office:value="-0.0841363542964713" calcext:value-type="float">
            <text:p>-0.0841363543</text:p>
          </table:table-cell>
          <table:table-cell table:formula="of:=SQRT( ['a, e, i orbits'.$B$6] * ( 2/[Iterations.K304] - 1/['a, e, i orbits'.$G$2] ))" office:value-type="float" office:value="7698.11577744116" calcext:value-type="float">
            <text:p>7,698.12</text:p>
          </table:table-cell>
        </table:table-row>
        <table:table-row table:style-name="ro1">
          <table:table-cell/>
          <table:table-cell table:formula="of:=[Iterations.B304]+[Iterations.$C$3]" office:value-type="float" office:value="5368.72960592225" calcext:value-type="float">
            <text:p>5368.73</text:p>
          </table:table-cell>
          <table:table-cell table:formula="of:=[Iterations.$F$3]*[Iterations.B305]" office:value-type="float" office:value="5.21853446346306" calcext:value-type="float">
            <text:p>5.2185344635</text:p>
          </table:table-cell>
          <table:table-cell table:formula="of:=[Iterations.C305] + 2 * ['a, e, i orbits'.$G$3] * SIN( [Iterations.C305] ) + 1.25 * ['a, e, i orbits'.$G$3] * SIN( 2 * [Iterations.C305] )" office:value-type="float" office:value="4.93760451001563" calcext:value-type="float">
            <text:p>4.93760451</text:p>
          </table:table-cell>
          <table:table-cell table:formula="of:=( ['a, e, i orbits'.$G$2] * (1 - ['a, e, i orbits'.$G$3]^2) ) / ( 1 + ['a, e, i orbits'.$G$3] * COS([Iterations.D305]) )" office:value-type="float" office:value="7262809.51336714" calcext:value-type="float">
            <text:p>7,262,809.51</text:p>
          </table:table-cell>
          <table:table-cell table:formula="of:=ATAN( ( ['a, e, i orbits'.$G$3] * SIN( [Iterations.D305] ) ) / ( 1 + ['a, e, i orbits'.$G$3] * COS( [Iterations.D305] ) ) )" office:value-type="float" office:value="-0.0950580262744862" calcext:value-type="float">
            <text:p>-0.0950580263</text:p>
          </table:table-cell>
          <table:table-cell table:formula="of:=SQRT( ['a, e, i orbits'.$B$6] * ( 2/[Iterations.E305] - 1/['a, e, i orbits'.$G$2] ))" office:value-type="float" office:value="7524.49929017747" calcext:value-type="float">
            <text:p>7,524.5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RADIANS([Iterations.I305])" office:value-type="float" office:value="5.21853446346305" calcext:value-type="float">
            <text:p>5.2185344635</text:p>
          </table:table-cell>
          <table:table-cell table:formula="of:=( ['a, e, i orbits'.$G$2] * (1 - ['a, e, i orbits'.$G$3]^2) ) / ( 1 + ['a, e, i orbits'.$G$3] * COS([Iterations.J305]) )" office:value-type="float" office:value="7081673.64876345" calcext:value-type="float">
            <text:p>7,081,673.65</text:p>
          </table:table-cell>
          <table:table-cell table:formula="of:=ATAN( ( ['a, e, i orbits'.$G$3] * SIN( [Iterations.J305] ) ) / ( 1 + ['a, e, i orbits'.$G$3] * COS( [Iterations.J305] ) ) )" office:value-type="float" office:value="-0.0832251111964428" calcext:value-type="float">
            <text:p>-0.0832251112</text:p>
          </table:table-cell>
          <table:table-cell table:formula="of:=SQRT( ['a, e, i orbits'.$B$6] * ( 2/[Iterations.K305] - 1/['a, e, i orbits'.$G$2] ))" office:value-type="float" office:value="7708.80450239605" calcext:value-type="float">
            <text:p>7,708.80</text:p>
          </table:table-cell>
        </table:table-row>
        <table:table-row table:style-name="ro1">
          <table:table-cell/>
          <table:table-cell table:formula="of:=[Iterations.B305]+[Iterations.$C$3]" office:value-type="float" office:value="5386.68522333337" calcext:value-type="float">
            <text:p>5386.69</text:p>
          </table:table-cell>
          <table:table-cell table:formula="of:=[Iterations.$F$3]*[Iterations.B306]" office:value-type="float" office:value="5.23598775598301" calcext:value-type="float">
            <text:p>5.235987756</text:p>
          </table:table-cell>
          <table:table-cell table:formula="of:=[Iterations.C306] + 2 * ['a, e, i orbits'.$G$3] * SIN( [Iterations.C306] ) + 1.25 * ['a, e, i orbits'.$G$3] * SIN( 2 * [Iterations.C306] )" office:value-type="float" office:value="4.95452949975306" calcext:value-type="float">
            <text:p>4.9545294998</text:p>
          </table:table-cell>
          <table:table-cell table:formula="of:=( ['a, e, i orbits'.$G$2] * (1 - ['a, e, i orbits'.$G$3]^2) ) / ( 1 + ['a, e, i orbits'.$G$3] * COS([Iterations.D306]) )" office:value-type="float" office:value="7251131.46477303" calcext:value-type="float">
            <text:p>7,251,131.46</text:p>
          </table:table-cell>
          <table:table-cell table:formula="of:=ATAN( ( ['a, e, i orbits'.$G$3] * SIN( [Iterations.D306] ) ) / ( 1 + ['a, e, i orbits'.$G$3] * COS( [Iterations.D306] ) ) )" office:value-type="float" office:value="-0.0945267918875831" calcext:value-type="float">
            <text:p>-0.0945267919</text:p>
          </table:table-cell>
          <table:table-cell table:formula="of:=SQRT( ['a, e, i orbits'.$B$6] * ( 2/[Iterations.E306] - 1/['a, e, i orbits'.$G$2] ))" office:value-type="float" office:value="7536.23694888005" calcext:value-type="float">
            <text:p>7,536.2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ADIANS([Iterations.I306])" office:value-type="float" office:value="5.23598775598299" calcext:value-type="float">
            <text:p>5.235987756</text:p>
          </table:table-cell>
          <table:table-cell table:formula="of:=( ['a, e, i orbits'.$G$2] * (1 - ['a, e, i orbits'.$G$3]^2) ) / ( 1 + ['a, e, i orbits'.$G$3] * COS([Iterations.J306]) )" office:value-type="float" office:value="7071428.57142857" calcext:value-type="float">
            <text:p>7,071,428.57</text:p>
          </table:table-cell>
          <table:table-cell table:formula="of:=ATAN( ( ['a, e, i orbits'.$G$3] * SIN( [Iterations.J306] ) ) / ( 1 + ['a, e, i orbits'.$G$3] * COS( [Iterations.J306] ) ) )" office:value-type="float" office:value="-0.0822923432409474" calcext:value-type="float">
            <text:p>-0.0822923432</text:p>
          </table:table-cell>
          <table:table-cell table:formula="of:=SQRT( ['a, e, i orbits'.$B$6] * ( 2/[Iterations.K306] - 1/['a, e, i orbits'.$G$2] ))" office:value-type="float" office:value="7719.37572710136" calcext:value-type="float">
            <text:p>7,719.38</text:p>
          </table:table-cell>
        </table:table-row>
        <table:table-row table:style-name="ro1">
          <table:table-cell/>
          <table:table-cell table:formula="of:=[Iterations.B306]+[Iterations.$C$3]" office:value-type="float" office:value="5404.64084074448" calcext:value-type="float">
            <text:p>5404.64</text:p>
          </table:table-cell>
          <table:table-cell table:formula="of:=[Iterations.$F$3]*[Iterations.B307]" office:value-type="float" office:value="5.25344104850295" calcext:value-type="float">
            <text:p>5.2534410485</text:p>
          </table:table-cell>
          <table:table-cell table:formula="of:=[Iterations.C307] + 2 * ['a, e, i orbits'.$G$3] * SIN( [Iterations.C307] ) + 1.25 * ['a, e, i orbits'.$G$3] * SIN( 2 * [Iterations.C307] )" office:value-type="float" office:value="4.97163913925516" calcext:value-type="float">
            <text:p>4.9716391393</text:p>
          </table:table-cell>
          <table:table-cell table:formula="of:=( ['a, e, i orbits'.$G$2] * (1 - ['a, e, i orbits'.$G$3]^2) ) / ( 1 + ['a, e, i orbits'.$G$3] * COS([Iterations.D307]) )" office:value-type="float" office:value="7239413.40891368" calcext:value-type="float">
            <text:p>7,239,413.41</text:p>
          </table:table-cell>
          <table:table-cell table:formula="of:=ATAN( ( ['a, e, i orbits'.$G$3] * SIN( [Iterations.D307] ) ) / ( 1 + ['a, e, i orbits'.$G$3] * COS( [Iterations.D307] ) ) )" office:value-type="float" office:value="-0.0939647611273865" calcext:value-type="float">
            <text:p>-0.0939647611</text:p>
          </table:table-cell>
          <table:table-cell table:formula="of:=SQRT( ['a, e, i orbits'.$B$6] * ( 2/[Iterations.E307] - 1/['a, e, i orbits'.$G$2] ))" office:value-type="float" office:value="7548.0344466578" calcext:value-type="float">
            <text:p>7,548.03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RADIANS([Iterations.I307])" office:value-type="float" office:value="5.25344104850293" calcext:value-type="float">
            <text:p>5.2534410485</text:p>
          </table:table-cell>
          <table:table-cell table:formula="of:=( ['a, e, i orbits'.$G$2] * (1 - ['a, e, i orbits'.$G$3]^2) ) / ( 1 + ['a, e, i orbits'.$G$3] * COS([Iterations.J307]) )" office:value-type="float" office:value="7061315.37242533" calcext:value-type="float">
            <text:p>7,061,315.37</text:p>
          </table:table-cell>
          <table:table-cell table:formula="of:=ATAN( ( ['a, e, i orbits'.$G$3] * SIN( [Iterations.J307] ) ) / ( 1 + ['a, e, i orbits'.$G$3] * COS( [Iterations.J307] ) ) )" office:value-type="float" office:value="-0.0813383784441183" calcext:value-type="float">
            <text:p>-0.0813383784</text:p>
          </table:table-cell>
          <table:table-cell table:formula="of:=SQRT( ['a, e, i orbits'.$B$6] * ( 2/[Iterations.K307] - 1/['a, e, i orbits'.$G$2] ))" office:value-type="float" office:value="7729.82672009178" calcext:value-type="float">
            <text:p>7,729.83</text:p>
          </table:table-cell>
        </table:table-row>
        <table:table-row table:style-name="ro1">
          <table:table-cell/>
          <table:table-cell table:formula="of:=[Iterations.B307]+[Iterations.$C$3]" office:value-type="float" office:value="5422.59645815559" calcext:value-type="float">
            <text:p>5422.60</text:p>
          </table:table-cell>
          <table:table-cell table:formula="of:=[Iterations.$F$3]*[Iterations.B308]" office:value-type="float" office:value="5.27089434102289" calcext:value-type="float">
            <text:p>5.270894341</text:p>
          </table:table-cell>
          <table:table-cell table:formula="of:=[Iterations.C308] + 2 * ['a, e, i orbits'.$G$3] * SIN( [Iterations.C308] ) + 1.25 * ['a, e, i orbits'.$G$3] * SIN( 2 * [Iterations.C308] )" office:value-type="float" office:value="4.98893546600421" calcext:value-type="float">
            <text:p>4.988935466</text:p>
          </table:table-cell>
          <table:table-cell table:formula="of:=( ['a, e, i orbits'.$G$2] * (1 - ['a, e, i orbits'.$G$3]^2) ) / ( 1 + ['a, e, i orbits'.$G$3] * COS([Iterations.D308]) )" office:value-type="float" office:value="7227659.60439524" calcext:value-type="float">
            <text:p>7,227,659.60</text:p>
          </table:table-cell>
          <table:table-cell table:formula="of:=ATAN( ( ['a, e, i orbits'.$G$3] * SIN( [Iterations.D308] ) ) / ( 1 + ['a, e, i orbits'.$G$3] * COS( [Iterations.D308] ) ) )" office:value-type="float" office:value="-0.0933713191142965" calcext:value-type="float">
            <text:p>-0.0933713191</text:p>
          </table:table-cell>
          <table:table-cell table:formula="of:=SQRT( ['a, e, i orbits'.$B$6] * ( 2/[Iterations.E308] - 1/['a, e, i orbits'.$G$2] ))" office:value-type="float" office:value="7559.88777976468" calcext:value-type="float">
            <text:p>7,559.89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RADIANS([Iterations.I308])" office:value-type="float" office:value="5.27089434102288" calcext:value-type="float">
            <text:p>5.270894341</text:p>
          </table:table-cell>
          <table:table-cell table:formula="of:=( ['a, e, i orbits'.$G$2] * (1 - ['a, e, i orbits'.$G$3]^2) ) / ( 1 + ['a, e, i orbits'.$G$3] * COS([Iterations.J308]) )" office:value-type="float" office:value="7051336.11538729" calcext:value-type="float">
            <text:p>7,051,336.12</text:p>
          </table:table-cell>
          <table:table-cell table:formula="of:=ATAN( ( ['a, e, i orbits'.$G$3] * SIN( [Iterations.J308] ) ) / ( 1 + ['a, e, i orbits'.$G$3] * COS( [Iterations.J308] ) ) )" office:value-type="float" office:value="-0.0803635468440966" calcext:value-type="float">
            <text:p>-0.0803635468</text:p>
          </table:table-cell>
          <table:table-cell table:formula="of:=SQRT( ['a, e, i orbits'.$B$6] * ( 2/[Iterations.K308] - 1/['a, e, i orbits'.$G$2] ))" office:value-type="float" office:value="7740.15479131272" calcext:value-type="float">
            <text:p>7,740.15</text:p>
          </table:table-cell>
        </table:table-row>
        <table:table-row table:style-name="ro1">
          <table:table-cell/>
          <table:table-cell table:formula="of:=[Iterations.B308]+[Iterations.$C$3]" office:value-type="float" office:value="5440.5520755667" calcext:value-type="float">
            <text:p>5440.55</text:p>
          </table:table-cell>
          <table:table-cell table:formula="of:=[Iterations.$F$3]*[Iterations.B309]" office:value-type="float" office:value="5.28834763354284" calcext:value-type="float">
            <text:p>5.2883476335</text:p>
          </table:table-cell>
          <table:table-cell table:formula="of:=[Iterations.C309] + 2 * ['a, e, i orbits'.$G$3] * SIN( [Iterations.C309] ) + 1.25 * ['a, e, i orbits'.$G$3] * SIN( 2 * [Iterations.C309] )" office:value-type="float" office:value="5.00642033774843" calcext:value-type="float">
            <text:p>5.0064203377</text:p>
          </table:table-cell>
          <table:table-cell table:formula="of:=( ['a, e, i orbits'.$G$2] * (1 - ['a, e, i orbits'.$G$3]^2) ) / ( 1 + ['a, e, i orbits'.$G$3] * COS([Iterations.D309]) )" office:value-type="float" office:value="7215874.63414457" calcext:value-type="float">
            <text:p>7,215,874.63</text:p>
          </table:table-cell>
          <table:table-cell table:formula="of:=ATAN( ( ['a, e, i orbits'.$G$3] * SIN( [Iterations.D309] ) ) / ( 1 + ['a, e, i orbits'.$G$3] * COS( [Iterations.D309] ) ) )" office:value-type="float" office:value="-0.092745858271286" calcext:value-type="float">
            <text:p>-0.0927458583</text:p>
          </table:table-cell>
          <table:table-cell table:formula="of:=SQRT( ['a, e, i orbits'.$B$6] * ( 2/[Iterations.E309] - 1/['a, e, i orbits'.$G$2] ))" office:value-type="float" office:value="7571.79259052627" calcext:value-type="float">
            <text:p>7,571.79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RADIANS([Iterations.I309])" office:value-type="float" office:value="5.28834763354282" calcext:value-type="float">
            <text:p>5.2883476335</text:p>
          </table:table-cell>
          <table:table-cell table:formula="of:=( ['a, e, i orbits'.$G$2] * (1 - ['a, e, i orbits'.$G$3]^2) ) / ( 1 + ['a, e, i orbits'.$G$3] * COS([Iterations.J309]) )" office:value-type="float" office:value="7041492.81482675" calcext:value-type="float">
            <text:p>7,041,492.81</text:p>
          </table:table-cell>
          <table:table-cell table:formula="of:=ATAN( ( ['a, e, i orbits'.$G$3] * SIN( [Iterations.J309] ) ) / ( 1 + ['a, e, i orbits'.$G$3] * COS( [Iterations.J309] ) ) )" office:value-type="float" office:value="-0.0793681804015518" calcext:value-type="float">
            <text:p>-0.0793681804</text:p>
          </table:table-cell>
          <table:table-cell table:formula="of:=SQRT( ['a, e, i orbits'.$B$6] * ( 2/[Iterations.K309] - 1/['a, e, i orbits'.$G$2] ))" office:value-type="float" office:value="7750.35729238573" calcext:value-type="float">
            <text:p>7,750.36</text:p>
          </table:table-cell>
        </table:table-row>
        <table:table-row table:style-name="ro1">
          <table:table-cell/>
          <table:table-cell table:formula="of:=[Iterations.B309]+[Iterations.$C$3]" office:value-type="float" office:value="5458.50769297781" calcext:value-type="float">
            <text:p>5458.51</text:p>
          </table:table-cell>
          <table:table-cell table:formula="of:=[Iterations.$F$3]*[Iterations.B310]" office:value-type="float" office:value="5.30580092606278" calcext:value-type="float">
            <text:p>5.3058009261</text:p>
          </table:table-cell>
          <table:table-cell table:formula="of:=[Iterations.C310] + 2 * ['a, e, i orbits'.$G$3] * SIN( [Iterations.C310] ) + 1.25 * ['a, e, i orbits'.$G$3] * SIN( 2 * [Iterations.C310] )" office:value-type="float" office:value="5.02409542973092" calcext:value-type="float">
            <text:p>5.0240954297</text:p>
          </table:table-cell>
          <table:table-cell table:formula="of:=( ['a, e, i orbits'.$G$2] * (1 - ['a, e, i orbits'.$G$3]^2) ) / ( 1 + ['a, e, i orbits'.$G$3] * COS([Iterations.D310]) )" office:value-type="float" office:value="7204063.40577638" calcext:value-type="float">
            <text:p>7,204,063.41</text:p>
          </table:table-cell>
          <table:table-cell table:formula="of:=ATAN( ( ['a, e, i orbits'.$G$3] * SIN( [Iterations.D310] ) ) / ( 1 + ['a, e, i orbits'.$G$3] * COS( [Iterations.D310] ) ) )" office:value-type="float" office:value="-0.0920877804980915" calcext:value-type="float">
            <text:p>-0.0920877805</text:p>
          </table:table-cell>
          <table:table-cell table:formula="of:=SQRT( ['a, e, i orbits'.$B$6] * ( 2/[Iterations.E310] - 1/['a, e, i orbits'.$G$2] ))" office:value-type="float" office:value="7583.74416366157" calcext:value-type="float">
            <text:p>7,583.74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RADIANS([Iterations.I310])" office:value-type="float" office:value="5.30580092606276" calcext:value-type="float">
            <text:p>5.3058009261</text:p>
          </table:table-cell>
          <table:table-cell table:formula="of:=( ['a, e, i orbits'.$G$2] * (1 - ['a, e, i orbits'.$G$3]^2) ) / ( 1 + ['a, e, i orbits'.$G$3] * COS([Iterations.J310]) )" office:value-type="float" office:value="7031787.43666994" calcext:value-type="float">
            <text:p>7,031,787.44</text:p>
          </table:table-cell>
          <table:table-cell table:formula="of:=ATAN( ( ['a, e, i orbits'.$G$3] * SIN( [Iterations.J310] ) ) / ( 1 + ['a, e, i orbits'.$G$3] * COS( [Iterations.J310] ) ) )" office:value-type="float" office:value="-0.0783526129017521" calcext:value-type="float">
            <text:p>-0.0783526129</text:p>
          </table:table-cell>
          <table:table-cell table:formula="of:=SQRT( ['a, e, i orbits'.$B$6] * ( 2/[Iterations.K310] - 1/['a, e, i orbits'.$G$2] ))" office:value-type="float" office:value="7760.43161686237" calcext:value-type="float">
            <text:p>7,760.43</text:p>
          </table:table-cell>
        </table:table-row>
        <table:table-row table:style-name="ro1">
          <table:table-cell/>
          <table:table-cell table:formula="of:=[Iterations.B310]+[Iterations.$C$3]" office:value-type="float" office:value="5476.46331038892" calcext:value-type="float">
            <text:p>5476.46</text:p>
          </table:table-cell>
          <table:table-cell table:formula="of:=[Iterations.$F$3]*[Iterations.B311]" office:value-type="float" office:value="5.32325421858272" calcext:value-type="float">
            <text:p>5.3232542186</text:p>
          </table:table-cell>
          <table:table-cell table:formula="of:=[Iterations.C311] + 2 * ['a, e, i orbits'.$G$3] * SIN( [Iterations.C311] ) + 1.25 * ['a, e, i orbits'.$G$3] * SIN( 2 * [Iterations.C311] )" office:value-type="float" office:value="5.04196223212669" calcext:value-type="float">
            <text:p>5.0419622321</text:p>
          </table:table-cell>
          <table:table-cell table:formula="of:=( ['a, e, i orbits'.$G$2] * (1 - ['a, e, i orbits'.$G$3]^2) ) / ( 1 + ['a, e, i orbits'.$G$3] * COS([Iterations.D311]) )" office:value-type="float" office:value="7192231.15104138" calcext:value-type="float">
            <text:p>7,192,231.15</text:p>
          </table:table-cell>
          <table:table-cell table:formula="of:=ATAN( ( ['a, e, i orbits'.$G$3] * SIN( [Iterations.D311] ) ) / ( 1 + ['a, e, i orbits'.$G$3] * COS( [Iterations.D311] ) ) )" office:value-type="float" office:value="-0.0913964993881521" calcext:value-type="float">
            <text:p>-0.0913964994</text:p>
          </table:table-cell>
          <table:table-cell table:formula="of:=SQRT( ['a, e, i orbits'.$B$6] * ( 2/[Iterations.E311] - 1/['a, e, i orbits'.$G$2] ))" office:value-type="float" office:value="7595.73742349542" calcext:value-type="float">
            <text:p>7,595.74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RADIANS([Iterations.I311])" office:value-type="float" office:value="5.32325421858271" calcext:value-type="float">
            <text:p>5.3232542186</text:p>
          </table:table-cell>
          <table:table-cell table:formula="of:=( ['a, e, i orbits'.$G$2] * (1 - ['a, e, i orbits'.$G$3]^2) ) / ( 1 + ['a, e, i orbits'.$G$3] * COS([Iterations.J311]) )" office:value-type="float" office:value="7022221.89880189" calcext:value-type="float">
            <text:p>7,022,221.90</text:p>
          </table:table-cell>
          <table:table-cell table:formula="of:=ATAN( ( ['a, e, i orbits'.$G$3] * SIN( [Iterations.J311] ) ) / ( 1 + ['a, e, i orbits'.$G$3] * COS( [Iterations.J311] ) ) )" office:value-type="float" office:value="-0.0773171798601282" calcext:value-type="float">
            <text:p>-0.0773171799</text:p>
          </table:table-cell>
          <table:table-cell table:formula="of:=SQRT( ['a, e, i orbits'.$B$6] * ( 2/[Iterations.K311] - 1/['a, e, i orbits'.$G$2] ))" office:value-type="float" office:value="7770.37520046707" calcext:value-type="float">
            <text:p>7,770.38</text:p>
          </table:table-cell>
        </table:table-row>
        <table:table-row table:style-name="ro1">
          <table:table-cell/>
          <table:table-cell table:formula="of:=[Iterations.B311]+[Iterations.$C$3]" office:value-type="float" office:value="5494.41892780003" calcext:value-type="float">
            <text:p>5494.42</text:p>
          </table:table-cell>
          <table:table-cell table:formula="of:=[Iterations.$F$3]*[Iterations.B312]" office:value-type="float" office:value="5.34070751110267" calcext:value-type="float">
            <text:p>5.3407075111</text:p>
          </table:table-cell>
          <table:table-cell table:formula="of:=[Iterations.C312] + 2 * ['a, e, i orbits'.$G$3] * SIN( [Iterations.C312] ) + 1.25 * ['a, e, i orbits'.$G$3] * SIN( 2 * [Iterations.C312] )" office:value-type="float" office:value="5.06002204769078" calcext:value-type="float">
            <text:p>5.0600220477</text:p>
          </table:table-cell>
          <table:table-cell table:formula="of:=( ['a, e, i orbits'.$G$2] * (1 - ['a, e, i orbits'.$G$3]^2) ) / ( 1 + ['a, e, i orbits'.$G$3] * COS([Iterations.D312]) )" office:value-type="float" office:value="7180383.4243278" calcext:value-type="float">
            <text:p>7,180,383.42</text:p>
          </table:table-cell>
          <table:table-cell table:formula="of:=ATAN( ( ['a, e, i orbits'.$G$3] * SIN( [Iterations.D312] ) ) / ( 1 + ['a, e, i orbits'.$G$3] * COS( [Iterations.D312] ) ) )" office:value-type="float" office:value="-0.0906714424823333" calcext:value-type="float">
            <text:p>-0.0906714425</text:p>
          </table:table-cell>
          <table:table-cell table:formula="of:=SQRT( ['a, e, i orbits'.$B$6] * ( 2/[Iterations.E312] - 1/['a, e, i orbits'.$G$2] ))" office:value-type="float" office:value="7607.76693210866" calcext:value-type="float">
            <text:p>7,607.77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RADIANS([Iterations.I312])" office:value-type="float" office:value="5.34070751110265" calcext:value-type="float">
            <text:p>5.3407075111</text:p>
          </table:table-cell>
          <table:table-cell table:formula="of:=( ['a, e, i orbits'.$G$2] * (1 - ['a, e, i orbits'.$G$3]^2) ) / ( 1 + ['a, e, i orbits'.$G$3] * COS([Iterations.J312]) )" office:value-type="float" office:value="7012798.07161969" calcext:value-type="float">
            <text:p>7,012,798.07</text:p>
          </table:table-cell>
          <table:table-cell table:formula="of:=ATAN( ( ['a, e, i orbits'.$G$3] * SIN( [Iterations.J312] ) ) / ( 1 + ['a, e, i orbits'.$G$3] * COS( [Iterations.J312] ) ) )" office:value-type="float" office:value="-0.0762622184312663" calcext:value-type="float">
            <text:p>-0.0762622184</text:p>
          </table:table-cell>
          <table:table-cell table:formula="of:=SQRT( ['a, e, i orbits'.$B$6] * ( 2/[Iterations.K312] - 1/['a, e, i orbits'.$G$2] ))" office:value-type="float" office:value="7780.1855213292" calcext:value-type="float">
            <text:p>7,780.19</text:p>
          </table:table-cell>
        </table:table-row>
        <table:table-row table:style-name="ro1">
          <table:table-cell/>
          <table:table-cell table:formula="of:=[Iterations.B312]+[Iterations.$C$3]" office:value-type="float" office:value="5512.37454521114" calcext:value-type="float">
            <text:p>5512.37</text:p>
          </table:table-cell>
          <table:table-cell table:formula="of:=[Iterations.$F$3]*[Iterations.B313]" office:value-type="float" office:value="5.35816080362261" calcext:value-type="float">
            <text:p>5.3581608036</text:p>
          </table:table-cell>
          <table:table-cell table:formula="of:=[Iterations.C313] + 2 * ['a, e, i orbits'.$G$3] * SIN( [Iterations.C313] ) + 1.25 * ['a, e, i orbits'.$G$3] * SIN( 2 * [Iterations.C313] )" office:value-type="float" office:value="5.07827598962086" calcext:value-type="float">
            <text:p>5.0782759896</text:p>
          </table:table-cell>
          <table:table-cell table:formula="of:=( ['a, e, i orbits'.$G$2] * (1 - ['a, e, i orbits'.$G$3]^2) ) / ( 1 + ['a, e, i orbits'.$G$3] * COS([Iterations.D313]) )" office:value-type="float" office:value="7168526.10019124" calcext:value-type="float">
            <text:p>7,168,526.10</text:p>
          </table:table-cell>
          <table:table-cell table:formula="of:=ATAN( ( ['a, e, i orbits'.$G$3] * SIN( [Iterations.D313] ) ) / ( 1 + ['a, e, i orbits'.$G$3] * COS( [Iterations.D313] ) ) )" office:value-type="float" office:value="-0.0899120535530395" calcext:value-type="float">
            <text:p>-0.0899120536</text:p>
          </table:table-cell>
          <table:table-cell table:formula="of:=SQRT( ['a, e, i orbits'.$B$6] * ( 2/[Iterations.E313] - 1/['a, e, i orbits'.$G$2] ))" office:value-type="float" office:value="7619.82688847211" calcext:value-type="float">
            <text:p>7,619.83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RADIANS([Iterations.I313])" office:value-type="float" office:value="5.35816080362259" calcext:value-type="float">
            <text:p>5.3581608036</text:p>
          </table:table-cell>
          <table:table-cell table:formula="of:=( ['a, e, i orbits'.$G$2] * (1 - ['a, e, i orbits'.$G$3]^2) ) / ( 1 + ['a, e, i orbits'.$G$3] * COS([Iterations.J313]) )" office:value-type="float" office:value="7003517.77859303" calcext:value-type="float">
            <text:p>7,003,517.78</text:p>
          </table:table-cell>
          <table:table-cell table:formula="of:=ATAN( ( ['a, e, i orbits'.$G$3] * SIN( [Iterations.J313] ) ) / ( 1 + ['a, e, i orbits'.$G$3] * COS( [Iterations.J313] ) ) )" office:value-type="float" office:value="-0.07518806732127" calcext:value-type="float">
            <text:p>-0.0751880673</text:p>
          </table:table-cell>
          <table:table-cell table:formula="of:=SQRT( ['a, e, i orbits'.$B$6] * ( 2/[Iterations.K313] - 1/['a, e, i orbits'.$G$2] ))" office:value-type="float" office:value="7789.86010020498" calcext:value-type="float">
            <text:p>7,789.86</text:p>
          </table:table-cell>
        </table:table-row>
        <table:table-row table:style-name="ro1">
          <table:table-cell/>
          <table:table-cell table:formula="of:=[Iterations.B313]+[Iterations.$C$3]" office:value-type="float" office:value="5530.33016262225" calcext:value-type="float">
            <text:p>5530.33</text:p>
          </table:table-cell>
          <table:table-cell table:formula="of:=[Iterations.$F$3]*[Iterations.B314]" office:value-type="float" office:value="5.37561409614255" calcext:value-type="float">
            <text:p>5.3756140961</text:p>
          </table:table-cell>
          <table:table-cell table:formula="of:=[Iterations.C314] + 2 * ['a, e, i orbits'.$G$3] * SIN( [Iterations.C314] ) + 1.25 * ['a, e, i orbits'.$G$3] * SIN( 2 * [Iterations.C314] )" office:value-type="float" office:value="5.09672497963671" calcext:value-type="float">
            <text:p>5.0967249796</text:p>
          </table:table-cell>
          <table:table-cell table:formula="of:=( ['a, e, i orbits'.$G$2] * (1 - ['a, e, i orbits'.$G$3]^2) ) / ( 1 + ['a, e, i orbits'.$G$3] * COS([Iterations.D314]) )" office:value-type="float" office:value="7156665.36989099" calcext:value-type="float">
            <text:p>7,156,665.37</text:p>
          </table:table-cell>
          <table:table-cell table:formula="of:=ATAN( ( ['a, e, i orbits'.$G$3] * SIN( [Iterations.D314] ) ) / ( 1 + ['a, e, i orbits'.$G$3] * COS( [Iterations.D314] ) ) )" office:value-type="float" office:value="-0.0891177949119162" calcext:value-type="float">
            <text:p>-0.0891177949</text:p>
          </table:table-cell>
          <table:table-cell table:formula="of:=SQRT( ['a, e, i orbits'.$B$6] * ( 2/[Iterations.E314] - 1/['a, e, i orbits'.$G$2] ))" office:value-type="float" office:value="7631.91112860842" calcext:value-type="float">
            <text:p>7,631.91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RADIANS([Iterations.I314])" office:value-type="float" office:value="5.37561409614254" calcext:value-type="float">
            <text:p>5.3756140961</text:p>
          </table:table-cell>
          <table:table-cell table:formula="of:=( ['a, e, i orbits'.$G$2] * (1 - ['a, e, i orbits'.$G$3]^2) ) / ( 1 + ['a, e, i orbits'.$G$3] * COS([Iterations.J314]) )" office:value-type="float" office:value="6994382.79683106" calcext:value-type="float">
            <text:p>6,994,382.80</text:p>
          </table:table-cell>
          <table:table-cell table:formula="of:=ATAN( ( ['a, e, i orbits'.$G$3] * SIN( [Iterations.J314] ) ) / ( 1 + ['a, e, i orbits'.$G$3] * COS( [Iterations.J314] ) ) )" office:value-type="float" office:value="-0.0740950667034246" calcext:value-type="float">
            <text:p>-0.0740950667</text:p>
          </table:table-cell>
          <table:table-cell table:formula="of:=SQRT( ['a, e, i orbits'.$B$6] * ( 2/[Iterations.K314] - 1/['a, e, i orbits'.$G$2] ))" office:value-type="float" office:value="7799.39650068928" calcext:value-type="float">
            <text:p>7,799.40</text:p>
          </table:table-cell>
        </table:table-row>
        <table:table-row table:style-name="ro1">
          <table:table-cell/>
          <table:table-cell table:formula="of:=[Iterations.B314]+[Iterations.$C$3]" office:value-type="float" office:value="5548.28578003337" calcext:value-type="float">
            <text:p>5548.29</text:p>
          </table:table-cell>
          <table:table-cell table:formula="of:=[Iterations.$F$3]*[Iterations.B315]" office:value-type="float" office:value="5.3930673886625" calcext:value-type="float">
            <text:p>5.3930673887</text:p>
          </table:table-cell>
          <table:table-cell table:formula="of:=[Iterations.C315] + 2 * ['a, e, i orbits'.$G$3] * SIN( [Iterations.C315] ) + 1.25 * ['a, e, i orbits'.$G$3] * SIN( 2 * [Iterations.C315] )" office:value-type="float" office:value="5.11536974627938" calcext:value-type="float">
            <text:p>5.1153697463</text:p>
          </table:table-cell>
          <table:table-cell table:formula="of:=( ['a, e, i orbits'.$G$2] * (1 - ['a, e, i orbits'.$G$3]^2) ) / ( 1 + ['a, e, i orbits'.$G$3] * COS([Iterations.D315]) )" office:value-type="float" office:value="7144807.73691434" calcext:value-type="float">
            <text:p>7,144,807.74</text:p>
          </table:table-cell>
          <table:table-cell table:formula="of:=ATAN( ( ['a, e, i orbits'.$G$3] * SIN( [Iterations.D315] ) ) / ( 1 + ['a, e, i orbits'.$G$3] * COS( [Iterations.D315] ) ) )" office:value-type="float" office:value="-0.088288149733951" calcext:value-type="float">
            <text:p>-0.0882881497</text:p>
          </table:table-cell>
          <table:table-cell table:formula="of:=SQRT( ['a, e, i orbits'.$B$6] * ( 2/[Iterations.E315] - 1/['a, e, i orbits'.$G$2] ))" office:value-type="float" office:value="7644.01312682414" calcext:value-type="float">
            <text:p>7,644.0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RADIANS([Iterations.I315])" office:value-type="float" office:value="5.39306738866248" calcext:value-type="float">
            <text:p>5.3930673887</text:p>
          </table:table-cell>
          <table:table-cell table:formula="of:=( ['a, e, i orbits'.$G$2] * (1 - ['a, e, i orbits'.$G$3]^2) ) / ( 1 + ['a, e, i orbits'.$G$3] * COS([Iterations.J315]) )" office:value-type="float" office:value="6985394.85765435" calcext:value-type="float">
            <text:p>6,985,394.86</text:p>
          </table:table-cell>
          <table:table-cell table:formula="of:=ATAN( ( ['a, e, i orbits'.$G$3] * SIN( [Iterations.J315] ) ) / ( 1 + ['a, e, i orbits'.$G$3] * COS( [Iterations.J315] ) ) )" office:value-type="float" office:value="-0.0729835581371007" calcext:value-type="float">
            <text:p>-0.0729835581</text:p>
          </table:table-cell>
          <table:table-cell table:formula="of:=SQRT( ['a, e, i orbits'.$B$6] * ( 2/[Iterations.K315] - 1/['a, e, i orbits'.$G$2] ))" office:value-type="float" office:value="7808.792329418" calcext:value-type="float">
            <text:p>7,808.79</text:p>
          </table:table-cell>
        </table:table-row>
        <table:table-row table:style-name="ro1">
          <table:table-cell/>
          <table:table-cell table:formula="of:=[Iterations.B315]+[Iterations.$C$3]" office:value-type="float" office:value="5566.24139744448" calcext:value-type="float">
            <text:p>5566.24</text:p>
          </table:table-cell>
          <table:table-cell table:formula="of:=[Iterations.$F$3]*[Iterations.B316]" office:value-type="float" office:value="5.41052068118244" calcext:value-type="float">
            <text:p>5.4105206812</text:p>
          </table:table-cell>
          <table:table-cell table:formula="of:=[Iterations.C316] + 2 * ['a, e, i orbits'.$G$3] * SIN( [Iterations.C316] ) + 1.25 * ['a, e, i orbits'.$G$3] * SIN( 2 * [Iterations.C316] )" office:value-type="float" office:value="5.13421082343212" calcext:value-type="float">
            <text:p>5.1342108234</text:p>
          </table:table-cell>
          <table:table-cell table:formula="of:=( ['a, e, i orbits'.$G$2] * (1 - ['a, e, i orbits'.$G$3]^2) ) / ( 1 + ['a, e, i orbits'.$G$3] * COS([Iterations.D316]) )" office:value-type="float" office:value="7132960.01147395" calcext:value-type="float">
            <text:p>7,132,960.01</text:p>
          </table:table-cell>
          <table:table-cell table:formula="of:=ATAN( ( ['a, e, i orbits'.$G$3] * SIN( [Iterations.D316] ) ) / ( 1 + ['a, e, i orbits'.$G$3] * COS( [Iterations.D316] ) ) )" office:value-type="float" office:value="-0.0874226243904282" calcext:value-type="float">
            <text:p>-0.0874226244</text:p>
          </table:table-cell>
          <table:table-cell table:formula="of:=SQRT( ['a, e, i orbits'.$B$6] * ( 2/[Iterations.E316] - 1/['a, e, i orbits'.$G$2] ))" office:value-type="float" office:value="7656.12599805146" calcext:value-type="float">
            <text:p>7,656.13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RADIANS([Iterations.I316])" office:value-type="float" office:value="5.41052068118242" calcext:value-type="float">
            <text:p>5.4105206812</text:p>
          </table:table-cell>
          <table:table-cell table:formula="of:=( ['a, e, i orbits'.$G$2] * (1 - ['a, e, i orbits'.$G$3]^2) ) / ( 1 + ['a, e, i orbits'.$G$3] * COS([Iterations.J316]) )" office:value-type="float" office:value="6976555.64717098" calcext:value-type="float">
            <text:p>6,976,555.65</text:p>
          </table:table-cell>
          <table:table-cell table:formula="of:=ATAN( ( ['a, e, i orbits'.$G$3] * SIN( [Iterations.J316] ) ) / ( 1 + ['a, e, i orbits'.$G$3] * COS( [Iterations.J316] ) ) )" office:value-type="float" office:value="-0.0718538844898301" calcext:value-type="float">
            <text:p>-0.0718538845</text:p>
          </table:table-cell>
          <table:table-cell table:formula="of:=SQRT( ['a, e, i orbits'.$B$6] * ( 2/[Iterations.K316] - 1/['a, e, i orbits'.$G$2] ))" office:value-type="float" office:value="7818.04523626112" calcext:value-type="float">
            <text:p>7,818.05</text:p>
          </table:table-cell>
        </table:table-row>
        <table:table-row table:style-name="ro1">
          <table:table-cell/>
          <table:table-cell table:formula="of:=[Iterations.B316]+[Iterations.$C$3]" office:value-type="float" office:value="5584.19701485559" calcext:value-type="float">
            <text:p>5584.20</text:p>
          </table:table-cell>
          <table:table-cell table:formula="of:=[Iterations.$F$3]*[Iterations.B317]" office:value-type="float" office:value="5.42797397370238" calcext:value-type="float">
            <text:p>5.4279739737</text:p>
          </table:table-cell>
          <table:table-cell table:formula="of:=[Iterations.C317] + 2 * ['a, e, i orbits'.$G$3] * SIN( [Iterations.C317] ) + 1.25 * ['a, e, i orbits'.$G$3] * SIN( 2 * [Iterations.C317] )" office:value-type="float" office:value="5.15324854906513" calcext:value-type="float">
            <text:p>5.1532485491</text:p>
          </table:table-cell>
          <table:table-cell table:formula="of:=( ['a, e, i orbits'.$G$2] * (1 - ['a, e, i orbits'.$G$3]^2) ) / ( 1 + ['a, e, i orbits'.$G$3] * COS([Iterations.D317]) )" office:value-type="float" office:value="7121129.30396741" calcext:value-type="float">
            <text:p>7,121,129.30</text:p>
          </table:table-cell>
          <table:table-cell table:formula="of:=ATAN( ( ['a, e, i orbits'.$G$3] * SIN( [Iterations.D317] ) ) / ( 1 + ['a, e, i orbits'.$G$3] * COS( [Iterations.D317] ) ) )" office:value-type="float" office:value="-0.0865207507828558" calcext:value-type="float">
            <text:p>-0.0865207508</text:p>
          </table:table-cell>
          <table:table-cell table:formula="of:=SQRT( ['a, e, i orbits'.$B$6] * ( 2/[Iterations.E317] - 1/['a, e, i orbits'.$G$2] ))" office:value-type="float" office:value="7668.24250133677" calcext:value-type="float">
            <text:p>7,668.24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RADIANS([Iterations.I317])" office:value-type="float" office:value="5.42797397370237" calcext:value-type="float">
            <text:p>5.4279739737</text:p>
          </table:table-cell>
          <table:table-cell table:formula="of:=( ['a, e, i orbits'.$G$2] * (1 - ['a, e, i orbits'.$G$3]^2) ) / ( 1 + ['a, e, i orbits'.$G$3] * COS([Iterations.J317]) )" office:value-type="float" office:value="6967866.80685589" calcext:value-type="float">
            <text:p>6,967,866.81</text:p>
          </table:table-cell>
          <table:table-cell table:formula="of:=ATAN( ( ['a, e, i orbits'.$G$3] * SIN( [Iterations.J317] ) ) / ( 1 + ['a, e, i orbits'.$G$3] * COS( [Iterations.J317] ) ) )" office:value-type="float" office:value="-0.0707063898624876" calcext:value-type="float">
            <text:p>-0.0707063899</text:p>
          </table:table-cell>
          <table:table-cell table:formula="of:=SQRT( ['a, e, i orbits'.$B$6] * ( 2/[Iterations.K317] - 1/['a, e, i orbits'.$G$2] ))" office:value-type="float" office:value="7827.15291450693" calcext:value-type="float">
            <text:p>7,827.15</text:p>
          </table:table-cell>
        </table:table-row>
        <table:table-row table:style-name="ro1">
          <table:table-cell/>
          <table:table-cell table:formula="of:=[Iterations.B317]+[Iterations.$C$3]" office:value-type="float" office:value="5602.1526322667" calcext:value-type="float">
            <text:p>5602.15</text:p>
          </table:table-cell>
          <table:table-cell table:formula="of:=[Iterations.$F$3]*[Iterations.B318]" office:value-type="float" office:value="5.44542726622233" calcext:value-type="float">
            <text:p>5.4454272662</text:p>
          </table:table-cell>
          <table:table-cell table:formula="of:=[Iterations.C318] + 2 * ['a, e, i orbits'.$G$3] * SIN( [Iterations.C318] ) + 1.25 * ['a, e, i orbits'.$G$3] * SIN( 2 * [Iterations.C318] )" office:value-type="float" office:value="5.17248306420582" calcext:value-type="float">
            <text:p>5.1724830642</text:p>
          </table:table-cell>
          <table:table-cell table:formula="of:=( ['a, e, i orbits'.$G$2] * (1 - ['a, e, i orbits'.$G$3]^2) ) / ( 1 + ['a, e, i orbits'.$G$3] * COS([Iterations.D318]) )" office:value-type="float" office:value="7109323.01739195" calcext:value-type="float">
            <text:p>7,109,323.02</text:p>
          </table:table-cell>
          <table:table-cell table:formula="of:=ATAN( ( ['a, e, i orbits'.$G$3] * SIN( [Iterations.D318] ) ) / ( 1 + ['a, e, i orbits'.$G$3] * COS( [Iterations.D318] ) ) )" office:value-type="float" office:value="-0.0855820886696912" calcext:value-type="float">
            <text:p>-0.0855820887</text:p>
          </table:table-cell>
          <table:table-cell table:formula="of:=SQRT( ['a, e, i orbits'.$B$6] * ( 2/[Iterations.E318] - 1/['a, e, i orbits'.$G$2] ))" office:value-type="float" office:value="7680.35504450945" calcext:value-type="float">
            <text:p>7,680.36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RADIANS([Iterations.I318])" office:value-type="float" office:value="5.44542726622231" calcext:value-type="float">
            <text:p>5.4454272662</text:p>
          </table:table-cell>
          <table:table-cell table:formula="of:=( ['a, e, i orbits'.$G$2] * (1 - ['a, e, i orbits'.$G$3]^2) ) / ( 1 + ['a, e, i orbits'.$G$3] * COS([Iterations.J318]) )" office:value-type="float" office:value="6959329.93413227" calcext:value-type="float">
            <text:p>6,959,329.93</text:p>
          </table:table-cell>
          <table:table-cell table:formula="of:=ATAN( ( ['a, e, i orbits'.$G$3] * SIN( [Iterations.J318] ) ) / ( 1 + ['a, e, i orbits'.$G$3] * COS( [Iterations.J318] ) ) )" office:value-type="float" office:value="-0.0695414195175105" calcext:value-type="float">
            <text:p>-0.0695414195</text:p>
          </table:table-cell>
          <table:table-cell table:formula="of:=SQRT( ['a, e, i orbits'.$B$6] * ( 2/[Iterations.K318] - 1/['a, e, i orbits'.$G$2] ))" office:value-type="float" office:value="7836.11310103768" calcext:value-type="float">
            <text:p>7,836.11</text:p>
          </table:table-cell>
        </table:table-row>
        <table:table-row table:style-name="ro1">
          <table:table-cell/>
          <table:table-cell table:formula="of:=[Iterations.B318]+[Iterations.$C$3]" office:value-type="float" office:value="5620.10824967781" calcext:value-type="float">
            <text:p>5620.11</text:p>
          </table:table-cell>
          <table:table-cell table:formula="of:=[Iterations.$F$3]*[Iterations.B319]" office:value-type="float" office:value="5.46288055874227" calcext:value-type="float">
            <text:p>5.4628805587</text:p>
          </table:table-cell>
          <table:table-cell table:formula="of:=[Iterations.C319] + 2 * ['a, e, i orbits'.$G$3] * SIN( [Iterations.C319] ) + 1.25 * ['a, e, i orbits'.$G$3] * SIN( 2 * [Iterations.C319] )" office:value-type="float" office:value="5.19191431213596" calcext:value-type="float">
            <text:p>5.1919143121</text:p>
          </table:table-cell>
          <table:table-cell table:formula="of:=( ['a, e, i orbits'.$G$2] * (1 - ['a, e, i orbits'.$G$3]^2) ) / ( 1 + ['a, e, i orbits'.$G$3] * COS([Iterations.D319]) )" office:value-type="float" office:value="7097548.83871194" calcext:value-type="float">
            <text:p>7,097,548.84</text:p>
          </table:table-cell>
          <table:table-cell table:formula="of:=ATAN( ( ['a, e, i orbits'.$G$3] * SIN( [Iterations.D319] ) ) / ( 1 + ['a, e, i orbits'.$G$3] * COS( [Iterations.D319] ) ) )" office:value-type="float" office:value="-0.0846062279774294" calcext:value-type="float">
            <text:p>-0.084606228</text:p>
          </table:table-cell>
          <table:table-cell table:formula="of:=SQRT( ['a, e, i orbits'.$B$6] * ( 2/[Iterations.E319] - 1/['a, e, i orbits'.$G$2] ))" office:value-type="float" office:value="7692.45569006095" calcext:value-type="float">
            <text:p>7,692.4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RADIANS([Iterations.I319])" office:value-type="float" office:value="5.46288055874225" calcext:value-type="float">
            <text:p>5.4628805587</text:p>
          </table:table-cell>
          <table:table-cell table:formula="of:=( ['a, e, i orbits'.$G$2] * (1 - ['a, e, i orbits'.$G$3]^2) ) / ( 1 + ['a, e, i orbits'.$G$3] * COS([Iterations.J319]) )" office:value-type="float" office:value="6950946.58295431" calcext:value-type="float">
            <text:p>6,950,946.58</text:p>
          </table:table-cell>
          <table:table-cell table:formula="of:=ATAN( ( ['a, e, i orbits'.$G$3] * SIN( [Iterations.J319] ) ) / ( 1 + ['a, e, i orbits'.$G$3] * COS( [Iterations.J319] ) ) )" office:value-type="float" office:value="-0.0683593198100895" calcext:value-type="float">
            <text:p>-0.0683593198</text:p>
          </table:table-cell>
          <table:table-cell table:formula="of:=SQRT( ['a, e, i orbits'.$B$6] * ( 2/[Iterations.K319] - 1/['a, e, i orbits'.$G$2] ))" office:value-type="float" office:value="7844.92357649709" calcext:value-type="float">
            <text:p>7,844.92</text:p>
          </table:table-cell>
        </table:table-row>
        <table:table-row table:style-name="ro1">
          <table:table-cell/>
          <table:table-cell table:formula="of:=[Iterations.B319]+[Iterations.$C$3]" office:value-type="float" office:value="5638.06386708892" calcext:value-type="float">
            <text:p>5638.06</text:p>
          </table:table-cell>
          <table:table-cell table:formula="of:=[Iterations.$F$3]*[Iterations.B320]" office:value-type="float" office:value="5.48033385126221" calcext:value-type="float">
            <text:p>5.4803338513</text:p>
          </table:table-cell>
          <table:table-cell table:formula="of:=[Iterations.C320] + 2 * ['a, e, i orbits'.$G$3] * SIN( [Iterations.C320] ) + 1.25 * ['a, e, i orbits'.$G$3] * SIN( 2 * [Iterations.C320] )" office:value-type="float" office:value="5.2115420378171" calcext:value-type="float">
            <text:p>5.2115420378</text:p>
          </table:table-cell>
          <table:table-cell table:formula="of:=( ['a, e, i orbits'.$G$2] * (1 - ['a, e, i orbits'.$G$3]^2) ) / ( 1 + ['a, e, i orbits'.$G$3] * COS([Iterations.D320]) )" office:value-type="float" office:value="7085814.72918077" calcext:value-type="float">
            <text:p>7,085,814.73</text:p>
          </table:table-cell>
          <table:table-cell table:formula="of:=ATAN( ( ['a, e, i orbits'.$G$3] * SIN( [Iterations.D320] ) ) / ( 1 + ['a, e, i orbits'.$G$3] * COS( [Iterations.D320] ) ) )" office:value-type="float" office:value="-0.083592791087396" calcext:value-type="float">
            <text:p>-0.0835927911</text:p>
          </table:table-cell>
          <table:table-cell table:formula="of:=SQRT( ['a, e, i orbits'.$B$6] * ( 2/[Iterations.E320] - 1/['a, e, i orbits'.$G$2] ))" office:value-type="float" office:value="7704.53616226045" calcext:value-type="float">
            <text:p>7,704.54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RADIANS([Iterations.I320])" office:value-type="float" office:value="5.4803338512622" calcext:value-type="float">
            <text:p>5.4803338513</text:p>
          </table:table-cell>
          <table:table-cell table:formula="of:=( ['a, e, i orbits'.$G$2] * (1 - ['a, e, i orbits'.$G$3]^2) ) / ( 1 + ['a, e, i orbits'.$G$3] * COS([Iterations.J320]) )" office:value-type="float" office:value="6942718.26439027" calcext:value-type="float">
            <text:p>6,942,718.26</text:p>
          </table:table-cell>
          <table:table-cell table:formula="of:=ATAN( ( ['a, e, i orbits'.$G$3] * SIN( [Iterations.J320] ) ) / ( 1 + ['a, e, i orbits'.$G$3] * COS( [Iterations.J320] ) ) )" office:value-type="float" office:value="-0.0671604381222614" calcext:value-type="float">
            <text:p>-0.0671604381</text:p>
          </table:table-cell>
          <table:table-cell table:formula="of:=SQRT( ['a, e, i orbits'.$B$6] * ( 2/[Iterations.K320] - 1/['a, e, i orbits'.$G$2] ))" office:value-type="float" office:value="7853.58216544985" calcext:value-type="float">
            <text:p>7,853.58</text:p>
          </table:table-cell>
        </table:table-row>
        <table:table-row table:style-name="ro1">
          <table:table-cell/>
          <table:table-cell table:formula="of:=[Iterations.B320]+[Iterations.$C$3]" office:value-type="float" office:value="5656.01948450003" calcext:value-type="float">
            <text:p>5656.02</text:p>
          </table:table-cell>
          <table:table-cell table:formula="of:=[Iterations.$F$3]*[Iterations.B321]" office:value-type="float" office:value="5.49778714378216" calcext:value-type="float">
            <text:p>5.4977871438</text:p>
          </table:table-cell>
          <table:table-cell table:formula="of:=[Iterations.C321] + 2 * ['a, e, i orbits'.$G$3] * SIN( [Iterations.C321] ) + 1.25 * ['a, e, i orbits'.$G$3] * SIN( 2 * [Iterations.C321] )" office:value-type="float" office:value="5.23136578754485" calcext:value-type="float">
            <text:p>5.2313657875</text:p>
          </table:table-cell>
          <table:table-cell table:formula="of:=( ['a, e, i orbits'.$G$2] * (1 - ['a, e, i orbits'.$G$3]^2) ) / ( 1 + ['a, e, i orbits'.$G$3] * COS([Iterations.D321]) )" office:value-type="float" office:value="7074128.91362394" calcext:value-type="float">
            <text:p>7,074,128.91</text:p>
          </table:table-cell>
          <table:table-cell table:formula="of:=ATAN( ( ['a, e, i orbits'.$G$3] * SIN( [Iterations.D321] ) ) / ( 1 + ['a, e, i orbits'.$G$3] * COS( [Iterations.D321] ) ) )" office:value-type="float" office:value="-0.0825414350894099" calcext:value-type="float">
            <text:p>-0.0825414351</text:p>
          </table:table-cell>
          <table:table-cell table:formula="of:=SQRT( ['a, e, i orbits'.$B$6] * ( 2/[Iterations.E321] - 1/['a, e, i orbits'.$G$2] ))" office:value-type="float" office:value="7716.58785552848" calcext:value-type="float">
            <text:p>7,716.59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RADIANS([Iterations.I321])" office:value-type="float" office:value="5.49778714378214" calcext:value-type="float">
            <text:p>5.4977871438</text:p>
          </table:table-cell>
          <table:table-cell table:formula="of:=( ['a, e, i orbits'.$G$2] * (1 - ['a, e, i orbits'.$G$3]^2) ) / ( 1 + ['a, e, i orbits'.$G$3] * COS([Iterations.J321]) )" office:value-type="float" office:value="6934646.44720501" calcext:value-type="float">
            <text:p>6,934,646.45</text:p>
          </table:table-cell>
          <table:table-cell table:formula="of:=ATAN( ( ['a, e, i orbits'.$G$3] * SIN( [Iterations.J321] ) ) / ( 1 + ['a, e, i orbits'.$G$3] * COS( [Iterations.J321] ) ) )" office:value-type="float" office:value="-0.0659451227998346" calcext:value-type="float">
            <text:p>-0.0659451228</text:p>
          </table:table-cell>
          <table:table-cell table:formula="of:=SQRT( ['a, e, i orbits'.$B$6] * ( 2/[Iterations.K321] - 1/['a, e, i orbits'.$G$2] ))" office:value-type="float" office:value="7862.08673653357" calcext:value-type="float">
            <text:p>7,862.09</text:p>
          </table:table-cell>
        </table:table-row>
        <table:table-row table:style-name="ro1">
          <table:table-cell/>
          <table:table-cell table:formula="of:=[Iterations.B321]+[Iterations.$C$3]" office:value-type="float" office:value="5673.97510191115" calcext:value-type="float">
            <text:p>5673.98</text:p>
          </table:table-cell>
          <table:table-cell table:formula="of:=[Iterations.$F$3]*[Iterations.B322]" office:value-type="float" office:value="5.5152404363021" calcext:value-type="float">
            <text:p>5.5152404363</text:p>
          </table:table-cell>
          <table:table-cell table:formula="of:=[Iterations.C322] + 2 * ['a, e, i orbits'.$G$3] * SIN( [Iterations.C322] ) + 1.25 * ['a, e, i orbits'.$G$3] * SIN( 2 * [Iterations.C322] )" office:value-type="float" office:value="5.25138490883292" calcext:value-type="float">
            <text:p>5.2513849088</text:p>
          </table:table-cell>
          <table:table-cell table:formula="of:=( ['a, e, i orbits'.$G$2] * (1 - ['a, e, i orbits'.$G$3]^2) ) / ( 1 + ['a, e, i orbits'.$G$3] * COS([Iterations.D322]) )" office:value-type="float" office:value="7062499.86869427" calcext:value-type="float">
            <text:p>7,062,499.87</text:p>
          </table:table-cell>
          <table:table-cell table:formula="of:=ATAN( ( ['a, e, i orbits'.$G$3] * SIN( [Iterations.D322] ) ) / ( 1 + ['a, e, i orbits'.$G$3] * COS( [Iterations.D322] ) ) )" office:value-type="float" office:value="-0.0814518539933446" calcext:value-type="float">
            <text:p>-0.081451854</text:p>
          </table:table-cell>
          <table:table-cell table:formula="of:=SQRT( ['a, e, i orbits'.$B$6] * ( 2/[Iterations.E322] - 1/['a, e, i orbits'.$G$2] ))" office:value-type="float" office:value="7728.60184408574" calcext:value-type="float">
            <text:p>7,728.6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RADIANS([Iterations.I322])" office:value-type="float" office:value="5.51524043630208" calcext:value-type="float">
            <text:p>5.5152404363</text:p>
          </table:table-cell>
          <table:table-cell table:formula="of:=( ['a, e, i orbits'.$G$2] * (1 - ['a, e, i orbits'.$G$3]^2) ) / ( 1 + ['a, e, i orbits'.$G$3] * COS([Iterations.J322]) )" office:value-type="float" office:value="6926732.55844117" calcext:value-type="float">
            <text:p>6,926,732.56</text:p>
          </table:table-cell>
          <table:table-cell table:formula="of:=ATAN( ( ['a, e, i orbits'.$G$3] * SIN( [Iterations.J322] ) ) / ( 1 + ['a, e, i orbits'.$G$3] * COS( [Iterations.J322] ) ) )" office:value-type="float" office:value="-0.0647137230920805" calcext:value-type="float">
            <text:p>-0.0647137231</text:p>
          </table:table-cell>
          <table:table-cell table:formula="of:=SQRT( ['a, e, i orbits'.$B$6] * ( 2/[Iterations.K322] - 1/['a, e, i orbits'.$G$2] ))" office:value-type="float" office:value="7870.43520260353" calcext:value-type="float">
            <text:p>7,870.44</text:p>
          </table:table-cell>
        </table:table-row>
        <table:table-row table:style-name="ro1">
          <table:table-cell/>
          <table:table-cell table:formula="of:=[Iterations.B322]+[Iterations.$C$3]" office:value-type="float" office:value="5691.93071932226" calcext:value-type="float">
            <text:p>5691.93</text:p>
          </table:table-cell>
          <table:table-cell table:formula="of:=[Iterations.$F$3]*[Iterations.B323]" office:value-type="float" office:value="5.53269372882204" calcext:value-type="float">
            <text:p>5.5326937288</text:p>
          </table:table-cell>
          <table:table-cell table:formula="of:=[Iterations.C323] + 2 * ['a, e, i orbits'.$G$3] * SIN( [Iterations.C323] ) + 1.25 * ['a, e, i orbits'.$G$3] * SIN( 2 * [Iterations.C323] )" office:value-type="float" office:value="5.27159855052707" calcext:value-type="float">
            <text:p>5.2715985505</text:p>
          </table:table-cell>
          <table:table-cell table:formula="of:=( ['a, e, i orbits'.$G$2] * (1 - ['a, e, i orbits'.$G$3]^2) ) / ( 1 + ['a, e, i orbits'.$G$3] * COS([Iterations.D323]) )" office:value-type="float" office:value="7050936.31011546" calcext:value-type="float">
            <text:p>7,050,936.31</text:p>
          </table:table-cell>
          <table:table-cell table:formula="of:=ATAN( ( ['a, e, i orbits'.$G$3] * SIN( [Iterations.D323] ) ) / ( 1 + ['a, e, i orbits'.$G$3] * COS( [Iterations.D323] ) ) )" office:value-type="float" office:value="-0.0803237808895307" calcext:value-type="float">
            <text:p>-0.0803237809</text:p>
          </table:table-cell>
          <table:table-cell table:formula="of:=SQRT( ['a, e, i orbits'.$B$6] * ( 2/[Iterations.E323] - 1/['a, e, i orbits'.$G$2] ))" office:value-type="float" office:value="7740.56889288916" calcext:value-type="float">
            <text:p>7,740.57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RADIANS([Iterations.I323])" office:value-type="float" office:value="5.53269372882203" calcext:value-type="float">
            <text:p>5.5326937288</text:p>
          </table:table-cell>
          <table:table-cell table:formula="of:=( ['a, e, i orbits'.$G$2] * (1 - ['a, e, i orbits'.$G$3]^2) ) / ( 1 + ['a, e, i orbits'.$G$3] * COS([Iterations.J323]) )" office:value-type="float" office:value="6918977.98399814" calcext:value-type="float">
            <text:p>6,918,977.98</text:p>
          </table:table-cell>
          <table:table-cell table:formula="of:=ATAN( ( ['a, e, i orbits'.$G$3] * SIN( [Iterations.J323] ) ) / ( 1 + ['a, e, i orbits'.$G$3] * COS( [Iterations.J323] ) ) )" office:value-type="float" office:value="-0.0634665890941201" calcext:value-type="float">
            <text:p>-0.0634665891</text:p>
          </table:table-cell>
          <table:table-cell table:formula="of:=SQRT( ['a, e, i orbits'.$B$6] * ( 2/[Iterations.K323] - 1/['a, e, i orbits'.$G$2] ))" office:value-type="float" office:value="7878.62552087024" calcext:value-type="float">
            <text:p>7,878.63</text:p>
          </table:table-cell>
        </table:table-row>
        <table:table-row table:style-name="ro1">
          <table:table-cell/>
          <table:table-cell table:formula="of:=[Iterations.B323]+[Iterations.$C$3]" office:value-type="float" office:value="5709.88633673337" calcext:value-type="float">
            <text:p>5709.89</text:p>
          </table:table-cell>
          <table:table-cell table:formula="of:=[Iterations.$F$3]*[Iterations.B324]" office:value-type="float" office:value="5.55014702134199" calcext:value-type="float">
            <text:p>5.5501470213</text:p>
          </table:table-cell>
          <table:table-cell table:formula="of:=[Iterations.C324] + 2 * ['a, e, i orbits'.$G$3] * SIN( [Iterations.C324] ) + 1.25 * ['a, e, i orbits'.$G$3] * SIN( 2 * [Iterations.C324] )" office:value-type="float" office:value="5.29200566314919" calcext:value-type="float">
            <text:p>5.2920056631</text:p>
          </table:table-cell>
          <table:table-cell table:formula="of:=( ['a, e, i orbits'.$G$2] * (1 - ['a, e, i orbits'.$G$3]^2) ) / ( 1 + ['a, e, i orbits'.$G$3] * COS([Iterations.D324]) )" office:value-type="float" office:value="7039447.17893474" calcext:value-type="float">
            <text:p>7,039,447.18</text:p>
          </table:table-cell>
          <table:table-cell table:formula="of:=ATAN( ( ['a, e, i orbits'.$G$3] * SIN( [Iterations.D324] ) ) / ( 1 + ['a, e, i orbits'.$G$3] * COS( [Iterations.D324] ) ) )" office:value-type="float" office:value="-0.0791569900489017" calcext:value-type="float">
            <text:p>-0.07915699</text:p>
          </table:table-cell>
          <table:table-cell table:formula="of:=SQRT( ['a, e, i orbits'.$B$6] * ( 2/[Iterations.E324] - 1/['a, e, i orbits'.$G$2] ))" office:value-type="float" office:value="7752.47946986156" calcext:value-type="float">
            <text:p>7,752.48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RADIANS([Iterations.I324])" office:value-type="float" office:value="5.55014702134197" calcext:value-type="float">
            <text:p>5.5501470213</text:p>
          </table:table-cell>
          <table:table-cell table:formula="of:=( ['a, e, i orbits'.$G$2] * (1 - ['a, e, i orbits'.$G$3]^2) ) / ( 1 + ['a, e, i orbits'.$G$3] * COS([Iterations.J324]) )" office:value-type="float" office:value="6911384.06920811" calcext:value-type="float">
            <text:p>6,911,384.07</text:p>
          </table:table-cell>
          <table:table-cell table:formula="of:=ATAN( ( ['a, e, i orbits'.$G$3] * SIN( [Iterations.J324] ) ) / ( 1 + ['a, e, i orbits'.$G$3] * COS( [Iterations.J324] ) ) )" office:value-type="float" office:value="-0.062204071691938" calcext:value-type="float">
            <text:p>-0.0622040717</text:p>
          </table:table-cell>
          <table:table-cell table:formula="of:=SQRT( ['a, e, i orbits'.$B$6] * ( 2/[Iterations.K324] - 1/['a, e, i orbits'.$G$2] ))" office:value-type="float" office:value="7886.65569303044" calcext:value-type="float">
            <text:p>7,886.66</text:p>
          </table:table-cell>
        </table:table-row>
        <table:table-row table:style-name="ro1">
          <table:table-cell/>
          <table:table-cell table:formula="of:=[Iterations.B324]+[Iterations.$C$3]" office:value-type="float" office:value="5727.84195414448" calcext:value-type="float">
            <text:p>5727.84</text:p>
          </table:table-cell>
          <table:table-cell table:formula="of:=[Iterations.$F$3]*[Iterations.B325]" office:value-type="float" office:value="5.56760031386193" calcext:value-type="float">
            <text:p>5.5676003139</text:p>
          </table:table-cell>
          <table:table-cell table:formula="of:=[Iterations.C325] + 2 * ['a, e, i orbits'.$G$3] * SIN( [Iterations.C325] ) + 1.25 * ['a, e, i orbits'.$G$3] * SIN( 2 * [Iterations.C325] )" office:value-type="float" office:value="5.31260499947114" calcext:value-type="float">
            <text:p>5.3126049995</text:p>
          </table:table-cell>
          <table:table-cell table:formula="of:=( ['a, e, i orbits'.$G$2] * (1 - ['a, e, i orbits'.$G$3]^2) ) / ( 1 + ['a, e, i orbits'.$G$3] * COS([Iterations.D325]) )" office:value-type="float" office:value="7028041.62681027" calcext:value-type="float">
            <text:p>7,028,041.63</text:p>
          </table:table-cell>
          <table:table-cell table:formula="of:=ATAN( ( ['a, e, i orbits'.$G$3] * SIN( [Iterations.D325] ) ) / ( 1 + ['a, e, i orbits'.$G$3] * COS( [Iterations.D325] ) ) )" office:value-type="float" office:value="-0.0779512989537984" calcext:value-type="float">
            <text:p>-0.077951299</text:p>
          </table:table-cell>
          <table:table-cell table:formula="of:=SQRT( ['a, e, i orbits'.$B$6] * ( 2/[Iterations.E325] - 1/['a, e, i orbits'.$G$2] ))" office:value-type="float" office:value="7764.3237594163" calcext:value-type="float">
            <text:p>7,764.32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RADIANS([Iterations.I325])" office:value-type="float" office:value="5.56760031386191" calcext:value-type="float">
            <text:p>5.5676003139</text:p>
          </table:table-cell>
          <table:table-cell table:formula="of:=( ['a, e, i orbits'.$G$2] * (1 - ['a, e, i orbits'.$G$3]^2) ) / ( 1 + ['a, e, i orbits'.$G$3] * COS([Iterations.J325]) )" office:value-type="float" office:value="6903952.11940832" calcext:value-type="float">
            <text:p>6,903,952.12</text:p>
          </table:table-cell>
          <table:table-cell table:formula="of:=ATAN( ( ['a, e, i orbits'.$G$3] * SIN( [Iterations.J325] ) ) / ( 1 + ['a, e, i orbits'.$G$3] * COS( [Iterations.J325] ) ) )" office:value-type="float" office:value="-0.0609265225099541" calcext:value-type="float">
            <text:p>-0.0609265225</text:p>
          </table:table-cell>
          <table:table-cell table:formula="of:=SQRT( ['a, e, i orbits'.$B$6] * ( 2/[Iterations.K325] - 1/['a, e, i orbits'.$G$2] ))" office:value-type="float" office:value="7894.52376539157" calcext:value-type="float">
            <text:p>7,894.52</text:p>
          </table:table-cell>
        </table:table-row>
        <table:table-row table:style-name="ro1">
          <table:table-cell/>
          <table:table-cell table:formula="of:=[Iterations.B325]+[Iterations.$C$3]" office:value-type="float" office:value="5745.79757155559" calcext:value-type="float">
            <text:p>5745.80</text:p>
          </table:table-cell>
          <table:table-cell table:formula="of:=[Iterations.$F$3]*[Iterations.B326]" office:value-type="float" office:value="5.58505360638187" calcext:value-type="float">
            <text:p>5.5850536064</text:p>
          </table:table-cell>
          <table:table-cell table:formula="of:=[Iterations.C326] + 2 * ['a, e, i orbits'.$G$3] * SIN( [Iterations.C326] ) + 1.25 * ['a, e, i orbits'.$G$3] * SIN( 2 * [Iterations.C326] )" office:value-type="float" office:value="5.33339511531804" calcext:value-type="float">
            <text:p>5.3333951153</text:p>
          </table:table-cell>
          <table:table-cell table:formula="of:=( ['a, e, i orbits'.$G$2] * (1 - ['a, e, i orbits'.$G$3]^2) ) / ( 1 + ['a, e, i orbits'.$G$3] * COS([Iterations.D326]) )" office:value-type="float" office:value="7016729.00036382" calcext:value-type="float">
            <text:p>7,016,729.00</text:p>
          </table:table-cell>
          <table:table-cell table:formula="of:=ATAN( ( ['a, e, i orbits'.$G$3] * SIN( [Iterations.D326] ) ) / ( 1 + ['a, e, i orbits'.$G$3] * COS( [Iterations.D326] ) ) )" office:value-type="float" office:value="-0.0767065702504026" calcext:value-type="float">
            <text:p>-0.0767065703</text:p>
          </table:table-cell>
          <table:table-cell table:formula="of:=SQRT( ['a, e, i orbits'.$B$6] * ( 2/[Iterations.E326] - 1/['a, e, i orbits'.$G$2] ))" office:value-type="float" office:value="7776.09167727164" calcext:value-type="float">
            <text:p>7,776.0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RADIANS([Iterations.I326])" office:value-type="float" office:value="5.58505360638185" calcext:value-type="float">
            <text:p>5.5850536064</text:p>
          </table:table-cell>
          <table:table-cell table:formula="of:=( ['a, e, i orbits'.$G$2] * (1 - ['a, e, i orbits'.$G$3]^2) ) / ( 1 + ['a, e, i orbits'.$G$3] * COS([Iterations.J326]) )" office:value-type="float" office:value="6896683.40050892" calcext:value-type="float">
            <text:p>6,896,683.40</text:p>
          </table:table-cell>
          <table:table-cell table:formula="of:=ATAN( ( ['a, e, i orbits'.$G$3] * SIN( [Iterations.J326] ) ) / ( 1 + ['a, e, i orbits'.$G$3] * COS( [Iterations.J326] ) ) )" office:value-type="float" office:value="-0.0596342938610856" calcext:value-type="float">
            <text:p>-0.0596342939</text:p>
          </table:table-cell>
          <table:table-cell table:formula="of:=SQRT( ['a, e, i orbits'.$B$6] * ( 2/[Iterations.K326] - 1/['a, e, i orbits'.$G$2] ))" office:value-type="float" office:value="7902.22782899004" calcext:value-type="float">
            <text:p>7,902.23</text:p>
          </table:table-cell>
        </table:table-row>
        <table:table-row table:style-name="ro1">
          <table:table-cell/>
          <table:table-cell table:formula="of:=[Iterations.B326]+[Iterations.$C$3]" office:value-type="float" office:value="5763.7531889667" calcext:value-type="float">
            <text:p>5763.75</text:p>
          </table:table-cell>
          <table:table-cell table:formula="of:=[Iterations.$F$3]*[Iterations.B327]" office:value-type="float" office:value="5.60250689890182" calcext:value-type="float">
            <text:p>5.6025068989</text:p>
          </table:table-cell>
          <table:table-cell table:formula="of:=[Iterations.C327] + 2 * ['a, e, i orbits'.$G$3] * SIN( [Iterations.C327] ) + 1.25 * ['a, e, i orbits'.$G$3] * SIN( 2 * [Iterations.C327] )" office:value-type="float" office:value="5.35437437060013" calcext:value-type="float">
            <text:p>5.3543743706</text:p>
          </table:table-cell>
          <table:table-cell table:formula="of:=( ['a, e, i orbits'.$G$2] * (1 - ['a, e, i orbits'.$G$3]^2) ) / ( 1 + ['a, e, i orbits'.$G$3] * COS([Iterations.D327]) )" office:value-type="float" office:value="7005518.82463396" calcext:value-type="float">
            <text:p>7,005,518.82</text:p>
          </table:table-cell>
          <table:table-cell table:formula="of:=ATAN( ( ['a, e, i orbits'.$G$3] * SIN( [Iterations.D327] ) ) / ( 1 + ['a, e, i orbits'.$G$3] * COS( [Iterations.D327] ) ) )" office:value-type="float" office:value="-0.0754227136138911" calcext:value-type="float">
            <text:p>-0.0754227136</text:p>
          </table:table-cell>
          <table:table-cell table:formula="of:=SQRT( ['a, e, i orbits'.$B$6] * ( 2/[Iterations.E327] - 1/['a, e, i orbits'.$G$2] ))" office:value-type="float" office:value="7787.77288654397" calcext:value-type="float">
            <text:p>7,787.77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RADIANS([Iterations.I327])" office:value-type="float" office:value="5.6025068989018" calcext:value-type="float">
            <text:p>5.6025068989</text:p>
          </table:table-cell>
          <table:table-cell table:formula="of:=( ['a, e, i orbits'.$G$2] * (1 - ['a, e, i orbits'.$G$3]^2) ) / ( 1 + ['a, e, i orbits'.$G$3] * COS([Iterations.J327]) )" office:value-type="float" office:value="6889579.13955562" calcext:value-type="float">
            <text:p>6,889,579.14</text:p>
          </table:table-cell>
          <table:table-cell table:formula="of:=ATAN( ( ['a, e, i orbits'.$G$3] * SIN( [Iterations.J327] ) ) / ( 1 + ['a, e, i orbits'.$G$3] * COS( [Iterations.J327] ) ) )" office:value-type="float" office:value="-0.0583277386992297" calcext:value-type="float">
            <text:p>-0.0583277387</text:p>
          </table:table-cell>
          <table:table-cell table:formula="of:=SQRT( ['a, e, i orbits'.$B$6] * ( 2/[Iterations.K327] - 1/['a, e, i orbits'.$G$2] ))" office:value-type="float" office:value="7909.76601970358" calcext:value-type="float">
            <text:p>7,909.77</text:p>
          </table:table-cell>
        </table:table-row>
        <table:table-row table:style-name="ro1">
          <table:table-cell/>
          <table:table-cell table:formula="of:=[Iterations.B327]+[Iterations.$C$3]" office:value-type="float" office:value="5781.70880637781" calcext:value-type="float">
            <text:p>5781.71</text:p>
          </table:table-cell>
          <table:table-cell table:formula="of:=[Iterations.$F$3]*[Iterations.B328]" office:value-type="float" office:value="5.61996019142176" calcext:value-type="float">
            <text:p>5.6199601914</text:p>
          </table:table-cell>
          <table:table-cell table:formula="of:=[Iterations.C328] + 2 * ['a, e, i orbits'.$G$3] * SIN( [Iterations.C328] ) + 1.25 * ['a, e, i orbits'.$G$3] * SIN( 2 * [Iterations.C328] )" office:value-type="float" office:value="5.37554093057213" calcext:value-type="float">
            <text:p>5.3755409306</text:p>
          </table:table-cell>
          <table:table-cell table:formula="of:=( ['a, e, i orbits'.$G$2] * (1 - ['a, e, i orbits'.$G$3]^2) ) / ( 1 + ['a, e, i orbits'.$G$3] * COS([Iterations.D328]) )" office:value-type="float" office:value="6994420.78566948" calcext:value-type="float">
            <text:p>6,994,420.79</text:p>
          </table:table-cell>
          <table:table-cell table:formula="of:=ATAN( ( ['a, e, i orbits'.$G$3] * SIN( [Iterations.D328] ) ) / ( 1 + ['a, e, i orbits'.$G$3] * COS( [Iterations.D328] ) ) )" office:value-type="float" office:value="-0.0740996875175582" calcext:value-type="float">
            <text:p>-0.0740996875</text:p>
          </table:table-cell>
          <table:table-cell table:formula="of:=SQRT( ['a, e, i orbits'.$B$6] * ( 2/[Iterations.E328] - 1/['a, e, i orbits'.$G$2] ))" office:value-type="float" office:value="7799.35681510251" calcext:value-type="float">
            <text:p>7,799.36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RADIANS([Iterations.I328])" office:value-type="float" office:value="5.61996019142174" calcext:value-type="float">
            <text:p>5.6199601914</text:p>
          </table:table-cell>
          <table:table-cell table:formula="of:=( ['a, e, i orbits'.$G$2] * (1 - ['a, e, i orbits'.$G$3]^2) ) / ( 1 + ['a, e, i orbits'.$G$3] * COS([Iterations.J328]) )" office:value-type="float" office:value="6882640.52528648" calcext:value-type="float">
            <text:p>6,882,640.53</text:p>
          </table:table-cell>
          <table:table-cell table:formula="of:=ATAN( ( ['a, e, i orbits'.$G$3] * SIN( [Iterations.J328] ) ) / ( 1 + ['a, e, i orbits'.$G$3] * COS( [Iterations.J328] ) ) )" office:value-type="float" office:value="-0.0570072105740993" calcext:value-type="float">
            <text:p>-0.0570072106</text:p>
          </table:table-cell>
          <table:table-cell table:formula="of:=SQRT( ['a, e, i orbits'.$B$6] * ( 2/[Iterations.K328] - 1/['a, e, i orbits'.$G$2] ))" office:value-type="float" office:value="7917.13651835795" calcext:value-type="float">
            <text:p>7,917.14</text:p>
          </table:table-cell>
        </table:table-row>
        <table:table-row table:style-name="ro1">
          <table:table-cell/>
          <table:table-cell table:formula="of:=[Iterations.B328]+[Iterations.$C$3]" office:value-type="float" office:value="5799.66442378892" calcext:value-type="float">
            <text:p>5799.66</text:p>
          </table:table-cell>
          <table:table-cell table:formula="of:=[Iterations.$F$3]*[Iterations.B329]" office:value-type="float" office:value="5.6374134839417" calcext:value-type="float">
            <text:p>5.6374134839</text:p>
          </table:table-cell>
          <table:table-cell table:formula="of:=[Iterations.C329] + 2 * ['a, e, i orbits'.$G$3] * SIN( [Iterations.C329] ) + 1.25 * ['a, e, i orbits'.$G$3] * SIN( 2 * [Iterations.C329] )" office:value-type="float" office:value="5.39689276731901" calcext:value-type="float">
            <text:p>5.3968927673</text:p>
          </table:table-cell>
          <table:table-cell table:formula="of:=( ['a, e, i orbits'.$G$2] * (1 - ['a, e, i orbits'.$G$3]^2) ) / ( 1 + ['a, e, i orbits'.$G$3] * COS([Iterations.D329]) )" office:value-type="float" office:value="6983444.71230742" calcext:value-type="float">
            <text:p>6,983,444.71</text:p>
          </table:table-cell>
          <table:table-cell table:formula="of:=ATAN( ( ['a, e, i orbits'.$G$3] * SIN( [Iterations.D329] ) ) / ( 1 + ['a, e, i orbits'.$G$3] * COS( [Iterations.D329] ) ) )" office:value-type="float" office:value="-0.0727375008973726" calcext:value-type="float">
            <text:p>-0.0727375009</text:p>
          </table:table-cell>
          <table:table-cell table:formula="of:=SQRT( ['a, e, i orbits'.$B$6] * ( 2/[Iterations.E329] - 1/['a, e, i orbits'.$G$2] ))" office:value-type="float" office:value="7810.83267416137" calcext:value-type="float">
            <text:p>7,810.83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RADIANS([Iterations.I329])" office:value-type="float" office:value="5.63741348394168" calcext:value-type="float">
            <text:p>5.6374134839</text:p>
          </table:table-cell>
          <table:table-cell table:formula="of:=( ['a, e, i orbits'.$G$2] * (1 - ['a, e, i orbits'.$G$3]^2) ) / ( 1 + ['a, e, i orbits'.$G$3] * COS([Iterations.J329]) )" office:value-type="float" office:value="6875868.70868233" calcext:value-type="float">
            <text:p>6,875,868.71</text:p>
          </table:table-cell>
          <table:table-cell table:formula="of:=ATAN( ( ['a, e, i orbits'.$G$3] * SIN( [Iterations.J329] ) ) / ( 1 + ['a, e, i orbits'.$G$3] * COS( [Iterations.J329] ) ) )" office:value-type="float" office:value="-0.0556730635883442" calcext:value-type="float">
            <text:p>-0.0556730636</text:p>
          </table:table-cell>
          <table:table-cell table:formula="of:=SQRT( ['a, e, i orbits'.$B$6] * ( 2/[Iterations.K329] - 1/['a, e, i orbits'.$G$2] ))" office:value-type="float" office:value="7924.33755082809" calcext:value-type="float">
            <text:p>7,924.34</text:p>
          </table:table-cell>
        </table:table-row>
        <table:table-row table:style-name="ro1">
          <table:table-cell/>
          <table:table-cell table:formula="of:=[Iterations.B329]+[Iterations.$C$3]" office:value-type="float" office:value="5817.62004120003" calcext:value-type="float">
            <text:p>5817.62</text:p>
          </table:table-cell>
          <table:table-cell table:formula="of:=[Iterations.$F$3]*[Iterations.B330]" office:value-type="float" office:value="5.65486677646165" calcext:value-type="float">
            <text:p>5.6548667765</text:p>
          </table:table-cell>
          <table:table-cell table:formula="of:=[Iterations.C330] + 2 * ['a, e, i orbits'.$G$3] * SIN( [Iterations.C330] ) + 1.25 * ['a, e, i orbits'.$G$3] * SIN( 2 * [Iterations.C330] )" office:value-type="float" office:value="5.41842766146626" calcext:value-type="float">
            <text:p>5.4184276615</text:p>
          </table:table-cell>
          <table:table-cell table:formula="of:=( ['a, e, i orbits'.$G$2] * (1 - ['a, e, i orbits'.$G$3]^2) ) / ( 1 + ['a, e, i orbits'.$G$3] * COS([Iterations.D330]) )" office:value-type="float" office:value="6972600.55718442" calcext:value-type="float">
            <text:p>6,972,600.56</text:p>
          </table:table-cell>
          <table:table-cell table:formula="of:=ATAN( ( ['a, e, i orbits'.$G$3] * SIN( [Iterations.D330] ) ) / ( 1 + ['a, e, i orbits'.$G$3] * COS( [Iterations.D330] ) ) )" office:value-type="float" office:value="-0.0713362147037003" calcext:value-type="float">
            <text:p>-0.0713362147</text:p>
          </table:table-cell>
          <table:table-cell table:formula="of:=SQRT( ['a, e, i orbits'.$B$6] * ( 2/[Iterations.E330] - 1/['a, e, i orbits'.$G$2] ))" office:value-type="float" office:value="7822.18947807864" calcext:value-type="float">
            <text:p>7,822.19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RADIANS([Iterations.I330])" office:value-type="float" office:value="5.65486677646163" calcext:value-type="float">
            <text:p>5.6548667765</text:p>
          </table:table-cell>
          <table:table-cell table:formula="of:=( ['a, e, i orbits'.$G$2] * (1 - ['a, e, i orbits'.$G$3]^2) ) / ( 1 + ['a, e, i orbits'.$G$3] * COS([Iterations.J330]) )" office:value-type="float" office:value="6869264.80350988" calcext:value-type="float">
            <text:p>6,869,264.80</text:p>
          </table:table-cell>
          <table:table-cell table:formula="of:=ATAN( ( ['a, e, i orbits'.$G$3] * SIN( [Iterations.J330] ) ) / ( 1 + ['a, e, i orbits'.$G$3] * COS( [Iterations.J330] ) ) )" office:value-type="float" office:value="-0.0543256523568895" calcext:value-type="float">
            <text:p>-0.0543256524</text:p>
          </table:table-cell>
          <table:table-cell table:formula="of:=SQRT( ['a, e, i orbits'.$B$6] * ( 2/[Iterations.K330] - 1/['a, e, i orbits'.$G$2] ))" office:value-type="float" office:value="7931.36738813417" calcext:value-type="float">
            <text:p>7,931.37</text:p>
          </table:table-cell>
        </table:table-row>
        <table:table-row table:style-name="ro1">
          <table:table-cell/>
          <table:table-cell table:formula="of:=[Iterations.B330]+[Iterations.$C$3]" office:value-type="float" office:value="5835.57565861115" calcext:value-type="float">
            <text:p>5835.58</text:p>
          </table:table-cell>
          <table:table-cell table:formula="of:=[Iterations.$F$3]*[Iterations.B331]" office:value-type="float" office:value="5.67232006898159" calcext:value-type="float">
            <text:p>5.672320069</text:p>
          </table:table-cell>
          <table:table-cell table:formula="of:=[Iterations.C331] + 2 * ['a, e, i orbits'.$G$3] * SIN( [Iterations.C331] ) + 1.25 * ['a, e, i orbits'.$G$3] * SIN( 2 * [Iterations.C331] )" office:value-type="float" office:value="5.44014320411315" calcext:value-type="float">
            <text:p>5.4401432041</text:p>
          </table:table-cell>
          <table:table-cell table:formula="of:=( ['a, e, i orbits'.$G$2] * (1 - ['a, e, i orbits'.$G$3]^2) ) / ( 1 + ['a, e, i orbits'.$G$3] * COS([Iterations.D331]) )" office:value-type="float" office:value="6961898.37703382" calcext:value-type="float">
            <text:p>6,961,898.38</text:p>
          </table:table-cell>
          <table:table-cell table:formula="of:=ATAN( ( ['a, e, i orbits'.$G$3] * SIN( [Iterations.D331] ) ) / ( 1 + ['a, e, i orbits'.$G$3] * COS( [Iterations.D331] ) ) )" office:value-type="float" office:value="-0.0698959433322374" calcext:value-type="float">
            <text:p>-0.0698959433</text:p>
          </table:table-cell>
          <table:table-cell table:formula="of:=SQRT( ['a, e, i orbits'.$B$6] * ( 2/[Iterations.E331] - 1/['a, e, i orbits'.$G$2] ))" office:value-type="float" office:value="7833.41606532506" calcext:value-type="float">
            <text:p>7,833.4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RADIANS([Iterations.I331])" office:value-type="float" office:value="5.67232006898157" calcext:value-type="float">
            <text:p>5.672320069</text:p>
          </table:table-cell>
          <table:table-cell table:formula="of:=( ['a, e, i orbits'.$G$2] * (1 - ['a, e, i orbits'.$G$3]^2) ) / ( 1 + ['a, e, i orbits'.$G$3] * COS([Iterations.J331]) )" office:value-type="float" office:value="6862829.88685732" calcext:value-type="float">
            <text:p>6,862,829.89</text:p>
          </table:table-cell>
          <table:table-cell table:formula="of:=ATAN( ( ['a, e, i orbits'.$G$3] * SIN( [Iterations.J331] ) ) / ( 1 + ['a, e, i orbits'.$G$3] * COS( [Iterations.J331] ) ) )" office:value-type="float" office:value="-0.0529653319684253" calcext:value-type="float">
            <text:p>-0.052965332</text:p>
          </table:table-cell>
          <table:table-cell table:formula="of:=SQRT( ['a, e, i orbits'.$B$6] * ( 2/[Iterations.K331] - 1/['a, e, i orbits'.$G$2] ))" office:value-type="float" office:value="7938.22434653253" calcext:value-type="float">
            <text:p>7,938.22</text:p>
          </table:table-cell>
        </table:table-row>
        <table:table-row table:style-name="ro1">
          <table:table-cell/>
          <table:table-cell table:formula="of:=[Iterations.B331]+[Iterations.$C$3]" office:value-type="float" office:value="5853.53127602226" calcext:value-type="float">
            <text:p>5853.53</text:p>
          </table:table-cell>
          <table:table-cell table:formula="of:=[Iterations.$F$3]*[Iterations.B332]" office:value-type="float" office:value="5.68977336150153" calcext:value-type="float">
            <text:p>5.6897733615</text:p>
          </table:table-cell>
          <table:table-cell table:formula="of:=[Iterations.C332] + 2 * ['a, e, i orbits'.$G$3] * SIN( [Iterations.C332] ) + 1.25 * ['a, e, i orbits'.$G$3] * SIN( 2 * [Iterations.C332] )" office:value-type="float" office:value="5.46203679898654" calcext:value-type="float">
            <text:p>5.462036799</text:p>
          </table:table-cell>
          <table:table-cell table:formula="of:=( ['a, e, i orbits'.$G$2] * (1 - ['a, e, i orbits'.$G$3]^2) ) / ( 1 + ['a, e, i orbits'.$G$3] * COS([Iterations.D332]) )" office:value-type="float" office:value="6951348.31232539" calcext:value-type="float">
            <text:p>6,951,348.31</text:p>
          </table:table-cell>
          <table:table-cell table:formula="of:=ATAN( ( ['a, e, i orbits'.$G$3] * SIN( [Iterations.D332] ) ) / ( 1 + ['a, e, i orbits'.$G$3] * COS( [Iterations.D332] ) ) )" office:value-type="float" office:value="-0.0684168559265618" calcext:value-type="float">
            <text:p>-0.0684168559</text:p>
          </table:table-cell>
          <table:table-cell table:formula="of:=SQRT( ['a, e, i orbits'.$B$6] * ( 2/[Iterations.E332] - 1/['a, e, i orbits'.$G$2] ))" office:value-type="float" office:value="7844.50112057823" calcext:value-type="float">
            <text:p>7,844.50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RADIANS([Iterations.I332])" office:value-type="float" office:value="5.68977336150152" calcext:value-type="float">
            <text:p>5.6897733615</text:p>
          </table:table-cell>
          <table:table-cell table:formula="of:=( ['a, e, i orbits'.$G$2] * (1 - ['a, e, i orbits'.$G$3]^2) ) / ( 1 + ['a, e, i orbits'.$G$3] * COS([Iterations.J332]) )" office:value-type="float" office:value="6856564.99966148" calcext:value-type="float">
            <text:p>6,856,565.00</text:p>
          </table:table-cell>
          <table:table-cell table:formula="of:=ATAN( ( ['a, e, i orbits'.$G$3] * SIN( [Iterations.J332] ) ) / ( 1 + ['a, e, i orbits'.$G$3] * COS( [Iterations.J332] ) ) )" office:value-type="float" office:value="-0.0515924579489799" calcext:value-type="float">
            <text:p>-0.0515924579</text:p>
          </table:table-cell>
          <table:table-cell table:formula="of:=SQRT( ['a, e, i orbits'.$B$6] * ( 2/[Iterations.K332] - 1/['a, e, i orbits'.$G$2] ))" office:value-type="float" office:value="7944.90678760191" calcext:value-type="float">
            <text:p>7,944.91</text:p>
          </table:table-cell>
        </table:table-row>
        <table:table-row table:style-name="ro1">
          <table:table-cell/>
          <table:table-cell table:formula="of:=[Iterations.B332]+[Iterations.$C$3]" office:value-type="float" office:value="5871.48689343337" calcext:value-type="float">
            <text:p>5871.49</text:p>
          </table:table-cell>
          <table:table-cell table:formula="of:=[Iterations.$F$3]*[Iterations.B333]" office:value-type="float" office:value="5.70722665402148" calcext:value-type="float">
            <text:p>5.707226654</text:p>
          </table:table-cell>
          <table:table-cell table:formula="of:=[Iterations.C333] + 2 * ['a, e, i orbits'.$G$3] * SIN( [Iterations.C333] ) + 1.25 * ['a, e, i orbits'.$G$3] * SIN( 2 * [Iterations.C333] )" office:value-type="float" office:value="5.48410566481315" calcext:value-type="float">
            <text:p>5.4841056648</text:p>
          </table:table-cell>
          <table:table-cell table:formula="of:=( ['a, e, i orbits'.$G$2] * (1 - ['a, e, i orbits'.$G$3]^2) ) / ( 1 + ['a, e, i orbits'.$G$3] * COS([Iterations.D333]) )" office:value-type="float" office:value="6940960.56630746" calcext:value-type="float">
            <text:p>6,940,960.57</text:p>
          </table:table-cell>
          <table:table-cell table:formula="of:=ATAN( ( ['a, e, i orbits'.$G$3] * SIN( [Iterations.D333] ) ) / ( 1 + ['a, e, i orbits'.$G$3] * COS( [Iterations.D333] ) ) )" office:value-type="float" office:value="-0.0668991775451175" calcext:value-type="float">
            <text:p>-0.0668991775</text:p>
          </table:table-cell>
          <table:table-cell table:formula="of:=SQRT( ['a, e, i orbits'.$B$6] * ( 2/[Iterations.E333] - 1/['a, e, i orbits'.$G$2] ))" office:value-type="float" office:value="7855.43319789163" calcext:value-type="float">
            <text:p>7,855.4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RADIANS([Iterations.I333])" office:value-type="float" office:value="5.70722665402146" calcext:value-type="float">
            <text:p>5.707226654</text:p>
          </table:table-cell>
          <table:table-cell table:formula="of:=( ['a, e, i orbits'.$G$2] * (1 - ['a, e, i orbits'.$G$3]^2) ) / ( 1 + ['a, e, i orbits'.$G$3] * COS([Iterations.J333]) )" office:value-type="float" office:value="6850471.14722621" calcext:value-type="float">
            <text:p>6,850,471.15</text:p>
          </table:table-cell>
          <table:table-cell table:formula="of:=ATAN( ( ['a, e, i orbits'.$G$3] * SIN( [Iterations.J333] ) ) / ( 1 + ['a, e, i orbits'.$G$3] * COS( [Iterations.J333] ) ) )" office:value-type="float" office:value="-0.050207386227512" calcext:value-type="float">
            <text:p>-0.0502073862</text:p>
          </table:table-cell>
          <table:table-cell table:formula="of:=SQRT( ['a, e, i orbits'.$B$6] * ( 2/[Iterations.K333] - 1/['a, e, i orbits'.$G$2] ))" office:value-type="float" office:value="7951.41311832504" calcext:value-type="float">
            <text:p>7,951.41</text:p>
          </table:table-cell>
        </table:table-row>
        <table:table-row table:style-name="ro1">
          <table:table-cell/>
          <table:table-cell table:formula="of:=[Iterations.B333]+[Iterations.$C$3]" office:value-type="float" office:value="5889.44251084448" calcext:value-type="float">
            <text:p>5889.44</text:p>
          </table:table-cell>
          <table:table-cell table:formula="of:=[Iterations.$F$3]*[Iterations.B334]" office:value-type="float" office:value="5.72467994654142" calcext:value-type="float">
            <text:p>5.7246799465</text:p>
          </table:table-cell>
          <table:table-cell table:formula="of:=[Iterations.C334] + 2 * ['a, e, i orbits'.$G$3] * SIN( [Iterations.C334] ) + 1.25 * ['a, e, i orbits'.$G$3] * SIN( 2 * [Iterations.C334] )" office:value-type="float" office:value="5.50634683790739" calcext:value-type="float">
            <text:p>5.5063468379</text:p>
          </table:table-cell>
          <table:table-cell table:formula="of:=( ['a, e, i orbits'.$G$2] * (1 - ['a, e, i orbits'.$G$3]^2) ) / ( 1 + ['a, e, i orbits'.$G$3] * COS([Iterations.D334]) )" office:value-type="float" office:value="6930745.3835152" calcext:value-type="float">
            <text:p>6,930,745.38</text:p>
          </table:table-cell>
          <table:table-cell table:formula="of:=ATAN( ( ['a, e, i orbits'.$G$3] * SIN( [Iterations.D334] ) ) / ( 1 + ['a, e, i orbits'.$G$3] * COS( [Iterations.D334] ) ) )" office:value-type="float" office:value="-0.0653431901859002" calcext:value-type="float">
            <text:p>-0.0653431902</text:p>
          </table:table-cell>
          <table:table-cell table:formula="of:=SQRT( ['a, e, i orbits'.$B$6] * ( 2/[Iterations.E334] - 1/['a, e, i orbits'.$G$2] ))" office:value-type="float" office:value="7866.20074488076" calcext:value-type="float">
            <text:p>7,866.20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RADIANS([Iterations.I334])" office:value-type="float" office:value="5.7246799465414" calcext:value-type="float">
            <text:p>5.7246799465</text:p>
          </table:table-cell>
          <table:table-cell table:formula="of:=( ['a, e, i orbits'.$G$2] * (1 - ['a, e, i orbits'.$G$3]^2) ) / ( 1 + ['a, e, i orbits'.$G$3] * COS([Iterations.J334]) )" office:value-type="float" office:value="6844549.2997314" calcext:value-type="float">
            <text:p>6,844,549.30</text:p>
          </table:table-cell>
          <table:table-cell table:formula="of:=ATAN( ( ['a, e, i orbits'.$G$3] * SIN( [Iterations.J334] ) ) / ( 1 + ['a, e, i orbits'.$G$3] * COS( [Iterations.J334] ) ) )" office:value-type="float" office:value="-0.0488104731034546" calcext:value-type="float">
            <text:p>-0.0488104731</text:p>
          </table:table-cell>
          <table:table-cell table:formula="of:=SQRT( ['a, e, i orbits'.$B$6] * ( 2/[Iterations.K334] - 1/['a, e, i orbits'.$G$2] ))" office:value-type="float" office:value="7957.74179116593" calcext:value-type="float">
            <text:p>7,957.74</text:p>
          </table:table-cell>
        </table:table-row>
        <table:table-row table:style-name="ro1">
          <table:table-cell/>
          <table:table-cell table:formula="of:=[Iterations.B334]+[Iterations.$C$3]" office:value-type="float" office:value="5907.39812825559" calcext:value-type="float">
            <text:p>5907.40</text:p>
          </table:table-cell>
          <table:table-cell table:formula="of:=[Iterations.$F$3]*[Iterations.B335]" office:value-type="float" office:value="5.74213323906136" calcext:value-type="float">
            <text:p>5.7421332391</text:p>
          </table:table-cell>
          <table:table-cell table:formula="of:=[Iterations.C335] + 2 * ['a, e, i orbits'.$G$3] * SIN( [Iterations.C335] ) + 1.25 * ['a, e, i orbits'.$G$3] * SIN( 2 * [Iterations.C335] )" office:value-type="float" office:value="5.52875717497199" calcext:value-type="float">
            <text:p>5.528757175</text:p>
          </table:table-cell>
          <table:table-cell table:formula="of:=( ['a, e, i orbits'.$G$2] * (1 - ['a, e, i orbits'.$G$3]^2) ) / ( 1 + ['a, e, i orbits'.$G$3] * COS([Iterations.D335]) )" office:value-type="float" office:value="6920713.02781108" calcext:value-type="float">
            <text:p>6,920,713.03</text:p>
          </table:table-cell>
          <table:table-cell table:formula="of:=ATAN( ( ['a, e, i orbits'.$G$3] * SIN( [Iterations.D335] ) ) / ( 1 + ['a, e, i orbits'.$G$3] * COS( [Iterations.D335] ) ) )" office:value-type="float" office:value="-0.063749233662604" calcext:value-type="float">
            <text:p>-0.0637492337</text:p>
          </table:table-cell>
          <table:table-cell table:formula="of:=SQRT( ['a, e, i orbits'.$B$6] * ( 2/[Iterations.E335] - 1/['a, e, i orbits'.$G$2] ))" office:value-type="float" office:value="7876.79212786229" calcext:value-type="float">
            <text:p>7,876.79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RADIANS([Iterations.I335])" office:value-type="float" office:value="5.74213323906134" calcext:value-type="float">
            <text:p>5.7421332391</text:p>
          </table:table-cell>
          <table:table-cell table:formula="of:=( ['a, e, i orbits'.$G$2] * (1 - ['a, e, i orbits'.$G$3]^2) ) / ( 1 + ['a, e, i orbits'.$G$3] * COS([Iterations.J335]) )" office:value-type="float" office:value="6838800.39273213" calcext:value-type="float">
            <text:p>6,838,800.39</text:p>
          </table:table-cell>
          <table:table-cell table:formula="of:=ATAN( ( ['a, e, i orbits'.$G$3] * SIN( [Iterations.J335] ) ) / ( 1 + ['a, e, i orbits'.$G$3] * COS( [Iterations.J335] ) ) )" office:value-type="float" office:value="-0.0474020752161468" calcext:value-type="float">
            <text:p>-0.0474020752</text:p>
          </table:table-cell>
          <table:table-cell table:formula="of:=SQRT( ['a, e, i orbits'.$B$6] * ( 2/[Iterations.K335] - 1/['a, e, i orbits'.$G$2] ))" office:value-type="float" office:value="7963.89130414287" calcext:value-type="float">
            <text:p>7,963.89</text:p>
          </table:table-cell>
        </table:table-row>
        <table:table-row table:style-name="ro1">
          <table:table-cell/>
          <table:table-cell table:formula="of:=[Iterations.B335]+[Iterations.$C$3]" office:value-type="float" office:value="5925.3537456667" calcext:value-type="float">
            <text:p>5925.35</text:p>
          </table:table-cell>
          <table:table-cell table:formula="of:=[Iterations.$F$3]*[Iterations.B336]" office:value-type="float" office:value="5.75958653158131" calcext:value-type="float">
            <text:p>5.7595865316</text:p>
          </table:table-cell>
          <table:table-cell table:formula="of:=[Iterations.C336] + 2 * ['a, e, i orbits'.$G$3] * SIN( [Iterations.C336] ) + 1.25 * ['a, e, i orbits'.$G$3] * SIN( 2 * [Iterations.C336] )" office:value-type="float" office:value="5.55133335610826" calcext:value-type="float">
            <text:p>5.5513333561</text:p>
          </table:table-cell>
          <table:table-cell table:formula="of:=( ['a, e, i orbits'.$G$2] * (1 - ['a, e, i orbits'.$G$3]^2) ) / ( 1 + ['a, e, i orbits'.$G$3] * COS([Iterations.D336]) )" office:value-type="float" office:value="6910873.76002668" calcext:value-type="float">
            <text:p>6,910,873.76</text:p>
          </table:table-cell>
          <table:table-cell table:formula="of:=ATAN( ( ['a, e, i orbits'.$G$3] * SIN( [Iterations.D336] ) ) / ( 1 + ['a, e, i orbits'.$G$3] * COS( [Iterations.D336] ) ) )" office:value-type="float" office:value="-0.0621177063265192" calcext:value-type="float">
            <text:p>-0.0621177063</text:p>
          </table:table-cell>
          <table:table-cell table:formula="of:=SQRT( ['a, e, i orbits'.$B$6] * ( 2/[Iterations.E336] - 1/['a, e, i orbits'.$G$2] ))" office:value-type="float" office:value="7887.19565787567" calcext:value-type="float">
            <text:p>7,887.2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RADIANS([Iterations.I336])" office:value-type="float" office:value="5.75958653158129" calcext:value-type="float">
            <text:p>5.7595865316</text:p>
          </table:table-cell>
          <table:table-cell table:formula="of:=( ['a, e, i orbits'.$G$2] * (1 - ['a, e, i orbits'.$G$3]^2) ) / ( 1 + ['a, e, i orbits'.$G$3] * COS([Iterations.J336]) )" office:value-type="float" office:value="6833225.32764741" calcext:value-type="float">
            <text:p>6,833,225.33</text:p>
          </table:table-cell>
          <table:table-cell table:formula="of:=ATAN( ( ['a, e, i orbits'.$G$3] * SIN( [Iterations.J336] ) ) / ( 1 + ['a, e, i orbits'.$G$3] * COS( [Iterations.J336] ) ) )" office:value-type="float" office:value="-0.0459825495160891" calcext:value-type="float">
            <text:p>-0.0459825495</text:p>
          </table:table-cell>
          <table:table-cell table:formula="of:=SQRT( ['a, e, i orbits'.$B$6] * ( 2/[Iterations.K336] - 1/['a, e, i orbits'.$G$2] ))" office:value-type="float" office:value="7969.8602008975" calcext:value-type="float">
            <text:p>7,969.86</text:p>
          </table:table-cell>
        </table:table-row>
        <table:table-row table:style-name="ro1">
          <table:table-cell/>
          <table:table-cell table:formula="of:=[Iterations.B336]+[Iterations.$C$3]" office:value-type="float" office:value="5943.30936307781" calcext:value-type="float">
            <text:p>5943.31</text:p>
          </table:table-cell>
          <table:table-cell table:formula="of:=[Iterations.$F$3]*[Iterations.B337]" office:value-type="float" office:value="5.77703982410125" calcext:value-type="float">
            <text:p>5.7770398241</text:p>
          </table:table-cell>
          <table:table-cell table:formula="of:=[Iterations.C337] + 2 * ['a, e, i orbits'.$G$3] * SIN( [Iterations.C337] ) + 1.25 * ['a, e, i orbits'.$G$3] * SIN( 2 * [Iterations.C337] )" office:value-type="float" office:value="5.57407188803244" calcext:value-type="float">
            <text:p>5.574071888</text:p>
          </table:table-cell>
          <table:table-cell table:formula="of:=( ['a, e, i orbits'.$G$2] * (1 - ['a, e, i orbits'.$G$3]^2) ) / ( 1 + ['a, e, i orbits'.$G$3] * COS([Iterations.D337]) )" office:value-type="float" office:value="6901237.81527701" calcext:value-type="float">
            <text:p>6,901,237.82</text:p>
          </table:table-cell>
          <table:table-cell table:formula="of:=ATAN( ( ['a, e, i orbits'.$G$3] * SIN( [Iterations.D337] ) ) / ( 1 + ['a, e, i orbits'.$G$3] * COS( [Iterations.D337] ) ) )" office:value-type="float" office:value="-0.0604490656290396" calcext:value-type="float">
            <text:p>-0.0604490656</text:p>
          </table:table-cell>
          <table:table-cell table:formula="of:=SQRT( ['a, e, i orbits'.$B$6] * ( 2/[Iterations.E337] - 1/['a, e, i orbits'.$G$2] ))" office:value-type="float" office:value="7897.39961751014" calcext:value-type="float">
            <text:p>7,897.40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RADIANS([Iterations.I337])" office:value-type="float" office:value="5.77703982410123" calcext:value-type="float">
            <text:p>5.7770398241</text:p>
          </table:table-cell>
          <table:table-cell table:formula="of:=( ['a, e, i orbits'.$G$2] * (1 - ['a, e, i orbits'.$G$3]^2) ) / ( 1 + ['a, e, i orbits'.$G$3] * COS([Iterations.J337]) )" office:value-type="float" office:value="6827824.9722382" calcext:value-type="float">
            <text:p>6,827,824.97</text:p>
          </table:table-cell>
          <table:table-cell table:formula="of:=ATAN( ( ['a, e, i orbits'.$G$3] * SIN( [Iterations.J337] ) ) / ( 1 + ['a, e, i orbits'.$G$3] * COS( [Iterations.J337] ) ) )" office:value-type="float" office:value="-0.0445522532379577" calcext:value-type="float">
            <text:p>-0.0445522532</text:p>
          </table:table-cell>
          <table:table-cell table:formula="of:=SQRT( ['a, e, i orbits'.$B$6] * ( 2/[Iterations.K337] - 1/['a, e, i orbits'.$G$2] ))" office:value-type="float" office:value="7975.64707076003" calcext:value-type="float">
            <text:p>7,975.65</text:p>
          </table:table-cell>
        </table:table-row>
        <table:table-row table:style-name="ro1">
          <table:table-cell/>
          <table:table-cell table:formula="of:=[Iterations.B337]+[Iterations.$C$3]" office:value-type="float" office:value="5961.26498048892" calcext:value-type="float">
            <text:p>5961.26</text:p>
          </table:table-cell>
          <table:table-cell table:formula="of:=[Iterations.$F$3]*[Iterations.B338]" office:value-type="float" office:value="5.79449311662119" calcext:value-type="float">
            <text:p>5.7944931166</text:p>
          </table:table-cell>
          <table:table-cell table:formula="of:=[Iterations.C338] + 2 * ['a, e, i orbits'.$G$3] * SIN( [Iterations.C338] ) + 1.25 * ['a, e, i orbits'.$G$3] * SIN( 2 * [Iterations.C338] )" office:value-type="float" office:value="5.59696910749464" calcext:value-type="float">
            <text:p>5.5969691075</text:p>
          </table:table-cell>
          <table:table-cell table:formula="of:=( ['a, e, i orbits'.$G$2] * (1 - ['a, e, i orbits'.$G$3]^2) ) / ( 1 + ['a, e, i orbits'.$G$3] * COS([Iterations.D338]) )" office:value-type="float" office:value="6891815.38002044" calcext:value-type="float">
            <text:p>6,891,815.38</text:p>
          </table:table-cell>
          <table:table-cell table:formula="of:=ATAN( ( ['a, e, i orbits'.$G$3] * SIN( [Iterations.D338] ) ) / ( 1 + ['a, e, i orbits'.$G$3] * COS( [Iterations.D338] ) ) )" office:value-type="float" office:value="-0.0587438285202345" calcext:value-type="float">
            <text:p>-0.0587438285</text:p>
          </table:table-cell>
          <table:table-cell table:formula="of:=SQRT( ['a, e, i orbits'.$B$6] * ( 2/[Iterations.E338] - 1/['a, e, i orbits'.$G$2] ))" office:value-type="float" office:value="7907.39228845438" calcext:value-type="float">
            <text:p>7,907.39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RADIANS([Iterations.I338])" office:value-type="float" office:value="5.79449311662117" calcext:value-type="float">
            <text:p>5.7944931166</text:p>
          </table:table-cell>
          <table:table-cell table:formula="of:=( ['a, e, i orbits'.$G$2] * (1 - ['a, e, i orbits'.$G$3]^2) ) / ( 1 + ['a, e, i orbits'.$G$3] * COS([Iterations.J338]) )" office:value-type="float" office:value="6822600.16107407" calcext:value-type="float">
            <text:p>6,822,600.16</text:p>
          </table:table-cell>
          <table:table-cell table:formula="of:=ATAN( ( ['a, e, i orbits'.$G$3] * SIN( [Iterations.J338] ) ) / ( 1 + ['a, e, i orbits'.$G$3] * COS( [Iterations.J338] ) ) )" office:value-type="float" office:value="-0.043111543875316" calcext:value-type="float">
            <text:p>-0.0431115439</text:p>
          </table:table-cell>
          <table:table-cell table:formula="of:=SQRT( ['a, e, i orbits'.$B$6] * ( 2/[Iterations.K338] - 1/['a, e, i orbits'.$G$2] ))" office:value-type="float" office:value="7981.25054881076" calcext:value-type="float">
            <text:p>7,981.25</text:p>
          </table:table-cell>
        </table:table-row>
        <table:table-row table:style-name="ro1">
          <table:table-cell/>
          <table:table-cell table:formula="of:=[Iterations.B338]+[Iterations.$C$3]" office:value-type="float" office:value="5979.22059790004" calcext:value-type="float">
            <text:p>5979.22</text:p>
          </table:table-cell>
          <table:table-cell table:formula="of:=[Iterations.$F$3]*[Iterations.B339]" office:value-type="float" office:value="5.81194640914114" calcext:value-type="float">
            <text:p>5.8119464091</text:p>
          </table:table-cell>
          <table:table-cell table:formula="of:=[Iterations.C339] + 2 * ['a, e, i orbits'.$G$3] * SIN( [Iterations.C339] ) + 1.25 * ['a, e, i orbits'.$G$3] * SIN( 2 * [Iterations.C339] )" office:value-type="float" office:value="5.62002118489637" calcext:value-type="float">
            <text:p>5.6200211849</text:p>
          </table:table-cell>
          <table:table-cell table:formula="of:=( ['a, e, i orbits'.$G$2] * (1 - ['a, e, i orbits'.$G$3]^2) ) / ( 1 + ['a, e, i orbits'.$G$3] * COS([Iterations.D339]) )" office:value-type="float" office:value="6882616.56893891" calcext:value-type="float">
            <text:p>6,882,616.57</text:p>
          </table:table-cell>
          <table:table-cell table:formula="of:=ATAN( ( ['a, e, i orbits'.$G$3] * SIN( [Iterations.D339] ) ) / ( 1 + ['a, e, i orbits'.$G$3] * COS( [Iterations.D339] ) ) )" office:value-type="float" office:value="-0.0570025716795663" calcext:value-type="float">
            <text:p>-0.0570025717</text:p>
          </table:table-cell>
          <table:table-cell table:formula="of:=SQRT( ['a, e, i orbits'.$B$6] * ( 2/[Iterations.E339] - 1/['a, e, i orbits'.$G$2] ))" office:value-type="float" office:value="7917.16197967996" calcext:value-type="float">
            <text:p>7,917.16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RADIANS([Iterations.I339])" office:value-type="float" office:value="5.81194640914112" calcext:value-type="float">
            <text:p>5.8119464091</text:p>
          </table:table-cell>
          <table:table-cell table:formula="of:=( ['a, e, i orbits'.$G$2] * (1 - ['a, e, i orbits'.$G$3]^2) ) / ( 1 + ['a, e, i orbits'.$G$3] * COS([Iterations.J339]) )" office:value-type="float" office:value="6817551.6959883" calcext:value-type="float">
            <text:p>6,817,551.70</text:p>
          </table:table-cell>
          <table:table-cell table:formula="of:=ATAN( ( ['a, e, i orbits'.$G$3] * SIN( [Iterations.J339] ) ) / ( 1 + ['a, e, i orbits'.$G$3] * COS( [Iterations.J339] ) ) )" office:value-type="float" office:value="-0.041660779156958" calcext:value-type="float">
            <text:p>-0.0416607792</text:p>
          </table:table-cell>
          <table:table-cell table:formula="of:=SQRT( ['a, e, i orbits'.$B$6] * ( 2/[Iterations.K339] - 1/['a, e, i orbits'.$G$2] ))" office:value-type="float" office:value="7986.66931593816" calcext:value-type="float">
            <text:p>7,986.67</text:p>
          </table:table-cell>
        </table:table-row>
        <table:table-row table:style-name="ro1">
          <table:table-cell/>
          <table:table-cell table:formula="of:=[Iterations.B339]+[Iterations.$C$3]" office:value-type="float" office:value="5997.17621531115" calcext:value-type="float">
            <text:p>5997.18</text:p>
          </table:table-cell>
          <table:table-cell table:formula="of:=[Iterations.$F$3]*[Iterations.B340]" office:value-type="float" office:value="5.82939970166108" calcext:value-type="float">
            <text:p>5.8293997017</text:p>
          </table:table-cell>
          <table:table-cell table:formula="of:=[Iterations.C340] + 2 * ['a, e, i orbits'.$G$3] * SIN( [Iterations.C340] ) + 1.25 * ['a, e, i orbits'.$G$3] * SIN( 2 * [Iterations.C340] )" office:value-type="float" office:value="5.64322412810243" calcext:value-type="float">
            <text:p>5.6432241281</text:p>
          </table:table-cell>
          <table:table-cell table:formula="of:=( ['a, e, i orbits'.$G$2] * (1 - ['a, e, i orbits'.$G$3]^2) ) / ( 1 + ['a, e, i orbits'.$G$3] * COS([Iterations.D340]) )" office:value-type="float" office:value="6873651.40171423" calcext:value-type="float">
            <text:p>6,873,651.40</text:p>
          </table:table-cell>
          <table:table-cell table:formula="of:=ATAN( ( ['a, e, i orbits'.$G$3] * SIN( [Iterations.D340] ) ) / ( 1 + ['a, e, i orbits'.$G$3] * COS( [Iterations.D340] ) ) )" office:value-type="float" office:value="-0.0552259315754856" calcext:value-type="float">
            <text:p>-0.0552259316</text:p>
          </table:table-cell>
          <table:table-cell table:formula="of:=SQRT( ['a, e, i orbits'.$B$6] * ( 2/[Iterations.E340] - 1/['a, e, i orbits'.$G$2] ))" office:value-type="float" office:value="7926.69705616478" calcext:value-type="float">
            <text:p>7,926.70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RADIANS([Iterations.I340])" office:value-type="float" office:value="5.82939970166106" calcext:value-type="float">
            <text:p>5.8293997017</text:p>
          </table:table-cell>
          <table:table-cell table:formula="of:=( ['a, e, i orbits'.$G$2] * (1 - ['a, e, i orbits'.$G$3]^2) ) / ( 1 + ['a, e, i orbits'.$G$3] * COS([Iterations.J340]) )" office:value-type="float" office:value="6812680.34652078" calcext:value-type="float">
            <text:p>6,812,680.35</text:p>
          </table:table-cell>
          <table:table-cell table:formula="of:=ATAN( ( ['a, e, i orbits'.$G$3] * SIN( [Iterations.J340] ) ) / ( 1 + ['a, e, i orbits'.$G$3] * COS( [Iterations.J340] ) ) )" office:value-type="float" office:value="-0.0402003170248253" calcext:value-type="float">
            <text:p>-0.040200317</text:p>
          </table:table-cell>
          <table:table-cell table:formula="of:=SQRT( ['a, e, i orbits'.$B$6] * ( 2/[Iterations.K340] - 1/['a, e, i orbits'.$G$2] ))" office:value-type="float" office:value="7991.90209889358" calcext:value-type="float">
            <text:p>7,991.90</text:p>
          </table:table-cell>
        </table:table-row>
        <table:table-row table:style-name="ro1">
          <table:table-cell/>
          <table:table-cell table:formula="of:=[Iterations.B340]+[Iterations.$C$3]" office:value-type="float" office:value="6015.13183272226" calcext:value-type="float">
            <text:p>6015.13</text:p>
          </table:table-cell>
          <table:table-cell table:formula="of:=[Iterations.$F$3]*[Iterations.B341]" office:value-type="float" office:value="5.84685299418103" calcext:value-type="float">
            <text:p>5.8468529942</text:p>
          </table:table-cell>
          <table:table-cell table:formula="of:=[Iterations.C341] + 2 * ['a, e, i orbits'.$G$3] * SIN( [Iterations.C341] ) + 1.25 * ['a, e, i orbits'.$G$3] * SIN( 2 * [Iterations.C341] )" office:value-type="float" office:value="5.66657378644302" calcext:value-type="float">
            <text:p>5.6665737864</text:p>
          </table:table-cell>
          <table:table-cell table:formula="of:=( ['a, e, i orbits'.$G$2] * (1 - ['a, e, i orbits'.$G$3]^2) ) / ( 1 + ['a, e, i orbits'.$G$3] * COS([Iterations.D341]) )" office:value-type="float" office:value="6864929.77977683" calcext:value-type="float">
            <text:p>6,864,929.78</text:p>
          </table:table-cell>
          <table:table-cell table:formula="of:=ATAN( ( ['a, e, i orbits'.$G$3] * SIN( [Iterations.D341] ) ) / ( 1 + ['a, e, i orbits'.$G$3] * COS( [Iterations.D341] ) ) )" office:value-type="float" office:value="-0.0534146043513089" calcext:value-type="float">
            <text:p>-0.0534146044</text:p>
          </table:table-cell>
          <table:table-cell table:formula="of:=SQRT( ['a, e, i orbits'.$B$6] * ( 2/[Iterations.E341] - 1/['a, e, i orbits'.$G$2] ))" office:value-type="float" office:value="7935.98596805717" calcext:value-type="float">
            <text:p>7,935.9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RADIANS([Iterations.I341])" office:value-type="float" office:value="5.846852994181" calcext:value-type="float">
            <text:p>5.8468529942</text:p>
          </table:table-cell>
          <table:table-cell table:formula="of:=( ['a, e, i orbits'.$G$2] * (1 - ['a, e, i orbits'.$G$3]^2) ) / ( 1 + ['a, e, i orbits'.$G$3] * COS([Iterations.J341]) )" office:value-type="float" office:value="6807986.8503486" calcext:value-type="float">
            <text:p>6,807,986.85</text:p>
          </table:table-cell>
          <table:table-cell table:formula="of:=ATAN( ( ['a, e, i orbits'.$G$3] * SIN( [Iterations.J341] ) ) / ( 1 + ['a, e, i orbits'.$G$3] * COS( [Iterations.J341] ) ) )" office:value-type="float" office:value="-0.0387305156134336" calcext:value-type="float">
            <text:p>-0.0387305156</text:p>
          </table:table-cell>
          <table:table-cell table:formula="of:=SQRT( ['a, e, i orbits'.$B$6] * ( 2/[Iterations.K341] - 1/['a, e, i orbits'.$G$2] ))" office:value-type="float" office:value="7996.94767034278" calcext:value-type="float">
            <text:p>7,996.95</text:p>
          </table:table-cell>
        </table:table-row>
        <table:table-row table:style-name="ro1">
          <table:table-cell/>
          <table:table-cell table:formula="of:=[Iterations.B341]+[Iterations.$C$3]" office:value-type="float" office:value="6033.08745013337" calcext:value-type="float">
            <text:p>6033.09</text:p>
          </table:table-cell>
          <table:table-cell table:formula="of:=[Iterations.$F$3]*[Iterations.B342]" office:value-type="float" office:value="5.86430628670097" calcext:value-type="float">
            <text:p>5.8643062867</text:p>
          </table:table-cell>
          <table:table-cell table:formula="of:=[Iterations.C342] + 2 * ['a, e, i orbits'.$G$3] * SIN( [Iterations.C342] ) + 1.25 * ['a, e, i orbits'.$G$3] * SIN( 2 * [Iterations.C342] )" office:value-type="float" office:value="5.69006585490114" calcext:value-type="float">
            <text:p>5.6900658549</text:p>
          </table:table-cell>
          <table:table-cell table:formula="of:=( ['a, e, i orbits'.$G$2] * (1 - ['a, e, i orbits'.$G$3]^2) ) / ( 1 + ['a, e, i orbits'.$G$3] * COS([Iterations.D342]) )" office:value-type="float" office:value="6856461.46310411" calcext:value-type="float">
            <text:p>6,856,461.46</text:p>
          </table:table-cell>
          <table:table-cell table:formula="of:=ATAN( ( ['a, e, i orbits'.$G$3] * SIN( [Iterations.D342] ) ) / ( 1 + ['a, e, i orbits'.$G$3] * COS( [Iterations.D342] ) ) )" office:value-type="float" office:value="-0.0515693455354691" calcext:value-type="float">
            <text:p>-0.0515693455</text:p>
          </table:table-cell>
          <table:table-cell table:formula="of:=SQRT( ['a, e, i orbits'.$B$6] * ( 2/[Iterations.E342] - 1/['a, e, i orbits'.$G$2] ))" office:value-type="float" office:value="7945.01728017735" calcext:value-type="float">
            <text:p>7,945.02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RADIANS([Iterations.I342])" office:value-type="float" office:value="5.86430628670095" calcext:value-type="float">
            <text:p>5.8643062867</text:p>
          </table:table-cell>
          <table:table-cell table:formula="of:=( ['a, e, i orbits'.$G$2] * (1 - ['a, e, i orbits'.$G$3]^2) ) / ( 1 + ['a, e, i orbits'.$G$3] * COS([Iterations.J342]) )" office:value-type="float" office:value="6803471.9137037" calcext:value-type="float">
            <text:p>6,803,471.91</text:p>
          </table:table-cell>
          <table:table-cell table:formula="of:=ATAN( ( ['a, e, i orbits'.$G$3] * SIN( [Iterations.J342] ) ) / ( 1 + ['a, e, i orbits'.$G$3] * COS( [Iterations.J342] ) ) )" office:value-type="float" office:value="-0.0372517332307499" calcext:value-type="float">
            <text:p>-0.0372517332</text:p>
          </table:table-cell>
          <table:table-cell table:formula="of:=SQRT( ['a, e, i orbits'.$B$6] * ( 2/[Iterations.K342] - 1/['a, e, i orbits'.$G$2] ))" office:value-type="float" office:value="8001.80484891438" calcext:value-type="float">
            <text:p>8,001.80</text:p>
          </table:table-cell>
        </table:table-row>
        <table:table-row table:style-name="ro1">
          <table:table-cell/>
          <table:table-cell table:formula="of:=[Iterations.B342]+[Iterations.$C$3]" office:value-type="float" office:value="6051.04306754448" calcext:value-type="float">
            <text:p>6051.04</text:p>
          </table:table-cell>
          <table:table-cell table:formula="of:=[Iterations.$F$3]*[Iterations.B343]" office:value-type="float" office:value="5.88175957922091" calcext:value-type="float">
            <text:p>5.8817595792</text:p>
          </table:table-cell>
          <table:table-cell table:formula="of:=[Iterations.C343] + 2 * ['a, e, i orbits'.$G$3] * SIN( [Iterations.C343] ) + 1.25 * ['a, e, i orbits'.$G$3] * SIN( 2 * [Iterations.C343] )" office:value-type="float" office:value="5.71369587848073" calcext:value-type="float">
            <text:p>5.7136958785</text:p>
          </table:table-cell>
          <table:table-cell table:formula="of:=( ['a, e, i orbits'.$G$2] * (1 - ['a, e, i orbits'.$G$3]^2) ) / ( 1 + ['a, e, i orbits'.$G$3] * COS([Iterations.D343]) )" office:value-type="float" office:value="6848256.04714504" calcext:value-type="float">
            <text:p>6,848,256.05</text:p>
          </table:table-cell>
          <table:table-cell table:formula="of:=ATAN( ( ['a, e, i orbits'.$G$3] * SIN( [Iterations.D343] ) ) / ( 1 + ['a, e, i orbits'.$G$3] * COS( [Iterations.D343] ) ) )" office:value-type="float" office:value="-0.0496909695749333" calcext:value-type="float">
            <text:p>-0.0496909696</text:p>
          </table:table-cell>
          <table:table-cell table:formula="of:=SQRT( ['a, e, i orbits'.$B$6] * ( 2/[Iterations.E343] - 1/['a, e, i orbits'.$G$2] ))" office:value-type="float" office:value="7953.77970174828" calcext:value-type="float">
            <text:p>7,953.78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RADIANS([Iterations.I343])" office:value-type="float" office:value="5.88175957922089" calcext:value-type="float">
            <text:p>5.8817595792</text:p>
          </table:table-cell>
          <table:table-cell table:formula="of:=( ['a, e, i orbits'.$G$2] * (1 - ['a, e, i orbits'.$G$3]^2) ) / ( 1 + ['a, e, i orbits'.$G$3] * COS([Iterations.J343]) )" office:value-type="float" office:value="6799136.21177746" calcext:value-type="float">
            <text:p>6,799,136.21</text:p>
          </table:table-cell>
          <table:table-cell table:formula="of:=ATAN( ( ['a, e, i orbits'.$G$3] * SIN( [Iterations.J343] ) ) / ( 1 + ['a, e, i orbits'.$G$3] * COS( [Iterations.J343] ) ) )" office:value-type="float" office:value="-0.0357643283404576" calcext:value-type="float">
            <text:p>-0.0357643283</text:p>
          </table:table-cell>
          <table:table-cell table:formula="of:=SQRT( ['a, e, i orbits'.$B$6] * ( 2/[Iterations.K343] - 1/['a, e, i orbits'.$G$2] ))" office:value-type="float" office:value="8006.47249924545" calcext:value-type="float">
            <text:p>8,006.47</text:p>
          </table:table-cell>
        </table:table-row>
        <table:table-row table:style-name="ro1">
          <table:table-cell/>
          <table:table-cell table:formula="of:=[Iterations.B343]+[Iterations.$C$3]" office:value-type="float" office:value="6068.99868495559" calcext:value-type="float">
            <text:p>6069.00</text:p>
          </table:table-cell>
          <table:table-cell table:formula="of:=[Iterations.$F$3]*[Iterations.B344]" office:value-type="float" office:value="5.89921287174086" calcext:value-type="float">
            <text:p>5.8992128717</text:p>
          </table:table-cell>
          <table:table-cell table:formula="of:=[Iterations.C344] + 2 * ['a, e, i orbits'.$G$3] * SIN( [Iterations.C344] ) + 1.25 * ['a, e, i orbits'.$G$3] * SIN( 2 * [Iterations.C344] )" office:value-type="float" office:value="5.73745925675031" calcext:value-type="float">
            <text:p>5.7374592568</text:p>
          </table:table-cell>
          <table:table-cell table:formula="of:=( ['a, e, i orbits'.$G$2] * (1 - ['a, e, i orbits'.$G$3]^2) ) / ( 1 + ['a, e, i orbits'.$G$3] * COS([Iterations.D344]) )" office:value-type="float" office:value="6840322.93994772" calcext:value-type="float">
            <text:p>6,840,322.94</text:p>
          </table:table-cell>
          <table:table-cell table:formula="of:=ATAN( ( ['a, e, i orbits'.$G$3] * SIN( [Iterations.D344] ) ) / ( 1 + ['a, e, i orbits'.$G$3] * COS( [Iterations.D344] ) ) )" office:value-type="float" office:value="-0.0477803491912913" calcext:value-type="float">
            <text:p>-0.0477803492</text:p>
          </table:table-cell>
          <table:table-cell table:formula="of:=SQRT( ['a, e, i orbits'.$B$6] * ( 2/[Iterations.E344] - 1/['a, e, i orbits'.$G$2] ))" office:value-type="float" office:value="7962.26211624486" calcext:value-type="float">
            <text:p>7,962.26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RADIANS([Iterations.I344])" office:value-type="float" office:value="5.89921287174083" calcext:value-type="float">
            <text:p>5.8992128717</text:p>
          </table:table-cell>
          <table:table-cell table:formula="of:=( ['a, e, i orbits'.$G$2] * (1 - ['a, e, i orbits'.$G$3]^2) ) / ( 1 + ['a, e, i orbits'.$G$3] * COS([Iterations.J344]) )" office:value-type="float" office:value="6794980.38911176" calcext:value-type="float">
            <text:p>6,794,980.39</text:p>
          </table:table-cell>
          <table:table-cell table:formula="of:=ATAN( ( ['a, e, i orbits'.$G$3] * SIN( [Iterations.J344] ) ) / ( 1 + ['a, e, i orbits'.$G$3] * COS( [Iterations.J344] ) ) )" office:value-type="float" office:value="-0.0342686595455543" calcext:value-type="float">
            <text:p>-0.0342686595</text:p>
          </table:table-cell>
          <table:table-cell table:formula="of:=SQRT( ['a, e, i orbits'.$B$6] * ( 2/[Iterations.K344] - 1/['a, e, i orbits'.$G$2] ))" office:value-type="float" office:value="8010.94953202426" calcext:value-type="float">
            <text:p>8,010.95</text:p>
          </table:table-cell>
        </table:table-row>
        <table:table-row table:style-name="ro1">
          <table:table-cell/>
          <table:table-cell table:formula="of:=[Iterations.B344]+[Iterations.$C$3]" office:value-type="float" office:value="6086.9543023667" calcext:value-type="float">
            <text:p>6086.95</text:p>
          </table:table-cell>
          <table:table-cell table:formula="of:=[Iterations.$F$3]*[Iterations.B345]" office:value-type="float" office:value="5.9166661642608" calcext:value-type="float">
            <text:p>5.9166661643</text:p>
          </table:table-cell>
          <table:table-cell table:formula="of:=[Iterations.C345] + 2 * ['a, e, i orbits'.$G$3] * SIN( [Iterations.C345] ) + 1.25 * ['a, e, i orbits'.$G$3] * SIN( 2 * [Iterations.C345] )" office:value-type="float" office:value="5.76135124855689" calcext:value-type="float">
            <text:p>5.7613512486</text:p>
          </table:table-cell>
          <table:table-cell table:formula="of:=( ['a, e, i orbits'.$G$2] * (1 - ['a, e, i orbits'.$G$3]^2) ) / ( 1 + ['a, e, i orbits'.$G$3] * COS([Iterations.D345]) )" office:value-type="float" office:value="6832671.33956557" calcext:value-type="float">
            <text:p>6,832,671.34</text:p>
          </table:table-cell>
          <table:table-cell table:formula="of:=ATAN( ( ['a, e, i orbits'.$G$3] * SIN( [Iterations.D345] ) ) / ( 1 + ['a, e, i orbits'.$G$3] * COS( [Iterations.D345] ) ) )" office:value-type="float" office:value="-0.0458384145597335" calcext:value-type="float">
            <text:p>-0.0458384146</text:p>
          </table:table-cell>
          <table:table-cell table:formula="of:=SQRT( ['a, e, i orbits'.$B$6] * ( 2/[Iterations.E345] - 1/['a, e, i orbits'.$G$2] ))" office:value-type="float" office:value="7970.45361124704" calcext:value-type="float">
            <text:p>7,970.45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RADIANS([Iterations.I345])" office:value-type="float" office:value="5.91666616426078" calcext:value-type="float">
            <text:p>5.9166661643</text:p>
          </table:table-cell>
          <table:table-cell table:formula="of:=( ['a, e, i orbits'.$G$2] * (1 - ['a, e, i orbits'.$G$3]^2) ) / ( 1 + ['a, e, i orbits'.$G$3] * COS([Iterations.J345]) )" office:value-type="float" office:value="6791005.05997627" calcext:value-type="float">
            <text:p>6,791,005.06</text:p>
          </table:table-cell>
          <table:table-cell table:formula="of:=ATAN( ( ['a, e, i orbits'.$G$3] * SIN( [Iterations.J345] ) ) / ( 1 + ['a, e, i orbits'.$G$3] * COS( [Iterations.J345] ) ) )" office:value-type="float" office:value="-0.03276508557322" calcext:value-type="float">
            <text:p>-0.0327650856</text:p>
          </table:table-cell>
          <table:table-cell table:formula="of:=SQRT( ['a, e, i orbits'.$B$6] * ( 2/[Iterations.K345] - 1/['a, e, i orbits'.$G$2] ))" office:value-type="float" office:value="8015.23490403044" calcext:value-type="float">
            <text:p>8,015.23</text:p>
          </table:table-cell>
        </table:table-row>
        <table:table-row table:style-name="ro1">
          <table:table-cell/>
          <table:table-cell table:formula="of:=[Iterations.B345]+[Iterations.$C$3]" office:value-type="float" office:value="6104.90991977781" calcext:value-type="float">
            <text:p>6104.91</text:p>
          </table:table-cell>
          <table:table-cell table:formula="of:=[Iterations.$F$3]*[Iterations.B346]" office:value-type="float" office:value="5.93411945678074" calcext:value-type="float">
            <text:p>5.9341194568</text:p>
          </table:table-cell>
          <table:table-cell table:formula="of:=[Iterations.C346] + 2 * ['a, e, i orbits'.$G$3] * SIN( [Iterations.C346] ) + 1.25 * ['a, e, i orbits'.$G$3] * SIN( 2 * [Iterations.C346] )" office:value-type="float" office:value="5.7853669769048" calcext:value-type="float">
            <text:p>5.7853669769</text:p>
          </table:table-cell>
          <table:table-cell table:formula="of:=( ['a, e, i orbits'.$G$2] * (1 - ['a, e, i orbits'.$G$3]^2) ) / ( 1 + ['a, e, i orbits'.$G$3] * COS([Iterations.D346]) )" office:value-type="float" office:value="6825310.211817" calcext:value-type="float">
            <text:p>6,825,310.21</text:p>
          </table:table-cell>
          <table:table-cell table:formula="of:=ATAN( ( ['a, e, i orbits'.$G$3] * SIN( [Iterations.D346] ) ) / ( 1 + ['a, e, i orbits'.$G$3] * COS( [Iterations.D346] ) ) )" office:value-type="float" office:value="-0.0438661523118518" calcext:value-type="float">
            <text:p>-0.0438661523</text:p>
          </table:table-cell>
          <table:table-cell table:formula="of:=SQRT( ['a, e, i orbits'.$B$6] * ( 2/[Iterations.E346] - 1/['a, e, i orbits'.$G$2] ))" office:value-type="float" office:value="7978.34350818016" calcext:value-type="float">
            <text:p>7,978.34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RADIANS([Iterations.I346])" office:value-type="float" office:value="5.93411945678072" calcext:value-type="float">
            <text:p>5.9341194568</text:p>
          </table:table-cell>
          <table:table-cell table:formula="of:=( ['a, e, i orbits'.$G$2] * (1 - ['a, e, i orbits'.$G$3]^2) ) / ( 1 + ['a, e, i orbits'.$G$3] * COS([Iterations.J346]) )" office:value-type="float" office:value="6787210.80873165" calcext:value-type="float">
            <text:p>6,787,210.81</text:p>
          </table:table-cell>
          <table:table-cell table:formula="of:=ATAN( ( ['a, e, i orbits'.$G$3] * SIN( [Iterations.J346] ) ) / ( 1 + ['a, e, i orbits'.$G$3] * COS( [Iterations.J346] ) ) )" office:value-type="float" office:value="-0.0312539652608984" calcext:value-type="float">
            <text:p>-0.0312539653</text:p>
          </table:table-cell>
          <table:table-cell table:formula="of:=SQRT( ['a, e, i orbits'.$B$6] * ( 2/[Iterations.K346] - 1/['a, e, i orbits'.$G$2] ))" office:value-type="float" office:value="8019.32761817252" calcext:value-type="float">
            <text:p>8,019.33</text:p>
          </table:table-cell>
        </table:table-row>
        <table:table-row table:style-name="ro1">
          <table:table-cell/>
          <table:table-cell table:formula="of:=[Iterations.B346]+[Iterations.$C$3]" office:value-type="float" office:value="6122.86553718893" calcext:value-type="float">
            <text:p>6122.87</text:p>
          </table:table-cell>
          <table:table-cell table:formula="of:=[Iterations.$F$3]*[Iterations.B347]" office:value-type="float" office:value="5.95157274930069" calcext:value-type="float">
            <text:p>5.9515727493</text:p>
          </table:table-cell>
          <table:table-cell table:formula="of:=[Iterations.C347] + 2 * ['a, e, i orbits'.$G$3] * SIN( [Iterations.C347] ) + 1.25 * ['a, e, i orbits'.$G$3] * SIN( 2 * [Iterations.C347] )" office:value-type="float" office:value="5.80950143399356" calcext:value-type="float">
            <text:p>5.809501434</text:p>
          </table:table-cell>
          <table:table-cell table:formula="of:=( ['a, e, i orbits'.$G$2] * (1 - ['a, e, i orbits'.$G$3]^2) ) / ( 1 + ['a, e, i orbits'.$G$3] * COS([Iterations.D347]) )" office:value-type="float" office:value="6818248.26847193" calcext:value-type="float">
            <text:p>6,818,248.27</text:p>
          </table:table-cell>
          <table:table-cell table:formula="of:=ATAN( ( ['a, e, i orbits'.$G$3] * SIN( [Iterations.D347] ) ) / ( 1 + ['a, e, i orbits'.$G$3] * COS( [Iterations.D347] ) ) )" office:value-type="float" office:value="-0.0418646043639172" calcext:value-type="float">
            <text:p>-0.0418646044</text:p>
          </table:table-cell>
          <table:table-cell table:formula="of:=SQRT( ['a, e, i orbits'.$B$6] * ( 2/[Iterations.E347] - 1/['a, e, i orbits'.$G$2] ))" office:value-type="float" office:value="7985.921391824" calcext:value-type="float">
            <text:p>7,985.92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RADIANS([Iterations.I347])" office:value-type="float" office:value="5.95157274930066" calcext:value-type="float">
            <text:p>5.9515727493</text:p>
          </table:table-cell>
          <table:table-cell table:formula="of:=( ['a, e, i orbits'.$G$2] * (1 - ['a, e, i orbits'.$G$3]^2) ) / ( 1 + ['a, e, i orbits'.$G$3] * COS([Iterations.J347]) )" office:value-type="float" office:value="6783598.19017844" calcext:value-type="float">
            <text:p>6,783,598.19</text:p>
          </table:table-cell>
          <table:table-cell table:formula="of:=ATAN( ( ['a, e, i orbits'.$G$3] * SIN( [Iterations.J347] ) ) / ( 1 + ['a, e, i orbits'.$G$3] * COS( [Iterations.J347] ) ) )" office:value-type="float" office:value="-0.0297356575435356" calcext:value-type="float">
            <text:p>-0.0297356575</text:p>
          </table:table-cell>
          <table:table-cell table:formula="of:=SQRT( ['a, e, i orbits'.$B$6] * ( 2/[Iterations.K347] - 1/['a, e, i orbits'.$G$2] ))" office:value-type="float" office:value="8023.2267235231" calcext:value-type="float">
            <text:p>8,023.23</text:p>
          </table:table-cell>
        </table:table-row>
        <table:table-row table:style-name="ro1">
          <table:table-cell/>
          <table:table-cell table:formula="of:=[Iterations.B347]+[Iterations.$C$3]" office:value-type="float" office:value="6140.82115460004" calcext:value-type="float">
            <text:p>6140.82</text:p>
          </table:table-cell>
          <table:table-cell table:formula="of:=[Iterations.$F$3]*[Iterations.B348]" office:value-type="float" office:value="5.96902604182063" calcext:value-type="float">
            <text:p>5.9690260418</text:p>
          </table:table-cell>
          <table:table-cell table:formula="of:=[Iterations.C348] + 2 * ['a, e, i orbits'.$G$3] * SIN( [Iterations.C348] ) + 1.25 * ['a, e, i orbits'.$G$3] * SIN( 2 * [Iterations.C348] )" office:value-type="float" office:value="5.83374948640909" calcext:value-type="float">
            <text:p>5.8337494864</text:p>
          </table:table-cell>
          <table:table-cell table:formula="of:=( ['a, e, i orbits'.$G$2] * (1 - ['a, e, i orbits'.$G$3]^2) ) / ( 1 + ['a, e, i orbits'.$G$3] * COS([Iterations.D348]) )" office:value-type="float" office:value="6811493.9459368" calcext:value-type="float">
            <text:p>6,811,493.95</text:p>
          </table:table-cell>
          <table:table-cell table:formula="of:=ATAN( ( ['a, e, i orbits'.$G$3] * SIN( [Iterations.D348] ) ) / ( 1 + ['a, e, i orbits'.$G$3] * COS( [Iterations.D348] ) ) )" office:value-type="float" office:value="-0.0398348665729862" calcext:value-type="float">
            <text:p>-0.0398348666</text:p>
          </table:table-cell>
          <table:table-cell table:formula="of:=SQRT( ['a, e, i orbits'.$B$6] * ( 2/[Iterations.E348] - 1/['a, e, i orbits'.$G$2] ))" office:value-type="float" office:value="7993.17713947072" calcext:value-type="float">
            <text:p>7,993.18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RADIANS([Iterations.I348])" office:value-type="float" office:value="5.96902604182061" calcext:value-type="float">
            <text:p>5.9690260418</text:p>
          </table:table-cell>
          <table:table-cell table:formula="of:=( ['a, e, i orbits'.$G$2] * (1 - ['a, e, i orbits'.$G$3]^2) ) / ( 1 + ['a, e, i orbits'.$G$3] * COS([Iterations.J348]) )" office:value-type="float" office:value="6780167.72989128" calcext:value-type="float">
            <text:p>6,780,167.73</text:p>
          </table:table-cell>
          <table:table-cell table:formula="of:=ATAN( ( ['a, e, i orbits'.$G$3] * SIN( [Iterations.J348] ) ) / ( 1 + ['a, e, i orbits'.$G$3] * COS( [Iterations.J348] ) ) )" office:value-type="float" office:value="-0.0282105214419157" calcext:value-type="float">
            <text:p>-0.0282105214</text:p>
          </table:table-cell>
          <table:table-cell table:formula="of:=SQRT( ['a, e, i orbits'.$B$6] * ( 2/[Iterations.K348] - 1/['a, e, i orbits'.$G$2] ))" office:value-type="float" office:value="8026.93131535171" calcext:value-type="float">
            <text:p>8,026.93</text:p>
          </table:table-cell>
        </table:table-row>
        <table:table-row table:style-name="ro1">
          <table:table-cell/>
          <table:table-cell table:formula="of:=[Iterations.B348]+[Iterations.$C$3]" office:value-type="float" office:value="6158.77677201115" calcext:value-type="float">
            <text:p>6158.78</text:p>
          </table:table-cell>
          <table:table-cell table:formula="of:=[Iterations.$F$3]*[Iterations.B349]" office:value-type="float" office:value="5.98647933434057" calcext:value-type="float">
            <text:p>5.9864793343</text:p>
          </table:table-cell>
          <table:table-cell table:formula="of:=[Iterations.C349] + 2 * ['a, e, i orbits'.$G$3] * SIN( [Iterations.C349] ) + 1.25 * ['a, e, i orbits'.$G$3] * SIN( 2 * [Iterations.C349] )" office:value-type="float" office:value="5.85810588046219" calcext:value-type="float">
            <text:p>5.8581058805</text:p>
          </table:table-cell>
          <table:table-cell table:formula="of:=( ['a, e, i orbits'.$G$2] * (1 - ['a, e, i orbits'.$G$3]^2) ) / ( 1 + ['a, e, i orbits'.$G$3] * COS([Iterations.D349]) )" office:value-type="float" office:value="6805055.38450779" calcext:value-type="float">
            <text:p>6,805,055.38</text:p>
          </table:table-cell>
          <table:table-cell table:formula="of:=ATAN( ( ['a, e, i orbits'.$G$3] * SIN( [Iterations.D349] ) ) / ( 1 + ['a, e, i orbits'.$G$3] * COS( [Iterations.D349] ) ) )" office:value-type="float" office:value="-0.0377780872238929" calcext:value-type="float">
            <text:p>-0.0377780872</text:p>
          </table:table-cell>
          <table:table-cell table:formula="of:=SQRT( ['a, e, i orbits'.$B$6] * ( 2/[Iterations.E349] - 1/['a, e, i orbits'.$G$2] ))" office:value-type="float" office:value="8000.10094961147" calcext:value-type="float">
            <text:p>8,000.10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RADIANS([Iterations.I349])" office:value-type="float" office:value="5.98647933434055" calcext:value-type="float">
            <text:p>5.9864793343</text:p>
          </table:table-cell>
          <table:table-cell table:formula="of:=( ['a, e, i orbits'.$G$2] * (1 - ['a, e, i orbits'.$G$3]^2) ) / ( 1 + ['a, e, i orbits'.$G$3] * COS([Iterations.J349]) )" office:value-type="float" office:value="6776919.92453833" calcext:value-type="float">
            <text:p>6,776,919.92</text:p>
          </table:table-cell>
          <table:table-cell table:formula="of:=ATAN( ( ['a, e, i orbits'.$G$3] * SIN( [Iterations.J349] ) ) / ( 1 + ['a, e, i orbits'.$G$3] * COS( [Iterations.J349] ) ) )" office:value-type="float" office:value="-0.0266789160520406" calcext:value-type="float">
            <text:p>-0.0266789161</text:p>
          </table:table-cell>
          <table:table-cell table:formula="of:=SQRT( ['a, e, i orbits'.$B$6] * ( 2/[Iterations.K349] - 1/['a, e, i orbits'.$G$2] ))" office:value-type="float" office:value="8030.44053515537" calcext:value-type="float">
            <text:p>8,030.44</text:p>
          </table:table-cell>
        </table:table-row>
        <table:table-row table:style-name="ro1">
          <table:table-cell/>
          <table:table-cell table:formula="of:=[Iterations.B349]+[Iterations.$C$3]" office:value-type="float" office:value="6176.73238942226" calcext:value-type="float">
            <text:p>6176.73</text:p>
          </table:table-cell>
          <table:table-cell table:formula="of:=[Iterations.$F$3]*[Iterations.B350]" office:value-type="float" office:value="6.00393262686052" calcext:value-type="float">
            <text:p>6.0039326269</text:p>
          </table:table-cell>
          <table:table-cell table:formula="of:=[Iterations.C350] + 2 * ['a, e, i orbits'.$G$3] * SIN( [Iterations.C350] ) + 1.25 * ['a, e, i orbits'.$G$3] * SIN( 2 * [Iterations.C350] )" office:value-type="float" office:value="5.88256524766797" calcext:value-type="float">
            <text:p>5.8825652477</text:p>
          </table:table-cell>
          <table:table-cell table:formula="of:=( ['a, e, i orbits'.$G$2] * (1 - ['a, e, i orbits'.$G$3]^2) ) / ( 1 + ['a, e, i orbits'.$G$3] * COS([Iterations.D350]) )" office:value-type="float" office:value="6798940.40825988" calcext:value-type="float">
            <text:p>6,798,940.41</text:p>
          </table:table-cell>
          <table:table-cell table:formula="of:=ATAN( ( ['a, e, i orbits'.$G$3] * SIN( [Iterations.D350] ) ) / ( 1 + ['a, e, i orbits'.$G$3] * COS( [Iterations.D350] ) ) )" office:value-type="float" office:value="-0.035695465350868" calcext:value-type="float">
            <text:p>-0.0356954654</text:p>
          </table:table-cell>
          <table:table-cell table:formula="of:=SQRT( ['a, e, i orbits'.$B$6] * ( 2/[Iterations.E350] - 1/['a, e, i orbits'.$G$2] ))" office:value-type="float" office:value="8006.68337003149" calcext:value-type="float">
            <text:p>8,006.68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RADIANS([Iterations.I350])" office:value-type="float" office:value="6.00393262686049" calcext:value-type="float">
            <text:p>6.0039326269</text:p>
          </table:table-cell>
          <table:table-cell table:formula="of:=( ['a, e, i orbits'.$G$2] * (1 - ['a, e, i orbits'.$G$3]^2) ) / ( 1 + ['a, e, i orbits'.$G$3] * COS([Iterations.J350]) )" office:value-type="float" office:value="6773855.2421856" calcext:value-type="float">
            <text:p>6,773,855.24</text:p>
          </table:table-cell>
          <table:table-cell table:formula="of:=ATAN( ( ['a, e, i orbits'.$G$3] * SIN( [Iterations.J350] ) ) / ( 1 + ['a, e, i orbits'.$G$3] * COS( [Iterations.J350] ) ) )" office:value-type="float" office:value="-0.025141200535496" calcext:value-type="float">
            <text:p>-0.0251412005</text:p>
          </table:table-cell>
          <table:table-cell table:formula="of:=SQRT( ['a, e, i orbits'.$B$6] * ( 2/[Iterations.K350] - 1/['a, e, i orbits'.$G$2] ))" office:value-type="float" office:value="8033.75357068714" calcext:value-type="float">
            <text:p>8,033.75</text:p>
          </table:table-cell>
        </table:table-row>
        <table:table-row table:style-name="ro1">
          <table:table-cell/>
          <table:table-cell table:formula="of:=[Iterations.B350]+[Iterations.$C$3]" office:value-type="float" office:value="6194.68800683337" calcext:value-type="float">
            <text:p>6194.69</text:p>
          </table:table-cell>
          <table:table-cell table:formula="of:=[Iterations.$F$3]*[Iterations.B351]" office:value-type="float" office:value="6.02138591938046" calcext:value-type="float">
            <text:p>6.0213859194</text:p>
          </table:table-cell>
          <table:table-cell table:formula="of:=[Iterations.C351] + 2 * ['a, e, i orbits'.$G$3] * SIN( [Iterations.C351] ) + 1.25 * ['a, e, i orbits'.$G$3] * SIN( 2 * [Iterations.C351] )" office:value-type="float" office:value="5.90712211035996" calcext:value-type="float">
            <text:p>5.9071221104</text:p>
          </table:table-cell>
          <table:table-cell table:formula="of:=( ['a, e, i orbits'.$G$2] * (1 - ['a, e, i orbits'.$G$3]^2) ) / ( 1 + ['a, e, i orbits'.$G$3] * COS([Iterations.D351]) )" office:value-type="float" office:value="6793156.50563667" calcext:value-type="float">
            <text:p>6,793,156.51</text:p>
          </table:table-cell>
          <table:table-cell table:formula="of:=ATAN( ( ['a, e, i orbits'.$G$3] * SIN( [Iterations.D351] ) ) / ( 1 + ['a, e, i orbits'.$G$3] * COS( [Iterations.D351] ) ) )" office:value-type="float" office:value="-0.0335882488981902" calcext:value-type="float">
            <text:p>-0.0335882489</text:p>
          </table:table-cell>
          <table:table-cell table:formula="of:=SQRT( ['a, e, i orbits'.$B$6] * ( 2/[Iterations.E351] - 1/['a, e, i orbits'.$G$2] ))" office:value-type="float" office:value="8012.91532519439" calcext:value-type="float">
            <text:p>8,012.92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RADIANS([Iterations.I351])" office:value-type="float" office:value="6.02138591938044" calcext:value-type="float">
            <text:p>6.0213859194</text:p>
          </table:table-cell>
          <table:table-cell table:formula="of:=( ['a, e, i orbits'.$G$2] * (1 - ['a, e, i orbits'.$G$3]^2) ) / ( 1 + ['a, e, i orbits'.$G$3] * COS([Iterations.J351]) )" office:value-type="float" office:value="6770974.12258593" calcext:value-type="float">
            <text:p>6,770,974.12</text:p>
          </table:table-cell>
          <table:table-cell table:formula="of:=ATAN( ( ['a, e, i orbits'.$G$3] * SIN( [Iterations.J351] ) ) / ( 1 + ['a, e, i orbits'.$G$3] * COS( [Iterations.J351] ) ) )" office:value-type="float" office:value="-0.0235977341107485" calcext:value-type="float">
            <text:p>-0.0235977341</text:p>
          </table:table-cell>
          <table:table-cell table:formula="of:=SQRT( ['a, e, i orbits'.$B$6] * ( 2/[Iterations.K351] - 1/['a, e, i orbits'.$G$2] ))" office:value-type="float" office:value="8036.86965598249" calcext:value-type="float">
            <text:p>8,036.87</text:p>
          </table:table-cell>
        </table:table-row>
        <table:table-row table:style-name="ro1">
          <table:table-cell/>
          <table:table-cell table:formula="of:=[Iterations.B351]+[Iterations.$C$3]" office:value-type="float" office:value="6212.64362424448" calcext:value-type="float">
            <text:p>6212.64</text:p>
          </table:table-cell>
          <table:table-cell table:formula="of:=[Iterations.$F$3]*[Iterations.B352]" office:value-type="float" office:value="6.0388392119004" calcext:value-type="float">
            <text:p>6.0388392119</text:p>
          </table:table-cell>
          <table:table-cell table:formula="of:=[Iterations.C352] + 2 * ['a, e, i orbits'.$G$3] * SIN( [Iterations.C352] ) + 1.25 * ['a, e, i orbits'.$G$3] * SIN( 2 * [Iterations.C352] )" office:value-type="float" office:value="5.93177088743224" calcext:value-type="float">
            <text:p>5.9317708874</text:p>
          </table:table-cell>
          <table:table-cell table:formula="of:=( ['a, e, i orbits'.$G$2] * (1 - ['a, e, i orbits'.$G$3]^2) ) / ( 1 + ['a, e, i orbits'.$G$3] * COS([Iterations.D352]) )" office:value-type="float" office:value="6787710.8108034" calcext:value-type="float">
            <text:p>6,787,710.81</text:p>
          </table:table-cell>
          <table:table-cell table:formula="of:=ATAN( ( ['a, e, i orbits'.$G$3] * SIN( [Iterations.D352] ) ) / ( 1 + ['a, e, i orbits'.$G$3] * COS( [Iterations.D352] ) ) )" office:value-type="float" office:value="-0.0314577327249297" calcext:value-type="float">
            <text:p>-0.0314577327</text:p>
          </table:table-cell>
          <table:table-cell table:formula="of:=SQRT( ['a, e, i orbits'.$B$6] * ( 2/[Iterations.E352] - 1/['a, e, i orbits'.$G$2] ))" office:value-type="float" office:value="8018.78814279781" calcext:value-type="float">
            <text:p>8,018.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RADIANS([Iterations.I352])" office:value-type="float" office:value="6.03883921190038" calcext:value-type="float">
            <text:p>6.0388392119</text:p>
          </table:table-cell>
          <table:table-cell table:formula="of:=( ['a, e, i orbits'.$G$2] * (1 - ['a, e, i orbits'.$G$3]^2) ) / ( 1 + ['a, e, i orbits'.$G$3] * COS([Iterations.J352]) )" office:value-type="float" office:value="6768276.97745256" calcext:value-type="float">
            <text:p>6,768,276.98</text:p>
          </table:table-cell>
          <table:table-cell table:formula="of:=ATAN( ( ['a, e, i orbits'.$G$3] * SIN( [Iterations.J352] ) ) / ( 1 + ['a, e, i orbits'.$G$3] * COS( [Iterations.J352] ) ) )" office:value-type="float" office:value="-0.0220488760453196" calcext:value-type="float">
            <text:p>-0.022048876</text:p>
          </table:table-cell>
          <table:table-cell table:formula="of:=SQRT( ['a, e, i orbits'.$B$6] * ( 2/[Iterations.K352] - 1/['a, e, i orbits'.$G$2] ))" office:value-type="float" office:value="8039.78807138391" calcext:value-type="float">
            <text:p>8,039.79</text:p>
          </table:table-cell>
        </table:table-row>
        <table:table-row table:style-name="ro1">
          <table:table-cell/>
          <table:table-cell table:formula="of:=[Iterations.B352]+[Iterations.$C$3]" office:value-type="float" office:value="6230.59924165559" calcext:value-type="float">
            <text:p>6230.60</text:p>
          </table:table-cell>
          <table:table-cell table:formula="of:=[Iterations.$F$3]*[Iterations.B353]" office:value-type="float" office:value="6.05629250442035" calcext:value-type="float">
            <text:p>6.0562925044</text:p>
          </table:table-cell>
          <table:table-cell table:formula="of:=[Iterations.C353] + 2 * ['a, e, i orbits'.$G$3] * SIN( [Iterations.C353] ) + 1.25 * ['a, e, i orbits'.$G$3] * SIN( 2 * [Iterations.C353] )" office:value-type="float" office:value="5.95650590020295" calcext:value-type="float">
            <text:p>5.9565059002</text:p>
          </table:table-cell>
          <table:table-cell table:formula="of:=( ['a, e, i orbits'.$G$2] * (1 - ['a, e, i orbits'.$G$3]^2) ) / ( 1 + ['a, e, i orbits'.$G$3] * COS([Iterations.D353]) )" office:value-type="float" office:value="6782610.08582265" calcext:value-type="float">
            <text:p>6,782,610.09</text:p>
          </table:table-cell>
          <table:table-cell table:formula="of:=ATAN( ( ['a, e, i orbits'.$G$3] * SIN( [Iterations.D353] ) ) / ( 1 + ['a, e, i orbits'.$G$3] * COS( [Iterations.D353] ) ) )" office:value-type="float" office:value="-0.0293052564594655" calcext:value-type="float">
            <text:p>-0.0293052565</text:p>
          </table:table-cell>
          <table:table-cell table:formula="of:=SQRT( ['a, e, i orbits'.$B$6] * ( 2/[Iterations.E353] - 1/['a, e, i orbits'.$G$2] ))" office:value-type="float" office:value="8024.29357938489" calcext:value-type="float">
            <text:p>8,024.2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RADIANS([Iterations.I353])" office:value-type="float" office:value="6.05629250442032" calcext:value-type="float">
            <text:p>6.0562925044</text:p>
          </table:table-cell>
          <table:table-cell table:formula="of:=( ['a, e, i orbits'.$G$2] * (1 - ['a, e, i orbits'.$G$3]^2) ) / ( 1 + ['a, e, i orbits'.$G$3] * COS([Iterations.J353]) )" office:value-type="float" office:value="6765764.19071695" calcext:value-type="float">
            <text:p>6,765,764.19</text:p>
          </table:table-cell>
          <table:table-cell table:formula="of:=ATAN( ( ['a, e, i orbits'.$G$3] * SIN( [Iterations.J353] ) ) / ( 1 + ['a, e, i orbits'.$G$3] * COS( [Iterations.J353] ) ) )" office:value-type="float" office:value="-0.020494985648782" calcext:value-type="float">
            <text:p>-0.0204949856</text:p>
          </table:table-cell>
          <table:table-cell table:formula="of:=SQRT( ['a, e, i orbits'.$B$6] * ( 2/[Iterations.K353] - 1/['a, e, i orbits'.$G$2] ))" office:value-type="float" office:value="8042.50814356344" calcext:value-type="float">
            <text:p>8,042.51</text:p>
          </table:table-cell>
        </table:table-row>
        <table:table-row table:style-name="ro1">
          <table:table-cell/>
          <table:table-cell table:formula="of:=[Iterations.B353]+[Iterations.$C$3]" office:value-type="float" office:value="6248.5548590667" calcext:value-type="float">
            <text:p>6248.55</text:p>
          </table:table-cell>
          <table:table-cell table:formula="of:=[Iterations.$F$3]*[Iterations.B354]" office:value-type="float" office:value="6.07374579694029" calcext:value-type="float">
            <text:p>6.0737457969</text:p>
          </table:table-cell>
          <table:table-cell table:formula="of:=[Iterations.C354] + 2 * ['a, e, i orbits'.$G$3] * SIN( [Iterations.C354] ) + 1.25 * ['a, e, i orbits'.$G$3] * SIN( 2 * [Iterations.C354] )" office:value-type="float" office:value="5.98132137839227" calcext:value-type="float">
            <text:p>5.9813213784</text:p>
          </table:table-cell>
          <table:table-cell table:formula="of:=( ['a, e, i orbits'.$G$2] * (1 - ['a, e, i orbits'.$G$3]^2) ) / ( 1 + ['a, e, i orbits'.$G$3] * COS([Iterations.D354]) )" office:value-type="float" office:value="6777860.70370923" calcext:value-type="float">
            <text:p>6,777,860.70</text:p>
          </table:table-cell>
          <table:table-cell table:formula="of:=ATAN( ( ['a, e, i orbits'.$G$3] * SIN( [Iterations.D354] ) ) / ( 1 + ['a, e, i orbits'.$G$3] * COS( [Iterations.D354] ) ) )" office:value-type="float" office:value="-0.0271322022100674" calcext:value-type="float">
            <text:p>-0.0271322022</text:p>
          </table:table-cell>
          <table:table-cell table:formula="of:=SQRT( ['a, e, i orbits'.$B$6] * ( 2/[Iterations.E354] - 1/['a, e, i orbits'.$G$2] ))" office:value-type="float" office:value="8029.42384489876" calcext:value-type="float">
            <text:p>8,029.42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RADIANS([Iterations.I354])" office:value-type="float" office:value="6.07374579694027" calcext:value-type="float">
            <text:p>6.0737457969</text:p>
          </table:table-cell>
          <table:table-cell table:formula="of:=( ['a, e, i orbits'.$G$2] * (1 - ['a, e, i orbits'.$G$3]^2) ) / ( 1 + ['a, e, i orbits'.$G$3] * COS([Iterations.J354]) )" office:value-type="float" office:value="6763436.1187708" calcext:value-type="float">
            <text:p>6,763,436.12</text:p>
          </table:table-cell>
          <table:table-cell table:formula="of:=ATAN( ( ['a, e, i orbits'.$G$3] * SIN( [Iterations.J354] ) ) / ( 1 + ['a, e, i orbits'.$G$3] * COS( [Iterations.J354] ) ) )" office:value-type="float" office:value="-0.0189364222665246" calcext:value-type="float">
            <text:p>-0.0189364223</text:p>
          </table:table-cell>
          <table:table-cell table:formula="of:=SQRT( ['a, e, i orbits'.$B$6] * ( 2/[Iterations.K354] - 1/['a, e, i orbits'.$G$2] ))" office:value-type="float" office:value="8045.02924554355" calcext:value-type="float">
            <text:p>8,045.03</text:p>
          </table:table-cell>
        </table:table-row>
        <table:table-row table:style-name="ro1">
          <table:table-cell/>
          <table:table-cell table:formula="of:=[Iterations.B354]+[Iterations.$C$3]" office:value-type="float" office:value="6266.51047647782" calcext:value-type="float">
            <text:p>6266.51</text:p>
          </table:table-cell>
          <table:table-cell table:formula="of:=[Iterations.$F$3]*[Iterations.B355]" office:value-type="float" office:value="6.09119908946023" calcext:value-type="float">
            <text:p>6.0911990895</text:p>
          </table:table-cell>
          <table:table-cell table:formula="of:=[Iterations.C355] + 2 * ['a, e, i orbits'.$G$3] * SIN( [Iterations.C355] ) + 1.25 * ['a, e, i orbits'.$G$3] * SIN( 2 * [Iterations.C355] )" office:value-type="float" office:value="6.00621146620794" calcext:value-type="float">
            <text:p>6.0062114662</text:p>
          </table:table-cell>
          <table:table-cell table:formula="of:=( ['a, e, i orbits'.$G$2] * (1 - ['a, e, i orbits'.$G$3]^2) ) / ( 1 + ['a, e, i orbits'.$G$3] * COS([Iterations.D355]) )" office:value-type="float" office:value="6773468.63241754" calcext:value-type="float">
            <text:p>6,773,468.63</text:p>
          </table:table-cell>
          <table:table-cell table:formula="of:=ATAN( ( ['a, e, i orbits'.$G$3] * SIN( [Iterations.D355] ) ) / ( 1 + ['a, e, i orbits'.$G$3] * COS( [Iterations.D355] ) ) )" office:value-type="float" office:value="-0.0249399921383987" calcext:value-type="float">
            <text:p>-0.0249399921</text:p>
          </table:table-cell>
          <table:table-cell table:formula="of:=SQRT( ['a, e, i orbits'.$B$6] * ( 2/[Iterations.E355] - 1/['a, e, i orbits'.$G$2] ))" office:value-type="float" office:value="8034.171626071" calcext:value-type="float">
            <text:p>8,034.17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RADIANS([Iterations.I355])" office:value-type="float" office:value="6.09119908946021" calcext:value-type="float">
            <text:p>6.0911990895</text:p>
          </table:table-cell>
          <table:table-cell table:formula="of:=( ['a, e, i orbits'.$G$2] * (1 - ['a, e, i orbits'.$G$3]^2) ) / ( 1 + ['a, e, i orbits'.$G$3] * COS([Iterations.J355]) )" office:value-type="float" office:value="6761293.09069199" calcext:value-type="float">
            <text:p>6,761,293.09</text:p>
          </table:table-cell>
          <table:table-cell table:formula="of:=ATAN( ( ['a, e, i orbits'.$G$3] * SIN( [Iterations.J355] ) ) / ( 1 + ['a, e, i orbits'.$G$3] * COS( [Iterations.J355] ) ) )" office:value-type="float" office:value="-0.0173735452742324" calcext:value-type="float">
            <text:p>-0.0173735453</text:p>
          </table:table-cell>
          <table:table-cell table:formula="of:=SQRT( ['a, e, i orbits'.$B$6] * ( 2/[Iterations.K355] - 1/['a, e, i orbits'.$G$2] ))" office:value-type="float" office:value="8047.35079671625" calcext:value-type="float">
            <text:p>8,047.35</text:p>
          </table:table-cell>
        </table:table-row>
        <table:table-row table:style-name="ro1">
          <table:table-cell/>
          <table:table-cell table:formula="of:=[Iterations.B355]+[Iterations.$C$3]" office:value-type="float" office:value="6284.46609388893" calcext:value-type="float">
            <text:p>6284.47</text:p>
          </table:table-cell>
          <table:table-cell table:formula="of:=[Iterations.$F$3]*[Iterations.B356]" office:value-type="float" office:value="6.10865238198018" calcext:value-type="float">
            <text:p>6.108652382</text:p>
          </table:table-cell>
          <table:table-cell table:formula="of:=[Iterations.C356] + 2 * ['a, e, i orbits'.$G$3] * SIN( [Iterations.C356] ) + 1.25 * ['a, e, i orbits'.$G$3] * SIN( 2 * [Iterations.C356] )" office:value-type="float" office:value="6.03117022853109" calcext:value-type="float">
            <text:p>6.0311702285</text:p>
          </table:table-cell>
          <table:table-cell table:formula="of:=( ['a, e, i orbits'.$G$2] * (1 - ['a, e, i orbits'.$G$3]^2) ) / ( 1 + ['a, e, i orbits'.$G$3] * COS([Iterations.D356]) )" office:value-type="float" office:value="6769439.41981136" calcext:value-type="float">
            <text:p>6,769,439.42</text:p>
          </table:table-cell>
          <table:table-cell table:formula="of:=ATAN( ( ['a, e, i orbits'.$G$3] * SIN( [Iterations.D356] ) ) / ( 1 + ['a, e, i orbits'.$G$3] * COS( [Iterations.D356] ) ) )" office:value-type="float" office:value="-0.0227300859033511" calcext:value-type="float">
            <text:p>-0.0227300859</text:p>
          </table:table-cell>
          <table:table-cell table:formula="of:=SQRT( ['a, e, i orbits'.$B$6] * ( 2/[Iterations.E356] - 1/['a, e, i orbits'.$G$2] ))" office:value-type="float" office:value="8038.5301085391" calcext:value-type="float">
            <text:p>8,038.53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RADIANS([Iterations.I356])" office:value-type="float" office:value="6.10865238198015" calcext:value-type="float">
            <text:p>6.108652382</text:p>
          </table:table-cell>
          <table:table-cell table:formula="of:=( ['a, e, i orbits'.$G$2] * (1 - ['a, e, i orbits'.$G$3]^2) ) / ( 1 + ['a, e, i orbits'.$G$3] * COS([Iterations.J356]) )" office:value-type="float" office:value="6759335.40845441" calcext:value-type="float">
            <text:p>6,759,335.41</text:p>
          </table:table-cell>
          <table:table-cell table:formula="of:=ATAN( ( ['a, e, i orbits'.$G$3] * SIN( [Iterations.J356] ) ) / ( 1 + ['a, e, i orbits'.$G$3] * COS( [Iterations.J356] ) ) )" office:value-type="float" office:value="-0.0158067140730293" calcext:value-type="float">
            <text:p>-0.0158067141</text:p>
          </table:table-cell>
          <table:table-cell table:formula="of:=SQRT( ['a, e, i orbits'.$B$6] * ( 2/[Iterations.K356] - 1/['a, e, i orbits'.$G$2] ))" office:value-type="float" office:value="8049.47226286047" calcext:value-type="float">
            <text:p>8,049.47</text:p>
          </table:table-cell>
        </table:table-row>
        <table:table-row table:style-name="ro1">
          <table:table-cell/>
          <table:table-cell table:formula="of:=[Iterations.B356]+[Iterations.$C$3]" office:value-type="float" office:value="6302.42171130004" calcext:value-type="float">
            <text:p>6302.42</text:p>
          </table:table-cell>
          <table:table-cell table:formula="of:=[Iterations.$F$3]*[Iterations.B357]" office:value-type="float" office:value="6.12610567450012" calcext:value-type="float">
            <text:p>6.1261056745</text:p>
          </table:table-cell>
          <table:table-cell table:formula="of:=[Iterations.C357] + 2 * ['a, e, i orbits'.$G$3] * SIN( [Iterations.C357] ) + 1.25 * ['a, e, i orbits'.$G$3] * SIN( 2 * [Iterations.C357] )" office:value-type="float" office:value="6.05619165719521" calcext:value-type="float">
            <text:p>6.0561916572</text:p>
          </table:table-cell>
          <table:table-cell table:formula="of:=( ['a, e, i orbits'.$G$2] * (1 - ['a, e, i orbits'.$G$3]^2) ) / ( 1 + ['a, e, i orbits'.$G$3] * COS([Iterations.D357]) )" office:value-type="float" office:value="6765778.17966259" calcext:value-type="float">
            <text:p>6,765,778.18</text:p>
          </table:table-cell>
          <table:table-cell table:formula="of:=ATAN( ( ['a, e, i orbits'.$G$3] * SIN( [Iterations.D357] ) ) / ( 1 + ['a, e, i orbits'.$G$3] * COS( [Iterations.D357] ) ) )" office:value-type="float" office:value="-0.0205039779831319" calcext:value-type="float">
            <text:p>-0.020503978</text:p>
          </table:table-cell>
          <table:table-cell table:formula="of:=SQRT( ['a, e, i orbits'.$B$6] * ( 2/[Iterations.E357] - 1/['a, e, i orbits'.$G$2] ))" office:value-type="float" office:value="8042.49299759285" calcext:value-type="float">
            <text:p>8,042.4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RADIANS([Iterations.I357])" office:value-type="float" office:value="6.1261056745001" calcext:value-type="float">
            <text:p>6.1261056745</text:p>
          </table:table-cell>
          <table:table-cell table:formula="of:=( ['a, e, i orbits'.$G$2] * (1 - ['a, e, i orbits'.$G$3]^2) ) / ( 1 + ['a, e, i orbits'.$G$3] * COS([Iterations.J357]) )" office:value-type="float" office:value="6757563.3471215" calcext:value-type="float">
            <text:p>6,757,563.35</text:p>
          </table:table-cell>
          <table:table-cell table:formula="of:=ATAN( ( ['a, e, i orbits'.$G$3] * SIN( [Iterations.J357] ) ) / ( 1 + ['a, e, i orbits'.$G$3] * COS( [Iterations.J357] ) ) )" office:value-type="float" office:value="-0.0142362880852297" calcext:value-type="float">
            <text:p>-0.0142362881</text:p>
          </table:table-cell>
          <table:table-cell table:formula="of:=SQRT( ['a, e, i orbits'.$B$6] * ( 2/[Iterations.K357] - 1/['a, e, i orbits'.$G$2] ))" office:value-type="float" office:value="8051.39315615797" calcext:value-type="float">
            <text:p>8,051.39</text:p>
          </table:table-cell>
        </table:table-row>
        <table:table-row table:style-name="ro1">
          <table:table-cell/>
          <table:table-cell table:formula="of:=[Iterations.B357]+[Iterations.$C$3]" office:value-type="float" office:value="6320.37732871115" calcext:value-type="float">
            <text:p>6320.38</text:p>
          </table:table-cell>
          <table:table-cell table:formula="of:=[Iterations.$F$3]*[Iterations.B358]" office:value-type="float" office:value="6.14355896702006" calcext:value-type="float">
            <text:p>6.143558967</text:p>
          </table:table-cell>
          <table:table-cell table:formula="of:=[Iterations.C358] + 2 * ['a, e, i orbits'.$G$3] * SIN( [Iterations.C358] ) + 1.25 * ['a, e, i orbits'.$G$3] * SIN( 2 * [Iterations.C358] )" office:value-type="float" office:value="6.08126967735093" calcext:value-type="float">
            <text:p>6.0812696774</text:p>
          </table:table-cell>
          <table:table-cell table:formula="of:=( ['a, e, i orbits'.$G$2] * (1 - ['a, e, i orbits'.$G$3]^2) ) / ( 1 + ['a, e, i orbits'.$G$3] * COS([Iterations.D358]) )" office:value-type="float" office:value="6762489.57872212" calcext:value-type="float">
            <text:p>6,762,489.58</text:p>
          </table:table-cell>
          <table:table-cell table:formula="of:=ATAN( ( ['a, e, i orbits'.$G$3] * SIN( [Iterations.D358] ) ) / ( 1 + ['a, e, i orbits'.$G$3] * COS( [Iterations.D358] ) ) )" office:value-type="float" office:value="-0.0182631948840031" calcext:value-type="float">
            <text:p>-0.0182631949</text:p>
          </table:table-cell>
          <table:table-cell table:formula="of:=SQRT( ['a, e, i orbits'.$B$6] * ( 2/[Iterations.E358] - 1/['a, e, i orbits'.$G$2] ))" office:value-type="float" office:value="8046.05453745527" calcext:value-type="float">
            <text:p>8,046.05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RADIANS([Iterations.I358])" office:value-type="float" office:value="6.14355896702004" calcext:value-type="float">
            <text:p>6.143558967</text:p>
          </table:table-cell>
          <table:table-cell table:formula="of:=( ['a, e, i orbits'.$G$2] * (1 - ['a, e, i orbits'.$G$3]^2) ) / ( 1 + ['a, e, i orbits'.$G$3] * COS([Iterations.J358]) )" office:value-type="float" office:value="6755977.15502329" calcext:value-type="float">
            <text:p>6,755,977.16</text:p>
          </table:table-cell>
          <table:table-cell table:formula="of:=ATAN( ( ['a, e, i orbits'.$G$3] * SIN( [Iterations.J358] ) ) / ( 1 + ['a, e, i orbits'.$G$3] * COS( [Iterations.J358] ) ) )" office:value-type="float" office:value="-0.0126626267506482" calcext:value-type="float">
            <text:p>-0.0126626268</text:p>
          </table:table-cell>
          <table:table-cell table:formula="of:=SQRT( ['a, e, i orbits'.$B$6] * ( 2/[Iterations.K358] - 1/['a, e, i orbits'.$G$2] ))" office:value-type="float" office:value="8053.11303520754" calcext:value-type="float">
            <text:p>8,053.11</text:p>
          </table:table-cell>
        </table:table-row>
        <table:table-row table:style-name="ro1">
          <table:table-cell/>
          <table:table-cell table:formula="of:=[Iterations.B358]+[Iterations.$C$3]" office:value-type="float" office:value="6338.33294612226" calcext:value-type="float">
            <text:p>6338.33</text:p>
          </table:table-cell>
          <table:table-cell table:formula="of:=[Iterations.$F$3]*[Iterations.B359]" office:value-type="float" office:value="6.16101225954001" calcext:value-type="float">
            <text:p>6.1610122595</text:p>
          </table:table-cell>
          <table:table-cell table:formula="of:=[Iterations.C359] + 2 * ['a, e, i orbits'.$G$3] * SIN( [Iterations.C359] ) + 1.25 * ['a, e, i orbits'.$G$3] * SIN( 2 * [Iterations.C359] )" office:value-type="float" office:value="6.10639815390903" calcext:value-type="float">
            <text:p>6.1063981539</text:p>
          </table:table-cell>
          <table:table-cell table:formula="of:=( ['a, e, i orbits'.$G$2] * (1 - ['a, e, i orbits'.$G$3]^2) ) / ( 1 + ['a, e, i orbits'.$G$3] * COS([Iterations.D359]) )" office:value-type="float" office:value="6759577.82490213" calcext:value-type="float">
            <text:p>6,759,577.82</text:p>
          </table:table-cell>
          <table:table-cell table:formula="of:=ATAN( ( ['a, e, i orbits'.$G$3] * SIN( [Iterations.D359] ) ) / ( 1 + ['a, e, i orbits'.$G$3] * COS( [Iterations.D359] ) ) )" office:value-type="float" office:value="-0.0160092922445242" calcext:value-type="float">
            <text:p>-0.0160092922</text:p>
          </table:table-cell>
          <table:table-cell table:formula="of:=SQRT( ['a, e, i orbits'.$B$6] * ( 2/[Iterations.E359] - 1/['a, e, i orbits'.$G$2] ))" office:value-type="float" office:value="8049.20952900936" calcext:value-type="float">
            <text:p>8,049.21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RADIANS([Iterations.I359])" office:value-type="float" office:value="6.16101225953998" calcext:value-type="float">
            <text:p>6.1610122595</text:p>
          </table:table-cell>
          <table:table-cell table:formula="of:=( ['a, e, i orbits'.$G$2] * (1 - ['a, e, i orbits'.$G$3]^2) ) / ( 1 + ['a, e, i orbits'.$G$3] * COS([Iterations.J359]) )" office:value-type="float" office:value="6754577.05391699" calcext:value-type="float">
            <text:p>6,754,577.05</text:p>
          </table:table-cell>
          <table:table-cell table:formula="of:=ATAN( ( ['a, e, i orbits'.$G$3] * SIN( [Iterations.J359] ) ) / ( 1 + ['a, e, i orbits'.$G$3] * COS( [Iterations.J359] ) ) )" office:value-type="float" office:value="-0.0110860895234157" calcext:value-type="float">
            <text:p>-0.0110860895</text:p>
          </table:table-cell>
          <table:table-cell table:formula="of:=SQRT( ['a, e, i orbits'.$B$6] * ( 2/[Iterations.K359] - 1/['a, e, i orbits'.$G$2] ))" office:value-type="float" office:value="8054.63150503781" calcext:value-type="float">
            <text:p>8,054.63</text:p>
          </table:table-cell>
        </table:table-row>
        <table:table-row table:style-name="ro1">
          <table:table-cell/>
          <table:table-cell table:formula="of:=[Iterations.B359]+[Iterations.$C$3]" office:value-type="float" office:value="6356.28856353337" calcext:value-type="float">
            <text:p>6356.29</text:p>
          </table:table-cell>
          <table:table-cell table:formula="of:=[Iterations.$F$3]*[Iterations.B360]" office:value-type="float" office:value="6.17846555205995" calcext:value-type="float">
            <text:p>6.1784655521</text:p>
          </table:table-cell>
          <table:table-cell table:formula="of:=[Iterations.C360] + 2 * ['a, e, i orbits'.$G$3] * SIN( [Iterations.C360] ) + 1.25 * ['a, e, i orbits'.$G$3] * SIN( 2 * [Iterations.C360] )" office:value-type="float" office:value="6.13157089805421" calcext:value-type="float">
            <text:p>6.1315708981</text:p>
          </table:table-cell>
          <table:table-cell table:formula="of:=( ['a, e, i orbits'.$G$2] * (1 - ['a, e, i orbits'.$G$3]^2) ) / ( 1 + ['a, e, i orbits'.$G$3] * COS([Iterations.D360]) )" office:value-type="float" office:value="6757046.65660578" calcext:value-type="float">
            <text:p>6,757,046.66</text:p>
          </table:table-cell>
          <table:table-cell table:formula="of:=ATAN( ( ['a, e, i orbits'.$G$3] * SIN( [Iterations.D360] ) ) / ( 1 + ['a, e, i orbits'.$G$3] * COS( [Iterations.D360] ) ) )" office:value-type="float" office:value="-0.0137438518445535" calcext:value-type="float">
            <text:p>-0.0137438518</text:p>
          </table:table-cell>
          <table:table-cell table:formula="of:=SQRT( ['a, e, i orbits'.$B$6] * ( 2/[Iterations.E360] - 1/['a, e, i orbits'.$G$2] ))" office:value-type="float" office:value="8051.95334588901" calcext:value-type="float">
            <text:p>8,051.95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RADIANS([Iterations.I360])" office:value-type="float" office:value="6.17846555205993" calcext:value-type="float">
            <text:p>6.1784655521</text:p>
          </table:table-cell>
          <table:table-cell table:formula="of:=( ['a, e, i orbits'.$G$2] * (1 - ['a, e, i orbits'.$G$3]^2) ) / ( 1 + ['a, e, i orbits'.$G$3] * COS([Iterations.J360]) )" office:value-type="float" office:value="6753363.23913091" calcext:value-type="float">
            <text:p>6,753,363.24</text:p>
          </table:table-cell>
          <table:table-cell table:formula="of:=ATAN( ( ['a, e, i orbits'.$G$3] * SIN( [Iterations.J360] ) ) / ( 1 + ['a, e, i orbits'.$G$3] * COS( [Iterations.J360] ) ) )" office:value-type="float" office:value="-0.00950703586924885" calcext:value-type="float">
            <text:p>-0.0095070359</text:p>
          </table:table-cell>
          <table:table-cell table:formula="of:=SQRT( ['a, e, i orbits'.$B$6] * ( 2/[Iterations.K360] - 1/['a, e, i orbits'.$G$2] ))" office:value-type="float" office:value="8055.94821711854" calcext:value-type="float">
            <text:p>8,055.95</text:p>
          </table:table-cell>
        </table:table-row>
        <table:table-row table:style-name="ro1">
          <table:table-cell/>
          <table:table-cell table:formula="of:=[Iterations.B360]+[Iterations.$C$3]" office:value-type="float" office:value="6374.24418094448" calcext:value-type="float">
            <text:p>6374.24</text:p>
          </table:table-cell>
          <table:table-cell table:formula="of:=[Iterations.$F$3]*[Iterations.B361]" office:value-type="float" office:value="6.19591884457989" calcext:value-type="float">
            <text:p>6.1959188446</text:p>
          </table:table-cell>
          <table:table-cell table:formula="of:=[Iterations.C361] + 2 * ['a, e, i orbits'.$G$3] * SIN( [Iterations.C361] ) + 1.25 * ['a, e, i orbits'.$G$3] * SIN( 2 * [Iterations.C361] )" office:value-type="float" office:value="6.156781673822" calcext:value-type="float">
            <text:p>6.1567816738</text:p>
          </table:table-cell>
          <table:table-cell table:formula="of:=( ['a, e, i orbits'.$G$2] * (1 - ['a, e, i orbits'.$G$3]^2) ) / ( 1 + ['a, e, i orbits'.$G$3] * COS([Iterations.D361]) )" office:value-type="float" office:value="6754899.33323629" calcext:value-type="float">
            <text:p>6,754,899.33</text:p>
          </table:table-cell>
          <table:table-cell table:formula="of:=ATAN( ( ['a, e, i orbits'.$G$3] * SIN( [Iterations.D361] ) ) / ( 1 + ['a, e, i orbits'.$G$3] * COS( [Iterations.D361] ) ) )" office:value-type="float" office:value="-0.0114684785286386" calcext:value-type="float">
            <text:p>-0.0114684785</text:p>
          </table:table-cell>
          <table:table-cell table:formula="of:=SQRT( ['a, e, i orbits'.$B$6] * ( 2/[Iterations.E361] - 1/['a, e, i orbits'.$G$2] ))" office:value-type="float" office:value="8054.28194885941" calcext:value-type="float">
            <text:p>8,054.28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RADIANS([Iterations.I361])" office:value-type="float" office:value="6.19591884457987" calcext:value-type="float">
            <text:p>6.1959188446</text:p>
          </table:table-cell>
          <table:table-cell table:formula="of:=( ['a, e, i orbits'.$G$2] * (1 - ['a, e, i orbits'.$G$3]^2) ) / ( 1 + ['a, e, i orbits'.$G$3] * COS([Iterations.J361]) )" office:value-type="float" office:value="6752335.87969165" calcext:value-type="float">
            <text:p>6,752,335.88</text:p>
          </table:table-cell>
          <table:table-cell table:formula="of:=ATAN( ( ['a, e, i orbits'.$G$3] * SIN( [Iterations.J361] ) ) / ( 1 + ['a, e, i orbits'.$G$3] * COS( [Iterations.J361] ) ) )" office:value-type="float" office:value="-0.00792582526312279" calcext:value-type="float">
            <text:p>-0.0079258253</text:p>
          </table:table-cell>
          <table:table-cell table:formula="of:=SQRT( ['a, e, i orbits'.$B$6] * ( 2/[Iterations.K361] - 1/['a, e, i orbits'.$G$2] ))" office:value-type="float" office:value="8057.06286937052" calcext:value-type="float">
            <text:p>8,057.06</text:p>
          </table:table-cell>
        </table:table-row>
        <table:table-row table:style-name="ro1">
          <table:table-cell/>
          <table:table-cell table:formula="of:=[Iterations.B361]+[Iterations.$C$3]" office:value-type="float" office:value="6392.19979835559" calcext:value-type="float">
            <text:p>6392.20</text:p>
          </table:table-cell>
          <table:table-cell table:formula="of:=[Iterations.$F$3]*[Iterations.B362]" office:value-type="float" office:value="6.21337213709984" calcext:value-type="float">
            <text:p>6.2133721371</text:p>
          </table:table-cell>
          <table:table-cell table:formula="of:=[Iterations.C362] + 2 * ['a, e, i orbits'.$G$3] * SIN( [Iterations.C362] ) + 1.25 * ['a, e, i orbits'.$G$3] * SIN( 2 * [Iterations.C362] )" office:value-type="float" office:value="6.18202420473101" calcext:value-type="float">
            <text:p>6.1820242047</text:p>
          </table:table-cell>
          <table:table-cell table:formula="of:=( ['a, e, i orbits'.$G$2] * (1 - ['a, e, i orbits'.$G$3]^2) ) / ( 1 + ['a, e, i orbits'.$G$3] * COS([Iterations.D362]) )" office:value-type="float" office:value="6753138.62691396" calcext:value-type="float">
            <text:p>6,753,138.63</text:p>
          </table:table-cell>
          <table:table-cell table:formula="of:=ATAN( ( ['a, e, i orbits'.$G$3] * SIN( [Iterations.D362] ) ) / ( 1 + ['a, e, i orbits'.$G$3] * COS( [Iterations.D362] ) ) )" office:value-type="float" office:value="-0.00918479705375763" calcext:value-type="float">
            <text:p>-0.0091847971</text:p>
          </table:table-cell>
          <table:table-cell table:formula="of:=SQRT( ['a, e, i orbits'.$B$6] * ( 2/[Iterations.E362] - 1/['a, e, i orbits'.$G$2] ))" office:value-type="float" office:value="8056.19189841964" calcext:value-type="float">
            <text:p>8,056.1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RADIANS([Iterations.I362])" office:value-type="float" office:value="6.21337213709981" calcext:value-type="float">
            <text:p>6.2133721371</text:p>
          </table:table-cell>
          <table:table-cell table:formula="of:=( ['a, e, i orbits'.$G$2] * (1 - ['a, e, i orbits'.$G$3]^2) ) / ( 1 + ['a, e, i orbits'.$G$3] * COS([Iterations.J362]) )" office:value-type="float" office:value="6751495.1184345" calcext:value-type="float">
            <text:p>6,751,495.12</text:p>
          </table:table-cell>
          <table:table-cell table:formula="of:=ATAN( ( ['a, e, i orbits'.$G$3] * SIN( [Iterations.J362] ) ) / ( 1 + ['a, e, i orbits'.$G$3] * COS( [Iterations.J362] ) ) )" office:value-type="float" office:value="-0.00634281718729643" calcext:value-type="float">
            <text:p>-0.0063428172</text:p>
          </table:table-cell>
          <table:table-cell table:formula="of:=SQRT( ['a, e, i orbits'.$B$6] * ( 2/[Iterations.K362] - 1/['a, e, i orbits'.$G$2] ))" office:value-type="float" office:value="8057.97520617404" calcext:value-type="float">
            <text:p>8,057.98</text:p>
          </table:table-cell>
        </table:table-row>
        <table:table-row table:style-name="ro1">
          <table:table-cell/>
          <table:table-cell table:formula="of:=[Iterations.B362]+[Iterations.$C$3]" office:value-type="float" office:value="6410.15541576671" calcext:value-type="float">
            <text:p>6410.16</text:p>
          </table:table-cell>
          <table:table-cell table:formula="of:=[Iterations.$F$3]*[Iterations.B363]" office:value-type="float" office:value="6.23082542961978" calcext:value-type="float">
            <text:p>6.2308254296</text:p>
          </table:table-cell>
          <table:table-cell table:formula="of:=[Iterations.C363] + 2 * ['a, e, i orbits'.$G$3] * SIN( [Iterations.C363] ) + 1.25 * ['a, e, i orbits'.$G$3] * SIN( 2 * [Iterations.C363] )" office:value-type="float" office:value="6.20729218046274" calcext:value-type="float">
            <text:p>6.2072921805</text:p>
          </table:table-cell>
          <table:table-cell table:formula="of:=( ['a, e, i orbits'.$G$2] * (1 - ['a, e, i orbits'.$G$3]^2) ) / ( 1 + ['a, e, i orbits'.$G$3] * COS([Iterations.D363]) )" office:value-type="float" office:value="6751766.81542566" calcext:value-type="float">
            <text:p>6,751,766.82</text:p>
          </table:table-cell>
          <table:table-cell table:formula="of:=ATAN( ( ['a, e, i orbits'.$G$3] * SIN( [Iterations.D363] ) ) / ( 1 + ['a, e, i orbits'.$G$3] * COS( [Iterations.D363] ) ) )" office:value-type="float" office:value="-0.006894448871669" calcext:value-type="float">
            <text:p>-0.0068944489</text:p>
          </table:table-cell>
          <table:table-cell table:formula="of:=SQRT( ['a, e, i orbits'.$B$6] * ( 2/[Iterations.E363] - 1/['a, e, i orbits'.$G$2] ))" office:value-type="float" office:value="8057.68036556876" calcext:value-type="float">
            <text:p>8,057.68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RADIANS([Iterations.I363])" office:value-type="float" office:value="6.23082542961976" calcext:value-type="float">
            <text:p>6.2308254296</text:p>
          </table:table-cell>
          <table:table-cell table:formula="of:=( ['a, e, i orbits'.$G$2] * (1 - ['a, e, i orbits'.$G$3]^2) ) / ( 1 + ['a, e, i orbits'.$G$3] * COS([Iterations.J363]) )" office:value-type="float" office:value="6750841.07209697" calcext:value-type="float">
            <text:p>6,750,841.07</text:p>
          </table:table-cell>
          <table:table-cell table:formula="of:=ATAN( ( ['a, e, i orbits'.$G$3] * SIN( [Iterations.J363] ) ) / ( 1 + ['a, e, i orbits'.$G$3] * COS( [Iterations.J363] ) ) )" office:value-type="float" office:value="-0.00475837112963888" calcext:value-type="float">
            <text:p>-0.0047583711</text:p>
          </table:table-cell>
          <table:table-cell table:formula="of:=SQRT( ['a, e, i orbits'.$B$6] * ( 2/[Iterations.K363] - 1/['a, e, i orbits'.$G$2] ))" office:value-type="float" office:value="8058.68501837608" calcext:value-type="float">
            <text:p>8,058.69</text:p>
          </table:table-cell>
        </table:table-row>
        <table:table-row table:style-name="ro1">
          <table:table-cell/>
          <table:table-cell table:formula="of:=[Iterations.B363]+[Iterations.$C$3]" office:value-type="float" office:value="6428.11103317782" calcext:value-type="float">
            <text:p>6428.11</text:p>
          </table:table-cell>
          <table:table-cell table:formula="of:=[Iterations.$F$3]*[Iterations.B364]" office:value-type="float" office:value="6.24827872213972" calcext:value-type="float">
            <text:p>6.2482787221</text:p>
          </table:table-cell>
          <table:table-cell table:formula="of:=[Iterations.C364] + 2 * ['a, e, i orbits'.$G$3] * SIN( [Iterations.C364] ) + 1.25 * ['a, e, i orbits'.$G$3] * SIN( 2 * [Iterations.C364] )" office:value-type="float" office:value="6.23257926358122" calcext:value-type="float">
            <text:p>6.2325792636</text:p>
          </table:table-cell>
          <table:table-cell table:formula="of:=( ['a, e, i orbits'.$G$2] * (1 - ['a, e, i orbits'.$G$3]^2) ) / ( 1 + ['a, e, i orbits'.$G$3] * COS([Iterations.D364]) )" office:value-type="float" office:value="6750785.67642774" calcext:value-type="float">
            <text:p>6,750,785.68</text:p>
          </table:table-cell>
          <table:table-cell table:formula="of:=ATAN( ( ['a, e, i orbits'.$G$3] * SIN( [Iterations.D364] ) ) / ( 1 + ['a, e, i orbits'.$G$3] * COS( [Iterations.D364] ) ) )" office:value-type="float" office:value="-0.00459908885637803" calcext:value-type="float">
            <text:p>-0.0045990889</text:p>
          </table:table-cell>
          <table:table-cell table:formula="of:=SQRT( ['a, e, i orbits'.$B$6] * ( 2/[Iterations.E364] - 1/['a, e, i orbits'.$G$2] ))" office:value-type="float" office:value="8058.74514068448" calcext:value-type="float">
            <text:p>8,058.75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RADIANS([Iterations.I364])" office:value-type="float" office:value="6.2482787221397" calcext:value-type="float">
            <text:p>6.2482787221</text:p>
          </table:table-cell>
          <table:table-cell table:formula="of:=( ['a, e, i orbits'.$G$2] * (1 - ['a, e, i orbits'.$G$3]^2) ) / ( 1 + ['a, e, i orbits'.$G$3] * COS([Iterations.J364]) )" office:value-type="float" office:value="6750373.83139537" calcext:value-type="float">
            <text:p>6,750,373.83</text:p>
          </table:table-cell>
          <table:table-cell table:formula="of:=ATAN( ( ['a, e, i orbits'.$G$3] * SIN( [Iterations.J364] ) ) / ( 1 + ['a, e, i orbits'.$G$3] * COS( [Iterations.J364] ) ) )" office:value-type="float" office:value="-0.00317284658220667" calcext:value-type="float">
            <text:p>-0.0031728466</text:p>
          </table:table-cell>
          <table:table-cell table:formula="of:=SQRT( ['a, e, i orbits'.$B$6] * ( 2/[Iterations.K364] - 1/['a, e, i orbits'.$G$2] ))" office:value-type="float" office:value="8059.19214329606" calcext:value-type="float">
            <text:p>8,059.19</text:p>
          </table:table-cell>
        </table:table-row>
        <table:table-row table:style-name="ro1">
          <table:table-cell/>
          <table:table-cell table:formula="of:=[Iterations.B364]+[Iterations.$C$3]" office:value-type="float" office:value="6446.06665058893" calcext:value-type="float">
            <text:p>6446.07</text:p>
          </table:table-cell>
          <table:table-cell table:formula="of:=[Iterations.$F$3]*[Iterations.B365]" office:value-type="float" office:value="6.26573201465967" calcext:value-type="float">
            <text:p>6.2657320147</text:p>
          </table:table-cell>
          <table:table-cell table:formula="of:=[Iterations.C365] + 2 * ['a, e, i orbits'.$G$3] * SIN( [Iterations.C365] ) + 1.25 * ['a, e, i orbits'.$G$3] * SIN( 2 * [Iterations.C365] )" office:value-type="float" office:value="6.25787909628441" calcext:value-type="float">
            <text:p>6.2578790963</text:p>
          </table:table-cell>
          <table:table-cell table:formula="of:=( ['a, e, i orbits'.$G$2] * (1 - ['a, e, i orbits'.$G$3]^2) ) / ( 1 + ['a, e, i orbits'.$G$3] * COS([Iterations.D365]) )" office:value-type="float" office:value="6750196.48291942" calcext:value-type="float">
            <text:p>6,750,196.48</text:p>
          </table:table-cell>
          <table:table-cell table:formula="of:=ATAN( ( ['a, e, i orbits'.$G$3] * SIN( [Iterations.D365] ) ) / ( 1 + ['a, e, i orbits'.$G$3] * COS( [Iterations.D365] ) ) )" office:value-type="float" office:value="-0.00230038198744062" calcext:value-type="float">
            <text:p>-0.002300382</text:p>
          </table:table-cell>
          <table:table-cell table:formula="of:=SQRT( ['a, e, i orbits'.$B$6] * ( 2/[Iterations.E365] - 1/['a, e, i orbits'.$G$2] ))" office:value-type="float" office:value="8059.38464047281" calcext:value-type="float">
            <text:p>8,059.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RADIANS([Iterations.I365])" office:value-type="float" office:value="6.26573201465964" calcext:value-type="float">
            <text:p>6.2657320147</text:p>
          </table:table-cell>
          <table:table-cell table:formula="of:=( ['a, e, i orbits'.$G$2] * (1 - ['a, e, i orbits'.$G$3]^2) ) / ( 1 + ['a, e, i orbits'.$G$3] * COS([Iterations.J365]) )" office:value-type="float" office:value="6750093.46108445" calcext:value-type="float">
            <text:p>6,750,093.46</text:p>
          </table:table-cell>
          <table:table-cell table:formula="of:=ATAN( ( ['a, e, i orbits'.$G$3] * SIN( [Iterations.J365] ) ) / ( 1 + ['a, e, i orbits'.$G$3] * COS( [Iterations.J365] ) ) )" office:value-type="float" office:value="-0.00158660304002193" calcext:value-type="float">
            <text:p>-0.001586603</text:p>
          </table:table-cell>
          <table:table-cell table:formula="of:=SQRT( ['a, e, i orbits'.$B$6] * ( 2/[Iterations.K365] - 1/['a, e, i orbits'.$G$2] ))" office:value-type="float" office:value="8059.49646473039" calcext:value-type="float">
            <text:p>8,059.50</text:p>
          </table:table-cell>
        </table:table-row>
        <table:table-row table:style-name="ro1">
          <table:table-cell/>
          <table:table-cell table:formula="of:=[Iterations.B365]+[Iterations.$C$3]" office:value-type="float" office:value="6464.02226800004" calcext:value-type="float">
            <text:p>6464.02</text:p>
          </table:table-cell>
          <table:table-cell table:formula="of:=[Iterations.$F$3]*[Iterations.B366]" office:value-type="float" office:value="6.28318530717961" calcext:value-type="float">
            <text:p>6.2831853072</text:p>
          </table:table-cell>
          <table:table-cell table:formula="of:=[Iterations.C366] + 2 * ['a, e, i orbits'.$G$3] * SIN( [Iterations.C366] ) + 1.25 * ['a, e, i orbits'.$G$3] * SIN( 2 * [Iterations.C366] )" office:value-type="float" office:value="6.28318530717962" calcext:value-type="float">
            <text:p>6.2831853072</text:p>
          </table:table-cell>
          <table:table-cell table:formula="of:=( ['a, e, i orbits'.$G$2] * (1 - ['a, e, i orbits'.$G$3]^2) ) / ( 1 + ['a, e, i orbits'.$G$3] * COS([Iterations.D366]) )" office:value-type="float" office:value="6750000" calcext:value-type="float">
            <text:p>6,750,000.00</text:p>
          </table:table-cell>
          <table:table-cell table:formula="of:=ATAN( ( ['a, e, i orbits'.$G$3] * SIN( [Iterations.D366] ) ) / ( 1 + ['a, e, i orbits'.$G$3] * COS( [Iterations.D366] ) ) )" office:value-type="float" office:value="2.96524292446138E-015" calcext:value-type="float">
            <text:p>2.96524292446138E-15</text:p>
          </table:table-cell>
          <table:table-cell table:formula="of:=SQRT( ['a, e, i orbits'.$B$6] * ( 2/[Iterations.E366] - 1/['a, e, i orbits'.$G$2] ))" office:value-type="float" office:value="8059.59791295562" calcext:value-type="float">
            <text:p>8,059.6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RADIANS([Iterations.I366])" office:value-type="float" office:value="6.28318530717959" calcext:value-type="float">
            <text:p>6.2831853072</text:p>
          </table:table-cell>
          <table:table-cell table:formula="of:=( ['a, e, i orbits'.$G$2] * (1 - ['a, e, i orbits'.$G$3]^2) ) / ( 1 + ['a, e, i orbits'.$G$3] * COS([Iterations.J366]) )" office:value-type="float" office:value="6750000" calcext:value-type="float">
            <text:p>6,750,000.00</text:p>
          </table:table-cell>
          <table:table-cell table:formula="of:=ATAN( ( ['a, e, i orbits'.$G$3] * SIN( [Iterations.J366] ) ) / ( 1 + ['a, e, i orbits'.$G$3] * COS( [Iterations.J366] ) ) )" office:value-type="float" office:value="-2.22663054390428E-017" calcext:value-type="float">
            <text:p>-2.22663054390428E-17</text:p>
          </table:table-cell>
          <table:table-cell table:formula="of:=SQRT( ['a, e, i orbits'.$B$6] * ( 2/[Iterations.K366] - 1/['a, e, i orbits'.$G$2] ))" office:value-type="float" office:value="8059.59791295562" calcext:value-type="float">
            <text:p>8,059.60</text:p>
          </table:table-cell>
        </table:table-row>
      </table:table>
      <table:named-expressions>
        <table:named-range table:name="elements" table:base-cell-address="$'a, e, i orbits'.$A$10" table:cell-range-address="$'a, e, i orbits'.$F$4"/>
        <table:named-range table:name="newton" table:base-cell-address="$'a, e, i orbits'.$C$1" table:cell-range-address="$'a, e, i orbits'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 style:data-style-name="N2" text:time-value="12:18:13.165381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23:28:10.241389573</meta:creation-date>
    <dc:date>2020-07-14T17:58:12.920910538</dc:date>
    <meta:editing-duration>P1DT4H32M56S</meta:editing-duration>
    <meta:editing-cycles>17</meta:editing-cycles>
    <meta:generator>LibreOffice/5.1.6.2$Linux_X86_64 LibreOffice_project/10m0$Build-2</meta:generator>
    <meta:document-statistic meta:table-count="3" meta:cell-count="4199" meta:object-count="0"/>
  </office:meta>
</office:document-meta>
</file>